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74cm"/>
    </style:style>
    <style:style style:name="co2" style:family="table-column">
      <style:table-column-properties fo:break-before="auto" style:column-width="13.018cm"/>
    </style:style>
    <style:style style:name="co3" style:family="table-column">
      <style:table-column-properties fo:break-before="auto" style:column-width="25.162cm"/>
    </style:style>
    <style:style style:name="co4" style:family="table-column">
      <style:table-column-properties fo:break-before="auto" style:column-width="3.254cm"/>
    </style:style>
    <style:style style:name="co5" style:family="table-column">
      <style:table-column-properties fo:break-before="auto" style:column-width="15.293cm"/>
    </style:style>
    <style:style style:name="co6" style:family="table-column">
      <style:table-column-properties fo:break-before="auto" style:column-width="2.752cm"/>
    </style:style>
    <style:style style:name="co7" style:family="table-column">
      <style:table-column-properties fo:break-before="auto" style:column-width="8.308cm"/>
    </style:style>
    <style:style style:name="co8" style:family="table-column">
      <style:table-column-properties fo:break-before="auto" style:column-width="2.54cm"/>
    </style:style>
    <style:style style:name="co9" style:family="table-column">
      <style:table-column-properties fo:break-before="auto" style:column-width="3.096cm"/>
    </style:style>
    <style:style style:name="co10" style:family="table-column">
      <style:table-column-properties fo:break-before="auto" style:column-width="4.18cm"/>
    </style:style>
    <style:style style:name="co11" style:family="table-column">
      <style:table-column-properties fo:break-before="auto" style:column-width="9.128cm"/>
    </style:style>
    <style:style style:name="co12" style:family="table-column">
      <style:table-column-properties fo:break-before="auto" style:column-width="7.144cm"/>
    </style:style>
    <style:style style:name="co13" style:family="table-column">
      <style:table-column-properties fo:break-before="auto" style:column-width="8.123cm"/>
    </style:style>
    <style:style style:name="co14" style:family="table-column">
      <style:table-column-properties fo:break-before="auto" style:column-width="2.17cm"/>
    </style:style>
    <style:style style:name="co16" style:family="table-column">
      <style:table-column-properties fo:break-before="auto" style:column-width="2.275cm"/>
    </style:style>
    <style:style style:name="co17" style:family="table-column">
      <style:table-column-properties fo:break-before="auto" style:column-width="5.874cm"/>
    </style:style>
    <style:style style:name="co18" style:family="table-column">
      <style:table-column-properties fo:break-before="page" style:column-width="9.895cm"/>
    </style:style>
    <style:style style:name="co19" style:family="table-column">
      <style:table-column-properties fo:break-before="auto" style:column-width="10.266cm"/>
    </style:style>
    <style:style style:name="co20" style:family="table-column">
      <style:table-column-properties fo:break-before="auto" style:column-width="10.557cm"/>
    </style:style>
    <style:style style:name="co21" style:family="table-column">
      <style:table-column-properties fo:break-before="auto" style:column-width="8.255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46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data-style-name="N0">
      <style:text-properties style:text-position=""/>
    </style:style>
    <style:style style:name="ce10" style:family="table-cell" style:parent-style-name="Normal_20_2" style:data-style-name="N0">
      <style:table-cell-properties style:cell-protect="protected" style:print-content="true" fo:background-color="transparent" fo:border="0.06pt solid #d9d9d9" style:vertical-align="middle"/>
      <style:text-properties style:text-position="" fo:font-weight="bold" style:font-weight-asian="bold" style:font-weight-complex="bold"/>
    </style:style>
    <style:style style:name="ce11"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style:style>
    <style:style style:name="ce12"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13" style:family="table-cell" style:parent-style-name="Default" style:data-style-name="N0">
      <style:table-cell-properties fo:background-color="transparent" fo:border="0.06pt solid #d9d9d9" style:vertical-align="middle"/>
      <style:text-properties style:text-position=""/>
    </style:style>
    <style:style style:name="ce14" style:family="table-cell" style:parent-style-name="Default" style:data-style-name="N0">
      <style:table-cell-properties fo:border="0.06pt solid #d9d9d9" style:vertical-align="top"/>
      <style:text-properties fo:color="#000000" style:text-position=""/>
    </style:style>
    <style:style style:name="ce15" style:family="table-cell" style:parent-style-name="Default" style:data-style-name="N0">
      <style:table-cell-properties fo:border="0.06pt solid #d9d9d9" style:vertical-align="middle"/>
      <style:text-properties style:text-position=""/>
    </style:style>
    <style:style style:name="ce16" style:family="table-cell" style:parent-style-name="Default" style:data-style-name="N0">
      <style:table-cell-properties fo:background-color="transparent" fo:border="0.06pt solid #d9d9d9" style:vertical-align="automatic"/>
      <style:text-properties style:text-position=""/>
    </style:style>
    <style:style style:name="ce17" style:family="table-cell" style:parent-style-name="Default" style:data-style-name="N0">
      <style:table-cell-properties fo:border="0.06pt solid #d9d9d9" style:vertical-align="automatic"/>
      <style:text-properties fo:color="#000000" style:text-position=""/>
    </style:style>
    <style:style style:name="ce18" style:family="table-cell" style:parent-style-name="Normal_20_2" style:data-style-name="N0">
      <style:table-cell-properties style:cell-protect="protected" style:print-content="true" fo:background-color="transparent" fo:border="0.06pt solid #d9d9d9" style:vertical-align="middle"/>
      <style:text-properties style:text-position=""/>
    </style:style>
    <style:style style:name="ce19"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2" style:family="table-cell" style:parent-style-name="Default" style:data-style-name="N0">
      <style:table-cell-properties fo:background-color="#f2f2f2" fo:border="0.06pt solid #d9d9d9" style:vertical-align="middle"/>
      <style:text-properties style:text-position="" fo:font-weight="bold" style:font-weight-asian="bold" style:font-weight-complex="bold"/>
    </style:style>
    <style:style style:name="ce20" style:family="table-cell" style:parent-style-name="Default" style:data-style-name="N36">
      <style:table-cell-properties fo:background-color="transparent" fo:border="0.06pt solid #d9d9d9" style:vertical-align="middle"/>
      <style:text-properties style:text-position=""/>
    </style:style>
    <style:style style:name="ce21" style:family="table-cell" style:parent-style-name="Default" style:data-style-name="N36">
      <style:table-cell-properties fo:background-color="transparent" fo:border="0.06pt solid #d9d9d9" style:vertical-align="automatic"/>
      <style:text-properties style:text-position=""/>
    </style:style>
    <style:style style:name="ce22" style:family="table-cell" style:parent-style-name="Default" style:data-style-name="N36">
      <style:table-cell-properties fo:border="0.06pt solid #d9d9d9" style:vertical-align="automatic"/>
      <style:text-properties fo:color="#000000" style:text-position=""/>
    </style:style>
    <style:style style:name="ce23" style:family="table-cell" style:parent-style-name="Normal_20_2" style:data-style-name="N36">
      <style:table-cell-properties style:cell-protect="protected" style:print-content="true" fo:background-color="transparent" fo:border="0.06pt solid #d9d9d9" style:vertical-align="middle"/>
      <style:text-properties style:text-position=""/>
    </style:style>
    <style:style style:name="ce24" style:family="table-cell" style:parent-style-name="Default" style:data-style-name="N36">
      <style:table-cell-properties fo:border="0.06pt solid #d9d9d9" style:vertical-align="top"/>
      <style:text-properties fo:color="#000000" style:text-position=""/>
    </style:style>
    <style:style style:name="ce25" style:family="table-cell" style:parent-style-name="Link" style:data-style-name="N0">
      <style:table-cell-properties fo:background-color="transparent" fo:border="0.06pt solid #d9d9d9" style:vertical-align="middle"/>
      <style:text-properties fo:color="#0563c1" style:text-position="" style:text-underline-style="solid" style:text-underline-width="auto" style:text-underline-color="font-color"/>
    </style:style>
    <style:style style:name="ce26" style:family="table-cell" style:parent-style-name="Link" style:data-style-name="N0">
      <style:table-cell-properties fo:border="0.06pt solid #d9d9d9" style:vertical-align="automatic"/>
      <style:text-properties fo:color="#0563c1" style:text-position="" style:text-underline-style="solid" style:text-underline-width="auto" style:text-underline-color="font-color"/>
    </style:style>
    <style:style style:name="ce3" style:family="table-cell" style:parent-style-name="Default" style:data-style-name="N0">
      <style:text-properties style:text-position="" fo:font-weight="bold" style:font-weight-asian="bold" style:font-weight-complex="bold"/>
    </style:style>
    <style:style style:name="ce4"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fo:font-weight="bold" style:font-weight-asian="bold" style:font-weight-complex="bold"/>
    </style:style>
    <style:style style:name="ce5" style:family="table-cell" style:parent-style-name="Default" style:data-style-name="N0">
      <style:table-cell-properties fo:background-color="transparent" fo:border="0.06pt solid #d9d9d9" style:vertical-align="middle"/>
      <style:text-properties style:text-position="" fo:font-weight="bold" style:font-weight-asian="bold" style:font-weight-complex="bold"/>
    </style:style>
    <style:style style:name="ce6" style:family="table-cell" style:parent-style-name="Default" style:data-style-name="N0">
      <style:table-cell-properties fo:border="0.06pt solid #d9d9d9" style:vertical-align="top"/>
      <style:text-properties fo:color="#000000" style:text-position="" fo:font-weight="bold" style:font-weight-asian="bold" style:font-weight-complex="bold"/>
    </style:style>
    <style:style style:name="ce7" style:family="table-cell" style:parent-style-name="Default" style:data-style-name="N0">
      <style:table-cell-properties fo:border="0.06pt solid #d9d9d9" style:vertical-align="middle"/>
      <style:text-properties style:text-position="" fo:font-weight="bold" style:font-weight-asian="bold" style:font-weight-complex="bold"/>
    </style:style>
    <style:style style:name="ce8" style:family="table-cell" style:parent-style-name="Default" style:data-style-name="N0">
      <style:table-cell-properties fo:background-color="transparent" fo:border="0.06pt solid #d9d9d9" style:vertical-align="automatic"/>
      <style:text-properties style:text-position="" fo:font-weight="bold" style:font-weight-asian="bold" style:font-weight-complex="bold"/>
    </style:style>
    <style:style style:name="ce9" style:family="table-cell" style:parent-style-name="Default" style:data-style-name="N0">
      <style:table-cell-properties fo:border="0.06pt solid #d9d9d9" style:vertical-align="automatic"/>
      <style:text-properties fo:color="#000000" style:text-position="" fo:font-weight="bold" style:font-weight-asian="bold" style:font-weight-complex="bold"/>
    </style:style>
    <style:style style:name="ce27"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style:text-position="" fo:font-size="8pt" style:font-size-asian="8pt" style:font-size-complex="8pt"/>
    </style:style>
    <style:style style:name="ce2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2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4"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style:text-position="" fo:font-size="8pt" style:font-size-asian="8pt" style:font-size-complex="8pt"/>
    </style:style>
    <style:style style:name="ce45" style:family="table-cell" style:parent-style-name="Default" style:data-style-name="N0">
      <style:table-cell-properties fo:background-color="#bfbfbf" fo:border="0.06pt solid #d9d9d9" style:vertical-align="middle"/>
      <style:text-properties style:text-position="" fo:font-weight="bold" style:font-weight-asian="bold" style:font-weight-complex="bold"/>
    </style:style>
    <style:style style:name="ce46"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fo:font-weight="bold" style:font-weight-asian="bold" style:font-weight-complex="bold"/>
    </style:style>
    <style:style style:name="ce4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
    </style:style>
    <style:style style:name="ce4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48"/>
    </style:style>
    <style:style style:name="ce4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65"/>
    </style:style>
    <style:style style:name="ce5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90"/>
    </style:style>
    <style:style style:name="ce5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96"/>
    </style:style>
    <style:style style:name="ce5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17"/>
    </style:style>
    <style:style style:name="ce5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74"/>
    </style:style>
    <style:style style:name="ce5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19"/>
    </style:style>
    <style:style style:name="ce5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56" style:family="table-cell" style:parent-style-name="Default" style:data-style-name="N0">
      <style:table-cell-properties fo:background-color="transparent" fo:border="0.06pt solid #d9d9d9" style:vertical-align="middle"/>
      <style:text-properties fo:color="#000000" style:text-position="" fo:font-weight="bold" style:font-weight-asian="bold" style:font-weight-complex="bold"/>
    </style:style>
    <style:style style:name="ce57" style:family="table-cell" style:parent-style-name="Default" style:data-style-name="N2">
      <style:table-cell-properties fo:background-color="transparent" fo:border="0.06pt solid #d9d9d9" style:vertical-align="middle"/>
      <style:text-properties style:text-position="" fo:font-weight="bold" style:font-weight-asian="bold" style:font-weight-complex="bold"/>
    </style:style>
    <style:style style:name="ce58" style:family="table-cell" style:parent-style-name="Default" style:data-style-name="N0">
      <style:table-cell-properties fo:background-color="transparent" fo:border="0.06pt solid #d9d9d9" style:vertical-align="middle"/>
      <style:text-properties fo:color="#000000" style:text-position=""/>
    </style:style>
    <style:style style:name="ce59" style:family="table-cell" style:parent-style-name="Default" style:data-style-name="N0">
      <style:table-cell-properties fo:background-color="transparent" fo:border="0.06pt solid #d9d9d9" style:vertical-align="automatic"/>
      <style:text-properties fo:color="#000000" style:text-position=""/>
    </style:style>
    <style:style style:name="ce6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
    </style:style>
    <style:style style:name="ce6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3"/>
    </style:style>
    <style:style style:name="ce6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reptilien.A2"/>
    </style:style>
    <style:style style:name="ce6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libellen.A2"/>
    </style:style>
    <style:style style:name="ce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libellen.A10"/>
    </style:style>
    <style:style style:name="ce6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2"/>
    </style:style>
    <style:style style:name="ce6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26"/>
    </style:style>
    <style:style style:name="ce6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39"/>
    </style:style>
    <style:style style:name="ce7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64"/>
    </style:style>
    <style:style style:name="ce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69"/>
    </style:style>
    <style:style style:name="ce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79"/>
    </style:style>
    <style:style style:name="ce7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80"/>
    </style:style>
    <style:style style:name="ce7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83"/>
    </style:style>
    <style:style style:name="ce7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170"/>
    </style:style>
    <style:style style:name="ce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181"/>
    </style:style>
    <style:style style:name="ce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191"/>
    </style:style>
    <style:style style:name="ce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228"/>
    </style:style>
    <style:style style:name="ce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374"/>
    </style:style>
    <style:style style:name="ce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470"/>
    </style:style>
    <style:style style:name="ce81" style:family="table-cell" style:parent-style-name="Default" style:data-style-name="N100">
      <style:table-cell-properties fo:border="0.06pt solid #d9d9d9" style:vertical-align="automatic"/>
      <style:text-properties fo:color="#000000" style:text-position=""/>
    </style:style>
    <style:style style:name="ce82" style:family="table-cell" style:parent-style-name="Default" style:data-style-name="N0">
      <style:table-cell-properties fo:border="0.06pt solid #d9d9d9" style:vertical-align="automatic"/>
      <style:text-properties style:text-position=""/>
    </style:style>
    <style:style style:name="ce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8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5"/>
    </style:style>
    <style:style style:name="ce8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8"/>
    </style:style>
    <style:style style:name="ce8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31"/>
    </style:style>
    <style:style style:name="ce8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44"/>
    </style:style>
    <style:style style:name="ce8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73"/>
    </style:style>
    <style:style style:name="ce8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90"/>
    </style:style>
    <style:style style:name="ce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93"/>
    </style:style>
    <style:style style:name="ce91" style:family="table-cell" style:parent-style-name="Gut" style:data-style-name="N0">
      <style:table-cell-properties fo:background-color="transparent" fo:border="0.06pt solid #d9d9d9" style:vertical-align="middle"/>
      <style:text-properties fo:color="#006100" style:text-position="" style:font-name="Arial1" fo:font-size="10pt" style:font-name-asian="Arial" style:font-size-asian="10pt" style:font-name-complex="Arial" style:font-size-complex="10pt"/>
    </style:style>
    <style:style style:name="ce9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2"/>
    </style:style>
    <style:style style:name="ce9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7"/>
    </style:style>
    <style:style style:name="ce100"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style:style>
    <style:style style:name="ce101"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text-position="" fo:font-weight="bold" style:font-weight-asian="bold" style:font-weight-complex="bold"/>
    </style:style>
    <style:style style:name="ce102"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style:text-position="" fo:font-weight="bold" style:font-weight-asian="bold" style:font-weight-complex="bold"/>
    </style:style>
    <style:style style:name="ce103"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fo:font-style="italic" style:font-style-asian="italic" style:font-style-complex="italic"/>
    </style:style>
    <style:style style:name="ce104"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fo:font-weight="bold" style:font-weight-asian="bold" style:font-weight-complex="bold"/>
    </style:style>
    <style:style style:name="ce94"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style:text-position="" fo:font-size="8pt" style:font-size-asian="8pt" style:font-size-complex="8pt"/>
    </style:style>
    <style:style style:name="ce95"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style:text-position="" fo:font-size="8pt" style:font-size-asian="8pt" style:font-size-complex="8pt"/>
      <style:map style:condition="is-true-formula(ISERROR([.A2]))" style:apply-style-name="cf1" style:base-cell-address="duelli_1994.A2"/>
    </style:style>
    <style:style style:name="ce96"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style:text-position="" fo:font-size="8pt" style:font-size-asian="8pt" style:font-size-complex="8pt"/>
      <style:map style:condition="is-true-formula(ISERROR([.A1076]))" style:apply-style-name="cf1" style:base-cell-address="duelli_1994.A1076"/>
    </style:style>
    <style:style style:name="ce97"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style:text-position="" fo:font-size="8pt" style:font-size-asian="8pt" style:font-size-complex="8pt"/>
    </style:style>
    <style:style style:name="ce98"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style:text-position="" fo:font-weight="bold" style:font-weight-asian="bold" style:font-weight-complex="bold"/>
    </style:style>
    <style:style style:name="ce99"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text-properties style:text-position=""/>
    </style:style>
    <style:style style:name="ce111" style:family="table-cell" style:parent-style-name="Default" style:data-style-name="N0"/>
    <style:style style:name="ce112" style:family="table-cell" style:parent-style-name="Default" style:data-style-name="N0">
      <style:table-cell-properties fo:background-color="#f2f2f2" fo:border="0.06pt solid #d9d9d9" style:vertical-align="middle"/>
      <style:text-properties fo:font-weight="bold" style:font-weight-asian="bold" style:font-weight-complex="bold"/>
    </style:style>
    <style:style style:name="ce113" style:family="table-cell" style:parent-style-name="Default" style:data-style-name="N0">
      <style:text-properties fo:font-weight="bold" style:font-weight-asian="bold" style:font-weight-complex="bold"/>
    </style:style>
    <style:style style:name="ce114"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weight="bold" style:font-weight-asian="bold" style:font-weight-complex="bold"/>
    </style:style>
    <style:style style:name="ce115" style:family="table-cell" style:parent-style-name="Default" style:data-style-name="N0">
      <style:table-cell-properties fo:background-color="transparent" fo:border="0.06pt solid #d9d9d9" style:vertical-align="middle"/>
      <style:text-properties fo:font-weight="bold" style:font-weight-asian="bold" style:font-weight-complex="bold"/>
    </style:style>
    <style:style style:name="ce116" style:family="table-cell" style:parent-style-name="Default" style:data-style-name="N0">
      <style:table-cell-properties fo:border="0.06pt solid #d9d9d9" style:vertical-align="top"/>
      <style:text-properties fo:color="#000000" fo:font-weight="bold" style:font-weight-asian="bold" style:font-weight-complex="bold"/>
    </style:style>
    <style:style style:name="ce117" style:family="table-cell" style:parent-style-name="Default" style:data-style-name="N0">
      <style:table-cell-properties fo:border="0.06pt solid #d9d9d9" style:vertical-align="middle"/>
      <style:text-properties fo:font-weight="bold" style:font-weight-asian="bold" style:font-weight-complex="bold"/>
    </style:style>
    <style:style style:name="ce118" style:family="table-cell" style:parent-style-name="Default" style:data-style-name="N0">
      <style:table-cell-properties fo:background-color="transparent" fo:border="0.06pt solid #d9d9d9" style:vertical-align="automatic"/>
      <style:text-properties fo:font-weight="bold" style:font-weight-asian="bold" style:font-weight-complex="bold"/>
    </style:style>
    <style:style style:name="ce119" style:family="table-cell" style:parent-style-name="Default" style:data-style-name="N0">
      <style:table-cell-properties fo:border="0.06pt solid #d9d9d9" style:vertical-align="automatic"/>
      <style:text-properties fo:color="#000000" fo:font-weight="bold" style:font-weight-asian="bold" style:font-weight-complex="bold"/>
    </style:style>
    <style:style style:name="ce120" style:family="table-cell" style:parent-style-name="Normal_20_2" style:data-style-name="N0">
      <style:table-cell-properties style:cell-protect="protected" style:print-content="true" fo:background-color="transparent" fo:border="0.06pt solid #d9d9d9" style:vertical-align="middle"/>
      <style:text-properties fo:font-weight="bold" style:font-weight-asian="bold" style:font-weight-complex="bold"/>
    </style:style>
    <style:style style:name="ce121"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style>
    <style:style style:name="ce122"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123" style:family="table-cell" style:parent-style-name="Default" style:data-style-name="N0">
      <style:table-cell-properties fo:background-color="transparent" fo:border="0.06pt solid #d9d9d9" style:vertical-align="middle"/>
    </style:style>
    <style:style style:name="ce124" style:family="table-cell" style:parent-style-name="Default" style:data-style-name="N0">
      <style:table-cell-properties fo:border="0.06pt solid #d9d9d9" style:vertical-align="top"/>
      <style:text-properties fo:color="#000000"/>
    </style:style>
    <style:style style:name="ce125" style:family="table-cell" style:parent-style-name="Default" style:data-style-name="N0">
      <style:table-cell-properties fo:border="0.06pt solid #d9d9d9" style:vertical-align="middle"/>
    </style:style>
    <style:style style:name="ce126" style:family="table-cell" style:parent-style-name="Default" style:data-style-name="N0">
      <style:table-cell-properties fo:background-color="transparent" fo:border="0.06pt solid #d9d9d9" style:vertical-align="automatic"/>
    </style:style>
    <style:style style:name="ce127" style:family="table-cell" style:parent-style-name="Default" style:data-style-name="N0">
      <style:table-cell-properties fo:border="0.06pt solid #d9d9d9" style:vertical-align="automatic"/>
      <style:text-properties fo:color="#000000"/>
    </style:style>
    <style:style style:name="ce128" style:family="table-cell" style:parent-style-name="Normal_20_2" style:data-style-name="N0">
      <style:table-cell-properties style:cell-protect="protected" style:print-content="true" fo:background-color="transparent" fo:border="0.06pt solid #d9d9d9" style:vertical-align="middle"/>
    </style:style>
    <style:style style:name="ce129"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130" style:family="table-cell" style:parent-style-name="Default" style:data-style-name="N36">
      <style:table-cell-properties fo:background-color="transparent" fo:border="0.06pt solid #d9d9d9" style:vertical-align="middle"/>
    </style:style>
    <style:style style:name="ce131" style:family="table-cell" style:parent-style-name="Default" style:data-style-name="N36">
      <style:table-cell-properties fo:background-color="transparent" fo:border="0.06pt solid #d9d9d9" style:vertical-align="automatic"/>
    </style:style>
    <style:style style:name="ce132" style:family="table-cell" style:parent-style-name="Default" style:data-style-name="N36">
      <style:table-cell-properties fo:border="0.06pt solid #d9d9d9" style:vertical-align="automatic"/>
      <style:text-properties fo:color="#000000"/>
    </style:style>
    <style:style style:name="ce133" style:family="table-cell" style:parent-style-name="Normal_20_2" style:data-style-name="N36">
      <style:table-cell-properties style:cell-protect="protected" style:print-content="true" fo:background-color="transparent" fo:border="0.06pt solid #d9d9d9" style:vertical-align="middle"/>
    </style:style>
    <style:style style:name="ce134" style:family="table-cell" style:parent-style-name="Default" style:data-style-name="N36">
      <style:table-cell-properties fo:border="0.06pt solid #d9d9d9" style:vertical-align="top"/>
      <style:text-properties fo:color="#000000"/>
    </style:style>
    <style:style style:name="ce135" style:family="table-cell" style:parent-style-name="Link" style:data-style-name="N0">
      <style:table-cell-properties fo:background-color="transparent" fo:border="0.06pt solid #d9d9d9" style:vertical-align="middle"/>
      <style:text-properties fo:color="#0563c1" style:text-underline-style="solid" style:text-underline-width="auto" style:text-underline-color="font-color"/>
    </style:style>
    <style:style style:name="ce136" style:family="table-cell" style:parent-style-name="Link" style:data-style-name="N0">
      <style:table-cell-properties fo:border="0.06pt solid #d9d9d9" style:vertical-align="automatic"/>
      <style:text-properties fo:color="#0563c1" style:text-underline-style="solid" style:text-underline-width="auto" style:text-underline-color="font-color"/>
    </style:style>
    <style:style style:name="ce137"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fo:font-size="8pt" style:font-size-asian="8pt" style:font-size-complex="8pt"/>
    </style:style>
    <style:style style:name="ce13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style>
    <style:style style:name="ce139"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fo:font-size="8pt" style:font-size-asian="8pt" style:font-size-complex="8pt"/>
    </style:style>
    <style:style style:name="ce140" style:family="table-cell" style:parent-style-name="Default" style:data-style-name="N0">
      <style:table-cell-properties fo:background-color="#bfbfbf" fo:border="0.06pt solid #d9d9d9" style:vertical-align="middle"/>
      <style:text-properties fo:font-weight="bold" style:font-weight-asian="bold" style:font-weight-complex="bold"/>
    </style:style>
    <style:style style:name="ce141"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
    </style:style>
    <style:style style:name="ce142"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8"/>
    </style:style>
    <style:style style:name="ce143"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2"/>
    </style:style>
    <style:style style:name="ce144"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0"/>
    </style:style>
    <style:style style:name="ce145"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7"/>
    </style:style>
    <style:style style:name="ce146"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50"/>
    </style:style>
    <style:style style:name="ce147"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52"/>
    </style:style>
    <style:style style:name="ce148"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74"/>
    </style:style>
    <style:style style:name="ce149"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02"/>
    </style:style>
    <style:style style:name="ce150"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55"/>
    </style:style>
    <style:style style:name="ce151"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57"/>
    </style:style>
    <style:style style:name="ce152"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27"/>
    </style:style>
    <style:style style:name="ce153"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63"/>
    </style:style>
    <style:style style:name="ce154"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65"/>
    </style:style>
    <style:style style:name="ce155"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70"/>
    </style:style>
    <style:style style:name="ce156"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78"/>
    </style:style>
    <style:style style:name="ce157"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fo:font-weight="bold" style:font-weight-asian="bold" style:font-weight-complex="bold"/>
    </style:style>
    <style:style style:name="ce15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
    </style:style>
    <style:style style:name="ce15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48"/>
    </style:style>
    <style:style style:name="ce16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65"/>
    </style:style>
    <style:style style:name="ce16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90"/>
    </style:style>
    <style:style style:name="ce16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96"/>
    </style:style>
    <style:style style:name="ce16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17"/>
    </style:style>
    <style:style style:name="ce1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74"/>
    </style:style>
    <style:style style:name="ce16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19"/>
    </style:style>
    <style:style style:name="ce16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167" style:family="table-cell" style:parent-style-name="Default" style:data-style-name="N0">
      <style:table-cell-properties fo:background-color="transparent" fo:border="0.06pt solid #d9d9d9" style:vertical-align="middle"/>
      <style:text-properties fo:color="#000000" fo:font-weight="bold" style:font-weight-asian="bold" style:font-weight-complex="bold"/>
    </style:style>
    <style:style style:name="ce168" style:family="table-cell" style:parent-style-name="Default" style:data-style-name="N2">
      <style:table-cell-properties fo:background-color="transparent" fo:border="0.06pt solid #d9d9d9" style:vertical-align="middle"/>
      <style:text-properties fo:font-weight="bold" style:font-weight-asian="bold" style:font-weight-complex="bold"/>
    </style:style>
    <style:style style:name="ce169" style:family="table-cell" style:parent-style-name="Default" style:data-style-name="N0">
      <style:table-cell-properties fo:background-color="transparent" fo:border="0.06pt solid #d9d9d9" style:vertical-align="middle"/>
      <style:text-properties fo:color="#000000"/>
    </style:style>
    <style:style style:name="ce170" style:family="table-cell" style:parent-style-name="Default" style:data-style-name="N0">
      <style:table-cell-properties fo:background-color="transparent" fo:border="0.06pt solid #d9d9d9" style:vertical-align="automatic"/>
      <style:text-properties fo:color="#000000"/>
    </style:style>
    <style:style style:name="ce1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
    </style:style>
    <style:style style:name="ce1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3"/>
    </style:style>
    <style:style style:name="ce17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2"/>
    </style:style>
    <style:style style:name="ce17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2"/>
    </style:style>
    <style:style style:name="ce17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10"/>
    </style:style>
    <style:style style:name="ce1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1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3"/>
    </style:style>
    <style:style style:name="ce1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
    </style:style>
    <style:style style:name="ce1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6"/>
    </style:style>
    <style:style style:name="ce1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9"/>
    </style:style>
    <style:style style:name="ce18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64"/>
    </style:style>
    <style:style style:name="ce18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69"/>
    </style:style>
    <style:style style:name="ce1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79"/>
    </style:style>
    <style:style style:name="ce18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80"/>
    </style:style>
    <style:style style:name="ce18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83"/>
    </style:style>
    <style:style style:name="ce18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70"/>
    </style:style>
    <style:style style:name="ce18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81"/>
    </style:style>
    <style:style style:name="ce18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91"/>
    </style:style>
    <style:style style:name="ce18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28"/>
    </style:style>
    <style:style style:name="ce1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74"/>
    </style:style>
    <style:style style:name="ce19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470"/>
    </style:style>
    <style:style style:name="ce192" style:family="table-cell" style:parent-style-name="Default" style:data-style-name="N100">
      <style:table-cell-properties fo:border="0.06pt solid #d9d9d9" style:vertical-align="automatic"/>
      <style:text-properties fo:color="#000000"/>
    </style:style>
    <style:style style:name="ce193" style:family="table-cell" style:parent-style-name="Default" style:data-style-name="N0">
      <style:table-cell-properties fo:border="0.06pt solid #d9d9d9" style:vertical-align="automatic"/>
    </style:style>
    <style:style style:name="ce19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19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5"/>
    </style:style>
    <style:style style:name="ce19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8"/>
    </style:style>
    <style:style style:name="ce19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1"/>
    </style:style>
    <style:style style:name="ce19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44"/>
    </style:style>
    <style:style style:name="ce19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73"/>
    </style:style>
    <style:style style:name="ce20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0"/>
    </style:style>
    <style:style style:name="ce20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3"/>
    </style:style>
    <style:style style:name="ce202" style:family="table-cell" style:parent-style-name="Gut" style:data-style-name="N0">
      <style:table-cell-properties fo:background-color="transparent" fo:border="0.06pt solid #d9d9d9" style:vertical-align="middle"/>
      <style:text-properties fo:color="#006100" style:font-name="Arial1" fo:font-size="10pt" style:font-name-asian="Arial" style:font-size-asian="10pt" style:font-name-complex="Arial" style:font-size-complex="10pt"/>
    </style:style>
    <style:style style:name="ce20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2"/>
    </style:style>
    <style:style style:name="ce20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7"/>
    </style:style>
    <style:style style:name="ce205"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fo:font-size="8pt" style:font-size-asian="8pt" style:font-size-complex="8pt"/>
    </style:style>
    <style:style style:name="ce206"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2]))" style:apply-style-name="cf1" style:base-cell-address="duelli_1994.A2"/>
    </style:style>
    <style:style style:name="ce207"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1076]))" style:apply-style-name="cf1" style:base-cell-address="duelli_1994.A1076"/>
    </style:style>
    <style:style style:name="ce208"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fo:font-size="8pt" style:font-size-asian="8pt" style:font-size-complex="8pt"/>
    </style:style>
    <style:style style:name="ce209"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fo:font-weight="bold" style:font-weight-asian="bold" style:font-weight-complex="bold"/>
    </style:style>
    <style:style style:name="ce210"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style>
    <style:style style:name="ce211"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style>
    <style:style style:name="ce212"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213"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214"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style="italic" style:font-style-asian="italic" style:font-style-complex="italic"/>
    </style:style>
    <style:style style:name="ce215"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weight="bold" style:font-weight-asian="bold" style:font-weight-complex="bold"/>
    </style:style>
    <style:style style:name="T1" style:family="text">
      <style:text-properties fo:color="#000000" style:text-outline="false" style:text-line-through-style="none" style:text-line-through-type="none" style:text-position="33% 58%"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3"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5"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weight="normal" style:text-underline-style="none" style:text-underline-color="font-color" style:text-line-through-type="none" fo:font-style="normal" style:text-outline="false" fo:text-shadow="none" style:text-position="33%" style:font-size-asian="10pt" style:font-size-complex="10pt" style:font-weight-asian="normal" style:font-weight-complex="normal" style:font-style-asian="normal" style:font-style-complex="normal"/>
    </style:style>
    <style:style style:name="T7" style:family="text">
      <style:text-properties fo:color="#000000" fo:font-size="10pt" fo:font-weight="normal" style:text-underline-style="none" style:text-underline-color="font-color" style:text-line-through-type="none" fo:font-style="italic" style:text-outline="false" fo:text-shadow="none" style:font-size-asian="10pt" style:font-size-complex="10pt" style:font-weight-asian="normal" style:font-weight-complex="normal" style:font-style-asian="italic" style:font-style-complex="italic"/>
    </style:style>
    <style:style style:name="T8"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normal" style:font-style-asian="normal" style:font-style-complex="normal"/>
    </style:style>
    <style:style style:name="T9"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italic" style:font-style-asian="italic" style:font-style-complex="italic"/>
    </style:style>
    <style:style style:name="T10"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ds_daten" table:style-name="ta1">
        <table:table-column table:style-name="co1" table:default-cell-style-name="ce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9" table:default-cell-style-name="ce1"/>
        <table:table-row table:style-name="ro1">
          <table:table-cell office:value-type="string" calcext:value-type="string">
            <text:p>Jahr</text:p>
          </table:table-cell>
          <table:table-cell table:style-name="ce2" office:value-type="string" calcext:value-type="string">
            <text:p>ds Name</text:p>
          </table:table-cell>
          <table:table-cell table:style-name="ce2" office:value-type="string" calcext:value-type="string">
            <text:p>ds Beschreibung</text:p>
          </table:table-cell>
          <table:table-cell table:style-name="ce2" office:value-type="string" calcext:value-type="string">
            <text:p>ds Datenstand</text:p>
          </table:table-cell>
          <table:table-cell table:style-name="ce2" office:value-type="string" calcext:value-type="string">
            <text:p>ds Link</text:p>
          </table:table-cell>
          <table:table-cell table:number-columns-repeated="1019"/>
        </table:table-row>
        <table:table-row table:style-name="ro1">
          <table:table-cell office:value-type="float" office:value="1991" calcext:value-type="float">
            <text:p>1991</text:p>
          </table:table-cell>
          <table:table-cell table:style-name="ce3" office:value-type="string" calcext:value-type="string">
            <text:p>CH Rote Liste Flora (1991)</text:p>
          </table:table-cell>
          <table:table-cell table:style-name="ce1" office:value-type="string" calcext:value-type="string">
            <text:p>Landolt Elias (1991): Gefährdung der Farn- und Blütenpflanzen in der Schweiz. Eigenschaften von 2661 Pflanzenarten</text:p>
          </table:table-cell>
          <table:table-cell table:style-name="ce1" office:value-type="float" office:value="1991" calcext:value-type="float">
            <text:p>1991</text:p>
          </table:table-cell>
          <table:table-cell table:style-name="ce1"/>
          <table:table-cell table:number-columns-repeated="1019"/>
        </table:table-row>
        <table:table-row table:style-name="ro1">
          <table:table-cell office:value-type="float" office:value="1994" calcext:value-type="float">
            <text:p>1994</text:p>
          </table:table-cell>
          <table:table-cell table:style-name="ce4" office:value-type="string" calcext:value-type="string">
            <text:p>CH Rote Listen Tierarten (1994)</text:p>
          </table:table-cell>
          <table:table-cell table:style-name="ce12" office:value-type="string" calcext:value-type="string">
            <text:p>BUWAL (1994): Rote Listen der gefährdeten Tierarten in der Schweiz. 175 von 1271 Arten konnten nicht berücksichtigt werden. Grund: Sie sind nur mit Namen beschrieben und der entsprechende Name existiert im Index des CSCF nicht</text:p>
          </table:table-cell>
          <table:table-cell table:style-name="ce19" office:value-type="date" office:date-value="2008-04-11" calcext:value-type="date">
            <text:p>11.04.2008</text:p>
          </table:table-cell>
          <table:table-cell table:style-name="ce12" office:value-type="string" calcext:value-type="string">
            <text:p>http://www.bafu.admin.ch/publikationen/publikation/00913/index.html?lang=de</text:p>
          </table:table-cell>
          <table:table-cell table:number-columns-repeated="1019"/>
        </table:table-row>
        <table:table-row table:style-name="ro1">
          <table:table-cell office:value-type="float" office:value="2002" calcext:value-type="float">
            <text:p>2002</text:p>
          </table:table-cell>
          <table:table-cell table:style-name="ce5" office:value-type="string" calcext:value-type="string">
            <text:p>CH Rote Liste Libellen (2002)</text:p>
          </table:table-cell>
          <table:table-cell table:style-name="ce13" office:value-type="string" calcext:value-type="string">
            <text:p>BAFU (2002): Rote Liste der gefährdeten Libellen der Schweiz. Ersetzt die Liste von 1994</text:p>
          </table:table-cell>
          <table:table-cell table:style-name="ce20" office:value-type="date" office:date-value="2012-08-03" calcext:value-type="date">
            <text:p>03.08.2012</text:p>
          </table:table-cell>
          <table:table-cell table:style-name="ce25" office:value-type="string" calcext:value-type="string">
            <text:p><text:a xlink:href="http://www.bafu.admin.ch/tiere/07964/07972/index.html?lang=de" xlink:type="simple">http://www.bafu.admin.ch/tiere/07964/07972/index.html?lang=de</text:a></text:p>
          </table:table-cell>
          <table:table-cell table:number-columns-repeated="1019"/>
        </table:table-row>
        <table:table-row table:style-name="ro1">
          <table:table-cell office:value-type="float" office:value="2002" calcext:value-type="float">
            <text:p>2002</text:p>
          </table:table-cell>
          <table:table-cell table:style-name="ce3" office:value-type="string" calcext:value-type="string">
            <text:p>CH Rote Liste Flora (2002)</text:p>
          </table:table-cell>
          <table:table-cell table:style-name="ce1" office:value-type="string" calcext:value-type="string">
            <text:p>BAFU (2002): Rote Liste der gefährdeten Farn- und Blütenpflanzen der Schweiz. Eigenschaften von 3090 Pflanzenarten</text:p>
          </table:table-cell>
          <table:table-cell table:style-name="ce1" office:value-type="float" office:value="2002" calcext:value-type="float">
            <text:p>2002</text:p>
          </table:table-cell>
          <table:table-cell table:style-name="ce1" office:value-type="string" calcext:value-type="string">
            <text:p>http://www.bafu.admin.ch/publikationen/publikation/00911/index.html?lang=de&amp;download=NHzLpZig7t,lnp6I0NTU042l2Z6ln1acy4Zn4Z2qZpnO2Yuq2Z6gpJCGdoF3hGym162dpYbUzd,Gpd6emK2Oz9aGodetmqaN19XI2IdvoaCVZ,s-.pdf</text:p>
          </table:table-cell>
          <table:table-cell table:number-columns-repeated="1019"/>
        </table:table-row>
        <table:table-row table:style-name="ro1">
          <table:table-cell office:value-type="float" office:value="2005" calcext:value-type="float">
            <text:p>2005</text:p>
          </table:table-cell>
          <table:table-cell table:style-name="ce5" office:value-type="string" calcext:value-type="string">
            <text:p>CH Rote Liste Amphibien (2005)</text:p>
          </table:table-cell>
          <table:table-cell table:style-name="ce13" office:value-type="string" calcext:value-type="string">
            <text:p>BAFU (2005): Rote Liste der gefährdeten Amphibien der Schweiz</text:p>
          </table:table-cell>
          <table:table-cell table:style-name="ce13" office:value-type="float" office:value="2007.06" calcext:value-type="float">
            <text:p>2007.06</text:p>
          </table:table-cell>
          <table:table-cell table:style-name="ce13" office:value-type="string" calcext:value-type="string">
            <text:p>http://www.bafu.admin.ch/tiere/07964/07970/index.html?lang=de</text:p>
          </table:table-cell>
          <table:table-cell table:number-columns-repeated="1019"/>
        </table:table-row>
        <table:table-row table:style-name="ro1">
          <table:table-cell office:value-type="float" office:value="2005" calcext:value-type="float">
            <text:p>2005</text:p>
          </table:table-cell>
          <table:table-cell table:style-name="ce5" office:value-type="string" calcext:value-type="string">
            <text:p>CH Rote Liste Reptilien (2005)</text:p>
          </table:table-cell>
          <table:table-cell table:style-name="ce13" office:value-type="string" calcext:value-type="string">
            <text:p>BAFU (2005): Rote Liste der gefährdeten Reptilien der Schweiz</text:p>
          </table:table-cell>
          <table:table-cell table:style-name="ce13" office:value-type="float" office:value="2007.06" calcext:value-type="float">
            <text:p>2007.06</text:p>
          </table:table-cell>
          <table:table-cell table:style-name="ce13" office:value-type="string" calcext:value-type="string">
            <text:p>http://www.bafu.admin.ch/tiere/07964/07968/index.html?lang=de</text:p>
          </table:table-cell>
          <table:table-cell table:number-columns-repeated="1019"/>
        </table:table-row>
        <table:table-row table:style-name="ro1">
          <table:table-cell office:value-type="float" office:value="2007" calcext:value-type="float">
            <text:p>2007</text:p>
          </table:table-cell>
          <table:table-cell table:style-name="ce5" office:value-type="string" calcext:value-type="string">
            <text:p>CH Rote Liste Heuschrecken (2007)</text:p>
          </table:table-cell>
          <table:table-cell table:style-name="ce13" office:value-type="string" calcext:value-type="string">
            <text:p>BAFU (2007): Rote Liste der gefährdeten Heuschrecken der Schweiz. Ersetzt die Rote Liste der gefährdeten Heuschrecken der Schweiz von Nadig &amp; Thorens in Duelli (1994)</text:p>
          </table:table-cell>
          <table:table-cell table:style-name="ce20" office:value-type="date" office:date-value="2008-08-04" calcext:value-type="date">
            <text:p>04.08.2008</text:p>
          </table:table-cell>
          <table:table-cell table:style-name="ce13" office:value-type="string" calcext:value-type="string">
            <text:p>http://www.bafu.admin.ch/tiere/07964/07974/index.html?lang=de</text:p>
          </table:table-cell>
          <table:table-cell table:number-columns-repeated="1019"/>
        </table:table-row>
        <table:table-row table:style-name="ro1">
          <table:table-cell office:value-type="float" office:value="2007" calcext:value-type="float">
            <text:p>2007</text:p>
          </table:table-cell>
          <table:table-cell table:style-name="ce6" office:value-type="string" calcext:value-type="string">
            <text:p>CH Rote Liste Fische (2007)</text:p>
          </table:table-cell>
          <table:table-cell table:style-name="ce14" office:value-type="string" calcext:value-type="string">
            <text:p>BAFU (2007): Rote Liste der gefährdeten Fische und Rundmäuler der Schweiz</text:p>
          </table:table-cell>
          <table:table-cell table:style-name="ce14" office:value-type="float" office:value="2009.11" calcext:value-type="float">
            <text:p>2009.11</text:p>
          </table:table-cell>
          <table:table-cell table:style-name="ce14" office:value-type="string" calcext:value-type="string">
            <text:p>http://www.bafu.admin.ch/tiere/07964/07976/index.html?lang</text:p>
          </table:table-cell>
          <table:table-cell table:number-columns-repeated="1019"/>
        </table:table-row>
        <table:table-row table:style-name="ro1">
          <table:table-cell office:value-type="float" office:value="2010" calcext:value-type="float">
            <text:p>2010</text:p>
          </table:table-cell>
          <table:table-cell table:style-name="ce7" office:value-type="string" calcext:value-type="string">
            <text:p>CH Rote Liste Brutvögel (2010)</text:p>
          </table:table-cell>
          <table:table-cell table:style-name="ce15" office:value-type="string" calcext:value-type="string">
            <text:p>BAFU 2010: Rote Liste der gefährdeten Brutvögel der Schweiz. Ersetzt die 2001 erschienene Liste der gefährdeten Brutvogelarten der Schweiz (Keller et al. 2001)</text:p>
          </table:table-cell>
          <table:table-cell table:style-name="ce15" office:value-type="float" office:value="2010.12" calcext:value-type="float">
            <text:p>2010.12</text:p>
          </table:table-cell>
          <table:table-cell table:style-name="ce15" office:value-type="string" calcext:value-type="string">
            <text:p>http://www.bafu.admin.ch/tiere/07964/07966/index.html?lang=de</text:p>
          </table:table-cell>
          <table:table-cell table:number-columns-repeated="1019"/>
        </table:table-row>
        <table:table-row table:style-name="ro1">
          <table:table-cell office:value-type="float" office:value="2012" calcext:value-type="float">
            <text:p>2012</text:p>
          </table:table-cell>
          <table:table-cell table:style-name="ce8" office:value-type="string" calcext:value-type="string">
            <text:p>CH Rote Liste Weichtiere (2012)</text:p>
          </table:table-cell>
          <table:table-cell table:style-name="ce16" office:value-type="string" calcext:value-type="string">
            <text:p>BAFU (2012): Rote Liste der gefährdeten Weichtiere der Schweiz (Schnecken und Muscheln). Ersetzt die Erstausgabe (Turner et al. in Duelli 1994)</text:p>
          </table:table-cell>
          <table:table-cell table:style-name="ce21" office:value-type="date" office:date-value="2013-04-17" calcext:value-type="date">
            <text:p>17.04.2013</text:p>
          </table:table-cell>
          <table:table-cell table:style-name="ce16" office:value-type="string" calcext:value-type="string">
            <text:p>http://www.bafu.admin.ch/publikationen/publikation/01668/index.html?lang=de</text:p>
          </table:table-cell>
          <table:table-cell table:number-columns-repeated="1019"/>
        </table:table-row>
        <table:table-row table:style-name="ro1">
          <table:table-cell office:value-type="float" office:value="2012" calcext:value-type="float">
            <text:p>2012</text:p>
          </table:table-cell>
          <table:table-cell table:style-name="ce9" office:value-type="string" calcext:value-type="string">
            <text:p>CH Rote Liste Eintagesfliegen, Steinfliegen, Köcherfliegen (2012)</text:p>
          </table:table-cell>
          <table:table-cell table:style-name="ce17" office:value-type="string" calcext:value-type="string">
            <text:p>BAFU (2012): Rote Liste der gefährdeten Eintagesfliegen, Steinfliegen und Köcherfliegen der Schweiz. Ersetzt die Erstausgabe</text:p>
          </table:table-cell>
          <table:table-cell table:style-name="ce22" office:value-type="date" office:date-value="2012-03-26" calcext:value-type="date">
            <text:p>26.03.2012</text:p>
          </table:table-cell>
          <table:table-cell table:style-name="ce26" office:value-type="string" calcext:value-type="string">
            <text:p>http://www.bafu.admin.ch/tiere/07964/11999/index.html?lang=de</text:p>
          </table:table-cell>
          <table:table-cell table:number-columns-repeated="1019"/>
        </table:table-row>
        <table:table-row table:style-name="ro1">
          <table:table-cell office:value-type="float" office:value="2014" calcext:value-type="float">
            <text:p>2014</text:p>
          </table:table-cell>
          <table:table-cell table:style-name="ce10" office:value-type="string" calcext:value-type="string">
            <text:p>CH Rote Liste Tagfalter (2014)</text:p>
          </table:table-cell>
          <table:table-cell table:style-name="ce18" office:value-type="string" calcext:value-type="string">
            <text:p>BAFU (2014): Rote Liste der gefährdeten Tagfalter und Widderchen. Ersetzt die letzte Ausgabe (Gonseth in Duelli 1994)</text:p>
          </table:table-cell>
          <table:table-cell table:style-name="ce23" office:value-type="date" office:date-value="2014-05-20" calcext:value-type="date">
            <text:p>20.05.2014</text:p>
          </table:table-cell>
          <table:table-cell table:style-name="ce18" office:value-type="string" calcext:value-type="string">
            <text:p>http://www.bafu.admin.ch/publikationen/publikation/01760/index.html?lang=de</text:p>
          </table:table-cell>
          <table:table-cell table:number-columns-repeated="1019"/>
        </table:table-row>
        <table:table-row table:style-name="ro1">
          <table:table-cell office:value-type="float" office:value="2015" calcext:value-type="float">
            <text:p>2015</text:p>
          </table:table-cell>
          <table:table-cell table:style-name="ce1" office:value-type="string" calcext:value-type="string">
            <text:p>CH Rote Liste (aktuell)</text:p>
          </table:table-cell>
          <table:table-cell table:style-name="ce1" office:value-type="string" calcext:value-type="string">
            <text:p>Zusammenfassung aller Roten Listen aus allen Artgruppen (pro Art jeweils die neusten Informationen)</text:p>
          </table:table-cell>
          <table:table-cell table:style-name="ce24" office:value-type="date" office:date-value="2014-05-20" calcext:value-type="date">
            <text:p>20.05.2014</text:p>
          </table:table-cell>
          <table:table-cell table:style-name="ce1" office:value-type="string" calcext:value-type="string">
            <text:p>http://www.bafu.admin.ch/biodiversitaet/10372/10393/index.html?lang=de</text:p>
          </table:table-cell>
          <table:table-cell table:number-columns-repeated="1019"/>
        </table:table-row>
        <table:table-row table:style-name="ro1" table:number-rows-repeated="1530">
          <table:table-cell/>
          <table:table-cell table:style-name="ce1" table:number-columns-repeated="4"/>
          <table:table-cell table:number-columns-repeated="1019"/>
        </table:table-row>
        <table:table-row table:style-name="ro1" table:number-rows-repeated="1047031">
          <table:table-cell table:number-columns-repeated="1024"/>
        </table:table-row>
        <table:table-row table:style-name="ro1">
          <table:table-cell table:number-columns-repeated="1024"/>
        </table:table-row>
      </table:table>
      <table:table table:name="weichtiere"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28" office:value-type="string" calcext:value-type="string">
            <text:p>9CE95541-712B-48FF-853F-B417A390F10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28" office:value-type="string" calcext:value-type="string">
            <text:p>4CA74B8C-8834-4321-B8DB-055B0C20295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28" office:value-type="string" calcext:value-type="string">
            <text:p>D7F5A52B-592D-44D3-AE6E-6988580A6D6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28" office:value-type="string" calcext:value-type="string">
            <text:p>830EAD8F-E72A-448D-8DA3-09289E45E75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28" office:value-type="string" calcext:value-type="string">
            <text:p>5B9D75D7-347E-4A22-9073-AB6EC896DD8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table-cell table:style-name="ce16" office:value-type="string" calcext:value-type="string">
            <text:p>Nicht-einheimisch auf der Alpennordseite seit 1843</text:p>
          </table:table-cell>
          <table:table-cell table:style-name="ce16" office:value-type="string" calcext:value-type="string">
            <text:p>Non-indigène au Nord des Alpes, 1843</text:p>
          </table:table-cell>
          <table:table-cell table:style-name="ce16" office:value-type="string" calcext:value-type="string">
            <text:p>Non-indigena al nord delle Alpi, <text:s/>dal 1843</text:p>
          </table:table-cell>
          <table:table-cell table:number-columns-repeated="1017"/>
        </table:table-row>
        <table:table-row table:style-name="ro1">
          <table:table-cell table:style-name="ce28" office:value-type="string" calcext:value-type="string">
            <text:p>95545722-6AF5-43A6-865F-BD8AC166636E</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vi)</text:p>
          </table:table-cell>
          <table:table-cell table:style-name="ce16" office:value-type="string" calcext:value-type="string">
            <text:p>Weiher und Auengebiete der grossen Fliessgewässer</text:p>
          </table:table-cell>
          <table:table-cell table:style-name="ce16" office:value-type="string" calcext:value-type="string">
            <text:p>Etangs et zones alluviales des grands cours d’eau</text:p>
          </table:table-cell>
          <table:table-cell table:style-name="ce16" office:value-type="string" calcext:value-type="string">
            <text:p>Stagni e zone alluvionali di grandi corsi d'acqua</text:p>
          </table:table-cell>
          <table:table-cell table:number-columns-repeated="1017"/>
        </table:table-row>
        <table:table-row table:style-name="ro1">
          <table:table-cell table:style-name="ce29" office:value-type="string" calcext:value-type="string">
            <text:p>E76E1F03-3E66-4D9F-B13B-755638BC6D4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29" office:value-type="string" calcext:value-type="string">
            <text:p>B3781986-DD81-4BAC-8C24-185A42FBF589</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Auengebiete der grossen Fliessgewässer</text:p>
          </table:table-cell>
          <table:table-cell table:style-name="ce16" office:value-type="string" calcext:value-type="string">
            <text:p>Zones alluviales des grands cours d’eau</text:p>
          </table:table-cell>
          <table:table-cell table:style-name="ce16" office:value-type="string" calcext:value-type="string">
            <text:p>Zone alluvionali di grandi corsi d'acqua</text:p>
          </table:table-cell>
          <table:table-cell table:number-columns-repeated="1017"/>
        </table:table-row>
        <table:table-row table:style-name="ro1">
          <table:table-cell table:style-name="ce29" office:value-type="string" calcext:value-type="string">
            <text:p>2B4EE3D4-F9F9-44F9-8837-15608B903FA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29" office:value-type="string" calcext:value-type="string">
            <text:p>815F96D2-282B-4CC1-9AB6-B5EB2C902883</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Moore in Kontakt mit grossen Seen und Flüssen </text:p>
          </table:table-cell>
          <table:table-cell table:style-name="ce16" office:value-type="string" calcext:value-type="string">
            <text:p>Marais liés aux grands lacs et fleuves</text:p>
          </table:table-cell>
          <table:table-cell table:style-name="ce16" office:value-type="string" calcext:value-type="string">
            <text:p>Paludi legate a grandi laghi e fiumi</text:p>
          </table:table-cell>
          <table:table-cell table:number-columns-repeated="1017"/>
        </table:table-row>
        <table:table-row table:style-name="ro1">
          <table:table-cell table:style-name="ce30" office:value-type="string" calcext:value-type="string">
            <text:p>13DCEF9E-795D-4A9E-9CDC-792EAB358EE2</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Ufer der grossen Seen und Flüsse</text:p>
          </table:table-cell>
          <table:table-cell table:style-name="ce16" office:value-type="string" calcext:value-type="string">
            <text:p>Rives des grands lacs et fleuves</text:p>
          </table:table-cell>
          <table:table-cell table:style-name="ce16" office:value-type="string" calcext:value-type="string">
            <text:p>Rive des grands laghi e fiumi</text:p>
          </table:table-cell>
          <table:table-cell table:number-columns-repeated="1017"/>
        </table:table-row>
        <table:table-row table:style-name="ro1">
          <table:table-cell table:style-name="ce30" office:value-type="string" calcext:value-type="string">
            <text:p>4F60EB34-B47B-4590-990E-4A15449455B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0" office:value-type="string" calcext:value-type="string">
            <text:p>74B74BA0-74F8-4397-B424-F9574C167198</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Tessin</text:p>
          </table:table-cell>
          <table:table-cell table:style-name="ce16" office:value-type="string" calcext:value-type="string">
            <text:p>Sources, Tessin</text:p>
          </table:table-cell>
          <table:table-cell table:style-name="ce16" office:value-type="string" calcext:value-type="string">
            <text:p>Sorgenti, Ticino</text:p>
          </table:table-cell>
          <table:table-cell table:number-columns-repeated="1017"/>
        </table:table-row>
        <table:table-row table:style-name="ro1">
          <table:table-cell table:style-name="ce30" office:value-type="string" calcext:value-type="string">
            <text:p>A1CF4251-551F-4D55-A6E7-0031FF2B63B0</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rundwasser</text:p>
          </table:table-cell>
          <table:table-cell table:style-name="ce16" office:value-type="string" calcext:value-type="string">
            <text:p>Sources et nappes souterraines</text:p>
          </table:table-cell>
          <table:table-cell table:style-name="ce16" office:value-type="string" calcext:value-type="string">
            <text:p>Sorgenti e falde sotterranee</text:p>
          </table:table-cell>
          <table:table-cell table:number-columns-repeated="1017"/>
        </table:table-row>
        <table:table-row table:style-name="ro1">
          <table:table-cell table:style-name="ce30" office:value-type="string" calcext:value-type="string">
            <text:p>A333D066-C5A6-4BE4-A7CA-6A276DD9CA26</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 iv)</text:p>
          </table:table-cell>
          <table:table-cell table:style-name="ce16" office:value-type="string" calcext:value-type="string">
            <text:p>Quellen und unterirdische Gewässer, endemisch</text:p>
          </table:table-cell>
          <table:table-cell table:style-name="ce16" office:value-type="string" calcext:value-type="string">
            <text:p>Sources et cours d’eau souterrains, endémique</text:p>
          </table:table-cell>
          <table:table-cell table:style-name="ce16" office:value-type="string" calcext:value-type="string">
            <text:p>Sorgenti e corsi d'acqua sotterranei, endemismo</text:p>
          </table:table-cell>
          <table:table-cell table:number-columns-repeated="1017"/>
        </table:table-row>
        <table:table-row table:style-name="ro1">
          <table:table-cell table:style-name="ce30" office:value-type="string" calcext:value-type="string">
            <text:p>B043E16D-435A-42D5-AA25-2415F72CF415</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1">
          <table:table-cell table:style-name="ce30" office:value-type="string" calcext:value-type="string">
            <text:p>0A026397-00C5-4D7A-8459-C9FEE735595D</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1">
          <table:table-cell table:style-name="ce30" office:value-type="string" calcext:value-type="string">
            <text:p>BF36A9DC-23B5-46B9-B760-732D0EFAF63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und unterirdische Grundwasser</text:p>
          </table:table-cell>
          <table:table-cell table:style-name="ce16" office:value-type="string" calcext:value-type="string">
            <text:p>Sources et nappes souterraines</text:p>
          </table:table-cell>
          <table:table-cell table:style-name="ce16" office:value-type="string" calcext:value-type="string">
            <text:p>Sorgenti e falde sotterranee</text:p>
          </table:table-cell>
          <table:table-cell table:number-columns-repeated="1017"/>
        </table:table-row>
        <table:table-row table:style-name="ro1">
          <table:table-cell table:style-name="ce31" office:value-type="string" calcext:value-type="string">
            <text:p>F7B45EC7-5991-436A-9B88-31B27A8A75D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und unterirdische Gewässer, endemisch</text:p>
          </table:table-cell>
          <table:table-cell table:style-name="ce16" office:value-type="string" calcext:value-type="string">
            <text:p>Sources et cours d’eau souterrains, endémique</text:p>
          </table:table-cell>
          <table:table-cell table:style-name="ce16" office:value-type="string" calcext:value-type="string">
            <text:p>Sorgenti e corsi d'acqua sotterranei, endemismo</text:p>
          </table:table-cell>
          <table:table-cell table:number-columns-repeated="1017"/>
        </table:table-row>
        <table:table-row table:style-name="ro1">
          <table:table-cell table:style-name="ce31" office:value-type="string" calcext:value-type="string">
            <text:p>9E407250-16F5-4CDD-A644-F803283B69F0</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1">
          <table:table-cell table:style-name="ce31" office:value-type="string" calcext:value-type="string">
            <text:p>437E6995-327A-45FE-9FF3-437002DF28FB</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Neuenburgersee, 1998</text:p>
          </table:table-cell>
          <table:table-cell table:style-name="ce16" office:value-type="string" calcext:value-type="string">
            <text:p>Introduite, première mention Lac de Neuchâtel, 1998</text:p>
          </table:table-cell>
          <table:table-cell table:style-name="ce16" office:value-type="string" calcext:value-type="string">
            <text:p>Introdotta, prima segnalazione nel Lago di Neuchâtel, 1998</text:p>
          </table:table-cell>
          <table:table-cell table:number-columns-repeated="1017"/>
        </table:table-row>
        <table:table-row table:style-name="ro1">
          <table:table-cell table:style-name="ce31" office:value-type="string" calcext:value-type="string">
            <text:p>17F692E6-2C44-4899-8EF8-13D44FD666C2</text:p>
          </table:table-cell>
          <table:table-cell table:style-name="ce16" office:value-type="string" calcext:value-type="string">
            <text:p>RE</text:p>
          </table:table-cell>
          <table:table-cell table:style-name="ce13" office:value-type="string" calcext:value-type="string">
            <text:p>In der Schweiz ausgestorben</text:p>
          </table:table-cell>
          <table:table-cell table:style-name="ce16"/>
          <table:table-cell table:style-name="ce16" office:value-type="string" calcext:value-type="string">
            <text:p>Uferzone der Stehgewässer, letzter Nachweis 1957</text:p>
          </table:table-cell>
          <table:table-cell table:style-name="ce16" office:value-type="string" calcext:value-type="string">
            <text:p>Zone littorale de plans d’eau, dernière mention 1957</text:p>
          </table:table-cell>
          <table:table-cell table:style-name="ce16" office:value-type="string" calcext:value-type="string">
            <text:p>Zone litorali di specchi d'acqua, ultima segnalazione nel 1957</text:p>
          </table:table-cell>
          <table:table-cell table:number-columns-repeated="1017"/>
        </table:table-row>
        <table:table-row table:style-name="ro1">
          <table:table-cell table:style-name="ce31" office:value-type="string" calcext:value-type="string">
            <text:p>3BBD0D73-4C91-490C-A27B-B20B372089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text:p>
          </table:table-cell>
          <table:table-cell table:style-name="ce16" office:value-type="string" calcext:value-type="string">
            <text:p>Säume, Wälder</text:p>
          </table:table-cell>
          <table:table-cell table:style-name="ce16" office:value-type="string" calcext:value-type="string">
            <text:p>Ecotones, Forêts</text:p>
          </table:table-cell>
          <table:table-cell table:style-name="ce16" office:value-type="string" calcext:value-type="string">
            <text:p>Ecotoni, boschi</text:p>
          </table:table-cell>
          <table:table-cell table:number-columns-repeated="1017"/>
        </table:table-row>
        <table:table-row table:style-name="ro1">
          <table:table-cell table:style-name="ce31" office:value-type="string" calcext:value-type="string">
            <text:p>591BB624-D072-44EA-A55C-162BCDD73CF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Untersee, 1972</text:p>
          </table:table-cell>
          <table:table-cell table:style-name="ce16" office:value-type="string" calcext:value-type="string">
            <text:p>Introduite, première mention Untersee, 1972</text:p>
          </table:table-cell>
          <table:table-cell table:style-name="ce16" office:value-type="string" calcext:value-type="string">
            <text:p>Introdotta, prima segnalazione nell'Untersee, 1972</text:p>
          </table:table-cell>
          <table:table-cell table:number-columns-repeated="1017"/>
        </table:table-row>
        <table:table-row table:style-name="ro1">
          <table:table-cell table:style-name="ce31" office:value-type="string" calcext:value-type="string">
            <text:p>78BA48DB-DDB0-4704-A876-1973D9795016</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ii, iv)</text:p>
          </table:table-cell>
          <table:table-cell table:style-name="ce16" office:value-type="string" calcext:value-type="string">
            <text:p>Steh- und Fliessgewässer</text:p>
          </table:table-cell>
          <table:table-cell table:style-name="ce16" office:value-type="string" calcext:value-type="string">
            <text:p>Cours d’eau, grands lacs</text:p>
          </table:table-cell>
          <table:table-cell table:style-name="ce16" office:value-type="string" calcext:value-type="string">
            <text:p>Corsi d'acqua, grandi laghi</text:p>
          </table:table-cell>
          <table:table-cell table:number-columns-repeated="1017"/>
        </table:table-row>
        <table:table-row table:style-name="ro1">
          <table:table-cell table:style-name="ce32" office:value-type="string" calcext:value-type="string">
            <text:p>C2368340-A376-4016-8A89-69E43CFBD36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1 Individuum bei Nyon, 19. Jht., west-mediterrane Art</text:p>
          </table:table-cell>
          <table:table-cell table:style-name="ce16" office:value-type="string" calcext:value-type="string">
            <text:p>1 individu XIXe siècle Nyon; espèce ouest méditerranéenne</text:p>
          </table:table-cell>
          <table:table-cell table:style-name="ce16" office:value-type="string" calcext:value-type="string">
            <text:p>1 individuo a Nyon nel XIX secolo; specie mediterranea occidentale</text:p>
          </table:table-cell>
          <table:table-cell table:number-columns-repeated="1017"/>
        </table:table-row>
        <table:table-row table:style-name="ro1">
          <table:table-cell table:style-name="ce32" office:value-type="string" calcext:value-type="string">
            <text:p>16B19F3A-207B-4DE9-8BFD-2A6420FA664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F629B4E3-00B7-4E4B-B8F6-949021D8D35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9869E234-37A2-493E-A9A3-DFCFE0B77DC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2" office:value-type="string" calcext:value-type="string">
            <text:p>2A4AD650-960B-40C3-BD84-0E7B4259794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782C3C24-15FA-4D4F-90D3-0096F30D2AD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055B2660-13CB-4DC1-970F-B22B2C97D7D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D8E97958-1E58-45CD-B23C-62B58ACA6A5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2" office:value-type="string" calcext:value-type="string">
            <text:p>F508BBA1-1CBE-4AB4-9521-4594040C54D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2" office:value-type="string" calcext:value-type="string">
            <text:p>45BCC780-50F3-46CB-9F4E-3EC95021E38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table-cell table:style-name="ce16" office:value-type="string" calcext:value-type="string">
            <text:p>Eingeführt unter dem Namen A. leucostoma in DB_CSCF</text:p>
          </table:table-cell>
          <table:table-cell table:style-name="ce16" office:value-type="string" calcext:value-type="string">
            <text:p>Introduite sous le nom de A. leucostoma dans la BdD_CSCF</text:p>
          </table:table-cell>
          <table:table-cell table:style-name="ce16" office:value-type="string" calcext:value-type="string">
            <text:p>Introdotta nella BD-CSCF con il nome di A. leucostoma</text:p>
          </table:table-cell>
          <table:table-cell table:number-columns-repeated="1017"/>
        </table:table-row>
        <table:table-row table:style-name="ro1">
          <table:table-cell table:style-name="ce32" office:value-type="string" calcext:value-type="string">
            <text:p>4D27C83C-AAEE-4751-B899-3FD48FA7A105</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Moore</text:p>
          </table:table-cell>
          <table:table-cell table:style-name="ce16" office:value-type="string" calcext:value-type="string">
            <text:p>Marais</text:p>
          </table:table-cell>
          <table:table-cell table:style-name="ce16" office:value-type="string" calcext:value-type="string">
            <text:p>Paludi </text:p>
          </table:table-cell>
          <table:table-cell table:number-columns-repeated="1017"/>
        </table:table-row>
        <table:table-row table:style-name="ro1">
          <table:table-cell table:style-name="ce32" office:value-type="string" calcext:value-type="string">
            <text:p>48AF2F2D-FA2B-4F7A-9FE8-90023373CB3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tehgewässer und Moore</text:p>
          </table:table-cell>
          <table:table-cell table:style-name="ce16" office:value-type="string" calcext:value-type="string">
            <text:p>Plans d’eau et marais</text:p>
          </table:table-cell>
          <table:table-cell table:style-name="ce16" office:value-type="string" calcext:value-type="string">
            <text:p>Specchi d'acqua e paludi </text:p>
          </table:table-cell>
          <table:table-cell table:number-columns-repeated="1017"/>
        </table:table-row>
        <table:table-row table:style-name="ro1">
          <table:table-cell table:style-name="ce32" office:value-type="string" calcext:value-type="string">
            <text:p>D2F05235-29B9-4EDA-B81F-0E45A609EC4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Pflanzenreiche Stehgewässer</text:p>
          </table:table-cell>
          <table:table-cell table:style-name="ce16" office:value-type="string" calcext:value-type="string">
            <text:p>Plans d’eau riches en plantes aquatiques</text:p>
          </table:table-cell>
          <table:table-cell table:style-name="ce16" office:value-type="string" calcext:value-type="string">
            <text:p>Specchi d'acqua ricchi di piante acquatiche</text:p>
          </table:table-cell>
          <table:table-cell table:number-columns-repeated="1017"/>
        </table:table-row>
        <table:table-row table:style-name="ro1">
          <table:table-cell table:style-name="ce32" office:value-type="string" calcext:value-type="string">
            <text:p>70E76DA9-B129-447E-A0BE-97D6DDB1CF6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ufer und Moore</text:p>
          </table:table-cell>
          <table:table-cell table:style-name="ce16" office:value-type="string" calcext:value-type="string">
            <text:p>Rives lacustres et marais</text:p>
          </table:table-cell>
          <table:table-cell table:style-name="ce16" office:value-type="string" calcext:value-type="string">
            <text:p>Rive lacustri e paludi </text:p>
          </table:table-cell>
          <table:table-cell table:number-columns-repeated="1017"/>
        </table:table-row>
        <table:table-row table:style-name="ro1">
          <table:table-cell table:style-name="ce32" office:value-type="string" calcext:value-type="string">
            <text:p>51FA2D9B-44D8-40CC-9B20-01B95558C4D5</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B2b2(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2" office:value-type="string" calcext:value-type="string">
            <text:p>D322E7C6-C796-4764-87F0-4AF51D52F8FC</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D2218C6C-7DD0-47A5-9FA5-C2940CD6605D</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Oft verwechselt; Gesamtbelege zu überprüfen; währen RL nicht gefunden</text:p>
          </table:table-cell>
          <table:table-cell table:style-name="ce16" office:value-type="string" calcext:value-type="string">
            <text:p>Souvent confondues; tout le matériel à revoir; pas retrouvée durant LR</text:p>
          </table:table-cell>
          <table:table-cell table:style-name="ce16" office:value-type="string" calcext:value-type="string">
            <text:p>Spesso confusa; I'insieme degli esemplari conservati è da revisionare, non è stata trovata nel corso della LR</text:p>
          </table:table-cell>
          <table:table-cell table:number-columns-repeated="1017"/>
        </table:table-row>
        <table:table-row table:style-name="ro1">
          <table:table-cell table:style-name="ce32" office:value-type="string" calcext:value-type="string">
            <text:p>85793E86-1134-4F8F-8AE7-A54100A3AE2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99AF2430-7BC1-4030-99BE-65171F7869B9</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Nicht wiedergefunden; ungenügende Funde für Evaluation</text:p>
          </table:table-cell>
          <table:table-cell table:style-name="ce16" office:value-type="string" calcext:value-type="string">
            <text:p>Pas retrouvée; données insuffisantes pour statuer</text:p>
          </table:table-cell>
          <table:table-cell table:style-name="ce16" office:value-type="string" calcext:value-type="string">
            <text:p>Non ritrovata; dati insufficienti per la valutazione dello status</text:p>
          </table:table-cell>
          <table:table-cell table:number-columns-repeated="1017"/>
        </table:table-row>
        <table:table-row table:style-name="ro1">
          <table:table-cell table:style-name="ce32" office:value-type="string" calcext:value-type="string">
            <text:p>24D540E6-750F-4D5E-8FE6-84A96328FF8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C626C816-F0A9-4334-AB67-3C1EB10049C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ED43FEBF-073B-4CE4-AD2D-F357F4010629</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2" office:value-type="string" calcext:value-type="string">
            <text:p>E8D1713E-D215-4D2B-852A-BBED8B274D81</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3" office:value-type="string" calcext:value-type="string">
            <text:p>72415FB0-E8AA-4D7B-B462-DCAE1469DCB8</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3" office:value-type="string" calcext:value-type="string">
            <text:p>54598D53-45AC-400F-9705-1D47EB15F24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9E2A7752-2FEB-4125-9DCC-527D0F8A13E4</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D28B020E-161E-42CC-AABE-E853FAB9C8DC</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 B2c(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4" office:value-type="string" calcext:value-type="string">
            <text:p>6F54955A-F00D-48E6-AC16-6A7D017F57C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4" office:value-type="string" calcext:value-type="string">
            <text:p>C329EF6A-70EB-459F-AC09-8FD06A64FF5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4" office:value-type="string" calcext:value-type="string">
            <text:p>364C07F4-6DCE-490D-9880-C65CCCF5D394</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4" office:value-type="string" calcext:value-type="string">
            <text:p>416F04A2-F80B-4951-916D-1209A8BD4F1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4" office:value-type="string" calcext:value-type="string">
            <text:p>167D7AC5-0B79-4D10-891A-BE302E92DD1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115868F8-8AE0-426E-833A-646BDB9A262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E9EBD501-B35C-4E1B-B20B-BFBA02F3A6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Säume, Wälder, Felsen und Steinschutt</text:p>
          </table:table-cell>
          <table:table-cell table:style-name="ce16" office:value-type="string" calcext:value-type="string">
            <text:p>Ecotones, Forêts, Roches et éboulis</text:p>
          </table:table-cell>
          <table:table-cell table:style-name="ce16" office:value-type="string" calcext:value-type="string">
            <text:p>Ecotoni, boschi, rocce e ghiaioni</text:p>
          </table:table-cell>
          <table:table-cell table:number-columns-repeated="1017"/>
        </table:table-row>
        <table:table-row table:style-name="ro1">
          <table:table-cell table:style-name="ce34" office:value-type="string" calcext:value-type="string">
            <text:p>FEE88A97-0519-4D16-85F3-0C2EDA708FB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4AB9FC05-DCA0-4507-8A36-AC181A34305C</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4" office:value-type="string" calcext:value-type="string">
            <text:p>2D13140F-2D1D-4B21-96C1-FC0DB7DB81D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85F35B75-9227-4F5F-B9DF-D82DF377C97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C53027BB-64CE-4834-8D2E-FF61D11993C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20716D96-730C-4377-AE0B-617AF8327B9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4" office:value-type="string" calcext:value-type="string">
            <text:p>A732036E-7F75-4C7B-9AC8-7F4188EFAACC</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4" office:value-type="string" calcext:value-type="string">
            <text:p>DC656C4D-B88B-4DDC-A3D1-FE2295636AD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5350BD9F-4AF5-4B8C-B453-7EDF77C76604</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C2a(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4" office:value-type="string" calcext:value-type="string">
            <text:p>C9FE864A-CCFE-47ED-A385-3C8D35BC0D1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4" office:value-type="string" calcext:value-type="string">
            <text:p>AD03DDA3-5FED-46F6-A802-BD767279933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4" office:value-type="string" calcext:value-type="string">
            <text:p>8EB7CF3E-5F22-4521-9C21-29C25FBCB4C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 B2b(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4" office:value-type="string" calcext:value-type="string">
            <text:p>A4CBDF6F-7ED2-4AA1-9985-905336A80267</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5" office:value-type="string" calcext:value-type="string">
            <text:p>0A393B40-086D-491A-9502-115B6BCE79C6</text:p>
          </table:table-cell>
          <table:table-cell table:style-name="ce16" office:value-type="string" calcext:value-type="string">
            <text:p>RE</text:p>
          </table:table-cell>
          <table:table-cell table:style-name="ce13" office:value-type="string" calcext:value-type="string">
            <text:p>In der Schweiz ausgestorben</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5" office:value-type="string" calcext:value-type="string">
            <text:p>3F18C005-9C47-48F8-965E-D750FDC5E28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F382ECE6-7986-4177-84DC-E33FDCA200F5</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Am Rande seines Verbreitungsareals; ungewisse Fundmeldungen CH; nicht wiedergefunden</text:p>
          </table:table-cell>
          <table:table-cell table:style-name="ce16" office:value-type="string" calcext:value-type="string">
            <text:p>Limite d'aire; mentions suisses peu précises; pas retrouvée</text:p>
          </table:table-cell>
          <table:table-cell table:style-name="ce16" office:value-type="string" calcext:value-type="string">
            <text:p>Al limite dell'areale; segnalazioni in Svizzera poco precise; non ritrovata</text:p>
          </table:table-cell>
          <table:table-cell table:number-columns-repeated="1017"/>
        </table:table-row>
        <table:table-row table:style-name="ro1">
          <table:table-cell table:style-name="ce35" office:value-type="string" calcext:value-type="string">
            <text:p>FD9CBC61-E275-4501-B8C1-A63E3192603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5CF0FB80-B824-4F49-A99B-67DF05C4368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5" office:value-type="string" calcext:value-type="string">
            <text:p>83D4A374-A9FD-49F6-BE58-F1650667E95F</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5" office:value-type="string" calcext:value-type="string">
            <text:p>9C2FD749-04D2-4389-A4D0-1B2E6AD9C5FC</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5" office:value-type="string" calcext:value-type="string">
            <text:p>7F25706D-9BA8-4A06-BE61-393120601443</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5" office:value-type="string" calcext:value-type="string">
            <text:p>16C9CCB5-EC58-46B6-AFDF-DD017C07D3F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5" office:value-type="string" calcext:value-type="string">
            <text:p>4B42B278-9C43-40E4-9EC4-22F0839C159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94AF2199-0F02-4B44-A31A-6F2AFFB6A6E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4565C78-4C7C-4312-B793-F0397F46939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41D820D-EC7D-4BC2-9FAF-9F5E8819048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3BAA5D7F-CA45-4601-8AF7-840AED3FC26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3E2DAFAC-5BBC-4ED0-BB98-67AD1724A114</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b(iii, 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5" office:value-type="string" calcext:value-type="string">
            <text:p>72A96599-CA74-44A1-A0DC-83545957ACF1</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5 Fundmeldungen; Taxon ungewiss</text:p>
          </table:table-cell>
          <table:table-cell table:style-name="ce16" office:value-type="string" calcext:value-type="string">
            <text:p>5 mentions; statut taxinomique incertain</text:p>
          </table:table-cell>
          <table:table-cell table:style-name="ce16" office:value-type="string" calcext:value-type="string">
            <text:p>5 segnalazioni; status tassonomico incerto</text:p>
          </table:table-cell>
          <table:table-cell table:number-columns-repeated="1017"/>
        </table:table-row>
        <table:table-row table:style-name="ro1">
          <table:table-cell table:style-name="ce35" office:value-type="string" calcext:value-type="string">
            <text:p>7ACA2B62-DFD2-4A37-9418-1B476EF8F072</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5" office:value-type="string" calcext:value-type="string">
            <text:p>38687BEE-43B5-4901-B6AF-A423EE172EF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4EC1D7F-E5AE-482B-9C7E-A9BF394E77C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D2BDC48-979D-4758-815F-EB5CCDFDB62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5" office:value-type="string" calcext:value-type="string">
            <text:p>4E48F6F4-76A8-41AC-8C64-70051E3787E2</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Entdeckt 1993; ungenügende Datengrundlage für Evaluation</text:p>
          </table:table-cell>
          <table:table-cell table:style-name="ce16" office:value-type="string" calcext:value-type="string">
            <text:p>Découverte 1993; données insuffisantes pour statuer</text:p>
          </table:table-cell>
          <table:table-cell table:style-name="ce16" office:value-type="string" calcext:value-type="string">
            <text:p>Scoperta nel 1993; dati insufficienti per la valutazione dello status</text:p>
          </table:table-cell>
          <table:table-cell table:number-columns-repeated="1017"/>
        </table:table-row>
        <table:table-row table:style-name="ro1">
          <table:table-cell table:style-name="ce35" office:value-type="string" calcext:value-type="string">
            <text:p>8FF63331-1558-42E5-A622-9AFE27C7293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B3515B59-8106-40CF-A68B-8EDBB12CF75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E7CC86D5-9F36-46E4-B1B4-A51632425F3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E2671052-1108-4A72-A070-6DB556E72CBE</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5" office:value-type="string" calcext:value-type="string">
            <text:p>71319B1F-D12E-435E-9C1C-C0001F64656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 B2a</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5" office:value-type="string" calcext:value-type="string">
            <text:p>153D9B8F-CCF7-484D-A80A-1A7214EB01F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2 Funde bei Ramosch; mediterranen Ursprungs</text:p>
          </table:table-cell>
          <table:table-cell table:style-name="ce16" office:value-type="string" calcext:value-type="string">
            <text:p>2 sites près de Ramosch; origine méditerranéenne</text:p>
          </table:table-cell>
          <table:table-cell table:style-name="ce16" office:value-type="string" calcext:value-type="string">
            <text:p>in 2 luoghi presso Ramosch; origine mediterranea</text:p>
          </table:table-cell>
          <table:table-cell table:number-columns-repeated="1017"/>
        </table:table-row>
        <table:table-row table:style-name="ro1">
          <table:table-cell table:style-name="ce35" office:value-type="string" calcext:value-type="string">
            <text:p>1364AD2E-4471-484C-8077-2FB788F41CDC</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90973B0-284B-445F-8ED4-C6B0AC0D812D</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A3A026BA-0E59-4598-A654-138370996A9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6" office:value-type="string" calcext:value-type="string">
            <text:p>CFA07EED-4444-4339-A82B-3F77266194EB</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87825807-8BFF-4C44-94F2-2F26E0BDEEF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B96092C1-1635-40F7-8626-2C739CFEA760</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FE5BAFD7-3BE7-4863-83C6-A6A0150C4ED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8344A84-8AEC-4F2F-BA26-D1C30171FF7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5A6B8C69-FC13-4AA4-8B2D-5E79028E8D30</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b(i, ii), B2b(i, 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6" office:value-type="string" calcext:value-type="string">
            <text:p>7EC55AB6-4913-4F47-A77B-43ECDECA122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58C3FF9E-5996-4816-965D-0A7AEDA35C6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C61601E7-6DCA-4A7F-86FA-7A3FC6E512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6" office:value-type="string" calcext:value-type="string">
            <text:p>96FF6CCE-120B-48C5-B59A-BD63390C950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6" office:value-type="string" calcext:value-type="string">
            <text:p>31BFE1F4-3134-4BB7-9E45-366713C08E8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6" office:value-type="string" calcext:value-type="string">
            <text:p>FB4E3E49-4886-4C2D-9FFB-97790B4CBF0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3D488933-CBFB-47C6-A82D-63FFF64F292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6" office:value-type="string" calcext:value-type="string">
            <text:p>5CC8CA06-24F0-490C-8160-A02BECD43705</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6" office:value-type="string" calcext:value-type="string">
            <text:p>3BD66F41-9B0F-4FC8-B333-1EC3A2F9B4FD</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Siedlungsgebiete, Wiesen und Weiden, Felsen und Steinschutt</text:p>
          </table:table-cell>
          <table:table-cell table:style-name="ce16" office:value-type="string" calcext:value-type="string">
            <text:p>Forêts, Milieux construits, Prairies et pâturages, Roches et éboulis</text:p>
          </table:table-cell>
          <table:table-cell table:style-name="ce16" office:value-type="string" calcext:value-type="string">
            <text:p>Boschi, ambienti edificati, prati e pascoli, rocce e ghiaioni</text:p>
          </table:table-cell>
          <table:table-cell table:number-columns-repeated="1017"/>
        </table:table-row>
        <table:table-row table:style-name="ro1">
          <table:table-cell table:style-name="ce36" office:value-type="string" calcext:value-type="string">
            <text:p>1CB71477-C254-403D-BAC9-01BF79DB7DB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Lago di Muzzano, 1957</text:p>
          </table:table-cell>
          <table:table-cell table:style-name="ce16" office:value-type="string" calcext:value-type="string">
            <text:p>Introduite, première mention Lago di Muzzano, 1957</text:p>
          </table:table-cell>
          <table:table-cell table:style-name="ce16" office:value-type="string" calcext:value-type="string">
            <text:p>Introdotta, prima segnalazione ne Lago di Muzzano, 1957</text:p>
          </table:table-cell>
          <table:table-cell table:number-columns-repeated="1017"/>
        </table:table-row>
        <table:table-row table:style-name="ro1">
          <table:table-cell table:style-name="ce36" office:value-type="string" calcext:value-type="string">
            <text:p>F1871F30-1BDB-4BB8-8664-2CD1DCAF59BC</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1 Individuum bei Lugano 19. Jht., west-mediterrane Art</text:p>
          </table:table-cell>
          <table:table-cell table:style-name="ce16" office:value-type="string" calcext:value-type="string">
            <text:p>1 individu XIXe siècle Lugano; espèce ouest méditerranéenne</text:p>
          </table:table-cell>
          <table:table-cell table:style-name="ce16" office:value-type="string" calcext:value-type="string">
            <text:p>1 individuo a Lugano nel XIX secolo; specie mediterranea occidentale</text:p>
          </table:table-cell>
          <table:table-cell table:number-columns-repeated="1017"/>
        </table:table-row>
        <table:table-row table:style-name="ro1">
          <table:table-cell table:style-name="ce36" office:value-type="string" calcext:value-type="string">
            <text:p>1FE9DACF-FCCF-4C48-A46B-42AD082CB56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364B365-4BC6-483E-98F1-FE03CEBF835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6" office:value-type="string" calcext:value-type="string">
            <text:p>8EC3EA02-721D-4B0C-9B51-FD3AE660C57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6" office:value-type="string" calcext:value-type="string">
            <text:p>1895CB6B-039A-4869-909A-CF6557F71DB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1">
          <table:table-cell table:style-name="ce36" office:value-type="string" calcext:value-type="string">
            <text:p>64924A52-4074-4F71-9E8C-6B1D4C91C9B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Felsen und Steinschutt, Siedlungsgebiete, Wiesen und Weiden</text:p>
          </table:table-cell>
          <table:table-cell table:style-name="ce16" office:value-type="string" calcext:value-type="string">
            <text:p>Roches et éboulis, Milieux construits, Prairies et pâturages</text:p>
          </table:table-cell>
          <table:table-cell table:style-name="ce16" office:value-type="string" calcext:value-type="string">
            <text:p>Rocce e ghiaioni, ambienti edificati, prati e pascoli</text:p>
          </table:table-cell>
          <table:table-cell table:number-columns-repeated="1017"/>
        </table:table-row>
        <table:table-row table:style-name="ro1">
          <table:table-cell table:style-name="ce36" office:value-type="string" calcext:value-type="string">
            <text:p>467A2164-E728-4D04-B43F-0D3314121BE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6" office:value-type="string" calcext:value-type="string">
            <text:p>AFC3F4B5-D03C-46D6-AFCE-35151416347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Kiesiger Grund der Seen und grossen Fliessgewässer</text:p>
          </table:table-cell>
          <table:table-cell table:style-name="ce16" office:value-type="string" calcext:value-type="string">
            <text:p>Fonds graveleux des lacs et fleuves</text:p>
          </table:table-cell>
          <table:table-cell table:style-name="ce16" office:value-type="string" calcext:value-type="string">
            <text:p>Fondali ghiaiosi di laghi e fiumi</text:p>
          </table:table-cell>
          <table:table-cell table:number-columns-repeated="1017"/>
        </table:table-row>
        <table:table-row table:style-name="ro1">
          <table:table-cell table:style-name="ce36" office:value-type="string" calcext:value-type="string">
            <text:p>6DC34ADF-E973-42E1-A394-B8374352E3D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6" office:value-type="string" calcext:value-type="string">
            <text:p>3E3EAA98-FD91-4EFE-8938-45875914337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n, kleine Stehgewässer und Moore</text:p>
          </table:table-cell>
          <table:table-cell table:style-name="ce16" office:value-type="string" calcext:value-type="string">
            <text:p>Lacs, petits plans d’eau et marais</text:p>
          </table:table-cell>
          <table:table-cell table:style-name="ce16" office:value-type="string" calcext:value-type="string">
            <text:p>Laghi, piccoli specchi d'acqua e paludi </text:p>
          </table:table-cell>
          <table:table-cell table:number-columns-repeated="1017"/>
        </table:table-row>
        <table:table-row table:style-name="ro1">
          <table:table-cell table:style-name="ce36" office:value-type="string" calcext:value-type="string">
            <text:p>62C7E64E-993E-4C51-901B-7A01D84157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ii,ivi)</text:p>
          </table:table-cell>
          <table:table-cell table:style-name="ce16" office:value-type="string" calcext:value-type="string">
            <text:p>Steh- und Fliessgewässer</text:p>
          </table:table-cell>
          <table:table-cell table:style-name="ce16" office:value-type="string" calcext:value-type="string">
            <text:p>Lacs et petits plans d’eau</text:p>
          </table:table-cell>
          <table:table-cell table:style-name="ce16" office:value-type="string" calcext:value-type="string">
            <text:p>Laghi e piccoli specchi d'acqua</text:p>
          </table:table-cell>
          <table:table-cell table:number-columns-repeated="1017"/>
        </table:table-row>
        <table:table-row table:style-name="ro1">
          <table:table-cell table:style-name="ce36" office:value-type="string" calcext:value-type="string">
            <text:p>16F52C92-F271-42B9-B907-0C162F7140C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92</text:p>
          </table:table-cell>
          <table:table-cell table:style-name="ce16" office:value-type="string" calcext:value-type="string">
            <text:p>Introduite, première mention Léman, 1992</text:p>
          </table:table-cell>
          <table:table-cell table:style-name="ce16" office:value-type="string" calcext:value-type="string">
            <text:p>Introdotta, prima segnalazione nel Lemano, 1992</text:p>
          </table:table-cell>
          <table:table-cell table:number-columns-repeated="1017"/>
        </table:table-row>
        <table:table-row table:style-name="ro1">
          <table:table-cell table:style-name="ce36" office:value-type="string" calcext:value-type="string">
            <text:p>3CC4BBC4-8EE9-4824-83C0-3C5E2D4D01D5</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10</text:p>
          </table:table-cell>
          <table:table-cell table:style-name="ce16" office:value-type="string" calcext:value-type="string">
            <text:p>Introduite, première mention Genève, 1910</text:p>
          </table:table-cell>
          <table:table-cell table:style-name="ce16" office:value-type="string" calcext:value-type="string">
            <text:p>Introdotta, prima segnalazione a Ginevra, 1910</text:p>
          </table:table-cell>
          <table:table-cell table:number-columns-repeated="1017"/>
        </table:table-row>
        <table:table-row table:style-name="ro1">
          <table:table-cell table:style-name="ce36" office:value-type="string" calcext:value-type="string">
            <text:p>0C16C1A4-6249-4D35-BDE5-9498171C92E2</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91</text:p>
          </table:table-cell>
          <table:table-cell table:style-name="ce16" office:value-type="string" calcext:value-type="string">
            <text:p>Introduite, première mention Léman, 1991</text:p>
          </table:table-cell>
          <table:table-cell table:style-name="ce16" office:value-type="string" calcext:value-type="string">
            <text:p>Introdotta, prima segnalazione nel Lemano, 1991</text:p>
          </table:table-cell>
          <table:table-cell table:number-columns-repeated="1017"/>
        </table:table-row>
        <table:table-row table:style-name="ro1">
          <table:table-cell table:style-name="ce36" office:value-type="string" calcext:value-type="string">
            <text:p>16C3CC1E-66B7-4901-B108-B7BBCDBF399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Siedlungsgebiete, Wiesen und Weiden</text:p>
          </table:table-cell>
          <table:table-cell table:style-name="ce16" office:value-type="string" calcext:value-type="string">
            <text:p>Milieux construits, Prairies et pâturages</text:p>
          </table:table-cell>
          <table:table-cell table:style-name="ce16" office:value-type="string" calcext:value-type="string">
            <text:p>Ambienti edificati, prati e pascoli</text:p>
          </table:table-cell>
          <table:table-cell table:number-columns-repeated="1017"/>
        </table:table-row>
        <table:table-row table:style-name="ro1">
          <table:table-cell table:style-name="ce36" office:value-type="string" calcext:value-type="string">
            <text:p>FC4AF96B-B913-418E-92D2-0B9436BA407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64AA0C77-3BB8-4F2F-8374-49A6D8F05A6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6" office:value-type="string" calcext:value-type="string">
            <text:p>A77DE412-0F07-4011-A21C-8B42EDBAC6C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65764882-A6C1-4F20-A9DE-EA3D3B2A0F5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DF21479B-7075-4312-B3E6-D42B2B0267B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6E96146-AA98-4709-A796-F13CF180F30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6" office:value-type="string" calcext:value-type="string">
            <text:p>2CFB0F3A-FEC3-4D3D-82E9-FB3B5CB6F93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2F8FCB00-E527-42F4-8021-63A8A8628CA2</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6" office:value-type="string" calcext:value-type="string">
            <text:p>70AB1CBF-BE48-4BA2-9D57-DA589FBC546C</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 iii, 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6" office:value-type="string" calcext:value-type="string">
            <text:p>80117901-F3EE-490B-8FEC-9A04FEB35CEA</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6" office:value-type="string" calcext:value-type="string">
            <text:p>EF55A20B-5D23-408C-9E63-8C5E217FB16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6" office:value-type="string" calcext:value-type="string">
            <text:p>A9B662B0-D6F5-4D38-9BC5-8B654E22F42E</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6" office:value-type="string" calcext:value-type="string">
            <text:p>87B08E85-ABE2-44E0-BCAC-33E6F26C7E0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BAF66846-4F5B-4874-A9AE-C095BDFAC34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6" office:value-type="string" calcext:value-type="string">
            <text:p>BBDD6C09-C754-46B2-B8AF-08B22EE7C944</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1 Individuum 1918 Wädenswil; Ursprung auf der iberischen Halbinsel</text:p>
          </table:table-cell>
          <table:table-cell table:style-name="ce16" office:value-type="string" calcext:value-type="string">
            <text:p>1 individu 1918 Wädenswil; origine péninsule ibérique</text:p>
          </table:table-cell>
          <table:table-cell table:style-name="ce16" office:value-type="string" calcext:value-type="string">
            <text:p>1 individuo a Wädenswil nel 1918; origine penisola iberica</text:p>
          </table:table-cell>
          <table:table-cell table:number-columns-repeated="1017"/>
        </table:table-row>
        <table:table-row table:style-name="ro1">
          <table:table-cell table:style-name="ce36" office:value-type="string" calcext:value-type="string">
            <text:p>D239E06E-FBAD-410D-9AC1-FD3F717307CB</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Siedlungsgebiete</text:p>
          </table:table-cell>
          <table:table-cell table:style-name="ce16" office:value-type="string" calcext:value-type="string">
            <text:p>Milieux construits</text:p>
          </table:table-cell>
          <table:table-cell table:style-name="ce16" office:value-type="string" calcext:value-type="string">
            <text:p>Ambienti edificati</text:p>
          </table:table-cell>
          <table:table-cell table:number-columns-repeated="1017"/>
        </table:table-row>
        <table:table-row table:style-name="ro1">
          <table:table-cell table:style-name="ce36" office:value-type="string" calcext:value-type="string">
            <text:p>EFFAD7BE-20DE-49A7-BA58-AD6049AE8AC4</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6" office:value-type="string" calcext:value-type="string">
            <text:p>168EACD2-6020-4CAB-B7F9-DF4AE5BE243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6" office:value-type="string" calcext:value-type="string">
            <text:p>0213E76A-8C2E-4E2C-96F4-291EE473C05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C6DF0C4E-D994-4A08-A886-321B7E9F63D3</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7" office:value-type="string" calcext:value-type="string">
            <text:p>DEFA145C-C310-46C2-A7DD-F325D4B4D69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7" office:value-type="string" calcext:value-type="string">
            <text:p>9C458061-DC69-42B2-BAAD-3BE1C4A7A4D4</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8" office:value-type="string" calcext:value-type="string">
            <text:p>8E5AF6AE-B3E6-4439-99A9-5E816EA218F3</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8" office:value-type="string" calcext:value-type="string">
            <text:p>D56120C2-45C4-4654-B964-C51CB8DAB43E</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Im Boden lebende Art, aber taxonomisch unklar; ungenügende Datengrundlage</text:p>
          </table:table-cell>
          <table:table-cell table:style-name="ce16" office:value-type="string" calcext:value-type="string">
            <text:p>Espèce du sol; pas assez de données pour statuer; statut taxinomique peu clair</text:p>
          </table:table-cell>
          <table:table-cell table:style-name="ce16" office:value-type="string" calcext:value-type="string">
            <text:p>Specie del suolo; dati insufficienti per la valutazione dello status; status tassonomico poco chiaro</text:p>
          </table:table-cell>
          <table:table-cell table:number-columns-repeated="1017"/>
        </table:table-row>
        <table:table-row table:style-name="ro1">
          <table:table-cell table:style-name="ce38" office:value-type="string" calcext:value-type="string">
            <text:p>3A8AFDC2-282D-43C9-AD0D-F03D05C0B01D</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8" office:value-type="string" calcext:value-type="string">
            <text:p>30B23C80-0099-4BE3-9052-33D3519B9F7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E74F3417-3B9B-4C41-8532-9955D13EE6A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D8AD85B1-302A-444A-8992-C4EBFF5FAB6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BBD2AA4B-53D4-4C00-A5F6-62DEFA1B714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8684D652-FCB3-40F6-8244-110327FF81A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94B475EB-9B8F-4771-AEDB-12CF9348C3A8</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6D08A848-32C9-4F17-AEC6-6C8E02D6A922</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Säume, Wälder, Wiesen und Weiden</text:p>
          </table:table-cell>
          <table:table-cell table:style-name="ce16" office:value-type="string" calcext:value-type="string">
            <text:p>Ecotones, Forêts, Prairies et pâturages</text:p>
          </table:table-cell>
          <table:table-cell table:style-name="ce16" office:value-type="string" calcext:value-type="string">
            <text:p>Ecotoni, boschi, prati e pascoli</text:p>
          </table:table-cell>
          <table:table-cell table:number-columns-repeated="1017"/>
        </table:table-row>
        <table:table-row table:style-name="ro1">
          <table:table-cell table:style-name="ce38" office:value-type="string" calcext:value-type="string">
            <text:p>0566CA87-C1C2-48E1-A99F-873E14C7783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D1A65588-AC83-4A24-B611-2B197B4EC74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8" office:value-type="string" calcext:value-type="string">
            <text:p>58D462EB-7EA8-4B2E-A383-B0D869FBBDC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1FE52662-B794-4E38-BBA1-4F9AD1A2775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3499247E-9654-40C8-B528-95C5DAFC260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55FD15A7-04F7-4746-B1D0-C163278F059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ACEECC39-DE0D-4C62-B8A3-A18D142F416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D5E823D1-4FA6-42E8-9CA8-568F1C1D917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4F58A7C2-7EA0-4C3F-8AF6-6774C49644A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C4930914-65C8-4571-9B89-AC127B3FA56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EDF14797-5290-4C07-AE3C-DC2229C0C82D</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15DE5502-A441-4C05-84DE-6929A4FE059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DCD6DC2C-9887-4795-ADFC-E0C656D8949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744C9E18-D56E-4389-9484-197278848C1C</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06BFF01F-8212-4D8B-96B8-4E952CBF0B0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7EF2912D-B6B0-49FC-92B3-E46357E06FDE</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 B2b(iv)</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ED11DF9C-B2B1-4A56-B6F6-BC9F5A14B63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BE098A11-BB20-4AF8-B8BF-00D38D9885A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8" office:value-type="string" calcext:value-type="string">
            <text:p>68B93D5B-6288-4B6D-B170-8A5E91B89DA8</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1, B2b(i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0A389E22-D122-4220-B98F-E9AF0CE0D2C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 taxonomisch problematisch</text:p>
          </table:table-cell>
          <table:table-cell table:style-name="ce16" office:value-type="string" calcext:value-type="string">
            <text:p>introduit; problème taxinomique</text:p>
          </table:table-cell>
          <table:table-cell table:style-name="ce16" office:value-type="string" calcext:value-type="string">
            <text:p>Introdotta; problema tassonomico</text:p>
          </table:table-cell>
          <table:table-cell table:number-columns-repeated="1017"/>
        </table:table-row>
        <table:table-row table:style-name="ro1">
          <table:table-cell table:style-name="ce38" office:value-type="string" calcext:value-type="string">
            <text:p>CED10164-3F78-4A92-B01B-3B0FCA62304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F367B464-FFE5-45BD-B232-3E922B0516F3</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33C652C3-DAC9-4C88-AA95-758008D940A6</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221DB02F-7483-438B-AB2E-157D07B11622</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Kaltgewässer der Seen, Fliessgewässer und Quellen</text:p>
          </table:table-cell>
          <table:table-cell table:style-name="ce16" office:value-type="string" calcext:value-type="string">
            <text:p>Eaux froides des lacs, rivières et sources</text:p>
          </table:table-cell>
          <table:table-cell table:style-name="ce16" office:value-type="string" calcext:value-type="string">
            <text:p>Acque fredde di laghi, fiumi e sorgenti</text:p>
          </table:table-cell>
          <table:table-cell table:number-columns-repeated="1017"/>
        </table:table-row>
        <table:table-row table:style-name="ro1">
          <table:table-cell table:style-name="ce38" office:value-type="string" calcext:value-type="string">
            <text:p>9C36B050-D12E-4FAC-9864-0010BD12F82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2F962AB8-7829-434C-AABC-5C8B9035B9B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FB89A9F0-9970-459A-8E77-203D61339D8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32F0D82A-D7A4-468D-8261-BDF972DE1C3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CBD73DAA-025F-4D75-858A-EC5552844D03</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Ufer und Feuchtgebiete, Felsen und Steinschutt</text:p>
          </table:table-cell>
          <table:table-cell table:style-name="ce16" office:value-type="string" calcext:value-type="string">
            <text:p>Prairies et pâturages, Rives et milieux humides, Roches et éboulis</text:p>
          </table:table-cell>
          <table:table-cell table:style-name="ce16" office:value-type="string" calcext:value-type="string">
            <text:p>Prati e pascoli, rive e ambienti umidi, rocce e ghiaioni</text:p>
          </table:table-cell>
          <table:table-cell table:number-columns-repeated="1017"/>
        </table:table-row>
        <table:table-row table:style-name="ro1">
          <table:table-cell table:style-name="ce38" office:value-type="string" calcext:value-type="string">
            <text:p>3E5A15BD-E5C9-432E-A817-57B9BC645D31</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1">
          <table:table-cell table:style-name="ce38" office:value-type="string" calcext:value-type="string">
            <text:p>2BE3B5FC-F5D2-4AB6-A771-B69CB3F2DD4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F7856210-9DE7-4313-BD6A-ECA6E3F3245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2985FDA9-7E38-49F0-A96F-51473AB6041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29D9F103-1D0D-4116-BEC7-20CF70B2A88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6D058FED-7A2B-4805-AB7C-B24EFF22D691</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8" office:value-type="string" calcext:value-type="string">
            <text:p>0CFAF8B1-EACF-4F9D-A56C-B779ADFF36A0</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Geschützte See- und Flussufer</text:p>
          </table:table-cell>
          <table:table-cell table:style-name="ce16" office:value-type="string" calcext:value-type="string">
            <text:p>Rives protégées des lacs et des fleuves</text:p>
          </table:table-cell>
          <table:table-cell table:style-name="ce16" office:value-type="string" calcext:value-type="string">
            <text:p>Rive protette di laghi e fiumi</text:p>
          </table:table-cell>
          <table:table-cell table:number-columns-repeated="1017"/>
        </table:table-row>
        <table:table-row table:style-name="ro1">
          <table:table-cell table:style-name="ce38" office:value-type="string" calcext:value-type="string">
            <text:p>07508B7B-67CD-49AE-A960-47B32DBEB36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FE41BA54-B6FD-4F88-805F-5EEE8A38F59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B8EF59B4-0002-4006-86CB-7B7BFCF0C39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E8059E0D-2035-43C3-99A7-873E2C889C3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3D499305-EC51-49DF-8F5B-F6082F35580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C44D5D6F-FD60-448F-949D-4BFCDA1EE77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eeufer und Moore und Gräben mit organischem Schlamm</text:p>
          </table:table-cell>
          <table:table-cell table:style-name="ce16" office:value-type="string" calcext:value-type="string">
            <text:p>Rives lacustres et marais et fossés à vase organiques</text:p>
          </table:table-cell>
          <table:table-cell table:style-name="ce16" office:value-type="string" calcext:value-type="string">
            <text:p>Rive lacustri, paludi e fossati con limo organico</text:p>
          </table:table-cell>
          <table:table-cell table:number-columns-repeated="1017"/>
        </table:table-row>
        <table:table-row table:style-name="ro1">
          <table:table-cell table:style-name="ce38" office:value-type="string" calcext:value-type="string">
            <text:p>13C75119-9764-442D-937E-21C41E585B01</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F4C72526-D169-4670-8ECD-2C3E428196C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8DC34594-5CEC-4C70-B3F6-A249603CC6F2</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8" office:value-type="string" calcext:value-type="string">
            <text:p>FD895AB7-76A1-4335-8160-4458920C121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6051E822-4875-481B-B38F-473F22C67616</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Arten-Aggregat mit S.fuscus</text:p>
          </table:table-cell>
          <table:table-cell table:style-name="ce16" office:value-type="string" calcext:value-type="string">
            <text:p>Aggrégat d'espèces contenant S.fuscus et autres</text:p>
          </table:table-cell>
          <table:table-cell table:style-name="ce16" office:value-type="string" calcext:value-type="string">
            <text:p>Aggregato di specie comprendente tra le altre S. fuscus</text:p>
          </table:table-cell>
          <table:table-cell table:number-columns-repeated="1017"/>
        </table:table-row>
        <table:table-row table:style-name="ro1">
          <table:table-cell table:style-name="ce38" office:value-type="string" calcext:value-type="string">
            <text:p>FA4914A5-F8C6-4F87-AAC8-0771DC41B79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2A774C69-7B18-457F-975F-2981809954A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6DE93222-5DA3-4E1B-9DB4-E42351FF74C3</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8" office:value-type="string" calcext:value-type="string">
            <text:p>6FBA9324-F019-45B2-9D7A-A181A788B57B</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c(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F3561380-E810-472D-9FF9-39F668A56EC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D7568C61-68FA-49F8-B08C-0A0102184B50</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2 Fundmeldungen; vermutlich im TI eingeschleppt</text:p>
          </table:table-cell>
          <table:table-cell table:style-name="ce16" office:value-type="string" calcext:value-type="string">
            <text:p>2 mentions; probablement introduit au Tessin</text:p>
          </table:table-cell>
          <table:table-cell table:style-name="ce16" office:value-type="string" calcext:value-type="string">
            <text:p>2 segnalazioni; probabilmente introdotta in Ticino</text:p>
          </table:table-cell>
          <table:table-cell table:number-columns-repeated="1017"/>
        </table:table-row>
        <table:table-row table:style-name="ro1">
          <table:table-cell table:style-name="ce38" office:value-type="string" calcext:value-type="string">
            <text:p>354D9A5E-3E64-4EE2-9DCC-767B7B652135</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Ungenügende Datengrundlage; taxonomisch unsicher</text:p>
          </table:table-cell>
          <table:table-cell table:style-name="ce16" office:value-type="string" calcext:value-type="string">
            <text:p>Pas assez de données pour statuer; statut taxinomique peu clair</text:p>
          </table:table-cell>
          <table:table-cell table:style-name="ce16" office:value-type="string" calcext:value-type="string">
            <text:p>Dati insufficienti per la valutazione dello status; status tassonomico poco chiaro</text:p>
          </table:table-cell>
          <table:table-cell table:number-columns-repeated="1017"/>
        </table:table-row>
        <table:table-row table:style-name="ro1">
          <table:table-cell table:style-name="ce38" office:value-type="string" calcext:value-type="string">
            <text:p>EBEA71DF-BA7C-47A4-B2D8-49BA7E558C29</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 C2a</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93A87161-55D8-4683-ACED-89CFD47FA23D</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C2a(i)</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8" office:value-type="string" calcext:value-type="string">
            <text:p>47E29242-1AF8-4CFB-A34B-07EE74A07BF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EC60E0BE-E19C-40A1-B573-5A20C84770D2</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 Wiesen und Weiden, Felsen und Steinschutt, Säume</text:p>
          </table:table-cell>
          <table:table-cell table:style-name="ce16" office:value-type="string" calcext:value-type="string">
            <text:p>Forêts, Prairies et pâturages, Roches et éboulis, Ecotones</text:p>
          </table:table-cell>
          <table:table-cell table:style-name="ce16" office:value-type="string" calcext:value-type="string">
            <text:p>Boschi, prati e pascoli, rocce e ghiaioni, ecotoni</text:p>
          </table:table-cell>
          <table:table-cell table:number-columns-repeated="1017"/>
        </table:table-row>
        <table:table-row table:style-name="ro1">
          <table:table-cell table:style-name="ce38" office:value-type="string" calcext:value-type="string">
            <text:p>A75ADD4D-6E9C-4DAD-BA44-19F2F1CA3261</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9C6044F0-8105-4F25-B229-9C576085F017</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Lokalendemit, der nur aufgrund genetischer Analyse bestimmt werden kann</text:p>
          </table:table-cell>
          <table:table-cell table:style-name="ce16" office:value-type="string" calcext:value-type="string">
            <text:p>Endémique local; ne peut être déterminé que par génétique</text:p>
          </table:table-cell>
          <table:table-cell table:style-name="ce16" office:value-type="string" calcext:value-type="string">
            <text:p>Endemismo locale; può essere determinata solo attraverso un'analisi genetica</text:p>
          </table:table-cell>
          <table:table-cell table:number-columns-repeated="1017"/>
        </table:table-row>
        <table:table-row table:style-name="ro1">
          <table:table-cell table:style-name="ce39" office:value-type="string" calcext:value-type="string">
            <text:p>05118507-26A6-47DC-BA93-8F79D778772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B4D69A7C-A25C-4EEB-8777-880519ADC9B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9" office:value-type="string" calcext:value-type="string">
            <text:p>E961A79F-1253-4B92-919B-2A8E55768F2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0E78CB07-0215-48C5-A7D8-5B9F42C36244</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1">
          <table:table-cell table:style-name="ce39" office:value-type="string" calcext:value-type="string">
            <text:p>BD455DA3-033F-4482-A571-08CA07526521</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8C986976-A261-4868-8E3B-EB56EF17632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31FA0A1C-6DAD-4B30-AB42-7890F700DB1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9" office:value-type="string" calcext:value-type="string">
            <text:p>4A7BAAD9-C970-4189-9998-1CA8147B5D4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91152FD-EFFC-4A12-AD19-6038FED55718</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8C190BD0-A621-45DD-87B0-BA475B84479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Ufer und Feuchtgebiete</text:p>
          </table:table-cell>
          <table:table-cell table:style-name="ce16" office:value-type="string" calcext:value-type="string">
            <text:p>Prairies et pâturages, Rives et milieux humides</text:p>
          </table:table-cell>
          <table:table-cell table:style-name="ce16" office:value-type="string" calcext:value-type="string">
            <text:p>Prati e pascoli, rive e ambienti umidi</text:p>
          </table:table-cell>
          <table:table-cell table:number-columns-repeated="1017"/>
        </table:table-row>
        <table:table-row table:style-name="ro1">
          <table:table-cell table:style-name="ce39" office:value-type="string" calcext:value-type="string">
            <text:p>322EBFF4-2A17-4230-82F1-245EFFE24FC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C9842D0-5326-404E-875B-38A8C5390BF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03A6BB6-1EC8-4E6B-B690-E0CC363F03B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 Wiesen und Weiden, Felsen und Steinschutt</text:p>
          </table:table-cell>
          <table:table-cell table:style-name="ce16" office:value-type="string" calcext:value-type="string">
            <text:p>Forêts, Prairies et pâturages, Roches et éboulis</text:p>
          </table:table-cell>
          <table:table-cell table:style-name="ce16" office:value-type="string" calcext:value-type="string">
            <text:p>Boschi, prati e pascoli, rocce e ghiaioni</text:p>
          </table:table-cell>
          <table:table-cell table:number-columns-repeated="1017"/>
        </table:table-row>
        <table:table-row table:style-name="ro1">
          <table:table-cell table:style-name="ce39" office:value-type="string" calcext:value-type="string">
            <text:p>D6CB13C7-477D-450E-9798-54C24293D37C</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1474DBEF-5A12-4F59-B6B1-C0E412513B4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BBFA53AD-A3B0-476D-B224-25543F6BC374</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 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3E378315-6F4D-41C1-B10A-EAA0E0A30DCD</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ii)</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AD1A2619-36E3-43B3-A4B9-DF8E334C286A</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2 Standorte in CH mit leeren Schalen (durch Hochwasser freigelegt)</text:p>
          </table:table-cell>
          <table:table-cell table:style-name="ce16" office:value-type="string" calcext:value-type="string">
            <text:p>2 sites suisses avec coquille vide (déchet de crue)</text:p>
          </table:table-cell>
          <table:table-cell table:style-name="ce16" office:value-type="string" calcext:value-type="string">
            <text:p>2 luoghi in Svizzera con gusci vuoti (depositi alluvionali)</text:p>
          </table:table-cell>
          <table:table-cell table:number-columns-repeated="1017"/>
        </table:table-row>
        <table:table-row table:style-name="ro1">
          <table:table-cell table:style-name="ce39" office:value-type="string" calcext:value-type="string">
            <text:p>BADA80BF-FEBA-4009-B47A-96D508DC5665</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532B5FD6-DA0F-41BA-B7FA-F9B1C6F42EA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2044ECBF-7175-4649-B945-F8D6AD69F3F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text:p>
          </table:table-cell>
          <table:table-cell table:style-name="ce16" office:value-type="string" calcext:value-type="string">
            <text:p>Wälder, Siedlungsgebiete, Wiesen und Weiden, Felsen und Steinschutt</text:p>
          </table:table-cell>
          <table:table-cell table:style-name="ce16" office:value-type="string" calcext:value-type="string">
            <text:p>Forêts, Milieux construits, Prairies et pâturages, Roches et éboulis</text:p>
          </table:table-cell>
          <table:table-cell table:style-name="ce16" office:value-type="string" calcext:value-type="string">
            <text:p>Boschi, ambienti edificati, prati e pascoli, rocce e ghiaioni</text:p>
          </table:table-cell>
          <table:table-cell table:number-columns-repeated="1017"/>
        </table:table-row>
        <table:table-row table:style-name="ro1">
          <table:table-cell table:style-name="ce39" office:value-type="string" calcext:value-type="string">
            <text:p>C62E0F4B-3EE9-4271-B25A-50EF53A1BC1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869B0171-4900-4D75-B719-61DEA0A7BDB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4DF20DC3-301B-4624-A318-16DF648B9C3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846B78FE-F3B8-4323-A988-0202A16D27F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E4A570ED-87BE-429F-B416-88147762DE3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20BFE33F-89B8-49DC-ACA4-3C853D52589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BF5885D-A87B-4041-9C61-121FBB753E4C</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FA5373CF-D25E-40D0-B5F5-D41C8E0FA58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38F27C6F-20ED-4056-9295-36A4C9B57826</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2 Fundmeldungen 1980; am Rande seines Verbreitungsareals</text:p>
          </table:table-cell>
          <table:table-cell table:style-name="ce16" office:value-type="string" calcext:value-type="string">
            <text:p>2 mentions années 1980; en limite d'aire</text:p>
          </table:table-cell>
          <table:table-cell table:style-name="ce16" office:value-type="string" calcext:value-type="string">
            <text:p>2 segnalazioni negli anni '80; al limite dell'areale</text:p>
          </table:table-cell>
          <table:table-cell table:number-columns-repeated="1017"/>
        </table:table-row>
        <table:table-row table:style-name="ro1">
          <table:table-cell table:style-name="ce39" office:value-type="string" calcext:value-type="string">
            <text:p>B23C0D19-CA51-4B25-B9F9-CD4C0C490200</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CEE76C04-0867-401E-A68C-DC5665DAB60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text:p>
          </table:table-cell>
          <table:table-cell table:style-name="ce16" office:value-type="string" calcext:value-type="string">
            <text:p>Siedlungsgebiete, Wiesen und Weiden</text:p>
          </table:table-cell>
          <table:table-cell table:style-name="ce16" office:value-type="string" calcext:value-type="string">
            <text:p>Milieux construits, Prairies et pâturages</text:p>
          </table:table-cell>
          <table:table-cell table:style-name="ce16" office:value-type="string" calcext:value-type="string">
            <text:p>Ambienti edificati, prati e pascoli</text:p>
          </table:table-cell>
          <table:table-cell table:number-columns-repeated="1017"/>
        </table:table-row>
        <table:table-row table:style-name="ro1">
          <table:table-cell table:style-name="ce39" office:value-type="string" calcext:value-type="string">
            <text:p>14CC703B-8F3B-4845-8C34-2A07ACD69AB9</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 iii, 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6DB611A5-B3EB-4F0F-A40A-61F86084DBE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9" office:value-type="string" calcext:value-type="string">
            <text:p>5442390C-9709-4A5D-A57B-E9F0BB6FCEEB</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9B631957-20F1-489F-A0E8-4B0CB3DFC0E6</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Säume, Wälder</text:p>
          </table:table-cell>
          <table:table-cell table:style-name="ce16" office:value-type="string" calcext:value-type="string">
            <text:p>Ecotones, Forêts</text:p>
          </table:table-cell>
          <table:table-cell table:style-name="ce16" office:value-type="string" calcext:value-type="string">
            <text:p>Ecotoni, boschi</text:p>
          </table:table-cell>
          <table:table-cell table:number-columns-repeated="1017"/>
        </table:table-row>
        <table:table-row table:style-name="ro1">
          <table:table-cell table:style-name="ce40" office:value-type="string" calcext:value-type="string">
            <text:p>E41087EC-52B5-4E52-9589-11F47490638D</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ii)</text:p>
          </table:table-cell>
          <table:table-cell table:style-name="ce16" office:value-type="string" calcext:value-type="string">
            <text:p>Seeufer, Altwässer</text:p>
          </table:table-cell>
          <table:table-cell table:style-name="ce16" office:value-type="string" calcext:value-type="string">
            <text:p>Rives lacustres, vieux bras</text:p>
          </table:table-cell>
          <table:table-cell table:style-name="ce16" office:value-type="string" calcext:value-type="string">
            <text:p>Rive lacustri, lanche</text:p>
          </table:table-cell>
          <table:table-cell table:number-columns-repeated="1017"/>
        </table:table-row>
        <table:table-row table:style-name="ro1">
          <table:table-cell table:style-name="ce40" office:value-type="string" calcext:value-type="string">
            <text:p>F752DF64-EB79-44C9-BD10-F14EDED366D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1" office:value-type="string" calcext:value-type="string">
            <text:p>BE0E3741-0665-49AA-AB91-4CA84FE8E623</text:p>
          </table:table-cell>
          <table:table-cell table:style-name="ce16" office:value-type="string" calcext:value-type="string">
            <text:p>RE</text:p>
          </table:table-cell>
          <table:table-cell table:style-name="ce13" office:value-type="string" calcext:value-type="string">
            <text:p>In der Schweiz ausgestorben</text:p>
          </table:table-cell>
          <table:table-cell table:style-name="ce16"/>
          <table:table-cell table:style-name="ce16" office:value-type="string" calcext:value-type="string">
            <text:p>Einziger Nachweis aus dem Jahre 1923. Seeufer, Atlwässer</text:p>
          </table:table-cell>
          <table:table-cell table:style-name="ce16" office:value-type="string" calcext:value-type="string">
            <text:p>Seule mention datée 1923, rives lacustres, vieux bras</text:p>
          </table:table-cell>
          <table:table-cell table:style-name="ce16" office:value-type="string" calcext:value-type="string">
            <text:p>Unica segnalazione nel 1923, rive lacustri, lanche</text:p>
          </table:table-cell>
          <table:table-cell table:number-columns-repeated="1017"/>
        </table:table-row>
        <table:table-row table:style-name="ro1">
          <table:table-cell table:style-name="ce40" office:value-type="string" calcext:value-type="string">
            <text:p>3B6937C8-6B4B-4985-A2C6-45C2D2CB31ED</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 iii)</text:p>
          </table:table-cell>
          <table:table-cell table:style-name="ce16" office:value-type="string" calcext:value-type="string">
            <text:p>Sehr saubere Gewässer: Gräben, Bäche, Flüsse, Seeufer</text:p>
          </table:table-cell>
          <table:table-cell table:style-name="ce16" office:value-type="string" calcext:value-type="string">
            <text:p>Eaux très propres: fossés, ruisseaux, rivières, rives lacustres</text:p>
          </table:table-cell>
          <table:table-cell table:style-name="ce16" office:value-type="string" calcext:value-type="string">
            <text:p>Acque molto pulite: fossati, ruscelli, fiumi, rive lacustri</text:p>
          </table:table-cell>
          <table:table-cell table:number-columns-repeated="1017"/>
        </table:table-row>
        <table:table-row table:style-name="ro1">
          <table:table-cell table:style-name="ce40" office:value-type="string" calcext:value-type="string">
            <text:p>92B5D2E4-4441-48E7-B669-384E469A2C4D</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text:p>
          </table:table-cell>
          <table:table-cell table:style-name="ce16" office:value-type="string" calcext:value-type="string">
            <text:p>Seeufer (Schlamm/Sand), Altwässer</text:p>
          </table:table-cell>
          <table:table-cell table:style-name="ce16" office:value-type="string" calcext:value-type="string">
            <text:p>Rives lacustres (vase/sable), vieux bras</text:p>
          </table:table-cell>
          <table:table-cell table:style-name="ce16" office:value-type="string" calcext:value-type="string">
            <text:p>Rive lacustri (limo/sabbia), lanche</text:p>
          </table:table-cell>
          <table:table-cell table:number-columns-repeated="1017"/>
        </table:table-row>
        <table:table-row table:style-name="ro1">
          <table:table-cell table:style-name="ce40" office:value-type="string" calcext:value-type="string">
            <text:p>708B6133-14F2-4A67-B56A-B8A74A104D6A</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 B2b(i, ii, iii)</text:p>
          </table:table-cell>
          <table:table-cell table:style-name="ce16" office:value-type="string" calcext:value-type="string">
            <text:p>Seeufer (Sand, Feinkies), Altwässer</text:p>
          </table:table-cell>
          <table:table-cell table:style-name="ce16" office:value-type="string" calcext:value-type="string">
            <text:p>Rives lacustres (sable, graviers fins), vieux bras</text:p>
          </table:table-cell>
          <table:table-cell table:style-name="ce16" office:value-type="string" calcext:value-type="string">
            <text:p>Rive lacustri (sabbia, ghiaia fine), lanche</text:p>
          </table:table-cell>
          <table:table-cell table:number-columns-repeated="1017"/>
        </table:table-row>
        <table:table-row table:style-name="ro1">
          <table:table-cell table:style-name="ce40" office:value-type="string" calcext:value-type="string">
            <text:p>6290C3AD-0435-4DEE-93FE-7E65B3A3DCA5</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text:p>
          </table:table-cell>
          <table:table-cell table:style-name="ce16" office:value-type="string" calcext:value-type="string">
            <text:p>Seeufer (Schlamm/Sand), Altwässer</text:p>
          </table:table-cell>
          <table:table-cell table:style-name="ce16" office:value-type="string" calcext:value-type="string">
            <text:p>Rives lacustres (vase/sable), vieux bras</text:p>
          </table:table-cell>
          <table:table-cell table:style-name="ce16" office:value-type="string" calcext:value-type="string">
            <text:p>Rive lacustri (limo/sabbia), lanche</text:p>
          </table:table-cell>
          <table:table-cell table:number-columns-repeated="1017"/>
        </table:table-row>
        <table:table-row table:style-name="ro1">
          <table:table-cell table:style-name="ce42" office:value-type="string" calcext:value-type="string">
            <text:p>4BABD391-E911-45F3-81AB-BA0F046E8C6C</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im Rhein bei Basel, 1994</text:p>
          </table:table-cell>
          <table:table-cell table:style-name="ce16" office:value-type="string" calcext:value-type="string">
            <text:p>Introduite, première mention Rhin Bâle, 1994</text:p>
          </table:table-cell>
          <table:table-cell table:style-name="ce16" office:value-type="string" calcext:value-type="string">
            <text:p>Introdotta, prima segnalazione nel Reno presso <text:s/>Basilea, 1994</text:p>
          </table:table-cell>
          <table:table-cell table:number-columns-repeated="1017"/>
        </table:table-row>
        <table:table-row table:style-name="ro1">
          <table:table-cell table:style-name="ce42" office:value-type="string" calcext:value-type="string">
            <text:p>96BC42D4-BEBA-4FD4-B6B7-1C42EF7205D5</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im Rhein bei Basel, 1994</text:p>
          </table:table-cell>
          <table:table-cell table:style-name="ce16" office:value-type="string" calcext:value-type="string">
            <text:p>Introduite, première mention Rhin Bâle, 1994</text:p>
          </table:table-cell>
          <table:table-cell table:style-name="ce16" office:value-type="string" calcext:value-type="string">
            <text:p>Introdotta, prima segnalazione nel Reno presso <text:s/>Basilea, 1994</text:p>
          </table:table-cell>
          <table:table-cell table:number-columns-repeated="1017"/>
        </table:table-row>
        <table:table-row table:style-name="ro1">
          <table:table-cell table:style-name="ce42" office:value-type="string" calcext:value-type="string">
            <text:p>C03CFB57-118F-4CE7-B893-EADB54F6A44D</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64</text:p>
          </table:table-cell>
          <table:table-cell table:style-name="ce16" office:value-type="string" calcext:value-type="string">
            <text:p>Introduite, première mention Léman, 1964</text:p>
          </table:table-cell>
          <table:table-cell table:style-name="ce16" office:value-type="string" calcext:value-type="string">
            <text:p>Introdotta, prima segnalazione nel Lemano, 1964</text:p>
          </table:table-cell>
          <table:table-cell table:number-columns-repeated="1017"/>
        </table:table-row>
        <table:table-row table:style-name="ro1">
          <table:table-cell table:style-name="ce42" office:value-type="string" calcext:value-type="string">
            <text:p>87D8D508-F9D6-4434-A7C8-7BCB373E26B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2" office:value-type="string" calcext:value-type="string">
            <text:p>C91F4441-AA80-4E6F-AEEF-208DA28FD2A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Oberglatt, 2004</text:p>
          </table:table-cell>
          <table:table-cell table:style-name="ce16" office:value-type="string" calcext:value-type="string">
            <text:p>Introduite, première mention Oberglatt, 2004</text:p>
          </table:table-cell>
          <table:table-cell table:style-name="ce16" office:value-type="string" calcext:value-type="string">
            <text:p>Introdotta, prima segnalazione a Oberglatt, 2004</text:p>
          </table:table-cell>
          <table:table-cell table:number-columns-repeated="1017"/>
        </table:table-row>
        <table:table-row table:style-name="ro1">
          <table:table-cell table:style-name="ce42" office:value-type="string" calcext:value-type="string">
            <text:p>B0CAEC66-C250-40AA-9565-5FC275BF5FC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andiger bis lehmiger Grund der Seen und Flüsse</text:p>
          </table:table-cell>
          <table:table-cell table:style-name="ce16" office:value-type="string" calcext:value-type="string">
            <text:p>Fonds sableux à limoneux des lacs et fleuves</text:p>
          </table:table-cell>
          <table:table-cell table:style-name="ce16" office:value-type="string" calcext:value-type="string">
            <text:p>Fondali sabbiosi-limosi di laghi e fiumi</text:p>
          </table:table-cell>
          <table:table-cell table:number-columns-repeated="1017"/>
        </table:table-row>
        <table:table-row table:style-name="ro1">
          <table:table-cell table:style-name="ce42" office:value-type="string" calcext:value-type="string">
            <text:p>96506A8C-3B4C-42CF-8A7C-6161A388D79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2" office:value-type="string" calcext:value-type="string">
            <text:p>7EE1B84C-2178-444F-B56A-BC11518676A2</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Kaltgewässer der grossen Seen und alpinen Stehgewässer</text:p>
          </table:table-cell>
          <table:table-cell table:style-name="ce16" office:value-type="string" calcext:value-type="string">
            <text:p>Eaux froides des grands lacs et plans d’eau alpins</text:p>
          </table:table-cell>
          <table:table-cell table:style-name="ce16" office:value-type="string" calcext:value-type="string">
            <text:p>Acque fredde di grandi laghi e specchi d'acqua alpini</text:p>
          </table:table-cell>
          <table:table-cell table:number-columns-repeated="1017"/>
        </table:table-row>
        <table:table-row table:style-name="ro1">
          <table:table-cell table:style-name="ce43" office:value-type="string" calcext:value-type="string">
            <text:p>3FB5CB1D-2275-46C4-A365-E4C1F097600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F7D1CD56-9B68-4DEE-8EAB-62B7704A2B9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n, Weiher, Flüsse und Kanäle</text:p>
          </table:table-cell>
          <table:table-cell table:style-name="ce16" office:value-type="string" calcext:value-type="string">
            <text:p>Lacs, étangs, fleuves et canaux</text:p>
          </table:table-cell>
          <table:table-cell table:style-name="ce16" office:value-type="string" calcext:value-type="string">
            <text:p>Laghi, stagni, fiumi e canaux</text:p>
          </table:table-cell>
          <table:table-cell table:number-columns-repeated="1017"/>
        </table:table-row>
        <table:table-row table:style-name="ro1">
          <table:table-cell table:style-name="ce43" office:value-type="string" calcext:value-type="string">
            <text:p>945994E1-6A86-4428-AD73-3998DDACD22F</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auerstoffreiche Uferzonen der grossen Seen</text:p>
          </table:table-cell>
          <table:table-cell table:style-name="ce16" office:value-type="string" calcext:value-type="string">
            <text:p>Littoral oxygéné des grands lacs</text:p>
          </table:table-cell>
          <table:table-cell table:style-name="ce16" office:value-type="string" calcext:value-type="string">
            <text:p>Litorali ossigenati di grandi laghi</text:p>
          </table:table-cell>
          <table:table-cell table:number-columns-repeated="1017"/>
        </table:table-row>
        <table:table-row table:style-name="ro1">
          <table:table-cell table:style-name="ce43" office:value-type="string" calcext:value-type="string">
            <text:p>B1F72E18-C4F7-477A-9ED9-1749DFEE14E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8671BE39-2BF8-45F3-946E-A0ADA284B57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40A6A749-AF38-4AB5-95D3-8E96A51C508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BCE1A822-A30B-484D-8878-B08F334C9F04</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ufer, Weiher und Moore</text:p>
          </table:table-cell>
          <table:table-cell table:style-name="ce16" office:value-type="string" calcext:value-type="string">
            <text:p>Rives lacustres, étangs et marais</text:p>
          </table:table-cell>
          <table:table-cell table:style-name="ce16" office:value-type="string" calcext:value-type="string">
            <text:p>Rive lacustri, stagni e paludi </text:p>
          </table:table-cell>
          <table:table-cell table:number-columns-repeated="1017"/>
        </table:table-row>
        <table:table-row table:style-name="ro1">
          <table:table-cell table:style-name="ce43" office:value-type="string" calcext:value-type="string">
            <text:p>A97089BB-BF3F-48E2-9965-F31896D2217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0B6C926F-DCBE-4EEB-95FD-890AFEB07228</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text:p>
          </table:table-cell>
          <table:table-cell table:style-name="ce16" office:value-type="string" calcext:value-type="string">
            <text:p>Weiher und Moore der Tieflagen</text:p>
          </table:table-cell>
          <table:table-cell table:style-name="ce16" office:value-type="string" calcext:value-type="string">
            <text:p>Etangs et marais de plaine</text:p>
          </table:table-cell>
          <table:table-cell table:style-name="ce16" office:value-type="string" calcext:value-type="string">
            <text:p>Stagni e paludi <text:s/>di pianura</text:p>
          </table:table-cell>
          <table:table-cell table:number-columns-repeated="1017"/>
        </table:table-row>
        <table:table-row table:style-name="ro1">
          <table:table-cell table:style-name="ce43" office:value-type="string" calcext:value-type="string">
            <text:p>A783B3F7-A8A0-41BB-A735-3AA20CDCE86E</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number-columns-repeated="4"/>
          <table:table-cell table:number-columns-repeated="1017"/>
        </table:table-row>
        <table:table-row table:style-name="ro1">
          <table:table-cell table:style-name="ce43" office:value-type="string" calcext:value-type="string">
            <text:p>0E59E45A-60A1-4435-AF24-EA442BD6E41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39873F2B-2009-456B-A911-66CBAF18266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andiger bis lehmiger Grund der Seen und Flüsse</text:p>
          </table:table-cell>
          <table:table-cell table:style-name="ce16" office:value-type="string" calcext:value-type="string">
            <text:p>Fonds sableux à limoneux des lacs et fleuves</text:p>
          </table:table-cell>
          <table:table-cell table:style-name="ce16" office:value-type="string" calcext:value-type="string">
            <text:p>Fondali sabbiosi-limosi di laghi e fiumi</text:p>
          </table:table-cell>
          <table:table-cell table:number-columns-repeated="1017"/>
        </table:table-row>
        <table:table-row table:style-name="ro1">
          <table:table-cell table:style-name="ce43" office:value-type="string" calcext:value-type="string">
            <text:p>89AAC047-A523-4CA7-ABE8-95C15483ACEC</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Fliessgewässer und phosphatarme Uferzonen</text:p>
          </table:table-cell>
          <table:table-cell table:style-name="ce16" office:value-type="string" calcext:value-type="string">
            <text:p>Rivières et littoral pauvres en phosphates</text:p>
          </table:table-cell>
          <table:table-cell table:style-name="ce16" office:value-type="string" calcext:value-type="string">
            <text:p>Fiumi e litorali poveri di fosfati</text:p>
          </table:table-cell>
          <table:table-cell table:number-columns-repeated="1017"/>
        </table:table-row>
        <table:table-row table:style-name="ro1">
          <table:table-cell table:style-name="ce43" office:value-type="string" calcext:value-type="string">
            <text:p>D64101A9-0E03-4A6A-AB98-06703F8610E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number-rows-repeated="1048284">
          <table:table-cell table:number-columns-repeated="1024"/>
        </table:table-row>
        <table:table-row table:style-name="ro1">
          <table:table-cell table:number-columns-repeated="1024"/>
        </table:table-row>
        <calcext:conditional-formats>
          <calcext:conditional-format calcext:target-range-address="ds_daten.B2:ds_daten.B7">
            <calcext:condition calcext:apply-style-name="cf1" calcext:value="formula-is(ISERROR('file:///c:/users/alex/rote_listen_2014/importdaten/nicht%20importierte%20daten.xlsx'#duelli_1994.#ref!))" calcext:base-cell-address="ds_daten.B2"/>
          </calcext:conditional-format>
          <calcext:conditional-format calcext:target-range-address="ds_daten.B8:ds_daten.B11">
            <calcext:condition calcext:apply-style-name="cf1" calcext:value="formula-is(ISERROR('file:///c:/users/alex/rote_listen_2014/importdaten/nicht%20importierte%20daten.xlsx'#duelli_1994.#ref!))" calcext:base-cell-address="ds_daten.B8"/>
          </calcext:conditional-format>
          <calcext:conditional-format calcext:target-range-address="ds_daten.B12:ds_daten.B19">
            <calcext:condition calcext:apply-style-name="cf1" calcext:value="formula-is(ISERROR('file:///c:/users/alex/rote_listen_2014/importdaten/nicht%20importierte%20daten.xlsx'#duelli_1994.#ref!))" calcext:base-cell-address="ds_daten.B12"/>
          </calcext:conditional-format>
          <calcext:conditional-format calcext:target-range-address="ds_daten.B20:ds_daten.B26">
            <calcext:condition calcext:apply-style-name="cf1" calcext:value="formula-is(ISERROR('file:///c:/users/alex/rote_listen_2014/importdaten/nicht%20importierte%20daten.xlsx'#duelli_1994.#ref!))" calcext:base-cell-address="ds_daten.B20"/>
          </calcext:conditional-format>
          <calcext:conditional-format calcext:target-range-address="ds_daten.B27:ds_daten.B49">
            <calcext:condition calcext:apply-style-name="cf1" calcext:value="formula-is(ISERROR('file:///c:/users/alex/rote_listen_2014/importdaten/nicht%20importierte%20daten.xlsx'#duelli_1994.#ref!))" calcext:base-cell-address="ds_daten.B27"/>
          </calcext:conditional-format>
          <calcext:conditional-format calcext:target-range-address="ds_daten.B227:ds_daten.B262">
            <calcext:condition calcext:apply-style-name="cf1" calcext:value="formula-is(ISERROR('file:///c:/users/alex/rote_listen_2014/importdaten/nicht%20importierte%20daten.xlsx'#duelli_1994.#ref!))" calcext:base-cell-address="ds_daten.B227"/>
          </calcext:conditional-format>
          <calcext:conditional-format calcext:target-range-address="ds_daten.B263:ds_daten.B264 ds_daten.B266:ds_daten.B269">
            <calcext:condition calcext:apply-style-name="cf1" calcext:value="formula-is(ISERROR('file:///c:/users/alex/rote_listen_2014/importdaten/nicht%20importierte%20daten.xlsx'#duelli_1994.#ref!))" calcext:base-cell-address="ds_daten.B263"/>
          </calcext:conditional-format>
          <calcext:conditional-format calcext:target-range-address="ds_daten.B265:ds_daten.B265">
            <calcext:condition calcext:apply-style-name="cf1" calcext:value="formula-is(ISERROR('file:///c:/users/alex/rote_listen_2014/importdaten/nicht%20importierte%20daten.xlsx'#duelli_1994.#ref!))" calcext:base-cell-address="ds_daten.B265"/>
          </calcext:conditional-format>
          <calcext:conditional-format calcext:target-range-address="ds_daten.B270:ds_daten.B277">
            <calcext:condition calcext:apply-style-name="cf1" calcext:value="formula-is(ISERROR('file:///c:/users/alex/rote_listen_2014/importdaten/nicht%20importierte%20daten.xlsx'#duelli_1994.#ref!))" calcext:base-cell-address="ds_daten.B270"/>
          </calcext:conditional-format>
          <calcext:conditional-format calcext:target-range-address="ds_daten.B278:ds_daten.B291">
            <calcext:condition calcext:apply-style-name="cf1" calcext:value="formula-is(ISERROR('file:///c:/users/alex/rote_listen_2014/importdaten/nicht%20importierte%20daten.xlsx'#duelli_1994.#ref!))" calcext:base-cell-address="ds_daten.B278"/>
          </calcext:conditional-format>
          <calcext:conditional-format calcext:target-range-address="ds_daten.B50:ds_daten.B51">
            <calcext:condition calcext:apply-style-name="cf1" calcext:value="formula-is(ISERROR('file:///c:/users/alex/rote_listen_2014/importdaten/nicht%20importierte%20daten.xlsx'#duelli_1994.#ref!))" calcext:base-cell-address="ds_daten.B50"/>
          </calcext:conditional-format>
          <calcext:conditional-format calcext:target-range-address="ds_daten.B52:ds_daten.B73">
            <calcext:condition calcext:apply-style-name="cf1" calcext:value="formula-is(ISERROR('file:///c:/users/alex/rote_listen_2014/importdaten/nicht%20importierte%20daten.xlsx'#duelli_1994.#ref!))" calcext:base-cell-address="ds_daten.B52"/>
          </calcext:conditional-format>
          <calcext:conditional-format calcext:target-range-address="ds_daten.B74:ds_daten.B101">
            <calcext:condition calcext:apply-style-name="cf1" calcext:value="formula-is(ISERROR('file:///c:/users/alex/rote_listen_2014/importdaten/nicht%20importierte%20daten.xlsx'#duelli_1994.#ref!))" calcext:base-cell-address="ds_daten.B74"/>
          </calcext:conditional-format>
          <calcext:conditional-format calcext:target-range-address="ds_daten.B102:ds_daten.B154">
            <calcext:condition calcext:apply-style-name="cf1" calcext:value="formula-is(ISERROR('file:///c:/users/alex/rote_listen_2014/importdaten/nicht%20importierte%20daten.xlsx'#duelli_1994.#ref!))" calcext:base-cell-address="ds_daten.B102"/>
          </calcext:conditional-format>
          <calcext:conditional-format calcext:target-range-address="ds_daten.B155:ds_daten.B156">
            <calcext:condition calcext:apply-style-name="cf1" calcext:value="formula-is(ISERROR('file:///c:/users/alex/rote_listen_2014/importdaten/nicht%20importierte%20daten.xlsx'#duelli_1994.#ref!))" calcext:base-cell-address="ds_daten.B155"/>
          </calcext:conditional-format>
          <calcext:conditional-format calcext:target-range-address="ds_daten.B157:ds_daten.B226">
            <calcext:condition calcext:apply-style-name="cf1" calcext:value="formula-is(ISERROR('file:///c:/users/alex/rote_listen_2014/importdaten/nicht%20importierte%20daten.xlsx'#duelli_1994.#ref!))" calcext:base-cell-address="ds_daten.B157"/>
          </calcext:conditional-format>
        </calcext:conditional-formats>
      </table:table>
      <table:table table:name="tagfalter"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47" office:value-type="string" calcext:value-type="string">
            <text:p>F1ED6CE6-E5B1-40F6-944F-E6C4107FB78C</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8"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in Vallese</text:p>
          </table:table-cell>
          <table:table-cell table:number-columns-repeated="1017"/>
        </table:table-row>
        <table:table-row table:style-name="ro1">
          <table:table-cell table:style-name="ce47" office:value-type="string" calcext:value-type="string">
            <text:p>47074914-2E87-42EA-83F8-EC57ACC0606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D4AA974-6DED-4708-BAA2-02602AAE9377</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2215E9A-3367-483A-8AA2-B1E480DD4C16</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59" office:value-type="string" calcext:value-type="string">
            <text:p>Nur in den Südalpen und im Münstertal GR</text:p>
          </table:table-cell>
          <table:table-cell table:style-name="ce58" office:value-type="string" calcext:value-type="string">
            <text:p>Uniquement au sud des Alpes et au Val Müstair GR</text:p>
          </table:table-cell>
          <table:table-cell table:style-name="ce13" office:value-type="string" calcext:value-type="string">
            <text:p>Unicamente sul versante meridionale delle Alpi e in Val Monastero (GR)</text:p>
          </table:table-cell>
          <table:table-cell table:number-columns-repeated="1017"/>
        </table:table-row>
        <table:table-row table:style-name="ro1">
          <table:table-cell table:style-name="ce47" office:value-type="string" calcext:value-type="string">
            <text:p>907ED264-1131-4537-A0DB-981C7DDE2A6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F8638576-C9A0-478C-8E90-F78CA02A548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0383420-9B76-4D9B-955E-E7C847BF80C8</text:p>
          </table:table-cell>
          <table:table-cell table:style-name="ce56" office:value-type="string" calcext:value-type="string">
            <text:p>RE</text:p>
          </table:table-cell>
          <table:table-cell table:style-name="ce13" office:value-type="string" calcext:value-type="string">
            <text:p>In der Schweiz ausgestorben</text:p>
          </table:table-cell>
          <table:table-cell table:style-name="ce58"/>
          <table:table-cell table:style-name="ce59" office:value-type="string" calcext:value-type="string">
            <text:p>Letzter Nachweis in der Schweiz 1974 </text:p>
          </table:table-cell>
          <table:table-cell table:style-name="ce58" office:value-type="string" calcext:value-type="string">
            <text:p>Dernière mention suisse en 1974 </text:p>
          </table:table-cell>
          <table:table-cell table:style-name="ce13" office:value-type="string" calcext:value-type="string">
            <text:p>Ultima segnalazione in Svizzera nel 1974 </text:p>
          </table:table-cell>
          <table:table-cell table:number-columns-repeated="1017"/>
        </table:table-row>
        <table:table-row table:style-name="ro1">
          <table:table-cell table:style-name="ce47" office:value-type="string" calcext:value-type="string">
            <text:p>F83CE423-5774-4207-B97B-728EFAC2C32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F3582761-FB4D-4750-86D3-B0C8B54C0BA3</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DE32169-8E75-455B-AC24-1D1364AB42C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0D4AA36A-1BC3-4EE6-9E85-CAEBEBBABFD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37CC931E-8F50-4F7C-91CA-E72A00CEC843</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5289E433-2D6F-4D7D-AB69-9F37CAC28B4E</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534784BE-C23E-4296-AC3B-6E4E477B53D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A65B102C-DADF-4DC1-AE95-8245B57C1F0E</text:p>
          </table:table-cell>
          <table:table-cell table:style-name="ce56" office:value-type="string" calcext:value-type="string">
            <text:p>RE</text:p>
          </table:table-cell>
          <table:table-cell table:style-name="ce13" office:value-type="string" calcext:value-type="string">
            <text:p>In der Schweiz ausgestorben</text:p>
          </table:table-cell>
          <table:table-cell table:style-name="ce58"/>
          <table:table-cell table:style-name="ce59" office:value-type="string" calcext:value-type="string">
            <text:p>Letzter Nachweis in der Schweiz 1974 </text:p>
          </table:table-cell>
          <table:table-cell table:style-name="ce58" office:value-type="string" calcext:value-type="string">
            <text:p>Dernière mention suisse en 1974 </text:p>
          </table:table-cell>
          <table:table-cell table:style-name="ce13" office:value-type="string" calcext:value-type="string">
            <text:p>Ultima segnalazione in Svizzera nel 1974 </text:p>
          </table:table-cell>
          <table:table-cell table:number-columns-repeated="1017"/>
        </table:table-row>
        <table:table-row table:style-name="ro1">
          <table:table-cell table:style-name="ce47" office:value-type="string" calcext:value-type="string">
            <text:p>F7AEAEFB-6D20-449B-9EAB-2650EAFE31A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784F87E-1CDB-43BF-B97B-75DE8C78440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2FAA779-B878-4DD8-B584-3EFA0413067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1D58434-CA65-4F1B-8657-59CE272C341C</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1DC9942-E440-418A-8A6A-A97B92B3552C</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868F756E-4AA5-4284-9EC7-4A6334E68A3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99F5C5FF-8148-41B8-9A9E-00CE299CD8D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69A0680-ECA1-4E47-A964-B4CF0EDBB44C</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13C54E9-C595-4A88-A4CF-881ECA9A40F1</text:p>
          </table:table-cell>
          <table:table-cell table:style-name="ce57"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C7E275D-BECD-4A91-9813-DC13A0EA8ECB</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AB478F3D-40C2-49BC-A260-4EBC2B477777</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1DC3A96C-8BEF-4867-914A-C2A1CC55696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204E2DFF-DAFF-41F9-9D75-E6B0E1E6C99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95500A5C-3E9D-41B0-9800-0BCFF76250F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B402AB2A-FEE4-4453-B1C0-775F73BC6AA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F6CFBFE-37F1-49AF-9E13-B17A1A75838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4BC03703-7692-41BB-8146-CDBAAEDD129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2E5854E5-CB4D-4A8E-953D-2DD20356069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14E72717-5FAB-44C6-ADA7-9711D6C38EB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02D58061-70D0-4580-AB54-A5A992E9D18A</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340EBE1-E94B-4326-B666-6651417BA46A</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office:value-type="string" calcext:value-type="string">
            <text:p>In Europa im 1989 eingeführte Art, vermutlich seit 1995 im Tessin etabliert</text:p>
          </table:table-cell>
          <table:table-cell table:style-name="ce13" office:value-type="string" calcext:value-type="string">
            <text:p>Espèce introduite en Europe en 1989, établi au Tessin depuis 1995 probablement</text:p>
          </table:table-cell>
          <table:table-cell table:style-name="ce13" office:value-type="string" calcext:value-type="string">
            <text:p>specie introdotta nel 1989, insediata in Ticino probabilmente a partire dal 1995</text:p>
          </table:table-cell>
          <table:table-cell table:number-columns-repeated="1017"/>
        </table:table-row>
        <table:table-row table:style-name="ro1">
          <table:table-cell table:style-name="ce47" office:value-type="string" calcext:value-type="string">
            <text:p>436AEB6E-66B2-4725-A092-1E6DFF59CC1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6F275E37-EDC2-48BF-ACDB-E83B84BC0A45</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47" office:value-type="string" calcext:value-type="string">
            <text:p>BAFF99F8-13BF-48FE-A2A8-902645E23E7E</text:p>
          </table:table-cell>
          <table:table-cell table:style-name="ce56" office:value-type="string" calcext:value-type="string">
            <text:p>RE</text:p>
          </table:table-cell>
          <table:table-cell table:style-name="ce13" office:value-type="string" calcext:value-type="string">
            <text:p>In der Schweiz ausgestorben</text:p>
          </table:table-cell>
          <table:table-cell table:style-name="ce58"/>
          <table:table-cell table:style-name="ce59" office:value-type="string" calcext:value-type="string">
            <text:p>Letzter Nachweis in der Schweiz 1954</text:p>
          </table:table-cell>
          <table:table-cell table:style-name="ce58" office:value-type="string" calcext:value-type="string">
            <text:p>Dernière mention suisse en 1954</text:p>
          </table:table-cell>
          <table:table-cell table:style-name="ce13" office:value-type="string" calcext:value-type="string">
            <text:p>Ultima segnalazione in Svizzera nel 1954</text:p>
          </table:table-cell>
          <table:table-cell table:number-columns-repeated="1017"/>
        </table:table-row>
        <table:table-row table:style-name="ro1">
          <table:table-cell table:style-name="ce47" office:value-type="string" calcext:value-type="string">
            <text:p>459B72E7-347A-4492-96E1-BC862CB22D8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694ACD9E-DB52-4C08-8CE6-7D65AF86D698</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0729FB7-DB17-4B5C-A950-131A6884408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F4244946-0E78-453A-A915-64AC5380F7D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70497115-B99B-4FC5-9F25-1BD47E9A1BFB</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59" office:value-type="string" calcext:value-type="string">
            <text:p>Zwei in der Schweiz bekannte Reliktpopulationen (Jura und Münstertal GR)</text:p>
          </table:table-cell>
          <table:table-cell table:style-name="ce13" office:value-type="string" calcext:value-type="string">
            <text:p>Deux populations relictuelles connues en Suisse (Jura et Val Müstair GR)</text:p>
          </table:table-cell>
          <table:table-cell table:style-name="ce13" office:value-type="string" calcext:value-type="string">
            <text:p>Due popolazioni relitte note in Svizzera (Giura e Val Monastero (GR))</text:p>
          </table:table-cell>
          <table:table-cell table:number-columns-repeated="1017"/>
        </table:table-row>
        <table:table-row table:style-name="ro1">
          <table:table-cell table:style-name="ce47" office:value-type="string" calcext:value-type="string">
            <text:p>955F2719-6328-4C44-878A-B69A45B69F51</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63A6C45-68B6-4093-AABC-9FA6CA1CCDA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E611D501-A12B-47D8-A2EB-58F37C89E88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D049CA82-6958-4C06-9491-F5B0577A930C</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8" office:value-type="string" calcext:value-type="string">
            <text:p>737B683E-02A6-42CE-A17F-33A45DA31439</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 D</text:p>
          </table:table-cell>
          <table:table-cell table:style-name="ce59" office:value-type="string" calcext:value-type="string">
            <text:p>Im Mittelland verschwunden, Wiederbeobachtung eines Individuums im Jura 2012</text:p>
          </table:table-cell>
          <table:table-cell table:style-name="ce58" office:value-type="string" calcext:value-type="string">
            <text:p>Disparu du Plateau, découverte d'un individu isolé en 2012 dans le Jura</text:p>
          </table:table-cell>
          <table:table-cell table:style-name="ce13" office:value-type="string" calcext:value-type="string">
            <text:p>Scomparsa dall'Altopiano, avvistamento di un solo individuo isolato nel Giura nel 2012</text:p>
          </table:table-cell>
          <table:table-cell table:number-columns-repeated="1017"/>
        </table:table-row>
        <table:table-row table:style-name="ro1">
          <table:table-cell table:style-name="ce48" office:value-type="string" calcext:value-type="string">
            <text:p>75B0F7C4-F77D-4712-B2D6-0DAB4985B0A6</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 D</text:p>
          </table:table-cell>
          <table:table-cell table:style-name="ce59" office:value-type="string" calcext:value-type="string">
            <text:p>Letzter Nachweis in der Schweiz 2007</text:p>
          </table:table-cell>
          <table:table-cell table:style-name="ce58" office:value-type="string" calcext:value-type="string">
            <text:p>Dernière mention suisse en 2007</text:p>
          </table:table-cell>
          <table:table-cell table:style-name="ce13" office:value-type="string" calcext:value-type="string">
            <text:p>Ultima segnalazione in Svizzera nel 2007</text:p>
          </table:table-cell>
          <table:table-cell table:number-columns-repeated="1017"/>
        </table:table-row>
        <table:table-row table:style-name="ro1">
          <table:table-cell table:style-name="ce48" office:value-type="string" calcext:value-type="string">
            <text:p>C8FF96EB-EDFF-4B9E-A252-5BA6FD7FA1B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AEC064FF-8C43-42FE-9463-956BBA099A91</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8" office:value-type="string" calcext:value-type="string">
            <text:p>562B1A1A-7A22-4912-A30E-472B5605D7F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7F340892-1B35-40DE-A9E7-5F8D21636B3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F5E137CB-4624-4D26-B040-384D9566C17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49CBBD95-F1E8-482B-AB53-7259C9713E6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1BF1C2FE-5E8E-4D34-9948-C4BF951ED79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E00F473F-5BB6-43DA-97F0-22BEF1DB011A</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48" office:value-type="string" calcext:value-type="string">
            <text:p>7346BB96-28BE-4556-8E88-544C2D0FDA9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48" office:value-type="string" calcext:value-type="string">
            <text:p>D812BE40-A70F-4B8D-BD0E-E00B08011E4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595D06E8-BF44-40C3-85F0-D981C540D317</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8" office:value-type="string" calcext:value-type="string">
            <text:p>36D67F79-05CB-46C0-AC26-5EB2565D935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21A314A9-A990-4D53-908E-36E4651AD3E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5C378860-A03C-43BC-98B0-22287B1D9EF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4E2B6326-FBAB-4FF1-B9C9-1F55F59CE26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iii, iv); D2</text:p>
          </table:table-cell>
          <table:table-cell table:style-name="ce59" office:value-type="string" calcext:value-type="string">
            <text:p>Nur südlich des Simplons VS</text:p>
          </table:table-cell>
          <table:table-cell table:style-name="ce58" office:value-type="string" calcext:value-type="string">
            <text:p>Uniquement au sud du Simplon VS</text:p>
          </table:table-cell>
          <table:table-cell table:style-name="ce13" office:value-type="string" calcext:value-type="string">
            <text:p>Unicamente a sud del Sempione (VS)</text:p>
          </table:table-cell>
          <table:table-cell table:number-columns-repeated="1017"/>
        </table:table-row>
        <table:table-row table:style-name="ro1">
          <table:table-cell table:style-name="ce49" office:value-type="string" calcext:value-type="string">
            <text:p>900E336F-23FD-45B2-AB28-CE0E3954CFC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2C7E38DB-611E-433A-A2C1-3E3C5C62D75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93A164B9-BAB6-4F58-AFF3-7A0780ADABCC</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7BBE2C8-C228-4AF4-AA79-FC7F449F2507</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m Tessin und in Graubünden</text:p>
          </table:table-cell>
          <table:table-cell table:style-name="ce58" office:value-type="string" calcext:value-type="string">
            <text:p>Uniquement au Tessin et dans les Grisons</text:p>
          </table:table-cell>
          <table:table-cell table:style-name="ce13" office:value-type="string" calcext:value-type="string">
            <text:p>Unicamente in Ticino e nei Grigioni</text:p>
          </table:table-cell>
          <table:table-cell table:number-columns-repeated="1017"/>
        </table:table-row>
        <table:table-row table:style-name="ro1">
          <table:table-cell table:style-name="ce49" office:value-type="string" calcext:value-type="string">
            <text:p>C1E1E271-EC3D-4F39-A430-1D7937CE8AC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AD3ABA88-5B27-445B-BE09-A996823F1D2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3C21453A-1CD6-445B-8677-01A61527A4C8</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9DFC49FC-E3BC-484D-BF3A-4767BC7C61A0</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79EE832E-9A39-49C1-955B-31BB11F4C8F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164C6190-8F29-4B87-B090-14F95ECB5285</text:p>
          </table:table-cell>
          <table:table-cell table:style-name="ce57"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962FECF0-6991-4E72-9F6D-7DE6EAE4C433</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0A0A96DE-99E8-4D9A-9C59-4674AC09760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4DFE696-6BC1-4892-8753-7BC474229D30</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n den Berner Alpen</text:p>
          </table:table-cell>
          <table:table-cell table:style-name="ce58" office:value-type="string" calcext:value-type="string">
            <text:p>Uniquement dans les Alpes bernoises</text:p>
          </table:table-cell>
          <table:table-cell table:style-name="ce13" office:value-type="string" calcext:value-type="string">
            <text:p>Unicamente nelle Alpi bernesi</text:p>
          </table:table-cell>
          <table:table-cell table:number-columns-repeated="1017"/>
        </table:table-row>
        <table:table-row table:style-name="ro1">
          <table:table-cell table:style-name="ce49" office:value-type="string" calcext:value-type="string">
            <text:p>71416FC3-C672-4F35-B367-14FB70CC240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FAC3313A-D789-402B-BBEC-933906BEB6A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CD49ACDB-01D3-49C5-AC3F-644841FA530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70FAB270-6EAC-4CDE-8219-DBD5CA0AC6E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5BDCDE50-D895-4643-A775-FCC81CBAA7E6</text:p>
          </table:table-cell>
          <table:table-cell table:style-name="ce57"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25BCA0BB-EA3F-4739-80B9-1E483D26126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Südtessin und in Ostgraubünden</text:p>
          </table:table-cell>
          <table:table-cell table:style-name="ce58" office:value-type="string" calcext:value-type="string">
            <text:p>Uniquement au sud du Tessin et dans l’est des Grisons</text:p>
          </table:table-cell>
          <table:table-cell table:style-name="ce13" office:value-type="string" calcext:value-type="string">
            <text:p>Unicamente nel Ticino meridionale e nei Grigioni orientali</text:p>
          </table:table-cell>
          <table:table-cell table:number-columns-repeated="1017"/>
        </table:table-row>
        <table:table-row table:style-name="ro1">
          <table:table-cell table:style-name="ce49" office:value-type="string" calcext:value-type="string">
            <text:p>6A0A835D-7A82-4C92-969A-0ECDE00532E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 D2</text:p>
          </table:table-cell>
          <table:table-cell table:style-name="ce59" office:value-type="string" calcext:value-type="string">
            <text:p>Nur in der Region Grindelwald BE</text:p>
          </table:table-cell>
          <table:table-cell table:style-name="ce58" office:value-type="string" calcext:value-type="string">
            <text:p>Uniquement dans la région de Grindelwald BE</text:p>
          </table:table-cell>
          <table:table-cell table:style-name="ce13" office:value-type="string" calcext:value-type="string">
            <text:p>Unicamente nella regione di Grindelwald (BE)</text:p>
          </table:table-cell>
          <table:table-cell table:number-columns-repeated="1017"/>
        </table:table-row>
        <table:table-row table:style-name="ro1">
          <table:table-cell table:style-name="ce49" office:value-type="string" calcext:value-type="string">
            <text:p>EB486721-0D8C-4999-97E4-9F4A995D256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7CB39D8-BF2D-4F7D-872D-6DDF72F53CD8</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049039D-2A0A-4321-846C-E7512083B89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F9C4CAE0-7896-430B-AB4D-215FEF98B65B</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0" office:value-type="string" calcext:value-type="string">
            <text:p>5D6E18DF-5D2E-482B-87BA-77163890CE6B</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0" office:value-type="string" calcext:value-type="string">
            <text:p>2EA36B77-0D4B-4AF9-A8E9-14C8ACB9BB9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34188D9E-81B6-4BF4-B157-E3498AC63EB6</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201F77C6-44BB-43FD-9007-CB1EE5C2EC82</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45087035-632C-4329-807F-0525C079D5D2</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85F55102-D780-40C1-9FAF-26D6D5A99DB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F3FE2D3-448E-4714-A259-F93D080DEF9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9C07A0B0-910A-419C-B5C6-65798F32C18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CD8FB2BA-9EA1-4CA8-8FA0-7CB479678E8F</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n den Südalpen</text:p>
          </table:table-cell>
          <table:table-cell table:style-name="ce58" office:value-type="string" calcext:value-type="string">
            <text:p>Uniquement au sud des Alpes</text:p>
          </table:table-cell>
          <table:table-cell table:style-name="ce13" office:value-type="string" calcext:value-type="string">
            <text:p>Unicamente sul versante meridionale delle Alpi</text:p>
          </table:table-cell>
          <table:table-cell table:number-columns-repeated="1017"/>
        </table:table-row>
        <table:table-row table:style-name="ro1">
          <table:table-cell table:style-name="ce51" office:value-type="string" calcext:value-type="string">
            <text:p>32565353-B891-42A0-9C73-EB39C9F3F19D</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E8DD6E9E-A11F-463A-BB48-567C098FD6AE</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122D6398-5673-430E-8496-65CE657DC30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58B5EAD2-FF96-47DC-B7B9-8E9F9D8B615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Zurzeit nur noch im Wallis</text:p>
          </table:table-cell>
          <table:table-cell table:style-name="ce13" office:value-type="string" calcext:value-type="string">
            <text:p>Actuellement plus qu'en Valais</text:p>
          </table:table-cell>
          <table:table-cell table:style-name="ce13" office:value-type="string" calcext:value-type="string">
            <text:p>Attualmente solo nel Vallese</text:p>
          </table:table-cell>
          <table:table-cell table:number-columns-repeated="1017"/>
        </table:table-row>
        <table:table-row table:style-name="ro1">
          <table:table-cell table:style-name="ce51" office:value-type="string" calcext:value-type="string">
            <text:p>1A9AB1E2-92FC-4F07-A01A-D7DE99973BED</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1B48D97B-D7F3-48BF-B122-B8BFCE51699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69E1E614-4BD7-43DF-A9AF-2F065558FE38</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c (iii,iv)</text:p>
          </table:table-cell>
          <table:table-cell table:style-name="ce59" office:value-type="string" calcext:value-type="string">
            <text:p>Aktuell nur im Wallis und im Puschlav GR</text:p>
          </table:table-cell>
          <table:table-cell table:style-name="ce59" office:value-type="string" calcext:value-type="string">
            <text:p>Actuellement, uniquement en Valais et au Val Poschiavo GR</text:p>
          </table:table-cell>
          <table:table-cell table:style-name="ce13" office:value-type="string" calcext:value-type="string">
            <text:p>Attualmente solo nel Vallese e in Val Poschiavo (GR)</text:p>
          </table:table-cell>
          <table:table-cell table:number-columns-repeated="1017"/>
        </table:table-row>
        <table:table-row table:style-name="ro1">
          <table:table-cell table:style-name="ce51" office:value-type="string" calcext:value-type="string">
            <text:p>8C57476B-B3CC-45C3-8411-98FB4E2C429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CAF89C5C-17AB-4C1B-B5D2-6E06E124B85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E7C53C5-2025-4F13-A3CE-5C4839C2113C</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 D</text:p>
          </table:table-cell>
          <table:table-cell table:style-name="ce59" office:value-type="string" calcext:value-type="string">
            <text:p>Nur im Puschlav GR und Münstertal GR, letzte Erwähnung 1946</text:p>
          </table:table-cell>
          <table:table-cell table:style-name="ce58" office:value-type="string" calcext:value-type="string">
            <text:p>Uniquement au Val Poschiavo GR et au Val Müstair GR, dernière mention suisse en 1946</text:p>
          </table:table-cell>
          <table:table-cell table:style-name="ce13" office:value-type="string" calcext:value-type="string">
            <text:p>Unicamente in Val Poschiavo (GR) e in Val Monastero (GR), ultima segnalazione in Svizzera nel 1946</text:p>
          </table:table-cell>
          <table:table-cell table:number-columns-repeated="1017"/>
        </table:table-row>
        <table:table-row table:style-name="ro1">
          <table:table-cell table:style-name="ce51" office:value-type="string" calcext:value-type="string">
            <text:p>C726C015-FFC0-4BA7-A7BB-7FED7F699D20</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00F917C-E9C6-49C3-96CF-1F3C97AB8C60</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649899DF-A040-40B4-A548-379CDD5307F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Wallis und Münstertal GR</text:p>
          </table:table-cell>
          <table:table-cell table:style-name="ce58" office:value-type="string" calcext:value-type="string">
            <text:p>Uniquement en Valais et au Val Müstair GR</text:p>
          </table:table-cell>
          <table:table-cell table:style-name="ce13" office:value-type="string" calcext:value-type="string">
            <text:p>Unicamente nel Vallese e in Val Monastero (GR)</text:p>
          </table:table-cell>
          <table:table-cell table:number-columns-repeated="1017"/>
        </table:table-row>
        <table:table-row table:style-name="ro1">
          <table:table-cell table:style-name="ce51" office:value-type="string" calcext:value-type="string">
            <text:p>4C35E014-42E6-4D01-859C-D403F4A0283B</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92532BF-CB52-46C5-980A-005730BA234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A370EFD1-F2ED-4059-B04D-1B09EE6BAD9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55FA365E-B7B5-44FE-8D8C-48B9790EDF6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B657E91-8795-47B4-8E88-D4C032FF905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633F12A-AF41-4138-BFBE-C97081DDF80F</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2745C9EF-AA23-403F-86D3-5EC3A24AF9EB</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n den Südalpen</text:p>
          </table:table-cell>
          <table:table-cell table:style-name="ce58" office:value-type="string" calcext:value-type="string">
            <text:p>Uniquement au sud des Alpes</text:p>
          </table:table-cell>
          <table:table-cell table:style-name="ce13" office:value-type="string" calcext:value-type="string">
            <text:p>Unicamente sud sul versante meridionale delle Alpi</text:p>
          </table:table-cell>
          <table:table-cell table:number-columns-repeated="1017"/>
        </table:table-row>
        <table:table-row table:style-name="ro1">
          <table:table-cell table:style-name="ce52" office:value-type="string" calcext:value-type="string">
            <text:p>E901FBC3-2B61-4CBA-A2F4-B9F4BCC084E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F4ED241-0A76-4275-AEB3-AD5AD09CCE32</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BB8C0C61-5281-41A1-B6CE-F6DD41C7257C</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FFE1F0B-7727-49BB-BEF0-085E41E2ABAD</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5A426B93-0813-47D0-9D00-FFDE44CB626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A4D0D903-BAC3-4341-9362-0B8D4A8C4A9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59" office:value-type="string" calcext:value-type="string">
            <text:p>Nachgewiesene Populationen nur in der Ajoie JU und westliches Genferseebecken</text:p>
          </table:table-cell>
          <table:table-cell table:style-name="ce13" office:value-type="string" calcext:value-type="string">
            <text:p>Présence de populations prouvée uniquement en Ajoie JU et dans l'ouest lémanique</text:p>
          </table:table-cell>
          <table:table-cell table:style-name="ce13" office:value-type="string" calcext:value-type="string">
            <text:p>Presenza di popolazioni dimostrata unicamente nell'Ajoie (JU) e nella regione ginevrina</text:p>
          </table:table-cell>
          <table:table-cell table:number-columns-repeated="1017"/>
        </table:table-row>
        <table:table-row table:style-name="ro1">
          <table:table-cell table:style-name="ce52" office:value-type="string" calcext:value-type="string">
            <text:p>E357F01B-05B5-4260-9818-AED5BB3E389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7AFE0D8-8A29-4032-9E7E-062708BBD4B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90BB7BA-F148-4078-9F5F-4F7D185542F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52A0A95-6AAC-490C-A9C9-630F38BF9FA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4B59D373-4513-4707-A82E-22D7407FE8B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5E77E19-BB8D-4375-84C8-17D4BA194485</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Zurzeit nur noch im Nordosten der Schweiz </text:p>
          </table:table-cell>
          <table:table-cell table:style-name="ce58" office:value-type="string" calcext:value-type="string">
            <text:p>Actuellement uniquement dans le nord-est de la Suisse</text:p>
          </table:table-cell>
          <table:table-cell table:style-name="ce13" office:value-type="string" calcext:value-type="string">
            <text:p>Attualmente presente solo nel nord-est della Svizzera</text:p>
          </table:table-cell>
          <table:table-cell table:number-columns-repeated="1017"/>
        </table:table-row>
        <table:table-row table:style-name="ro1">
          <table:table-cell table:style-name="ce52" office:value-type="string" calcext:value-type="string">
            <text:p>428C2F45-7B9E-400A-91B6-E63DCBCC670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9E60F96-BDF4-4F6F-A5C3-C736B49D4051</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4E42847D-A103-4C2F-B633-330F04F5854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BB2F3B8-4171-4B37-A639-F0F6D1BBB680</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D6AB2E5-E6BB-41A2-AC61-9A4B34D98C2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8A2834E-F2B7-4C1B-A5B0-6BA25808D9F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4D580CFF-CF69-4A77-8AA4-D334EA3D0A39</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n Graubünden</text:p>
          </table:table-cell>
          <table:table-cell table:style-name="ce58" office:value-type="string" calcext:value-type="string">
            <text:p>Uniquement dans les Grisons</text:p>
          </table:table-cell>
          <table:table-cell table:style-name="ce13" office:value-type="string" calcext:value-type="string">
            <text:p>Unicamente nei Grigioni</text:p>
          </table:table-cell>
          <table:table-cell table:number-columns-repeated="1017"/>
        </table:table-row>
        <table:table-row table:style-name="ro1">
          <table:table-cell table:style-name="ce52" office:value-type="string" calcext:value-type="string">
            <text:p>C15A7E5C-EACC-42E7-87BA-0010E9591D9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B278BA64-8FBA-45E9-AAB7-52D9199F7B38</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8" office:value-type="string" calcext:value-type="string">
            <text:p>Zurzeit nur noch im Wallis und in Graubünden </text:p>
          </table:table-cell>
          <table:table-cell table:style-name="ce58" office:value-type="string" calcext:value-type="string">
            <text:p>Actuellement plus qu’en Valais et dans les Grisons</text:p>
          </table:table-cell>
          <table:table-cell table:style-name="ce13" office:value-type="string" calcext:value-type="string">
            <text:p>Attualmente presente ormai solo nel Vallese e nei Grigioni</text:p>
          </table:table-cell>
          <table:table-cell table:number-columns-repeated="1017"/>
        </table:table-row>
        <table:table-row table:style-name="ro1">
          <table:table-cell table:style-name="ce52" office:value-type="string" calcext:value-type="string">
            <text:p>17D82F67-191D-4927-9492-FF7EFC5F9697</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text:p>
          </table:table-cell>
          <table:table-cell table:style-name="ce59" office:value-type="string" calcext:value-type="string">
            <text:p>Nur im Kanton Schaffhausen</text:p>
          </table:table-cell>
          <table:table-cell table:style-name="ce13" office:value-type="string" calcext:value-type="string">
            <text:p>Uniquement dans le canton de Schaffhouse</text:p>
          </table:table-cell>
          <table:table-cell table:style-name="ce13" office:value-type="string" calcext:value-type="string">
            <text:p>Unicamente nel Canton Sciaffusa</text:p>
          </table:table-cell>
          <table:table-cell table:number-columns-repeated="1017"/>
        </table:table-row>
        <table:table-row table:style-name="ro1">
          <table:table-cell table:style-name="ce52" office:value-type="string" calcext:value-type="string">
            <text:p>460E098E-93B2-4DED-AF19-CD565D3A84A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490D79D-2503-4C56-A76F-1D58B755FE56</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nel Vallese</text:p>
          </table:table-cell>
          <table:table-cell table:number-columns-repeated="1017"/>
        </table:table-row>
        <table:table-row table:style-name="ro1">
          <table:table-cell table:style-name="ce52" office:value-type="string" calcext:value-type="string">
            <text:p>4915ACD5-E6E7-412C-918A-AA9466E3109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55AC88C7-48BA-4EC9-8FC9-FC2BB285F1C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978B2D9-4373-4EBF-9209-5A031134792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F89FBFB-F3AB-44FA-A193-771CFCFBBEB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2059E255-58E4-44BF-BA15-6199BCDD6E32</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2" office:value-type="string" calcext:value-type="string">
            <text:p>94A9493E-D58E-47B0-998F-78770390825C</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AC5632E9-9E21-406F-9B82-14EB511EA37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AD97AE6F-07FD-4EB3-957C-2CB3198CE1E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n den Südalpen</text:p>
          </table:table-cell>
          <table:table-cell table:style-name="ce58" office:value-type="string" calcext:value-type="string">
            <text:p>Uniquement au sud des Alpes</text:p>
          </table:table-cell>
          <table:table-cell table:style-name="ce13" office:value-type="string" calcext:value-type="string">
            <text:p>Unicamente sul versante meridionale delle Alpi</text:p>
          </table:table-cell>
          <table:table-cell table:number-columns-repeated="1017"/>
        </table:table-row>
        <table:table-row table:style-name="ro1">
          <table:table-cell table:style-name="ce52" office:value-type="string" calcext:value-type="string">
            <text:p>12DFA1FE-59FE-45D8-8736-66C43ACF0FDC</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6955DF52-2E62-4440-8D84-D25D1E8B551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CC27ABF-8D4D-42C8-8012-93B14D7E651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C57A2532-C63C-4C32-A2E1-C2CA02C33513</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672CC142-AB59-4A4B-8DDC-52A6C20FC9B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1F2F4DD-BF22-4889-81F7-79D8CD07DA5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82F9226-F654-4C5E-B9D5-C07BEFA0DA4A</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C70CDEEC-B8BD-479D-9DC1-D93C257587A4</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0C3B02C-0FA5-43CE-BB71-FD3544EC2FB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C5BD8FA5-A56D-4B01-90CE-2A8EDB3B199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4EBBA8B-74F6-4201-B645-776D8E09701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4E449E2-878C-446F-9D52-635897A2B3E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52" office:value-type="string" calcext:value-type="string">
            <text:p>7ABEA459-D429-47AE-A346-1E7954E4537F</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2BE6DF4-6373-432F-B5FA-55ECEA9DB25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B4292CFB-7C50-4A2F-BE25-B95B275EFF5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61D209C-E7C5-48C5-9150-2DA4B2CF380E</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westlichen Genferseebecken, Region Basel sowie im Südtessin </text:p>
          </table:table-cell>
          <table:table-cell table:style-name="ce13" office:value-type="string" calcext:value-type="string">
            <text:p>Uniquement dans l'ouest lémanique, la région bâloise et au sud du Tessin</text:p>
          </table:table-cell>
          <table:table-cell table:style-name="ce13" office:value-type="string" calcext:value-type="string">
            <text:p>Unicamente nella regione ginevrina, nella regione basilese e nel Ticino meridionale</text:p>
          </table:table-cell>
          <table:table-cell table:number-columns-repeated="1017"/>
        </table:table-row>
        <table:table-row table:style-name="ro1">
          <table:table-cell table:style-name="ce52" office:value-type="string" calcext:value-type="string">
            <text:p>91881910-A1E7-445B-B863-1EE8EF8B855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6D54C1D-F4D6-4649-A44C-97FFA60941FB</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D2390E4A-DED0-4B03-80AA-52E204E1FF0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C9F533C-476D-47B3-9F14-8985706091E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298312D-C480-4569-9233-3C743CEF950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nel Vallese</text:p>
          </table:table-cell>
          <table:table-cell table:number-columns-repeated="1017"/>
        </table:table-row>
        <table:table-row table:style-name="ro1">
          <table:table-cell table:style-name="ce52" office:value-type="string" calcext:value-type="string">
            <text:p>2A1C9714-F7CA-455C-9A74-5FB6EF63E92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EB35EEB-D148-45EF-9438-916BF774B250</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3" office:value-type="string" calcext:value-type="string">
            <text:p>118FA495-09AE-49FC-9F44-5BEB152137CF</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CC37B6B7-E66D-418A-9C3C-CAD2DA38119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89E448B5-614C-4867-AC96-FFF6CFF1DCE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E1A9FA7-83F6-42FF-8E25-7DFBF9FF037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3" office:value-type="string" calcext:value-type="string">
            <text:p>6B27011C-5482-4D23-BCDE-44B3335E51A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23CD643-BC65-46AC-B19D-B5EDBC5F9C5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77D0C557-8D90-499A-AE37-86A798043BAB</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3" office:value-type="string" calcext:value-type="string">
            <text:p>78EC25A0-6485-40F2-A8FB-98107352419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36DEEC21-4199-4F8E-9CC0-92392440A7B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7458B7C8-9C3A-44B9-ADB3-D977C89BB12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2575B7B-F9E1-460A-A51D-60EE9C9F2226</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42320F66-23CC-4A57-8C02-8A307EEB3092</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nel Vallese</text:p>
          </table:table-cell>
          <table:table-cell table:number-columns-repeated="1017"/>
        </table:table-row>
        <table:table-row table:style-name="ro1">
          <table:table-cell table:style-name="ce53" office:value-type="string" calcext:value-type="string">
            <text:p>6B4F2046-0618-4D22-B103-C0494114266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0E7DEF79-B809-48D4-800E-BD1149553BB0</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Jurabogen</text:p>
          </table:table-cell>
          <table:table-cell table:style-name="ce58" office:value-type="string" calcext:value-type="string">
            <text:p>Uniquement dans l’Arc jurassien</text:p>
          </table:table-cell>
          <table:table-cell table:style-name="ce13" office:value-type="string" calcext:value-type="string">
            <text:p>Unicamente nell'arco giurassiano</text:p>
          </table:table-cell>
          <table:table-cell table:number-columns-repeated="1017"/>
        </table:table-row>
        <table:table-row table:style-name="ro1">
          <table:table-cell table:style-name="ce53" office:value-type="string" calcext:value-type="string">
            <text:p>729F2E4A-AC52-43B4-986C-ED9CE8819A7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176C0BD8-3877-414D-89C9-CCA105785F1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B028B9B4-2C80-4697-A461-65FEC3A8BD8C</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BFBC162A-4FEF-49A1-96FD-852820EE019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0E73DA39-E616-40B6-9AAF-9BB56AE86A0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CAB414B7-C9F0-4E8A-9C0D-DEAA7506E94C</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AF5362DA-8D84-44B1-B383-51202184DB73</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text:p>
          </table:table-cell>
          <table:table-cell table:style-name="ce59" office:value-type="string" calcext:value-type="string">
            <text:p>Letzter Nachweis in der Schweiz 2006</text:p>
          </table:table-cell>
          <table:table-cell table:style-name="ce58" office:value-type="string" calcext:value-type="string">
            <text:p>Dernière mention suisse en 2006</text:p>
          </table:table-cell>
          <table:table-cell table:style-name="ce13" office:value-type="string" calcext:value-type="string">
            <text:p>Ultima segnalazione in Svizzera nel 2006</text:p>
          </table:table-cell>
          <table:table-cell table:number-columns-repeated="1017"/>
        </table:table-row>
        <table:table-row table:style-name="ro1">
          <table:table-cell table:style-name="ce53" office:value-type="string" calcext:value-type="string">
            <text:p>A987A17D-5D32-48C5-8D45-EAB58E77E14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C73CAAC8-685F-4FE5-BEF8-9427FF2802A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3A650F78-DC75-47E7-A327-255A623A4F11</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 C2a (ii)</text:p>
          </table:table-cell>
          <table:table-cell table:style-name="ce59" office:value-type="string" calcext:value-type="string">
            <text:p>Nur noch eine Reliktpopulation im Wallis</text:p>
          </table:table-cell>
          <table:table-cell table:style-name="ce13" office:value-type="string" calcext:value-type="string">
            <text:p>Plus qu'une population relictuelle en Valais</text:p>
          </table:table-cell>
          <table:table-cell table:style-name="ce13" office:value-type="string" calcext:value-type="string">
            <text:p>Una popolazione relitta nel Vallese</text:p>
          </table:table-cell>
          <table:table-cell table:number-columns-repeated="1017"/>
        </table:table-row>
        <table:table-row table:style-name="ro1">
          <table:table-cell table:style-name="ce53" office:value-type="string" calcext:value-type="string">
            <text:p>2DBD0891-CC48-49B4-BCB0-0D05E0528A7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34AC82B6-3046-4ADE-B2C4-FE3A1DDEFF04</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D8D1EAFD-B029-43A7-9D36-C89C0A956E28</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2AF96C05-AABA-4D04-A7D6-9D0558AE0D5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694F48B1-A390-4E89-A7CC-6FFFE0F32822</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26A43F3D-4972-47BA-B425-018057346B24</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63930F9D-5036-42C2-86F5-C95402C3750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1CD61D20-64A5-4870-813F-22F657D2975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06FB0E21-31DF-4D56-83C0-7536DDA02D14</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DA705268-39BB-4ED7-A1BD-1B55380C648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3104752F-EB96-4D58-80F4-CF7D3CB0C37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FE1C4FC7-58C2-4CEE-98D4-D11D4C73318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6FD2611F-45AA-4974-9EFA-247B7DFA01C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AA18803D-6645-45E6-B4C8-8774AA5E53E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2BB77652-E400-4CD6-A7BE-A88EFEC26141</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D2BC2A0D-2070-463E-BD83-FAC3B20B211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80D35346-CC81-4D52-93C3-BD6915B7EA6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CBBE234B-726F-4468-B9FD-C40A46F4A30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2F4B4E82-509C-434A-9A6A-9AC16B0F792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357FFF21-3BFE-43CD-8A69-9C6C102CFFA8</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2A99E1A7-C239-4D31-B0AE-E3D370A9254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4" office:value-type="string" calcext:value-type="string">
            <text:p>2647EE04-6858-4951-9EAF-89982C59BED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4" office:value-type="string" calcext:value-type="string">
            <text:p>9E7B3141-8F46-4190-81D7-EC41CF90BB58</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6855C638-39E2-4886-8FB9-FDA996597BAC</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4" office:value-type="string" calcext:value-type="string">
            <text:p>63D04C36-AC4D-4ABF-8812-61BCED95480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8B114D2F-6FBC-4EA6-8AFA-4454031ED12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3A44FC82-2E57-4792-9912-39B8FAF2EBA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A18F8B6B-D0C1-4E0B-A673-38A28A83A6E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5" office:value-type="string" calcext:value-type="string">
            <text:p>B53110D4-0243-4BF4-9FBB-05BE713792B4</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5" office:value-type="string" calcext:value-type="string">
            <text:p>6DA283E0-0A7D-4114-A107-0953BD05AEFE</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5" office:value-type="string" calcext:value-type="string">
            <text:p>DB535F22-77E9-4F9A-977E-37DDBCAF2CA0</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n den Südalpen bekannt</text:p>
          </table:table-cell>
          <table:table-cell table:style-name="ce13" office:value-type="string" calcext:value-type="string">
            <text:p>Uniquement connue du sud des Alpes</text:p>
          </table:table-cell>
          <table:table-cell table:style-name="ce13" office:value-type="string" calcext:value-type="string">
            <text:p>Conosciuta unicamente sul <text:s/>versante meridionale delle Alpi</text:p>
          </table:table-cell>
          <table:table-cell table:number-columns-repeated="1017"/>
        </table:table-row>
        <table:table-row table:style-name="ro1">
          <table:table-cell table:style-name="ce55" office:value-type="string" calcext:value-type="string">
            <text:p>BB4A92D4-08CA-4FEC-B6DA-F4E950B1614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5" office:value-type="string" calcext:value-type="string">
            <text:p>8D65E1EB-D8EE-4CD4-AE77-D4707A6ADF1E</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59" office:value-type="string" calcext:value-type="string">
            <text:p>Zurzeit nur noch im Nordosten der Schweiz </text:p>
          </table:table-cell>
          <table:table-cell table:style-name="ce58" office:value-type="string" calcext:value-type="string">
            <text:p>Actuellement uniquement au nord-est de la Suisse</text:p>
          </table:table-cell>
          <table:table-cell table:style-name="ce13" office:value-type="string" calcext:value-type="string">
            <text:p>Attualmente presente solo nel nord-est della Svizzera</text:p>
          </table:table-cell>
          <table:table-cell table:number-columns-repeated="1017"/>
        </table:table-row>
        <table:table-row table:style-name="ro1">
          <table:table-cell table:style-name="ce55" office:value-type="string" calcext:value-type="string">
            <text:p>03897C2E-88CC-42BF-8370-57CF32229BA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number-rows-repeated="1048343">
          <table:table-cell table:number-columns-repeated="1024"/>
        </table:table-row>
        <table:table-row table:style-name="ro1">
          <table:table-cell table:number-columns-repeated="1024"/>
        </table:table-row>
        <calcext:conditional-formats>
          <calcext:conditional-format calcext:target-range-address="weichtiere.A2:weichtiere.A47">
            <calcext:condition calcext:apply-style-name="cf1" calcext:value="formula-is(ISERROR('file:///c:/users/alex/rote_listen_2014/importdaten/nicht%20importierte%20daten.xlsx'#duelli_1994.#ref!))" calcext:base-cell-address="weichtiere.A2"/>
          </calcext:conditional-format>
          <calcext:conditional-format calcext:target-range-address="weichtiere.A227:weichtiere.A232">
            <calcext:condition calcext:apply-style-name="cf1" calcext:value="formula-is(ISERROR('file:///c:/users/alex/rote_listen_2014/importdaten/nicht%20importierte%20daten.xlsx'#duelli_1994.#ref!))" calcext:base-cell-address="weichtiere.A227"/>
          </calcext:conditional-format>
          <calcext:conditional-format calcext:target-range-address="weichtiere.A219:weichtiere.A226">
            <calcext:condition calcext:apply-style-name="cf1" calcext:value="formula-is(ISERROR('file:///c:/users/alex/rote_listen_2014/importdaten/nicht%20importierte%20daten.xlsx'#duelli_1994.#ref!))" calcext:base-cell-address="weichtiere.A219"/>
          </calcext:conditional-format>
          <calcext:conditional-format calcext:target-range-address="weichtiere.A174:weichtiere.A218">
            <calcext:condition calcext:apply-style-name="cf1" calcext:value="formula-is(ISERROR('file:///c:/users/alex/rote_listen_2014/importdaten/nicht%20importierte%20daten.xlsx'#duelli_1994.#ref!))" calcext:base-cell-address="weichtiere.A174"/>
          </calcext:conditional-format>
          <calcext:conditional-format calcext:target-range-address="weichtiere.A117:weichtiere.A173">
            <calcext:condition calcext:apply-style-name="cf1" calcext:value="formula-is(ISERROR('file:///c:/users/alex/rote_listen_2014/importdaten/nicht%20importierte%20daten.xlsx'#duelli_1994.#ref!))" calcext:base-cell-address="weichtiere.A117"/>
          </calcext:conditional-format>
          <calcext:conditional-format calcext:target-range-address="weichtiere.A96:weichtiere.A116">
            <calcext:condition calcext:apply-style-name="cf1" calcext:value="formula-is(ISERROR('file:///c:/users/alex/rote_listen_2014/importdaten/nicht%20importierte%20daten.xlsx'#duelli_1994.#ref!))" calcext:base-cell-address="weichtiere.A96"/>
          </calcext:conditional-format>
          <calcext:conditional-format calcext:target-range-address="weichtiere.A90:weichtiere.A95">
            <calcext:condition calcext:apply-style-name="cf1" calcext:value="formula-is(ISERROR('file:///c:/users/alex/rote_listen_2014/importdaten/nicht%20importierte%20daten.xlsx'#duelli_1994.#ref!))" calcext:base-cell-address="weichtiere.A90"/>
          </calcext:conditional-format>
          <calcext:conditional-format calcext:target-range-address="weichtiere.A65:weichtiere.A89">
            <calcext:condition calcext:apply-style-name="cf1" calcext:value="formula-is(ISERROR('file:///c:/users/alex/rote_listen_2014/importdaten/nicht%20importierte%20daten.xlsx'#duelli_1994.#ref!))" calcext:base-cell-address="weichtiere.A65"/>
          </calcext:conditional-format>
          <calcext:conditional-format calcext:target-range-address="weichtiere.A48:weichtiere.A64">
            <calcext:condition calcext:apply-style-name="cf1" calcext:value="formula-is(ISERROR('file:///c:/users/alex/rote_listen_2014/importdaten/nicht%20importierte%20daten.xlsx'#duelli_1994.#ref!))" calcext:base-cell-address="weichtiere.A48"/>
          </calcext:conditional-format>
        </calcext:conditional-formats>
      </table:table>
      <table:table table:name="reptili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0" office:value-type="string" calcext:value-type="string">
            <text:p>2B945AD0-F66B-48AD-810C-C2A84BFF6C3E</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text:p>
          </table:table-cell>
          <table:table-cell table:style-name="ce13" table:number-columns-repeated="3"/>
          <table:table-cell table:number-columns-repeated="1017"/>
        </table:table-row>
        <table:table-row table:style-name="ro1">
          <table:table-cell table:style-name="ce61" office:value-type="string" calcext:value-type="string">
            <text:p>63C3093A-CE0D-4895-8F4D-1C3C8127863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i)</text:p>
          </table:table-cell>
          <table:table-cell table:style-name="ce13" office:value-type="string" calcext:value-type="string">
            <text:p>Genereller Rückgang</text:p>
          </table:table-cell>
          <table:table-cell table:style-name="ce13" office:value-type="string" calcext:value-type="string">
            <text:p>Diminution généralisée</text:p>
          </table:table-cell>
          <table:table-cell table:style-name="ce13" office:value-type="string" calcext:value-type="string">
            <text:p>In regresso a livello generale</text:p>
          </table:table-cell>
          <table:table-cell table:number-columns-repeated="1017"/>
        </table:table-row>
        <table:table-row table:style-name="ro1">
          <table:table-cell table:style-name="ce61" office:value-type="string" calcext:value-type="string">
            <text:p>1EE9D4B0-A5D4-45A6-B69A-EB738783E6F9</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 iv)</text:p>
          </table:table-cell>
          <table:table-cell table:style-name="ce13" office:value-type="string" calcext:value-type="string">
            <text:p>Starker Rückgang in den Kantonen VD und GE</text:p>
          </table:table-cell>
          <table:table-cell table:style-name="ce13" office:value-type="string" calcext:value-type="string">
            <text:p>Forte régression dans les cantons de VD et GE</text:p>
          </table:table-cell>
          <table:table-cell table:style-name="ce13" office:value-type="string" calcext:value-type="string">
            <text:p>In forte regresso nei Cantoni VD e GE</text:p>
          </table:table-cell>
          <table:table-cell table:number-columns-repeated="1017"/>
        </table:table-row>
        <table:table-row table:style-name="ro1">
          <table:table-cell table:style-name="ce61" office:value-type="string" calcext:value-type="string">
            <text:p>006A670B-32E9-4DC6-B09C-8D90809D760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Gefährdet in den Kantonen AG, SH, ZH</text:p>
          </table:table-cell>
          <table:table-cell table:style-name="ce13" office:value-type="string" calcext:value-type="string">
            <text:p>Menacé dans les cantons AG, SH, ZH</text:p>
          </table:table-cell>
          <table:table-cell table:style-name="ce13" office:value-type="string" calcext:value-type="string">
            <text:p>Minacciata nei Cantoni AG, SH e ZH</text:p>
          </table:table-cell>
          <table:table-cell table:number-columns-repeated="1017"/>
        </table:table-row>
        <table:table-row table:style-name="ro1">
          <table:table-cell table:style-name="ce61" office:value-type="string" calcext:value-type="string">
            <text:p>8B052C05-2668-4FF6-BBD2-7F0F5D864A24</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1" office:value-type="string" calcext:value-type="string">
            <text:p>CF440FE8-A672-43E1-8C83-B7DDC935880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1" office:value-type="string" calcext:value-type="string">
            <text:p>38BEFEF4-134B-4458-86B8-694D6792319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Rückgang im Tiefland</text:p>
          </table:table-cell>
          <table:table-cell table:style-name="ce13" office:value-type="string" calcext:value-type="string">
            <text:p>En diminution en plaine</text:p>
          </table:table-cell>
          <table:table-cell table:style-name="ce13" office:value-type="string" calcext:value-type="string">
            <text:p>n diminuzione in pianura</text:p>
          </table:table-cell>
          <table:table-cell table:number-columns-repeated="1017"/>
        </table:table-row>
        <table:table-row table:style-name="ro1">
          <table:table-cell table:style-name="ce61" office:value-type="string" calcext:value-type="string">
            <text:p>DE23EEFD-B042-44C3-A393-C4B73D0940E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 iv)</text:p>
          </table:table-cell>
          <table:table-cell table:style-name="ce13" office:value-type="string" calcext:value-type="string">
            <text:p>Kleines Verbreitungsgebiet in der Schweiz</text:p>
          </table:table-cell>
          <table:table-cell table:style-name="ce13" office:value-type="string" calcext:value-type="string">
            <text:p>Aire d’occupation restreinte en Suisse</text:p>
          </table:table-cell>
          <table:table-cell table:style-name="ce13" office:value-type="string" calcext:value-type="string">
            <text:p>Areale di distribuzione ristretto in Svizzera</text:p>
          </table:table-cell>
          <table:table-cell table:number-columns-repeated="1017"/>
        </table:table-row>
        <table:table-row table:style-name="ro2">
          <table:table-cell table:style-name="ce61" office:value-type="string" calcext:value-type="string">
            <text:p>C66683CB-E62E-42CF-9DCC-2D2D2A95115B</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 iv)</text:p>
          </table:table-cell>
          <table:table-cell table:style-name="ce13" office:value-type="string" calcext:value-type="string">
            <text:p>Kleines Verbreitungsgebiet in der Schweiz</text:p>
          </table:table-cell>
          <table:table-cell table:style-name="ce13" office:value-type="string" calcext:value-type="string">
            <text:p>Aire d’occupation restreinte en Suisse</text:p>
          </table:table-cell>
          <table:table-cell table:style-name="ce13" office:value-type="string" calcext:value-type="string">
            <text:p>Areale di distribuzione ristretto in</text:p>
            <text:p>Svizzera</text:p>
          </table:table-cell>
          <table:table-cell table:number-columns-repeated="1017"/>
        </table:table-row>
        <table:table-row table:style-name="ro1">
          <table:table-cell table:style-name="ce61" office:value-type="string" calcext:value-type="string">
            <text:p>8B825C10-C098-48B1-BAB7-5C6287002635</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 iv)</text:p>
          </table:table-cell>
          <table:table-cell table:style-name="ce13" office:value-type="string" calcext:value-type="string">
            <text:p>Im Mittelland vom Aussterben bedroht</text:p>
          </table:table-cell>
          <table:table-cell table:style-name="ce13" office:value-type="string" calcext:value-type="string">
            <text:p>Menacée de disparition sur le Plateau</text:p>
          </table:table-cell>
          <table:table-cell table:style-name="ce13" office:value-type="string" calcext:value-type="string">
            <text:p>A rischio d’estinzione sull’Altipiano</text:p>
          </table:table-cell>
          <table:table-cell table:number-columns-repeated="1017"/>
        </table:table-row>
        <table:table-row table:style-name="ro1">
          <table:table-cell table:style-name="ce61" office:value-type="string" calcext:value-type="string">
            <text:p>F0960A4D-CFA6-44DB-B40C-FE9A2E3E3807</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i, iv)</text:p>
          </table:table-cell>
          <table:table-cell table:style-name="ce13" office:value-type="string" calcext:value-type="string">
            <text:p>Nordostschweiz</text:p>
          </table:table-cell>
          <table:table-cell table:style-name="ce13" office:value-type="string" calcext:value-type="string">
            <text:p>Nord-Est de la Suisse</text:p>
          </table:table-cell>
          <table:table-cell table:style-name="ce13" office:value-type="string" calcext:value-type="string">
            <text:p>Presente solo nel Nordest della Svizzera</text:p>
          </table:table-cell>
          <table:table-cell table:number-columns-repeated="1017"/>
        </table:table-row>
        <table:table-row table:style-name="ro1">
          <table:table-cell table:style-name="ce61" office:value-type="string" calcext:value-type="string">
            <text:p>6AE86A5C-7380-4E70-B588-F0B47CA63CCA</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 B2a, B2b(iii, iv)</text:p>
          </table:table-cell>
          <table:table-cell table:style-name="ce13" office:value-type="string" calcext:value-type="string">
            <text:p>Genereller Rückgang im Tiefland</text:p>
          </table:table-cell>
          <table:table-cell table:style-name="ce13" office:value-type="string" calcext:value-type="string">
            <text:p>Régression généralisée en plaine</text:p>
          </table:table-cell>
          <table:table-cell table:style-name="ce13" office:value-type="string" calcext:value-type="string">
            <text:p>In regresso in pianura</text:p>
          </table:table-cell>
          <table:table-cell table:number-columns-repeated="1017"/>
        </table:table-row>
        <table:table-row table:style-name="ro1">
          <table:table-cell table:style-name="ce61" office:value-type="string" calcext:value-type="string">
            <text:p>EDCE43BD-88A1-4CA1-B741-F34855E6765C</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number-columns-repeated="2" table:style-name="ce13" office:value-type="string" calcext:value-type="string">
            <text:p>GE, VD, VS</text:p>
          </table:table-cell>
          <table:table-cell table:style-name="ce13" office:value-type="string" calcext:value-type="string">
            <text:p>Presente solo nei cantoni GE, VD, VS</text:p>
          </table:table-cell>
          <table:table-cell table:number-columns-repeated="1017"/>
        </table:table-row>
        <table:table-row table:style-name="ro1">
          <table:table-cell table:style-name="ce61" office:value-type="string" calcext:value-type="string">
            <text:p>C8FF7210-BD15-4080-82A5-4110156C74BD</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text:p>
          </table:table-cell>
          <table:table-cell table:style-name="ce13" office:value-type="string" calcext:value-type="string">
            <text:p>Alpensüdflanke</text:p>
          </table:table-cell>
          <table:table-cell table:style-name="ce13" office:value-type="string" calcext:value-type="string">
            <text:p>Sud des Alpes</text:p>
          </table:table-cell>
          <table:table-cell table:style-name="ce13" office:value-type="string" calcext:value-type="string">
            <text:p>Presente solo al Sud delle Alpi</text:p>
          </table:table-cell>
          <table:table-cell table:number-columns-repeated="1017"/>
        </table:table-row>
        <table:table-row table:style-name="ro1">
          <table:table-cell table:style-name="ce61" office:value-type="string" calcext:value-type="string">
            <text:p>25210E25-BBC2-42FB-A7F4-FEB898445BAE</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v)</text:p>
          </table:table-cell>
          <table:table-cell table:style-name="ce13" office:value-type="string" calcext:value-type="string">
            <text:p>Genereller Rückgang, regional ausgestorben</text:p>
          </table:table-cell>
          <table:table-cell table:style-name="ce13" office:value-type="string" calcext:value-type="string">
            <text:p>Régression généralisée, extinctions régionales</text:p>
          </table:table-cell>
          <table:table-cell table:style-name="ce13" office:value-type="string" calcext:value-type="string">
            <text:p>In regresso, estinta regionalmente</text:p>
          </table:table-cell>
          <table:table-cell table:number-columns-repeated="1017"/>
        </table:table-row>
        <table:table-row table:style-name="ro1">
          <table:table-cell table:style-name="ce61" office:value-type="string" calcext:value-type="string">
            <text:p>475CF4AB-BC77-43E0-8155-73BC0391C5A0</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 B2a, B2b(iii,iv)</text:p>
          </table:table-cell>
          <table:table-cell table:style-name="ce13" office:value-type="string" calcext:value-type="string">
            <text:p>Rückgang in den Tieflagen</text:p>
          </table:table-cell>
          <table:table-cell table:style-name="ce13" office:value-type="string" calcext:value-type="string">
            <text:p>Régression en basse altitude</text:p>
          </table:table-cell>
          <table:table-cell table:style-name="ce13" office:value-type="string" calcext:value-type="string">
            <text:p>In regresso alle basse quote</text:p>
          </table:table-cell>
          <table:table-cell table:number-columns-repeated="1017"/>
        </table:table-row>
        <table:table-row table:style-name="ro1">
          <table:table-cell table:style-name="ce61" office:value-type="string" calcext:value-type="string">
            <text:p>7FFABACE-0CD9-4F5F-B21E-CF49A76D2D62</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iii,iv)</text:p>
          </table:table-cell>
          <table:table-cell table:style-name="ce13" office:value-type="string" calcext:value-type="string">
            <text:p>Alpensüdflanke</text:p>
          </table:table-cell>
          <table:table-cell table:style-name="ce13" office:value-type="string" calcext:value-type="string">
            <text:p>Sud des Alpes</text:p>
          </table:table-cell>
          <table:table-cell table:style-name="ce13" office:value-type="string" calcext:value-type="string">
            <text:p>Presente solo al Sud delle Alpi</text:p>
          </table:table-cell>
          <table:table-cell table:number-columns-repeated="1017"/>
        </table:table-row>
        <table:table-row table:style-name="ro1">
          <table:table-cell table:style-name="ce61" office:value-type="string" calcext:value-type="string">
            <text:p>25210E25-BBC2-42FB-A7F4-FEB898445BA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v)</text:p>
          </table:table-cell>
          <table:table-cell table:style-name="ce13" office:value-type="string" calcext:value-type="string">
            <text:p>Regional ausgestorben, lokal kritische Populationsgrösse</text:p>
          </table:table-cell>
          <table:table-cell table:style-name="ce13" office:value-type="string" calcext:value-type="string">
            <text:p>Extinctions régionales, localement seuil critique de taille de population</text:p>
          </table:table-cell>
          <table:table-cell table:style-name="ce13" office:value-type="string" calcext:value-type="string">
            <text:p>Estinto regionalmente, localmente soglie critiche delle dimensioni delle popolazioni</text:p>
          </table:table-cell>
          <table:table-cell table:number-columns-repeated="1017"/>
        </table:table-row>
        <table:table-row table:style-name="ro2">
          <table:table-cell table:style-name="ce61" office:value-type="string" calcext:value-type="string">
            <text:p>F871A602-DEC1-4E03-91AA-B3B8E3FC542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i,iv)</text:p>
          </table:table-cell>
          <table:table-cell table:style-name="ce13" office:value-type="string" calcext:value-type="string">
            <text:p>Kleines Verbreitungsgebiet in der Schweiz</text:p>
          </table:table-cell>
          <table:table-cell table:style-name="ce13" office:value-type="string" calcext:value-type="string">
            <text:p>Aire d’occupation restreinte en Suisse</text:p>
          </table:table-cell>
          <table:table-cell table:style-name="ce13" office:value-type="string" calcext:value-type="string">
            <text:p>Areale di distribuzione ristretto in</text:p>
            <text:p>Svizzera</text:p>
          </table:table-cell>
          <table:table-cell table:number-columns-repeated="1017"/>
        </table:table-row>
        <table:table-row table:style-name="ro1" table:number-rows-repeated="1048555">
          <table:table-cell table:number-columns-repeated="1024"/>
        </table:table-row>
        <table:table-row table:style-name="ro1">
          <table:table-cell table:number-columns-repeated="1024"/>
        </table:table-row>
        <calcext:conditional-formats>
          <calcext:conditional-format calcext:target-range-address="tagfalter.A3:tagfalter.A20">
            <calcext:condition calcext:apply-style-name="cf1" calcext:value="formula-is(ISERROR('file:///c:/users/alex/rote_listen_2014/importdaten/nicht%20importierte%20daten.xlsx'#duelli_1994.#ref!))" calcext:base-cell-address="tagfalter.A3"/>
          </calcext:conditional-format>
          <calcext:conditional-format calcext:target-range-address="tagfalter.A2:tagfalter.A2">
            <calcext:condition calcext:apply-style-name="cf1" calcext:value="formula-is(ISERROR('file:///c:/users/alex/rote_listen_2014/importdaten/nicht%20importierte%20daten.xlsx'#duelli_1994.#ref!))" calcext:base-cell-address="tagfalter.A2"/>
          </calcext:conditional-format>
        </calcext:conditional-formats>
      </table:table>
      <table:table table:name="libell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2" office:value-type="string" calcext:value-type="string">
            <text:p>92D92E05-44B8-4B8D-825D-68C3E6C8F0B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58845BF6-F2D3-4BFE-8F19-98C672FE5961</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1,B2</text:p>
          </table:table-cell>
          <table:table-cell table:style-name="ce13" office:value-type="string" calcext:value-type="string">
            <text:p>Zunahme in den Südalpen</text:p>
          </table:table-cell>
          <table:table-cell table:style-name="ce13" office:value-type="string" calcext:value-type="string">
            <text:p>en expansion au sud des Alpes</text:p>
          </table:table-cell>
          <table:table-cell table:style-name="ce13" office:value-type="string" calcext:value-type="string">
            <text:p>in espansione al sud delle Alpi</text:p>
          </table:table-cell>
          <table:table-cell table:number-columns-repeated="1017"/>
        </table:table-row>
        <table:table-row table:style-name="ro1">
          <table:table-cell table:style-name="ce62" office:value-type="string" calcext:value-type="string">
            <text:p>EB662872-4454-4315-8076-128474D3E8DA</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2" office:value-type="string" calcext:value-type="string">
            <text:p>7BD9CED7-2AB7-486C-A73A-CA8B962A403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A7400B6-2FD2-4C3A-986A-776F06B5541E</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 b</text:p>
          </table:table-cell>
          <table:table-cell table:style-name="ce13" office:value-type="string" calcext:value-type="string">
            <text:p>ihre seltenen Populationen sind stabil, aber ihr Lebensraum ist lokal sehr bedroht</text:p>
          </table:table-cell>
          <table:table-cell table:style-name="ce13" office:value-type="string" calcext:value-type="string">
            <text:p>ses rares populations sont stables mais son habitat est localement très menacé</text:p>
          </table:table-cell>
          <table:table-cell table:style-name="ce13" office:value-type="string" calcext:value-type="string">
            <text:p>le sue popolazioni sono rare, ma stabili; il suo habitat è localmente molto minacciato</text:p>
          </table:table-cell>
          <table:table-cell table:number-columns-repeated="1017"/>
        </table:table-row>
        <table:table-row table:style-name="ro1">
          <table:table-cell table:style-name="ce62" office:value-type="string" calcext:value-type="string">
            <text:p>3769E259-AED9-4ADF-A87A-BC219AA5E62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674CEBD8-8A78-4162-996F-E5B706DAEB3B</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C9D34A76-98DB-4114-B3AF-5C467B0FC9DB</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 a, b</text:p>
          </table:table-cell>
          <table:table-cell table:style-name="ce13" office:value-type="string" calcext:value-type="string">
            <text:p>starker Rückgang</text:p>
          </table:table-cell>
          <table:table-cell table:style-name="ce13" office:value-type="string" calcext:value-type="string">
            <text:p>en forte régression</text:p>
          </table:table-cell>
          <table:table-cell table:style-name="ce13" office:value-type="string" calcext:value-type="string">
            <text:p>in forte regresso</text:p>
          </table:table-cell>
          <table:table-cell table:number-columns-repeated="1017"/>
        </table:table-row>
        <table:table-row table:style-name="ro1">
          <table:table-cell table:style-name="ce62" office:value-type="string" calcext:value-type="string">
            <text:p>76613B76-9E52-4260-B4EC-0541771F5268</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2" office:value-type="string" calcext:value-type="string">
            <text:p>F43E2A50-F32E-4FF0-B388-9932C3BF19A6</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A2c</text:p>
          </table:table-cell>
          <table:table-cell table:style-name="ce13" office:value-type="string" calcext:value-type="string">
            <text:p>starker Rückgang, aber noch häufige Populationen, die untereinander verbunden sind</text:p>
          </table:table-cell>
          <table:table-cell table:style-name="ce13" office:value-type="string" calcext:value-type="string">
            <text:p>en forte régression mais populations encore fréquentes et interconnectées</text:p>
          </table:table-cell>
          <table:table-cell table:style-name="ce13" office:value-type="string" calcext:value-type="string">
            <text:p>in forte regresso, ma popolazioni ancora frequenti e in contatto tra loro</text:p>
          </table:table-cell>
          <table:table-cell table:number-columns-repeated="1017"/>
        </table:table-row>
        <table:table-row table:style-name="ro1">
          <table:table-cell table:style-name="ce62" office:value-type="string" calcext:value-type="string">
            <text:p>E83223CD-0136-4248-8C92-9E704A56318A</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 a, b</text:p>
          </table:table-cell>
          <table:table-cell table:style-name="ce13" office:value-type="string" calcext:value-type="string">
            <text:p>starker Rückgang</text:p>
          </table:table-cell>
          <table:table-cell table:style-name="ce13" office:value-type="string" calcext:value-type="string">
            <text:p>en forte régression</text:p>
          </table:table-cell>
          <table:table-cell table:style-name="ce13" office:value-type="string" calcext:value-type="string">
            <text:p>in forte regresso</text:p>
          </table:table-cell>
          <table:table-cell table:number-columns-repeated="1017"/>
        </table:table-row>
        <table:table-row table:style-name="ro1">
          <table:table-cell table:style-name="ce62" office:value-type="string" calcext:value-type="string">
            <text:p>BD6E2C67-2B09-4E7C-8758-1AB86BC1E61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0F21A6B4-A52E-493B-BF8B-BA6CE03BDF88</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DC022BE2-C1BB-4029-B54A-8E064A66B51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9A3AFFB5-2264-447C-A951-F59556A7D03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besiedelt künstliche Lebensräume und erhält sich dort</text:p>
          </table:table-cell>
          <table:table-cell table:style-name="ce13" office:value-type="string" calcext:value-type="string">
            <text:p>colonise et se maintient dans des milieux artificiels</text:p>
          </table:table-cell>
          <table:table-cell table:style-name="ce13" office:value-type="string" calcext:value-type="string">
            <text:p>colonizza e si mantiene in ambienti artificiali</text:p>
          </table:table-cell>
          <table:table-cell table:number-columns-repeated="1017"/>
        </table:table-row>
        <table:table-row table:style-name="ro1">
          <table:table-cell table:style-name="ce62" office:value-type="string" calcext:value-type="string">
            <text:p>F3EAC8C4-6054-40D1-AB32-8A8A93907EF5</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2b</text:p>
          </table:table-cell>
          <table:table-cell table:style-name="ce13" office:value-type="string" calcext:value-type="string">
            <text:p>stabilisierte, aber meistens isolierte Populationen; zerstückelter Lebensraum</text:p>
          </table:table-cell>
          <table:table-cell table:style-name="ce13" office:value-type="string" calcext:value-type="string">
            <text:p>populations stabilisées mais majoritairement isolées; habitat fragmenté</text:p>
          </table:table-cell>
          <table:table-cell table:style-name="ce13" office:value-type="string" calcext:value-type="string">
            <text:p>popolazioni stabilizzate ma per lo più isolate, habitat frammentato</text:p>
          </table:table-cell>
          <table:table-cell table:number-columns-repeated="1017"/>
        </table:table-row>
        <table:table-row table:style-name="ro1">
          <table:table-cell table:style-name="ce62" office:value-type="string" calcext:value-type="string">
            <text:p>635E5D7A-4D86-489C-9734-4AEC79ADFD5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a, 2b</text:p>
          </table:table-cell>
          <table:table-cell table:style-name="ce13" office:value-type="string" calcext:value-type="string">
            <text:p>stabilisierte Populationen, aber empfindliche Lebensräume</text:p>
          </table:table-cell>
          <table:table-cell table:style-name="ce13" office:value-type="string" calcext:value-type="string">
            <text:p>populations stabilisées mais milieux précaires</text:p>
          </table:table-cell>
          <table:table-cell table:style-name="ce13" office:value-type="string" calcext:value-type="string">
            <text:p>popolazioni stabilizzate ma habitat precari</text:p>
          </table:table-cell>
          <table:table-cell table:number-columns-repeated="1017"/>
        </table:table-row>
        <table:table-row table:style-name="ro1">
          <table:table-cell table:style-name="ce62" office:value-type="string" calcext:value-type="string">
            <text:p>A5918DCC-5CE8-4D30-94F5-359DAE5C8CB8</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letzte Beobachtung 1989</text:p>
          </table:table-cell>
          <table:table-cell table:style-name="ce13" office:value-type="string" calcext:value-type="string">
            <text:p>dernière observation 1989</text:p>
          </table:table-cell>
          <table:table-cell table:style-name="ce13" office:value-type="string" calcext:value-type="string">
            <text:p>ultima osservazione nel 1989</text:p>
          </table:table-cell>
          <table:table-cell table:number-columns-repeated="1017"/>
        </table:table-row>
        <table:table-row table:style-name="ro1">
          <table:table-cell table:style-name="ce62" office:value-type="string" calcext:value-type="string">
            <text:p>2017F846-989A-4FBD-A2B3-B1F5602361F0</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bilisierte Populationen, aber grosse Zerstückelung des Lebensraumes und Isolation der Populationen</text:p>
          </table:table-cell>
          <table:table-cell table:style-name="ce13" office:value-type="string" calcext:value-type="string">
            <text:p>populations stabilisées mais forte fragmentation de l’habitat et isolement des populations </text:p>
          </table:table-cell>
          <table:table-cell table:style-name="ce13" office:value-type="string" calcext:value-type="string">
            <text:p>popolazioni stabilizzate ma forte frammentazione dell’habitat e isolamento delle popolazioni</text:p>
          </table:table-cell>
          <table:table-cell table:number-columns-repeated="1017"/>
        </table:table-row>
        <table:table-row table:style-name="ro1">
          <table:table-cell table:style-name="ce62" office:value-type="string" calcext:value-type="string">
            <text:p>0DFF454F-82E4-4876-B729-4D08B11D0B94</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letzte Beobachtung 1957</text:p>
          </table:table-cell>
          <table:table-cell table:style-name="ce13" office:value-type="string" calcext:value-type="string">
            <text:p>dernière observation 1957</text:p>
          </table:table-cell>
          <table:table-cell table:style-name="ce13" office:value-type="string" calcext:value-type="string">
            <text:p>ultima osservazione nel 1957</text:p>
          </table:table-cell>
          <table:table-cell table:number-columns-repeated="1017"/>
        </table:table-row>
        <table:table-row table:style-name="ro1">
          <table:table-cell table:style-name="ce62" office:value-type="string" calcext:value-type="string">
            <text:p>A9E7E55F-F46E-412B-8985-CEE9A40691C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F8957E32-7062-474D-B395-B4118112F47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A2</text:p>
          </table:table-cell>
          <table:table-cell table:style-name="ce13" office:value-type="string" calcext:value-type="string">
            <text:p>starker Rückgang</text:p>
          </table:table-cell>
          <table:table-cell table:style-name="ce13" office:value-type="string" calcext:value-type="string">
            <text:p>en forte régression</text:p>
          </table:table-cell>
          <table:table-cell table:style-name="ce13" office:value-type="string" calcext:value-type="string">
            <text:p>in forte regresso</text:p>
          </table:table-cell>
          <table:table-cell table:number-columns-repeated="1017"/>
        </table:table-row>
        <table:table-row table:style-name="ro1">
          <table:table-cell table:style-name="ce62" office:value-type="string" calcext:value-type="string">
            <text:p>BA8D4448-6DA5-403B-BCE1-55778CD51FF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1 Standort 2001 entdeckt</text:p>
          </table:table-cell>
          <table:table-cell table:style-name="ce13" office:value-type="string" calcext:value-type="string">
            <text:p>1 station découverte en 2001</text:p>
          </table:table-cell>
          <table:table-cell table:style-name="ce13" office:value-type="string" calcext:value-type="string">
            <text:p>1 stazione scoperta nel 2001</text:p>
          </table:table-cell>
          <table:table-cell table:number-columns-repeated="1017"/>
        </table:table-row>
        <table:table-row table:style-name="ro1">
          <table:table-cell table:style-name="ce62" office:value-type="string" calcext:value-type="string">
            <text:p>C82A8AB0-E7CD-4933-A361-0DC31B46D8F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4A385161-7984-4B03-93F5-5B55A98EB46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D78FB23B-5DA8-4B39-86F1-1C6E7B622FD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B8EF226E-3338-4457-9B63-83BEC752EA5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B127C3E-54C9-45D0-8AAD-6C44A28CDCD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FCA5B907-C2B8-4ED8-9E09-32B7F8748CCC</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letzte Beobachtung 1990</text:p>
          </table:table-cell>
          <table:table-cell table:style-name="ce13" office:value-type="string" calcext:value-type="string">
            <text:p>dernière observation 1990</text:p>
          </table:table-cell>
          <table:table-cell table:style-name="ce13" office:value-type="string" calcext:value-type="string">
            <text:p>ultima osservazione nel 1990</text:p>
          </table:table-cell>
          <table:table-cell table:number-columns-repeated="1017"/>
        </table:table-row>
        <table:table-row table:style-name="ro1">
          <table:table-cell table:style-name="ce62" office:value-type="string" calcext:value-type="string">
            <text:p>B7A51119-3D84-4700-B420-8F29673CA04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A8C11ABA-6E6A-47B3-9ED8-12DE064516DF</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8AFF141C-E511-449D-877F-DDD5911B2EAA</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text:p>
          </table:table-cell>
          <table:table-cell table:style-name="ce13" office:value-type="string" calcext:value-type="string">
            <text:p>stabile Populationen, aber empfindlicher Lebensraum</text:p>
          </table:table-cell>
          <table:table-cell table:style-name="ce13" office:value-type="string" calcext:value-type="string">
            <text:p>populations stables mais habitat précaire</text:p>
          </table:table-cell>
          <table:table-cell table:style-name="ce13" office:value-type="string" calcext:value-type="string">
            <text:p>popolazioni stabili ma habitat precari</text:p>
          </table:table-cell>
          <table:table-cell table:number-columns-repeated="1017"/>
        </table:table-row>
        <table:table-row table:style-name="ro1">
          <table:table-cell table:style-name="ce62" office:value-type="string" calcext:value-type="string">
            <text:p>10AC974F-F546-4419-8BDA-CA30A1802A6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7981F1B-1A24-4D03-869B-56BBB075DA5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94343D2A-5F78-40C3-8EF6-09336D318F9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95E7C78D-547B-4F6A-AD7E-89CD8D70933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27704D8D-898E-424B-9CDA-157BEBC14BD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9F8B925F-7539-4362-84F0-11AAFAC1197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56E834A-E89F-40E4-8A6D-FFF3AAFA2BE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591FE191-607A-4668-9E65-4A4FA65D0DB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8CC339B-C73C-48E7-8415-70573000A8B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2b</text:p>
          </table:table-cell>
          <table:table-cell table:style-name="ce13" office:value-type="string" calcext:value-type="string">
            <text:p>letzte Beobachtung im Tessin 1987; sehr lokal, Schweizer Populationen isoliert</text:p>
          </table:table-cell>
          <table:table-cell table:style-name="ce13" office:value-type="string" calcext:value-type="string">
            <text:p>dernière observation tessinoise 1987; très localisée, populations suisses isolées</text:p>
          </table:table-cell>
          <table:table-cell table:style-name="ce13" office:value-type="string" calcext:value-type="string">
            <text:p>ultima osservazione ticinese nel 1987; molto localizzata, popolazioni svizzere localizzate</text:p>
          </table:table-cell>
          <table:table-cell table:number-columns-repeated="1017"/>
        </table:table-row>
        <table:table-row table:style-name="ro1">
          <table:table-cell table:style-name="ce62" office:value-type="string" calcext:value-type="string">
            <text:p>36147BC9-FF46-46AC-BC11-A4ECB79B505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6A4F15A4-C70B-4F01-9971-9BFA6C8FF13D</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5DEFD257-1911-4276-BF1B-796F224ADE6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2" office:value-type="string" calcext:value-type="string">
            <text:p>78FA6AA0-13F8-4D98-9420-C86629FA209B</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5454EC6B-80E9-43CE-ADAE-82E265F660AE</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AF32D840-F3B6-4838-8FB3-E5DE75B58C88</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stabile Populationen</text:p>
          </table:table-cell>
          <table:table-cell table:style-name="ce13" office:value-type="string" calcext:value-type="string">
            <text:p>populations stables</text:p>
          </table:table-cell>
          <table:table-cell table:style-name="ce13" office:value-type="string" calcext:value-type="string">
            <text:p>popolazioni stabili</text:p>
          </table:table-cell>
          <table:table-cell table:number-columns-repeated="1017"/>
        </table:table-row>
        <table:table-row table:style-name="ro1">
          <table:table-cell table:style-name="ce62" office:value-type="string" calcext:value-type="string">
            <text:p>1CDE5DE1-582D-4C0F-9ECD-AAE78B50DA9F</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stabile Populationen</text:p>
          </table:table-cell>
          <table:table-cell table:style-name="ce13" office:value-type="string" calcext:value-type="string">
            <text:p>populations stables</text:p>
          </table:table-cell>
          <table:table-cell table:style-name="ce13" office:value-type="string" calcext:value-type="string">
            <text:p>popolazioni stabili</text:p>
          </table:table-cell>
          <table:table-cell table:number-columns-repeated="1017"/>
        </table:table-row>
        <table:table-row table:style-name="ro1">
          <table:table-cell table:style-name="ce62" office:value-type="string" calcext:value-type="string">
            <text:p>F904D70F-481D-4544-A5D8-526B521C1848</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text:p>
          </table:table-cell>
          <table:table-cell table:style-name="ce13" table:number-columns-repeated="3"/>
          <table:table-cell table:number-columns-repeated="1017"/>
        </table:table-row>
        <table:table-row table:style-name="ro1">
          <table:table-cell table:style-name="ce62" office:value-type="string" calcext:value-type="string">
            <text:p>AEB0518A-C85B-4AAE-A0D2-A661732880A0</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letzte Beobachtung 1979</text:p>
          </table:table-cell>
          <table:table-cell table:style-name="ce13" office:value-type="string" calcext:value-type="string">
            <text:p>dernière observation 1979</text:p>
          </table:table-cell>
          <table:table-cell table:style-name="ce13" office:value-type="string" calcext:value-type="string">
            <text:p>ultima osservazione nel 1979</text:p>
          </table:table-cell>
          <table:table-cell table:number-columns-repeated="1017"/>
        </table:table-row>
        <table:table-row table:style-name="ro1">
          <table:table-cell table:style-name="ce62" office:value-type="string" calcext:value-type="string">
            <text:p>7558C08C-85B4-4CEF-823D-344E5899D8D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2685F97E-7CCF-4604-95F4-165021BA10CE</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lokale Rückgänge</text:p>
          </table:table-cell>
          <table:table-cell table:style-name="ce13" office:value-type="string" calcext:value-type="string">
            <text:p>régressions locales</text:p>
          </table:table-cell>
          <table:table-cell table:style-name="ce13" office:value-type="string" calcext:value-type="string">
            <text:p>localmente in declino</text:p>
          </table:table-cell>
          <table:table-cell table:number-columns-repeated="1017"/>
        </table:table-row>
        <table:table-row table:style-name="ro1">
          <table:table-cell table:style-name="ce62" office:value-type="string" calcext:value-type="string">
            <text:p>4A06FC7D-892D-405A-A7AD-8D0B7481ABC4</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D6B422BB-4CD3-4EB2-95BC-86ED0DC228A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211AF723-58D2-4702-AC7D-9EA5292E7DD9</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rk isolierte Populationen, starker Rückgang</text:p>
          </table:table-cell>
          <table:table-cell table:style-name="ce13" office:value-type="string" calcext:value-type="string">
            <text:p>populations très isolées, forte régression</text:p>
          </table:table-cell>
          <table:table-cell table:style-name="ce13" office:value-type="string" calcext:value-type="string">
            <text:p>popolazioni molto isolate, forte regresso</text:p>
          </table:table-cell>
          <table:table-cell table:number-columns-repeated="1017"/>
        </table:table-row>
        <table:table-row table:style-name="ro1">
          <table:table-cell table:style-name="ce62" office:value-type="string" calcext:value-type="string">
            <text:p>D132E41B-C260-4DB2-A8B4-B56D5DF5084B</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1a, B2a</text:p>
          </table:table-cell>
          <table:table-cell table:style-name="ce13" office:value-type="string" calcext:value-type="string">
            <text:p>sehr lokale Populationen</text:p>
          </table:table-cell>
          <table:table-cell table:style-name="ce13" office:value-type="string" calcext:value-type="string">
            <text:p>populations très localisées</text:p>
          </table:table-cell>
          <table:table-cell table:style-name="ce13" office:value-type="string" calcext:value-type="string">
            <text:p>popolazioni molto localizzate</text:p>
          </table:table-cell>
          <table:table-cell table:number-columns-repeated="1017"/>
        </table:table-row>
        <table:table-row table:style-name="ro1">
          <table:table-cell table:style-name="ce62" office:value-type="string" calcext:value-type="string">
            <text:p>3E652696-AE4B-4F4F-8921-23425DE32EE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13C9FF23-9A96-485E-ACC9-1D6ACF39D1FA</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2845CFED-A6FA-4B5D-956A-A9202E61501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A545751C-7325-4BDD-A3B0-507F56477B3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5A5684CE-39BB-4886-A494-677F074D79E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18E8F194-D4A1-4D6E-9EDB-666525A36856</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extreme Isolierung, Rückgang</text:p>
          </table:table-cell>
          <table:table-cell table:style-name="ce13" office:value-type="string" calcext:value-type="string">
            <text:p>isolement extrême, régression</text:p>
          </table:table-cell>
          <table:table-cell table:style-name="ce13" office:value-type="string" calcext:value-type="string">
            <text:p>isolamento estremo, declino</text:p>
          </table:table-cell>
          <table:table-cell table:number-columns-repeated="1017"/>
        </table:table-row>
        <table:table-row table:style-name="ro1">
          <table:table-cell table:style-name="ce62" office:value-type="string" calcext:value-type="string">
            <text:p>48F0B270-676F-4E85-B73F-E8287AEEE452</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extreme Isolierung, Rückgang</text:p>
          </table:table-cell>
          <table:table-cell table:style-name="ce13" office:value-type="string" calcext:value-type="string">
            <text:p>isolement extrême, régression</text:p>
          </table:table-cell>
          <table:table-cell table:style-name="ce13" office:value-type="string" calcext:value-type="string">
            <text:p>isolamento estremo, declino</text:p>
          </table:table-cell>
          <table:table-cell table:number-columns-repeated="1017"/>
        </table:table-row>
        <table:table-row table:style-name="ro1">
          <table:table-cell table:style-name="ce62" office:value-type="string" calcext:value-type="string">
            <text:p>2693612C-8634-475B-8382-C26A5E17089B</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0C087B1E-F348-413F-8613-6101C0FDDFEA</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40E300CB-DB52-4C89-ADEC-2D60F7ABF610</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9F6C0E08-E92C-4D77-976C-93D7A373AA2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75D9444-4E5B-4044-8132-560FAFBB94B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85EDB68-2E03-40ED-9E79-7EC94A77FDC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41E6E719-C720-42C5-A4A8-FEADFBCED88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 B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09721160-130B-442F-89BF-62C8FDC209C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256D466-3768-458B-9ED8-D3A6E3E2230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A3BACDB5-8504-434A-B4BF-EDF929DC2706</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D6158072-9775-49F6-8E34-C7CBAC4F45A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Rückgang</text:p>
          </table:table-cell>
          <table:table-cell table:style-name="ce13" office:value-type="string" calcext:value-type="string">
            <text:p>régression</text:p>
          </table:table-cell>
          <table:table-cell table:style-name="ce13" office:value-type="string" calcext:value-type="string">
            <text:p>regresso</text:p>
          </table:table-cell>
          <table:table-cell table:number-columns-repeated="1017"/>
        </table:table-row>
        <table:table-row table:style-name="ro1">
          <table:table-cell table:style-name="ce62" office:value-type="string" calcext:value-type="string">
            <text:p>89118BD8-1039-467F-8D37-4436E7F9E677</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EFDACF58-49CD-4F22-B7EB-A977DCDB8B79</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 B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800CDD37-4AD4-4597-AD11-D47EAF9F2A6A</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1052E207-AE62-4E9C-9CA7-ACDC40A066FE</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AC891F67-42BB-481D-94BF-E286E19EE914</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ECD4EB59-F932-4211-AA97-699E00EFAED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DFAA116D-25C1-4075-9B78-652EEEA9D58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37F755F2-ADDE-4190-A775-34281F2133A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number-rows-repeated="1048492">
          <table:table-cell table:number-columns-repeated="1024"/>
        </table:table-row>
        <table:table-row table:style-name="ro1">
          <table:table-cell table:number-columns-repeated="1024"/>
        </table:table-row>
        <calcext:conditional-formats>
          <calcext:conditional-format calcext:target-range-address="reptilien.A2:reptilien.A83">
            <calcext:condition calcext:apply-style-name="cf1" calcext:value="formula-is(ISERROR('file:///c:/users/alex/rote_listen_2014/importdaten/nicht%20importierte%20daten.xlsx'#duelli_1994.#ref!))" calcext:base-cell-address="reptilien.A2"/>
          </calcext:conditional-format>
        </calcext:conditional-formats>
      </table:table>
      <table:table table:name="heuschreck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3" office:value-type="string" calcext:value-type="string">
            <text:p>E4C26963-F808-4904-B9DE-CABE9A524877</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3" office:value-type="string" calcext:value-type="string">
            <text:p>EF8BF098-1389-47CC-8596-237648F0A2DA</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3" office:value-type="string" calcext:value-type="string">
            <text:p>A1FFA18E-A37E-4ED4-BF0C-7DEE59BE046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3" office:value-type="string" calcext:value-type="string">
            <text:p>9D46BA6F-9FFB-44AF-8C2D-40CC701E98A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3" office:value-type="string" calcext:value-type="string">
            <text:p>88A51C21-3204-4AB4-BDEF-4139FE178D8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3" office:value-type="string" calcext:value-type="string">
            <text:p>E911252D-B5EE-4ADC-9DDB-BF4069B03F37</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3" office:value-type="string" calcext:value-type="string">
            <text:p>2696F52F-04AD-47D4-A40C-65CA410263F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3" office:value-type="string" calcext:value-type="string">
            <text:p>C2292C64-74AD-4AD1-B8F2-775B6BC77DDC</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98CCE02B-656C-4E73-B104-5ADB968C431E</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AA0F321D-16C7-4494-B8B5-4C1DFA4212F7</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Waldrandart</text:p>
          </table:table-cell>
          <table:table-cell table:style-name="ce13" office:value-type="string" calcext:value-type="string">
            <text:p>Semi-forestière</text:p>
          </table:table-cell>
          <table:table-cell table:style-name="ce13" office:value-type="string" calcext:value-type="string">
            <text:p>Semi-forestale</text:p>
          </table:table-cell>
          <table:table-cell table:number-columns-repeated="1017"/>
        </table:table-row>
        <table:table-row table:style-name="ro1">
          <table:table-cell table:style-name="ce64" office:value-type="string" calcext:value-type="string">
            <text:p>022B8965-B84B-48F5-9A6E-B84E3A72545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6836D7AC-DD76-4819-B42C-121BA997BA0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Erstnachweis 1999</text:p>
          </table:table-cell>
          <table:table-cell table:style-name="ce13" office:value-type="string" calcext:value-type="string">
            <text:p>Découverte en 1999</text:p>
          </table:table-cell>
          <table:table-cell table:style-name="ce13" office:value-type="string" calcext:value-type="string">
            <text:p>Scoperta nel 1999</text:p>
          </table:table-cell>
          <table:table-cell table:number-columns-repeated="1017"/>
        </table:table-row>
        <table:table-row table:style-name="ro1">
          <table:table-cell table:style-name="ce64" office:value-type="string" calcext:value-type="string">
            <text:p>696DA701-46C9-462E-B1ED-A61AA5E2EF8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3A113509-CB32-4AB3-BFC9-29283B41F3A4</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35615A4-5006-4935-A366-759FC328FC8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74068A86-2FBA-4FD7-8987-10A67AA60EA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A92DB8A-068D-49CA-9AD2-ECB5E600B69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0A37B2EB-A454-427D-897D-5B4E5B4FF9F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0C790DA1-537B-446F-AED5-068091A020A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F73FA510-D6CB-4E31-B940-92589B7E22D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E1BE025E-340A-4ADC-B0A1-AC245EC1C76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B90A80D-525A-4642-B628-582C89144B97</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1E3618EF-CFD1-4E3C-AA0D-0A9AD6FAC67D</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33F1651B-20DA-4F96-86EF-600A0D3DA07A</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7E1B964C-15B8-4B96-9A60-63ED089B391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0F148D63-0C1E-438F-A620-9EC64D895BD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1F7854A-ADA3-4F45-8F2D-505B5AECD2A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4480EFF7-4301-4D9E-B1AE-34789A7E58FF</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80734767-358A-4784-ABB9-335A11F45AD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5837A904-7C32-4E05-AC49-232BA80EC6A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A095573B-871A-4B8C-B337-0FA209A33B35</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Erstnachweis 1995, Grünlandart</text:p>
          </table:table-cell>
          <table:table-cell table:style-name="ce13" office:value-type="string" calcext:value-type="string">
            <text:p>Découverte en 1995, prairiale</text:p>
          </table:table-cell>
          <table:table-cell table:style-name="ce13" office:value-type="string" calcext:value-type="string">
            <text:p>Prativa, scoperta nel 1995</text:p>
          </table:table-cell>
          <table:table-cell table:number-columns-repeated="1017"/>
        </table:table-row>
        <table:table-row table:style-name="ro1">
          <table:table-cell table:style-name="ce64" office:value-type="string" calcext:value-type="string">
            <text:p>823653C1-ED30-4CA8-B5FE-02E4BB074D00</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6908AB26-49B3-4F1F-AD61-3A2CDB6DF04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8B6E8E03-581A-4588-AB70-4CAA08CB989F</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 C2i</text:p>
          </table:table-cell>
          <table:table-cell table:style-name="ce13" office:value-type="string" calcext:value-type="string">
            <text:p>Grünlandart, Berner Konvention</text:p>
          </table:table-cell>
          <table:table-cell table:style-name="ce13" office:value-type="string" calcext:value-type="string">
            <text:p>Prairiale, Convention de Berne</text:p>
          </table:table-cell>
          <table:table-cell table:style-name="ce13" office:value-type="string" calcext:value-type="string">
            <text:p>Prativa, Convenzione di Berna</text:p>
          </table:table-cell>
          <table:table-cell table:number-columns-repeated="1017"/>
        </table:table-row>
        <table:table-row table:style-name="ro1">
          <table:table-cell table:style-name="ce64" office:value-type="string" calcext:value-type="string">
            <text:p>6579D86D-C724-47FD-8700-662FBD2324A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F10F9A4-9A28-4F6F-8E82-5DEA6241117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1613C995-17AF-4D5B-AB97-B1FB32963CA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DD0C44C5-715A-474E-A384-84DD483A39E9</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D4F89241-C696-464B-A27E-47E19CEB6C74</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Synanthrop, eingeführt</text:p>
          </table:table-cell>
          <table:table-cell table:style-name="ce13" office:value-type="string" calcext:value-type="string">
            <text:p>Synanthrope, introduite</text:p>
          </table:table-cell>
          <table:table-cell table:style-name="ce13" office:value-type="string" calcext:value-type="string">
            <text:p>Sinantropica, introdotta</text:p>
          </table:table-cell>
          <table:table-cell table:number-columns-repeated="1017"/>
        </table:table-row>
        <table:table-row table:style-name="ro1">
          <table:table-cell table:style-name="ce64" office:value-type="string" calcext:value-type="string">
            <text:p>40C2B486-FCD5-4B71-9DC1-94B923FE2A17</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Erstnachweis in 2004</text:p>
          </table:table-cell>
          <table:table-cell table:style-name="ce13" office:value-type="string" calcext:value-type="string">
            <text:p>Découverte en 2004</text:p>
          </table:table-cell>
          <table:table-cell table:style-name="ce13" office:value-type="string" calcext:value-type="string">
            <text:p>Scoperta nel 2004</text:p>
          </table:table-cell>
          <table:table-cell table:number-columns-repeated="1017"/>
        </table:table-row>
        <table:table-row table:style-name="ro1">
          <table:table-cell table:style-name="ce64" office:value-type="string" calcext:value-type="string">
            <text:p>5EF3B1A5-16C4-4A41-9A71-A9A2140313EE</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Synanthrop</text:p>
          </table:table-cell>
          <table:table-cell table:style-name="ce13" office:value-type="string" calcext:value-type="string">
            <text:p>Synanthrope</text:p>
          </table:table-cell>
          <table:table-cell table:style-name="ce13" office:value-type="string" calcext:value-type="string">
            <text:p>Sinantropica</text:p>
          </table:table-cell>
          <table:table-cell table:number-columns-repeated="1017"/>
        </table:table-row>
        <table:table-row table:style-name="ro1">
          <table:table-cell table:style-name="ce64" office:value-type="string" calcext:value-type="string">
            <text:p>B142540F-6A2F-4424-A50D-C37B8D8220AF</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CAEAE76-230C-4C15-A29E-0ED6C7D568BD</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Synanthrop</text:p>
          </table:table-cell>
          <table:table-cell table:style-name="ce13" office:value-type="string" calcext:value-type="string">
            <text:p>Synanthrope</text:p>
          </table:table-cell>
          <table:table-cell table:style-name="ce13" office:value-type="string" calcext:value-type="string">
            <text:p>Sinantropica</text:p>
          </table:table-cell>
          <table:table-cell table:number-columns-repeated="1017"/>
        </table:table-row>
        <table:table-row table:style-name="ro1">
          <table:table-cell table:style-name="ce64" office:value-type="string" calcext:value-type="string">
            <text:p>2BB6FA55-0B1E-41A0-8F61-564A58E9CF0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DD0853AB-D6B2-4CBE-AD0D-5BF768A67691</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Letzte Beobachtung 1960</text:p>
          </table:table-cell>
          <table:table-cell table:style-name="ce13" office:value-type="string" calcext:value-type="string">
            <text:p>Dernière mention en 1960</text:p>
          </table:table-cell>
          <table:table-cell table:style-name="ce13" office:value-type="string" calcext:value-type="string">
            <text:p>Ultima osservazione nel 1960</text:p>
          </table:table-cell>
          <table:table-cell table:number-columns-repeated="1017"/>
        </table:table-row>
        <table:table-row table:style-name="ro1">
          <table:table-cell table:style-name="ce64" office:value-type="string" calcext:value-type="string">
            <text:p>24CC0F57-2168-409C-950F-87C9C993178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D53A38D-DDD3-4484-B0D4-1B8A2FE4AF7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CB04D18C-F6B5-46A1-B179-E4EE8089C1B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4" office:value-type="string" calcext:value-type="string">
            <text:p>A8B96ABC-340E-4111-B1D8-108FBBD6D5E2</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D304881C-41B9-4A8A-941A-553B979161FF</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4" office:value-type="string" calcext:value-type="string">
            <text:p>73503721-6DE2-4E4E-9325-031168B2888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6C6FA28A-2D0F-4D44-BE0B-83DEBFC4CA65</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BAC5E946-DEA2-4701-A41D-3C620790437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73610FEE-67EA-4D67-A877-8F6EB61F1D4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93EDCAB6-BEC1-4943-A7E7-91DB69D3E247</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Pionierart, im Rückgang</text:p>
          </table:table-cell>
          <table:table-cell table:style-name="ce13" office:value-type="string" calcext:value-type="string">
            <text:p>Pionnière, en régression</text:p>
          </table:table-cell>
          <table:table-cell table:style-name="ce13" office:value-type="string" calcext:value-type="string">
            <text:p>Pioniera, in diminuzione</text:p>
          </table:table-cell>
          <table:table-cell table:number-columns-repeated="1017"/>
        </table:table-row>
        <table:table-row table:style-name="ro1">
          <table:table-cell table:style-name="ce64" office:value-type="string" calcext:value-type="string">
            <text:p>15EDCF89-27A7-4B5D-9E93-9602856A68E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284EB74-97E3-4766-8F0B-ADDD66FFF589</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827D397C-EBCC-4FDE-BBE6-C865549CDCE2</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Gemeldet im 19. Jh., zweifelhaft</text:p>
          </table:table-cell>
          <table:table-cell table:style-name="ce13" office:value-type="string" calcext:value-type="string">
            <text:p>Signalée au XIX<text:span text:style-name="T1">e</text:span>, douteuse</text:p>
          </table:table-cell>
          <table:table-cell table:style-name="ce13" office:value-type="string" calcext:value-type="string">
            <text:p>Segnalata nel sec. XIX, dubbia</text:p>
          </table:table-cell>
          <table:table-cell table:number-columns-repeated="1017"/>
        </table:table-row>
        <table:table-row table:style-name="ro1">
          <table:table-cell table:style-name="ce64" office:value-type="string" calcext:value-type="string">
            <text:p>6E1D6640-E38B-458B-8998-7A3ECAD83CA3</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Pionierart, gemeldet im 19. Jh.</text:p>
          </table:table-cell>
          <table:table-cell table:style-name="ce13" office:value-type="string" calcext:value-type="string">
            <text:p>Pionnière, signalée au XIX<text:span text:style-name="T1">e</text:span></text:p>
          </table:table-cell>
          <table:table-cell table:style-name="ce13" office:value-type="string" calcext:value-type="string">
            <text:p>Pioniera, segnalata nel sec. XIX.</text:p>
          </table:table-cell>
          <table:table-cell table:number-columns-repeated="1017"/>
        </table:table-row>
        <table:table-row table:style-name="ro1">
          <table:table-cell table:style-name="ce64" office:value-type="string" calcext:value-type="string">
            <text:p>E1DF919E-0233-48B9-8AA1-D1A5902DC607</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4" office:value-type="string" calcext:value-type="string">
            <text:p>B47E2E83-CFF7-42DE-B2E8-4EC2AFC050C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F23337F5-AB13-47B3-A4C0-DE5F30880CC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1301AD3C-DAD9-443E-91AB-3B44128962B2</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702C77A6-C244-4315-92CC-D60AFD0DDA7C</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A9577518-B9F4-4EB8-8AB1-2C507C79B18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19C476A-3988-490F-A562-9BBA5BB2E0D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table:number-columns-repeated="2"/>
          <table:table-cell table:number-columns-repeated="1017"/>
        </table:table-row>
        <table:table-row table:style-name="ro1">
          <table:table-cell table:style-name="ce64" office:value-type="string" calcext:value-type="string">
            <text:p>F55273AB-DF6A-4E54-A63D-8D5F0A6A7E7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061BF33-FF11-4AD4-9639-0FEFF91D9664</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18B2213E-28D2-4585-B545-167D9C70188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Population im Jura isoliert</text:p>
          </table:table-cell>
          <table:table-cell table:style-name="ce13" office:value-type="string" calcext:value-type="string">
            <text:p>Population jurassienne isolée</text:p>
          </table:table-cell>
          <table:table-cell table:style-name="ce13" office:value-type="string" calcext:value-type="string">
            <text:p>Popolazione giurassiana isolata</text:p>
          </table:table-cell>
          <table:table-cell table:number-columns-repeated="1017"/>
        </table:table-row>
        <table:table-row table:style-name="ro1">
          <table:table-cell table:style-name="ce64" office:value-type="string" calcext:value-type="string">
            <text:p>0F3AFC97-287B-4E12-979D-4EE8E3632A1B</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Erstnachweis 2003</text:p>
          </table:table-cell>
          <table:table-cell table:style-name="ce13" office:value-type="string" calcext:value-type="string">
            <text:p>Découverte en 2003</text:p>
          </table:table-cell>
          <table:table-cell table:style-name="ce13" office:value-type="string" calcext:value-type="string">
            <text:p>Scoperta nel 2003</text:p>
          </table:table-cell>
          <table:table-cell table:number-columns-repeated="1017"/>
        </table:table-row>
        <table:table-row table:style-name="ro1">
          <table:table-cell table:style-name="ce64" office:value-type="string" calcext:value-type="string">
            <text:p>052FBBEA-1319-4940-8386-C8C958B1A71C</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E3A30FF6-3F37-402B-9B31-45A3409430D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A1FB5A20-1239-4E88-B0CE-67E656319A1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5D1FF16A-6DC9-487D-A52E-A5ED5AFFE1AB</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91EAE0D8-9307-4542-BA94-8C80A801BB02</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Pionierart, letzter Nachweis 1960</text:p>
          </table:table-cell>
          <table:table-cell table:style-name="ce13" office:value-type="string" calcext:value-type="string">
            <text:p>Pionnière, plus notée après 1960</text:p>
          </table:table-cell>
          <table:table-cell table:style-name="ce13" office:value-type="string" calcext:value-type="string">
            <text:p>Pioniera, non più osservata dal 1960</text:p>
          </table:table-cell>
          <table:table-cell table:number-columns-repeated="1017"/>
        </table:table-row>
        <table:table-row table:style-name="ro1">
          <table:table-cell table:style-name="ce64" office:value-type="string" calcext:value-type="string">
            <text:p>AB93DCFC-3CF5-4A72-B09C-41A23116B08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2E16D032-B3AF-4FB6-A66A-2EA139727AC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1C0C33D-D50B-4578-9D28-C9B1C857152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7C74AEC8-153F-4BE9-8D5C-F5D53DB554B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8E3CD0A6-52D6-47C8-8279-6B531FB2113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FE343225-FB06-42E6-A18D-3E8912B1447A</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930F7E5C-BA4C-41F3-AA1B-3FA890CC0709</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ED01640C-52B4-489A-A29E-30F883B3EE0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4" office:value-type="string" calcext:value-type="string">
            <text:p>29A1122E-4391-4FC3-9899-43F87B8BEA2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5AC6DB23-20EF-4202-AA03-E2176688E880</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i,iv)</text:p>
          </table:table-cell>
          <table:table-cell table:style-name="ce13" office:value-type="string" calcext:value-type="string">
            <text:p>Pionierart, im Rückgang</text:p>
          </table:table-cell>
          <table:table-cell table:style-name="ce13" office:value-type="string" calcext:value-type="string">
            <text:p>Pionnière, en régression</text:p>
          </table:table-cell>
          <table:table-cell table:style-name="ce13" office:value-type="string" calcext:value-type="string">
            <text:p>Pioniera, in diminuzione</text:p>
          </table:table-cell>
          <table:table-cell table:number-columns-repeated="1017"/>
        </table:table-row>
        <table:table-row table:style-name="ro1">
          <table:table-cell table:style-name="ce64" office:value-type="string" calcext:value-type="string">
            <text:p>30F99911-B873-47ED-8707-BB2AC0519FB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B1F6AC7B-9B0A-4D68-8E99-1626BA54526E</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1EB35A6-D2F4-4B2A-B2A5-96A434EF3B01</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 C2i</text:p>
          </table:table-cell>
          <table:table-cell table:style-name="ce13" office:value-type="string" calcext:value-type="string">
            <text:p>Pionierart, 2004 wieder eingeführt</text:p>
          </table:table-cell>
          <table:table-cell table:style-name="ce13" office:value-type="string" calcext:value-type="string">
            <text:p>Pionnière, réintroduite en 2004</text:p>
          </table:table-cell>
          <table:table-cell table:style-name="ce13" office:value-type="string" calcext:value-type="string">
            <text:p>Pioniera, reintrodotta nel 2004</text:p>
          </table:table-cell>
          <table:table-cell table:number-columns-repeated="1017"/>
        </table:table-row>
        <table:table-row table:style-name="ro1">
          <table:table-cell table:style-name="ce64" office:value-type="string" calcext:value-type="string">
            <text:p>508F68ED-C3D5-411A-9376-7F0A91473C40</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E02561DE-B4F8-4D61-863A-09E8DD95FCD8</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F1CE3ECD-6057-4BA1-906C-C4674966DDC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ACDFE479-3CBE-4AA5-8C27-63D43830170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9A5AFCF4-7D80-4367-BAA3-0783EAB206B6</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b(i,ii,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B4CD2591-1529-4789-B5CD-44980745258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78B50E04-A43F-4D3B-AB37-4B81C09EE33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ii,iv)</text:p>
          </table:table-cell>
          <table:table-cell table:style-name="ce13" office:value-type="string" calcext:value-type="string">
            <text:p>Pionierart, im Rückgang</text:p>
          </table:table-cell>
          <table:table-cell table:style-name="ce13" office:value-type="string" calcext:value-type="string">
            <text:p>Pionnière, en régression</text:p>
          </table:table-cell>
          <table:table-cell table:style-name="ce13" office:value-type="string" calcext:value-type="string">
            <text:p>Pioniera, in diminuzione</text:p>
          </table:table-cell>
          <table:table-cell table:number-columns-repeated="1017"/>
        </table:table-row>
        <table:table-row table:style-name="ro1">
          <table:table-cell table:style-name="ce64" office:value-type="string" calcext:value-type="string">
            <text:p>0682D8B1-4ED8-4DD4-8096-4B75FBFAEDE9</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09E37D90-018B-40B5-97C6-96E07AFF2D8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FB759137-902D-4869-8E2C-A36F0D1B2E8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97BFDB54-EA95-4513-B93A-DBB74D9215DA</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7288458-E449-4112-A26B-69A830EC72D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1F948DA2-6451-482A-A912-8FE2826015B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EEAFA2D4-E94C-43CE-983E-016307D5B5E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Indigenität nicht erwiesen</text:p>
          </table:table-cell>
          <table:table-cell table:style-name="ce13" office:value-type="string" calcext:value-type="string">
            <text:p>Indigénat non avéré</text:p>
          </table:table-cell>
          <table:table-cell table:style-name="ce13" office:value-type="string" calcext:value-type="string">
            <text:p>Appartenenza alla fauna svizzera non accertata</text:p>
          </table:table-cell>
          <table:table-cell table:number-columns-repeated="1017"/>
        </table:table-row>
        <table:table-row table:style-name="ro1">
          <table:table-cell table:style-name="ce64" office:value-type="string" calcext:value-type="string">
            <text:p>5A19807C-B91D-46CE-85B7-A4AA5341752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i,iv)</text:p>
          </table:table-cell>
          <table:table-cell table:style-name="ce13" office:value-type="string" calcext:value-type="string">
            <text:p>Grünlandart, endemisch</text:p>
          </table:table-cell>
          <table:table-cell table:style-name="ce13" office:value-type="string" calcext:value-type="string">
            <text:p>Prairiale, endémique</text:p>
          </table:table-cell>
          <table:table-cell table:style-name="ce13" office:value-type="string" calcext:value-type="string">
            <text:p>Prativa, endemica</text:p>
          </table:table-cell>
          <table:table-cell table:number-columns-repeated="1017"/>
        </table:table-row>
        <table:table-row table:style-name="ro1">
          <table:table-cell table:style-name="ce64" office:value-type="string" calcext:value-type="string">
            <text:p>18D0585C-06B5-4A41-B3EF-BAC32659499C</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159317B2-279B-4126-8B1C-D43F6D159EBC</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D59DF023-601D-4A10-A702-16E1CE72566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48FEA699-C1E9-4A4C-B5E9-0A515D10884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32C7490-ECBC-4EC2-9B9F-FE8DF6B1D665</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072BA8AD-215B-4CFD-AE82-594462C7EB0F</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FFBDEDC5-5BF9-4FC5-83DE-3E3D7040EF2D</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Grünlandart, Erstnachweis 1993</text:p>
          </table:table-cell>
          <table:table-cell table:style-name="ce13" office:value-type="string" calcext:value-type="string">
            <text:p>Prairiale, découvert en 1993</text:p>
          </table:table-cell>
          <table:table-cell table:style-name="ce13" office:value-type="string" calcext:value-type="string">
            <text:p>Prativa, scoperta nel 1993</text:p>
          </table:table-cell>
          <table:table-cell table:number-columns-repeated="1017"/>
        </table:table-row>
        <table:table-row table:style-name="ro1">
          <table:table-cell table:style-name="ce64" office:value-type="string" calcext:value-type="string">
            <text:p>0414203C-63C6-4C69-ABE8-C9CE5FF4CFEE</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libellen.A2:libellen.A9">
            <calcext:condition calcext:apply-style-name="cf1" calcext:value="formula-is(ISERROR('file:///c:/users/alex/rote_listen_2014/importdaten/nicht%20importierte%20daten.xlsx'#duelli_1994.#ref!))" calcext:base-cell-address="libellen.A2"/>
          </calcext:conditional-format>
          <calcext:conditional-format calcext:target-range-address="libellen.A10:libellen.A112">
            <calcext:condition calcext:apply-style-name="cf1" calcext:value="formula-is(ISERROR('file:///c:/users/alex/rote_listen_2014/importdaten/nicht%20importierte%20daten.xlsx'#duelli_1994.#ref!))" calcext:base-cell-address="libellen.A10"/>
          </calcext:conditional-format>
        </calcext:conditional-formats>
      </table:table>
      <table:table table:name="fische" table:style-name="ta2">
        <table:table-column table:style-name="co7" table:default-cell-style-name="ce139"/>
        <table:table-column table:style-name="co8" table:default-cell-style-name="ce121"/>
        <table:table-column table:style-name="co9" table:default-cell-style-name="ce121"/>
        <table:table-column table:style-name="co10" table:default-cell-style-name="ce121"/>
        <table:table-column table:style-name="co11" table:default-cell-style-name="ce121"/>
        <table:table-column table:style-name="co12" table:default-cell-style-name="ce121"/>
        <table:table-column table:style-name="co13" table:default-cell-style-name="ce121"/>
        <table:table-column table:style-name="co21" table:default-cell-style-name="ce121"/>
        <table:table-column table:style-name="co14" table:number-columns-repeated="1015" table:default-cell-style-name="ce121"/>
        <table:table-column table:style-name="co14" table:default-cell-style-name="Default"/>
        <table:table-row table:style-name="ro1">
          <table:table-cell table:style-name="ce137" office:value-type="string" calcext:value-type="string">
            <text:p>guid</text:p>
          </table:table-cell>
          <table:table-cell table:style-name="ce140" office:value-type="string" calcext:value-type="string">
            <text:p>Schweiz (codiert)</text:p>
          </table:table-cell>
          <table:table-cell table:style-name="ce140" office:value-type="string" calcext:value-type="string">
            <text:p>Schweiz (uncodiert)</text:p>
          </table:table-cell>
          <table:table-cell table:style-name="ce140" office:value-type="string" calcext:value-type="string">
            <text:p>Schweiz Kriterien</text:p>
          </table:table-cell>
          <table:table-cell table:style-name="ce140" office:value-type="string" calcext:value-type="string">
            <text:p>Bemerkungen</text:p>
          </table:table-cell>
          <table:table-cell table:style-name="ce140" office:value-type="string" calcext:value-type="string">
            <text:p>Remarques</text:p>
          </table:table-cell>
          <table:table-cell table:style-name="ce140" office:value-type="string" calcext:value-type="string">
            <text:p>Osservazioni</text:p>
          </table:table-cell>
          <table:table-cell table:style-name="ce140" office:value-type="string" calcext:value-type="string">
            <text:p>Einzugsgebiet</text:p>
          </table:table-cell>
          <table:table-cell table:style-name="ce140" office:value-type="string" calcext:value-type="string">
            <text:p>Europa nach Berner Konvention</text:p>
          </table:table-cell>
          <table:table-cell table:style-name="ce157" table:number-columns-repeated="1014"/>
          <table:table-cell/>
        </table:table-row>
        <table:table-row table:style-name="ro1">
          <table:table-cell table:style-name="ce176" office:value-type="string" calcext:value-type="string">
            <text:p>798695E7-65EA-4E63-90E4-C8A393233F2E</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A0339A1-60A5-4C57-89D9-4F60E5697E9E</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C252678-A214-4288-B9CB-548798762B57</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0E85D0A0-B20D-4832-AFE7-2D91F20437F0</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93E768B-12A6-4BD6-919B-FD3A7CBC199C</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E09CC394-56B3-44A1-B898-FBA79B829F94</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B270A03-C666-4C34-827A-A70524C7C1DA</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Ticino</text:p>
          </table:table-cell>
          <table:table-cell table:style-name="ce124"/>
          <table:table-cell table:number-columns-repeated="1015"/>
        </table:table-row>
        <table:table-row table:style-name="ro1">
          <table:table-cell table:style-name="ce177" office:value-type="string" calcext:value-type="string">
            <text:p>CE71E971-C82B-4B18-B731-E43841DD9CCA</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table:table-cell table:number-columns-repeated="1015"/>
        </table:table-row>
        <table:table-row table:style-name="ro1">
          <table:table-cell table:style-name="ce177" office:value-type="string" calcext:value-type="string">
            <text:p>814F7C3A-AC02-4326-B3C9-FF46F939399E</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2E67787C-0870-4E27-85EE-BCCDB3D18868</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9E0586BE-0CF3-4B6C-92E6-0CAF03E705FD</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2EF8DDF8-5357-4C96-A59D-0BFAC13519C7</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53C8650-7CFB-46C2-A457-54A7F4A1ABAE</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2E0FBEE-64D7-4822-B8F5-B802ACDDC8D1</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EDA4141D-B8C1-4239-8342-DA2AC3862A9A</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3BF1A2D-0CDC-48F7-801C-96BEA0D5BF61</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Seespezifisch</text:p>
          </table:table-cell>
          <table:table-cell table:style-name="ce124"/>
          <table:table-cell table:number-columns-repeated="1015"/>
        </table:table-row>
        <table:table-row table:style-name="ro1">
          <table:table-cell table:style-name="ce177" office:value-type="string" calcext:value-type="string">
            <text:p>7999CCA7-3647-4423-894C-4477B5DE3F9D</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D1D2AC0D-EDE9-45A2-9C58-9E3AD9E5CC44</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6AF0A479-2B68-43E3-A728-E5B46974BB3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Inn</text:p>
          </table:table-cell>
          <table:table-cell table:style-name="ce124"/>
          <table:table-cell table:number-columns-repeated="1015"/>
        </table:table-row>
        <table:table-row table:style-name="ro1">
          <table:table-cell table:style-name="ce177" office:value-type="string" calcext:value-type="string">
            <text:p>F6ABE036-6684-445C-8FD3-3693FEEEDE9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C9D14FF0-C1B7-4A99-9B43-50F73618D7D7</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9E262605-80D2-4A34-818E-9B32156B64C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F551BEE3-6E3E-48AF-AA22-D3BA5F7E769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52CB9FE7-BA2D-40CE-AE23-277A1276C410</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2BC7164C-9CBD-4BE2-BB18-6E76D41B5D76</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8DBCB0FD-B7E2-4D2F-A651-2120809B0E53</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77328EA3-4E7B-4881-BB6C-7EE54B65EA37</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05B27C7E-AFF6-4559-9A4C-7182260FBFC0</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FE187783-AA2A-42DB-98BC-820EB41F01A6</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5181A3FF-5846-4798-ADB4-CA307E313730</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DE75BF0E-725C-4AB6-A3D6-1B480EA326D8</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Ticino</text:p>
          </table:table-cell>
          <table:table-cell table:style-name="ce124"/>
          <table:table-cell table:number-columns-repeated="1015"/>
        </table:table-row>
        <table:table-row table:style-name="ro1">
          <table:table-cell table:style-name="ce177" office:value-type="string" calcext:value-type="string">
            <text:p>AFA01B80-5458-401F-A4BC-7D45CA606371</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text:p>
          </table:table-cell>
          <table:table-cell table:style-name="ce124"/>
          <table:table-cell table:number-columns-repeated="1015"/>
        </table:table-row>
        <table:table-row table:style-name="ro1">
          <table:table-cell table:style-name="ce177" office:value-type="string" calcext:value-type="string">
            <text:p>F5CE30A1-315B-4496-9D6B-4598103048BC</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2">
          <table:table-cell table:style-name="ce177" office:value-type="string" calcext:value-type="string">
            <text:p>92E310A0-9ADB-402E-B784-C7FEC0107F84</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text:p>
            <text:p>Ticino</text:p>
          </table:table-cell>
          <table:table-cell table:style-name="ce124"/>
          <table:table-cell table:number-columns-repeated="1015"/>
        </table:table-row>
        <table:table-row table:style-name="ro1">
          <table:table-cell table:style-name="ce177" office:value-type="string" calcext:value-type="string">
            <text:p>CCDE38DD-1CAB-4ECC-82EC-DDF79CE2F2DC</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6338BF95-9FB6-43D8-8B57-A0ECBEC44D25</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1058A86D-2141-47A3-BA4F-2C287697A327</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D73B376-066B-4625-A731-9B9330388916</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EB81BF68-5030-4BF6-AD61-B1D22FE821E7</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ABE6448-10F7-40F7-AB5C-1FF74CA7E389</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text:p>
          </table:table-cell>
          <table:table-cell table:style-name="ce124"/>
          <table:table-cell table:number-columns-repeated="1015"/>
        </table:table-row>
        <table:table-row table:style-name="ro1">
          <table:table-cell table:style-name="ce177" office:value-type="string" calcext:value-type="string">
            <text:p>D2328A16-99A5-4445-9EEA-0EE21FFB40FC</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Seespezifische</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BEDCD80-A73D-48A0-877F-BDBAA9956B1A</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2">
          <table:table-cell table:style-name="ce177" office:value-type="string" calcext:value-type="string">
            <text:p>509A18CF-30A8-4AD1-9B54-ED3FE0459B81</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Hochrhein, Aare, Boden</text:p>
            <text:p>-see, lacs pied du Jura</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008A349-1730-4BB7-AE44-98111BAD4EAC</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F87CC344-1728-4CCF-B72D-055F2FBBCF73</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Rhône, Doubs</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9EC7064-792B-4857-8A79-557F63A59952</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C796D5E-A3F0-436B-8814-D6003D5F0179</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46FFE91-0078-414A-9E85-7E419146162C</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Doubs, 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54CD431-696D-4573-8CF6-02488236C643</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Seespezifisch</text:p>
          </table:table-cell>
          <table:table-cell table:style-name="ce124"/>
          <table:table-cell table:number-columns-repeated="1015"/>
        </table:table-row>
        <table:table-row table:style-name="ro1">
          <table:table-cell table:style-name="ce177" office:value-type="string" calcext:value-type="string">
            <text:p>A059AB94-6DC6-47D4-8525-454125EEAA05</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AA84B426-E275-4E5D-B8D0-9C6FB64072AE</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F23550B2-443C-42FE-9BA7-E589285CD883</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Raum Basel</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8189577-D0BE-40C3-8035-7685E7EC7534</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4AC8C4A4-8AB1-4B84-A548-566131BFF9A9</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4A80C57-8C25-4E19-B975-0562854750EC</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Doubs</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FC2F17C-59B7-44C6-A2DB-7F41C8F52CFC</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Doubs</text:p>
          </table:table-cell>
          <table:table-cell table:style-name="ce124" office:value-type="string" calcext:value-type="string">
            <text:p>stark geschützt</text:p>
          </table:table-cell>
          <table:table-cell table:number-columns-repeated="1015"/>
        </table:table-row>
        <table:table-row table:style-name="ro1" table:number-rows-repeated="1048518">
          <table:table-cell table:number-columns-repeated="1024"/>
        </table:table-row>
        <table:table-row table:style-name="ro1">
          <table:table-cell table:number-columns-repeated="1024"/>
        </table:table-row>
        <calcext:conditional-formats>
          <calcext:conditional-format calcext:target-range-address="heuschrecken.A2:heuschrecken.A2">
            <calcext:condition calcext:apply-style-name="cf1" calcext:value="formula-is(ISERROR('file:///c:/users/alex/rote_listen_2014/importdaten/nicht%20importierte%20daten.xlsx'#duelli_1994.#ref!))" calcext:base-cell-address="heuschrecken.A2"/>
          </calcext:conditional-format>
          <calcext:conditional-format calcext:target-range-address="heuschrecken.A3:heuschrecken.A57">
            <calcext:condition calcext:apply-style-name="cf1" calcext:value="formula-is(ISERROR('file:///c:/users/alex/rote_listen_2014/importdaten/nicht%20importierte%20daten.xlsx'#duelli_1994.#ref!))" calcext:base-cell-address="heuschrecken.A3"/>
          </calcext:conditional-format>
        </calcext:conditional-formats>
      </table:table>
      <table:table table:name="wasserflieg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7" office:value-type="string" calcext:value-type="string">
            <text:p>BCBFE18B-58F0-4B4C-B2BD-4D6014365F76</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70</text:p>
          </table:table-cell>
          <table:table-cell table:style-name="ce82" office:value-type="string" calcext:value-type="string">
            <text:p>Unique mention 1870</text:p>
          </table:table-cell>
          <table:table-cell table:style-name="ce17" office:value-type="string" calcext:value-type="string">
            <text:p>Unico rilevamento 1870</text:p>
          </table:table-cell>
          <table:table-cell table:number-columns-repeated="1017"/>
        </table:table-row>
        <table:table-row table:style-name="ro1">
          <table:table-cell table:style-name="ce67" office:value-type="string" calcext:value-type="string">
            <text:p>01211B14-AA06-4D80-8B9F-67D768281AF4</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905</text:p>
          </table:table-cell>
          <table:table-cell table:style-name="ce82" office:value-type="string" calcext:value-type="string">
            <text:p>Unique mention 1905</text:p>
          </table:table-cell>
          <table:table-cell table:style-name="ce17" office:value-type="string" calcext:value-type="string">
            <text:p>Unico rilevamento 1905</text:p>
          </table:table-cell>
          <table:table-cell table:number-columns-repeated="1017"/>
        </table:table-row>
        <table:table-row table:style-name="ro1">
          <table:table-cell table:style-name="ce67" office:value-type="string" calcext:value-type="string">
            <text:p>990C67B3-8165-4287-A3B4-55D7AD0D40D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Zwei Nachweise 1905–1974</text:p>
          </table:table-cell>
          <table:table-cell table:style-name="ce82" office:value-type="string" calcext:value-type="string">
            <text:p>Deux mentions 1905-1974</text:p>
          </table:table-cell>
          <table:table-cell table:style-name="ce17" office:value-type="string" calcext:value-type="string">
            <text:p>Due rilevamenti 1905–1974</text:p>
          </table:table-cell>
          <table:table-cell table:number-columns-repeated="1017"/>
        </table:table-row>
        <table:table-row table:style-name="ro1">
          <table:table-cell table:style-name="ce67" office:value-type="string" calcext:value-type="string">
            <text:p>0732F904-1689-4259-A3A6-B15FE690A899</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DA5FB43B-9DBE-4F48-A4B5-CEE043FA6D2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968E6D87-73A4-48F2-981E-D04055F92CB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B9D04DFA-B373-4281-96A2-98E644D27B0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FA267286-A5A0-4F72-A4E3-79C4C934C31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F2BC169F-C2A6-4710-A85F-B5A2526BFD5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8C11DFC2-D8A2-4CF9-AC0B-D1045EBCF79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9624B0D0-36C2-4726-899C-C5979049B6B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84B7B1EE-9E08-407D-824F-CD2F3EBAB85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233D3F2D-BDCE-4953-8D54-CE2005377BF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BA5C2162-9EA4-4FDD-9258-B10E6587AEE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A16B7AC3-A374-4643-B594-1CE857D5E4D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C3A47A96-8916-4360-9409-796CFE9E395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AE837439-0476-4ED4-81F3-AC6EF8CEDD8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FEEFCCBF-3BD7-43CB-B533-126475FB5E7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36E626BE-201A-478E-9009-AC84FAE8FAD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9BE40095-1B30-42B3-B424-AF12728C88F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896D3A1F-CEC2-46F3-81A0-DCC6DFCE967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1C6AC7D0-0721-4B50-A157-9718FF89076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2F06F8C4-DE4E-4EDA-B073-C7BEBE0CDAE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A65A38C3-4CB6-47F4-9FAB-4811A8DDE71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CB688012-1376-4365-A8CB-AFB77D8DDA3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44AD7398-F14D-40DB-B8B5-A49D89674F2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AA71FF36-4FF4-47C9-8DFB-AB9DDDB5C10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8824FC7C-3876-4DEE-8884-8CC39833112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38FA010C-5FBB-49F7-82E5-C186DF2DB5A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DC248C6D-0321-439E-BFD1-6F4031A86B0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50F4C71A-6136-4C40-994B-EA7BE8F0272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B21491A0-E0A8-4397-8202-484888DBC85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17F38E96-0A9A-4C7B-9B26-E64246F392D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DE9393E4-8AB7-4EA6-93F3-1F58F95ACC7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03450B08-CC29-48EB-8781-08B3DCE04D3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A7451420-9C51-45A0-AB89-E094C6CBB4C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33A25850-72DC-4F1B-9EC0-23D27C91AB6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C1A3694D-E61F-4058-AF3F-04A2F58A61E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829BA601-4996-4167-B249-0355DFB030A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FC8992A8-2035-45EF-8B46-858C8A5A3BC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9747455E-7729-40A8-B498-796D450114C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EBC159A4-2AD4-43D5-AA06-71BCF499F536</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8A0B7DAC-7040-4906-A366-A27703C3E5E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0367642D-BBFC-451D-A1F9-558560388E2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68E4C344-0EA6-46FE-8CE8-A441E2812EC0</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174A898F-07F6-46F4-9B72-464B4EDB7CA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9DE07169-9F4F-4366-ABFB-72A99A05B0E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17" office:value-type="string" calcext:value-type="string">
            <text:p>Vermutlich eine Waldart</text:p>
          </table:table-cell>
          <table:table-cell table:style-name="ce82" office:value-type="string" calcext:value-type="string">
            <text:p>Espèce probablement forestière</text:p>
          </table:table-cell>
          <table:table-cell table:style-name="ce17" office:value-type="string" calcext:value-type="string">
            <text:p>Probabile specie forestale</text:p>
          </table:table-cell>
          <table:table-cell table:number-columns-repeated="1017"/>
        </table:table-row>
        <table:table-row table:style-name="ro1">
          <table:table-cell table:style-name="ce69" office:value-type="string" calcext:value-type="string">
            <text:p>8E1C1FDD-7A6C-435D-B260-E70754552A7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text:p>
          </table:table-cell>
          <table:table-cell table:style-name="ce17" office:value-type="string" calcext:value-type="string">
            <text:p>Beschränktes Verbreitungsgebiet</text:p>
          </table:table-cell>
          <table:table-cell table:style-name="ce82" office:value-type="string" calcext:value-type="string">
            <text:p>Aire géographique restreinte</text:p>
          </table:table-cell>
          <table:table-cell table:style-name="ce17" office:value-type="string" calcext:value-type="string">
            <text:p>Areale di distribuzione ristretto</text:p>
          </table:table-cell>
          <table:table-cell table:number-columns-repeated="1017"/>
        </table:table-row>
        <table:table-row table:style-name="ro1">
          <table:table-cell table:style-name="ce69" office:value-type="string" calcext:value-type="string">
            <text:p>454612E6-24FE-4F4B-BD5B-4D068FA0017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C74C17CA-C03F-4FC4-B445-53AF0C1E0C2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A13A2C53-A9F1-43DC-982D-F245A5C0C6D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480B76B9-E241-47E2-8595-179E576EC003</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E3CD5DC1-5192-4F3A-94FF-6F20EC9396C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BEE3A992-1A0B-4A66-AF26-531EA3A79CE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3B75631F-B45D-4E02-8585-77BBC5839B8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v)</text:p>
          </table:table-cell>
          <table:table-cell table:style-name="ce17" office:value-type="string" calcext:value-type="string">
            <text:p>Beschränktes Verbreitungsgebiet in CH</text:p>
          </table:table-cell>
          <table:table-cell table:style-name="ce82" office:value-type="string" calcext:value-type="string">
            <text:p>Aire restreinte dans notre pays</text:p>
          </table:table-cell>
          <table:table-cell table:style-name="ce17" office:value-type="string" calcext:value-type="string">
            <text:p>Areale di distribuzione ristretto in CH</text:p>
          </table:table-cell>
          <table:table-cell table:number-columns-repeated="1017"/>
        </table:table-row>
        <table:table-row table:style-name="ro1">
          <table:table-cell table:style-name="ce69" office:value-type="string" calcext:value-type="string">
            <text:p>2C3CDD2E-6AC8-44AE-88BC-ADA65F2C6C3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BC3FFB9C-9735-41C3-A44C-9EDFDB03AFE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 iv)</text:p>
          </table:table-cell>
          <table:table-cell table:style-name="ce17" office:value-type="string" calcext:value-type="string">
            <text:p>Nur eine grosse Population in CH</text:p>
          </table:table-cell>
          <table:table-cell table:style-name="ce82" office:value-type="string" calcext:value-type="string">
            <text:p>Une seule population importante en Suisse</text:p>
          </table:table-cell>
          <table:table-cell table:style-name="ce17" office:value-type="string" calcext:value-type="string">
            <text:p>Una sola popolazione di rilievo in CH</text:p>
          </table:table-cell>
          <table:table-cell table:number-columns-repeated="1017"/>
        </table:table-row>
        <table:table-row table:style-name="ro1">
          <table:table-cell table:style-name="ce69" office:value-type="string" calcext:value-type="string">
            <text:p>C913C070-0004-40E9-B0D6-B7FF7AFD749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4E5CFFD8-6968-4AC9-AAC7-02108808068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6E18C4ED-60C6-4F01-9689-DECB39C1BE4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8BE2C2B7-A6A3-4595-BF52-62139452F82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2603FB29-14C1-443E-BCEB-CE08112858F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i, iv)</text:p>
          </table:table-cell>
          <table:table-cell table:style-name="ce17" office:value-type="string" calcext:value-type="string">
            <text:p>Jura-Endemit</text:p>
          </table:table-cell>
          <table:table-cell table:style-name="ce82" office:value-type="string" calcext:value-type="string">
            <text:p>Endémique du Jura</text:p>
          </table:table-cell>
          <table:table-cell table:style-name="ce17" office:value-type="string" calcext:value-type="string">
            <text:p>Endemica del Giura</text:p>
          </table:table-cell>
          <table:table-cell table:number-columns-repeated="1017"/>
        </table:table-row>
        <table:table-row table:style-name="ro1">
          <table:table-cell table:style-name="ce70" office:value-type="string" calcext:value-type="string">
            <text:p>BD4EFE03-2769-453A-B034-B1BAA19C434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0" office:value-type="string" calcext:value-type="string">
            <text:p>D564142D-AD49-4D7F-8994-9F69EDD458A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0" office:value-type="string" calcext:value-type="string">
            <text:p>3A1EDC29-6924-4017-8FF8-FB851BDD98F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0" office:value-type="string" calcext:value-type="string">
            <text:p>859DD66E-C0FB-49B2-819F-AF30C0CDF01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 iv)</text:p>
          </table:table-cell>
          <table:table-cell table:style-name="ce17" office:value-type="string" calcext:value-type="string">
            <text:p>Sehr beschränktes Verbreitungsgebiet</text:p>
          </table:table-cell>
          <table:table-cell table:style-name="ce82" office:value-type="string" calcext:value-type="string">
            <text:p>Aire géographique restreinte</text:p>
          </table:table-cell>
          <table:table-cell table:style-name="ce17" office:value-type="string" calcext:value-type="string">
            <text:p>Areale di distribuzione molto ristretto</text:p>
          </table:table-cell>
          <table:table-cell table:number-columns-repeated="1017"/>
        </table:table-row>
        <table:table-row table:style-name="ro1">
          <table:table-cell table:style-name="ce70" office:value-type="string" calcext:value-type="string">
            <text:p>990C62E2-41B1-487A-82BC-55022700E6E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08B875F0-84F6-408A-A08B-174A5D3D070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cii, B2b(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73252844-C605-42A2-B920-84D463E5937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73433F80-0B8A-42C5-A9B7-0293367EC8D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F3BC9EB9-2E42-4C45-B1E1-B66C49F20A1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iv)</text:p>
          </table:table-cell>
          <table:table-cell table:style-name="ce17" office:value-type="string" calcext:value-type="string">
            <text:p>Starke Abnahme in der Westschweiz</text:p>
          </table:table-cell>
          <table:table-cell table:style-name="ce82" office:value-type="string" calcext:value-type="string">
            <text:p>Forte régression en Suisse occidentale</text:p>
          </table:table-cell>
          <table:table-cell table:style-name="ce17" office:value-type="string" calcext:value-type="string">
            <text:p>Forte regressione nella Svizzera occidentale</text:p>
          </table:table-cell>
          <table:table-cell table:number-columns-repeated="1017"/>
        </table:table-row>
        <table:table-row table:style-name="ro1">
          <table:table-cell table:style-name="ce71" office:value-type="string" calcext:value-type="string">
            <text:p>B32AAFF4-2B0E-4BD9-98D9-E0B3F03DB5DE</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ii)</text:p>
          </table:table-cell>
          <table:table-cell table:style-name="ce17" office:value-type="string" calcext:value-type="string">
            <text:p>Sehr beschränktes Verbreitungsgebiet</text:p>
          </table:table-cell>
          <table:table-cell table:style-name="ce82" office:value-type="string" calcext:value-type="string">
            <text:p>Aire très restreinte dans notre pays</text:p>
          </table:table-cell>
          <table:table-cell table:style-name="ce17" office:value-type="string" calcext:value-type="string">
            <text:p>Areale di distribuzione molto ristretto</text:p>
          </table:table-cell>
          <table:table-cell table:number-columns-repeated="1017"/>
        </table:table-row>
        <table:table-row table:style-name="ro1">
          <table:table-cell table:style-name="ce71" office:value-type="string" calcext:value-type="string">
            <text:p>D2AEDFDB-133D-45CD-9082-B904BF0DA59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17" office:value-type="string" calcext:value-type="string">
            <text:p>Nur 2 Populationen bekannt</text:p>
          </table:table-cell>
          <table:table-cell table:style-name="ce82" office:value-type="string" calcext:value-type="string">
            <text:p>Seulement 2 populations connues</text:p>
          </table:table-cell>
          <table:table-cell table:style-name="ce17" office:value-type="string" calcext:value-type="string">
            <text:p>Solo 2 popolazioni note</text:p>
          </table:table-cell>
          <table:table-cell table:number-columns-repeated="1017"/>
        </table:table-row>
        <table:table-row table:style-name="ro1">
          <table:table-cell table:style-name="ce71" office:value-type="string" calcext:value-type="string">
            <text:p>3D19BBBF-9C4B-4A19-B1AB-03F7FAFC6A9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B2c(ii)</text:p>
          </table:table-cell>
          <table:table-cell table:style-name="ce17" office:value-type="string" calcext:value-type="string">
            <text:p>Rezente Abnahme nachgewiesen</text:p>
          </table:table-cell>
          <table:table-cell table:style-name="ce82" office:value-type="string" calcext:value-type="string">
            <text:p>Déclin récent documenté</text:p>
          </table:table-cell>
          <table:table-cell table:style-name="ce82" office:value-type="string" calcext:value-type="string">
            <text:p>Declino recente accertato</text:p>
          </table:table-cell>
          <table:table-cell table:number-columns-repeated="1017"/>
        </table:table-row>
        <table:table-row table:style-name="ro1">
          <table:table-cell table:style-name="ce71" office:value-type="string" calcext:value-type="string">
            <text:p>A537679D-C57B-47C1-BC71-2F725439326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b (ii, iii, iv)</text:p>
          </table:table-cell>
          <table:table-cell table:style-name="ce17" office:value-type="string" calcext:value-type="string">
            <text:p>Ausschliesslich Larvennachweise 1910, 1942, 2009</text:p>
          </table:table-cell>
          <table:table-cell table:style-name="ce82" office:value-type="string" calcext:value-type="string">
            <text:p>Seules mentions de larves 1910, 1942 et 2009.</text:p>
          </table:table-cell>
          <table:table-cell table:style-name="ce82" office:value-type="string" calcext:value-type="string">
            <text:p>Solo rilevamento di larve 1910, 1942, 2009</text:p>
          </table:table-cell>
          <table:table-cell table:number-columns-repeated="1017"/>
        </table:table-row>
        <table:table-row table:style-name="ro1">
          <table:table-cell table:style-name="ce71" office:value-type="string" calcext:value-type="string">
            <text:p>1E0755E9-FDEE-4CFE-89AC-7420FFA606E5</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7AE215DE-1AAD-4979-A310-F57DC6B8A5C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2" office:value-type="string" calcext:value-type="string">
            <text:p>EF5D04C8-F738-4A7D-9615-916ADA9E8113</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3" office:value-type="string" calcext:value-type="string">
            <text:p>C348FC1F-9DAB-4548-AB4C-51754B63FF44</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b (ii, iii, iv)</text:p>
          </table:table-cell>
          <table:table-cell table:style-name="ce17" office:value-type="string" calcext:value-type="string">
            <text:p>Sehr beschränktes Verbreitungsgebiet in CH</text:p>
          </table:table-cell>
          <table:table-cell table:style-name="ce82" office:value-type="string" calcext:value-type="string">
            <text:p>Aire très restreinte dans notre pays</text:p>
          </table:table-cell>
          <table:table-cell table:style-name="ce17" office:value-type="string" calcext:value-type="string">
            <text:p>Areale di distribuzione molto ristretto in CH</text:p>
          </table:table-cell>
          <table:table-cell table:number-columns-repeated="1017"/>
        </table:table-row>
        <table:table-row table:style-name="ro1">
          <table:table-cell table:style-name="ce73" office:value-type="string" calcext:value-type="string">
            <text:p>5D044A74-4AAA-45AD-BD4A-55B51FE54620</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17" office:value-type="string" calcext:value-type="string">
            <text:p>Sehr beschränktes Verbreitungsgebiet in CH</text:p>
          </table:table-cell>
          <table:table-cell table:style-name="ce82" office:value-type="string" calcext:value-type="string">
            <text:p>Aire très restreinte dans notre pays</text:p>
          </table:table-cell>
          <table:table-cell table:style-name="ce17" office:value-type="string" calcext:value-type="string">
            <text:p>Areale di distribuzione molto ristretto in CH</text:p>
          </table:table-cell>
          <table:table-cell table:number-columns-repeated="1017"/>
        </table:table-row>
        <table:table-row table:style-name="ro1">
          <table:table-cell table:style-name="ce73" office:value-type="string" calcext:value-type="string">
            <text:p>1F68581A-3DD5-47F0-A851-F41CD21281B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text:s/>iv)</text:p>
          </table:table-cell>
          <table:table-cell table:style-name="ce17" office:value-type="string" calcext:value-type="string">
            <text:p>Rezente Abnahme nachgewiesen</text:p>
          </table:table-cell>
          <table:table-cell table:style-name="ce82" office:value-type="string" calcext:value-type="string">
            <text:p>Déclin récent documenté</text:p>
          </table:table-cell>
          <table:table-cell table:style-name="ce17" office:value-type="string" calcext:value-type="string">
            <text:p>Declino recente accertato</text:p>
          </table:table-cell>
          <table:table-cell table:number-columns-repeated="1017"/>
        </table:table-row>
        <table:table-row table:style-name="ro1">
          <table:table-cell table:style-name="ce74" office:value-type="string" calcext:value-type="string">
            <text:p>361720E9-E54B-4D5A-B2BD-9C33995FA388</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10, grosse Flüsse, Mittelland</text:p>
          </table:table-cell>
          <table:table-cell table:style-name="ce17" office:value-type="string" calcext:value-type="string">
            <text:p>Dernière mention 1910, grandes rivières du Plateau</text:p>
          </table:table-cell>
          <table:table-cell table:style-name="ce17" office:value-type="string" calcext:value-type="string">
            <text:p>Ultimo rilevamento 1910, grandi fiumi dell’Altopiano</text:p>
          </table:table-cell>
          <table:table-cell table:number-columns-repeated="1017"/>
        </table:table-row>
        <table:table-row table:style-name="ro1">
          <table:table-cell table:style-name="ce74" office:value-type="string" calcext:value-type="string">
            <text:p>FCDA91B5-EF2B-4F33-A9B0-233420D0953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70,grosse Flüsse Mittelland</text:p>
          </table:table-cell>
          <table:table-cell table:style-name="ce17" office:value-type="string" calcext:value-type="string">
            <text:p>Dernière mention 1870, grandes rivières du Plateau</text:p>
          </table:table-cell>
          <table:table-cell table:style-name="ce17" office:value-type="string" calcext:value-type="string">
            <text:p>Unico rilevamento 1870, grandi fiumi dell’Altopiano</text:p>
          </table:table-cell>
          <table:table-cell table:number-columns-repeated="1017"/>
        </table:table-row>
        <table:table-row table:style-name="ro1">
          <table:table-cell table:style-name="ce74" office:value-type="string" calcext:value-type="string">
            <text:p>16095005-294F-4F7E-8D1B-C1246212C187</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8, Flüsse Mittelland</text:p>
          </table:table-cell>
          <table:table-cell table:style-name="ce17" office:value-type="string" calcext:value-type="string">
            <text:p>Dernière mention 1948, rivières du Plateau</text:p>
          </table:table-cell>
          <table:table-cell table:style-name="ce17" office:value-type="string" calcext:value-type="string">
            <text:p>Ultimo rilevamento 1948, fiumi dell’Altopiano</text:p>
          </table:table-cell>
          <table:table-cell table:number-columns-repeated="1017"/>
        </table:table-row>
        <table:table-row table:style-name="ro1">
          <table:table-cell table:style-name="ce74" office:value-type="string" calcext:value-type="string">
            <text:p>B34BCCA0-4B7C-4444-83FA-65F7688B0DBD</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53, grosse Flüsse</text:p>
          </table:table-cell>
          <table:table-cell table:style-name="ce17" office:value-type="string" calcext:value-type="string">
            <text:p>Dernière mention 1953, grandes rivières</text:p>
          </table:table-cell>
          <table:table-cell table:style-name="ce17" office:value-type="string" calcext:value-type="string">
            <text:p>Ultimo rilevamento 1953, fiumi grandi</text:p>
          </table:table-cell>
          <table:table-cell table:number-columns-repeated="1017"/>
        </table:table-row>
        <table:table-row table:style-name="ro1">
          <table:table-cell table:style-name="ce74" office:value-type="string" calcext:value-type="string">
            <text:p>011F26FF-2416-4E6C-9310-67E0599FCF45</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886, grosse Flüsse Mittelland</text:p>
          </table:table-cell>
          <table:table-cell table:style-name="ce17" office:value-type="string" calcext:value-type="string">
            <text:p>Dernière mention 1886, grandes rivières, Plateau</text:p>
          </table:table-cell>
          <table:table-cell table:style-name="ce17" office:value-type="string" calcext:value-type="string">
            <text:p>Ultimo rilevamento 1886, grandi fiumi dell’Altopiano</text:p>
          </table:table-cell>
          <table:table-cell table:number-columns-repeated="1017"/>
        </table:table-row>
        <table:table-row table:style-name="ro1">
          <table:table-cell table:style-name="ce74" office:value-type="string" calcext:value-type="string">
            <text:p>49FD0F83-3141-4ECA-BE72-BD6957912E2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61, grosse Flüsse Mittelland</text:p>
          </table:table-cell>
          <table:table-cell table:style-name="ce17" office:value-type="string" calcext:value-type="string">
            <text:p>Dernière mention 1961, grandes rivières, Plateau</text:p>
          </table:table-cell>
          <table:table-cell table:style-name="ce17" office:value-type="string" calcext:value-type="string">
            <text:p>Ultimo rilevamento 1961, grandi fiumi dell’Altopiano</text:p>
          </table:table-cell>
          <table:table-cell table:number-columns-repeated="1017"/>
        </table:table-row>
        <table:table-row table:style-name="ro1">
          <table:table-cell table:style-name="ce74" office:value-type="string" calcext:value-type="string">
            <text:p>526842B3-C63C-474C-BC0A-B1A581244C57</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9, grosse <text:s/>Flüsse Mitelland</text:p>
          </table:table-cell>
          <table:table-cell table:style-name="ce17" office:value-type="string" calcext:value-type="string">
            <text:p>Dernière mention 1949, grandes rivières, Plateau</text:p>
          </table:table-cell>
          <table:table-cell table:style-name="ce17" office:value-type="string" calcext:value-type="string">
            <text:p>Ultimo rilevamento 1949, grandi fiumi dell’Altopiano</text:p>
          </table:table-cell>
          <table:table-cell table:number-columns-repeated="1017"/>
        </table:table-row>
        <table:table-row table:style-name="ro1">
          <table:table-cell table:style-name="ce74" office:value-type="string" calcext:value-type="string">
            <text:p>B460CC4D-FC50-49F8-8AE0-6B66595EDD9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4" office:value-type="string" calcext:value-type="string">
            <text:p>4D6B5A5E-FC4C-4917-8DEF-A9ABF4ABD87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4" office:value-type="string" calcext:value-type="string">
            <text:p>FCFD7EA1-649D-4A84-9B39-9CE218AE22D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8252122-D032-4571-B8C8-F06E5D15032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35BC67A-60A4-4249-B2B6-7DE2BDAD4A7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D0CD6040-0AFA-424E-AA39-189AF5D8485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9887B06-0456-4370-8238-2577A2A9705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E9ADD8FA-8352-49E8-A146-BA801601317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67268D2-AFA1-4E52-B74E-F780C8D7478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D07C2EC-8374-40DF-B489-07AA1E1B044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DA045931-E778-4DD8-954F-85EE4801298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346EFE5-5A6D-46B5-9EC1-8603AFDFDD4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27E4B01-677F-4E57-BE82-EB511F5FEFA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E4AB636-5AF4-4CA9-AA21-DFF488C7A73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20F2DE8-DD09-4137-BE12-57F796AF416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D6D94F7-721C-40EC-88AA-25DC2CC23DE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7F6D8B3-2D11-4E9C-8686-89E41E7C1FF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D726948-BC55-4D9F-BF14-442BD7EA3C2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5D5B23A7-75A2-4B82-9CFE-A8C4C28B22D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DC63964-5885-4D95-B2DE-8217A1C3622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05DC6E58-CE41-493D-A1B7-3071FA1C6B7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E8BE5675-BD9F-4E7A-8F41-01CCB01AA42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297F80F-774C-475F-8045-8277B9B1DD2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29D4AC3D-59C1-495D-8BCF-61FA75C0666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E5E2681-2411-4981-B113-90B03FA87F7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3B42463-EC60-4A19-8B19-22D20D9B8F0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FD9C9DA-4990-4C4F-9439-E324C247A9C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834D1A9-2203-4470-A14C-208F27CD5DD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A529C54-BC3C-4C10-AFC0-A894BA7EF5A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D159142-A5D0-408D-AD6B-F729B0A87CF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C59984C-5848-4E0D-89FE-F838DCC180A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C435357-D2B8-4FE0-B203-B1943F2E5D6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B708981-4F29-4798-B5DE-18CD8826266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2A6FE7A-1EA6-45AF-A856-0BD9D329775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03830BA-964C-4648-851E-E8B6BEF4C6C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092D703-AFED-448A-974E-70654BDA721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2A01438A-DD14-48CC-8109-3601AC2354B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B9F8A77-B33F-44B4-B011-71CE77DD138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0EA71918-271E-4B5A-A206-2470E40EC79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5E77D3D3-60C8-443E-B903-7BF71AC6267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FDE71E6-30DC-46CE-854D-908CB22BD4A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2CCC155-F904-4A16-9935-4D962555088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02E9995-8B71-41A5-B7D8-ED82896169A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CD00272-4578-4BEF-8552-0496FC5CFD7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C8201EB-456A-4949-BCE9-B625B29B234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856284E-9FA7-4ABD-944C-C368B39E991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0D82769D-56BD-4C0A-A742-5AF2900EA94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a</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4" office:value-type="string" calcext:value-type="string">
            <text:p>ACD80D4D-38EA-4868-9FE3-12491B6404C1</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01C1ECD-388E-4086-97DF-918567A8106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0442B1C-E1E6-451F-9EAE-3FE67A30692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882BB7C-3355-4704-8C82-C18A958F38E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E5CEBE5-02AD-46B5-989C-716FE420CB0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555CB36-2C7E-4004-B445-662C9827055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66564863-20BF-4DCD-BF45-F95168E7107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A6DB94F-C4B1-4CD5-BB71-89C7152B1C13</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531E629-1D94-40AF-B184-6AF183D82CC6</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9F954CB-4439-40CA-9B88-56EE7337C4E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4442DEC-524C-42D8-8D23-47595E6DC9C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881E425-6CA4-46CD-A39B-26854B0AA13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6AAD4D70-3A23-4CD2-8870-234820E5E8F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3943508-1C3F-4CCC-8D45-DEAD81A6019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03C5B95-163C-437D-87D9-3D8AA21429D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59F75183-43F1-4407-AC3B-DF13DFB0732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8C272B5-9DE2-4F73-9C5D-FCAA8EABBF9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4085053-B474-4C80-85AC-8EF6F095943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4E5DB1F-0E0C-4F5F-A8D1-6EE178492B4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 ii, iii, iv)</text:p>
          </table:table-cell>
          <table:table-cell table:style-name="ce82" office:value-type="string" calcext:value-type="string">
            <text:p>Grosse Flüsse tieferer Lagen</text:p>
          </table:table-cell>
          <table:table-cell table:style-name="ce17" office:value-type="string" calcext:value-type="string">
            <text:p>Grandes rivières de plaine</text:p>
          </table:table-cell>
          <table:table-cell table:style-name="ce17" office:value-type="string" calcext:value-type="string">
            <text:p>Grandi fiumi delle basse quote</text:p>
          </table:table-cell>
          <table:table-cell table:number-columns-repeated="1017"/>
        </table:table-row>
        <table:table-row table:style-name="ro1">
          <table:table-cell table:style-name="ce74" office:value-type="string" calcext:value-type="string">
            <text:p>621DF722-1341-4F7B-A3F1-ACA1546D87C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 iv)</text:p>
          </table:table-cell>
          <table:table-cell table:style-name="ce82" office:value-type="string" calcext:value-type="string">
            <text:p>Quellen, Bäche, Tessin</text:p>
          </table:table-cell>
          <table:table-cell table:style-name="ce17" office:value-type="string" calcext:value-type="string">
            <text:p>Sources, ruisseaux, Tessin</text:p>
          </table:table-cell>
          <table:table-cell table:style-name="ce17" office:value-type="string" calcext:value-type="string">
            <text:p>Sorgenti, ruscelli, Ticino</text:p>
          </table:table-cell>
          <table:table-cell table:number-columns-repeated="1017"/>
        </table:table-row>
        <table:table-row table:style-name="ro1">
          <table:table-cell table:style-name="ce74" office:value-type="string" calcext:value-type="string">
            <text:p>26E99FC5-1465-4A2C-A3C7-8F87631B581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 ii, iii, iv)</text:p>
          </table:table-cell>
          <table:table-cell table:style-name="ce82" office:value-type="string" calcext:value-type="string">
            <text:p>Flüsse am Alpenrand</text:p>
          </table:table-cell>
          <table:table-cell table:style-name="ce17" office:value-type="string" calcext:value-type="string">
            <text:p>Rivières en marge des Alpes</text:p>
          </table:table-cell>
          <table:table-cell table:style-name="ce17" office:value-type="string" calcext:value-type="string">
            <text:p>Fiumi ai margini delle Alpi</text:p>
          </table:table-cell>
          <table:table-cell table:number-columns-repeated="1017"/>
        </table:table-row>
        <table:table-row table:style-name="ro1">
          <table:table-cell table:style-name="ce74" office:value-type="string" calcext:value-type="string">
            <text:p>E5E39565-E403-4E2C-9762-D73DCFD7C22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 iv)</text:p>
          </table:table-cell>
          <table:table-cell table:style-name="ce82" office:value-type="string" calcext:value-type="string">
            <text:p>Bäche und Flüsse, Alpensüdseite</text:p>
          </table:table-cell>
          <table:table-cell table:style-name="ce17" office:value-type="string" calcext:value-type="string">
            <text:p>Ruisseaux et rivières, Sud des Alpes</text:p>
          </table:table-cell>
          <table:table-cell table:style-name="ce17" office:value-type="string" calcext:value-type="string">
            <text:p>Ruscelli e fiumi, versante meridionale delle Alpi</text:p>
          </table:table-cell>
          <table:table-cell table:number-columns-repeated="1017"/>
        </table:table-row>
        <table:table-row table:style-name="ro1">
          <table:table-cell table:style-name="ce74" office:value-type="string" calcext:value-type="string">
            <text:p>8A853EF2-4280-48F6-96EB-2ED8B514F31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text:p>
          </table:table-cell>
          <table:table-cell table:style-name="ce82" office:value-type="string" calcext:value-type="string">
            <text:p>Bäche und Flüsse, Jura</text:p>
          </table:table-cell>
          <table:table-cell table:style-name="ce17" office:value-type="string" calcext:value-type="string">
            <text:p>Ruisseaux et rivières, Jura</text:p>
          </table:table-cell>
          <table:table-cell table:style-name="ce17" office:value-type="string" calcext:value-type="string">
            <text:p>Ruscelli e fiumi, Giura</text:p>
          </table:table-cell>
          <table:table-cell table:number-columns-repeated="1017"/>
        </table:table-row>
        <table:table-row table:style-name="ro1">
          <table:table-cell table:style-name="ce74" office:value-type="string" calcext:value-type="string">
            <text:p>F4826793-4E5E-4DC2-8D4D-A8D10BBD7AB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1">
          <table:table-cell table:style-name="ce74" office:value-type="string" calcext:value-type="string">
            <text:p>49F1BB27-6EB8-4E58-BABC-8A7F591F92C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text:p>
          </table:table-cell>
          <table:table-cell table:style-name="ce82" office:value-type="string" calcext:value-type="string">
            <text:p>Quellen, kleinere Waldbäche, Tessin</text:p>
          </table:table-cell>
          <table:table-cell table:style-name="ce17" office:value-type="string" calcext:value-type="string">
            <text:p>Sources, petits ruisseaux forestiers Tessin</text:p>
          </table:table-cell>
          <table:table-cell table:style-name="ce17" office:value-type="string" calcext:value-type="string">
            <text:p>Sorgenti, piccoli ruscelli di foresta, Ticino</text:p>
          </table:table-cell>
          <table:table-cell table:number-columns-repeated="1017"/>
        </table:table-row>
        <table:table-row table:style-name="ro1">
          <table:table-cell table:style-name="ce74" office:value-type="string" calcext:value-type="string">
            <text:p>06CAF9B3-318A-4D2D-9161-0912DD375DB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Quellbäche, kleine Bäche, oberhalb 1000m</text:p>
          </table:table-cell>
          <table:table-cell table:style-name="ce17" office:value-type="string" calcext:value-type="string">
            <text:p>Ruisselets de source, ruisseaux, au-dessus de 1000m</text:p>
          </table:table-cell>
          <table:table-cell table:style-name="ce17" office:value-type="string" calcext:value-type="string">
            <text:p>Ruscelli sorgivi, ruscelli piccoli, sopra i 1000m</text:p>
          </table:table-cell>
          <table:table-cell table:number-columns-repeated="1017"/>
        </table:table-row>
        <table:table-row table:style-name="ro1">
          <table:table-cell table:style-name="ce74" office:value-type="string" calcext:value-type="string">
            <text:p>959D4370-46A8-4E7A-8B82-2DAB4936C38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text:p>
          </table:table-cell>
          <table:table-cell table:style-name="ce82" office:value-type="string" calcext:value-type="string">
            <text:p>Quellen kleine Bäche, Westschweiz</text:p>
          </table:table-cell>
          <table:table-cell table:style-name="ce17" office:value-type="string" calcext:value-type="string">
            <text:p>Sources petits ruisseaux, Suisse occidentale</text:p>
          </table:table-cell>
          <table:table-cell table:style-name="ce17" office:value-type="string" calcext:value-type="string">
            <text:p>Sorgenti, piccoli ruscelli, Svizzera occidentale</text:p>
          </table:table-cell>
          <table:table-cell table:number-columns-repeated="1017"/>
        </table:table-row>
        <table:table-row table:style-name="ro1">
          <table:table-cell table:style-name="ce74" office:value-type="string" calcext:value-type="string">
            <text:p>8E32A9F3-6EEB-4419-860E-FADD31E522E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Kleine Bäche, westlicher Alpenbogen <text:s/></text:p>
          </table:table-cell>
          <table:table-cell table:style-name="ce17" office:value-type="string" calcext:value-type="string">
            <text:p>Petits ruisseaux, Alpes occidentales </text:p>
          </table:table-cell>
          <table:table-cell table:style-name="ce17" office:value-type="string" calcext:value-type="string">
            <text:p>Ruscelli piccoli, arco alpino occidentale </text:p>
          </table:table-cell>
          <table:table-cell table:number-columns-repeated="1017"/>
        </table:table-row>
        <table:table-row table:style-name="ro1">
          <table:table-cell table:style-name="ce74" office:value-type="string" calcext:value-type="string">
            <text:p>783DC0B3-D372-4DBF-9E38-F605DE55058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Bäche, Seen</text:p>
          </table:table-cell>
          <table:table-cell table:style-name="ce17" office:value-type="string" calcext:value-type="string">
            <text:p>Ruisseaux, lacs</text:p>
          </table:table-cell>
          <table:table-cell table:style-name="ce17" office:value-type="string" calcext:value-type="string">
            <text:p>Ruscelli, laghi</text:p>
          </table:table-cell>
          <table:table-cell table:number-columns-repeated="1017"/>
        </table:table-row>
        <table:table-row table:style-name="ro1">
          <table:table-cell table:style-name="ce74" office:value-type="string" calcext:value-type="string">
            <text:p>03563F43-61E8-4587-91A0-841134F0288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 iv)</text:p>
          </table:table-cell>
          <table:table-cell table:style-name="ce82" office:value-type="string" calcext:value-type="string">
            <text:p>Kleine Bäche, Tessin</text:p>
          </table:table-cell>
          <table:table-cell table:style-name="ce17" office:value-type="string" calcext:value-type="string">
            <text:p>Petits ruisseaux, Tessin</text:p>
          </table:table-cell>
          <table:table-cell table:style-name="ce17" office:value-type="string" calcext:value-type="string">
            <text:p>Ruscelli piccoli, Ticino</text:p>
          </table:table-cell>
          <table:table-cell table:number-columns-repeated="1017"/>
        </table:table-row>
        <table:table-row table:style-name="ro1">
          <table:table-cell table:style-name="ce74" office:value-type="string" calcext:value-type="string">
            <text:p>AB90726C-1E6D-4422-8FA5-3F0F1A93E3E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text:p>
          </table:table-cell>
          <table:table-cell table:style-name="ce82" office:value-type="string" calcext:value-type="string">
            <text:p>Quellen, kleine Bäche</text:p>
          </table:table-cell>
          <table:table-cell table:style-name="ce17" office:value-type="string" calcext:value-type="string">
            <text:p>Sources, petits ruisseaux</text:p>
          </table:table-cell>
          <table:table-cell table:style-name="ce17" office:value-type="string" calcext:value-type="string">
            <text:p>Sorgenti, ruscelli piccoli</text:p>
          </table:table-cell>
          <table:table-cell table:number-columns-repeated="1017"/>
        </table:table-row>
        <table:table-row table:style-name="ro1">
          <table:table-cell table:style-name="ce74" office:value-type="string" calcext:value-type="string">
            <text:p>434D64D5-DD1B-4E96-8D6D-C207CD455A2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 ii, iii, iv)</text:p>
          </table:table-cell>
          <table:table-cell table:style-name="ce82" office:value-type="string" calcext:value-type="string">
            <text:p>Grössere Flüsse, Mittelland</text:p>
          </table:table-cell>
          <table:table-cell table:style-name="ce17" office:value-type="string" calcext:value-type="string">
            <text:p>Grandes rivières du Plateau</text:p>
          </table:table-cell>
          <table:table-cell table:style-name="ce17" office:value-type="string" calcext:value-type="string">
            <text:p>Grandi fiumi dell’Altopiano</text:p>
          </table:table-cell>
          <table:table-cell table:number-columns-repeated="1017"/>
        </table:table-row>
        <table:table-row table:style-name="ro1">
          <table:table-cell table:style-name="ce74" office:value-type="string" calcext:value-type="string">
            <text:p>4F22BD13-DAAA-4EA8-A1C9-91628C32B747</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rstnachweis 2003, Quellen, Quellbäche, Alpensüdseite</text:p>
          </table:table-cell>
          <table:table-cell table:style-name="ce82" table:number-columns-repeated="2"/>
          <table:table-cell table:number-columns-repeated="1017"/>
        </table:table-row>
        <table:table-row table:style-name="ro1">
          <table:table-cell table:style-name="ce75" office:value-type="string" calcext:value-type="string">
            <text:p>DA01BF82-3D92-4CAC-A535-10445C3E07D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text:p>
          </table:table-cell>
          <table:table-cell table:style-name="ce82" office:value-type="string" calcext:value-type="string">
            <text:p>Bäche, Flüsse</text:p>
          </table:table-cell>
          <table:table-cell table:style-name="ce17" office:value-type="string" calcext:value-type="string">
            <text:p>Ruisseaux, rivières</text:p>
          </table:table-cell>
          <table:table-cell table:style-name="ce17" office:value-type="string" calcext:value-type="string">
            <text:p>Ruscelli, fiumi</text:p>
          </table:table-cell>
          <table:table-cell table:number-columns-repeated="1017"/>
        </table:table-row>
        <table:table-row table:style-name="ro1">
          <table:table-cell table:style-name="ce75" office:value-type="string" calcext:value-type="string">
            <text:p>F0C638FA-D21B-4C19-A195-FC23B022368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Kleine Bäche, auch trockenfallende</text:p>
          </table:table-cell>
          <table:table-cell table:style-name="ce17" office:value-type="string" calcext:value-type="string">
            <text:p>Petits ruisseaux, aussi temporaires</text:p>
          </table:table-cell>
          <table:table-cell table:style-name="ce17" office:value-type="string" calcext:value-type="string">
            <text:p>Ruscelli piccoli, anche temporanei</text:p>
          </table:table-cell>
          <table:table-cell table:number-columns-repeated="1017"/>
        </table:table-row>
        <table:table-row table:style-name="ro1">
          <table:table-cell table:style-name="ce75" office:value-type="string" calcext:value-type="string">
            <text:p>33ED1C94-DF8A-4771-826F-ED9003D3CA2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 ii, iii, iv)</text:p>
          </table:table-cell>
          <table:table-cell table:style-name="ce82" office:value-type="string" calcext:value-type="string">
            <text:p>Bäche, Flüsse</text:p>
          </table:table-cell>
          <table:table-cell table:style-name="ce17" office:value-type="string" calcext:value-type="string">
            <text:p>Ruisseaux, rivières</text:p>
          </table:table-cell>
          <table:table-cell table:style-name="ce17" office:value-type="string" calcext:value-type="string">
            <text:p>Ruscelli, fiumi</text:p>
          </table:table-cell>
          <table:table-cell table:number-columns-repeated="1017"/>
        </table:table-row>
        <table:table-row table:style-name="ro1">
          <table:table-cell table:style-name="ce75" office:value-type="string" calcext:value-type="string">
            <text:p>5497F775-2761-4C58-8DD5-625EDD7D6E2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198D6667-0682-4C94-BC8B-2A84BDC9D40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C78A1955-E03C-4977-BA10-C63D0471381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F875072F-D5E4-4CD4-B368-0C9FE79450D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ii)</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5" office:value-type="string" calcext:value-type="string">
            <text:p>1A429A5C-1943-455D-9F37-14C682CE48A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5" office:value-type="string" calcext:value-type="string">
            <text:p>8477B75C-0DED-4AA5-A012-C6911BB965C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Bäche und Flüsse, Alpen</text:p>
          </table:table-cell>
          <table:table-cell table:style-name="ce17" office:value-type="string" calcext:value-type="string">
            <text:p>Ruisseaux et rivières, Alpes</text:p>
          </table:table-cell>
          <table:table-cell table:style-name="ce17" office:value-type="string" calcext:value-type="string">
            <text:p>Ruscelli e fiumi, Alpi</text:p>
          </table:table-cell>
          <table:table-cell table:number-columns-repeated="1017"/>
        </table:table-row>
        <table:table-row table:style-name="ro1">
          <table:table-cell table:style-name="ce75" office:value-type="string" calcext:value-type="string">
            <text:p>47E9741A-7688-4BC1-957A-2E51D828064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CE12903E-DD75-4C61-920B-7B9BF7E7674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Quellbäche, Bäche, Alpen</text:p>
          </table:table-cell>
          <table:table-cell table:style-name="ce17" office:value-type="string" calcext:value-type="string">
            <text:p>Ruisselets de source, ruisseaux, Alpes</text:p>
          </table:table-cell>
          <table:table-cell table:style-name="ce17" office:value-type="string" calcext:value-type="string">
            <text:p>Ruscelli sorgivi, ruscelli, Alpi</text:p>
          </table:table-cell>
          <table:table-cell table:number-columns-repeated="1017"/>
        </table:table-row>
        <table:table-row table:style-name="ro1">
          <table:table-cell table:style-name="ce76" office:value-type="string" calcext:value-type="string">
            <text:p>9A11F592-B727-4768-B661-8E991823A31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Flüsse, Voralpen</text:p>
          </table:table-cell>
          <table:table-cell table:style-name="ce17" office:value-type="string" calcext:value-type="string">
            <text:p>Rivières, Préalpes</text:p>
          </table:table-cell>
          <table:table-cell table:style-name="ce17" office:value-type="string" calcext:value-type="string">
            <text:p>Fiumi, Prealpi</text:p>
          </table:table-cell>
          <table:table-cell table:number-columns-repeated="1017"/>
        </table:table-row>
        <table:table-row table:style-name="ro1">
          <table:table-cell table:style-name="ce76" office:value-type="string" calcext:value-type="string">
            <text:p>E175978E-FCC4-4410-917F-CBDFA39FB0A3</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 ii, iii, iv)</text:p>
          </table:table-cell>
          <table:table-cell table:style-name="ce82" office:value-type="string" calcext:value-type="string">
            <text:p>Grosse Flüsse, Mittelland</text:p>
          </table:table-cell>
          <table:table-cell table:style-name="ce17" office:value-type="string" calcext:value-type="string">
            <text:p>Grandes rivières du Plateau</text:p>
          </table:table-cell>
          <table:table-cell table:style-name="ce17" office:value-type="string" calcext:value-type="string">
            <text:p>Grandi fiumi dell’Altopiano</text:p>
          </table:table-cell>
          <table:table-cell table:number-columns-repeated="1017"/>
        </table:table-row>
        <table:table-row table:style-name="ro1">
          <table:table-cell table:style-name="ce76" office:value-type="string" calcext:value-type="string">
            <text:p>B8507551-39D1-4601-A90D-9B87FF4CAE88</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office:value-type="string" calcext:value-type="string">
            <text:p>Quellen, Quellbäche, Alpen</text:p>
          </table:table-cell>
          <table:table-cell table:style-name="ce17" office:value-type="string" calcext:value-type="string">
            <text:p>Sources, ruisselets de source, Alpes</text:p>
          </table:table-cell>
          <table:table-cell table:style-name="ce17" office:value-type="string" calcext:value-type="string">
            <text:p>Sorgenti, ruscelli sorgivi, Alpi</text:p>
          </table:table-cell>
          <table:table-cell table:number-columns-repeated="1017"/>
        </table:table-row>
        <table:table-row table:style-name="ro1">
          <table:table-cell table:style-name="ce76" office:value-type="string" calcext:value-type="string">
            <text:p>C5A62A70-8D0F-496A-B043-30CEAA5F34A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office:value-type="string" calcext:value-type="string">
            <text:p>Quellen, kleine Bäche oberhalb 1800m, Alpen</text:p>
          </table:table-cell>
          <table:table-cell table:style-name="ce17" office:value-type="string" calcext:value-type="string">
            <text:p>Sources, petits ruisseaux au-dessus de 1800m, Alpes</text:p>
          </table:table-cell>
          <table:table-cell table:style-name="ce17" office:value-type="string" calcext:value-type="string">
            <text:p>Sorgenti, piccoli ruscelli sopra i 1800m, Alpi</text:p>
          </table:table-cell>
          <table:table-cell table:number-columns-repeated="1017"/>
        </table:table-row>
        <table:table-row table:style-name="ro1">
          <table:table-cell table:style-name="ce76" office:value-type="string" calcext:value-type="string">
            <text:p>317E160A-25AE-4B0F-8558-4EF557B6AFC0</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82" office:value-type="string" calcext:value-type="string">
            <text:p>Kleine Bäche, Alpen <text:s/></text:p>
          </table:table-cell>
          <table:table-cell table:style-name="ce17" office:value-type="string" calcext:value-type="string">
            <text:p>Petits ruisseaux, Alpes </text:p>
          </table:table-cell>
          <table:table-cell table:style-name="ce17" office:value-type="string" calcext:value-type="string">
            <text:p>Ruscelli piccoli, Alpi </text:p>
          </table:table-cell>
          <table:table-cell table:number-columns-repeated="1017"/>
        </table:table-row>
        <table:table-row table:style-name="ro1">
          <table:table-cell table:style-name="ce76" office:value-type="string" calcext:value-type="string">
            <text:p>EA141A47-7868-4A42-93EB-B952D5568275</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text:p>
          </table:table-cell>
          <table:table-cell table:style-name="ce82"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1">
          <table:table-cell table:style-name="ce76" office:value-type="string" calcext:value-type="string">
            <text:p>5CFB1B3A-4537-45C0-A968-363C3B42A22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text:p>
          </table:table-cell>
          <table:table-cell table:style-name="ce82" office:value-type="string" calcext:value-type="string">
            <text:p>Quellbäche, kleine Bäche</text:p>
          </table:table-cell>
          <table:table-cell table:style-name="ce17" office:value-type="string" calcext:value-type="string">
            <text:p>Ruisselets de source, petits ruisseaux</text:p>
          </table:table-cell>
          <table:table-cell table:style-name="ce17" office:value-type="string" calcext:value-type="string">
            <text:p>Ruscelli sorgivi, ruscelli piccoli</text:p>
          </table:table-cell>
          <table:table-cell table:number-columns-repeated="1017"/>
        </table:table-row>
        <table:table-row table:style-name="ro1">
          <table:table-cell table:style-name="ce76" office:value-type="string" calcext:value-type="string">
            <text:p>92CADF2D-44DA-446D-BAD3-A4B5457CDC7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 B2c (ii, iv)</text:p>
          </table:table-cell>
          <table:table-cell table:style-name="ce82" office:value-type="string" calcext:value-type="string">
            <text:p>Moortümpel</text:p>
          </table:table-cell>
          <table:table-cell table:style-name="ce17" office:value-type="string" calcext:value-type="string">
            <text:p>Mares de tourbière</text:p>
          </table:table-cell>
          <table:table-cell table:style-name="ce17" office:value-type="string" calcext:value-type="string">
            <text:p>Stagni palustri</text:p>
          </table:table-cell>
          <table:table-cell table:number-columns-repeated="1017"/>
        </table:table-row>
        <table:table-row table:style-name="ro1">
          <table:table-cell table:style-name="ce76" office:value-type="string" calcext:value-type="string">
            <text:p>B0A2F5A6-8495-4856-ABC6-586448FC9CD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office:value-type="string" calcext:value-type="string">
            <text:p>Quellen, Quellbäche und kleine Bäche</text:p>
          </table:table-cell>
          <table:table-cell table:style-name="ce17" office:value-type="string" calcext:value-type="string">
            <text:p>Sources, ruisselets de source et petits ruisseaux</text:p>
          </table:table-cell>
          <table:table-cell table:style-name="ce17" office:value-type="string" calcext:value-type="string">
            <text:p>Sorgenti, ruscelli sorgivi e ruscelli piccoli</text:p>
          </table:table-cell>
          <table:table-cell table:number-columns-repeated="1017"/>
        </table:table-row>
        <table:table-row table:style-name="ro1">
          <table:table-cell table:style-name="ce76" office:value-type="string" calcext:value-type="string">
            <text:p>92A5D916-FBE6-4085-B239-D498DA86BFD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82" office:value-type="string" calcext:value-type="string">
            <text:p>Quellen, Quellbäche, östlicher <text:s/>Alpenbogen</text:p>
          </table:table-cell>
          <table:table-cell table:style-name="ce17" office:value-type="string" calcext:value-type="string">
            <text:p>Sources, ruisselets de source, Alpes orientales</text:p>
          </table:table-cell>
          <table:table-cell table:style-name="ce17" office:value-type="string" calcext:value-type="string">
            <text:p>Sorgenti, ruscelli sorgivi, arco alpino orientale</text:p>
          </table:table-cell>
          <table:table-cell table:number-columns-repeated="1017"/>
        </table:table-row>
        <table:table-row table:style-name="ro1">
          <table:table-cell table:style-name="ce77" office:value-type="string" calcext:value-type="string">
            <text:p>A653F421-76AE-4AF4-BAEA-025C53BFEAB7</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9; Moorgewässer</text:p>
          </table:table-cell>
          <table:table-cell table:style-name="ce17" office:value-type="string" calcext:value-type="string">
            <text:p>Dernière mention 1909; gouilles de marais</text:p>
          </table:table-cell>
          <table:table-cell table:style-name="ce17" office:value-type="string" calcext:value-type="string">
            <text:p>Ultimo rilevamento 1909; acque palustri e torbose</text:p>
          </table:table-cell>
          <table:table-cell table:number-columns-repeated="1017"/>
        </table:table-row>
        <table:table-row table:style-name="ro1">
          <table:table-cell table:style-name="ce77" office:value-type="string" calcext:value-type="string">
            <text:p>0F4D6B4E-2D56-445B-9B6F-D15E4A680A19</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 Seen</text:p>
          </table:table-cell>
          <table:table-cell table:style-name="ce17" office:value-type="string" calcext:value-type="string">
            <text:p>Dernière mention 1944; lacs</text:p>
          </table:table-cell>
          <table:table-cell table:style-name="ce17" office:value-type="string" calcext:value-type="string">
            <text:p>Ultimo rilevamento 1944; laghi</text:p>
          </table:table-cell>
          <table:table-cell table:number-columns-repeated="1017"/>
        </table:table-row>
        <table:table-row table:style-name="ro1">
          <table:table-cell table:style-name="ce77" office:value-type="string" calcext:value-type="string">
            <text:p>49F8D5B6-86A1-48F3-8DE1-C9D823F2BE2B</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0; Flüsse Mittellland</text:p>
          </table:table-cell>
          <table:table-cell table:style-name="ce17" office:value-type="string" calcext:value-type="string">
            <text:p>Dernière mention 1900; rivières du Plateau</text:p>
          </table:table-cell>
          <table:table-cell table:style-name="ce17" office:value-type="string" calcext:value-type="string">
            <text:p>Ultimo rilevamento 1900; fiumi dell’Altopiano</text:p>
          </table:table-cell>
          <table:table-cell table:number-columns-repeated="1017"/>
        </table:table-row>
        <table:table-row table:style-name="ro1">
          <table:table-cell table:style-name="ce77" office:value-type="string" calcext:value-type="string">
            <text:p>7942E625-E088-4BF0-A598-3C52DCC92BEB</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16; grosse Flüsse Mittelland</text:p>
          </table:table-cell>
          <table:table-cell table:style-name="ce17" office:value-type="string" calcext:value-type="string">
            <text:p>Dernière mention 1916; grandes rivières, Plateau</text:p>
          </table:table-cell>
          <table:table-cell table:style-name="ce17" office:value-type="string" calcext:value-type="string">
            <text:p>Ultimo rilevamento 1916; grandi fiumi dell’Altopiano</text:p>
          </table:table-cell>
          <table:table-cell table:number-columns-repeated="1017"/>
        </table:table-row>
        <table:table-row table:style-name="ro1">
          <table:table-cell table:style-name="ce77" office:value-type="string" calcext:value-type="string">
            <text:p>D7CA3296-EF91-46F0-8556-914D82FF5F3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96</text:p>
          </table:table-cell>
          <table:table-cell table:style-name="ce17" office:value-type="string" calcext:value-type="string">
            <text:p>Unique mention 1896</text:p>
          </table:table-cell>
          <table:table-cell table:style-name="ce17" office:value-type="string" calcext:value-type="string">
            <text:p>Unico rilevamento 1896</text:p>
          </table:table-cell>
          <table:table-cell table:number-columns-repeated="1017"/>
        </table:table-row>
        <table:table-row table:style-name="ro1">
          <table:table-cell table:style-name="ce77" office:value-type="string" calcext:value-type="string">
            <text:p>12995603-3D1F-4753-B800-FA7203731B4D</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 grosse Flüsse Mittelland</text:p>
          </table:table-cell>
          <table:table-cell table:style-name="ce17" office:value-type="string" calcext:value-type="string">
            <text:p>Dernière mention 1944, grandes rivières Plateau</text:p>
          </table:table-cell>
          <table:table-cell table:style-name="ce17" office:value-type="string" calcext:value-type="string">
            <text:p>Ultimo rilevamento 1944, grandi fiumi dell’Altopiano</text:p>
          </table:table-cell>
          <table:table-cell table:number-columns-repeated="1017"/>
        </table:table-row>
        <table:table-row table:style-name="ro1">
          <table:table-cell table:style-name="ce77" office:value-type="string" calcext:value-type="string">
            <text:p>86C5B6DF-E87B-4471-A9D8-2A9631AAF17C</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88</text:p>
          </table:table-cell>
          <table:table-cell table:style-name="ce17" office:value-type="string" calcext:value-type="string">
            <text:p>Unique mention 1888</text:p>
          </table:table-cell>
          <table:table-cell table:style-name="ce17" office:value-type="string" calcext:value-type="string">
            <text:p>Unico rilevamento 1888</text:p>
          </table:table-cell>
          <table:table-cell table:number-columns-repeated="1017"/>
        </table:table-row>
        <table:table-row table:style-name="ro1">
          <table:table-cell table:style-name="ce77" office:value-type="string" calcext:value-type="string">
            <text:p>BFDEB99F-4244-47DE-9FAF-75155CEDA1DC</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0; Kleinseen</text:p>
          </table:table-cell>
          <table:table-cell table:style-name="ce17" office:value-type="string" calcext:value-type="string">
            <text:p>Dernière mention 1900; petits lacs, eurosibérien</text:p>
          </table:table-cell>
          <table:table-cell table:style-name="ce17" office:value-type="string" calcext:value-type="string">
            <text:p>Ultimo rilevamento 1900; laghi piccoli; eurosiberiana</text:p>
          </table:table-cell>
          <table:table-cell table:number-columns-repeated="1017"/>
        </table:table-row>
        <table:table-row table:style-name="ro1">
          <table:table-cell table:style-name="ce77" office:value-type="string" calcext:value-type="string">
            <text:p>6291897B-41D4-49AF-BEE4-5A2F3A286B7E</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900; grosse Flüsse Mittelland</text:p>
          </table:table-cell>
          <table:table-cell table:style-name="ce17" office:value-type="string" calcext:value-type="string">
            <text:p>Seule mention 1900; grandes rivières Plateau</text:p>
          </table:table-cell>
          <table:table-cell table:style-name="ce17" office:value-type="string" calcext:value-type="string">
            <text:p>Unico rilevamento 1900; grandi fiumi dell’Altopiano</text:p>
          </table:table-cell>
          <table:table-cell table:number-columns-repeated="1017"/>
        </table:table-row>
        <table:table-row table:style-name="ro1">
          <table:table-cell table:style-name="ce77" office:value-type="string" calcext:value-type="string">
            <text:p>44552073-4FAC-4DA9-B928-83D28EA5BC8D</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88, Quellbäche</text:p>
          </table:table-cell>
          <table:table-cell table:style-name="ce17" office:value-type="string" calcext:value-type="string">
            <text:p>Seule mention 1888, ruisselets de source</text:p>
          </table:table-cell>
          <table:table-cell table:style-name="ce17" office:value-type="string" calcext:value-type="string">
            <text:p>Unico rilevamento 1888, ruscelli sorgivi</text:p>
          </table:table-cell>
          <table:table-cell table:number-columns-repeated="1017"/>
        </table:table-row>
        <table:table-row table:style-name="ro1">
          <table:table-cell table:style-name="ce77" office:value-type="string" calcext:value-type="string">
            <text:p>D4EAB7A2-6AAC-4903-BE6B-06F628AA1CE6</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82" office:value-type="string" calcext:value-type="string">
            <text:p>letzter Nachweis 1914; Flüsse Mittelland</text:p>
          </table:table-cell>
          <table:table-cell table:style-name="ce17" office:value-type="string" calcext:value-type="string">
            <text:p>Dernière mention 1914; rivières Plateau</text:p>
          </table:table-cell>
          <table:table-cell table:style-name="ce17" office:value-type="string" calcext:value-type="string">
            <text:p>Ultimo rilevamento 1914; fiumi dell’Altopiano</text:p>
          </table:table-cell>
          <table:table-cell table:number-columns-repeated="1017"/>
        </table:table-row>
        <table:table-row table:style-name="ro1">
          <table:table-cell table:style-name="ce77" office:value-type="string" calcext:value-type="string">
            <text:p>B90399AF-ACB6-427C-8FFB-A3A79186870F</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text:p>
          </table:table-cell>
          <table:table-cell table:style-name="ce17" office:value-type="string" calcext:value-type="string">
            <text:p>Dernière mention 1944</text:p>
          </table:table-cell>
          <table:table-cell table:style-name="ce17" office:value-type="string" calcext:value-type="string">
            <text:p>Ultimo rilevamento 1944</text:p>
          </table:table-cell>
          <table:table-cell table:number-columns-repeated="1017"/>
        </table:table-row>
        <table:table-row table:style-name="ro1">
          <table:table-cell table:style-name="ce77" office:value-type="string" calcext:value-type="string">
            <text:p>B223DBCD-F0A3-4D47-AFBA-9F1059DABFFC</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88, grosse Flüsse</text:p>
          </table:table-cell>
          <table:table-cell table:style-name="ce17" office:value-type="string" calcext:value-type="string">
            <text:p>Unique mention 1888, grandes rivières</text:p>
          </table:table-cell>
          <table:table-cell table:style-name="ce17" office:value-type="string" calcext:value-type="string">
            <text:p>Unico rilevamento 1888, grandi fiumi </text:p>
          </table:table-cell>
          <table:table-cell table:number-columns-repeated="1017"/>
        </table:table-row>
        <table:table-row table:style-name="ro1">
          <table:table-cell table:style-name="ce77" office:value-type="string" calcext:value-type="string">
            <text:p>E741E078-B094-4B2F-BFF9-C1044E2FF535</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895, grosse Flüsse</text:p>
          </table:table-cell>
          <table:table-cell table:style-name="ce17" office:value-type="string" calcext:value-type="string">
            <text:p>Dernière mention 1895, grandes rivières</text:p>
          </table:table-cell>
          <table:table-cell table:style-name="ce17" office:value-type="string" calcext:value-type="string">
            <text:p>Ultimo rilevamento 1895, grandi fiumi </text:p>
          </table:table-cell>
          <table:table-cell table:number-columns-repeated="1017"/>
        </table:table-row>
        <table:table-row table:style-name="ro1">
          <table:table-cell table:style-name="ce77" office:value-type="string" calcext:value-type="string">
            <text:p>3F9FC369-9C82-4513-B1F2-0C6E273F4373</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 Quellbäche</text:p>
          </table:table-cell>
          <table:table-cell table:style-name="ce17" office:value-type="string" calcext:value-type="string">
            <text:p>Dernière mention 1944, ruisselets de source</text:p>
          </table:table-cell>
          <table:table-cell table:style-name="ce17" office:value-type="string" calcext:value-type="string">
            <text:p>Ultimo rilevamento 1944, ruscelli sorgivi</text:p>
          </table:table-cell>
          <table:table-cell table:number-columns-repeated="1017"/>
        </table:table-row>
        <table:table-row table:style-name="ro1">
          <table:table-cell table:style-name="ce77" office:value-type="string" calcext:value-type="string">
            <text:p>D1F9E22A-0DA4-441F-BFC8-9104F927C926</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82" office:value-type="string" calcext:value-type="string">
            <text:p>letzter Nachweis 1908, Quellbäche</text:p>
          </table:table-cell>
          <table:table-cell table:style-name="ce17" office:value-type="string" calcext:value-type="string">
            <text:p>Dernière mention 1908, ruisselets de source</text:p>
          </table:table-cell>
          <table:table-cell table:style-name="ce17" office:value-type="string" calcext:value-type="string">
            <text:p>Ultimo rilevamento 1908, ruscelli sorgivi</text:p>
          </table:table-cell>
          <table:table-cell table:number-columns-repeated="1017"/>
        </table:table-row>
        <table:table-row table:style-name="ro1">
          <table:table-cell table:style-name="ce77" office:value-type="string" calcext:value-type="string">
            <text:p>14BABB29-FD7E-4554-B44B-CE1CD15A5F62</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0, Flüsse Mittelland</text:p>
          </table:table-cell>
          <table:table-cell table:style-name="ce17" office:value-type="string" calcext:value-type="string">
            <text:p>Dernière mention 1900, rivières Plateau</text:p>
          </table:table-cell>
          <table:table-cell table:style-name="ce17" office:value-type="string" calcext:value-type="string">
            <text:p>Ultimo rilevamento 1900, fiumi dell’Altopiano</text:p>
          </table:table-cell>
          <table:table-cell table:number-columns-repeated="1017"/>
        </table:table-row>
        <table:table-row table:style-name="ro1">
          <table:table-cell table:style-name="ce77" office:value-type="string" calcext:value-type="string">
            <text:p>54BF05A8-41B0-43E8-9686-3F09C0D9F5C3</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vermutlich die gleiche Art wie D. muelleri (Malicky, 2005)</text:p>
          </table:table-cell>
          <table:table-cell table:style-name="ce17" office:value-type="string" calcext:value-type="string">
            <text:p>Probablement la même espèce que D. muelleri</text:p>
          </table:table-cell>
          <table:table-cell table:style-name="ce17" office:value-type="string" calcext:value-type="string">
            <text:p>Forse la stessa specie come D. muelleri</text:p>
          </table:table-cell>
          <table:table-cell table:number-columns-repeated="1017"/>
        </table:table-row>
        <table:table-row table:style-name="ro1">
          <table:table-cell table:style-name="ce77" office:value-type="string" calcext:value-type="string">
            <text:p>AA90791E-2C41-4FAC-B6AD-761CEBCF90FF</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unsicherer Nachweis ohne Beleg, Appennin-Endemit</text:p>
          </table:table-cell>
          <table:table-cell table:style-name="ce82" table:number-columns-repeated="2"/>
          <table:table-cell table:number-columns-repeated="1017"/>
        </table:table-row>
        <table:table-row table:style-name="ro1">
          <table:table-cell table:style-name="ce77" office:value-type="string" calcext:value-type="string">
            <text:p>B16A7E14-18EB-478E-9A97-58834ADFEB77</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unsicherer Nachweis <text:s/>1978 ohne Beleg</text:p>
          </table:table-cell>
          <table:table-cell table:style-name="ce82" table:number-columns-repeated="2"/>
          <table:table-cell table:number-columns-repeated="1017"/>
        </table:table-row>
        <table:table-row table:style-name="ro1">
          <table:table-cell table:style-name="ce77" office:value-type="string" calcext:value-type="string">
            <text:p>13B7E144-4E8F-4779-B75B-E68860B2BE2C</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Fehlbestimmung</text:p>
          </table:table-cell>
          <table:table-cell table:style-name="ce17" office:value-type="string" calcext:value-type="string">
            <text:p>Détermination erronnée</text:p>
          </table:table-cell>
          <table:table-cell table:style-name="ce17" office:value-type="string" calcext:value-type="string">
            <text:p>Errore di determinazione</text:p>
          </table:table-cell>
          <table:table-cell table:number-columns-repeated="1017"/>
        </table:table-row>
        <table:table-row table:style-name="ro1">
          <table:table-cell table:style-name="ce77" office:value-type="string" calcext:value-type="string">
            <text:p>11738652-F230-4E2A-8F0B-04319A53D0C8</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zwei unsicherere Nachweise ohne Belege</text:p>
          </table:table-cell>
          <table:table-cell table:style-name="ce82" table:number-columns-repeated="2"/>
          <table:table-cell table:number-columns-repeated="1017"/>
        </table:table-row>
        <table:table-row table:style-name="ro1">
          <table:table-cell table:style-name="ce77" office:value-type="string" calcext:value-type="string">
            <text:p>3FBAC036-6A37-48F7-8BD8-2C186FB45CB0</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Literaturnachweis (Ris, 1893)</text:p>
          </table:table-cell>
          <table:table-cell table:style-name="ce82" table:number-columns-repeated="2"/>
          <table:table-cell table:number-columns-repeated="1017"/>
        </table:table-row>
        <table:table-row table:style-name="ro1">
          <table:table-cell table:style-name="ce77" office:value-type="string" calcext:value-type="string">
            <text:p>B15D8964-E47B-4972-9BAE-1F9FCB7DD208</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Literaturnachweis (Ris, 1897)</text:p>
          </table:table-cell>
          <table:table-cell table:style-name="ce82" table:number-columns-repeated="2"/>
          <table:table-cell table:number-columns-repeated="1017"/>
        </table:table-row>
        <table:table-row table:style-name="ro1">
          <table:table-cell table:style-name="ce77" office:value-type="string" calcext:value-type="string">
            <text:p>0B8EC98D-043E-4019-91A2-EFD28611295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office:value-type="string" calcext:value-type="string">
            <text:p>Rivières, Plateau</text:p>
          </table:table-cell>
          <table:table-cell table:style-name="ce82"/>
          <table:table-cell table:number-columns-repeated="1017"/>
        </table:table-row>
        <table:table-row table:style-name="ro1">
          <table:table-cell table:style-name="ce77" office:value-type="string" calcext:value-type="string">
            <text:p>55AD253A-8A07-43AA-82B4-D2DC679E684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C1C1B0B6-A199-4E1B-BAD5-8E1153218A4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FC41EC9A-6973-4652-81C5-9A1376B94EA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AAFC7961-56CD-4205-B3B8-96D839A6606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7A2FE3D5-C7CC-420D-AD7F-E34195DF2F0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EF5E58AD-6131-4C86-82BB-5E4DCC8D6B0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0D3CD5D2-19B7-44F8-B100-052F6CD3786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3F6EAB03-7396-4C41-A9EC-4B0A11FB577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C0460423-3BE4-4DF7-A060-897B6BE6BC6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B9BE2C82-3B30-4C91-842B-A9B8BA81AB7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7FF8BE34-526A-4D4E-BB04-F2B0255A922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B8C91789-EAC8-4C88-8E8B-0CA973A2931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99B10EC-F5C7-4009-91F7-29C61D288F9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D8E76D3-5A79-4826-923F-6951AC28AB3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B10BDE9-D113-4BC0-9915-B4DFA1F2C12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DB240C7-AA95-463B-B244-0054BBE1072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BA54802-12C0-4CF5-93EE-3ACA6B24F08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269EF42-0826-4244-97CB-47A47C4D97D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CAD281D-0408-4363-9615-4BFBF9AAC7E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1333ACE-8B59-48E2-A85E-616A8BA7797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0E20038-7330-457F-8F78-29558FCF9B8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1BDECA5-1FEE-494D-A1EC-DADA3CCAC70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5F48751-1041-4C46-B417-1336355AF05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5713087-2942-4608-A84F-FC476540475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BC24BB0-873D-4625-BE1E-B89D9175BFD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3B82D7C-192A-4B4A-85F6-1E9C7535A7B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7E8564B-C786-41FE-B0AA-E6FAD0EB0CB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3C12D77-7135-4D50-B9A3-2956FA58423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24712AB-E21D-4B82-91E5-76511C552E1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69DEC31-65B6-4FE7-A538-64F3849DBF3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116CAB5-9BFB-4B5A-97C8-E8DBFA496F2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47D449A-6C7D-45DC-8360-82D8781D2A3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90A77B9-3B78-4BC3-BCB1-15E03114040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9CA1E68-8013-4E11-BD78-845E3BDA48E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CB6A9C5-5F7F-4602-B64A-7400E255438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C7C50F8-067B-4580-A8A1-0799140DEF2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310C6B4-5337-44D4-A9C3-5A16D5028D1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100EE39-DE12-467F-AF3D-2BA4887415C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32F0CD9-F686-416B-BA83-B5C5A71A4C6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BA8E2A9-E91C-4ECA-8229-1D7196BC5E8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22B6482-8171-4E85-8125-EE647F30B4E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148D96D-7AE0-40C7-8C3D-E33D627B18F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9E534C5-9260-4AF4-8528-35F73307795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B87FD96-D5CD-4AF6-A50A-F269761092C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2EC0DD1-BDB1-446A-B170-017DFC0D953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B2BB083D-88D2-443E-A9D6-EE539D13008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6355110-379F-46F8-BB20-7427F2F8C6C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39465F7-C847-4E70-BE6D-98BD115B276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9A2F3EE-C283-4EC9-B934-71CD7B0F1B7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EEA6263-9789-4B54-92B2-C212A587A20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4701C06-0A10-4883-A2E3-CD9CA75B3EC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904CD8D-79B9-4F83-8C2C-125A34BCB9E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02E3E98-5292-403F-85D7-21A675DB30B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78E239E-02B9-4E27-A4A0-2D688AE7CCE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3F006B4-EB43-403B-8FAC-D10A6E04EEA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06E6F1B-FB6D-4E79-ABC0-68F30CE57B0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CA8F254-3843-4B35-8696-C33E34214CE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B34FD57-0469-4F5A-83A4-74C139017B4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8A003AD-A76F-4CD5-89F2-B08CA61416F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9792901-8EC4-47B7-ACA4-A0AD4101E40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084DEFB-0189-4AE0-9E74-6E0A773C6E0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CFBC057-3C7D-4DAE-B8D4-808B585CD01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3C2F6A3-CFD2-4AAD-A988-E96D43D5A0D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E0F8007-6317-4F76-8816-750E7413975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531CBF4-90CA-4DC7-931C-CB2AC42BA7A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32FB10E-626A-4EB5-86AD-FE7A4D194AA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FAE2069-55AA-41A6-996D-17FFCAC92C6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4DC9F8E-F713-43CC-8E54-F07C65509FD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DDADCA6-CCEC-4319-AD13-8337675819F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6890CF8-CB67-47A5-96A8-8C5034D51F3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034F18A-1DD0-4D15-A6F1-FF3CC5D27FA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74AE44D-72D5-4D84-BC5E-53E4ADEDB4B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10119A2-3B48-47E5-8C82-3F1CBB81EC1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A866FD9-6284-4493-808F-E9267CE6FA3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D828CA0-0784-4A5B-A326-6A47CA0776D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DE30C95-1D8C-4784-8B74-D62442C3285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92DEC30-62F4-4AD3-8BE1-14D4E5CF151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im Tessin die Unterart P.C. alpinus</text:p>
          </table:table-cell>
          <table:table-cell table:style-name="ce82" table:number-columns-repeated="2"/>
          <table:table-cell table:number-columns-repeated="1017"/>
        </table:table-row>
        <table:table-row table:style-name="ro1">
          <table:table-cell table:style-name="ce78" office:value-type="string" calcext:value-type="string">
            <text:p>2FFEF2DF-3F46-4993-A3E8-DF8B50B614C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86B4797-0152-4E43-8566-E42B3FFFDB9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B0FAC6F-F6BE-4E59-A14E-DBBBFCCC847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24B2513-3465-47E4-98DD-2D1236F9B35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in der Schweiz Übergänge zw. R. d. dorsalis u. <text:s/>R. d. persimilis</text:p>
          </table:table-cell>
          <table:table-cell table:style-name="ce82" table:number-columns-repeated="2"/>
          <table:table-cell table:number-columns-repeated="1017"/>
        </table:table-row>
        <table:table-row table:style-name="ro1">
          <table:table-cell table:style-name="ce78" office:value-type="string" calcext:value-type="string">
            <text:p>863FFB62-34DB-43D8-9B6D-31B0C165601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2F0689B-313D-4172-BB84-FE3F4CFEA3A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4C4C03A-BF51-493E-936F-286BEFA47B3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B3BF5D3-D9DC-4AE7-B2B4-29A043A4469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B9230A9-D458-47F7-8C38-A8091675EE7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135282D-E86D-4401-8A7E-9A9C6DC7F58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5F015F1-6CAB-4AB6-BECF-B2250292BF9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8DF1EB5-C6D5-4DCC-AF43-ABA62E9AAF9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A19DA62-0CB5-4F8C-8F00-6F2C500AAC4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0E9B11A-3822-4C31-AEF1-37289A2F3D4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0DEFECF-CFC6-4CE9-995B-4881B7764D7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4491293-F192-4E50-9C6D-9EDDEC660CF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9A0982A-F948-49E3-9DB4-C3E56788DBE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8EA0033-8637-42B5-8690-6A296497C4A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E171F9A-33C0-4D04-88BE-5FE815814B7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3451AB8-5148-40F0-A4A8-1CB6D33284B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BD23B086-6F5E-4216-9D66-640E5EFB2E3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1262E9D-502B-40A5-A860-BCF36167509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641B993-8EB1-4462-B67A-20AC225BFCB3</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6B6F724-9990-45D6-951F-72ADC1C8CE8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D24E4ED-7ADA-4684-BCAE-0AF44E831F2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8E904F8-D1F3-4E5E-8EA4-43153A3A031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D326D4F-0666-4DA2-8ED8-BD1BBBFBD57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2447B45-C99A-4F1F-A9C4-A73E7FA3586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2B095A8-CCDF-454E-BDA6-C6BC9E9099C6</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D161DF9-3B93-49AD-B08B-E8A56E4AD8A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3683E19-DEE4-4F4E-AF5F-E243755CBD8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DBF8F1B-D9D9-46A8-BF45-7CA8CE56199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04264AC-7BDA-491B-B3DE-E46B2DA4646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4D9FD28-993E-4805-8E62-65C702A9D6B0</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38F065A-0E8D-4B9D-9769-9C1FA2BD5AD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4F6D3A3-C15B-4E05-B8C6-265100067AD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3DD445D-4081-4D2C-ACB9-E707ACD0E4F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963A81F-0A86-4859-820F-86F0A31B2260</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F62A960-E554-4942-A050-354B15FAF33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D28EDB6-AAD7-462A-A0E9-C8CF9BDB9B6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B912457-A05B-4A0F-BCC0-77254A5308A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63AE9FB-DE35-458E-8DCF-8EC37C15AC0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96EA160-F638-4C3B-8979-12F4FA07C36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ECD692D-3EC6-424F-99A9-08A27536B7A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2FA921A-58AF-46BC-98EA-1B92412D646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AD61F28-EE36-466C-BDA0-A6D5329EEC5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32044FF-B96E-422B-9CA3-C88D9B331B2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E9F3E0D-AF15-4C13-BD7A-EFCE66FDCB9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092163E-4D56-44B1-8491-0E96A9B6617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3D7C385-F960-4D4A-A023-04C78E6CF5A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EF589BF-BD0B-4CAD-A9E6-5736B7D582E1</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FE4106A-9692-497C-A5FE-FA39127DC513</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513FF85-332F-4A82-A8EE-578DC6C2667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BA288F7-B4C5-4F87-936B-D3F646CDF3F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E698D68-A093-4EBC-A299-C6E2BCFAED7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B77718CB-FEF1-4753-821F-02BECB9967A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EB8F978-8328-4720-BCE4-A4DD2A364C5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8600FB4-3C5D-4945-83EB-A2FC770C3BD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F8D113E-9BBA-4574-990B-0B43D3AEBE1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5C34BB9-F63B-487E-A9D9-98F1A582EC7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3D61B73-2CBB-4B79-8C03-74CA9A87BD11</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91473B5-13C9-464E-A625-2F0F94C25D6F</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07F283E-7909-484B-9026-2B22CF11785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5F1451F-A3A1-4980-8EE6-9BAD7FF4814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716E993-6B36-43DA-B153-0192AA78533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808563B-544C-4438-98B3-8F154EB96F20</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8" office:value-type="string" calcext:value-type="string">
            <text:p>1220E686-75C6-4DE9-9019-2116544F108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Bäche, Giessen</text:p>
          </table:table-cell>
          <table:table-cell table:style-name="ce82" office:value-type="string" calcext:value-type="string">
            <text:p>Ruisseaux, eaux résurgentes</text:p>
          </table:table-cell>
          <table:table-cell table:style-name="ce17" office:value-type="string" calcext:value-type="string">
            <text:p>Ru Ruscelli, ruscelli sorgivi delle zone golenali</text:p>
          </table:table-cell>
          <table:table-cell table:number-columns-repeated="1017"/>
        </table:table-row>
        <table:table-row table:style-name="ro1">
          <table:table-cell table:style-name="ce78" office:value-type="string" calcext:value-type="string">
            <text:p>366D64B6-F944-417D-BA1E-54A58687B19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iv)</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8" office:value-type="string" calcext:value-type="string">
            <text:p>957F06AD-42FA-4FBC-A854-0CE2F4CE19F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b(iii)</text:p>
          </table:table-cell>
          <table:table-cell table:style-name="ce17" office:value-type="string" calcext:value-type="string">
            <text:p>Einziger Fundort: Wutach</text:p>
          </table:table-cell>
          <table:table-cell table:style-name="ce17" office:value-type="string" calcext:value-type="string">
            <text:p>Seule localité connue: Wutach</text:p>
          </table:table-cell>
          <table:table-cell table:style-name="ce17" office:value-type="string" calcext:value-type="string">
            <text:p>Unica stazione di presenza: Wutach</text:p>
          </table:table-cell>
          <table:table-cell table:number-columns-repeated="1017"/>
        </table:table-row>
        <table:table-row table:style-name="ro1">
          <table:table-cell table:style-name="ce78" office:value-type="string" calcext:value-type="string">
            <text:p>9AB462DC-5526-4481-B501-3C120B02A70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en, Alpen, Eiszeitrelikt, parthenogenetisch</text:p>
          </table:table-cell>
          <table:table-cell table:style-name="ce17" office:value-type="string" calcext:value-type="string">
            <text:p>Sources, Alpes, relique glaciaire, parthénogénétique</text:p>
          </table:table-cell>
          <table:table-cell table:style-name="ce59" office:value-type="string" calcext:value-type="string">
            <text:p>Sorgenti, Alpi, relitto glaciale, partenogenesi</text:p>
          </table:table-cell>
          <table:table-cell table:number-columns-repeated="1017"/>
        </table:table-row>
        <table:table-row table:style-name="ro1">
          <table:table-cell table:style-name="ce78" office:value-type="string" calcext:value-type="string">
            <text:p>814FC0F8-7044-44ED-B1D9-0F7506E36E1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en, Alpen, parthenogenetisch</text:p>
          </table:table-cell>
          <table:table-cell table:style-name="ce17" office:value-type="string" calcext:value-type="string">
            <text:p>Sources, Alpes, parthénogénétique</text:p>
          </table:table-cell>
          <table:table-cell table:style-name="ce17" office:value-type="string" calcext:value-type="string">
            <text:p>Sorgenti, Alpi, partenogenesi</text:p>
          </table:table-cell>
          <table:table-cell table:number-columns-repeated="1017"/>
        </table:table-row>
        <table:table-row table:style-name="ro1">
          <table:table-cell table:style-name="ce78" office:value-type="string" calcext:value-type="string">
            <text:p>36C8B577-4ECD-40C9-9C9C-E9D67F289D83</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v)</text:p>
          </table:table-cell>
          <table:table-cell table:style-name="ce82" office:value-type="string" calcext:value-type="string">
            <text:p>Quellen, Mittelland, Voralpen, parthenogenetisch</text:p>
          </table:table-cell>
          <table:table-cell table:style-name="ce17" office:value-type="string" calcext:value-type="string">
            <text:p>Sources, Plateau, Préalpes, parthénogénétique</text:p>
          </table:table-cell>
          <table:table-cell table:style-name="ce17" office:value-type="string" calcext:value-type="string">
            <text:p>Sorgenti, Altopiano, Prealpi, partenogenesi</text:p>
          </table:table-cell>
          <table:table-cell table:number-columns-repeated="1017"/>
        </table:table-row>
        <table:table-row table:style-name="ro1">
          <table:table-cell table:style-name="ce78" office:value-type="string" calcext:value-type="string">
            <text:p>38E03381-D918-4FAA-AD62-65AA9F813CA0</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8" office:value-type="string" calcext:value-type="string">
            <text:p>8444B5E1-46EE-4EA5-BF53-3F52993CE92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 b(ii,iv)</text:p>
          </table:table-cell>
          <table:table-cell table:style-name="ce82" office:value-type="string" calcext:value-type="string">
            <text:p>Quellbäche, Tessin</text:p>
          </table:table-cell>
          <table:table-cell table:style-name="ce17" office:value-type="string" calcext:value-type="string">
            <text:p>Ruisselets de source, Tessin</text:p>
          </table:table-cell>
          <table:table-cell table:style-name="ce17" office:value-type="string" calcext:value-type="string">
            <text:p>Ruscelli sorgivi, Ticino</text:p>
          </table:table-cell>
          <table:table-cell table:number-columns-repeated="1017"/>
        </table:table-row>
        <table:table-row table:style-name="ro1">
          <table:table-cell table:style-name="ce78" office:value-type="string" calcext:value-type="string">
            <text:p>EB7D2161-6185-46B9-9F2D-20EC59B3C30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 und Seen, Larven in Schwämmen</text:p>
          </table:table-cell>
          <table:table-cell table:style-name="ce17" office:value-type="string" calcext:value-type="string">
            <text:p>Rivières et lacs, larves dans les éponges</text:p>
          </table:table-cell>
          <table:table-cell table:style-name="ce17" office:value-type="string" calcext:value-type="string">
            <text:p>Fiumi e laghi, larve nelle spugne</text:p>
          </table:table-cell>
          <table:table-cell table:number-columns-repeated="1017"/>
        </table:table-row>
        <table:table-row table:style-name="ro1">
          <table:table-cell table:style-name="ce78" office:value-type="string" calcext:value-type="string">
            <text:p>D2E795FA-585B-4F1C-91AB-E4E064B939B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 und Seen, Larven in Schwämmen</text:p>
          </table:table-cell>
          <table:table-cell table:style-name="ce17" office:value-type="string" calcext:value-type="string">
            <text:p>Rivières et lacs, larves dans les éponges</text:p>
          </table:table-cell>
          <table:table-cell table:style-name="ce17" office:value-type="string" calcext:value-type="string">
            <text:p>Fiumi e laghi, larve nelle spugne</text:p>
          </table:table-cell>
          <table:table-cell table:number-columns-repeated="1017"/>
        </table:table-row>
        <table:table-row table:style-name="ro1">
          <table:table-cell table:style-name="ce78" office:value-type="string" calcext:value-type="string">
            <text:p>9C3D7BD5-FAE1-424E-A62B-FA7E4BD5DEFC</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5DB8460-D886-49C9-A57B-1BB57E78973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bäche, Zentralalpen </text:p>
          </table:table-cell>
          <table:table-cell table:style-name="ce17" office:value-type="string" calcext:value-type="string">
            <text:p>Ruisselets de source, Alpes centrales</text:p>
          </table:table-cell>
          <table:table-cell table:style-name="ce17" office:value-type="string" calcext:value-type="string">
            <text:p>Ruscelli sorgivi, Alpi centrali </text:p>
          </table:table-cell>
          <table:table-cell table:number-columns-repeated="1017"/>
        </table:table-row>
        <table:table-row table:style-name="ro1">
          <table:table-cell table:style-name="ce78" office:value-type="string" calcext:value-type="string">
            <text:p>CA71E8C1-96E0-4E5F-B550-4C0DA51A3D4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Torbiere</text:p>
          </table:table-cell>
          <table:table-cell table:number-columns-repeated="1017"/>
        </table:table-row>
        <table:table-row table:style-name="ro1">
          <table:table-cell table:style-name="ce78" office:value-type="string" calcext:value-type="string">
            <text:p>6BACD596-C81E-4373-8C4D-3980D830D4D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8" office:value-type="string" calcext:value-type="string">
            <text:p>12AAEC25-BDE4-4F57-9154-7917870F33A4</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Sümpfe</text:p>
          </table:table-cell>
          <table:table-cell table:style-name="ce17" office:value-type="string" calcext:value-type="string">
            <text:p>Marais, marécage</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8F2931C3-A3E2-4902-A85E-F90BB059E0C2</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Moorgewässer</text:p>
          </table:table-cell>
          <table:table-cell table:style-name="ce17" office:value-type="string" calcext:value-type="string">
            <text:p>Cours et plans d’eau de marais</text:p>
          </table:table-cell>
          <table:table-cell table:style-name="ce17" office:value-type="string" calcext:value-type="string">
            <text:p>Acque palustri e torbose</text:p>
          </table:table-cell>
          <table:table-cell table:number-columns-repeated="1017"/>
        </table:table-row>
        <table:table-row table:style-name="ro1">
          <table:table-cell table:style-name="ce79" office:value-type="string" calcext:value-type="string">
            <text:p>B64BB02B-523C-4F53-AFED-2AB30A64D47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9EE0CC3C-6FB2-4F16-A791-A90EBDACE3C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1">
          <table:table-cell table:style-name="ce79" office:value-type="string" calcext:value-type="string">
            <text:p>F45277BA-5DBF-49DB-B431-397D3BF3BC9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404187CB-B9C2-42EC-A2EF-758EF222D7F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9D261C6E-2C3A-4522-84AB-2366586D95D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Seen und Flüsse,Tessin</text:p>
          </table:table-cell>
          <table:table-cell table:style-name="ce17" office:value-type="string" calcext:value-type="string">
            <text:p>Lacs et rivières,Tessin</text:p>
          </table:table-cell>
          <table:table-cell table:style-name="ce17" office:value-type="string" calcext:value-type="string">
            <text:p>Laghi e fiumi, Ticino</text:p>
          </table:table-cell>
          <table:table-cell table:number-columns-repeated="1017"/>
        </table:table-row>
        <table:table-row table:style-name="ro1">
          <table:table-cell table:style-name="ce79" office:value-type="string" calcext:value-type="string">
            <text:p>B00EA90F-03F7-4A54-9EF2-0B8042E72AE2</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19370641-8238-4E95-8528-9BE62F46BB7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9" office:value-type="string" calcext:value-type="string">
            <text:p>8C6D09F0-2701-4F33-B127-9BB5FB1F4684</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Seen</text:p>
          </table:table-cell>
          <table:table-cell table:style-name="ce17" office:value-type="string" calcext:value-type="string">
            <text:p>Lacs</text:p>
          </table:table-cell>
          <table:table-cell table:style-name="ce17" office:value-type="string" calcext:value-type="string">
            <text:p>Laghi</text:p>
          </table:table-cell>
          <table:table-cell table:number-columns-repeated="1017"/>
        </table:table-row>
        <table:table-row table:style-name="ro1">
          <table:table-cell table:style-name="ce79" office:value-type="string" calcext:value-type="string">
            <text:p>23EA49C9-5D5A-4042-85B8-06159A7059A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 iii,iv)</text:p>
          </table:table-cell>
          <table:table-cell table:style-name="ce82" office:value-type="string" calcext:value-type="string">
            <text:p>Bäche, kleine Stillgewässer, auch temporäre</text:p>
          </table:table-cell>
          <table:table-cell table:style-name="ce17" office:value-type="string" calcext:value-type="string">
            <text:p>Ruisseaux, petits plans d’eau, aussi temporaires</text:p>
          </table:table-cell>
          <table:table-cell table:style-name="ce17" office:value-type="string" calcext:value-type="string">
            <text:p>Ruscelli, specchi d’acqua piccoli, anche temporanei</text:p>
          </table:table-cell>
          <table:table-cell table:number-columns-repeated="1017"/>
        </table:table-row>
        <table:table-row table:style-name="ro1">
          <table:table-cell table:style-name="ce79" office:value-type="string" calcext:value-type="string">
            <text:p>8880D196-B373-4A76-B61D-C8622B3F90D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17" office:value-type="string" calcext:value-type="string">
            <text:p>Pflanzenreiche Gräben</text:p>
          </table:table-cell>
          <table:table-cell table:style-name="ce17" office:value-type="string" calcext:value-type="string">
            <text:p>Fossés riche en végétation</text:p>
          </table:table-cell>
          <table:table-cell table:style-name="ce17" office:value-type="string" calcext:value-type="string">
            <text:p>Fossi ricchi di vegetazione</text:p>
          </table:table-cell>
          <table:table-cell table:number-columns-repeated="1017"/>
        </table:table-row>
        <table:table-row table:style-name="ro1">
          <table:table-cell table:style-name="ce79" office:value-type="string" calcext:value-type="string">
            <text:p>5DE94F2C-7C3D-468D-8570-C31A11FBB2A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Bäche u. kleine Stillgewässer, auch temporäre</text:p>
          </table:table-cell>
          <table:table-cell table:style-name="ce17" office:value-type="string" calcext:value-type="string">
            <text:p>Marais, ruisseaux et petits plans d’eau, aussi temporaires</text:p>
          </table:table-cell>
          <table:table-cell table:style-name="ce17" office:value-type="string" calcext:value-type="string">
            <text:p>Paludi e torbiere, ruscelli e specchi d’acqua piccoli, anche temporanei</text:p>
          </table:table-cell>
          <table:table-cell table:number-columns-repeated="1017"/>
        </table:table-row>
        <table:table-row table:style-name="ro1">
          <table:table-cell table:style-name="ce79" office:value-type="string" calcext:value-type="string">
            <text:p>03F34E0B-DB3D-4869-9EB0-2601D40FC20B</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v)</text:p>
          </table:table-cell>
          <table:table-cell table:style-name="ce17" office:value-type="string" calcext:value-type="string">
            <text:p>Sommertrockene Stillgewässer</text:p>
          </table:table-cell>
          <table:table-cell table:style-name="ce17" office:value-type="string" calcext:value-type="string">
            <text:p>Plans d’eau secs en été</text:p>
          </table:table-cell>
          <table:table-cell table:style-name="ce17" office:value-type="string" calcext:value-type="string">
            <text:p>Specchi d’acqua asciutti in estate</text:p>
          </table:table-cell>
          <table:table-cell table:number-columns-repeated="1017"/>
        </table:table-row>
        <table:table-row table:style-name="ro1">
          <table:table-cell table:style-name="ce79" office:value-type="string" calcext:value-type="string">
            <text:p>ABB6E714-6B32-403D-AB0A-46AE62BFF9F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 (i,ii,iii,iv)</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0DF9390F-144A-42E9-8DC5-8E429B234FEB</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79" office:value-type="string" calcext:value-type="string">
            <text:p>5ACA853A-27BF-4F7D-862A-5BC4D351C61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 und Seen</text:p>
          </table:table-cell>
          <table:table-cell table:style-name="ce17" office:value-type="string" calcext:value-type="string">
            <text:p>Rivières et lacs</text:p>
          </table:table-cell>
          <table:table-cell table:style-name="ce17" office:value-type="string" calcext:value-type="string">
            <text:p>Fiumi e laghi</text:p>
          </table:table-cell>
          <table:table-cell table:number-columns-repeated="1017"/>
        </table:table-row>
        <table:table-row table:style-name="ro1">
          <table:table-cell table:style-name="ce79" office:value-type="string" calcext:value-type="string">
            <text:p>779EB63D-ADB0-450A-9141-DBFF076BEE1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auch austrocknend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3F0ACDF8-ADD3-439B-9B4A-85DDEE68F15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9" office:value-type="string" calcext:value-type="string">
            <text:p>65621D4A-A071-4484-9B11-D6B8F27BF1E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21A1F6C8-7927-426B-ACDB-C5D5F9A2FDB2</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 iii)</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9" office:value-type="string" calcext:value-type="string">
            <text:p>87BE684F-71C6-4C56-A836-13AFC10A5AF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84F5DD0D-45D4-4A90-B1A0-3F26D1BF28F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 a, b(i,ii,iv)</text:p>
          </table:table-cell>
          <table:table-cell table:style-name="ce82" office:value-type="string" calcext:value-type="string">
            <text:p>Fliessgewässer und Seen</text:p>
          </table:table-cell>
          <table:table-cell table:style-name="ce17" office:value-type="string" calcext:value-type="string">
            <text:p>Cours d’eau et lacs</text:p>
          </table:table-cell>
          <table:table-cell table:style-name="ce17" office:value-type="string" calcext:value-type="string">
            <text:p>Corsi d’acqua e laghi</text:p>
          </table:table-cell>
          <table:table-cell table:number-columns-repeated="1017"/>
        </table:table-row>
        <table:table-row table:style-name="ro1">
          <table:table-cell table:style-name="ce79" office:value-type="string" calcext:value-type="string">
            <text:p>8F5890A0-5512-408B-947C-64534F4F668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v)</text:p>
          </table:table-cell>
          <table:table-cell table:style-name="ce82"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67F2E9E0-9825-4852-81F8-FD3D4DD03A8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Seen</text:p>
          </table:table-cell>
          <table:table-cell table:style-name="ce17" office:value-type="string" calcext:value-type="string">
            <text:p>Lacs</text:p>
          </table:table-cell>
          <table:table-cell table:style-name="ce17" office:value-type="string" calcext:value-type="string">
            <text:p>Laghi</text:p>
          </table:table-cell>
          <table:table-cell table:number-columns-repeated="1017"/>
        </table:table-row>
        <table:table-row table:style-name="ro1">
          <table:table-cell table:style-name="ce79" office:value-type="string" calcext:value-type="string">
            <text:p>CE59A40B-7DCC-44C9-9C37-5D1792A5DE5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Quellen, ausschliesslich hygropterisch</text:p>
          </table:table-cell>
          <table:table-cell table:style-name="ce17" office:value-type="string" calcext:value-type="string">
            <text:p>Sources, seulement hygropétrique</text:p>
          </table:table-cell>
          <table:table-cell table:style-name="ce17" office:value-type="string" calcext:value-type="string">
            <text:p>Sorgenti, esclusivamente igropetrica</text:p>
          </table:table-cell>
          <table:table-cell table:number-columns-repeated="1017"/>
        </table:table-row>
        <table:table-row table:style-name="ro1">
          <table:table-cell table:style-name="ce79" office:value-type="string" calcext:value-type="string">
            <text:p>1D38986B-3D92-4DE1-9DA5-DC8DA4E2C194</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B071307D-8722-4354-A8CA-C45F6498DC3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2F13D96B-C5EA-4081-9054-CBAA3C4AD5D3</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87E4EEAD-01CB-4A5C-969B-9FAFF9AAFC9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 ii,iii,iv)</text:p>
          </table:table-cell>
          <table:table-cell table:style-name="ce17" office:value-type="string" calcext:value-type="string">
            <text:p>Kleine Bäche, Giessen</text:p>
          </table:table-cell>
          <table:table-cell table:style-name="ce17" office:value-type="string" calcext:value-type="string">
            <text:p>Petits ruisseaux, eaux résurgentes</text:p>
          </table:table-cell>
          <table:table-cell table:style-name="ce17" office:value-type="string" calcext:value-type="string">
            <text:p>To Torrenti piccoli, ruscelli sorgivi delle zone golenali</text:p>
          </table:table-cell>
          <table:table-cell table:number-columns-repeated="1017"/>
        </table:table-row>
        <table:table-row table:style-name="ro1">
          <table:table-cell table:style-name="ce79" office:value-type="string" calcext:value-type="string">
            <text:p>40A5099F-D91D-4413-8C74-ADF160B9CB80</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55765654-F2B0-45D1-9858-3F585CBB370B</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80</text:p>
          </table:table-cell>
          <table:table-cell table:style-name="ce82" table:number-columns-repeated="2"/>
          <table:table-cell table:number-columns-repeated="1017"/>
        </table:table-row>
        <table:table-row table:style-name="ro1">
          <table:table-cell table:style-name="ce79" office:value-type="string" calcext:value-type="string">
            <text:p>38CA2938-ECF9-456E-A373-8D9CBA17B40F</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01 larval</text:p>
          </table:table-cell>
          <table:table-cell table:style-name="ce82" table:number-columns-repeated="2"/>
          <table:table-cell table:number-columns-repeated="1017"/>
        </table:table-row>
        <table:table-row table:style-name="ro1">
          <table:table-cell table:style-name="ce79" office:value-type="string" calcext:value-type="string">
            <text:p>2004F04A-DFD1-46D3-8A8A-29A1EE3653FE</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04</text:p>
          </table:table-cell>
          <table:table-cell table:style-name="ce82" table:number-columns-repeated="2"/>
          <table:table-cell table:number-columns-repeated="1017"/>
        </table:table-row>
        <table:table-row table:style-name="ro1">
          <table:table-cell table:style-name="ce79" office:value-type="string" calcext:value-type="string">
            <text:p>6800C4D3-F987-43D8-96B7-8D8A37051B6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83</text:p>
          </table:table-cell>
          <table:table-cell table:style-name="ce82" table:number-columns-repeated="2"/>
          <table:table-cell table:number-columns-repeated="1017"/>
        </table:table-row>
        <table:table-row table:style-name="ro1">
          <table:table-cell table:style-name="ce79" office:value-type="string" calcext:value-type="string">
            <text:p>EBFD5DFA-B372-4396-8A06-467CD9FA0244</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73</text:p>
          </table:table-cell>
          <table:table-cell table:style-name="ce17" office:value-type="string" calcext:value-type="string">
            <text:p>Seule mention 1973</text:p>
          </table:table-cell>
          <table:table-cell table:style-name="ce17" office:value-type="string" calcext:value-type="string">
            <text:p>Unico rilevamento 1973</text:p>
          </table:table-cell>
          <table:table-cell table:number-columns-repeated="1017"/>
        </table:table-row>
        <table:table-row table:style-name="ro1">
          <table:table-cell table:style-name="ce79" office:value-type="string" calcext:value-type="string">
            <text:p>2EA3472E-DA4E-4AFE-AF36-91E28E1A1DD4</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zwei Nachweise, letzmals 2003</text:p>
          </table:table-cell>
          <table:table-cell table:style-name="ce82" table:number-columns-repeated="2"/>
          <table:table-cell table:number-columns-repeated="1017"/>
        </table:table-row>
        <table:table-row table:style-name="ro1">
          <table:table-cell table:style-name="ce79" office:value-type="string" calcext:value-type="string">
            <text:p>21DBBFFD-60B6-4E8F-AB30-81488BD8EA3F</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10</text:p>
          </table:table-cell>
          <table:table-cell table:style-name="ce82" table:number-columns-repeated="2"/>
          <table:table-cell table:number-columns-repeated="1017"/>
        </table:table-row>
        <table:table-row table:style-name="ro1">
          <table:table-cell table:style-name="ce79" office:value-type="string" calcext:value-type="string">
            <text:p>8701D06B-4317-4834-B4D0-3F2AA52AE2C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04</text:p>
          </table:table-cell>
          <table:table-cell table:style-name="ce82" table:number-columns-repeated="2"/>
          <table:table-cell table:number-columns-repeated="1017"/>
        </table:table-row>
        <table:table-row table:style-name="ro1">
          <table:table-cell table:style-name="ce79" office:value-type="string" calcext:value-type="string">
            <text:p>191EC531-31DB-4A71-928F-A603EA6CF300</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95 </text:p>
          </table:table-cell>
          <table:table-cell table:style-name="ce82" table:number-columns-repeated="2"/>
          <table:table-cell table:number-columns-repeated="1017"/>
        </table:table-row>
        <table:table-row table:style-name="ro1">
          <table:table-cell table:style-name="ce79" office:value-type="string" calcext:value-type="string">
            <text:p>F48D7A1E-5006-4821-BDE6-C48546AD62A0</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91 </text:p>
          </table:table-cell>
          <table:table-cell table:style-name="ce82" table:number-columns-repeated="2"/>
          <table:table-cell table:number-columns-repeated="1017"/>
        </table:table-row>
        <table:table-row table:style-name="ro1">
          <table:table-cell table:style-name="ce79" office:value-type="string" calcext:value-type="string">
            <text:p>AC1BFB59-808F-4EFA-ACFC-4063648CE574</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B2a,b(iii) </text:p>
          </table:table-cell>
          <table:table-cell table:style-name="ce82" office:value-type="string" calcext:value-type="string">
            <text:p>Quellen, Quellbäche, hygropetrisch</text:p>
          </table:table-cell>
          <table:table-cell table:style-name="ce82" table:number-columns-repeated="2"/>
          <table:table-cell table:number-columns-repeated="1017"/>
        </table:table-row>
        <table:table-row table:style-name="ro1">
          <table:table-cell table:style-name="ce79" office:value-type="string" calcext:value-type="string">
            <text:p>9EA1F59E-6795-4B64-9354-1E718871A35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Seen, Bäche, hochalpin</text:p>
          </table:table-cell>
          <table:table-cell table:style-name="ce17" office:value-type="string" calcext:value-type="string">
            <text:p>Lacs, ruisseaux, étage alpin</text:p>
          </table:table-cell>
          <table:table-cell table:style-name="ce17" office:value-type="string" calcext:value-type="string">
            <text:p>Laghi, ruscelli, livello alpino</text:p>
          </table:table-cell>
          <table:table-cell table:number-columns-repeated="1017"/>
        </table:table-row>
        <table:table-row table:style-name="ro1">
          <table:table-cell table:style-name="ce79" office:value-type="string" calcext:value-type="string">
            <text:p>DDF9535F-823D-4ABC-BA36-B174890577E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1">
          <table:table-cell table:style-name="ce79" office:value-type="string" calcext:value-type="string">
            <text:p>E2CE8972-FADC-4D76-BFCC-C6F5C3B96F73</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Quellen, Flüsse, Giessen</text:p>
          </table:table-cell>
          <table:table-cell table:style-name="ce17" office:value-type="string" calcext:value-type="string">
            <text:p>Sources, rivières, eaux résurgentes</text:p>
          </table:table-cell>
          <table:table-cell table:style-name="ce17" office:value-type="string" calcext:value-type="string">
            <text:p>So Sorgenti, fiumi, ruscelli sorgivi delle zone golenali</text:p>
          </table:table-cell>
          <table:table-cell table:number-columns-repeated="1017"/>
        </table:table-row>
        <table:table-row table:style-name="ro1">
          <table:table-cell table:style-name="ce79" office:value-type="string" calcext:value-type="string">
            <text:p>EED09DFA-37AA-4991-85BB-B40D6A4292B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 b(ii,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6B5A056B-8F4F-448E-BBF6-77727889860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79" office:value-type="string" calcext:value-type="string">
            <text:p>6CECE15A-BD22-4C18-A027-2A1F0A4C2912</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v,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C0D232CB-0FD4-439A-B0A3-8C36B708C99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b(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AE523346-F53D-41D1-BACE-06D85970F47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 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B36559A0-C6D4-4DE4-A788-9DE85B43AC5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iv)</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CD233D30-3352-4034-9F0A-CC2DDB56BA1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 iii,iv)</text:p>
          </table:table-cell>
          <table:table-cell table:style-name="ce82" office:value-type="string" calcext:value-type="string">
            <text:p>Flüsse und Seen</text:p>
          </table:table-cell>
          <table:table-cell table:style-name="ce17" office:value-type="string" calcext:value-type="string">
            <text:p>Rivières et lacs</text:p>
          </table:table-cell>
          <table:table-cell table:style-name="ce17" office:value-type="string" calcext:value-type="string">
            <text:p>Fiumi e laghi</text:p>
          </table:table-cell>
          <table:table-cell table:number-columns-repeated="1017"/>
        </table:table-row>
        <table:table-row table:style-name="ro1">
          <table:table-cell table:style-name="ce79" office:value-type="string" calcext:value-type="string">
            <text:p>473052D2-3802-4918-8FC4-7EC0A6B3036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 iii)</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79" office:value-type="string" calcext:value-type="string">
            <text:p>EE4CE9BA-6D6A-4638-A692-35CE6311758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62D41D93-469A-4DDD-816E-D8BB1B73EB5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1">
          <table:table-cell table:style-name="ce79" office:value-type="string" calcext:value-type="string">
            <text:p>AE1A33BF-5EE8-4C77-810D-4EC90823A6F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v) </text:p>
          </table:table-cell>
          <table:table-cell table:style-name="ce82" office:value-type="string" calcext:value-type="string">
            <text:p>Seen, Flüsse</text:p>
          </table:table-cell>
          <table:table-cell table:style-name="ce17" office:value-type="string" calcext:value-type="string">
            <text:p>Lacs, rivières</text:p>
          </table:table-cell>
          <table:table-cell table:style-name="ce17" office:value-type="string" calcext:value-type="string">
            <text:p>Laghi, fiumi</text:p>
          </table:table-cell>
          <table:table-cell table:number-columns-repeated="1017"/>
        </table:table-row>
        <table:table-row table:style-name="ro1">
          <table:table-cell table:style-name="ce79" office:value-type="string" calcext:value-type="string">
            <text:p>838A5599-7084-42A5-8268-27557103C67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bäche, Tessin</text:p>
          </table:table-cell>
          <table:table-cell table:style-name="ce17" office:value-type="string" calcext:value-type="string">
            <text:p>Ruisselets de source, Tessin</text:p>
          </table:table-cell>
          <table:table-cell table:style-name="ce17" office:value-type="string" calcext:value-type="string">
            <text:p>Ruscelli sorgivi, Ticino</text:p>
          </table:table-cell>
          <table:table-cell table:number-columns-repeated="1017"/>
        </table:table-row>
        <table:table-row table:style-name="ro1">
          <table:table-cell table:style-name="ce79" office:value-type="string" calcext:value-type="string">
            <text:p>FCDD59AA-9C76-40EC-9BCF-0AF4A46AB15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7EC472CC-CC1F-4E64-B65E-B991657AD8F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F3671D48-A96A-45D5-BA60-658B3244264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94BD1DF1-BC51-4557-87C0-F9635553FC8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 feuchte Stellen</text:p>
          </table:table-cell>
          <table:table-cell table:style-name="ce17" office:value-type="string" calcext:value-type="string">
            <text:p>Sources, endroits humides</text:p>
          </table:table-cell>
          <table:table-cell table:style-name="ce17" office:value-type="string" calcext:value-type="string">
            <text:p>Sorgenti, luoghi umidi</text:p>
          </table:table-cell>
          <table:table-cell table:number-columns-repeated="1017"/>
        </table:table-row>
        <table:table-row table:style-name="ro1">
          <table:table-cell table:style-name="ce79" office:value-type="string" calcext:value-type="string">
            <text:p>7DBAE3FB-CAB4-4C40-9B08-A57BF6073353</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ii,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AA068C2E-F9E4-4554-B067-B21FA2DDEDD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i)</text:p>
          </table:table-cell>
          <table:table-cell table:style-name="ce82" office:value-type="string" calcext:value-type="string">
            <text:p>Moore, pflanzereiche Stillgewässer</text:p>
          </table:table-cell>
          <table:table-cell table:style-name="ce17" office:value-type="string" calcext:value-type="string">
            <text:p>Marais, eaux stagnantes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1">
          <table:table-cell table:style-name="ce79" office:value-type="string" calcext:value-type="string">
            <text:p>C865CD8A-C2CF-47AC-8BD8-415046E360E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 pflanzereiche Stillgewässer</text:p>
          </table:table-cell>
          <table:table-cell table:style-name="ce17" office:value-type="string" calcext:value-type="string">
            <text:p>Marais, eaux stagnantes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1">
          <table:table-cell table:style-name="ce79" office:value-type="string" calcext:value-type="string">
            <text:p>D8C42C4E-F8C8-4FE9-BCB0-1AC998B42D9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C1903721-C87A-4F38-8D39-8DC2655D6C5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 ii)</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824235EF-2B75-4162-ADF3-EEA9495450F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text:p>
          </table:table-cell>
          <table:table-cell table:style-name="ce82" office:value-type="string" calcext:value-type="string">
            <text:p>Stillgewässer</text:p>
          </table:table-cell>
          <table:table-cell table:style-name="ce17" office:value-type="string" calcext:value-type="string">
            <text:p>Eaux dormantes</text:p>
          </table:table-cell>
          <table:table-cell table:style-name="ce17" office:value-type="string" calcext:value-type="string">
            <text:p>Acque ferme</text:p>
          </table:table-cell>
          <table:table-cell table:number-columns-repeated="1017"/>
        </table:table-row>
        <table:table-row table:style-name="ro1">
          <table:table-cell table:style-name="ce79" office:value-type="string" calcext:value-type="string">
            <text:p>3A105F15-CD8F-4D56-8A7A-D0B271CCAF3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Bäche</text:p>
          </table:table-cell>
          <table:table-cell table:style-name="ce17" office:value-type="string" calcext:value-type="string">
            <text:p>Ruisseaux</text:p>
          </table:table-cell>
          <table:table-cell table:style-name="ce17" office:value-type="string" calcext:value-type="string">
            <text:p>Ruscelli</text:p>
          </table:table-cell>
          <table:table-cell table:number-columns-repeated="1017"/>
        </table:table-row>
        <table:table-row table:style-name="ro1">
          <table:table-cell table:style-name="ce79" office:value-type="string" calcext:value-type="string">
            <text:p>169985E9-A150-4629-81ED-B7F7BE86115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i,iii)</text:p>
          </table:table-cell>
          <table:table-cell table:style-name="ce82" office:value-type="string" calcext:value-type="string">
            <text:p>Flüsse, Mittelland, Totholz</text:p>
          </table:table-cell>
          <table:table-cell table:style-name="ce17" office:value-type="string" calcext:value-type="string">
            <text:p>Rivières, Plateau, bois mort</text:p>
          </table:table-cell>
          <table:table-cell table:style-name="ce17" office:value-type="string" calcext:value-type="string">
            <text:p>Fiumi, Altopiano, legno morto</text:p>
          </table:table-cell>
          <table:table-cell table:number-columns-repeated="1017"/>
        </table:table-row>
        <table:table-row table:style-name="ro1">
          <table:table-cell table:style-name="ce79" office:value-type="string" calcext:value-type="string">
            <text:p>3E259ACA-5E13-4297-B4CA-63DE0FC4D85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AF70A2CC-7E14-442C-B8F4-5E2D5FBA8E2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9C65EDEC-9AA6-4C0E-BF9F-95E3E3CA474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361918EB-B109-4696-8BF5-C17586F6A94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EB650990-22A0-4FD5-BDCC-0BD3B37CE52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Moore, Alpen, boreoalpin</text:p>
          </table:table-cell>
          <table:table-cell table:style-name="ce17" office:value-type="string" calcext:value-type="string">
            <text:p>Marais, Alpes, boréoalpin</text:p>
          </table:table-cell>
          <table:table-cell table:style-name="ce17" office:value-type="string" calcext:value-type="string">
            <text:p>Paludi e torbiere, Alpi</text:p>
          </table:table-cell>
          <table:table-cell table:number-columns-repeated="1017"/>
        </table:table-row>
        <table:table-row table:style-name="ro1">
          <table:table-cell table:style-name="ce79" office:value-type="string" calcext:value-type="string">
            <text:p>B76BCE8D-900D-4AE2-A804-4C33856400E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15F986D1-7E89-4208-9E05-E9EB863D978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565FF7A0-46BF-4E12-90A5-C085352C41E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356BF751-6E78-4FD9-8F5D-E478E8E5C2B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v)</text:p>
          </table:table-cell>
          <table:table-cell table:style-name="ce82" office:value-type="string" calcext:value-type="string">
            <text:p>Seen, nordische Art, spätglazialies Relikt</text:p>
          </table:table-cell>
          <table:table-cell table:style-name="ce17" office:value-type="string" calcext:value-type="string">
            <text:p>Lacs, nordique, relique glaciaire</text:p>
          </table:table-cell>
          <table:table-cell table:style-name="ce17" office:value-type="string" calcext:value-type="string">
            <text:p>Laghi, specie nordica, relitto del periodo tardo-glaciale</text:p>
          </table:table-cell>
          <table:table-cell table:number-columns-repeated="1017"/>
        </table:table-row>
        <table:table-row table:style-name="ro1">
          <table:table-cell table:style-name="ce79" office:value-type="string" calcext:value-type="string">
            <text:p>67D2EE56-D0C9-4986-A167-60A51E9B9E9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1">
          <table:table-cell table:style-name="ce79" office:value-type="string" calcext:value-type="string">
            <text:p>4EC9D473-0E91-416F-9C2E-85400AAD678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i)</text:p>
          </table:table-cell>
          <table:table-cell table:style-name="ce82" office:value-type="string" calcext:value-type="string">
            <text:p>Flüsse, Seen, Altläufe</text:p>
          </table:table-cell>
          <table:table-cell table:style-name="ce17" office:value-type="string" calcext:value-type="string">
            <text:p>Rivières, lacs, bras morts</text:p>
          </table:table-cell>
          <table:table-cell table:style-name="ce17" office:value-type="string" calcext:value-type="string">
            <text:p>Fiumi, laghi, bracci morti</text:p>
          </table:table-cell>
          <table:table-cell table:number-columns-repeated="1017"/>
        </table:table-row>
        <table:table-row table:style-name="ro1">
          <table:table-cell table:style-name="ce79" office:value-type="string" calcext:value-type="string">
            <text:p>3C19F517-4C65-4CD3-BB3F-F8F09F540C3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17" office:value-type="string" calcext:value-type="string">
            <text:p>Kleine Bäche bis in mittlere Höhenlagen</text:p>
          </table:table-cell>
          <table:table-cell table:style-name="ce17" office:value-type="string" calcext:value-type="string">
            <text:p>Petits ruisseaux jusqu’à moyenne altitude</text:p>
          </table:table-cell>
          <table:table-cell table:style-name="ce17" office:value-type="string" calcext:value-type="string">
            <text:p>Piccoli ruscelli fino a medie altitudini</text:p>
          </table:table-cell>
          <table:table-cell table:number-columns-repeated="1017"/>
        </table:table-row>
        <table:table-row table:style-name="ro1">
          <table:table-cell table:style-name="ce79" office:value-type="string" calcext:value-type="string">
            <text:p>D8E64D16-AF28-46E1-943A-8B33BD508B5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6469190A-C71F-4EC1-931F-B1935154AAE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kleine Bäche in tieferen Lagen</text:p>
          </table:table-cell>
          <table:table-cell table:style-name="ce17" office:value-type="string" calcext:value-type="string">
            <text:p>Petits ruisseaux à basse altitude</text:p>
          </table:table-cell>
          <table:table-cell table:style-name="ce17" office:value-type="string" calcext:value-type="string">
            <text:p>Piccoli ruscelli a bassa altitudine</text:p>
          </table:table-cell>
          <table:table-cell table:number-columns-repeated="1017"/>
        </table:table-row>
        <table:table-row table:style-name="ro1">
          <table:table-cell table:style-name="ce79" office:value-type="string" calcext:value-type="string">
            <text:p>73B5CBAD-50F0-4CD0-B92F-55AA5A03557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46281EF5-F834-4807-8347-9E56856B6AA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1AE83593-DD65-4720-BC8B-DFA406649BA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F0BF6863-8339-4B91-BEEC-77580F24493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28629832-B9D1-4A37-9BFA-6FB516B4255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text:p>
          </table:table-cell>
          <table:table-cell table:style-name="ce82"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C59A068D-F7DC-4297-AF30-05B168F67DA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 kl. Bäche</text:p>
          </table:table-cell>
          <table:table-cell table:style-name="ce17" office:value-type="string" calcext:value-type="string">
            <text:p>Sources, petits ruisseaux</text:p>
          </table:table-cell>
          <table:table-cell table:style-name="ce17" office:value-type="string" calcext:value-type="string">
            <text:p>Sorgenti, ruscelli piccoli</text:p>
          </table:table-cell>
          <table:table-cell table:number-columns-repeated="1017"/>
        </table:table-row>
        <table:table-row table:style-name="ro1">
          <table:table-cell table:style-name="ce79" office:value-type="string" calcext:value-type="string">
            <text:p>ABB32BE1-035E-45A0-95D9-B11F73EB58A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b(i,iii)</text:p>
          </table:table-cell>
          <table:table-cell table:style-name="ce17" office:value-type="string" calcext:value-type="string">
            <text:p>Grössere Fliessgewässer</text:p>
          </table:table-cell>
          <table:table-cell table:style-name="ce17" office:value-type="string" calcext:value-type="string">
            <text:p>Grands cours d’eau</text:p>
          </table:table-cell>
          <table:table-cell table:style-name="ce17" office:value-type="string" calcext:value-type="string">
            <text:p>Corsi d’acqua maggiori</text:p>
          </table:table-cell>
          <table:table-cell table:number-columns-repeated="1017"/>
        </table:table-row>
        <table:table-row table:style-name="ro1">
          <table:table-cell table:style-name="ce79" office:value-type="string" calcext:value-type="string">
            <text:p>77EC4C91-7223-40CE-B154-2E44125D28E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0CDAD2F9-B8A2-471F-BE78-61B726BA802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1">
          <table:table-cell table:style-name="ce79" office:value-type="string" calcext:value-type="string">
            <text:p>39450D78-D575-4369-90DA-FC4ABB4E9A5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17" office:value-type="string" calcext:value-type="string">
            <text:p>Stehende und fliessende Gewässer, auch hygropetrisch</text:p>
          </table:table-cell>
          <table:table-cell table:style-name="ce17" office:value-type="string" calcext:value-type="string">
            <text:p>Cours et plans d’eau, aussi hygropétrique</text:p>
          </table:table-cell>
          <table:table-cell table:style-name="ce17" office:value-type="string" calcext:value-type="string">
            <text:p>Acque ferme e correnti, anche igropetrica</text:p>
          </table:table-cell>
          <table:table-cell table:number-columns-repeated="1017"/>
        </table:table-row>
        <table:table-row table:style-name="ro1">
          <table:table-cell table:style-name="ce79" office:value-type="string" calcext:value-type="string">
            <text:p>CC72A016-22B3-4246-9445-A2D32A28D6F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 iii)</text:p>
          </table:table-cell>
          <table:table-cell table:style-name="ce82" office:value-type="string" calcext:value-type="string">
            <text:p>Quellen, hygropetrisch</text:p>
          </table:table-cell>
          <table:table-cell table:style-name="ce17" office:value-type="string" calcext:value-type="string">
            <text:p>Sources, hygropétrique</text:p>
          </table:table-cell>
          <table:table-cell table:style-name="ce17" office:value-type="string" calcext:value-type="string">
            <text:p>Sorgenti, igropetrica</text:p>
          </table:table-cell>
          <table:table-cell table:number-columns-repeated="1017"/>
        </table:table-row>
        <table:table-row table:style-name="ro1">
          <table:table-cell table:style-name="ce79" office:value-type="string" calcext:value-type="string">
            <text:p>FE3EDFE7-58FE-47A3-8484-D574F90D483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26965BE8-0C8E-458F-9D54-23B28866BE3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Tessin, in der Schweiz die Unterart W. v. maclachlani</text:p>
          </table:table-cell>
          <table:table-cell table:style-name="ce17" office:value-type="string" calcext:value-type="string">
            <text:p>Tessin, en Suisse la sous-espèce W.v. maclachlani</text:p>
          </table:table-cell>
          <table:table-cell table:style-name="ce17" office:value-type="string" calcext:value-type="string">
            <text:p>Ticino, in Svizzera solo la sottospecie T.v. maclachlani</text:p>
          </table:table-cell>
          <table:table-cell table:number-columns-repeated="1017"/>
        </table:table-row>
        <table:table-row table:style-name="ro1">
          <table:table-cell table:style-name="ce79" office:value-type="string" calcext:value-type="string">
            <text:p>9BF34390-7B05-4BE3-AC50-8262940716C1</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Gebirgsseen, Alpen</text:p>
          </table:table-cell>
          <table:table-cell table:style-name="ce17" office:value-type="string" calcext:value-type="string">
            <text:p>Marais, lacs de montagne, Alpes</text:p>
          </table:table-cell>
          <table:table-cell table:style-name="ce17" office:value-type="string" calcext:value-type="string">
            <text:p>Paludi e torbiere, laghi di montagna, Alpi</text:p>
          </table:table-cell>
          <table:table-cell table:number-columns-repeated="1017"/>
        </table:table-row>
        <table:table-row table:style-name="ro1">
          <table:table-cell table:style-name="ce80" office:value-type="string" calcext:value-type="string">
            <text:p>F7A7CAE9-D438-4425-8016-CDAD658BEBE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1">
          <table:table-cell table:style-name="ce80" office:value-type="string" calcext:value-type="string">
            <text:p>D9E80C2B-406E-4683-9F2C-AD484D7A98DE</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v)</text:p>
          </table:table-cell>
          <table:table-cell table:style-name="ce82" office:value-type="string" calcext:value-type="string">
            <text:p>Seen, Larve in Schwämmen</text:p>
          </table:table-cell>
          <table:table-cell table:style-name="ce17" office:value-type="string" calcext:value-type="string">
            <text:p>Lacs, larves dans les éponges</text:p>
          </table:table-cell>
          <table:table-cell table:style-name="ce17" office:value-type="string" calcext:value-type="string">
            <text:p>Laghi, larve nelle spugne</text:p>
          </table:table-cell>
          <table:table-cell table:number-columns-repeated="1017"/>
        </table:table-row>
        <table:table-row table:style-name="ro1">
          <table:table-cell table:style-name="ce80" office:value-type="string" calcext:value-type="string">
            <text:p>E418DCB1-CC40-4DF9-8C64-FF0283A76B30</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80" office:value-type="string" calcext:value-type="string">
            <text:p>9FF1F6A3-59A4-4871-8ACD-58B8A0265D9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DD5B115D-1040-4309-80BC-0C13D083B326</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66F7020F-66C2-49C0-8F4A-962B5F54E2E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F8C06391-8B96-44E4-880C-3586CBE631E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b(i,ii,iv)</text:p>
          </table:table-cell>
          <table:table-cell table:style-name="ce82"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1">
          <table:table-cell table:style-name="ce80" office:value-type="string" calcext:value-type="string">
            <text:p>83F51BF1-D65C-4581-9433-326DED537A3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v)</text:p>
          </table:table-cell>
          <table:table-cell table:style-name="ce17" office:value-type="string" calcext:value-type="string">
            <text:p>Stehende Gewässer</text:p>
          </table:table-cell>
          <table:table-cell table:style-name="ce17" office:value-type="string" calcext:value-type="string">
            <text:p>Eaux stagnantes</text:p>
          </table:table-cell>
          <table:table-cell table:style-name="ce17" office:value-type="string" calcext:value-type="string">
            <text:p>Acque stagnanti</text:p>
          </table:table-cell>
          <table:table-cell table:number-columns-repeated="1017"/>
        </table:table-row>
        <table:table-row table:style-name="ro1">
          <table:table-cell table:style-name="ce80" office:value-type="string" calcext:value-type="string">
            <text:p>A6DB6A30-BD3C-46B6-82BF-8C2C13C6447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D09ED5A2-036A-41BE-9EFC-789DB7B58F4C</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v)</text:p>
          </table:table-cell>
          <table:table-cell table:style-name="ce17" office:value-type="string" calcext:value-type="string">
            <text:p>Sommertrockene Rinnsale, Puppe terrestrisch</text:p>
          </table:table-cell>
          <table:table-cell table:style-name="ce17" office:value-type="string" calcext:value-type="string">
            <text:p>Ruisselets secs en été, nymphe terrestre</text:p>
          </table:table-cell>
          <table:table-cell table:style-name="ce17" office:value-type="string" calcext:value-type="string">
            <text:p>Rigagnoli asciutti in estate, pupa terrestre</text:p>
          </table:table-cell>
          <table:table-cell table:number-columns-repeated="1017"/>
        </table:table-row>
        <table:table-row table:style-name="ro1">
          <table:table-cell table:style-name="ce80" office:value-type="string" calcext:value-type="string">
            <text:p>B9061470-7D07-4399-B05B-E4FD0F887B25</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b(i,ii,iii,iv)</text:p>
          </table:table-cell>
          <table:table-cell table:style-name="ce82" office:value-type="string" calcext:value-type="string">
            <text:p>Gräben und kleine Bäche in Mooren</text:p>
          </table:table-cell>
          <table:table-cell table:style-name="ce17" office:value-type="string" calcext:value-type="string">
            <text:p>Fossés et petits ruisseaux en marais</text:p>
          </table:table-cell>
          <table:table-cell table:style-name="ce17" office:value-type="string" calcext:value-type="string">
            <text:p>Fossi e piccoli ruscelli nelle paludi e torbiere</text:p>
          </table:table-cell>
          <table:table-cell table:number-columns-repeated="1017"/>
        </table:table-row>
        <table:table-row table:style-name="ro1">
          <table:table-cell table:style-name="ce80" office:value-type="string" calcext:value-type="string">
            <text:p>D78C3FA3-C95D-4E9D-B5F0-8602D7A8FF1F</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80" office:value-type="string" calcext:value-type="string">
            <text:p>CE50C828-28E2-4F9E-AF49-189522FE443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b(i,ii,iii,iv)</text:p>
          </table:table-cell>
          <table:table-cell table:style-name="ce82" office:value-type="string" calcext:value-type="string">
            <text:p>Moore, boreoalpin</text:p>
          </table:table-cell>
          <table:table-cell table:style-name="ce17" office:value-type="string" calcext:value-type="string">
            <text:p>Marais, nordique, en CH petites populations isolées</text:p>
          </table:table-cell>
          <table:table-cell table:style-name="ce17" office:value-type="string" calcext:value-type="string">
            <text:p>Paludi e torbiere, nordica, in Svizzera piccole popolazioni isolate</text:p>
          </table:table-cell>
          <table:table-cell table:number-columns-repeated="1017"/>
        </table:table-row>
        <table:table-row table:style-name="ro1">
          <table:table-cell table:style-name="ce80" office:value-type="string" calcext:value-type="string">
            <text:p>D3FF84EA-8BD0-45AF-A0DA-5E47135D20F7</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boreoalpin</text:p>
          </table:table-cell>
          <table:table-cell table:style-name="ce17" office:value-type="string" calcext:value-type="string">
            <text:p>Marais, eurosibérien, en CH petites populations isolées</text:p>
          </table:table-cell>
          <table:table-cell table:style-name="ce17" office:value-type="string" calcext:value-type="string">
            <text:p>Paludi e torbiere, eurosiberiana, in Svizzera piccole popolazioni isolate</text:p>
          </table:table-cell>
          <table:table-cell table:number-columns-repeated="1017"/>
        </table:table-row>
        <table:table-row table:style-name="ro1">
          <table:table-cell table:style-name="ce80" office:value-type="string" calcext:value-type="string">
            <text:p>1AC701A9-7245-490B-A411-7A0DF188627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80" office:value-type="string" calcext:value-type="string">
            <text:p>D4EAF2EB-EED8-4AC9-91A2-A13D833F702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b(i,ii,iii,iv)</text:p>
          </table:table-cell>
          <table:table-cell table:style-name="ce82" office:value-type="string" calcext:value-type="string">
            <text:p>Quellen u. kl. Fliessgewässer</text:p>
          </table:table-cell>
          <table:table-cell table:style-name="ce17" office:value-type="string" calcext:value-type="string">
            <text:p>Sources et petits cours d’eau</text:p>
          </table:table-cell>
          <table:table-cell table:style-name="ce17" office:value-type="string" calcext:value-type="string">
            <text:p>Sorgenti e corsi d’acqua piccoli</text:p>
          </table:table-cell>
          <table:table-cell table:number-columns-repeated="1017"/>
        </table:table-row>
        <table:table-row table:style-name="ro1">
          <table:table-cell table:style-name="ce80" office:value-type="string" calcext:value-type="string">
            <text:p>945F5532-9CFE-4BAF-B4BA-3319C7E42846</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Pflanzenreiche kleine Seen</text:p>
          </table:table-cell>
          <table:table-cell table:style-name="ce17" office:value-type="string" calcext:value-type="string">
            <text:p>Petits lacs riches en végétation</text:p>
          </table:table-cell>
          <table:table-cell table:style-name="ce17" office:value-type="string" calcext:value-type="string">
            <text:p>Laghi piccoli ricchi di vegetazione</text:p>
          </table:table-cell>
          <table:table-cell table:number-columns-repeated="1017"/>
        </table:table-row>
        <table:table-row table:style-name="ro1">
          <table:table-cell table:style-name="ce80" office:value-type="string" calcext:value-type="string">
            <text:p>9978ECB4-E2BF-45E8-8985-5F22FA13FEDE</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1">
          <table:table-cell table:style-name="ce80" office:value-type="string" calcext:value-type="string">
            <text:p>FE74CC3A-5A73-404E-9CF0-034818D7B501</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v)</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80" office:value-type="string" calcext:value-type="string">
            <text:p>C1917EEF-849D-45E3-9F8B-CD40E579EB9A</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tümpel, hochalpin</text:p>
          </table:table-cell>
          <table:table-cell table:style-name="ce17" office:value-type="string" calcext:value-type="string">
            <text:p>Gouilles en marais, étage alpin</text:p>
          </table:table-cell>
          <table:table-cell table:style-name="ce17" office:value-type="string" calcext:value-type="string">
            <text:p>Stagni palustri, livello alpino</text:p>
          </table:table-cell>
          <table:table-cell table:number-columns-repeated="1017"/>
        </table:table-row>
        <table:table-row table:style-name="ro1">
          <table:table-cell table:style-name="ce80" office:value-type="string" calcext:value-type="string">
            <text:p>BD55889C-CDAD-4EC0-9710-45A49CF44D0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v)</text:p>
          </table:table-cell>
          <table:table-cell table:style-name="ce82"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1">
          <table:table-cell table:style-name="ce80" office:value-type="string" calcext:value-type="string">
            <text:p>1F86CB46-4E16-4CBC-B355-F7B86644C02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text:p>
          </table:table-cell>
          <table:table-cell table:style-name="ce82" office:value-type="string" calcext:value-type="string">
            <text:p>Alpen, in der Schweiz nur die Unterart R.s.vinconi</text:p>
          </table:table-cell>
          <table:table-cell table:style-name="ce17" office:value-type="string" calcext:value-type="string">
            <text:p>Alpes, en Suisse uniquement la sous-espèce R.s.vinconi</text:p>
          </table:table-cell>
          <table:table-cell table:style-name="ce17" office:value-type="string" calcext:value-type="string">
            <text:p>Alpi, in Svizzera solo la sottospecie R.s. vinconi</text:p>
          </table:table-cell>
          <table:table-cell table:number-columns-repeated="1017"/>
        </table:table-row>
        <table:table-row table:style-name="ro1">
          <table:table-cell table:style-name="ce80" office:value-type="string" calcext:value-type="string">
            <text:p>864D548B-15E5-4AAA-A61D-49506C183696</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1">
          <table:table-cell table:style-name="ce80" office:value-type="string" calcext:value-type="string">
            <text:p>786CC3D3-0AAF-4059-81A8-8600953423AF</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pflanzenreiche Stillgewässer</text:p>
          </table:table-cell>
          <table:table-cell table:style-name="ce17" office:value-type="string" calcext:value-type="string">
            <text:p>Marais, plans d’eau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1">
          <table:table-cell table:style-name="ce80" office:value-type="string" calcext:value-type="string">
            <text:p>6A2C2341-B2E5-4DD5-9894-D455BBFCF1A4</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Stillgewässer</text:p>
          </table:table-cell>
          <table:table-cell table:style-name="ce17" office:value-type="string" calcext:value-type="string">
            <text:p>Marais, plans d’eau</text:p>
          </table:table-cell>
          <table:table-cell table:style-name="ce17" office:value-type="string" calcext:value-type="string">
            <text:p>Paludi e torbiere, acque ferme</text:p>
          </table:table-cell>
          <table:table-cell table:number-columns-repeated="1017"/>
        </table:table-row>
        <table:table-row table:style-name="ro1">
          <table:table-cell table:style-name="ce80" office:value-type="string" calcext:value-type="string">
            <text:p>BCC3E38D-2FBC-49A1-BBD1-7A4390732148</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Bäche, Tessin</text:p>
          </table:table-cell>
          <table:table-cell table:style-name="ce17" office:value-type="string" calcext:value-type="string">
            <text:p>Ruisseaux, Tessin</text:p>
          </table:table-cell>
          <table:table-cell table:style-name="ce17" office:value-type="string" calcext:value-type="string">
            <text:p>Ruscelli, Ticino</text:p>
          </table:table-cell>
          <table:table-cell table:number-columns-repeated="1017"/>
        </table:table-row>
        <table:table-row table:style-name="ro1" table:number-rows-repeated="1048080">
          <table:table-cell table:number-columns-repeated="1024"/>
        </table:table-row>
        <table:table-row table:style-name="ro1">
          <table:table-cell table:number-columns-repeated="1024"/>
        </table:table-row>
        <calcext:conditional-formats>
          <calcext:conditional-format calcext:target-range-address="fische.A2:fische.A25">
            <calcext:condition calcext:apply-style-name="cf1" calcext:value="formula-is(ISERROR('file:///c:/users/alex/rote_listen_2014/importdaten/nicht%20importierte%20daten.xlsx'#duelli_1994.#ref!))" calcext:base-cell-address="fische.A2"/>
          </calcext:conditional-format>
          <calcext:conditional-format calcext:target-range-address="fische.A69:fische.A78">
            <calcext:condition calcext:apply-style-name="cf1" calcext:value="formula-is(ISERROR('file:///c:/users/alex/rote_listen_2014/importdaten/nicht%20importierte%20daten.xlsx'#duelli_1994.#ref!))" calcext:base-cell-address="fische.A69"/>
          </calcext:conditional-format>
          <calcext:conditional-format calcext:target-range-address="fische.A79:fische.A79">
            <calcext:condition calcext:apply-style-name="cf1" calcext:value="formula-is(ISERROR('file:///c:/users/alex/rote_listen_2014/importdaten/nicht%20importierte%20daten.xlsx'#duelli_1994.#ref!))" calcext:base-cell-address="fische.A79"/>
          </calcext:conditional-format>
          <calcext:conditional-format calcext:target-range-address="fische.A80:fische.A82">
            <calcext:condition calcext:apply-style-name="cf1" calcext:value="formula-is(ISERROR('file:///c:/users/alex/rote_listen_2014/importdaten/nicht%20importierte%20daten.xlsx'#duelli_1994.#ref!))" calcext:base-cell-address="fische.A80"/>
          </calcext:conditional-format>
          <calcext:conditional-format calcext:target-range-address="fische.A83:fische.A169">
            <calcext:condition calcext:apply-style-name="cf1" calcext:value="formula-is(ISERROR('file:///c:/users/alex/rote_listen_2014/importdaten/nicht%20importierte%20daten.xlsx'#duelli_1994.#ref!))" calcext:base-cell-address="fische.A83"/>
          </calcext:conditional-format>
          <calcext:conditional-format calcext:target-range-address="fische.A64:fische.A68">
            <calcext:condition calcext:apply-style-name="cf1" calcext:value="formula-is(ISERROR('file:///c:/users/alex/rote_listen_2014/importdaten/nicht%20importierte%20daten.xlsx'#duelli_1994.#ref!))" calcext:base-cell-address="fische.A64"/>
          </calcext:conditional-format>
          <calcext:conditional-format calcext:target-range-address="fische.A39:fische.A63">
            <calcext:condition calcext:apply-style-name="cf1" calcext:value="formula-is(ISERROR('file:///c:/users/alex/rote_listen_2014/importdaten/nicht%20importierte%20daten.xlsx'#duelli_1994.#ref!))" calcext:base-cell-address="fische.A39"/>
          </calcext:conditional-format>
          <calcext:conditional-format calcext:target-range-address="fische.A26:fische.A38">
            <calcext:condition calcext:apply-style-name="cf1" calcext:value="formula-is(ISERROR('file:///c:/users/alex/rote_listen_2014/importdaten/nicht%20importierte%20daten.xlsx'#duelli_1994.#ref!))" calcext:base-cell-address="fische.A26"/>
          </calcext:conditional-format>
          <calcext:conditional-format calcext:target-range-address="fische.A170:fische.A180">
            <calcext:condition calcext:apply-style-name="cf1" calcext:value="formula-is(ISERROR('file:///c:/users/alex/rote_listen_2014/importdaten/nicht%20importierte%20daten.xlsx'#duelli_1994.#ref!))" calcext:base-cell-address="fische.A170"/>
          </calcext:conditional-format>
          <calcext:conditional-format calcext:target-range-address="fische.A181:fische.A190">
            <calcext:condition calcext:apply-style-name="cf1" calcext:value="formula-is(ISERROR('file:///c:/users/alex/rote_listen_2014/importdaten/nicht%20importierte%20daten.xlsx'#duelli_1994.#ref!))" calcext:base-cell-address="fische.A181"/>
          </calcext:conditional-format>
          <calcext:conditional-format calcext:target-range-address="fische.A191:fische.A227">
            <calcext:condition calcext:apply-style-name="cf1" calcext:value="formula-is(ISERROR('file:///c:/users/alex/rote_listen_2014/importdaten/nicht%20importierte%20daten.xlsx'#duelli_1994.#ref!))" calcext:base-cell-address="fische.A191"/>
          </calcext:conditional-format>
          <calcext:conditional-format calcext:target-range-address="fische.A228:fische.A373">
            <calcext:condition calcext:apply-style-name="cf1" calcext:value="formula-is(ISERROR('file:///c:/users/alex/rote_listen_2014/importdaten/nicht%20importierte%20daten.xlsx'#duelli_1994.#ref!))" calcext:base-cell-address="fische.A228"/>
          </calcext:conditional-format>
          <calcext:conditional-format calcext:target-range-address="fische.A374:fische.A469">
            <calcext:condition calcext:apply-style-name="cf1" calcext:value="formula-is(ISERROR('file:///c:/users/alex/rote_listen_2014/importdaten/nicht%20importierte%20daten.xlsx'#duelli_1994.#ref!))" calcext:base-cell-address="fische.A374"/>
          </calcext:conditional-format>
          <calcext:conditional-format calcext:target-range-address="fische.A470:fische.A495">
            <calcext:condition calcext:apply-style-name="cf1" calcext:value="formula-is(ISERROR('file:///c:/users/alex/rote_listen_2014/importdaten/nicht%20importierte%20daten.xlsx'#duelli_1994.#ref!))" calcext:base-cell-address="fische.A470"/>
          </calcext:conditional-format>
        </calcext:conditional-formats>
      </table:table>
      <table:table table:name="brutvögel"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2">
          <table:table-cell table:style-name="ce83" office:value-type="string" calcext:value-type="string">
            <text:p>2DDF3A29-C8E3-41AE-8E94-D31D0C913CCF</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Änderung des SPEC-Status 2004 führt neu zur Rückstufung um nur 1 Kategorie</text:p>
          </table:table-cell>
          <table:table-cell table:style-name="ce15" office:value-type="string" calcext:value-type="string">
            <text:p>La modification du statut SPEC 2004 n’entraîne désormais</text:p>
            <text:p>plus qu’un déclassement d’une catégorie</text:p>
          </table:table-cell>
          <table:table-cell table:style-name="ce15"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83" office:value-type="string" calcext:value-type="string">
            <text:p>4804F2C2-0851-49D7-AB41-F586828CC00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3" office:value-type="string" calcext:value-type="string">
            <text:p>E3747C8F-DB8D-4801-8A2B-8A9ADB8647E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2">
          <table:table-cell table:style-name="ce83" office:value-type="string" calcext:value-type="string">
            <text:p>A30ABF20-1E21-41ED-8D0A-8FA188EC8199</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Änderung des SPEC-Status 2004 führt neu zur Rückstufung um nur 1 Kategorie</text:p>
          </table:table-cell>
          <table:table-cell table:style-name="ce15" office:value-type="string" calcext:value-type="string">
            <text:p>La modification du statut SPEC 2004 n’entraîne désormais</text:p>
            <text:p>plus qu’un déclassement d’une catégorie</text:p>
          </table:table-cell>
          <table:table-cell table:style-name="ce15"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83" office:value-type="string" calcext:value-type="string">
            <text:p>C4098B0C-D40F-4C99-A9AE-1C901BB66314</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2">
          <table:table-cell table:style-name="ce83" office:value-type="string" calcext:value-type="string">
            <text:p>8BDB2637-370A-4A77-A467-5E1CAC3B96AB</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Änderung des SPEC-Status 2004 führt neu zur Rückstufung um nur 1 Kategorie</text:p>
          </table:table-cell>
          <table:table-cell table:style-name="ce15" office:value-type="string" calcext:value-type="string">
            <text:p>La modification du statut SPEC 2004 n’entraîne désormais</text:p>
            <text:p>plus qu’un déclassement d’une catégorie</text:p>
          </table:table-cell>
          <table:table-cell table:style-name="ce15" office:value-type="string" calcext:value-type="string">
            <text:p>La modifica dello status SPEC nel 2004 comporta la retrocessione di una sola</text:p>
            <text:p>categoria</text:p>
          </table:table-cell>
          <table:table-cell table:number-columns-repeated="1017"/>
        </table:table-row>
        <table:table-row table:style-name="ro2">
          <table:table-cell table:style-name="ce83" office:value-type="string" calcext:value-type="string">
            <text:p>A50D9933-B43A-414A-9868-FDF38D8FA98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office:value-type="string" calcext:value-type="string">
            <text:p>Änderung des SPEC-Status 2004 führt neu nicht mehr zur Rückstufung</text:p>
          </table:table-cell>
          <table:table-cell table:style-name="ce15" office:value-type="string" calcext:value-type="string">
            <text:p>La modification du statut SPEC 2004 n’entraîne plus de</text:p>
            <text:p>déclassement</text:p>
          </table:table-cell>
          <table:table-cell table:style-name="ce15" office:value-type="string" calcext:value-type="string">
            <text:p>La modifica dello status SPEC nel 2004 comporta più la retrocessione</text:p>
          </table:table-cell>
          <table:table-cell table:number-columns-repeated="1017"/>
        </table:table-row>
        <table:table-row table:style-name="ro1">
          <table:table-cell table:style-name="ce83" office:value-type="string" calcext:value-type="string">
            <text:p>83A73A5A-FC4D-49A1-93DD-99AEF1A1BCCE</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3" office:value-type="string" calcext:value-type="string">
            <text:p>24239399-4A56-4373-B250-5579EFAB3CB3</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3" office:value-type="string" calcext:value-type="string">
            <text:p>D8EFDE3A-0DFA-4DBB-902F-E23B62560FCB</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3" office:value-type="string" calcext:value-type="string">
            <text:p>8D8E1D74-A870-418F-AA9E-61B916889993</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office:value-type="string" calcext:value-type="string">
            <text:p>Rückstufung im zweiten Schritt, da keine SPEC-Art mehr.</text:p>
          </table:table-cell>
          <table:table-cell table:style-name="ce15" office:value-type="string" calcext:value-type="string">
            <text:p>Déclassement en 2e étape, car n’est plus une espèce SPEC</text:p>
          </table:table-cell>
          <table:table-cell table:style-name="ce15" office:value-type="string" calcext:value-type="string">
            <text:p>Retrocessione nella seconda fase poiché non più specie SPEC</text:p>
          </table:table-cell>
          <table:table-cell table:number-columns-repeated="1017"/>
        </table:table-row>
        <table:table-row table:style-name="ro1">
          <table:table-cell table:style-name="ce83" office:value-type="string" calcext:value-type="string">
            <text:p>974D4015-7372-43EE-9E25-5C770098137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3" office:value-type="string" calcext:value-type="string">
            <text:p>E5321127-47C6-47BA-AED0-2C94DD93CEEF</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4" office:value-type="string" calcext:value-type="string">
            <text:p>C837BE94-E025-4116-94C2-0F24F722454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office:value-type="string" calcext:value-type="string">
            <text:p>auf Schutzmassnahmen angewiesen</text:p>
          </table:table-cell>
          <table:table-cell table:style-name="ce15" office:value-type="string" calcext:value-type="string">
            <text:p>Dépendant de mesures de protection</text:p>
          </table:table-cell>
          <table:table-cell table:style-name="ce15" office:value-type="string" calcext:value-type="string">
            <text:p>Dipende da misure di protezione</text:p>
          </table:table-cell>
          <table:table-cell table:number-columns-repeated="1017"/>
        </table:table-row>
        <table:table-row table:style-name="ro1">
          <table:table-cell table:style-name="ce84" office:value-type="string" calcext:value-type="string">
            <text:p>698B850C-B9BC-47AC-8501-B2F53C875F00</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office:value-type="string" calcext:value-type="string">
            <text:p>Bestand nur dank Schutzprogrammen so hoch</text:p>
          </table:table-cell>
          <table:table-cell table:style-name="ce15" office:value-type="string" calcext:value-type="string">
            <text:p>Effectif important uniquement grâce aux programmes de protection</text:p>
          </table:table-cell>
          <table:table-cell table:style-name="ce15" office:value-type="string" calcext:value-type="string">
            <text:p>Effettivi così elevati solo grazie ai programmi di protezione</text:p>
          </table:table-cell>
          <table:table-cell table:number-columns-repeated="1017"/>
        </table:table-row>
        <table:table-row table:style-name="ro1">
          <table:table-cell table:style-name="ce84" office:value-type="string" calcext:value-type="string">
            <text:p>1BEB90C1-AB64-4409-9A35-35AE8FFF366A</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3879869C-8B99-4E76-8157-72479D8CD223</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3A20BC11-B0A7-45BD-B7B8-D83A0CBAED93</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A2ac, C1, D</text:p>
          </table:table-cell>
          <table:table-cell table:style-name="ce15" table:number-columns-repeated="3"/>
          <table:table-cell table:number-columns-repeated="1017"/>
        </table:table-row>
        <table:table-row table:style-name="ro1">
          <table:table-cell table:style-name="ce85" office:value-type="string" calcext:value-type="string">
            <text:p>D4E57E7F-019B-4231-B655-78E84F5166AB</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760DB7DD-191E-418B-A916-4968BB50D69B</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4FBCCE69-2EB1-4B71-82D7-3A7BE7906984</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DF29C651-C7ED-4518-BEF0-6EB35F142A03</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944632A7-F343-4D9D-B42C-2489EA237419</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5" office:value-type="string" calcext:value-type="string">
            <text:p>E8B96E9D-6122-420B-806A-03AF7E9F69BC</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A2a, C1</text:p>
          </table:table-cell>
          <table:table-cell table:style-name="ce15" table:number-columns-repeated="3"/>
          <table:table-cell table:number-columns-repeated="1017"/>
        </table:table-row>
        <table:table-row table:style-name="ro1">
          <table:table-cell table:style-name="ce85" office:value-type="string" calcext:value-type="string">
            <text:p>E8E17127-DAA2-4ED9-9BBA-F9A3F3FBA0AD</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A2ac, B1ab, B2ab, C2a(i), D</text:p>
          </table:table-cell>
          <table:table-cell table:style-name="ce15" table:number-columns-repeated="3"/>
          <table:table-cell table:number-columns-repeated="1017"/>
        </table:table-row>
        <table:table-row table:style-name="ro1">
          <table:table-cell table:style-name="ce85" office:value-type="string" calcext:value-type="string">
            <text:p>CFFC0925-B4A5-452C-8AA3-0A5A093008CA</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5" office:value-type="string" calcext:value-type="string">
            <text:p>1DA9C91A-A002-4370-B597-4A904418DC80</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 cd</text:p>
          </table:table-cell>
          <table:table-cell table:style-name="ce15" office:value-type="string" calcext:value-type="string">
            <text:p>auf künstliche Nisthilfen angewiesen.</text:p>
          </table:table-cell>
          <table:table-cell table:style-name="ce15" office:value-type="string" calcext:value-type="string">
            <text:p>Dépend de sites de nidification artificiels</text:p>
          </table:table-cell>
          <table:table-cell table:style-name="ce15" office:value-type="string" calcext:value-type="string">
            <text:p>Dipende da siti di nidificazione artificiali</text:p>
          </table:table-cell>
          <table:table-cell table:number-columns-repeated="1017"/>
        </table:table-row>
        <table:table-row table:style-name="ro1">
          <table:table-cell table:style-name="ce85" office:value-type="string" calcext:value-type="string">
            <text:p>C0D735CC-830C-47C7-A5F9-2C9E0AE887AD</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15" office:value-type="string" calcext:value-type="string">
            <text:p>Letzter Brutnachweis: 1919</text:p>
          </table:table-cell>
          <table:table-cell table:style-name="ce15" office:value-type="string" calcext:value-type="string">
            <text:p>Dernière preuve de nidification: 1919</text:p>
          </table:table-cell>
          <table:table-cell table:style-name="ce15" office:value-type="string" calcext:value-type="string">
            <text:p>Ultima prova di nidificazione nel 1919</text:p>
          </table:table-cell>
          <table:table-cell table:number-columns-repeated="1017"/>
        </table:table-row>
        <table:table-row table:style-name="ro1">
          <table:table-cell table:style-name="ce85" office:value-type="string" calcext:value-type="string">
            <text:p>D486183A-0D57-458E-89A6-464DF91B7903</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6" office:value-type="string" calcext:value-type="string">
            <text:p>5AE0471D-3239-425A-B9CB-948E9BDBF34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2FBF8AC2-A947-465C-B8E6-D415F96ED9EA</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06B8491B-F53F-4F7E-AD44-53168D895ACD</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6" office:value-type="string" calcext:value-type="string">
            <text:p>D0B37994-5210-4392-9DDF-984FA1933C0A</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F4851C5A-107A-41BE-B932-699AE158F27C</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F7DEA384-A8E8-4F2D-8CC2-783EF8A1062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224455FC-F933-4FD4-9CFF-78231A72066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77243DF3-C0C3-4B7F-9286-18FD2869160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019D5F8C-353A-401B-BE54-9D03DFD73895</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6" office:value-type="string" calcext:value-type="string">
            <text:p>C40438EF-2A06-4EB9-B211-2E76F87ABC5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6" office:value-type="string" calcext:value-type="string">
            <text:p>2FFB8870-6597-438A-9266-15A3DCF22728</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36717930-D83F-4456-ADA2-0C1BFAA48C1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6" office:value-type="string" calcext:value-type="string">
            <text:p>91E0EEEB-6A3A-45C4-8931-82B257066A82</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7" office:value-type="string" calcext:value-type="string">
            <text:p>EB943877-3D0E-46D9-A7AC-310BE2375157</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9C393B74-0D34-4DAE-AB14-115E29493A55</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C77BED0C-BFB3-422A-BE58-808B13A1FBB2</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4B7D3940-0C71-45B2-A04A-AC88B5253EB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592D1982-06F6-47B0-8AD1-D0ADEDFD1B5D</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1A0CDE6D-CAAA-48AC-9261-3F05608093D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F8F2748B-BBF9-40A2-BDF0-CE66CC27E0C4</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E2D3A9F7-8022-4333-817C-6D01858604C7</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E363CAF6-3A41-49E8-B231-E52A35BD8E65</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table-cell table:style-name="ce87" office:value-type="string" calcext:value-type="string">
            <text:p>E4FC2184-C8E0-4295-8A33-0233EE89A8E6</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office:value-type="string" calcext:value-type="string">
            <text:p>Wiedereinbürgerungsprogramm mit guten Prognosen</text:p>
          </table:table-cell>
          <table:table-cell table:style-name="ce15" office:value-type="string" calcext:value-type="string">
            <text:p>Programme de réintroduction avec bon pronostic</text:p>
          </table:table-cell>
          <table:table-cell table:style-name="ce15" office:value-type="string" calcext:value-type="string">
            <text:p>Programma di reintroduzione con previsioni positive</text:p>
          </table:table-cell>
          <table:table-cell table:number-columns-repeated="1017"/>
        </table:table-row>
        <table:table-row table:style-name="ro1">
          <table:table-cell table:style-name="ce87" office:value-type="string" calcext:value-type="string">
            <text:p>628BB40A-4706-450C-B2FD-A14E897926D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A27572EA-F5C6-4F34-90F4-1AC2564FB1F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3736D492-A961-486A-9551-FF6048B989EB</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82" office:value-type="string" calcext:value-type="string">
            <text:p>Letzter Brutnachweis: 1911</text:p>
          </table:table-cell>
          <table:table-cell table:style-name="ce13" office:value-type="string" calcext:value-type="string">
            <text:p>Dernière preuve de nidification: 1911</text:p>
          </table:table-cell>
          <table:table-cell table:style-name="ce15" office:value-type="string" calcext:value-type="string">
            <text:p>Ultima prova di nidificazione nel 1911</text:p>
          </table:table-cell>
          <table:table-cell table:number-columns-repeated="1017"/>
        </table:table-row>
        <table:table-row table:style-name="ro1">
          <table:table-cell table:style-name="ce87" office:value-type="string" calcext:value-type="string">
            <text:p>70BBD62C-CFDD-4CCC-8696-1AF3D4A8A0CF</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6EFA52F9-8289-463C-8257-18CFA711038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1b(iv), C2b)</text:p>
          </table:table-cell>
          <table:table-cell table:style-name="ce15" table:number-columns-repeated="3"/>
          <table:table-cell table:number-columns-repeated="1017"/>
        </table:table-row>
        <table:table-row table:style-name="ro1">
          <table:table-cell table:style-name="ce87" office:value-type="string" calcext:value-type="string">
            <text:p>A1996797-1119-4426-AAD1-B88D408955A6</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15" office:value-type="string" calcext:value-type="string">
            <text:p>Letzter Brutnachweis: vor 1900</text:p>
          </table:table-cell>
          <table:table-cell table:style-name="ce15" office:value-type="string" calcext:value-type="string">
            <text:p>Dernière preuve de nidification: avant 1900</text:p>
          </table:table-cell>
          <table:table-cell table:style-name="ce15" office:value-type="string" calcext:value-type="string">
            <text:p>Ultima prova di nidificazione prima del 1900</text:p>
          </table:table-cell>
          <table:table-cell table:number-columns-repeated="1017"/>
        </table:table-row>
        <table:table-row table:style-name="ro1">
          <table:table-cell table:style-name="ce87" office:value-type="string" calcext:value-type="string">
            <text:p>2A73F50A-F022-485C-8B6C-5FD097739B6F</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7" office:value-type="string" calcext:value-type="string">
            <text:p>06A18108-B3FB-4225-BBFD-79CAA156434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3CC145D1-98D2-4CD3-B080-4617E8EA86BA</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c, B1ab)</text:p>
          </table:table-cell>
          <table:table-cell table:style-name="ce15" table:number-columns-repeated="3"/>
          <table:table-cell table:number-columns-repeated="1017"/>
        </table:table-row>
        <table:table-row table:style-name="ro1">
          <table:table-cell table:style-name="ce87" office:value-type="string" calcext:value-type="string">
            <text:p>A86822AC-E810-4711-8B93-4C9BE824F887</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A2ac, B1ab, C2a(ii), D</text:p>
          </table:table-cell>
          <table:table-cell table:style-name="ce15" table:number-columns-repeated="3"/>
          <table:table-cell table:number-columns-repeated="1017"/>
        </table:table-row>
        <table:table-row table:style-name="ro1">
          <table:table-cell table:style-name="ce87" office:value-type="string" calcext:value-type="string">
            <text:p>D5E0E494-788A-4444-9298-43360684612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1)</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7" office:value-type="string" calcext:value-type="string">
            <text:p>B01EA744-C880-4F33-8FC6-83628E10A570</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C1</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7" office:value-type="string" calcext:value-type="string">
            <text:p>F59DA94B-FF9F-429E-9BAE-02334C2C98AF</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7D0DC810-4900-4254-9B60-6ED7590C4D85</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64FE48AA-9CD7-40BA-8361-01C27E65242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CB77D6FA-40BC-4913-A97F-E5FF4EA1D70D</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81DBDFA6-663A-4B96-BEEB-515633BAE21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BCB9DF5F-112A-4EE3-838D-E869C34EE18D</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3C743FBD-F506-47C5-8A0D-B41EA2F4715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DD1C02E-B087-4934-B14C-C9F0ADB512ED</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8CF9FA40-823E-4DCD-A219-B7D08285FE1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0BADD8FA-24AB-40EF-8900-B7CDE4367E3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6927591-9637-4CEE-A3C6-FB60E4DC5FA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ED1A0F6-946B-4C45-8C33-FCA8B1F1DD7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322372C-DBF1-4266-9173-EFEB3DF1524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2">
          <table:table-cell table:style-name="ce88" office:value-type="string" calcext:value-type="string">
            <text:p>7DACE6F3-3E34-4B1E-A496-1EC554DEC218</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letzter Brutnachweis 2001, seither vereinzelte Sänger</text:p>
          </table:table-cell>
          <table:table-cell table:style-name="ce15" office:value-type="string" calcext:value-type="string">
            <text:p>Dernière preuve de nidification en 2001; depuis, chanteurs</text:p>
            <text:p>isolés</text:p>
          </table:table-cell>
          <table:table-cell table:style-name="ce15" office:value-type="string" calcext:value-type="string">
            <text:p>Ultima prova di nidificazione nel 2001, da allora solo singoli individui in canto</text:p>
          </table:table-cell>
          <table:table-cell table:number-columns-repeated="1017"/>
        </table:table-row>
        <table:table-row table:style-name="ro1">
          <table:table-cell table:style-name="ce88" office:value-type="string" calcext:value-type="string">
            <text:p>7C0E2AFF-9580-4A76-89F9-958160F9A8FC</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 D1</text:p>
          </table:table-cell>
          <table:table-cell table:style-name="ce15" table:number-columns-repeated="3"/>
          <table:table-cell table:number-columns-repeated="1017"/>
        </table:table-row>
        <table:table-row table:style-name="ro1">
          <table:table-cell table:style-name="ce88" office:value-type="string" calcext:value-type="string">
            <text:p>3B386772-75CE-446A-9D0A-BA4B5219E90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B76A254-FCFF-4DE5-B2D5-1B86252E644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E953DEA2-05C0-4986-B3F6-150613EB826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6082648-0B8D-4C75-AD4E-EC3D33C1C9F7</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text:p>
          </table:table-cell>
          <table:table-cell table:style-name="ce15" table:number-columns-repeated="3"/>
          <table:table-cell table:number-columns-repeated="1017"/>
        </table:table-row>
        <table:table-row table:style-name="ro1">
          <table:table-cell table:style-name="ce88" office:value-type="string" calcext:value-type="string">
            <text:p>E9057A9E-182E-493F-9EF7-40C0784A7C7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B05195AD-7CE9-4213-81F7-32217501385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27D78CE-949A-4581-95B7-FA367755252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6C8BA31-663C-4AC2-A766-28A3354F8D9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D7078D09-B662-4F8E-9F41-1F6B47C91C7B</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63337DA-1A77-4BC8-BDAE-5C3255067A5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DDC55D6-6D98-4A72-8D8E-F00C28B7BFC1</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051C0F0A-6B24-47CE-A47D-E039A257809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A987C1CD-BE7C-4801-B461-C8A8DF02836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5134EBB9-59BC-401C-ABFD-E84024616CD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C84D038-5BC4-4327-8389-FE6423E1460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56FE69FC-0B13-4F76-9038-32205805A07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86ED8FD-06FC-439C-8E47-77B3052BB7EF</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D383D3E7-A20D-4D7D-84DA-708CF5A86019</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table-cell table:style-name="ce88" office:value-type="string" calcext:value-type="string">
            <text:p>50ED776F-379C-4394-AF17-86204565798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 D1</text:p>
          </table:table-cell>
          <table:table-cell table:style-name="ce15" table:number-columns-repeated="3"/>
          <table:table-cell table:number-columns-repeated="1017"/>
        </table:table-row>
        <table:table-row table:style-name="ro1">
          <table:table-cell table:style-name="ce88" office:value-type="string" calcext:value-type="string">
            <text:p>51FD21F8-BBA1-4D4C-87B5-8174D6ADDDE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8562030-2DF1-4AA2-905A-0CD28FA3F639</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2ac(iv)*</text:p>
          </table:table-cell>
          <table:table-cell table:style-name="ce15" table:number-columns-repeated="3"/>
          <table:table-cell table:number-columns-repeated="1017"/>
        </table:table-row>
        <table:table-row table:style-name="ro1">
          <table:table-cell table:style-name="ce88" office:value-type="string" calcext:value-type="string">
            <text:p>0FA6D377-ACDA-445B-9C72-38195F2DA6F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35AB73FC-ACB8-486F-9AEA-76708250FD14</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B1ab, C1, D</text:p>
          </table:table-cell>
          <table:table-cell table:style-name="ce15" table:number-columns-repeated="3"/>
          <table:table-cell table:number-columns-repeated="1017"/>
        </table:table-row>
        <table:table-row table:style-name="ro1">
          <table:table-cell table:style-name="ce88" office:value-type="string" calcext:value-type="string">
            <text:p>28FF553F-10F1-475B-B1AB-FC2B862D6031</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CEC07A9C-EEB4-46DE-BB6A-E9CD84314AD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C65BF3C-FAAA-4F43-B1C3-2B6B0560367A</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FEFCBF52-1E4E-46B9-8BA0-D7E5AEF606E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82B8B87-FAB7-4957-93AE-81FDA17D6C2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56C294B-CCD8-4056-9A2C-F0F0ED380047</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15" office:value-type="string" calcext:value-type="string">
            <text:p>Letzter Brutnachweis 1976</text:p>
          </table:table-cell>
          <table:table-cell table:style-name="ce15" office:value-type="string" calcext:value-type="string">
            <text:p>Dernière preuve de nidification 1976</text:p>
          </table:table-cell>
          <table:table-cell table:style-name="ce15" office:value-type="string" calcext:value-type="string">
            <text:p>Ultima prova di nidificazione nel 1976</text:p>
          </table:table-cell>
          <table:table-cell table:number-columns-repeated="1017"/>
        </table:table-row>
        <table:table-row table:style-name="ro1">
          <table:table-cell table:style-name="ce88" office:value-type="string" calcext:value-type="string">
            <text:p>898840B8-7ACF-4D3F-A14E-A46CF09DE10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EFA392D2-B64B-4780-9076-C35E5E478C11</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c, B2ab(i), C1, D1</text:p>
          </table:table-cell>
          <table:table-cell table:style-name="ce15" table:number-columns-repeated="3"/>
          <table:table-cell table:number-columns-repeated="1017"/>
        </table:table-row>
        <table:table-row table:style-name="ro1">
          <table:table-cell table:style-name="ce88" office:value-type="string" calcext:value-type="string">
            <text:p>849508EC-46A6-45CF-B3B0-97217D4A251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B370C208-A17D-40A6-B664-5EEC2E2570B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AE6CB627-6951-48BD-897B-13C982874D1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AFC21884-A4E8-47D1-8739-D878C0D57509</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office:value-type="string" calcext:value-type="string">
            <text:p><text:s/></text:p>
          </table:table-cell>
          <table:table-cell table:style-name="ce15" office:value-type="string" calcext:value-type="string">
            <text:p>Letzter Brutnachweis: 1986</text:p>
          </table:table-cell>
          <table:table-cell table:style-name="ce15" office:value-type="string" calcext:value-type="string">
            <text:p>Dernière preuve de nidification: 1986</text:p>
          </table:table-cell>
          <table:table-cell table:style-name="ce15" office:value-type="string" calcext:value-type="string">
            <text:p>Ultima prova di nidificazione nel 1986</text:p>
          </table:table-cell>
          <table:table-cell table:number-columns-repeated="1017"/>
        </table:table-row>
        <table:table-row table:style-name="ro1">
          <table:table-cell table:style-name="ce88" office:value-type="string" calcext:value-type="string">
            <text:p>142473ED-A947-40D2-8790-02A5D66B7D10</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office:value-type="string" calcext:value-type="string">
            <text:p><text:s/></text:p>
          </table:table-cell>
          <table:table-cell table:style-name="ce15" office:value-type="string" calcext:value-type="string">
            <text:p>Letzter Brutnachweis: 1972</text:p>
          </table:table-cell>
          <table:table-cell table:style-name="ce15" office:value-type="string" calcext:value-type="string">
            <text:p>Dernière preuve de nidification: 1972</text:p>
          </table:table-cell>
          <table:table-cell table:style-name="ce15" office:value-type="string" calcext:value-type="string">
            <text:p>Ultima prova di nidificazione nel 1972</text:p>
          </table:table-cell>
          <table:table-cell table:number-columns-repeated="1017"/>
        </table:table-row>
        <table:table-row table:style-name="ro1">
          <table:table-cell table:style-name="ce88" office:value-type="string" calcext:value-type="string">
            <text:p>4D7BE86C-C4B7-4C60-AEFA-C5FAAF91C456</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B1ab, B2ab, C2a(i), D</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8" office:value-type="string" calcext:value-type="string">
            <text:p>FF0AB2DB-78DB-4445-9C6D-24AA57D96B3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FA1360D3-25E8-4E31-B413-17BFE24D57B0</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945FC8BA-C2FA-456C-AA21-270CB305AF9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4BF2D617-DFA4-4A6B-A5C7-0960408AAD42</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1AFC9E80-CC6F-4B04-9FCD-8BCC3D11EEFF</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a)</text:p>
          </table:table-cell>
          <table:table-cell table:style-name="ce15" office:value-type="string" calcext:value-type="string">
            <text:p>starker Rückgang im Wallis, schlecht dokumentiert</text:p>
          </table:table-cell>
          <table:table-cell table:style-name="ce15" office:value-type="string" calcext:value-type="string">
            <text:p>Déclin important en Valais, mal documenté</text:p>
          </table:table-cell>
          <table:table-cell table:style-name="ce15" office:value-type="string" calcext:value-type="string">
            <text:p>Forte diminuzione in Vallese, scarsamente documentata</text:p>
          </table:table-cell>
          <table:table-cell table:number-columns-repeated="1017"/>
        </table:table-row>
        <table:table-row table:style-name="ro1">
          <table:table-cell table:style-name="ce88" office:value-type="string" calcext:value-type="string">
            <text:p>90F68206-9858-4510-A301-61D6E3B4223C</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D8C4D0A7-7BFF-46D1-8FB3-2084B2ACBA2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76949E1-02C9-402B-863C-BE9F5F7EF986</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18BECE4B-7571-40E9-B8CB-78B53298029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902699B-428D-4DBB-8C0F-0690EB6F29A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ECE7D5B-33AF-44D8-BB88-5A5F9CCE2DF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EC81BF2-D1A1-4586-BE1E-9D732AB1B77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14E2DED6-2D91-4499-B377-BEA99ADF143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956A8B1-984B-447E-8CED-5BA27803F89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0493E61-C633-4CD3-B789-4BB79010C605</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16E7D0C-B812-4B81-90C2-B862970A152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232FECD-37FB-4EA6-BB43-D762C1F378D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9DC202B2-26C0-4B4D-860A-83EE7FCAC41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A72CD1D-FFF5-456C-9EFF-9B57BFC29FB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3F31D93-B595-41D8-ACDD-221D0427D5D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84C2096-9888-4A8F-9450-689037A65E5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B9B4FBB-F987-442F-BC96-44445F75FF1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B5A58C2A-0560-493A-8CA8-1B97B34BDD8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062B98D-BD33-4434-AC69-3D3F2D5A24B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D8D0837-0C76-4FDA-807F-964D93A39EC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6BF2A7E-4737-410F-8BEF-B03E4E29522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B1D97745-6F1A-4F16-A68E-344D771473E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9E3F305-E719-4CC7-94C2-E8E844D8FA4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 (cd)</text:p>
          </table:table-cell>
          <table:table-cell table:style-name="ce15" table:number-columns-repeated="3"/>
          <table:table-cell table:number-columns-repeated="1017"/>
        </table:table-row>
        <table:table-row table:style-name="ro1">
          <table:table-cell table:style-name="ce88" office:value-type="string" calcext:value-type="string">
            <text:p>2618E518-4173-442C-9FCA-D3584E87043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4F771631-9A43-4F89-8288-C12E3B2D2E6A</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26CB993C-E955-42FF-9532-98B6B6A4828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BF7B66D5-1991-463D-B580-90756BF6FA57</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 C1</text:p>
          </table:table-cell>
          <table:table-cell table:style-name="ce15" table:number-columns-repeated="3"/>
          <table:table-cell table:number-columns-repeated="1017"/>
        </table:table-row>
        <table:table-row table:style-name="ro1">
          <table:table-cell table:style-name="ce88" office:value-type="string" calcext:value-type="string">
            <text:p>17323FB7-D2CA-41A8-B3F6-542F00AAACE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2FBBBC0-EF2A-4B43-8263-048D6D96DCCA</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051EBE8-A8D3-421D-980F-62B89C8C88EB</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AB24194-8CD6-47F2-95A6-F63EE2964DC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E3F8A659-CF65-4DFE-947F-0BB1C3404DA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0EFA888-CAF7-4584-9161-C288107AB43B</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C3772218-5360-48B4-A3DD-3A125041489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2D7FB7C-3A11-412F-8D16-57A19A25B4A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81B65F3-8C73-40B5-8633-7BC83D244EC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9ACC92D-9978-4490-BDFE-886294D2839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office:value-type="string" calcext:value-type="string">
            <text:p>letzter Brutnachweis 1999</text:p>
          </table:table-cell>
          <table:table-cell table:style-name="ce15" office:value-type="string" calcext:value-type="string">
            <text:p>Dernière preuve de nidification: 1999</text:p>
          </table:table-cell>
          <table:table-cell table:style-name="ce15" office:value-type="string" calcext:value-type="string">
            <text:p>Ultima prova di nidificazione nel 1999</text:p>
          </table:table-cell>
          <table:table-cell table:number-columns-repeated="1017"/>
        </table:table-row>
        <table:table-row table:style-name="ro1">
          <table:table-cell table:style-name="ce88" office:value-type="string" calcext:value-type="string">
            <text:p>E7E7B2EC-074B-41D9-A2AE-198E4BE5647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0D0CD510-0CBF-4EFE-8A4F-C26A06D7BAF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A2B04CAE-D329-4D90-B33C-445A964761FA</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 cd</text:p>
          </table:table-cell>
          <table:table-cell table:style-name="ce15" table:number-columns-repeated="3"/>
          <table:table-cell table:number-columns-repeated="1017"/>
        </table:table-row>
        <table:table-row table:style-name="ro1">
          <table:table-cell table:style-name="ce88" office:value-type="string" calcext:value-type="string">
            <text:p>33BFEC99-D68E-47F9-B4FE-C2D63512789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EBFDC50-4FBB-4CFE-B218-680DEBC1DF2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AB51BF3-AA65-40C4-B4E6-139B633DCE5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644430F-740D-432F-8202-12ABA74EE25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6F551C3-7439-45E9-921C-3EB6DFAD9D5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DE028A1-4724-4CD1-AC7E-E4AA83945BE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70166DE8-B14B-47A2-BC87-1EFF224B9A91</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text:s/></text:p>
          </table:table-cell>
          <table:table-cell table:style-name="ce15" table:number-columns-repeated="3"/>
          <table:table-cell table:number-columns-repeated="1017"/>
        </table:table-row>
        <table:table-row table:style-name="ro1">
          <table:table-cell table:style-name="ce88" office:value-type="string" calcext:value-type="string">
            <text:p>8D9353D4-3050-4E0B-8EAB-1013C1B0494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2">
          <table:table-cell table:style-name="ce88" office:value-type="string" calcext:value-type="string">
            <text:p>74FAC3C3-AB70-4435-A0E2-0E38482E8BBF</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office:value-type="string" calcext:value-type="string">
            <text:p><text:s/></text:p>
          </table:table-cell>
          <table:table-cell table:style-name="ce15" office:value-type="string" calcext:value-type="string">
            <text:p>letzter Brutnachweis: 1989, 1990 eine mögliche Brut</text:p>
          </table:table-cell>
          <table:table-cell table:style-name="ce15" office:value-type="string" calcext:value-type="string">
            <text:p>Dernière preuve de nidification en 1989, une nidification</text:p>
            <text:p>possible en 1990</text:p>
          </table:table-cell>
          <table:table-cell table:style-name="ce15" office:value-type="string" calcext:value-type="string">
            <text:p>Ultima prova di nidificazione nel 1989, nel 1990 una possibile nidificazione</text:p>
          </table:table-cell>
          <table:table-cell table:number-columns-repeated="1017"/>
        </table:table-row>
        <table:table-row table:style-name="ro1">
          <table:table-cell table:style-name="ce88" office:value-type="string" calcext:value-type="string">
            <text:p>209FD1CC-5FF2-46B3-A576-76E7D7CCAB4A</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8" office:value-type="string" calcext:value-type="string">
            <text:p>068FAB81-D058-45E1-BEAF-74F66B9D2DFB</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AAE3941-C0D9-4571-AF3C-416D1E86846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92793D8-E019-42BF-B015-63808335AF7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FAF0407-D49F-484F-A428-37E48C1DF2A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F3B8CE7-A389-431C-BF61-CBBFB24F0CA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BB686C46-E28A-4CE8-AE51-9B0E3D9F33F5</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D637A744-E50D-483B-B451-5DFDD4FB433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EA7C25D-0C03-4879-A4BA-95B290213EB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office:value-type="string" calcext:value-type="string">
            <text:p>(D1, D2)*</text:p>
          </table:table-cell>
          <table:table-cell table:style-name="ce15" table:number-columns-repeated="3"/>
          <table:table-cell table:number-columns-repeated="1017"/>
        </table:table-row>
        <table:table-row table:style-name="ro1">
          <table:table-cell table:style-name="ce88" office:value-type="string" calcext:value-type="string">
            <text:p>55D42330-A059-45E0-945B-E8C67701FBDC</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7480CEB9-23B9-4480-A335-FA623518BAC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7F841E6-16FD-48F0-AD08-675B7FC33CEB</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1ab(iii)</text:p>
          </table:table-cell>
          <table:table-cell table:style-name="ce15" table:number-columns-repeated="3"/>
          <table:table-cell table:number-columns-repeated="1017"/>
        </table:table-row>
        <table:table-row table:style-name="ro1">
          <table:table-cell table:style-name="ce88" office:value-type="string" calcext:value-type="string">
            <text:p>4DBEC26A-F977-41C9-AF40-3436904877D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FCF45EB-88E8-47F7-94CC-50619BF449A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5622756-B6CF-405F-AFE9-A3B2D8B30BB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table-cell table:style-name="ce88" office:value-type="string" calcext:value-type="string">
            <text:p>CA5EF3F5-DEB5-4C48-AE5A-734BEA5E374A</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6A409D9-5849-4489-A542-E425E28AA305</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BE0E88DF-824A-42E3-9C26-A265918D8B1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9" office:value-type="string" calcext:value-type="string">
            <text:p>16F39F01-8001-4536-BACB-56BDE56605A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9" office:value-type="string" calcext:value-type="string">
            <text:p>1CEF2947-D85C-4F56-B75F-98B0CCCF9725</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9" office:value-type="string" calcext:value-type="string">
            <text:p>4A8A1AFB-4EDB-42FB-A700-D942E87F8B5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90" office:value-type="string" calcext:value-type="string">
            <text:p>B29C9275-A5B4-42EE-95EB-BAD6E9C96D1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office:value-type="string" calcext:value-type="string">
            <text:p>(C2b)*</text:p>
          </table:table-cell>
          <table:table-cell table:style-name="ce15" table:number-columns-repeated="3"/>
          <table:table-cell table:number-columns-repeated="1017"/>
        </table:table-row>
        <table:table-row table:style-name="ro1">
          <table:table-cell table:style-name="ce90" office:value-type="string" calcext:value-type="string">
            <text:p>B26D660F-31ED-4667-8F20-E6158A3D41A5</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90" office:value-type="string" calcext:value-type="string">
            <text:p>D7EDDD25-FE99-49C8-B322-FD5E589462CC</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90" office:value-type="string" calcext:value-type="string">
            <text:p>AAA8CAB7-F589-45BA-ADC2-F0D9A067D4C4</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2">
          <table:table-cell table:style-name="ce90" office:value-type="string" calcext:value-type="string">
            <text:p>1DC6C070-17BE-4CA7-81CC-6F259A83160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table-cell table:style-name="ce82" office:value-type="string" calcext:value-type="string">
            <text:p>Neue Bestandsschätzung höher, aber keine wirkliche Veränderung</text:p>
          </table:table-cell>
          <table:table-cell table:style-name="ce15" office:value-type="string" calcext:value-type="string">
            <text:p>Nouvelle estimation des effectifs plus élevée, mais pas de</text:p>
            <text:p>réelle modification</text:p>
          </table:table-cell>
          <table:table-cell table:style-name="ce15" office:value-type="string" calcext:value-type="string">
            <text:p>Nuova stima degli effettivi più elevata ma nessun cambiamento di rilievo</text:p>
          </table:table-cell>
          <table:table-cell table:number-columns-repeated="1017"/>
        </table:table-row>
        <table:table-row table:style-name="ro1">
          <table:table-cell table:style-name="ce90" office:value-type="string" calcext:value-type="string">
            <text:p>E96D8DEC-0E9A-4101-A2ED-04284C266D11</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90" office:value-type="string" calcext:value-type="string">
            <text:p>3C9827B0-7C21-4A90-BDC5-B16DD0A02B4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90" office:value-type="string" calcext:value-type="string">
            <text:p>B9482E51-3FB6-4406-A8BD-2C38DAD7A07E</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number-rows-repeated="1048375">
          <table:table-cell table:number-columns-repeated="1024"/>
        </table:table-row>
        <table:table-row table:style-name="ro1">
          <table:table-cell table:number-columns-repeated="1024"/>
        </table:table-row>
        <calcext:conditional-formats>
          <calcext:conditional-format calcext:target-range-address="wasserfliegen.A44:wasserfliegen.A72">
            <calcext:condition calcext:apply-style-name="cf1" calcext:value="formula-is(ISERROR('file:///c:/users/alex/rote_listen_2014/importdaten/nicht%20importierte%20daten.xlsx'#duelli_1994.#ref!))" calcext:base-cell-address="wasserfliegen.A44"/>
          </calcext:conditional-format>
          <calcext:conditional-format calcext:target-range-address="wasserfliegen.A31:wasserfliegen.A43">
            <calcext:condition calcext:apply-style-name="cf1" calcext:value="formula-is(ISERROR('file:///c:/users/alex/rote_listen_2014/importdaten/nicht%20importierte%20daten.xlsx'#duelli_1994.#ref!))" calcext:base-cell-address="wasserfliegen.A31"/>
          </calcext:conditional-format>
          <calcext:conditional-format calcext:target-range-address="wasserfliegen.A18:wasserfliegen.A30">
            <calcext:condition calcext:apply-style-name="cf1" calcext:value="formula-is(ISERROR('file:///c:/users/alex/rote_listen_2014/importdaten/nicht%20importierte%20daten.xlsx'#duelli_1994.#ref!))" calcext:base-cell-address="wasserfliegen.A18"/>
          </calcext:conditional-format>
          <calcext:conditional-format calcext:target-range-address="wasserfliegen.A15:wasserfliegen.A17">
            <calcext:condition calcext:apply-style-name="cf1" calcext:value="formula-is(ISERROR('file:///c:/users/alex/rote_listen_2014/importdaten/nicht%20importierte%20daten.xlsx'#duelli_1994.#ref!))" calcext:base-cell-address="wasserfliegen.A15"/>
          </calcext:conditional-format>
          <calcext:conditional-format calcext:target-range-address="wasserfliegen.A2:wasserfliegen.A14">
            <calcext:condition calcext:apply-style-name="cf1" calcext:value="formula-is(ISERROR('file:///c:/users/alex/rote_listen_2014/importdaten/nicht%20importierte%20daten.xlsx'#duelli_1994.#ref!))" calcext:base-cell-address="wasserfliegen.A2"/>
          </calcext:conditional-format>
          <calcext:conditional-format calcext:target-range-address="wasserfliegen.A193:wasserfliegen.A200">
            <calcext:condition calcext:apply-style-name="cf1" calcext:value="formula-is(ISERROR('file:///c:/users/alex/rote_listen_2014/importdaten/nicht%20importierte%20daten.xlsx'#duelli_1994.#ref!))" calcext:base-cell-address="wasserfliegen.A193"/>
          </calcext:conditional-format>
          <calcext:conditional-format calcext:target-range-address="wasserfliegen.A190:wasserfliegen.A192">
            <calcext:condition calcext:apply-style-name="cf1" calcext:value="formula-is(ISERROR('file:///c:/users/alex/rote_listen_2014/importdaten/nicht%20importierte%20daten.xlsx'#duelli_1994.#ref!))" calcext:base-cell-address="wasserfliegen.A190"/>
          </calcext:conditional-format>
          <calcext:conditional-format calcext:target-range-address="wasserfliegen.A73:wasserfliegen.A189">
            <calcext:condition calcext:apply-style-name="cf1" calcext:value="formula-is(ISERROR('file:///c:/users/alex/rote_listen_2014/importdaten/nicht%20importierte%20daten.xlsx'#duelli_1994.#ref!))" calcext:base-cell-address="wasserfliegen.A73"/>
          </calcext:conditional-format>
        </calcext:conditional-formats>
      </table:table>
      <table:table table:name="amphibi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92" office:value-type="string" calcext:value-type="string">
            <text:p>83C79816-1DF8-4883-9C0E-BB3ECAFABE74</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number-columns-repeated="4"/>
          <table:table-cell table:number-columns-repeated="1017"/>
        </table:table-row>
        <table:table-row table:style-name="ro1">
          <table:table-cell table:style-name="ce92" office:value-type="string" calcext:value-type="string">
            <text:p>CD990FCE-991D-4A59-8C07-89849A202990</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Eingeschleppte Art</text:p>
          </table:table-cell>
          <table:table-cell table:style-name="ce13" office:value-type="string" calcext:value-type="string">
            <text:p>Espèce introduite</text:p>
          </table:table-cell>
          <table:table-cell table:style-name="ce13" office:value-type="string" calcext:value-type="string">
            <text:p>Specie introdotta</text:p>
          </table:table-cell>
          <table:table-cell table:number-columns-repeated="1017"/>
        </table:table-row>
        <table:table-row table:style-name="ro1">
          <table:table-cell table:style-name="ce92" office:value-type="string" calcext:value-type="string">
            <text:p>79F28EF2-9C1C-4DAD-89CB-1ED244415B7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92" office:value-type="string" calcext:value-type="string">
            <text:p>617E7D94-674E-4DF8-B67E-62B3DE70C228</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Abnahme der Bestände nicht ausreichend für VU</text:p>
          </table:table-cell>
          <table:table-cell table:style-name="ce13" office:value-type="string" calcext:value-type="string">
            <text:p>Régression insuffisante pour VU</text:p>
          </table:table-cell>
          <table:table-cell table:style-name="ce13" office:value-type="string" calcext:value-type="string">
            <text:p>Riduzione della consistenza insufficiente per una classificazione VU.</text:p>
          </table:table-cell>
          <table:table-cell table:number-columns-repeated="1017"/>
        </table:table-row>
        <table:table-row table:style-name="ro1">
          <table:table-cell table:style-name="ce92" office:value-type="string" calcext:value-type="string">
            <text:p>A9643394-B169-4DB1-ABE1-3332D07ADF0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Abnahme der Bestände nicht ausreichend für VU</text:p>
          </table:table-cell>
          <table:table-cell table:style-name="ce13" office:value-type="string" calcext:value-type="string">
            <text:p>Régression insuffisante pour VU</text:p>
          </table:table-cell>
          <table:table-cell table:style-name="ce13" office:value-type="string" calcext:value-type="string">
            <text:p>Riduzione della consistenza insufficiente per una classificazione VU.</text:p>
          </table:table-cell>
          <table:table-cell table:number-columns-repeated="1017"/>
        </table:table-row>
        <table:table-row table:style-name="ro1">
          <table:table-cell table:style-name="ce92" office:value-type="string" calcext:value-type="string">
            <text:p>FE3A527F-867E-4DEA-9F8B-772482360FE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E2184274-97F8-40F5-ADB3-39C767E6C62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CA529422-0ED4-4BFD-94A2-4E788AEB9D7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0C84E5EE-E597-4F00-A56F-4DA86B2EF2FD</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13D06E7B-7714-460C-AF18-047D10C01857</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 iv)</text:p>
          </table:table-cell>
          <table:table-cell table:style-name="ce13" office:value-type="string" calcext:value-type="string">
            <text:p>Natürlicherweise kleines Verbreitungsgebiet in der Schweiz (Tessin)</text:p>
          </table:table-cell>
          <table:table-cell table:style-name="ce13" office:value-type="string" calcext:value-type="string">
            <text:p>Aire naturelle d’occupation très restreinte en Suisse (Tessin)</text:p>
          </table:table-cell>
          <table:table-cell table:style-name="ce13" office:value-type="string" calcext:value-type="string">
            <text:p>Areale di distribuzione naturalmente esiguo in Svizzera (Cantone Ticino)</text:p>
          </table:table-cell>
          <table:table-cell table:number-columns-repeated="1017"/>
        </table:table-row>
        <table:table-row table:style-name="ro1">
          <table:table-cell table:style-name="ce92" office:value-type="string" calcext:value-type="string">
            <text:p>64FA534C-3E67-41FB-A67B-DED3F4D3DE3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 iv)</text:p>
          </table:table-cell>
          <table:table-cell table:style-name="ce13" office:value-type="string" calcext:value-type="string">
            <text:p>Natürlicherweise kleines Verbreitungsgebiet in der Schweiz</text:p>
          </table:table-cell>
          <table:table-cell table:style-name="ce13" office:value-type="string" calcext:value-type="string">
            <text:p>Aire naturelle d’occupation restreinte en Suisse</text:p>
          </table:table-cell>
          <table:table-cell table:style-name="ce13" office:value-type="string" calcext:value-type="string">
            <text:p>Areale di distribuzione naturalmente esiguo in Svizzera</text:p>
          </table:table-cell>
          <table:table-cell table:number-columns-repeated="1017"/>
        </table:table-row>
        <table:table-row table:style-name="ro1">
          <table:table-cell table:style-name="ce92" office:value-type="string" calcext:value-type="string">
            <text:p>C1E22244-866C-4768-B8AC-B8B58AE1EB99</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Unklar, ob es in der Schweiz je Populationen gab</text:p>
          </table:table-cell>
          <table:table-cell table:style-name="ce13" office:value-type="string" calcext:value-type="string">
            <text:p>Existence d’anciennes populations en Suisse incertaine</text:p>
          </table:table-cell>
          <table:table-cell table:style-name="ce13" office:value-type="string" calcext:value-type="string">
            <text:p>Non è provato che in Svizzera siano mai esistite popolazioni</text:p>
          </table:table-cell>
          <table:table-cell table:number-columns-repeated="1017"/>
        </table:table-row>
        <table:table-row table:style-name="ro1">
          <table:table-cell table:style-name="ce92" office:value-type="string" calcext:value-type="string">
            <text:p>2005BFE3-4F30-4CD9-82E0-A4FF305FED58</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Unklar, ob es in der Schweiz je Populationen gab</text:p>
          </table:table-cell>
          <table:table-cell table:style-name="ce13" office:value-type="string" calcext:value-type="string">
            <text:p>Existence d’anciennes populations en Suisse incertaine</text:p>
          </table:table-cell>
          <table:table-cell table:style-name="ce13" office:value-type="string" calcext:value-type="string">
            <text:p>Non è provato che in Svizzera siano mai esistite popolazioni</text:p>
          </table:table-cell>
          <table:table-cell table:number-columns-repeated="1017"/>
        </table:table-row>
        <table:table-row table:style-name="ro1">
          <table:table-cell table:style-name="ce92" office:value-type="string" calcext:value-type="string">
            <text:p>979233B6-9013-4820-9F7D-8ED9D826C2D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DC7C5B78-48EC-4458-B21E-B31985B063B6</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C2a(ii), D2</text:p>
          </table:table-cell>
          <table:table-cell table:style-name="ce13" table:number-columns-repeated="3"/>
          <table:table-cell table:number-columns-repeated="1017"/>
        </table:table-row>
        <table:table-row table:style-name="ro1">
          <table:table-cell table:style-name="ce93" office:value-type="string" calcext:value-type="string">
            <text:p>C33A901D-BCC3-4E7C-80B8-0DCFBB7B8A7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Leichte Abnahme der Bestände</text:p>
          </table:table-cell>
          <table:table-cell table:style-name="ce13" office:value-type="string" calcext:value-type="string">
            <text:p>Légère régression des effectifs</text:p>
          </table:table-cell>
          <table:table-cell table:style-name="ce13" office:value-type="string" calcext:value-type="string">
            <text:p>Leggera diminuzione della consistenza</text:p>
          </table:table-cell>
          <table:table-cell table:number-columns-repeated="1017"/>
        </table:table-row>
        <table:table-row table:style-name="ro1">
          <table:table-cell table:style-name="ce93" office:value-type="string" calcext:value-type="string">
            <text:p>D83B00A9-B5BE-45DF-A438-1C26F2EA759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93" office:value-type="string" calcext:value-type="string">
            <text:p>F45B1A3E-413A-426B-BAA8-AE958E86D30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 iv)</text:p>
          </table:table-cell>
          <table:table-cell table:style-name="ce13" office:value-type="string" calcext:value-type="string">
            <text:p>Natürlicherweise kleines Verbreitungsgebiet in der Schweiz (Tessin)</text:p>
          </table:table-cell>
          <table:table-cell table:style-name="ce13" office:value-type="string" calcext:value-type="string">
            <text:p>Aire naturelle d’occupation très restreinte en Suisse (Tessin)</text:p>
          </table:table-cell>
          <table:table-cell table:style-name="ce13" office:value-type="string" calcext:value-type="string">
            <text:p>Areale di distribuzione naturalmente esiguo in Svizzera (Cantone Ticino)</text:p>
          </table:table-cell>
          <table:table-cell table:number-columns-repeated="1017"/>
        </table:table-row>
        <table:table-row table:style-name="ro1">
          <table:table-cell table:style-name="ce93" office:value-type="string" calcext:value-type="string">
            <text:p>32D53101-0FD8-497A-AD27-3FEA15662D31</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 iv)</text:p>
          </table:table-cell>
          <table:table-cell table:style-name="ce13" table:number-columns-repeated="3"/>
          <table:table-cell table:number-columns-repeated="1017"/>
        </table:table-row>
        <table:table-row table:style-name="ro1">
          <table:table-cell table:style-name="ce93" office:value-type="string" calcext:value-type="string">
            <text:p>EBE2DD4A-1621-419A-A633-898ADC41AE5B</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 iv)</text:p>
          </table:table-cell>
          <table:table-cell table:style-name="ce13" table:number-columns-repeated="3"/>
          <table:table-cell table:number-columns-repeated="1017"/>
        </table:table-row>
        <table:table-row table:style-name="ro1">
          <table:table-cell table:style-name="ce93" office:value-type="string" calcext:value-type="string">
            <text:p>85CE6955-5EF5-476F-A6AB-7C6C9DB953C8</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3c,e</text:p>
          </table:table-cell>
          <table:table-cell table:style-name="ce13" office:value-type="string" calcext:value-type="string">
            <text:p>Unerklärter Rückgang geht vermutlich weiter</text:p>
          </table:table-cell>
          <table:table-cell table:style-name="ce13" office:value-type="string" calcext:value-type="string">
            <text:p>Régression inexpliquée devant probablement se prolonger</text:p>
          </table:table-cell>
          <table:table-cell table:style-name="ce13" office:value-type="string" calcext:value-type="string">
            <text:p>Inspiegabile diminuzione probabilmente tuttora in atto</text:p>
          </table:table-cell>
          <table:table-cell table:number-columns-repeated="1017"/>
        </table:table-row>
        <table:table-row table:style-name="ro1">
          <table:table-cell table:style-name="ce93" office:value-type="string" calcext:value-type="string">
            <text:p>22F8786E-1E39-420C-B267-B9A7F38B9984</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 B2a, B2b(ii, iv)</text:p>
          </table:table-cell>
          <table:table-cell table:style-name="ce13" table:number-columns-repeated="3"/>
          <table:table-cell table:number-columns-repeated="1017"/>
        </table:table-row>
        <table:table-row table:style-name="ro1" table:number-rows-repeated="1048552">
          <table:table-cell table:number-columns-repeated="1024"/>
        </table:table-row>
        <table:table-row table:style-name="ro1">
          <table:table-cell table:number-columns-repeated="1024"/>
        </table:table-row>
        <calcext:conditional-formats>
          <calcext:conditional-format calcext:target-range-address="brutvögel.A17:brutvögel.A23">
            <calcext:condition calcext:apply-style-name="cf1" calcext:value="formula-is(ISERROR('file:///c:/users/alex/rote_listen_2014/importdaten/nicht%20importierte%20daten.xlsx'#duelli_1994.#ref!))" calcext:base-cell-address="brutvögel.A17"/>
          </calcext:conditional-format>
          <calcext:conditional-format calcext:target-range-address="brutvögel.A2:brutvögel.A16">
            <calcext:condition calcext:apply-style-name="cf1" calcext:value="formula-is(ISERROR('file:///c:/users/alex/rote_listen_2014/importdaten/nicht%20importierte%20daten.xlsx'#duelli_1994.#ref!))" calcext:base-cell-address="brutvögel.A2"/>
          </calcext:conditional-format>
        </calcext:conditional-formats>
      </table:table>
      <table:table table:name="duelli_1994" table:style-name="ta3">
        <table:table-column table:style-name="co7" table:default-cell-style-name="ce97"/>
        <table:table-column table:style-name="co16" table:default-cell-style-name="ce100"/>
        <table:table-column table:style-name="co17" table:default-cell-style-name="ce100"/>
        <table:table-column table:style-name="co18" table:default-cell-style-name="ce100"/>
        <table:table-column table:style-name="co19" table:default-cell-style-name="ce100"/>
        <table:table-column table:style-name="co20" table:default-cell-style-name="ce100"/>
        <table:table-column table:style-name="co14" table:number-columns-repeated="1018" table:default-cell-style-name="ce100"/>
        <table:table-row table:style-name="ro3">
          <table:table-cell table:style-name="ce94" office:value-type="string" calcext:value-type="string">
            <text:p>guid</text:p>
          </table:table-cell>
          <table:table-cell table:style-name="ce98" office:value-type="string" calcext:value-type="string">
            <text:p>Schweiz (codiert)</text:p>
          </table:table-cell>
          <table:table-cell table:style-name="ce98" office:value-type="string" calcext:value-type="string">
            <text:p>Schweiz (uncodiert)</text:p>
          </table:table-cell>
          <table:table-cell table:style-name="ce98" office:value-type="string" calcext:value-type="string">
            <text:p>Remarques</text:p>
          </table:table-cell>
          <table:table-cell table:style-name="ce101" office:value-type="string" calcext:value-type="string">
            <text:p>Bemerkungen</text:p>
          </table:table-cell>
          <table:table-cell table:style-name="ce102" office:value-type="string" calcext:value-type="string">
            <text:p>Osservazioni</text:p>
          </table:table-cell>
          <table:table-cell table:style-name="ce104" table:number-columns-repeated="1018"/>
        </table:table-row>
        <table:table-row table:style-name="ro3">
          <table:table-cell table:style-name="ce95" office:value-type="string" calcext:value-type="string">
            <text:p>798695E7-65EA-4E63-90E4-C8A393233F2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92E310A0-9ADB-402E-B784-C7FEC0107F8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6AF0A479-2B68-43E3-A728-E5B46974BB3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CCDE38DD-1CAB-4ECC-82EC-DDF79CE2F2D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14F7C3A-AC02-4326-B3C9-FF46F939399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A0339A1-60A5-4C57-89D9-4F60E5697E9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7C252678-A214-4288-B9CB-548798762B57</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2E67787C-0870-4E27-85EE-BCCDB3D188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F23550B2-443C-42FE-9BA7-E589285CD88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F6ABE036-6684-445C-8FD3-3693FEEEDE9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1">
          <table:table-cell table:style-name="ce95" office:value-type="string" calcext:value-type="string">
            <text:p>6338BF95-9FB6-43D8-8B57-A0ECBEC44D2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1">
          <table:table-cell table:style-name="ce95" office:value-type="string" calcext:value-type="string">
            <text:p>C9D14FF0-C1B7-4A99-9B43-50F73618D7D7</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1">
          <table:table-cell table:style-name="ce95" office:value-type="string" calcext:value-type="string">
            <text:p>9E0586BE-0CF3-4B6C-92E6-0CAF03E705F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E262605-80D2-4A34-818E-9B32156B64C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3008A349-1730-4BB7-AE44-98111BAD4EA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F551BEE3-6E3E-48AF-AA22-D3BA5F7E769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1">
          <table:table-cell table:style-name="ce95" office:value-type="string" calcext:value-type="string">
            <text:p>2EF8DDF8-5357-4C96-A59D-0BFAC13519C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53C8650-7CFB-46C2-A457-54A7F4A1ABA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8189577-D0BE-40C3-8035-7685E7EC753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4AC8C4A4-8AB1-4B84-A548-566131BFF9A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34A80C57-8C25-4E19-B975-0562854750E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72E0FBEE-64D7-4822-B8F5-B802ACDDC8D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52CB9FE7-BA2D-40CE-AE23-277A1276C410</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1058A86D-2141-47A3-BA4F-2C287697A32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2BC7164C-9CBD-4BE2-BB18-6E76D41B5D76</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1D73B376-066B-4625-A731-9B933038891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1">
          <table:table-cell table:style-name="ce95" office:value-type="string" calcext:value-type="string">
            <text:p>F87CC344-1728-4CCF-B72D-055F2FBBCF7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6C0A43A-285F-445B-94A4-40E9C369443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8DBCB0FD-B7E2-4D2F-A651-2120809B0E53</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19EC7064-792B-4857-8A79-557F63A5995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EDA4141D-B8C1-4239-8342-DA2AC3862A9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B81BF68-5030-4BF6-AD61-B1D22FE821E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77328EA3-4E7B-4881-BB6C-7EE54B65EA37</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05B27C7E-AFF6-4559-9A4C-7182260FBFC0</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FE187783-AA2A-42DB-98BC-820EB41F01A6</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5181A3FF-5846-4798-ADB4-CA307E313730</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DE75BF0E-725C-4AB6-A3D6-1B480EA326D8</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3ABE6448-10F7-40F7-AB5C-1FF74CA7E38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C796D5E-A3F0-436B-8814-D6003D5F017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FA01B80-5458-401F-A4BC-7D45CA606371</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F5CE30A1-315B-4496-9D6B-4598103048BC</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8FC2F17C-59B7-44C6-A2DB-7F41C8F52CF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0E85D0A0-B20D-4832-AFE7-2D91F20437F0</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346FFE91-0078-414A-9E85-7E419146162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D2328A16-99A5-4445-9EEA-0EE21FFB40F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93E768B-12A6-4BD6-919B-FD3A7CBC199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E09CC394-56B3-44A1-B898-FBA79B829F9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8BEDCD80-A73D-48A0-877F-BDBAA9956B1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54CD431-696D-4573-8CF6-02488236C64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B270A03-C666-4C34-827A-A70524C7C1D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CE71E971-C82B-4B18-B731-E43841DD9CC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33BF1A2D-0CDC-48F7-801C-96BEA0D5BF6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999CCA7-3647-4423-894C-4477B5DE3F9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509A18CF-30A8-4AD1-9B54-ED3FE0459B8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D1D2AC0D-EDE9-45A2-9C58-9E3AD9E5CC4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A059AB94-6DC6-47D4-8525-454125EEAA0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A84B426-E275-4E5D-B8D0-9C6FB64072A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EADCE3A1-1FE8-493A-B1AC-7861270AFF8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aysage de haies, combles tranquilles</text:p>
          </table:table-cell>
          <table:table-cell table:style-name="ce12" office:value-type="string" calcext:value-type="string">
            <text:p>heckenreiche Landschaften, ruhige Dachstöcke</text:p>
          </table:table-cell>
          <table:table-cell table:style-name="ce12" office:value-type="string" calcext:value-type="string">
            <text:p>paessaggi ricchi di siepi, solai tranquilli </text:p>
          </table:table-cell>
          <table:table-cell table:number-columns-repeated="1018"/>
        </table:table-row>
        <table:table-row table:style-name="ro3">
          <table:table-cell table:style-name="ce95" office:value-type="string" calcext:value-type="string">
            <text:p>795EA546-A03C-4985-8262-9EBF8E2AAD6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aysage de haies, combles tranquilles</text:p>
          </table:table-cell>
          <table:table-cell table:style-name="ce12" office:value-type="string" calcext:value-type="string">
            <text:p>heckenreiche Landschaften, ruhige Dachstöcke</text:p>
          </table:table-cell>
          <table:table-cell table:style-name="ce12" office:value-type="string" calcext:value-type="string">
            <text:p>paessaggi ricchi di siepi, solai tranquilli </text:p>
          </table:table-cell>
          <table:table-cell table:number-columns-repeated="1018"/>
        </table:table-row>
        <table:table-row table:style-name="ro3">
          <table:table-cell table:style-name="ce95" office:value-type="string" calcext:value-type="string">
            <text:p>3AE131C8-98A4-4224-9C8C-CC38D167F7C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93E5AD40-4279-42B3-ADCA-7B4C342F2E5C</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EDF4C716-9C20-4E1E-A25A-7D493322B83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16CE0EA-C085-466D-9FE0-36837B02121D</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table:number-columns-repeated="3"/>
          <table:table-cell table:number-columns-repeated="1018"/>
        </table:table-row>
        <table:table-row table:style-name="ro3">
          <table:table-cell table:style-name="ce95" office:value-type="string" calcext:value-type="string">
            <text:p>7BA368B8-3A6A-4881-A09D-0ED33AC9A81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2BE19F71-B05E-4433-9C0B-07A8526135DC</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forêts avec arbres à cavités</text:p>
          </table:table-cell>
          <table:table-cell table:style-name="ce12" office:value-type="string" calcext:value-type="string">
            <text:p>baumhöhlenreiche Wälder </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30A69F5D-A76E-4C87-80FD-69B587EA8CC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combles tranquilles</text:p>
          </table:table-cell>
          <table:table-cell table:style-name="ce12" office:value-type="string" calcext:value-type="string">
            <text:p>ruhige Dachstöcke</text:p>
          </table:table-cell>
          <table:table-cell table:style-name="ce12" office:value-type="string" calcext:value-type="string">
            <text:p>solai tranquilli</text:p>
          </table:table-cell>
          <table:table-cell table:number-columns-repeated="1018"/>
        </table:table-row>
        <table:table-row table:style-name="ro3">
          <table:table-cell table:style-name="ce95" office:value-type="string" calcext:value-type="string">
            <text:p>17A067D3-E949-4ACA-9857-BD4672C1EC2C</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table:number-columns-repeated="3"/>
          <table:table-cell table:number-columns-repeated="1018"/>
        </table:table-row>
        <table:table-row table:style-name="ro3">
          <table:table-cell table:style-name="ce95" office:value-type="string" calcext:value-type="string">
            <text:p>086466DC-C2B7-48A1-8DFB-81C05EFF8558</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8E53DABE-68B8-4D4F-B2B6-C11C16F8A4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 cours d'eau naturels</text:p>
          </table:table-cell>
          <table:table-cell table:style-name="ce12" office:value-type="string" calcext:value-type="string">
            <text:p>baumhöhlenreiche Wälder, naturnahe Gewässer</text:p>
          </table:table-cell>
          <table:table-cell table:style-name="ce12" office:value-type="string" calcext:value-type="string">
            <text:p>boschi con alberi ricchi di cavità, corsi e specchi d'acqua naturali</text:p>
          </table:table-cell>
          <table:table-cell table:number-columns-repeated="1018"/>
        </table:table-row>
        <table:table-row table:style-name="ro3">
          <table:table-cell table:style-name="ce95" office:value-type="string" calcext:value-type="string">
            <text:p>D75DE611-8AB9-4244-9BCF-FCC0E0C718BB</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E135C7FE-1974-4D72-89D3-A8132AB6D23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combles tranquilles</text:p>
          </table:table-cell>
          <table:table-cell table:style-name="ce12" office:value-type="string" calcext:value-type="string">
            <text:p>ruhige Dachstöcke</text:p>
          </table:table-cell>
          <table:table-cell table:style-name="ce12" office:value-type="string" calcext:value-type="string">
            <text:p>solai tranquilli</text:p>
          </table:table-cell>
          <table:table-cell table:number-columns-repeated="1018"/>
        </table:table-row>
        <table:table-row table:style-name="ro3">
          <table:table-cell table:style-name="ce95" office:value-type="string" calcext:value-type="string">
            <text:p>9EA612C0-1DCF-4D09-86C6-CEAFC216ED6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aysages ruraux riches en éléments, exploit. extensive</text:p>
          </table:table-cell>
          <table:table-cell table:style-name="ce12" office:value-type="string" calcext:value-type="string">
            <text:p>strukturreiche, extensiv genutzte Kulturlandschaft</text:p>
          </table:table-cell>
          <table:table-cell table:style-name="ce12" office:value-type="string" calcext:value-type="string">
            <text:p>paessaggio agricolo sfruttato estensivamente, ricco di strutture</text:p>
          </table:table-cell>
          <table:table-cell table:number-columns-repeated="1018"/>
        </table:table-row>
        <table:table-row table:style-name="ro3">
          <table:table-cell table:style-name="ce95" office:value-type="string" calcext:value-type="string">
            <text:p>CB842CEA-C331-481B-96CA-03ED4D26E05D</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paysages ruraux riches en éléments, exploit. extensive</text:p>
          </table:table-cell>
          <table:table-cell table:style-name="ce12" office:value-type="string" calcext:value-type="string">
            <text:p>strukturreiche, extensiv genutzte Kulturlandschaft</text:p>
          </table:table-cell>
          <table:table-cell table:style-name="ce12" office:value-type="string" calcext:value-type="string">
            <text:p>paessaggio agricolo sfruttato estensivamente, ricco di strutture</text:p>
          </table:table-cell>
          <table:table-cell table:number-columns-repeated="1018"/>
        </table:table-row>
        <table:table-row table:style-name="ro3">
          <table:table-cell table:style-name="ce95" office:value-type="string" calcext:value-type="string">
            <text:p>8EE578C8-6E6E-4573-AEE8-4D1798318800</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office:value-type="string" calcext:value-type="string">
            <text:p>forêts avec arbres à cavités</text:p>
          </table:table-cell>
          <table:table-cell table:style-name="ce12" office:value-type="string" calcext:value-type="string">
            <text:p>baumhöhlenreiche Wälder</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BE7E5CE2-2580-4103-BF4E-6C070039D38F</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forêts avec arbres à cavités</text:p>
          </table:table-cell>
          <table:table-cell table:style-name="ce12" office:value-type="string" calcext:value-type="string">
            <text:p>baumhöhlenreiche Wälder</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B70A5010-BA03-4A2D-8750-63C069C3F6D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text:p>
          </table:table-cell>
          <table:table-cell table:style-name="ce12" office:value-type="string" calcext:value-type="string">
            <text:p>baumhöhlenreiche Wälder</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6EAF64F1-A37D-4C63-AE88-450D3DB3F650</text:p>
          </table:table-cell>
          <table:table-cell table:style-name="ce12" office:value-type="string" calcext:value-type="string">
            <text:p>n</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87575545-6A00-4815-803B-0DF42028CF4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 et bois mort</text:p>
          </table:table-cell>
          <table:table-cell table:style-name="ce12" office:value-type="string" calcext:value-type="string">
            <text:p>baumhöhlenreiche Wälder mit viel Totholz</text:p>
          </table:table-cell>
          <table:table-cell table:style-name="ce12" office:value-type="string" calcext:value-type="string">
            <text:p>boschi con alberi ricchi di cavità con molto legno morto</text:p>
          </table:table-cell>
          <table:table-cell table:number-columns-repeated="1018"/>
        </table:table-row>
        <table:table-row table:style-name="ro3">
          <table:table-cell table:style-name="ce95" office:value-type="string" calcext:value-type="string">
            <text:p>75F7FF9D-CAB4-4410-9C43-AA5761EA96D0</text:p>
          </table:table-cell>
          <table:table-cell table:style-name="ce12" office:value-type="string" calcext:value-type="string">
            <text:p>n</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2C29B4F0-771F-40CD-AB35-D8AD3BFDA24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 et vergers</text:p>
          </table:table-cell>
          <table:table-cell table:style-name="ce12" office:value-type="string" calcext:value-type="string">
            <text:p>baumhöhlenreiche Wälder und Obstgärten</text:p>
          </table:table-cell>
          <table:table-cell table:style-name="ce12" office:value-type="string" calcext:value-type="string">
            <text:p>boschi e frutteti con alberi ricchi di cavità</text:p>
          </table:table-cell>
          <table:table-cell table:number-columns-repeated="1018"/>
        </table:table-row>
        <table:table-row table:style-name="ro3">
          <table:table-cell table:style-name="ce95" office:value-type="string" calcext:value-type="string">
            <text:p>1929302F-C2A9-4434-AE14-22DF58E8F0C9</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forêts avec arbres à cavités et vergers</text:p>
          </table:table-cell>
          <table:table-cell table:style-name="ce12" office:value-type="string" calcext:value-type="string">
            <text:p>baumhöhlenreiche Wälder und Obstgärten</text:p>
          </table:table-cell>
          <table:table-cell table:style-name="ce12" office:value-type="string" calcext:value-type="string">
            <text:p>boschi e frutteti con alberi ricchi di cavità</text:p>
          </table:table-cell>
          <table:table-cell table:number-columns-repeated="1018"/>
        </table:table-row>
        <table:table-row table:style-name="ro3">
          <table:table-cell table:style-name="ce95" office:value-type="string" calcext:value-type="string">
            <text:p>BB09B090-DA6E-47EB-8D7F-BC597CE011AB</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8BCF1055-5126-4FF4-A44D-4EDAFA2D0E13</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0069914A-E000-4237-83F1-947E9D7A254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15BE99CE-D4E7-43C7-A864-A03308E039D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D6733AF-3425-4952-8A30-3373D45EBA4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B1F2A366-5E94-4F50-A2AD-6DFE7C01EAB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44A19AE3-80BB-4DE7-8F8A-0E51D1CC0B1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naturelles de ruisseaux</text:p>
          </table:table-cell>
          <table:table-cell table:style-name="ce12" office:value-type="string" calcext:value-type="string">
            <text:p>natürliche Bachufer</text:p>
          </table:table-cell>
          <table:table-cell table:style-name="ce12" office:value-type="string" calcext:value-type="string">
            <text:p>rive naturali</text:p>
          </table:table-cell>
          <table:table-cell table:number-columns-repeated="1018"/>
        </table:table-row>
        <table:table-row table:style-name="ro3">
          <table:table-cell table:style-name="ce95" office:value-type="string" calcext:value-type="string">
            <text:p>38CC2439-5F6E-46E5-BC18-2DF3C71E79E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s alluviales avec rives naturelles, manque au TI</text:p>
          </table:table-cell>
          <table:table-cell table:style-name="ce12" office:value-type="string" calcext:value-type="string">
            <text:p>Flussauen mit Wald und natürlichen Ufern, fehlt TI</text:p>
          </table:table-cell>
          <table:table-cell table:style-name="ce12" office:value-type="string" calcext:value-type="string">
            <text:p>rive con boschi, assente nel Ticino</text:p>
          </table:table-cell>
          <table:table-cell table:number-columns-repeated="1018"/>
        </table:table-row>
        <table:table-row table:style-name="ro3">
          <table:table-cell table:style-name="ce95" office:value-type="string" calcext:value-type="string">
            <text:p>6FBCD234-E164-4AFA-B0E9-606D7E91BD0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eulement en Engadine, rare</text:p>
          </table:table-cell>
          <table:table-cell table:style-name="ce12" office:value-type="string" calcext:value-type="string">
            <text:p>nur Engadin, selten</text:p>
          </table:table-cell>
          <table:table-cell table:style-name="ce12" office:value-type="string" calcext:value-type="string">
            <text:p>solo Engadina, raro</text:p>
          </table:table-cell>
          <table:table-cell table:number-columns-repeated="1018"/>
        </table:table-row>
        <table:table-row table:style-name="ro3">
          <table:table-cell table:style-name="ce95" office:value-type="string" calcext:value-type="string">
            <text:p>C75F6303-4CFB-44E1-9CA2-3A93F6A0E4E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4D735AC0-C855-4C12-95D4-6E1B089AB62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161B865-302D-4ECF-9692-DEC431DCEC6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97F102DA-EAFB-4A9B-B45F-37882A49B35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D0DE952-8755-4DD3-BB09-6FEB8DF0CCD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4BD613C-1F03-4907-B7AF-7B590FDCA42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avant 1900, immigration possible, hybridation</text:p>
          </table:table-cell>
          <table:table-cell table:style-name="ce12" office:value-type="string" calcext:value-type="string">
            <text:p>vor 1900 ausgerottet, Einwanderung denkbar, Hybridisierung</text:p>
          </table:table-cell>
          <table:table-cell table:style-name="ce12" office:value-type="string" calcext:value-type="string">
            <text:p>sterminato prima del 1900, immigrazione possibile, ibridazioni</text:p>
          </table:table-cell>
          <table:table-cell table:number-columns-repeated="1018"/>
        </table:table-row>
        <table:table-row table:style-name="ro3">
          <table:table-cell table:style-name="ce95" office:value-type="string" calcext:value-type="string">
            <text:p>4B0227E8-FCE7-49B0-B2A6-6A3FF7A76B2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hybridation</text:p>
          </table:table-cell>
          <table:table-cell table:style-name="ce12" office:value-type="string" calcext:value-type="string">
            <text:p>Hybridisierung</text:p>
          </table:table-cell>
          <table:table-cell table:style-name="ce12" office:value-type="string" calcext:value-type="string">
            <text:p>ibridazioni</text:p>
          </table:table-cell>
          <table:table-cell table:number-columns-repeated="1018"/>
        </table:table-row>
        <table:table-row table:style-name="ro3">
          <table:table-cell table:style-name="ce95" office:value-type="string" calcext:value-type="string">
            <text:p>222E2F44-DD77-4A8D-8818-F0E2544366B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éintroduit</text:p>
          </table:table-cell>
          <table:table-cell table:style-name="ce12" office:value-type="string" calcext:value-type="string">
            <text:p>Wiedereinbürgerung</text:p>
          </table:table-cell>
          <table:table-cell table:style-name="ce12" office:value-type="string" calcext:value-type="string">
            <text:p>reintroduzione</text:p>
          </table:table-cell>
          <table:table-cell table:number-columns-repeated="1018"/>
        </table:table-row>
        <table:table-row table:style-name="ro3">
          <table:table-cell table:style-name="ce95" office:value-type="string" calcext:value-type="string">
            <text:p>2451D8D0-5C76-44D6-8557-71BC91ED0F6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intactes, reproduction empêchée par PCB</text:p>
          </table:table-cell>
          <table:table-cell table:style-name="ce12" office:value-type="string" calcext:value-type="string">
            <text:p>ungestörte Ufer, PCB verhindert Fortpflanzung</text:p>
          </table:table-cell>
          <table:table-cell table:style-name="ce12" office:value-type="string" calcext:value-type="string">
            <text:p>rive naturali, PBC impedisce la riproduzione</text:p>
          </table:table-cell>
          <table:table-cell table:number-columns-repeated="1018"/>
        </table:table-row>
        <table:table-row table:style-name="ro3">
          <table:table-cell table:style-name="ce95" office:value-type="string" calcext:value-type="string">
            <text:p>2826EBAA-EF4F-4FBF-9D56-2D14CCFD7AF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arge variabilité génétique</text:p>
          </table:table-cell>
          <table:table-cell table:style-name="ce12" office:value-type="string" calcext:value-type="string">
            <text:p>breite genetische Variabilität</text:p>
          </table:table-cell>
          <table:table-cell table:style-name="ce12"/>
          <table:table-cell table:number-columns-repeated="1018"/>
        </table:table-row>
        <table:table-row table:style-name="ro3">
          <table:table-cell table:style-name="ce95" office:value-type="string" calcext:value-type="string">
            <text:p>8D543F2A-CCCF-4E53-8D86-A58F314D620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0C91662-6164-4DD5-B021-88DBAFB47F6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exterminé en 1904</text:p>
          </table:table-cell>
          <table:table-cell table:style-name="ce12" office:value-type="string" calcext:value-type="string">
            <text:p>1904 ausgerottet</text:p>
          </table:table-cell>
          <table:table-cell table:style-name="ce12" office:value-type="string" calcext:value-type="string">
            <text:p>scomparso 1904</text:p>
          </table:table-cell>
          <table:table-cell table:number-columns-repeated="1018"/>
        </table:table-row>
        <table:table-row table:style-name="ro3">
          <table:table-cell table:style-name="ce95" office:value-type="string" calcext:value-type="string">
            <text:p>1EFF3E8A-F82E-4412-B0E4-CFDAC5F30E1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aysage rural proche de l'état naturel</text:p>
          </table:table-cell>
          <table:table-cell table:style-name="ce12" office:value-type="string" calcext:value-type="string">
            <text:p>naturnahe Agrarlandschaft</text:p>
          </table:table-cell>
          <table:table-cell table:style-name="ce12" office:value-type="string" calcext:value-type="string">
            <text:p>paesaggio agricolo naturale</text:p>
          </table:table-cell>
          <table:table-cell table:number-columns-repeated="1018"/>
        </table:table-row>
        <table:table-row table:style-name="ro3">
          <table:table-cell table:style-name="ce95" office:value-type="string" calcext:value-type="string">
            <text:p>9FCF8ACD-8160-4C26-92E2-D565D6C7DE9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opulations isolées, myxomatose</text:p>
          </table:table-cell>
          <table:table-cell table:style-name="ce12" office:value-type="string" calcext:value-type="string">
            <text:p>isolierte Population, Myxomatose</text:p>
          </table:table-cell>
          <table:table-cell table:style-name="ce12" office:value-type="string" calcext:value-type="string">
            <text:p>popolazioni isolate, mixomatosi</text:p>
          </table:table-cell>
          <table:table-cell table:number-columns-repeated="1018"/>
        </table:table-row>
        <table:table-row table:style-name="ro3">
          <table:table-cell table:style-name="ce95" office:value-type="string" calcext:value-type="string">
            <text:p>F7EEA679-8AAA-47AE-8406-986ACF09C75E</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C0CEECA-FA3D-4E08-B2BE-34B689DC37A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 sur Salix (saules)</text:p>
          </table:table-cell>
          <table:table-cell table:style-name="ce99" office:value-type="string" calcext:value-type="string">
            <text:p>Sandbewohner, auf Salix</text:p>
          </table:table-cell>
          <table:table-cell table:style-name="ce99" office:value-type="string" calcext:value-type="string">
            <text:p>vive nella sabbia, su Salix</text:p>
          </table:table-cell>
          <table:table-cell table:number-columns-repeated="1018"/>
        </table:table-row>
        <table:table-row table:style-name="ro3">
          <table:table-cell table:style-name="ce95" office:value-type="string" calcext:value-type="string">
            <text:p>17FBDE21-7511-4C17-A42A-B990ACF7B962</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40EF0AB-B6FC-4AD5-8966-4522DC07BF0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 sur Asteraceae</text:p>
          </table:table-cell>
          <table:table-cell table:style-name="ce99" office:value-type="string" calcext:value-type="string">
            <text:p>Sandbewohner, auf Asteraceae</text:p>
          </table:table-cell>
          <table:table-cell table:style-name="ce99" office:value-type="string" calcext:value-type="string">
            <text:p>vive nella sabbia, sulle Asteraceae</text:p>
          </table:table-cell>
          <table:table-cell table:number-columns-repeated="1018"/>
        </table:table-row>
        <table:table-row table:style-name="ro3">
          <table:table-cell table:style-name="ce95" office:value-type="string" calcext:value-type="string">
            <text:p>45EB8869-BA1E-4EEE-A038-0C987803199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habitant des sables</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FC20F6CF-2F07-4B7F-87F9-1B025196B337</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dans le sable, sur Odontites</text:p>
          </table:table-cell>
          <table:table-cell table:style-name="ce99" office:value-type="string" calcext:value-type="string">
            <text:p>Sandbewohner, auf Odontites</text:p>
          </table:table-cell>
          <table:table-cell table:style-name="ce99" office:value-type="string" calcext:value-type="string">
            <text:p>vive nella sabbia, su Odontites</text:p>
          </table:table-cell>
          <table:table-cell table:number-columns-repeated="1018"/>
        </table:table-row>
        <table:table-row table:style-name="ro3">
          <table:table-cell table:style-name="ce95" office:value-type="string" calcext:value-type="string">
            <text:p>01BD27F2-C66C-43E7-A946-34F7492FF26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 sur Asteraceae</text:p>
          </table:table-cell>
          <table:table-cell table:style-name="ce99" office:value-type="string" calcext:value-type="string">
            <text:p>Sandbewohner, auf Asteraceae</text:p>
          </table:table-cell>
          <table:table-cell table:style-name="ce99" office:value-type="string" calcext:value-type="string">
            <text:p>vive nella sabbia, sulle Asteraceae</text:p>
          </table:table-cell>
          <table:table-cell table:number-columns-repeated="1018"/>
        </table:table-row>
        <table:table-row table:style-name="ro3">
          <table:table-cell table:style-name="ce95" office:value-type="string" calcext:value-type="string">
            <text:p>F8118C29-61B9-4E99-81FA-E080BA723F7E</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44B26139-FC36-4254-BACF-8DCF427F69A2</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E596980-94FD-42B7-BAA2-538E79192987</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40170DD6-A83E-4998-9737-B9280C46B67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0E73F42-917B-4F00-B7F1-6D43FCFF8C9B</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B9FF7C7-3ABA-40BB-A2C0-6F0AF450044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7B8A231-AE85-4041-9CDA-D588F7108BBA</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NE</text:p>
          </table:table-cell>
          <table:table-cell table:style-name="ce99" office:value-type="string" calcext:value-type="string">
            <text:p>früher Kt. Neuenburg</text:p>
          </table:table-cell>
          <table:table-cell table:style-name="ce99" office:value-type="string" calcext:value-type="string">
            <text:p>un tempo Canton Neuchàtel</text:p>
          </table:table-cell>
          <table:table-cell table:number-columns-repeated="1018"/>
        </table:table-row>
        <table:table-row table:style-name="ro3">
          <table:table-cell table:style-name="ce95" office:value-type="string" calcext:value-type="string">
            <text:p>EDCE9FE9-C62E-4268-9835-6A9D2796C9C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F5FF57D8-7A4D-40E9-A410-C1971C8D83E8</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8C83E147-AA1A-472B-8865-EF7C652E26A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681AA7FC-C53E-402C-A1C8-794C2198A9B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nid dans galles de roseaux</text:p>
          </table:table-cell>
          <table:table-cell table:style-name="ce99" office:value-type="string" calcext:value-type="string">
            <text:p>Nest in Schilfgallen</text:p>
          </table:table-cell>
          <table:table-cell table:style-name="ce99" office:value-type="string" calcext:value-type="string">
            <text:p>nido nelle galle delle canne</text:p>
          </table:table-cell>
          <table:table-cell table:number-columns-repeated="1018"/>
        </table:table-row>
        <table:table-row table:style-name="ro3">
          <table:table-cell table:style-name="ce95" office:value-type="string" calcext:value-type="string">
            <text:p>F4D968B1-3C8B-4DB5-9FBC-9A06F0953E53</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oselières</text:p>
          </table:table-cell>
          <table:table-cell table:style-name="ce99" office:value-type="string" calcext:value-type="string">
            <text:p>Schilfgebiete</text:p>
          </table:table-cell>
          <table:table-cell table:style-name="ce99" office:value-type="string" calcext:value-type="string">
            <text:p>canneti</text:p>
          </table:table-cell>
          <table:table-cell table:number-columns-repeated="1018"/>
        </table:table-row>
        <table:table-row table:style-name="ro3">
          <table:table-cell table:style-name="ce95" office:value-type="string" calcext:value-type="string">
            <text:p>82388814-CF62-4374-B3BB-A3A857DC520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D157B02-81D2-4CAF-B1F4-59CCC89E049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llium</text:p>
          </table:table-cell>
          <table:table-cell table:style-name="ce99" office:value-type="string" calcext:value-type="string">
            <text:p>auf AIIium</text:p>
          </table:table-cell>
          <table:table-cell table:style-name="ce99" office:value-type="string" calcext:value-type="string">
            <text:p>su Allium</text:p>
          </table:table-cell>
          <table:table-cell table:number-columns-repeated="1018"/>
        </table:table-row>
        <table:table-row table:style-name="ro3">
          <table:table-cell table:style-name="ce95" office:value-type="string" calcext:value-type="string">
            <text:p>4E2F4298-09A2-4A3F-AA1C-13429CD4E06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78E1DCD-87A3-40EA-96C6-120329016B6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F1DB4A3-0DD5-40BB-A4EC-2DDF0C566804</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8FC6339B-CCD4-4CE1-9F55-8862E8AE44C4</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ruciferae</text:p>
          </table:table-cell>
          <table:table-cell table:style-name="ce99" office:value-type="string" calcext:value-type="string">
            <text:p>auf Cruciferae</text:p>
          </table:table-cell>
          <table:table-cell table:style-name="ce99" office:value-type="string" calcext:value-type="string">
            <text:p>sulle Cruciferae</text:p>
          </table:table-cell>
          <table:table-cell table:number-columns-repeated="1018"/>
        </table:table-row>
        <table:table-row table:style-name="ro3">
          <table:table-cell table:style-name="ce95" office:value-type="string" calcext:value-type="string">
            <text:p>8AAF539C-BEF4-4781-AB66-4296AB123ED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E967DB0A-66B6-4EB1-BB62-73EB1B40518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2F22FF34-17E5-4029-A2C8-994650F5E27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7CEF1855-A270-439B-99FE-53E13F541D0B</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2C65ECAE-AE3B-4C78-89D8-E082A1A0FE7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A9CF7EC6-7ED5-4E2C-BC3A-2DEAD3C10EB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E717204B-000D-46BB-8620-10D630DBF4D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61C0D860-B30A-490F-8B5C-C0F8D24C4F5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1DF81AC0-59DE-4AA2-B124-3DB07FF97F8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paragus</text:p>
          </table:table-cell>
          <table:table-cell table:style-name="ce99" office:value-type="string" calcext:value-type="string">
            <text:p>auf Asparagus</text:p>
          </table:table-cell>
          <table:table-cell table:style-name="ce99" office:value-type="string" calcext:value-type="string">
            <text:p>su Asparagus</text:p>
          </table:table-cell>
          <table:table-cell table:number-columns-repeated="1018"/>
        </table:table-row>
        <table:table-row table:style-name="ro3">
          <table:table-cell table:style-name="ce95" office:value-type="string" calcext:value-type="string">
            <text:p>84C72F3D-366E-4E86-9CE3-7412B26D14D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32A3044-7BAD-49A1-BAFF-32093A4B60A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CD4FE22E-572C-4E12-A03B-167AA9A13CD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058BF34-1FD4-4CDE-97EA-71EF02EFCBF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B11DF491-8A8D-43F1-8AA3-603F7490355B</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ampanula</text:p>
          </table:table-cell>
          <table:table-cell table:style-name="ce99" office:value-type="string" calcext:value-type="string">
            <text:p>auf Campanula</text:p>
          </table:table-cell>
          <table:table-cell table:style-name="ce99" office:value-type="string" calcext:value-type="string">
            <text:p>su Campanula</text:p>
          </table:table-cell>
          <table:table-cell table:number-columns-repeated="1018"/>
        </table:table-row>
        <table:table-row table:style-name="ro3">
          <table:table-cell table:style-name="ce95" office:value-type="string" calcext:value-type="string">
            <text:p>A7533ACB-AF55-4A3C-9343-BD6307EE70A2</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A6867164-3B15-40BA-81C7-7C97B655863C</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4D399091-FE51-4512-B831-90D8F947A7E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FB360D51-9817-4A48-A57A-EF07F32B665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4DA4AE7-E641-4DD5-A6E9-660F3D2013C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51B9E2C-A90E-4823-96BC-915257FB368F</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Bryonia</text:p>
          </table:table-cell>
          <table:table-cell table:style-name="ce99" office:value-type="string" calcext:value-type="string">
            <text:p>auf Bryonia</text:p>
          </table:table-cell>
          <table:table-cell table:style-name="ce99" office:value-type="string" calcext:value-type="string">
            <text:p>su Bryonia</text:p>
          </table:table-cell>
          <table:table-cell table:number-columns-repeated="1018"/>
        </table:table-row>
        <table:table-row table:style-name="ro3">
          <table:table-cell table:style-name="ce95" office:value-type="string" calcext:value-type="string">
            <text:p>9E993ED9-7EB2-4A29-9459-875B60104B8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B5BAFE7C-9E4E-4070-B39D-AC3E61112E6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3694B62E-D4E9-4EC8-B441-E5D5CBD3DB7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 sur Calluna</text:p>
          </table:table-cell>
          <table:table-cell table:style-name="ce99" office:value-type="string" calcext:value-type="string">
            <text:p>Sandbewohner, auf Calluna</text:p>
          </table:table-cell>
          <table:table-cell table:style-name="ce99" office:value-type="string" calcext:value-type="string">
            <text:p>vive nella sabbia, su Calluna</text:p>
          </table:table-cell>
          <table:table-cell table:number-columns-repeated="1018"/>
        </table:table-row>
        <table:table-row table:style-name="ro3">
          <table:table-cell table:style-name="ce95" office:value-type="string" calcext:value-type="string">
            <text:p>D3848B9B-E445-447C-B6AC-E68FA4B08EE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nourriture insuffisante</text:p>
          </table:table-cell>
          <table:table-cell table:style-name="ce99" office:value-type="string" calcext:value-type="string">
            <text:p>Nahrungsmangel</text:p>
          </table:table-cell>
          <table:table-cell table:style-name="ce99" office:value-type="string" calcext:value-type="string">
            <text:p>mancanza di nutrimento</text:p>
          </table:table-cell>
          <table:table-cell table:number-columns-repeated="1018"/>
        </table:table-row>
        <table:table-row table:style-name="ro3">
          <table:table-cell table:style-name="ce95" office:value-type="string" calcext:value-type="string">
            <text:p>8D23A0F5-3E9A-4C33-BB82-7E97E9E669D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760C952E-B2EB-4389-87C4-D0CAFFDF477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Dipsacaceae</text:p>
          </table:table-cell>
          <table:table-cell table:style-name="ce99" office:value-type="string" calcext:value-type="string">
            <text:p>auf Dipsacaceae</text:p>
          </table:table-cell>
          <table:table-cell table:style-name="ce99" office:value-type="string" calcext:value-type="string">
            <text:p>sulle Dipsacaceae</text:p>
          </table:table-cell>
          <table:table-cell table:number-columns-repeated="1018"/>
        </table:table-row>
        <table:table-row table:style-name="ro3">
          <table:table-cell table:style-name="ce95" office:value-type="string" calcext:value-type="string">
            <text:p>9901FCCC-C854-4DF9-8C34-911D3FD3AAA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A8B52EBA-5B7C-43E7-9259-BCD78C71951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71398813-F45D-4E7C-86E9-EFA1B0A6009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DE29E410-CB23-4AD9-849F-BBE4D807E7C8</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D9833A23-D500-4502-AD85-9833D84E946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Vicia et Lathyrus</text:p>
          </table:table-cell>
          <table:table-cell table:style-name="ce99" office:value-type="string" calcext:value-type="string">
            <text:p>auf Vicia + Lathyrus</text:p>
          </table:table-cell>
          <table:table-cell table:style-name="ce99" office:value-type="string" calcext:value-type="string">
            <text:p>su Vicia + Lathyrus</text:p>
          </table:table-cell>
          <table:table-cell table:number-columns-repeated="1018"/>
        </table:table-row>
        <table:table-row table:style-name="ro3">
          <table:table-cell table:style-name="ce95" office:value-type="string" calcext:value-type="string">
            <text:p>D65AD83F-84C6-4D92-BE69-4E5957F62CE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8BF8FA04-00DA-4E23-8436-7316D90972B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17239916-1472-4588-B583-A2F240BA5D66</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Scabiosa, prairies sèches</text:p>
          </table:table-cell>
          <table:table-cell table:style-name="ce99" office:value-type="string" calcext:value-type="string">
            <text:p>auf Skabiosa, Trockenwiesen</text:p>
          </table:table-cell>
          <table:table-cell table:style-name="ce99" office:value-type="string" calcext:value-type="string">
            <text:p>su Scabiosa, prati secchi</text:p>
          </table:table-cell>
          <table:table-cell table:number-columns-repeated="1018"/>
        </table:table-row>
        <table:table-row table:style-name="ro3">
          <table:table-cell table:style-name="ce95" office:value-type="string" calcext:value-type="string">
            <text:p>4B5B118E-8145-4006-AF81-AE030ED583B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2A3B66E2-48B6-4DB7-A8E1-918D45C0F70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7EA273D-3B88-4225-9E94-737614E697DD</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D02BD957-15F2-4131-A05E-824D502C47B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ruciferae</text:p>
          </table:table-cell>
          <table:table-cell table:style-name="ce99" office:value-type="string" calcext:value-type="string">
            <text:p>auf Cruciferae</text:p>
          </table:table-cell>
          <table:table-cell table:style-name="ce99" office:value-type="string" calcext:value-type="string">
            <text:p>sulle Cruciferae</text:p>
          </table:table-cell>
          <table:table-cell table:number-columns-repeated="1018"/>
        </table:table-row>
        <table:table-row table:style-name="ro3">
          <table:table-cell table:style-name="ce95" office:value-type="string" calcext:value-type="string">
            <text:p>8E009C16-4B8F-47FB-8C5D-E1B046995340</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A27A459-98D4-4223-A6B7-58B2CFBB313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 sur Salix</text:p>
          </table:table-cell>
          <table:table-cell table:style-name="ce99" office:value-type="string" calcext:value-type="string">
            <text:p>Sandbewohner, auf Salix</text:p>
          </table:table-cell>
          <table:table-cell table:style-name="ce99" office:value-type="string" calcext:value-type="string">
            <text:p>vive nella sabbia, su Salix</text:p>
          </table:table-cell>
          <table:table-cell table:number-columns-repeated="1018"/>
        </table:table-row>
        <table:table-row table:style-name="ro3">
          <table:table-cell table:style-name="ce95" office:value-type="string" calcext:value-type="string">
            <text:p>7F388129-6301-4188-8EC3-C5C81420E533</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Apiaceae</text:p>
          </table:table-cell>
          <table:table-cell table:style-name="ce99" office:value-type="string" calcext:value-type="string">
            <text:p>auf Apiaceae</text:p>
          </table:table-cell>
          <table:table-cell table:style-name="ce99" office:value-type="string" calcext:value-type="string">
            <text:p>sulle Apiaceae</text:p>
          </table:table-cell>
          <table:table-cell table:number-columns-repeated="1018"/>
        </table:table-row>
        <table:table-row table:style-name="ro3">
          <table:table-cell table:style-name="ce95" office:value-type="string" calcext:value-type="string">
            <text:p>EBFC2EF5-5D20-4647-9810-FF1AB3224949</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ampanula</text:p>
          </table:table-cell>
          <table:table-cell table:style-name="ce99" office:value-type="string" calcext:value-type="string">
            <text:p>auf Campanula</text:p>
          </table:table-cell>
          <table:table-cell table:style-name="ce99" office:value-type="string" calcext:value-type="string">
            <text:p>su Campanula</text:p>
          </table:table-cell>
          <table:table-cell table:number-columns-repeated="1018"/>
        </table:table-row>
        <table:table-row table:style-name="ro3">
          <table:table-cell table:style-name="ce95" office:value-type="string" calcext:value-type="string">
            <text:p>A936E03B-6A66-4180-9EA0-D0E849BB9D4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87D7BCEF-A413-46DF-88D0-FAF70BDAE55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392E109A-8527-49BB-989F-3AFC122E65C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DD86DEE-CFA0-49EB-9168-284048928750</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sur Potentilla, prairies sèches</text:p>
          </table:table-cell>
          <table:table-cell table:style-name="ce99" office:value-type="string" calcext:value-type="string">
            <text:p>auf Potentilla, Trockenwiesen</text:p>
          </table:table-cell>
          <table:table-cell table:style-name="ce99" office:value-type="string" calcext:value-type="string">
            <text:p>su Potentilla, prati secchi</text:p>
          </table:table-cell>
          <table:table-cell table:number-columns-repeated="1018"/>
        </table:table-row>
        <table:table-row table:style-name="ro3">
          <table:table-cell table:style-name="ce95" office:value-type="string" calcext:value-type="string">
            <text:p>620EA402-8D9B-4FE1-9495-D1D9F4BF37B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501D9D76-C0FD-4A60-A816-4913275268E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C878F442-0823-4D3D-AE51-DE09063A589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Apiaceae</text:p>
          </table:table-cell>
          <table:table-cell table:style-name="ce99" office:value-type="string" calcext:value-type="string">
            <text:p>auf Apiaceae</text:p>
          </table:table-cell>
          <table:table-cell table:style-name="ce99" office:value-type="string" calcext:value-type="string">
            <text:p>sulle Apiaceae</text:p>
          </table:table-cell>
          <table:table-cell table:number-columns-repeated="1018"/>
        </table:table-row>
        <table:table-row table:style-name="ro3">
          <table:table-cell table:style-name="ce95" office:value-type="string" calcext:value-type="string">
            <text:p>7677378A-79EA-4238-9F6F-A98B742444B8</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0A6B6F14-64B2-4EFD-B050-ED5910F9590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3BEF54B6-5E37-4B47-B403-908828F52097</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8D6646E7-8CC1-485C-8933-F2CBD351C352</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FC0231C9-2A31-47C0-986B-BD8FF3999988</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3E40D8A-64F3-4ACC-9D09-B2BE895FED64</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43A1943E-229E-4CA1-8BCB-E7D29EA35B9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0131F5E0-A671-4389-861B-858A6F36B415</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Mte Generoso, sur Cruciferae</text:p>
          </table:table-cell>
          <table:table-cell table:style-name="ce99" office:value-type="string" calcext:value-type="string">
            <text:p>Mte Generoso, auf Cruciferae</text:p>
          </table:table-cell>
          <table:table-cell table:style-name="ce99" office:value-type="string" calcext:value-type="string">
            <text:p>Monte Generoso, sulle Cruciferae</text:p>
          </table:table-cell>
          <table:table-cell table:number-columns-repeated="1018"/>
        </table:table-row>
        <table:table-row table:style-name="ro3">
          <table:table-cell table:style-name="ce95" office:value-type="string" calcext:value-type="string">
            <text:p>7E5D8343-1D26-4CD0-A59E-D245BD45825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40DB3CCE-05CC-4196-8069-C991B9E13B8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Veronica, prés maigres</text:p>
          </table:table-cell>
          <table:table-cell table:style-name="ce99" office:value-type="string" calcext:value-type="string">
            <text:p>auf Veronica, Magerrasen</text:p>
          </table:table-cell>
          <table:table-cell table:style-name="ce99" office:value-type="string" calcext:value-type="string">
            <text:p>su Veronica, prati magri</text:p>
          </table:table-cell>
          <table:table-cell table:number-columns-repeated="1018"/>
        </table:table-row>
        <table:table-row table:style-name="ro3">
          <table:table-cell table:style-name="ce95" office:value-type="string" calcext:value-type="string">
            <text:p>037653DD-E867-47CA-846E-F8FD1EDF1EA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3B7D8BFB-3943-4667-B815-630F762BF9A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8B8AFF8A-C92A-4A89-BD1A-2E9C96E4352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D5D2C887-7993-4D04-BD54-AC4EE9CF1531</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A469F53-B537-4F00-908C-05185ADE5354</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0962EF74-62A4-45E1-9D66-F6B4A61EA28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A0F3824-7A26-4EA7-BD08-32F1554C046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1181F83-C1D8-47C2-8BE9-03840F664445</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CBAAF8F-DB5F-4CA8-96A5-8111A7A8515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10AD6D6E-208A-4C88-9B3D-74844B78F2E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01E1BF21-BE74-40EA-8658-97DF461F72A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E0CC213-4431-409E-AC0E-DBE2EE42E807</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u VS</text:p>
          </table:table-cell>
          <table:table-cell table:style-name="ce99" office:value-type="string" calcext:value-type="string">
            <text:p>früher Kt. Wallis</text:p>
          </table:table-cell>
          <table:table-cell table:style-name="ce99" office:value-type="string" calcext:value-type="string">
            <text:p>un tempo Vallese</text:p>
          </table:table-cell>
          <table:table-cell table:number-columns-repeated="1018"/>
        </table:table-row>
        <table:table-row table:style-name="ro3">
          <table:table-cell table:style-name="ce95" office:value-type="string" calcext:value-type="string">
            <text:p>7BD95874-32E8-4F20-956E-F216982178E1</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1DAF97CF-55B3-48EF-9F0C-5D06F55BE174</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3D2A276-143B-4998-AD24-C28F4846E61C</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26B3D9B-EF20-4A80-B37E-3E61E421675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34725DB6-BC83-4901-9FFC-8C5B320C80E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610E1D12-69AE-451A-9575-E748E1E53D8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4825542-2E67-4224-8BA9-F42FDABE433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89601B3E-16C7-4AE3-9D9A-A016C9078D0A</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EB8F95F2-2587-47DB-BC02-559C09AB783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36556ADB-32D2-4A8E-8F54-276231A88CE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BA07FCB7-FACA-494B-9E2A-0864C708DBF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A5FB9EF0-955F-4F4E-9001-D2EADD17899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0B09A2D-5046-4725-852D-01F40ED9FAB2</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secs</text:p>
          </table:table-cell>
          <table:table-cell table:style-name="ce99" office:value-type="string" calcext:value-type="string">
            <text:p>Trockenrasen</text:p>
          </table:table-cell>
          <table:table-cell table:style-name="ce99" office:value-type="string" calcext:value-type="string">
            <text:p>prati secchi</text:p>
          </table:table-cell>
          <table:table-cell table:number-columns-repeated="1018"/>
        </table:table-row>
        <table:table-row table:style-name="ro3">
          <table:table-cell table:style-name="ce95" office:value-type="string" calcext:value-type="string">
            <text:p>D4E68CB4-1F95-4BD9-9DF6-A3CF7E3D4B3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21ED81AA-180C-4B0C-8C35-EA7C8710AFC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FD41A609-10AE-4863-A070-87BD6D5ED89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98F7D8A-2831-4F2B-A918-A0B6BA2EB02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maigres, xérophile</text:p>
          </table:table-cell>
          <table:table-cell table:style-name="ce99" office:value-type="string" calcext:value-type="string">
            <text:p>Magerrasen, xerotherm</text:p>
          </table:table-cell>
          <table:table-cell table:style-name="ce99" office:value-type="string" calcext:value-type="string">
            <text:p>prati magri, xerotermi</text:p>
          </table:table-cell>
          <table:table-cell table:number-columns-repeated="1018"/>
        </table:table-row>
        <table:table-row table:style-name="ro3">
          <table:table-cell table:style-name="ce95" office:value-type="string" calcext:value-type="string">
            <text:p>FF2CA193-63DA-4F0D-B666-083E7ABB56F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665AE36E-BEDC-4135-8349-777E4E804D9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BA1A263-8855-4194-ABD9-B8B96B7CEB4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D8F1D419-0547-410F-AE1B-19686957642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B2F1232-301E-4913-AF49-587D65D86A9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s</text:p>
          </table:table-cell>
          <table:table-cell table:style-name="ce99" office:value-type="string" calcext:value-type="string">
            <text:p>Trockenrasen</text:p>
          </table:table-cell>
          <table:table-cell table:style-name="ce99" office:value-type="string" calcext:value-type="string">
            <text:p>prati secchi</text:p>
          </table:table-cell>
          <table:table-cell table:number-columns-repeated="1018"/>
        </table:table-row>
        <table:table-row table:style-name="ro3">
          <table:table-cell table:style-name="ce95" office:value-type="string" calcext:value-type="string">
            <text:p>A632BBD4-4748-478B-9AC6-87D73683355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s, lisières de forêts</text:p>
          </table:table-cell>
          <table:table-cell table:style-name="ce99" office:value-type="string" calcext:value-type="string">
            <text:p>Trockenrasen, Waldränder</text:p>
          </table:table-cell>
          <table:table-cell table:style-name="ce99" office:value-type="string" calcext:value-type="string">
            <text:p>prati secchi, bordi di bosco</text:p>
          </table:table-cell>
          <table:table-cell table:number-columns-repeated="1018"/>
        </table:table-row>
        <table:table-row table:style-name="ro3">
          <table:table-cell table:style-name="ce95" office:value-type="string" calcext:value-type="string">
            <text:p>CCD60B67-1B51-4964-BB91-828978531DD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37D79B8-ABCB-42B7-BF3F-2318058F5A71</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secs, sable</text:p>
          </table:table-cell>
          <table:table-cell table:style-name="ce99" office:value-type="string" calcext:value-type="string">
            <text:p>Trockenrasen, Sand</text:p>
          </table:table-cell>
          <table:table-cell table:style-name="ce99" office:value-type="string" calcext:value-type="string">
            <text:p>prati secchi, sabbia</text:p>
          </table:table-cell>
          <table:table-cell table:number-columns-repeated="1018"/>
        </table:table-row>
        <table:table-row table:style-name="ro3">
          <table:table-cell table:style-name="ce95" office:value-type="string" calcext:value-type="string">
            <text:p>84CBB256-3484-4579-B1DD-C87110B2313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autrefois, canton du TI</text:p>
          </table:table-cell>
          <table:table-cell table:style-name="ce99" office:value-type="string" calcext:value-type="string">
            <text:p>früher Kt. Tessin</text:p>
          </table:table-cell>
          <table:table-cell table:style-name="ce99" office:value-type="string" calcext:value-type="string">
            <text:p>un tempo Canton Ticino</text:p>
          </table:table-cell>
          <table:table-cell table:number-columns-repeated="1018"/>
        </table:table-row>
        <table:table-row table:style-name="ro3">
          <table:table-cell table:style-name="ce95" office:value-type="string" calcext:value-type="string">
            <text:p>C2C503ED-0176-4667-88F8-E42607415098</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88116E71-683E-4063-8A12-92B4394DC90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EE405BC1-DB66-4E71-943D-C53E14D30C7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23F3A1AF-090C-4DB2-84BF-E02A119EA163</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A25120F6-D1DE-4054-BB04-0F93305C216A</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Engadine</text:p>
          </table:table-cell>
          <table:table-cell table:style-name="ce99" office:value-type="string" calcext:value-type="string">
            <text:p>früher Engadin</text:p>
          </table:table-cell>
          <table:table-cell table:style-name="ce99" office:value-type="string" calcext:value-type="string">
            <text:p>un tempo Engadina</text:p>
          </table:table-cell>
          <table:table-cell table:number-columns-repeated="1018"/>
        </table:table-row>
        <table:table-row table:style-name="ro3">
          <table:table-cell table:style-name="ce95" office:value-type="string" calcext:value-type="string">
            <text:p>69F3916F-ABE0-406E-8682-A51521D1CFA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7B628AA2-CDBF-40C8-9244-7A252F7A642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80BEA6F1-0472-4BA6-9A72-22753B2CDA2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CBCECCB7-8731-4F29-B7BA-1AC5E5B0C38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7E5BD23-6FE7-4533-A5CD-A853D628946B</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541093A-5036-458A-99AB-E83E48A24D9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B00BDEA7-9FE5-4FF2-84F3-23675C785A4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2D263BF-2831-4781-AF79-AFDA6AA8F5F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B9D2749-765A-4135-8662-B0052A90406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4435AB3-5BF0-426F-AAF7-8FA605913C60</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7FA48FF8-96AA-46F5-9A08-C331A7908B61</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71876CE1-1762-4D7B-B13E-6E62C9C0C83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341F09CA-E83A-4C9D-9B29-99621E6C6E09</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C002CE12-74B1-40C6-B096-B70BE06262A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3BE76C3E-803E-4A72-B3B5-5C686359B72D</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9DB2415E-B99B-4BBA-9D77-A2E5A04661AB</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B7C3E9C7-47FB-417A-9F5C-D0247586678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régions sablonneuses</text:p>
          </table:table-cell>
          <table:table-cell table:style-name="ce99" office:value-type="string" calcext:value-type="string">
            <text:p>in Sandgebieten</text:p>
          </table:table-cell>
          <table:table-cell table:style-name="ce99" office:value-type="string" calcext:value-type="string">
            <text:p>in zone sabbiose</text:p>
          </table:table-cell>
          <table:table-cell table:number-columns-repeated="1018"/>
        </table:table-row>
        <table:table-row table:style-name="ro3">
          <table:table-cell table:style-name="ce95" office:value-type="string" calcext:value-type="string">
            <text:p>E7FBE641-498B-42BA-AC44-A91B75D67B6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90E115D-B633-4AD9-BE58-6F4DFA928C1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régions sablonneuses</text:p>
          </table:table-cell>
          <table:table-cell table:style-name="ce99" office:value-type="string" calcext:value-type="string">
            <text:p>in Sandgebieten</text:p>
          </table:table-cell>
          <table:table-cell table:style-name="ce99" office:value-type="string" calcext:value-type="string">
            <text:p>in zone sabbiose</text:p>
          </table:table-cell>
          <table:table-cell table:number-columns-repeated="1018"/>
        </table:table-row>
        <table:table-row table:style-name="ro3">
          <table:table-cell table:style-name="ce95" office:value-type="string" calcext:value-type="string">
            <text:p>112E628F-80DE-47E6-86C6-96588D9F2A1E</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72EBCEC1-F952-4A79-99D0-164243A86AD8</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D49DCA9D-BCFC-47D3-AA25-D6C61B8E8473</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633931B-FE05-4AD5-AFB5-15B826BF549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E6BF26AF-B823-4EFA-94E6-E70C65272807</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sur Convolvulus</text:p>
          </table:table-cell>
          <table:table-cell table:style-name="ce99" office:value-type="string" calcext:value-type="string">
            <text:p>auf Convolvulus</text:p>
          </table:table-cell>
          <table:table-cell table:style-name="ce99" office:value-type="string" calcext:value-type="string">
            <text:p>su Convolvulus</text:p>
          </table:table-cell>
          <table:table-cell table:number-columns-repeated="1018"/>
        </table:table-row>
        <table:table-row table:style-name="ro3">
          <table:table-cell table:style-name="ce95" office:value-type="string" calcext:value-type="string">
            <text:p>EEE465BC-7DF5-44DA-84F2-7A2D944C6DCE</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sur Convolvulus</text:p>
          </table:table-cell>
          <table:table-cell table:style-name="ce99" office:value-type="string" calcext:value-type="string">
            <text:p>auf Convolvulus</text:p>
          </table:table-cell>
          <table:table-cell table:style-name="ce99" office:value-type="string" calcext:value-type="string">
            <text:p>su Convolvulus</text:p>
          </table:table-cell>
          <table:table-cell table:number-columns-repeated="1018"/>
        </table:table-row>
        <table:table-row table:style-name="ro3">
          <table:table-cell table:style-name="ce95" office:value-type="string" calcext:value-type="string">
            <text:p>98D7D40E-185D-4C2E-9C1E-2229837B24A5</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Scabiosa</text:p>
          </table:table-cell>
          <table:table-cell table:style-name="ce99" office:value-type="string" calcext:value-type="string">
            <text:p>auf Skabiosa</text:p>
          </table:table-cell>
          <table:table-cell table:style-name="ce99" office:value-type="string" calcext:value-type="string">
            <text:p>su Scabiosa</text:p>
          </table:table-cell>
          <table:table-cell table:number-columns-repeated="1018"/>
        </table:table-row>
        <table:table-row table:style-name="ro3">
          <table:table-cell table:style-name="ce95" office:value-type="string" calcext:value-type="string">
            <text:p>A19EC252-4C63-4817-B18F-7E6F1576C42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 sur Asteraceae</text:p>
          </table:table-cell>
          <table:table-cell table:style-name="ce99" office:value-type="string" calcext:value-type="string">
            <text:p>Sandbewohner, auf Asteraceae</text:p>
          </table:table-cell>
          <table:table-cell table:style-name="ce99" office:value-type="string" calcext:value-type="string">
            <text:p>vive nella sabbia, sulle Asteraceae</text:p>
          </table:table-cell>
          <table:table-cell table:number-columns-repeated="1018"/>
        </table:table-row>
        <table:table-row table:style-name="ro3">
          <table:table-cell table:style-name="ce95" office:value-type="string" calcext:value-type="string">
            <text:p>E32FE589-D0CD-46A3-BC14-37265294A39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Lythrum</text:p>
          </table:table-cell>
          <table:table-cell table:style-name="ce99" office:value-type="string" calcext:value-type="string">
            <text:p>auf Lythrum</text:p>
          </table:table-cell>
          <table:table-cell table:style-name="ce99" office:value-type="string" calcext:value-type="string">
            <text:p>su Lythrum</text:p>
          </table:table-cell>
          <table:table-cell table:number-columns-repeated="1018"/>
        </table:table-row>
        <table:table-row table:style-name="ro3">
          <table:table-cell table:style-name="ce95" office:value-type="string" calcext:value-type="string">
            <text:p>5E813F25-1F06-47B1-8590-99D6E06351A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Odontites</text:p>
          </table:table-cell>
          <table:table-cell table:style-name="ce99" office:value-type="string" calcext:value-type="string">
            <text:p>auf Odontites</text:p>
          </table:table-cell>
          <table:table-cell table:style-name="ce99" office:value-type="string" calcext:value-type="string">
            <text:p>su Odontites</text:p>
          </table:table-cell>
          <table:table-cell table:number-columns-repeated="1018"/>
        </table:table-row>
        <table:table-row table:style-name="ro3">
          <table:table-cell table:style-name="ce95" office:value-type="string" calcext:value-type="string">
            <text:p>760645FA-B8FE-4A51-92A8-E6625D91F07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0BFA8F7-83FD-46FE-8F35-F6996A04EEF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14F5894E-4BE0-4A33-855E-5EFA3B2B30DD</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2C117DFF-DCD4-4127-A714-0E3F94D45D1F</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CD7CAB43-CDA2-4828-87EB-14D4ADDDFF4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F81E0645-3019-4962-86CF-3633B729D04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u Tl</text:p>
          </table:table-cell>
          <table:table-cell table:style-name="ce99" office:value-type="string" calcext:value-type="string">
            <text:p>früher Kt. Tessin</text:p>
          </table:table-cell>
          <table:table-cell table:style-name="ce99" office:value-type="string" calcext:value-type="string">
            <text:p>un tempo Cantone Ticino</text:p>
          </table:table-cell>
          <table:table-cell table:number-columns-repeated="1018"/>
        </table:table-row>
        <table:table-row table:style-name="ro3">
          <table:table-cell table:style-name="ce95" office:value-type="string" calcext:value-type="string">
            <text:p>7DA5B2DC-3609-41F0-A275-BDBC772B43D4</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9AFB294-40AA-4852-B7BC-2AD396894455</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003BEA06-E9CA-480E-B96D-3CAFAA3C6243</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C1F106AC-F08D-4E30-B1E2-32BAFA1E78E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EB97686-2BFE-4EF6-B71A-CCF2664B9C97</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FBD05718-D852-4DAC-8A48-0196D8BC4A8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1B9BBBD-0DBC-4146-B60E-AC5F532274E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DD5541E-53E0-40C5-B4DB-CE477E064A4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BDC9C197-0B9C-4D0B-AE9F-A291AEB1875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DED5F9B-1B6E-4FC9-A297-76A4B171D51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E2FC686-48DB-48E6-B9D7-A06550B394B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C45F978B-8283-4797-8A16-DC381D3287D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3246AEF6-A9C5-457E-8642-695A583AC72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5400193-AD27-4DFB-A906-21BF97A20BFA</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6C055BF0-3DB8-46FA-9763-EBC46F58EEC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8EEBAF6-C3E7-4F90-9BF3-0BE215B9AA8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B568A717-20AB-421B-9DBA-A2E721A72CC5</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9201C966-8FD7-4CDC-9702-B79CDE2159E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48F96584-E969-499C-A40B-595B4FC0E86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CEB96927-DE3C-4F27-B18B-AD9CFB7E9BF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0229D88-559E-4FF5-B49F-ADCB1181CE9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A673434-D18E-4F65-94FB-689C00ECC51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0B46214-B666-4657-B1C9-DB4B42D1F80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E0C50F6-789F-4A5A-8B83-BD30A7CAFB2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AFEDEC88-07AB-4213-868E-C444A94A8F1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CB7D194-767A-4D22-A0EF-1BE59B9D88B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Echium</text:p>
          </table:table-cell>
          <table:table-cell table:style-name="ce99" office:value-type="string" calcext:value-type="string">
            <text:p>auf Echium</text:p>
          </table:table-cell>
          <table:table-cell table:style-name="ce99" office:value-type="string" calcext:value-type="string">
            <text:p>su Echium</text:p>
          </table:table-cell>
          <table:table-cell table:number-columns-repeated="1018"/>
        </table:table-row>
        <table:table-row table:style-name="ro3">
          <table:table-cell table:style-name="ce95" office:value-type="string" calcext:value-type="string">
            <text:p>AAA88F91-CF81-4BE6-86BF-F458385939F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Cruciferae</text:p>
          </table:table-cell>
          <table:table-cell table:style-name="ce99" office:value-type="string" calcext:value-type="string">
            <text:p>auf Cruciferae</text:p>
          </table:table-cell>
          <table:table-cell table:style-name="ce99" office:value-type="string" calcext:value-type="string">
            <text:p>sulle Cruciferae</text:p>
          </table:table-cell>
          <table:table-cell table:number-columns-repeated="1018"/>
        </table:table-row>
        <table:table-row table:style-name="ro3">
          <table:table-cell table:style-name="ce95" office:value-type="string" calcext:value-type="string">
            <text:p>048E043D-4713-4FA3-82CB-2F315208362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0D45A1C-F0D0-434A-A206-EF8DC3557C4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E5B1D8D3-3B1A-4913-96F6-01BBE2905B8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DF630B89-E68A-4845-A58F-B3DD69FB69D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Echium</text:p>
          </table:table-cell>
          <table:table-cell table:style-name="ce99" office:value-type="string" calcext:value-type="string">
            <text:p>auf Echium</text:p>
          </table:table-cell>
          <table:table-cell table:style-name="ce99" office:value-type="string" calcext:value-type="string">
            <text:p>su Echium</text:p>
          </table:table-cell>
          <table:table-cell table:number-columns-repeated="1018"/>
        </table:table-row>
        <table:table-row table:style-name="ro3">
          <table:table-cell table:style-name="ce95" office:value-type="string" calcext:value-type="string">
            <text:p>808D86FA-FD33-4C89-A737-D8E9FEEE419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3264A7A7-EF9F-4363-9084-C0A466B96CD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173891B1-F0A8-4890-BDFC-2C23A48C18BB</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bassin lémanique</text:p>
          </table:table-cell>
          <table:table-cell table:style-name="ce99" office:value-type="string" calcext:value-type="string">
            <text:p>früher um Genfersee</text:p>
          </table:table-cell>
          <table:table-cell table:style-name="ce99" office:value-type="string" calcext:value-type="string">
            <text:p>un tempo attorno al lago Lemano</text:p>
          </table:table-cell>
          <table:table-cell table:number-columns-repeated="1018"/>
        </table:table-row>
        <table:table-row table:style-name="ro3">
          <table:table-cell table:style-name="ce95" office:value-type="string" calcext:value-type="string">
            <text:p>6C29DEDE-9514-4BEB-B55E-D0B12BD5E13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4FA6EC6F-E07E-4AA4-9B9F-DBF82882FCE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text:p>
          </table:table-cell>
          <table:table-cell table:style-name="ce99" office:value-type="string" calcext:value-type="string">
            <text:p>Trockenrasen</text:p>
          </table:table-cell>
          <table:table-cell table:style-name="ce99" office:value-type="string" calcext:value-type="string">
            <text:p>prati secchi</text:p>
          </table:table-cell>
          <table:table-cell table:number-columns-repeated="1018"/>
        </table:table-row>
        <table:table-row table:style-name="ro3">
          <table:table-cell table:style-name="ce95" office:value-type="string" calcext:value-type="string">
            <text:p>7EE60539-ED06-49F9-8895-4EC325CE0438</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2DA89B89-356F-4222-9D85-1380819C57C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61A60EF-1BC8-4DC7-9BC6-808853CDD0B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terrains avec flore rudérale</text:p>
          </table:table-cell>
          <table:table-cell table:style-name="ce99" office:value-type="string" calcext:value-type="string">
            <text:p>Ruderalstellen</text:p>
          </table:table-cell>
          <table:table-cell table:style-name="ce99" office:value-type="string" calcext:value-type="string">
            <text:p>siti ruderali</text:p>
          </table:table-cell>
          <table:table-cell table:number-columns-repeated="1018"/>
        </table:table-row>
        <table:table-row table:style-name="ro3">
          <table:table-cell table:style-name="ce95" office:value-type="string" calcext:value-type="string">
            <text:p>2595A253-EB43-494C-BFAE-C9653E278FC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493A7FF8-7238-4DDD-AA3E-EFB1D058C327</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F316B071-E1A3-4409-A5DD-45E94834DD9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DEC1DF45-4E33-4495-86C3-0D2358D91E5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A2CB0E46-1C6D-4926-BADE-565C84442F63</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023A9664-FBC8-4F51-97B6-2798DD6B873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82CFD40-43A8-4E78-A4CD-57A5C5F2988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B3FA26AC-3AB0-4B1A-AE94-1A62E2A849D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819A0C30-65F7-4567-B80F-BF24C007107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E2B36E29-25C1-461A-814C-1D4F63CD1A2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30D06AD-BA8E-48B3-85FB-2045F8CC5E2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u VS</text:p>
          </table:table-cell>
          <table:table-cell table:style-name="ce99" office:value-type="string" calcext:value-type="string">
            <text:p>früher Kt. Wallis</text:p>
          </table:table-cell>
          <table:table-cell table:style-name="ce99" office:value-type="string" calcext:value-type="string">
            <text:p>un tempo Vallese</text:p>
          </table:table-cell>
          <table:table-cell table:number-columns-repeated="1018"/>
        </table:table-row>
        <table:table-row table:style-name="ro3">
          <table:table-cell table:style-name="ce95" office:value-type="string" calcext:value-type="string">
            <text:p>27113E7A-D086-499A-9B66-408DE707359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45A8444-AABB-4726-8ADB-0DB77390C45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Fabaceae</text:p>
          </table:table-cell>
          <table:table-cell table:style-name="ce99" office:value-type="string" calcext:value-type="string">
            <text:p>auf Fabaceae</text:p>
          </table:table-cell>
          <table:table-cell table:style-name="ce99" office:value-type="string" calcext:value-type="string">
            <text:p>sulle Fabaceae</text:p>
          </table:table-cell>
          <table:table-cell table:number-columns-repeated="1018"/>
        </table:table-row>
        <table:table-row table:style-name="ro3">
          <table:table-cell table:style-name="ce95" office:value-type="string" calcext:value-type="string">
            <text:p>E58ACF27-531B-4D11-B18A-86C47DE7ACD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B2D0E5F7-C34E-4ED5-81E2-13F91BA8C9E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107181B8-E582-4A07-BB70-28E0B4D0A629</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0E0F4372-0709-4554-8921-C2D5E6248FF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ABF0B43D-E00C-4F32-A9E5-465B40A3064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66C2B850-FC04-4F58-9CEE-4779B7E13045</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5178A2F3-87A9-4486-8FEA-770CC5211EB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4F2840FE-86AE-4471-BAEF-EC061D2C283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25E67895-C460-4E9A-879B-6E623C7C9EC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C3D90ED-B77F-470D-AF58-4CA1B5D02299</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canton VS</text:p>
          </table:table-cell>
          <table:table-cell table:style-name="ce99" office:value-type="string" calcext:value-type="string">
            <text:p>früher Kt. Wallis</text:p>
          </table:table-cell>
          <table:table-cell table:style-name="ce99" office:value-type="string" calcext:value-type="string">
            <text:p>un tempo Vallese</text:p>
          </table:table-cell>
          <table:table-cell table:number-columns-repeated="1018"/>
        </table:table-row>
        <table:table-row table:style-name="ro3">
          <table:table-cell table:style-name="ce95" office:value-type="string" calcext:value-type="string">
            <text:p>3C8C1160-C4AD-48BD-B7D6-79F59B2A135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85CE213A-B30B-4F5F-9DA6-5F9187D2C229</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ADCAEC5-A84C-4778-9653-A42493F55D7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canton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E9C2EF28-880C-4885-AF52-CD10DDB1F02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B58AAA1D-D7AD-4B17-BB8E-2C2C8E546DE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87FA7B5-2B84-4161-927F-C8ED0265B9AA</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D16A8960-F953-4389-AE4D-5A170B9104D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6E99BC6-9EAD-4505-983E-594EBA90A77B</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9A9ACA7B-017C-4B1A-B887-8B9B5365793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4C6EE879-298E-443A-B355-6B5621285DD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D8CD722-E495-4290-BCCA-5314C320A41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C5F7111D-86E1-46ED-AE15-A6E71583DD5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19BDCFDE-28DE-44A2-BA2B-007B4175E1B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9CCE270-7947-4351-ADFC-6FA564C460B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1B20CA1-E3D2-4CA3-AB15-95B19760AF2B</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3F982844-1F07-4FD2-9433-DB6ED41FB869</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57C26FB-6165-420D-9978-8B2157F9BF6F</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01CAA9D1-4592-4DF5-889F-7E21210D39F4</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0D4471FE-52D9-4118-8010-50A7FFCF15E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826580F-5654-4EC5-B8BA-B2C120F7C5F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27E39726-CA55-44E3-ACB9-5EDEE696C58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FD86FB02-6890-4F4B-A9B2-1241801E952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canton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DDA96775-1F69-4C5B-9F1A-F3B608A5E9F0</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823469E1-32E4-4BCC-AFFD-BE3ACBB6733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274E7407-3A78-4553-A8F9-BFE4414E560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F56255E-30E8-4AE0-A6DF-903B2142039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BBA20993-2221-447D-802D-BC6ED60BC4E4</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9F06408A-4E64-4815-BAC9-E2302415DFE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205DD47-9E5E-4178-B646-69933F5E3FB6</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41951108-3364-4C8C-BA26-9150AC7A0C90</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au TI, sur Asteraceae</text:p>
          </table:table-cell>
          <table:table-cell table:style-name="ce99" office:value-type="string" calcext:value-type="string">
            <text:p>früher Tessin, auf Asteraceae</text:p>
          </table:table-cell>
          <table:table-cell table:style-name="ce99" office:value-type="string" calcext:value-type="string">
            <text:p>un tempo Ticino, sulle Asteraceae</text:p>
          </table:table-cell>
          <table:table-cell table:number-columns-repeated="1018"/>
        </table:table-row>
        <table:table-row table:style-name="ro3">
          <table:table-cell table:style-name="ce95" office:value-type="string" calcext:value-type="string">
            <text:p>3BCAAF45-3FEA-4B0F-85D0-122DB1410F5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9AA71539-2FF1-4936-8794-B45C36134CBB</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7F60224F-0D02-47CA-93CC-45057C1E70E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sur Malvaceae</text:p>
          </table:table-cell>
          <table:table-cell table:style-name="ce99" office:value-type="string" calcext:value-type="string">
            <text:p>auf Malvaceae</text:p>
          </table:table-cell>
          <table:table-cell table:style-name="ce99" office:value-type="string" calcext:value-type="string">
            <text:p>sulle Malvaceae</text:p>
          </table:table-cell>
          <table:table-cell table:number-columns-repeated="1018"/>
        </table:table-row>
        <table:table-row table:style-name="ro3">
          <table:table-cell table:style-name="ce95" office:value-type="string" calcext:value-type="string">
            <text:p>216AE8C3-AE88-43A9-A320-042454C8594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D7F26D5F-2494-41BD-A8C4-DBC2CB9A11D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24B62BB5-AD9B-4790-8F54-8B1EEB8CC3E6</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47C3A068-705E-40BA-BC46-579EAE64065A</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9DD553E-A0B4-4A11-B003-E00F7274BC15</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terrains avec flore rudérale</text:p>
          </table:table-cell>
          <table:table-cell table:style-name="ce99" office:value-type="string" calcext:value-type="string">
            <text:p>Ruderalstellen</text:p>
          </table:table-cell>
          <table:table-cell table:style-name="ce99" office:value-type="string" calcext:value-type="string">
            <text:p>siti ruderali</text:p>
          </table:table-cell>
          <table:table-cell table:number-columns-repeated="1018"/>
        </table:table-row>
        <table:table-row table:style-name="ro3">
          <table:table-cell table:style-name="ce95" office:value-type="string" calcext:value-type="string">
            <text:p>2439AB0E-79B6-44A3-A0DB-CEC7E2713C4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727588A5-1CBB-4371-B4E1-6DE7A4DAAD5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02AAECAF-08F9-47F1-9BB7-EA3121D7FECF</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61C9B7E-A0D2-4D38-AAEC-92737FA3EED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702AE31-D1F4-42C2-AF54-B7FD0F5B468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C29306C4-951D-483A-8153-A989E829DDC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06BF115-7520-4B2E-BD25-61B3B8872C3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FA369CD-08AF-495F-858D-041D2CAF2B5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60D0DB98-B8D5-45B7-92D9-2190F6D6BD5F</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0B625C80-EFFE-4F73-8F34-60D912F117DA</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23F84230-9F6E-49FE-A162-7A105CFD5220</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762A7C46-761D-4F15-96E4-091047E0137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A4EDB4E9-8D7A-4E5F-8622-3B885E0ADED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A2B33E8-B0F8-431D-97B2-569C1657FF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et pâturages, parasite social obligatoire</text:p>
          </table:table-cell>
          <table:table-cell table:style-name="ce12" office:value-type="string" calcext:value-type="string">
            <text:p>Wiesen und Weiden, obligatorischer Sozialparasit</text:p>
          </table:table-cell>
          <table:table-cell table:style-name="ce12" office:value-type="string" calcext:value-type="string">
            <text:p>prati e pascoli, parassita sociale obbligatorio</text:p>
          </table:table-cell>
          <table:table-cell table:number-columns-repeated="1018"/>
        </table:table-row>
        <table:table-row table:style-name="ro3">
          <table:table-cell table:style-name="ce95" office:value-type="string" calcext:value-type="string">
            <text:p>3E5F5ACA-3132-47DA-A3B1-014589DA285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ênaies pubescentes</text:p>
          </table:table-cell>
          <table:table-cell table:style-name="ce12" office:value-type="string" calcext:value-type="string">
            <text:p>Flaumeichenwälder</text:p>
          </table:table-cell>
          <table:table-cell table:style-name="ce12" office:value-type="string" calcext:value-type="string">
            <text:p>querceti pubescenti</text:p>
          </table:table-cell>
          <table:table-cell table:number-columns-repeated="1018"/>
        </table:table-row>
        <table:table-row table:style-name="ro3">
          <table:table-cell table:style-name="ce95" office:value-type="string" calcext:value-type="string">
            <text:p>C546D586-A90C-4ECB-AF4F-34FC6A83AAE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nids de fourmis des bois, xenobionte</text:p>
          </table:table-cell>
          <table:table-cell table:style-name="ce12" office:value-type="string" calcext:value-type="string">
            <text:p>in Waldameisennestern, xenobiont</text:p>
          </table:table-cell>
          <table:table-cell table:style-name="ce12" office:value-type="string" calcext:value-type="string">
            <text:p>nidi delle formiche dei boschi, xenobionta</text:p>
          </table:table-cell>
          <table:table-cell table:number-columns-repeated="1018"/>
        </table:table-row>
        <table:table-row table:style-name="ro3">
          <table:table-cell table:style-name="ce95" office:value-type="string" calcext:value-type="string">
            <text:p>93A2F57F-B573-4424-8312-DFDDA29B6DB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à petites laîches, chorologie inconnue</text:p>
          </table:table-cell>
          <table:table-cell table:style-name="ce12" office:value-type="string" calcext:value-type="string">
            <text:p>Kleinseggenried, Verbreitung unbekannt</text:p>
          </table:table-cell>
          <table:table-cell table:style-name="ce12" office:value-type="string" calcext:value-type="string">
            <text:p>paludi a piccole carici, corologia sconosciuta</text:p>
          </table:table-cell>
          <table:table-cell table:number-columns-repeated="1018"/>
        </table:table-row>
        <table:table-row table:style-name="ro3">
          <table:table-cell table:style-name="ce95" office:value-type="string" calcext:value-type="string">
            <text:p>DC85947C-86B8-4B9F-B7E3-A545B679FD1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à petites laîches, chorologie inconnue</text:p>
          </table:table-cell>
          <table:table-cell table:style-name="ce12" office:value-type="string" calcext:value-type="string">
            <text:p>Moor, Kleinseggenried, Verbreitung unbekannt</text:p>
          </table:table-cell>
          <table:table-cell table:style-name="ce12" office:value-type="string" calcext:value-type="string">
            <text:p>paludi a piccole carici, corologia sconosciuta</text:p>
          </table:table-cell>
          <table:table-cell table:number-columns-repeated="1018"/>
        </table:table-row>
        <table:table-row table:style-name="ro3">
          <table:table-cell table:style-name="ce95" office:value-type="string" calcext:value-type="string">
            <text:p>D7E74D80-5F8A-4C69-98F7-6AF8012C107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orologie inconnue</text:p>
          </table:table-cell>
          <table:table-cell table:style-name="ce12" office:value-type="string" calcext:value-type="string">
            <text:p>Verbreitung unbekannt</text:p>
          </table:table-cell>
          <table:table-cell table:style-name="ce12" office:value-type="string" calcext:value-type="string">
            <text:p>corologia sconosciuta</text:p>
          </table:table-cell>
          <table:table-cell table:number-columns-repeated="1018"/>
        </table:table-row>
        <table:table-row table:style-name="ro3">
          <table:table-cell table:style-name="ce95" office:value-type="string" calcext:value-type="string">
            <text:p>97047261-A429-4CB5-96FD-0E07D488D09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pâturages, parasite social obligatoire</text:p>
          </table:table-cell>
          <table:table-cell table:style-name="ce12" office:value-type="string" calcext:value-type="string">
            <text:p>Weiden, Wiesen, obligatorischer Sozialparasit</text:p>
          </table:table-cell>
          <table:table-cell table:style-name="ce12" office:value-type="string" calcext:value-type="string">
            <text:p>prati, pascoli, parassita sociale obbligatorio</text:p>
          </table:table-cell>
          <table:table-cell table:number-columns-repeated="1018"/>
        </table:table-row>
        <table:table-row table:style-name="ro3">
          <table:table-cell table:style-name="ce95" office:value-type="string" calcext:value-type="string">
            <text:p>DD82E8F2-5416-4802-B813-BC0A5A9D6D9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231B9C94-BFC9-4B3D-94DA-AD7F1D7980D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euillus</text:p>
          </table:table-cell>
          <table:table-cell table:style-name="ce12" office:value-type="string" calcext:value-type="string">
            <text:p>Laubbäume</text:p>
          </table:table-cell>
          <table:table-cell table:style-name="ce12" office:value-type="string" calcext:value-type="string">
            <text:p>boschi di latifoglie</text:p>
          </table:table-cell>
          <table:table-cell table:number-columns-repeated="1018"/>
        </table:table-row>
        <table:table-row table:style-name="ro3">
          <table:table-cell table:style-name="ce95" office:value-type="string" calcext:value-type="string">
            <text:p>92421C26-E399-4255-BB8A-D3B5E1329E5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52C7E062-107E-42B9-8BD8-2D1A1DB2616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93947727-F447-4213-B9AD-E86012F0AF2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airies maigres, lis. de forêts, parasite social temporaire</text:p>
          </table:table-cell>
          <table:table-cell table:style-name="ce12" office:value-type="string" calcext:value-type="string">
            <text:p>Magerwiesen, Waldränder, temporärer Sozialparasit</text:p>
          </table:table-cell>
          <table:table-cell table:style-name="ce12" office:value-type="string" calcext:value-type="string">
            <text:p>prati magri, bordi di boschi, parassita sociale temporaneo</text:p>
          </table:table-cell>
          <table:table-cell table:number-columns-repeated="1018"/>
        </table:table-row>
        <table:table-row table:style-name="ro3">
          <table:table-cell table:style-name="ce95" office:value-type="string" calcext:value-type="string">
            <text:p>AC20B263-2D38-4D78-B8E2-885576F04F9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parasite social temporaire</text:p>
          </table:table-cell>
          <table:table-cell table:style-name="ce12" office:value-type="string" calcext:value-type="string">
            <text:p>Wälder, temporärer Sozialparasit</text:p>
          </table:table-cell>
          <table:table-cell table:style-name="ce12" office:value-type="string" calcext:value-type="string">
            <text:p>boschi, parassita sociale temporaneo</text:p>
          </table:table-cell>
          <table:table-cell table:number-columns-repeated="1018"/>
        </table:table-row>
        <table:table-row table:style-name="ro3">
          <table:table-cell table:style-name="ce95" office:value-type="string" calcext:value-type="string">
            <text:p>0CDE6392-BF0A-4620-BF7C-D68B8A9B39F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maigres, lis. de forêts, parasite social temporaire</text:p>
          </table:table-cell>
          <table:table-cell table:style-name="ce12" office:value-type="string" calcext:value-type="string">
            <text:p>Magerwiesen, Waldränder, temporärer Sozialparasit</text:p>
          </table:table-cell>
          <table:table-cell table:style-name="ce12" office:value-type="string" calcext:value-type="string">
            <text:p>prati magri, bordi di boschi, parassita sociale temporaneo</text:p>
          </table:table-cell>
          <table:table-cell table:number-columns-repeated="1018"/>
        </table:table-row>
        <table:table-row table:style-name="ro3">
          <table:table-cell table:style-name="ce95" office:value-type="string" calcext:value-type="string">
            <text:p>6095BF4A-C43F-4148-862A-B51E09FB498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parasite social temporaire</text:p>
          </table:table-cell>
          <table:table-cell table:style-name="ce12" office:value-type="string" calcext:value-type="string">
            <text:p>Wälder, temporärer Sozialparasit</text:p>
          </table:table-cell>
          <table:table-cell table:style-name="ce12" office:value-type="string" calcext:value-type="string">
            <text:p>boschi, parassita sociale temporaneo</text:p>
          </table:table-cell>
          <table:table-cell table:number-columns-repeated="1018"/>
        </table:table-row>
        <table:table-row table:style-name="ro3">
          <table:table-cell table:style-name="ce95" office:value-type="string" calcext:value-type="string">
            <text:p>4F74DF70-76AE-4E6E-9E2D-15F2AB7297B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temporärer Sozialparasit</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D4F622A0-3C06-4303-A2AC-5C5E6433ABA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0DFC758D-DCB8-45DD-B968-F73CC5C40F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orologie inconnue</text:p>
          </table:table-cell>
          <table:table-cell table:style-name="ce12" office:value-type="string" calcext:value-type="string">
            <text:p>Verbreitung unbekannt</text:p>
          </table:table-cell>
          <table:table-cell table:style-name="ce12" office:value-type="string" calcext:value-type="string">
            <text:p>corologia sconosciuta</text:p>
          </table:table-cell>
          <table:table-cell table:number-columns-repeated="1018"/>
        </table:table-row>
        <table:table-row table:style-name="ro3">
          <table:table-cell table:style-name="ce95" office:value-type="string" calcext:value-type="string">
            <text:p>FD100D65-EC80-43FB-825E-0135B23B8EA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claires, parasite social temporaire</text:p>
          </table:table-cell>
          <table:table-cell table:style-name="ce12" office:value-type="string" calcext:value-type="string">
            <text:p>lichte Wälder, temporärer Sozialparasit</text:p>
          </table:table-cell>
          <table:table-cell table:style-name="ce12" office:value-type="string" calcext:value-type="string">
            <text:p>boschi radi, parassita sociale temporaneo</text:p>
          </table:table-cell>
          <table:table-cell table:number-columns-repeated="1018"/>
        </table:table-row>
        <table:table-row table:style-name="ro3">
          <table:table-cell table:style-name="ce95" office:value-type="string" calcext:value-type="string">
            <text:p>32FAD3FF-8E30-4AC9-8CB7-31FCEC53388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A94893E5-C69E-4442-B6B1-83037BA2C0A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parasite social obligatoire</text:p>
          </table:table-cell>
          <table:table-cell table:style-name="ce12" office:value-type="string" calcext:value-type="string">
            <text:p>offene Stellen, obligatorischer Sozialparasit</text:p>
          </table:table-cell>
          <table:table-cell table:style-name="ce12" office:value-type="string" calcext:value-type="string">
            <text:p>luoghi aperti, parassita sociale obbligatorio</text:p>
          </table:table-cell>
          <table:table-cell table:number-columns-repeated="1018"/>
        </table:table-row>
        <table:table-row table:style-name="ro3">
          <table:table-cell table:style-name="ce95" office:value-type="string" calcext:value-type="string">
            <text:p>6F275E37-EDC2-48BF-ACDB-E83B84BC0A4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BAFF99F8-13BF-48FE-A2A8-902645E23E7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459B72E7-347A-4492-96E1-BC862CB22D8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94ACD9E-DB52-4C08-8CE6-7D65AF86D69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CD8FB2BA-9EA1-4CA8-8FA0-7CB479678E8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729F2E4A-AC52-43B4-986C-ED9CE8819A7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B028B9B4-2C80-4697-A461-65FEC3A8BD8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F5362DA-8D84-44B1-B383-51202184DB7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987A17D-5D32-48C5-8D45-EAB58E77E14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3A650F78-DC75-47E7-A327-255A623A4F1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 Plateau ?</text:p>
          </table:table-cell>
          <table:table-cell table:style-name="ce12" office:value-type="string" calcext:value-type="string">
            <text:p>im Mittelland und Jura verschwunden?</text:p>
          </table:table-cell>
          <table:table-cell table:style-name="ce12" office:value-type="string" calcext:value-type="string">
            <text:p>scomparsa Giura / Altipiano?</text:p>
          </table:table-cell>
          <table:table-cell table:number-columns-repeated="1018"/>
        </table:table-row>
        <table:table-row table:style-name="ro3">
          <table:table-cell table:style-name="ce95" office:value-type="string" calcext:value-type="string">
            <text:p>2DBD0891-CC48-49B4-BCB0-0D05E0528A7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34AC82B6-3046-4ADE-B2C4-FE3A1DDEFF04</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2BB77652-E400-4CD6-A7BE-A88EFEC2614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8C57476B-B3CC-45C3-8411-98FB4E2C429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F82F9226-F654-4C5E-B9D5-C07BEFA0DA4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C70CDEEC-B8BD-479D-9DC1-D93C257587A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SH) ?</text:p>
          </table:table-cell>
          <table:table-cell table:style-name="ce12" office:value-type="string" calcext:value-type="string">
            <text:p>im Jura (SH) verschwunden ?</text:p>
          </table:table-cell>
          <table:table-cell table:style-name="ce12" office:value-type="string" calcext:value-type="string">
            <text:p>scomparsa dal Giura (SH) ?</text:p>
          </table:table-cell>
          <table:table-cell table:number-columns-repeated="1018"/>
        </table:table-row>
        <table:table-row table:style-name="ro3">
          <table:table-cell table:style-name="ce95" office:value-type="string" calcext:value-type="string">
            <text:p>5289E433-2D6F-4D7D-AB69-9F37CAC28B4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49CBBD95-F1E8-482B-AB53-7259C9713E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34EBBA8B-74F6-4201-B645-776D8E0970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re dans le Jura</text:p>
          </table:table-cell>
          <table:table-cell table:style-name="ce12" office:value-type="string" calcext:value-type="string">
            <text:p>im Jura selten</text:p>
          </table:table-cell>
          <table:table-cell table:style-name="ce12" office:value-type="string" calcext:value-type="string">
            <text:p>rara nel Giura</text:p>
          </table:table-cell>
          <table:table-cell table:number-columns-repeated="1018"/>
        </table:table-row>
        <table:table-row table:style-name="ro3">
          <table:table-cell table:style-name="ce95" office:value-type="string" calcext:value-type="string">
            <text:p>94E449E2-878C-446F-9D52-635897A2B3E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2320F66-23CC-4A57-8C02-8A307EEB309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igrateur occasionnel au nord des Alpes</text:p>
          </table:table-cell>
          <table:table-cell table:style-name="ce12" office:value-type="string" calcext:value-type="string">
            <text:p>gelegentlich als Wanderart nördlich der Alpen</text:p>
          </table:table-cell>
          <table:table-cell table:style-name="ce12" office:value-type="string" calcext:value-type="string">
            <text:p>migratore occasionale al Nord delle Alpi</text:p>
          </table:table-cell>
          <table:table-cell table:number-columns-repeated="1018"/>
        </table:table-row>
        <table:table-row table:style-name="ro3">
          <table:table-cell table:style-name="ce95" office:value-type="string" calcext:value-type="string">
            <text:p>CDE32169-8E75-455B-AC24-1D1364AB42C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0D4AA36A-1BC3-4EE6-9E85-CAEBEBBABFD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EC7E275D-BECD-4A91-9813-DC13A0EA8EC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E5854E5-CB4D-4A8E-953D-2DD20356069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4E72717-5FAB-44C6-ADA7-9711D6C38E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1F4ED241-0A76-4275-AEB3-AD5AD09CCE3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BB8C0C61-5281-41A1-B6CE-F6DD41C7257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60E098E-93B2-4DED-AF19-CD565D3A84A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915ACD5-E6E7-412C-918A-AA9466E3109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55AC88C7-48BA-4EC9-8FC9-FC2BB285F1C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0F89FBFB-F3AB-44FA-A193-771CFCFBBEB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 Plateau?</text:p>
          </table:table-cell>
          <table:table-cell table:style-name="ce12" office:value-type="string" calcext:value-type="string">
            <text:p>im Jura und Mittelland verschwunden?</text:p>
          </table:table-cell>
          <table:table-cell table:style-name="ce12" office:value-type="string" calcext:value-type="string">
            <text:p>scomparsa Giura / Altipiano ?</text:p>
          </table:table-cell>
          <table:table-cell table:number-columns-repeated="1018"/>
        </table:table-row>
        <table:table-row table:style-name="ro3">
          <table:table-cell table:style-name="ce95" office:value-type="string" calcext:value-type="string">
            <text:p>12DFA1FE-59FE-45D8-8736-66C43ACF0FD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6955DF52-2E62-4440-8D84-D25D1E8B551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A65B102C-DADF-4DC1-AE95-8245B57C1F0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02D58061-70D0-4580-AB54-A5A992E9D18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70497115-B99B-4FC5-9F25-1BD47E9A1BF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955F2719-6328-4C44-878A-B69A45B69F51</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table:number-columns-repeated="3"/>
          <table:table-cell table:number-columns-repeated="1018"/>
        </table:table-row>
        <table:table-row table:style-name="ro3">
          <table:table-cell table:style-name="ce95" office:value-type="string" calcext:value-type="string">
            <text:p>D049CA82-6958-4C06-9491-F5B0577A930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737B683E-02A6-42CE-A17F-33A45DA3143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75B0F7C4-F77D-4712-B2D6-0DAB4985B0A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 seule station TI détruite</text:p>
          </table:table-cell>
          <table:table-cell table:style-name="ce12" office:value-type="string" calcext:value-type="string">
            <text:p>einziger Standort im TI zerstört</text:p>
          </table:table-cell>
          <table:table-cell table:style-name="ce12" office:value-type="string" calcext:value-type="string">
            <text:p>l'unica stazione nel TI distrutta</text:p>
          </table:table-cell>
          <table:table-cell table:number-columns-repeated="1018"/>
        </table:table-row>
        <table:table-row table:style-name="ro3">
          <table:table-cell table:style-name="ce95" office:value-type="string" calcext:value-type="string">
            <text:p>AEC064FF-8C43-42FE-9463-956BBA099A9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36D67F79-05CB-46C0-AC26-5EB2565D935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4E2B6326-FBAB-4FF1-B9C9-1F55F59CE267</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87BBE2C8-C228-4AF4-AA79-FC7F449F2507</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164C6190-8F29-4B87-B090-14F95ECB528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re dans le Jura</text:p>
          </table:table-cell>
          <table:table-cell table:style-name="ce12" office:value-type="string" calcext:value-type="string">
            <text:p>im Jura selten</text:p>
          </table:table-cell>
          <table:table-cell table:style-name="ce12" office:value-type="string" calcext:value-type="string">
            <text:p>rara nel Giura</text:p>
          </table:table-cell>
          <table:table-cell table:number-columns-repeated="1018"/>
        </table:table-row>
        <table:table-row table:style-name="ro3">
          <table:table-cell table:style-name="ce95" office:value-type="string" calcext:value-type="string">
            <text:p>84DFE696-6BC1-4892-8753-7BC474229D30</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office:value-type="string" calcext:value-type="string">
            <text:p>1 ou 2 stations (versant N des Alpes)</text:p>
          </table:table-cell>
          <table:table-cell table:style-name="ce12" office:value-type="string" calcext:value-type="string">
            <text:p>1 oder 2 Standorte (nördlich der Alpen)</text:p>
          </table:table-cell>
          <table:table-cell table:style-name="ce12" office:value-type="string" calcext:value-type="string">
            <text:p>1 o 2 stazioni (versante N delle Alpi)</text:p>
          </table:table-cell>
          <table:table-cell table:number-columns-repeated="1018"/>
        </table:table-row>
        <table:table-row table:style-name="ro3">
          <table:table-cell table:style-name="ce95" office:value-type="string" calcext:value-type="string">
            <text:p>71416FC3-C672-4F35-B367-14FB70CC240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rès rare dans le Jura (partie occ.)</text:p>
          </table:table-cell>
          <table:table-cell table:style-name="ce12" office:value-type="string" calcext:value-type="string">
            <text:p>im Jura sehr selten (westlicher Teil)</text:p>
          </table:table-cell>
          <table:table-cell table:style-name="ce12" office:value-type="string" calcext:value-type="string">
            <text:p>molto rara nel Giura (parte occ.)</text:p>
          </table:table-cell>
          <table:table-cell table:number-columns-repeated="1018"/>
        </table:table-row>
        <table:table-row table:style-name="ro3">
          <table:table-cell table:style-name="ce95" office:value-type="string" calcext:value-type="string">
            <text:p>5BDCDE50-D895-4643-A775-FCC81CBAA7E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rès rare dans le Jura (partie occ.)</text:p>
          </table:table-cell>
          <table:table-cell table:style-name="ce12" office:value-type="string" calcext:value-type="string">
            <text:p>im Jura sehr selten (westlicher Teil)</text:p>
          </table:table-cell>
          <table:table-cell table:style-name="ce12" office:value-type="string" calcext:value-type="string">
            <text:p>molto rara nel Giura (parte occ.)</text:p>
          </table:table-cell>
          <table:table-cell table:number-columns-repeated="1018"/>
        </table:table-row>
        <table:table-row table:style-name="ro3">
          <table:table-cell table:style-name="ce95" office:value-type="string" calcext:value-type="string">
            <text:p>25BCA0BB-EA3F-4739-80B9-1E483D26126A</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6A0A835D-7A82-4C92-969A-0ECDE00532EA</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office:value-type="string" calcext:value-type="string">
            <text:p>1 ou 2 stations (versant N des Alpes)</text:p>
          </table:table-cell>
          <table:table-cell table:style-name="ce12" office:value-type="string" calcext:value-type="string">
            <text:p>1 oder 2 Standorte (nördlich der Alpen)</text:p>
          </table:table-cell>
          <table:table-cell table:style-name="ce12" office:value-type="string" calcext:value-type="string">
            <text:p>1 o 2 stazioni (versante N delle Alpi)</text:p>
          </table:table-cell>
          <table:table-cell table:number-columns-repeated="1018"/>
        </table:table-row>
        <table:table-row table:style-name="ro3">
          <table:table-cell table:style-name="ce95" office:value-type="string" calcext:value-type="string">
            <text:p>EB486721-0D8C-4999-97E4-9F4A995D25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3F25C853-1A74-4B72-9FFC-81BC7E42D87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32565353-B891-42A0-9C73-EB39C9F3F19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22D6398-5673-430E-8496-65CE657DC30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58B5EAD2-FF96-47DC-B7B9-8E9F9D8B615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A9AB1E2-92FC-4F07-A01A-D7DE99973BE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55FA365E-B7B5-44FE-8D8C-48B9790EDF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xtrêmement rare dans le Jura</text:p>
          </table:table-cell>
          <table:table-cell table:style-name="ce12" office:value-type="string" calcext:value-type="string">
            <text:p>im Jura sehr selten</text:p>
          </table:table-cell>
          <table:table-cell table:style-name="ce12" office:value-type="string" calcext:value-type="string">
            <text:p>estremamente rara nel Giura</text:p>
          </table:table-cell>
          <table:table-cell table:number-columns-repeated="1018"/>
        </table:table-row>
        <table:table-row table:style-name="ro3">
          <table:table-cell table:style-name="ce95" office:value-type="string" calcext:value-type="string">
            <text:p>9FFE1F0B-7727-49BB-BEF0-085E41E2ABA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94A9493E-D58E-47B0-998F-78770390825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AF96C05-AABA-4D04-A7D6-9D0558AE0D5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745C9EF-AA23-403F-86D3-5EC3A24AF9EB</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868F756E-4AA5-4284-9EC7-4A6334E68A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ud, problème taxonomique</text:p>
          </table:table-cell>
          <table:table-cell table:style-name="ce12" office:value-type="string" calcext:value-type="string">
            <text:p>im Süden taxonomisches Problem</text:p>
          </table:table-cell>
          <table:table-cell table:style-name="ce12" office:value-type="string" calcext:value-type="string">
            <text:p>Sud, problema tassonomico</text:p>
          </table:table-cell>
          <table:table-cell table:number-columns-repeated="1018"/>
        </table:table-row>
        <table:table-row table:style-name="ro3">
          <table:table-cell table:style-name="ce95" office:value-type="string" calcext:value-type="string">
            <text:p>436AEB6E-66B2-4725-A092-1E6DFF59CC1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D812BE40-A70F-4B8D-BD0E-E00B08011E4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595D06E8-BF44-40C3-85F0-D981C540D31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 Plateau ?</text:p>
          </table:table-cell>
          <table:table-cell table:style-name="ce12" office:value-type="string" calcext:value-type="string">
            <text:p>im Mittelland und Jura verschwunden?</text:p>
          </table:table-cell>
          <table:table-cell table:style-name="ce12" office:value-type="string" calcext:value-type="string">
            <text:p>scomparsa Giura / Altipiano ?</text:p>
          </table:table-cell>
          <table:table-cell table:number-columns-repeated="1018"/>
        </table:table-row>
        <table:table-row table:style-name="ro3">
          <table:table-cell table:style-name="ce95" office:value-type="string" calcext:value-type="string">
            <text:p>4F3FE2D3-448E-4714-A259-F93D080DEF9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5A426B93-0813-47D0-9D00-FFDE44CB62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E357F01B-05B5-4260-9818-AED5BB3E389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ud, seulement (VS/VD)</text:p>
          </table:table-cell>
          <table:table-cell table:style-name="ce12" office:value-type="string" calcext:value-type="string">
            <text:p>im Süden nur VD und VS</text:p>
          </table:table-cell>
          <table:table-cell table:style-name="ce12" office:value-type="string" calcext:value-type="string">
            <text:p>Sud, solamente (VS/VD)</text:p>
          </table:table-cell>
          <table:table-cell table:number-columns-repeated="1018"/>
        </table:table-row>
        <table:table-row table:style-name="ro3">
          <table:table-cell table:style-name="ce95" office:value-type="string" calcext:value-type="string">
            <text:p>4B59D373-4513-4707-A82E-22D7407FE8B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05E77E19-BB8D-4375-84C8-17D4BA19448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ésent S des Alpes ?</text:p>
          </table:table-cell>
          <table:table-cell table:style-name="ce12" office:value-type="string" calcext:value-type="string">
            <text:p>Vorkommen südlich der Alpen fraglich</text:p>
          </table:table-cell>
          <table:table-cell table:style-name="ce12" office:value-type="string" calcext:value-type="string">
            <text:p>presente S delle Alpi ?</text:p>
          </table:table-cell>
          <table:table-cell table:number-columns-repeated="1018"/>
        </table:table-row>
        <table:table-row table:style-name="ro3">
          <table:table-cell table:style-name="ce95" office:value-type="string" calcext:value-type="string">
            <text:p>428C2F45-7B9E-400A-91B6-E63DCBCC670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19E60F96-BDF4-4F6F-A5C3-C736B49D405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E42847D-A103-4C2F-B633-330F04F585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9BB2F3B8-4171-4B37-A639-F0F6D1BBB68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B4F2046-0618-4D22-B103-C0494114266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Disparu du Jura / Plateau ?</text:p>
          </table:table-cell>
          <table:table-cell table:style-name="ce12" office:value-type="string" calcext:value-type="string">
            <text:p>im Jura und Mittelland verschwunden?</text:p>
          </table:table-cell>
          <table:table-cell table:style-name="ce12" office:value-type="string" calcext:value-type="string">
            <text:p>scomparsa Giura / Altipiano ?</text:p>
          </table:table-cell>
          <table:table-cell table:number-columns-repeated="1018"/>
        </table:table-row>
        <table:table-row table:style-name="ro3">
          <table:table-cell table:style-name="ce95" office:value-type="string" calcext:value-type="string">
            <text:p>26A43F3D-4972-47BA-B425-018057346B2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3930F9D-5036-42C2-86F5-C95402C3750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06FB0E21-31DF-4D56-83C0-7536DDA02D1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FE1C4FC7-58C2-4CEE-98D4-D11D4C73318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1 seule station au nord des Alpes</text:p>
          </table:table-cell>
          <table:table-cell table:style-name="ce12" office:value-type="string" calcext:value-type="string">
            <text:p>ein einziger Standortnördlich der Alpen</text:p>
          </table:table-cell>
          <table:table-cell table:style-name="ce12" office:value-type="string" calcext:value-type="string">
            <text:p>1 sola stazione al Nord delle Alpi</text:p>
          </table:table-cell>
          <table:table-cell table:number-columns-repeated="1018"/>
        </table:table-row>
        <table:table-row table:style-name="ro3">
          <table:table-cell table:style-name="ce95" office:value-type="string" calcext:value-type="string">
            <text:p>9FBBD927-22EE-4915-B403-1E0392FD4BE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1CDDB623-A6B6-4383-B585-DEDCA1F982D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6FB73749-6763-4CCF-9916-B74487DCE15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F22A6462-134C-4E45-BE22-D881BE32673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C9E53942-8424-4ABF-A8FB-D6CAA328BEB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39F6A924-A6B4-4BDC-966E-B21387E0008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ourbière, ruisseau, large répartition en Suisse</text:p>
          </table:table-cell>
          <table:table-cell table:style-name="ce12" office:value-type="string" calcext:value-type="string">
            <text:p>Torfstiche, Bäche, weite Verbreitung in der Schweiz</text:p>
          </table:table-cell>
          <table:table-cell table:style-name="ce12" office:value-type="string" calcext:value-type="string">
            <text:p>torbiera, ruscello, ampia distribuzione in Svizzera</text:p>
          </table:table-cell>
          <table:table-cell table:number-columns-repeated="1018"/>
        </table:table-row>
        <table:table-row table:style-name="ro3">
          <table:table-cell table:style-name="ce95" office:value-type="string" calcext:value-type="string">
            <text:p>88AE12F3-CCE6-487C-BDC8-C664453C55C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uisseau, populations isolées, reliques</text:p>
          </table:table-cell>
          <table:table-cell table:style-name="ce12" office:value-type="string" calcext:value-type="string">
            <text:p>Bäche, isolierte Restpopulationen</text:p>
          </table:table-cell>
          <table:table-cell table:style-name="ce12" office:value-type="string" calcext:value-type="string">
            <text:p>ruscello, popolazioni isolate relittuali</text:p>
          </table:table-cell>
          <table:table-cell table:number-columns-repeated="1018"/>
        </table:table-row>
        <table:table-row table:style-name="ro3">
          <table:table-cell table:style-name="ce95" office:value-type="string" calcext:value-type="string">
            <text:p>3302492C-0819-4DCD-BCD7-C8C86CE93C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riveraine, mégaphorbiaie, large répartition en Suisse</text:p>
          </table:table-cell>
          <table:table-cell table:style-name="ce12" office:value-type="string" calcext:value-type="string">
            <text:p>Uferwald, Hochstaudenfluren, weite Verbreitung in der Schweiz</text:p>
          </table:table-cell>
          <table:table-cell table:style-name="ce12" office:value-type="string" calcext:value-type="string">
            <text:p>boschi ripuali, Megaforbie (erbe alte), ampia distribuzione in Svizzera</text:p>
          </table:table-cell>
          <table:table-cell table:number-columns-repeated="1018"/>
        </table:table-row>
        <table:table-row table:style-name="ro3">
          <table:table-cell table:style-name="ce95" office:value-type="string" calcext:value-type="string">
            <text:p>C937D76F-F4B9-4D97-9EA9-4ADFF3589A7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ord de ruisseaux et d'étangs, large répartition en Suisse</text:p>
          </table:table-cell>
          <table:table-cell table:style-name="ce12" office:value-type="string" calcext:value-type="string">
            <text:p>Bach- und Teichufer, weite Verbreitung in der Schweiz</text:p>
          </table:table-cell>
          <table:table-cell table:style-name="ce12" office:value-type="string" calcext:value-type="string">
            <text:p>bordi di ruscelli e di stagni, ampia distribuzione in Svizzera</text:p>
          </table:table-cell>
          <table:table-cell table:number-columns-repeated="1018"/>
        </table:table-row>
        <table:table-row table:style-name="ro3">
          <table:table-cell table:style-name="ce95" office:value-type="string" calcext:value-type="string">
            <text:p>796D2080-3267-42F2-BB51-3A5FB675D51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s de marais, broussailles, S de la Suisse occupée par l'espèce en marge de son aire de distribution</text:p>
          </table:table-cell>
          <table:table-cell table:style-name="ce12" office:value-type="string" calcext:value-type="string">
            <text:p>Moorränder, Gestrüppe, süden Schweiz von Art am Rande ihres Verbreitungsgebietes bewohnt</text:p>
          </table:table-cell>
          <table:table-cell table:style-name="ce12" office:value-type="string" calcext:value-type="string">
            <text:p>margini di palude, cespuglieti, S della Svizzera occupate da specie al margine del loro areale di distribuzione</text:p>
          </table:table-cell>
          <table:table-cell table:number-columns-repeated="1018"/>
        </table:table-row>
        <table:table-row table:style-name="ro3">
          <table:table-cell table:style-name="ce95" office:value-type="string" calcext:value-type="string">
            <text:p>6DCE9085-0984-47FB-B3CE-9707D7B6A5A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 de cours d' eau, W de la Suisse occupée par l'espèce en marge de son aire de distribution</text:p>
          </table:table-cell>
          <table:table-cell table:style-name="ce12" office:value-type="string" calcext:value-type="string">
            <text:p>Ränder von Wasserläufen, westen Schweiz von Art am rande ihres Verbreitungsgebiet bewohnt</text:p>
          </table:table-cell>
          <table:table-cell table:style-name="ce12" office:value-type="string" calcext:value-type="string">
            <text:p>bordi di corsi d'acqua, O della Svizzera occupate da specie al margine del loro areale di distribuzione</text:p>
          </table:table-cell>
          <table:table-cell table:number-columns-repeated="1018"/>
        </table:table-row>
        <table:table-row table:style-name="ro3">
          <table:table-cell table:style-name="ce95" office:value-type="string" calcext:value-type="string">
            <text:p>5FBB6A87-3C66-4C81-8027-BFECE5D76E2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alluviale, sol sableux, espèce endémique</text:p>
          </table:table-cell>
          <table:table-cell table:style-name="ce12" office:value-type="string" calcext:value-type="string">
            <text:p>Auenwälder, sandige Böden, endemische Art</text:p>
          </table:table-cell>
          <table:table-cell table:style-name="ce12" office:value-type="string" calcext:value-type="string">
            <text:p>boschi alluvionali, suoli sabbiosi, specie endemiche</text:p>
          </table:table-cell>
          <table:table-cell table:number-columns-repeated="1018"/>
        </table:table-row>
        <table:table-row table:style-name="ro3">
          <table:table-cell table:style-name="ce95" office:value-type="string" calcext:value-type="string">
            <text:p>9A50E183-ABDE-4898-BA55-C03F9FBDFD1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humide ou xérothermique, populations isolées, reliques </text:p>
          </table:table-cell>
          <table:table-cell table:style-name="ce12" office:value-type="string" calcext:value-type="string">
            <text:p>feuchte, wärmeliebende Wälder, isolierte Restpopulationen</text:p>
          </table:table-cell>
          <table:table-cell table:style-name="ce12" office:value-type="string" calcext:value-type="string">
            <text:p>boschi umidi o xerotermici, popolazioni isolate relittuali</text:p>
          </table:table-cell>
          <table:table-cell table:number-columns-repeated="1018"/>
        </table:table-row>
        <table:table-row table:style-name="ro3">
          <table:table-cell table:style-name="ce95" office:value-type="string" calcext:value-type="string">
            <text:p>0BDC7613-FA60-4AAA-B4A5-21EBE8EFB69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hamps cultivés, zones humides, S de la Suisse occupée par l'espèce en marge de son aire de distribution</text:p>
          </table:table-cell>
          <table:table-cell table:style-name="ce12" office:value-type="string" calcext:value-type="string">
            <text:p>Äcker, feuchte Zonen, süden Schweiz von Art am Rande ihres Verbreitungsgebietes bewohnt</text:p>
          </table:table-cell>
          <table:table-cell table:style-name="ce12" office:value-type="string" calcext:value-type="string">
            <text:p>campi coltivati, zone umide, S della Svizzera occupate da specie al margine del loro areale di distribuzione</text:p>
          </table:table-cell>
          <table:table-cell table:number-columns-repeated="1018"/>
        </table:table-row>
        <table:table-row table:style-name="ro3">
          <table:table-cell table:style-name="ce95" office:value-type="string" calcext:value-type="string">
            <text:p>22C197D6-E950-4AAD-88D5-C5F7CFEBA7F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ultures, bord de cours d' eau, </text:p>
          </table:table-cell>
          <table:table-cell table:style-name="ce12" office:value-type="string" calcext:value-type="string">
            <text:p>Landwirtsch. Kulturen, Ränder von Wasserläufen, westen Schweiz von Art am rande ihres Verbreitungsgebiet bewohnt</text:p>
          </table:table-cell>
          <table:table-cell table:style-name="ce12" office:value-type="string" calcext:value-type="string">
            <text:p>colture, bordi di corsi d'acqua, O della Svizzera occupate da specie al margine del loro areale di distribuzione</text:p>
          </table:table-cell>
          <table:table-cell table:number-columns-repeated="1018"/>
        </table:table-row>
        <table:table-row table:style-name="ro3">
          <table:table-cell table:style-name="ce95" office:value-type="string" calcext:value-type="string">
            <text:p>29667A8C-2A4E-4A4A-AAAB-3584234A84F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 large répartition en Suisse</text:p>
          </table:table-cell>
          <table:table-cell table:style-name="ce12" office:value-type="string" calcext:value-type="string">
            <text:p>Torfstiche, weite Verbreitung in der Schweiz</text:p>
          </table:table-cell>
          <table:table-cell table:style-name="ce12" office:value-type="string" calcext:value-type="string">
            <text:p>torbiere, ampia distribuzione in Svizzera</text:p>
          </table:table-cell>
          <table:table-cell table:number-columns-repeated="1018"/>
        </table:table-row>
        <table:table-row table:style-name="ro3">
          <table:table-cell table:style-name="ce95" office:value-type="string" calcext:value-type="string">
            <text:p>E95162FC-2EAA-4DF2-A1C0-C1E8C41E4E7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ourbière, W de la Suisse occupée par l'espèce en marge de son aire de distribution</text:p>
          </table:table-cell>
          <table:table-cell table:style-name="ce12" office:value-type="string" calcext:value-type="string">
            <text:p>Torfstiche, westen Schweiz von Art am rande ihres Verbreitungsgebiet bewohnt</text:p>
          </table:table-cell>
          <table:table-cell table:style-name="ce12" office:value-type="string" calcext:value-type="string">
            <text:p>torbiere, O della Svizzera occupate da specie al margine del loro areale di distribuzione</text:p>
          </table:table-cell>
          <table:table-cell table:number-columns-repeated="1018"/>
        </table:table-row>
        <table:table-row table:style-name="ro3">
          <table:table-cell table:style-name="ce95" office:value-type="string" calcext:value-type="string">
            <text:p>35B48F23-2F8A-4D66-BD2F-47EF9B33E7A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01900438-10E6-4014-97DD-C52F70523A6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 inconnu, populations isolées, reliques</text:p>
          </table:table-cell>
          <table:table-cell table:style-name="ce12" office:value-type="string" calcext:value-type="string">
            <text:p>Biotop unbekannt, isolierte Restpopulationen</text:p>
          </table:table-cell>
          <table:table-cell table:style-name="ce12" office:value-type="string" calcext:value-type="string">
            <text:p>biotopo sconosciuto, popolazioni isolate relittuali</text:p>
          </table:table-cell>
          <table:table-cell table:number-columns-repeated="1018"/>
        </table:table-row>
        <table:table-row table:style-name="ro3">
          <table:table-cell table:style-name="ce95" office:value-type="string" calcext:value-type="string">
            <text:p>7B54A1B5-27EC-4800-B72D-5622B481121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as-marais, E de la Suisse occupée par l'espèce en marge de son aire de distribution</text:p>
          </table:table-cell>
          <table:table-cell table:style-name="ce12" office:value-type="string" calcext:value-type="string">
            <text:p>Niedermoore, osten Schweiz von Art am rande ihres Verbreitungsgebiet bewohnt</text:p>
          </table:table-cell>
          <table:table-cell table:style-name="ce12" office:value-type="string" calcext:value-type="string">
            <text:p>paludi basse, E della Svizzera occupate da specie al margine del loro areale di distribuzione</text:p>
          </table:table-cell>
          <table:table-cell table:number-columns-repeated="1018"/>
        </table:table-row>
        <table:table-row table:style-name="ro3">
          <table:table-cell table:style-name="ce95" office:value-type="string" calcext:value-type="string">
            <text:p>5FAC97AA-0F62-4E47-8F7F-D3C25542D68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avin humide (Fagus, Fraxinus), populations isolées, reliques</text:p>
          </table:table-cell>
          <table:table-cell table:style-name="ce12" office:value-type="string" calcext:value-type="string">
            <text:p>feuchte Schluchten (Fagus, Fraxinus), isolierte Restpopulationen</text:p>
          </table:table-cell>
          <table:table-cell table:style-name="ce12" office:value-type="string" calcext:value-type="string">
            <text:p>forre umide (Fagus, Fraxinus), popolazioni isolate relittuali</text:p>
          </table:table-cell>
          <table:table-cell table:number-columns-repeated="1018"/>
        </table:table-row>
        <table:table-row table:style-name="ro3">
          <table:table-cell table:style-name="ce95" office:value-type="string" calcext:value-type="string">
            <text:p>87A4802F-98F6-4783-A6FC-273A7D0B1D5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P. <text:span text:style-name="T2">sylvestris</text:span><text:span text:style-name="T3"> ou P. </text:span><text:span text:style-name="T4">mugo,</text:span><text:span text:style-name="T3"> E de la Suisse occupée par l'espèce en marge de son aire de distribution</text:span></text:p>
          </table:table-cell>
          <table:table-cell table:style-name="ce12" office:value-type="string" calcext:value-type="string">
            <text:p>Föhrenwälder (P. <text:span text:style-name="T2">sylvestris</text:span><text:span text:style-name="T3"> oder P. </text:span><text:span text:style-name="T4">mugo</text:span><text:span text:style-name="T3">), osten Schweiz von Art am rande ihres Verbreitungsgebiet bewohnt</text:span></text:p>
          </table:table-cell>
          <table:table-cell table:style-name="ce12" office:value-type="string" calcext:value-type="string">
            <text:p>boschi di P. <text:span text:style-name="T2">sylvestris</text:span><text:span text:style-name="T3"> o P. </text:span><text:span text:style-name="T4">mugo, </text:span>E della Svizzera occupate da specie al margine del loro areale di distribuzione</text:p>
          </table:table-cell>
          <table:table-cell table:number-columns-repeated="1018"/>
        </table:table-row>
        <table:table-row table:style-name="ro3">
          <table:table-cell table:style-name="ce95" office:value-type="string" calcext:value-type="string">
            <text:p>D4ADC7D5-FA2F-4E43-9BA4-A445202F877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humide, S de la Suisse occupée par l'espèce en marge de son aire de distribution</text:p>
          </table:table-cell>
          <table:table-cell table:style-name="ce12" office:value-type="string" calcext:value-type="string">
            <text:p>feuchte, wärmeliebende Wälder, süden Schweiz von Art am Rande ihres Verbreitungsgebietes bewohnt</text:p>
          </table:table-cell>
          <table:table-cell table:style-name="ce12" office:value-type="string" calcext:value-type="string">
            <text:p>boschi termofili umidi, S della Svizzera occupate da specie al margine del loro areale di distribuzione</text:p>
          </table:table-cell>
          <table:table-cell table:number-columns-repeated="1018"/>
        </table:table-row>
        <table:table-row table:style-name="ro3">
          <table:table-cell table:style-name="ce95" office:value-type="string" calcext:value-type="string">
            <text:p>C50B4E9A-FB78-4842-BDD4-0B5B52EB86A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S de la Suisse occupée par l'espèce en marge de son aire de distribution</text:p>
          </table:table-cell>
          <table:table-cell table:style-name="ce12" office:value-type="string" calcext:value-type="string">
            <text:p>wärmeliebende Wälder, süden Schweiz von Art am Rande ihres Verbreitungsgebietes bewohnt</text:p>
          </table:table-cell>
          <table:table-cell table:style-name="ce12"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95" office:value-type="string" calcext:value-type="string">
            <text:p>9E99B1EA-1122-4BA4-9A6F-3C4AD289A3C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 inconnu «calcaire», large répartition en Suisse</text:p>
          </table:table-cell>
          <table:table-cell table:style-name="ce12" office:value-type="string" calcext:value-type="string">
            <text:p>Biotop unbekannt, kalkreich, weite Verbreitung in der Schweiz</text:p>
          </table:table-cell>
          <table:table-cell table:style-name="ce12" office:value-type="string" calcext:value-type="string">
            <text:p>biotopo sconosciuto "calcare", ampia distribuzione in Svizzera</text:p>
          </table:table-cell>
          <table:table-cell table:number-columns-repeated="1018"/>
        </table:table-row>
        <table:table-row table:style-name="ro3">
          <table:table-cell table:style-name="ce95" office:value-type="string" calcext:value-type="string">
            <text:p>59243734-9233-4EEC-AB63-1910007B916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rds sableux de fleuves, populations isolées, reliques</text:p>
          </table:table-cell>
          <table:table-cell table:style-name="ce12" office:value-type="string" calcext:value-type="string">
            <text:p>sandige Flussufer, isolierte Restpopulationen</text:p>
          </table:table-cell>
          <table:table-cell table:style-name="ce12" office:value-type="string" calcext:value-type="string">
            <text:p>rive sabbiose di fiumi, popolazioni isolate relittuali</text:p>
          </table:table-cell>
          <table:table-cell table:number-columns-repeated="1018"/>
        </table:table-row>
        <table:table-row table:style-name="ro3">
          <table:table-cell table:style-name="ce95" office:value-type="string" calcext:value-type="string">
            <text:p>C5DB7774-9572-421F-8C38-A2762CA013D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de feuillus avec ruisseau, large répartition en Suisse</text:p>
          </table:table-cell>
          <table:table-cell table:style-name="ce12" office:value-type="string" calcext:value-type="string">
            <text:p>Laubwälder mit Bächen, weite Verbreitung in der Schweiz</text:p>
          </table:table-cell>
          <table:table-cell table:style-name="ce12" office:value-type="string" calcext:value-type="string">
            <text:p>boschi di latifoglie con ruscello, ampia distribuzione in Svizzera</text:p>
          </table:table-cell>
          <table:table-cell table:number-columns-repeated="1018"/>
        </table:table-row>
        <table:table-row table:style-name="ro3">
          <table:table-cell table:style-name="ce95" office:value-type="string" calcext:value-type="string">
            <text:p>C86F6A40-3C4E-4AB2-B0A0-948142FEFF9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marais boisé, S de la Suisse occupée par l'espèce en marge de son aire de distribution</text:p>
          </table:table-cell>
          <table:table-cell table:style-name="ce12" office:value-type="string" calcext:value-type="string">
            <text:p>wärmeliebende Wälder, bewaldete Moore, süden Schweiz von Art am Rande ihres Verbreitungsgebietes bewohnt</text:p>
          </table:table-cell>
          <table:table-cell table:style-name="ce12" office:value-type="string" calcext:value-type="string">
            <text:p>boschi termofili, paludi boscate, S della Svizzera occupate da specie al margine del loro areale di distribuzione</text:p>
          </table:table-cell>
          <table:table-cell table:number-columns-repeated="1018"/>
        </table:table-row>
        <table:table-row table:style-name="ro3">
          <table:table-cell table:style-name="ce95" office:value-type="string" calcext:value-type="string">
            <text:p>72D725F8-8B5C-46B1-9C8D-B16A4C41C4F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 avec limon calcaire, large répartition en Suisse</text:p>
          </table:table-cell>
          <table:table-cell table:style-name="ce12" office:value-type="string" calcext:value-type="string">
            <text:p>Bäche mit kalkhaltigem Schlick, weite Verbreitung in der Schweiz</text:p>
          </table:table-cell>
          <table:table-cell table:style-name="ce12" office:value-type="string" calcext:value-type="string">
            <text:p>ruscelli con limo calcareo, ampia distribuzione in Svizzera</text:p>
          </table:table-cell>
          <table:table-cell table:number-columns-repeated="1018"/>
        </table:table-row>
        <table:table-row table:style-name="ro3">
          <table:table-cell table:style-name="ce95" office:value-type="string" calcext:value-type="string">
            <text:p>A2FA1B3D-DD99-4D29-927A-E4266661A07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thermophile, populations isolées, reliques </text:p>
          </table:table-cell>
          <table:table-cell table:style-name="ce12" office:value-type="string" calcext:value-type="string">
            <text:p>wärmeliebende Wälder, isolierte Restpopulationen</text:p>
          </table:table-cell>
          <table:table-cell table:style-name="ce12" office:value-type="string" calcext:value-type="string">
            <text:p>boschi termofili, popolazioni isolate relittuali</text:p>
          </table:table-cell>
          <table:table-cell table:number-columns-repeated="1018"/>
        </table:table-row>
        <table:table-row table:style-name="ro3">
          <table:table-cell table:style-name="ce95" office:value-type="string" calcext:value-type="string">
            <text:p>87994BFA-3200-49B9-9CA7-38E283AD188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moussue subalpine, large répartition en Suisse</text:p>
          </table:table-cell>
          <table:table-cell table:style-name="ce12" office:value-type="string" calcext:value-type="string">
            <text:p>moosreiche subalpine Wälder, weite Verbreitung in der Schweiz</text:p>
          </table:table-cell>
          <table:table-cell table:style-name="ce12" office:value-type="string" calcext:value-type="string">
            <text:p>boschi subalpini con muschio, ampia distribuzione in Svizzera</text:p>
          </table:table-cell>
          <table:table-cell table:number-columns-repeated="1018"/>
        </table:table-row>
        <table:table-row table:style-name="ro3">
          <table:table-cell table:style-name="ce95" office:value-type="string" calcext:value-type="string">
            <text:p>64CE8523-E967-4AB7-966D-7310F65D82A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de feuillus ou mixte, <text:s/>N de la Suisse occupée par l'espèce en marge de son aire de distribution</text:p>
          </table:table-cell>
          <table:table-cell table:style-name="ce12" office:value-type="string" calcext:value-type="string">
            <text:p>Laub- oder Laubmischwälder, nördlichen Schweiz von Art am Rande ihres Verbreitungsgebietes bewohnt</text:p>
          </table:table-cell>
          <table:table-cell table:style-name="ce12" office:value-type="string" calcext:value-type="string">
            <text:p>boschi di latifoglie o misti, N della Svizzera occupate da specie al margine del loro areale di distribuzione</text:p>
          </table:table-cell>
          <table:table-cell table:number-columns-repeated="1018"/>
        </table:table-row>
        <table:table-row table:style-name="ro3">
          <table:table-cell table:style-name="ce95" office:value-type="string" calcext:value-type="string">
            <text:p>6B739B2B-5400-4EC0-9933-DC11106F555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rd d'étang ou de rivière, large répartition en Suisse</text:p>
          </table:table-cell>
          <table:table-cell table:style-name="ce12" office:value-type="string" calcext:value-type="string">
            <text:p>Teich- oder Flussufer, weite Verbreitung in der Schweiz</text:p>
          </table:table-cell>
          <table:table-cell table:style-name="ce12" office:value-type="string" calcext:value-type="string">
            <text:p>bordi di stagni o di corsi d'acqua, ampia distribuzione in Svizzera</text:p>
          </table:table-cell>
          <table:table-cell table:number-columns-repeated="1018"/>
        </table:table-row>
        <table:table-row table:style-name="ro3">
          <table:table-cell table:style-name="ce95" office:value-type="string" calcext:value-type="string">
            <text:p>F8B39BD2-0AD6-446D-8545-F3B7E713AFE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S de la Suisse occupée par l'espèce en marge de son aire de distribution</text:p>
          </table:table-cell>
          <table:table-cell table:style-name="ce12" office:value-type="string" calcext:value-type="string">
            <text:p>wärmeliebende Wälder, süden Schweiz von Art am Rande ihres Verbreitungsgebietes bewohnt</text:p>
          </table:table-cell>
          <table:table-cell table:style-name="ce12"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95" office:value-type="string" calcext:value-type="string">
            <text:p>86CD5D4C-4D4E-4A9A-AF9E-9E4C1E38E18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de pente, tourbières, large répartition en Suisse</text:p>
          </table:table-cell>
          <table:table-cell table:style-name="ce12" office:value-type="string" calcext:value-type="string">
            <text:p>Hangmoore, Torfstiche, weite Verbreitung in der Schweiz</text:p>
          </table:table-cell>
          <table:table-cell table:style-name="ce12" office:value-type="string" calcext:value-type="string">
            <text:p>paludi in pendio, torbiere, ampia distribuzione in Svizzera</text:p>
          </table:table-cell>
          <table:table-cell table:number-columns-repeated="1018"/>
        </table:table-row>
        <table:table-row table:style-name="ro3">
          <table:table-cell table:style-name="ce95" office:value-type="string" calcext:value-type="string">
            <text:p>30133936-EFAB-4F89-8C6E-6EC359588856</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steppe, populations isolées, reliques</text:p>
          </table:table-cell>
          <table:table-cell table:style-name="ce12" office:value-type="string" calcext:value-type="string">
            <text:p>Steppen, isolierte Restpopulationen</text:p>
          </table:table-cell>
          <table:table-cell table:style-name="ce12" office:value-type="string" calcext:value-type="string">
            <text:p>steppe, popolazioni isolate relittuali</text:p>
          </table:table-cell>
          <table:table-cell table:number-columns-repeated="1018"/>
        </table:table-row>
        <table:table-row table:style-name="ro3">
          <table:table-cell table:style-name="ce95" office:value-type="string" calcext:value-type="string">
            <text:p>5AC779D0-673E-4BA7-BB0C-83ADAC5A6DC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S de la Suisse occupée par l'espèce en marge de son aire de distribution</text:p>
          </table:table-cell>
          <table:table-cell table:style-name="ce12" office:value-type="string" calcext:value-type="string">
            <text:p>wärmeliebende Wälder, süden Schweiz von Art am Rande ihres Verbreitungsgebietes bewohnt</text:p>
          </table:table-cell>
          <table:table-cell table:style-name="ce12"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95" office:value-type="string" calcext:value-type="string">
            <text:p>0BE2EF84-5BA5-4423-9791-4B56818F69A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ure de tourbière, large répartition en Suisse</text:p>
          </table:table-cell>
          <table:table-cell table:style-name="ce12" office:value-type="string" calcext:value-type="string">
            <text:p>Ränder von Torfstichen, weite Verbreitung in der Schweiz</text:p>
          </table:table-cell>
          <table:table-cell table:style-name="ce12" office:value-type="string" calcext:value-type="string">
            <text:p>bordi di torbiera, ampia distribuzione in Svizzera</text:p>
          </table:table-cell>
          <table:table-cell table:number-columns-repeated="1018"/>
        </table:table-row>
        <table:table-row table:style-name="ro3">
          <table:table-cell table:style-name="ce95" office:value-type="string" calcext:value-type="string">
            <text:p>4C1770F8-D72B-4A7B-9771-77CD7B2C027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boulis, prairies alpines sur cristallin, large répartition en Suisse</text:p>
          </table:table-cell>
          <table:table-cell table:style-name="ce12" office:value-type="string" calcext:value-type="string">
            <text:p>Schutt, alpine Wiesen auf kristallinem Untergrund, weite Verbreitung in der Schweiz</text:p>
          </table:table-cell>
          <table:table-cell table:style-name="ce12" office:value-type="string" calcext:value-type="string">
            <text:p>sassaie, praterie alpine su zoccolo cristallino, ampia distribuzione in Svizzera</text:p>
          </table:table-cell>
          <table:table-cell table:number-columns-repeated="1018"/>
        </table:table-row>
        <table:table-row table:style-name="ro3">
          <table:table-cell table:style-name="ce95" office:value-type="string" calcext:value-type="string">
            <text:p>4FB7F2C2-492D-4B90-B1F3-4A46AD4D3C7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fossés, S de la Suisse occupée par l'espèce en marge de son aire de distribution</text:p>
          </table:table-cell>
          <table:table-cell table:style-name="ce12" office:value-type="string" calcext:value-type="string">
            <text:p>Moore, Gräben, süden Schweiz von Art am Rande ihres Verbreitungsgebietes bewohnt</text:p>
          </table:table-cell>
          <table:table-cell table:style-name="ce12" office:value-type="string" calcext:value-type="string">
            <text:p>paludi, fossati, S della Svizzera occupate da specie al margine del loro areale di distribuzione</text:p>
          </table:table-cell>
          <table:table-cell table:number-columns-repeated="1018"/>
        </table:table-row>
        <table:table-row table:style-name="ro3">
          <table:table-cell table:style-name="ce95" office:value-type="string" calcext:value-type="string">
            <text:p>B84B09D4-F16A-4B44-A22D-C8CCB3A1596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xéro-thermophile, populations isolées, reliques</text:p>
          </table:table-cell>
          <table:table-cell table:style-name="ce12" office:value-type="string" calcext:value-type="string">
            <text:p>trockenheit- und wärmeliebende Wälder, isolierte Restpopulationen</text:p>
          </table:table-cell>
          <table:table-cell table:style-name="ce12" office:value-type="string" calcext:value-type="string">
            <text:p>boschi xerotermofili, popolazioni isolate relittuali</text:p>
          </table:table-cell>
          <table:table-cell table:number-columns-repeated="1018"/>
        </table:table-row>
        <table:table-row table:style-name="ro3">
          <table:table-cell table:style-name="ce95" office:value-type="string" calcext:value-type="string">
            <text:p>5C47FD45-22DC-4A6F-B215-A319C45DE0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de résineux, large répartition en Suisse</text:p>
          </table:table-cell>
          <table:table-cell table:style-name="ce12" office:value-type="string" calcext:value-type="string">
            <text:p>Nadelwälder, weite Verbreitung in der Schweiz</text:p>
          </table:table-cell>
          <table:table-cell table:style-name="ce12" office:value-type="string" calcext:value-type="string">
            <text:p>boschi di conifere, ampia distribuzione in Svizzera</text:p>
          </table:table-cell>
          <table:table-cell table:number-columns-repeated="1018"/>
        </table:table-row>
        <table:table-row table:style-name="ro3">
          <table:table-cell table:style-name="ce95" office:value-type="string" calcext:value-type="string">
            <text:p>E2D4E71B-023D-4C11-AF9D-7D049DEC2C9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pré humide, S de la Suisse occupée par l'espèce en marge de son aire de distribution</text:p>
          </table:table-cell>
          <table:table-cell table:style-name="ce12" office:value-type="string" calcext:value-type="string">
            <text:p>Moore, feuchte Wiesen, süden Schweiz von Art am Rande ihres Verbreitungsgebietes bewohnt</text:p>
          </table:table-cell>
          <table:table-cell table:style-name="ce12" office:value-type="string" calcext:value-type="string">
            <text:p>paludi, prati umidi, S della Svizzera occupate da specie al margine del loro areale di distribuzione</text:p>
          </table:table-cell>
          <table:table-cell table:number-columns-repeated="1018"/>
        </table:table-row>
        <table:table-row table:style-name="ro3">
          <table:table-cell table:style-name="ce95" office:value-type="string" calcext:value-type="string">
            <text:p>31D0F7A1-A818-411C-A2AF-997898D5858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boulis calcaire fin, large répartition en Suisse</text:p>
          </table:table-cell>
          <table:table-cell table:style-name="ce12" office:value-type="string" calcext:value-type="string">
            <text:p>feiner Kalkschutt, weite Verbreitung in der Schweiz</text:p>
          </table:table-cell>
          <table:table-cell table:style-name="ce12" office:value-type="string" calcext:value-type="string">
            <text:p>pietraie calcaree fini, ampia distribuzione in Svizzera</text:p>
          </table:table-cell>
          <table:table-cell table:number-columns-repeated="1018"/>
        </table:table-row>
        <table:table-row table:style-name="ro3">
          <table:table-cell table:style-name="ce95" office:value-type="string" calcext:value-type="string">
            <text:p>A5E49534-5878-4641-9873-355BC0F88BE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ourbière, large répartition en Suisse</text:p>
          </table:table-cell>
          <table:table-cell table:style-name="ce12" office:value-type="string" calcext:value-type="string">
            <text:p>Torfstiche, weite Verbreitung in der Schweiz</text:p>
          </table:table-cell>
          <table:table-cell table:style-name="ce12" office:value-type="string" calcext:value-type="string">
            <text:p>torbiere, ampia distribuzione in Svizzera</text:p>
          </table:table-cell>
          <table:table-cell table:number-columns-repeated="1018"/>
        </table:table-row>
        <table:table-row table:style-name="ro3">
          <table:table-cell table:style-name="ce95" office:value-type="string" calcext:value-type="string">
            <text:p>A3B4A82B-09FF-4DC1-9A4C-BEEC238530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 de rivière, S de la Suisse occupée par l'espèce en marge de son aire de distribution</text:p>
          </table:table-cell>
          <table:table-cell table:style-name="ce12" office:value-type="string" calcext:value-type="string">
            <text:p>Flussufer, süden Schweiz von Art am Rande ihres Verbreitungsgebietes bewohnt</text:p>
          </table:table-cell>
          <table:table-cell table:style-name="ce12" office:value-type="string" calcext:value-type="string">
            <text:p>bordi di corsi d'acqua, S della Svizzera occupate da specie al margine del loro areale di distribuzione</text:p>
          </table:table-cell>
          <table:table-cell table:number-columns-repeated="1018"/>
        </table:table-row>
        <table:table-row table:style-name="ro3">
          <table:table-cell table:style-name="ce95" office:value-type="string" calcext:value-type="string">
            <text:p>8171AC62-3140-4876-B1F8-43659CFA68F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s sableux de fleuves, populations isolées, reliques </text:p>
          </table:table-cell>
          <table:table-cell table:style-name="ce12" office:value-type="string" calcext:value-type="string">
            <text:p>sandige Flussufer, isolierte Restpopulationen</text:p>
          </table:table-cell>
          <table:table-cell table:style-name="ce12" office:value-type="string" calcext:value-type="string">
            <text:p>rive sabbiose di fiumi, popolazioni isolate relittuali</text:p>
          </table:table-cell>
          <table:table-cell table:number-columns-repeated="1018"/>
        </table:table-row>
        <table:table-row table:style-name="ro3">
          <table:table-cell table:style-name="ce95" office:value-type="string" calcext:value-type="string">
            <text:p>F0F58402-DB9F-4B49-8E3A-83598676331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ours d'eau, large répartition en Suisse</text:p>
          </table:table-cell>
          <table:table-cell table:style-name="ce12" office:value-type="string" calcext:value-type="string">
            <text:p>Wasserläufe, weite Verbreitung in der Schweiz</text:p>
          </table:table-cell>
          <table:table-cell table:style-name="ce12" office:value-type="string" calcext:value-type="string">
            <text:p>corsi d'acqua, ampia distribuzione in Svizzera</text:p>
          </table:table-cell>
          <table:table-cell table:number-columns-repeated="1018"/>
        </table:table-row>
        <table:table-row table:style-name="ro3">
          <table:table-cell table:style-name="ce95" office:value-type="string" calcext:value-type="string">
            <text:p>DC59F8E3-E4A8-4CC7-8957-1904C3DE0A0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pré inondé, S de la Suisse occupée par l'espèce en marge de son aire de distribution</text:p>
          </table:table-cell>
          <table:table-cell table:style-name="ce12" office:value-type="string" calcext:value-type="string">
            <text:p>Moore, überschwemmte Wiesen, süden Schweiz von Art am Rande ihres Verbreitungsgebietes bewohnt</text:p>
          </table:table-cell>
          <table:table-cell table:style-name="ce12" office:value-type="string" calcext:value-type="string">
            <text:p>paludi, prati inondati, S della Svizzera occupate da specie al margine del loro areale di distribuzione</text:p>
          </table:table-cell>
          <table:table-cell table:number-columns-repeated="1018"/>
        </table:table-row>
        <table:table-row table:style-name="ro3">
          <table:table-cell table:style-name="ce95" office:value-type="string" calcext:value-type="string">
            <text:p>4F0A8AB0-3CCD-421C-9D0D-8D451337459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rairie en pente, ruisseau, E de la Suisse occupée par l'espèce en marge de son aire de distribution</text:p>
          </table:table-cell>
          <table:table-cell table:style-name="ce12" office:value-type="string" calcext:value-type="string">
            <text:p>Hangwiesen, Bäche, osten Schweiz von Art am rande ihres Verbreitungsgebiet bewohnt</text:p>
          </table:table-cell>
          <table:table-cell table:style-name="ce12" office:value-type="string" calcext:value-type="string">
            <text:p>praterie in pendio, ruscelli, E della Svizzera occupate da specie al margine del loro areale di distribuzione</text:p>
          </table:table-cell>
          <table:table-cell table:number-columns-repeated="1018"/>
        </table:table-row>
        <table:table-row table:style-name="ro3">
          <table:table-cell table:style-name="ce95" office:value-type="string" calcext:value-type="string">
            <text:p>799FD688-AE8A-4B21-96DC-163A9A5A5B3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iotope inconnu, S de la Suisse occupée par l'espèce en marge de son aire de distribution</text:p>
          </table:table-cell>
          <table:table-cell table:style-name="ce12" office:value-type="string" calcext:value-type="string">
            <text:p>Biotop unbekannt, süden Schweiz von Art am Rande ihres Verbreitungsgebietes bewohnt</text:p>
          </table:table-cell>
          <table:table-cell table:style-name="ce12" office:value-type="string" calcext:value-type="string">
            <text:p>biotopo sconosciuto, S della Svizzera occupate da specie al margine del loro areale di distribuzione</text:p>
          </table:table-cell>
          <table:table-cell table:number-columns-repeated="1018"/>
        </table:table-row>
        <table:table-row table:style-name="ro3">
          <table:table-cell table:style-name="ce95" office:value-type="string" calcext:value-type="string">
            <text:p>168CAA07-E3F4-4D54-8B74-0E85D196A0D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thermophile de Pinus, large répartition en Suisse</text:p>
          </table:table-cell>
          <table:table-cell table:style-name="ce12" office:value-type="string" calcext:value-type="string">
            <text:p>wärmeliebende Föhrenwälder, weite Verbreitung in der Schweiz</text:p>
          </table:table-cell>
          <table:table-cell table:style-name="ce12" office:value-type="string" calcext:value-type="string">
            <text:p>boschi termofili di Pinus, ampia distribuzione in Svizzera</text:p>
          </table:table-cell>
          <table:table-cell table:number-columns-repeated="1018"/>
        </table:table-row>
        <table:table-row table:style-name="ro3">
          <table:table-cell table:style-name="ce95" office:value-type="string" calcext:value-type="string">
            <text:p>4DE9E29B-DCE3-4360-AE33-0D5B26CCA45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vins humides sur calcaire, large répartition en Suisse</text:p>
          </table:table-cell>
          <table:table-cell table:style-name="ce12" office:value-type="string" calcext:value-type="string">
            <text:p>feuchte Schluchten auf kalkhaltigem Untergrund, weite Verbreitung in der Schweiz</text:p>
          </table:table-cell>
          <table:table-cell table:style-name="ce12" office:value-type="string" calcext:value-type="string">
            <text:p>forre umide su calcare, ampia distribuzione in Svizzera</text:p>
          </table:table-cell>
          <table:table-cell table:number-columns-repeated="1018"/>
        </table:table-row>
        <table:table-row table:style-name="ro3">
          <table:table-cell table:style-name="ce95" office:value-type="string" calcext:value-type="string">
            <text:p>2CC442B8-BA93-494E-AEEC-9E063F45859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cours d' eau, large répartition en Suisse</text:p>
          </table:table-cell>
          <table:table-cell table:style-name="ce12" office:value-type="string" calcext:value-type="string">
            <text:p>Wasserläufe, weite Verbreitung in der Schweiz</text:p>
          </table:table-cell>
          <table:table-cell table:style-name="ce12" office:value-type="string" calcext:value-type="string">
            <text:p>corsi d'acqua, ampia distribuzione in Svizzera</text:p>
          </table:table-cell>
          <table:table-cell table:number-columns-repeated="1018"/>
        </table:table-row>
        <table:table-row table:style-name="ro3">
          <table:table-cell table:style-name="ce95" office:value-type="string" calcext:value-type="string">
            <text:p>44BA8A3C-80A3-407F-85ED-C3E4A9881D7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étage alpin supérieur, espèce endémique</text:p>
          </table:table-cell>
          <table:table-cell table:style-name="ce12" office:value-type="string" calcext:value-type="string">
            <text:p>obere alpine Stufe, endemische Art</text:p>
          </table:table-cell>
          <table:table-cell table:style-name="ce12" office:value-type="string" calcext:value-type="string">
            <text:p>piano alpino superiore, specie endemiche <text:s text:c="26"/></text:p>
          </table:table-cell>
          <table:table-cell table:number-columns-repeated="1018"/>
        </table:table-row>
        <table:table-row table:style-name="ro3">
          <table:table-cell table:style-name="ce95" office:value-type="string" calcext:value-type="string">
            <text:p>9A2E2F14-D345-4952-B204-589CB135347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de feuillus, large répartition en Suisse</text:p>
          </table:table-cell>
          <table:table-cell table:style-name="ce12" office:value-type="string" calcext:value-type="string">
            <text:p>Laubwälder, weite Verbreitung in der Schweiz</text:p>
          </table:table-cell>
          <table:table-cell table:style-name="ce12" office:value-type="string" calcext:value-type="string">
            <text:p>boschi di latifoglie, ampia distribuzione in Svizzera</text:p>
          </table:table-cell>
          <table:table-cell table:number-columns-repeated="1018"/>
        </table:table-row>
        <table:table-row table:style-name="ro3">
          <table:table-cell table:style-name="ce95" office:value-type="string" calcext:value-type="string">
            <text:p>89F3CD39-46F3-4142-85B4-6D6A99B2F34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de feuillus, large répartition en Suisse</text:p>
          </table:table-cell>
          <table:table-cell table:style-name="ce12" office:value-type="string" calcext:value-type="string">
            <text:p>Laubwälder, weite Verbreitung in der Schweiz</text:p>
          </table:table-cell>
          <table:table-cell table:style-name="ce12" office:value-type="string" calcext:value-type="string">
            <text:p>boschi di latifoglie, ampia distribuzione in Svizzera</text:p>
          </table:table-cell>
          <table:table-cell table:number-columns-repeated="1018"/>
        </table:table-row>
        <table:table-row table:style-name="ro3">
          <table:table-cell table:style-name="ce95" office:value-type="string" calcext:value-type="string">
            <text:p>8D7046CB-8002-437E-8897-3DFD7631417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és temporairement inondés, populations isolées, reliques</text:p>
          </table:table-cell>
          <table:table-cell table:style-name="ce12" office:value-type="string" calcext:value-type="string">
            <text:p>zeitweise überschwemmte Wiesen, isolierte Restpopulationen</text:p>
          </table:table-cell>
          <table:table-cell table:style-name="ce12" office:value-type="string" calcext:value-type="string">
            <text:p>prati temporaneamente inondati, popolazioni isolate relittuali</text:p>
          </table:table-cell>
          <table:table-cell table:number-columns-repeated="1018"/>
        </table:table-row>
        <table:table-row table:style-name="ro3">
          <table:table-cell table:style-name="ce95" office:value-type="string" calcext:value-type="string">
            <text:p>0C4EF31C-7B2A-488D-841F-557C10CABF8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ge alpin superieur sur calcaire, large répartition en Suisse</text:p>
          </table:table-cell>
          <table:table-cell table:style-name="ce12" office:value-type="string" calcext:value-type="string">
            <text:p>obere alpine Stufe auf kalkhaltigem Untergrund, weite Verbreitung in der Schweiz</text:p>
          </table:table-cell>
          <table:table-cell table:style-name="ce12" office:value-type="string" calcext:value-type="string">
            <text:p>piano alpino superiore su calcare, ampia distribuzione in Svizzera</text:p>
          </table:table-cell>
          <table:table-cell table:number-columns-repeated="1018"/>
        </table:table-row>
        <table:table-row table:style-name="ro3">
          <table:table-cell table:style-name="ce95" office:value-type="string" calcext:value-type="string">
            <text:p>FAF82645-FF00-4A31-A83C-353985CB290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rd de rivière, populations isolées, reliques <text:s text:c="2"/></text:p>
          </table:table-cell>
          <table:table-cell table:style-name="ce12" office:value-type="string" calcext:value-type="string">
            <text:p>Bachufer, isolierte Restpopulationen</text:p>
          </table:table-cell>
          <table:table-cell table:style-name="ce12" office:value-type="string" calcext:value-type="string">
            <text:p>bordi di corsi d'acqua, popolazioni isolate relittuali</text:p>
          </table:table-cell>
          <table:table-cell table:number-columns-repeated="1018"/>
        </table:table-row>
        <table:table-row table:style-name="ro3">
          <table:table-cell table:style-name="ce95" office:value-type="string" calcext:value-type="string">
            <text:p>F6A890CB-03C5-4ABA-AF34-89C95CFB24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ourbière boisée, forêt moussue, W de la Suisse occupée par l'espèce en marge de son aire de distribution</text:p>
          </table:table-cell>
          <table:table-cell table:style-name="ce12" office:value-type="string" calcext:value-type="string">
            <text:p>bewaldete Torfstiche, moosreiche Wälder, westen Schweiz von Art am rande ihres Verbreitungsgebiet bewohnt</text:p>
          </table:table-cell>
          <table:table-cell table:style-name="ce12" office:value-type="string" calcext:value-type="string">
            <text:p>torbiere boscate, boschi con muschio, O della Svizzera occupate da specie al margine del loro areale di distribuzione</text:p>
          </table:table-cell>
          <table:table-cell table:number-columns-repeated="1018"/>
        </table:table-row>
        <table:table-row table:style-name="ro3">
          <table:table-cell table:style-name="ce95" office:value-type="string" calcext:value-type="string">
            <text:p>32493218-1448-49DA-BE7F-DBB4FB86E9B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de feuillus ou mixte, populations isolées, reliques</text:p>
          </table:table-cell>
          <table:table-cell table:style-name="ce12" office:value-type="string" calcext:value-type="string">
            <text:p>Laub- oder Laubmischwälder, isolierte Restpopulationen</text:p>
          </table:table-cell>
          <table:table-cell table:style-name="ce12" office:value-type="string" calcext:value-type="string">
            <text:p>boschi di latifoglie o misti, popolazioni isolate relittuali</text:p>
          </table:table-cell>
          <table:table-cell table:number-columns-repeated="1018"/>
        </table:table-row>
        <table:table-row table:style-name="ro3">
          <table:table-cell table:style-name="ce95" office:value-type="string" calcext:value-type="string">
            <text:p>26EB02EF-4E40-4CAE-9079-BD140C391A0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haie thermophile, xérobromion, populations isolées, reliques</text:p>
          </table:table-cell>
          <table:table-cell table:style-name="ce12" office:value-type="string" calcext:value-type="string">
            <text:p>wärmebegünstigte Hecken, Trockenrasen, isolierte Restpopulationen</text:p>
          </table:table-cell>
          <table:table-cell table:style-name="ce12" office:value-type="string" calcext:value-type="string">
            <text:p>siepi termofila, xerobromion, popolazioni isolate relittuali</text:p>
          </table:table-cell>
          <table:table-cell table:number-columns-repeated="1018"/>
        </table:table-row>
        <table:table-row table:style-name="ro3">
          <table:table-cell table:style-name="ce95" office:value-type="string" calcext:value-type="string">
            <text:p>1BE3C708-542A-448F-A380-9EBDA1E03F6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de P. sylvestris xérothermique, espèce endémique</text:p>
          </table:table-cell>
          <table:table-cell table:style-name="ce12" office:value-type="string" calcext:value-type="string">
            <text:p>trockenwarmer Föhrenwald, endemische Art</text:p>
          </table:table-cell>
          <table:table-cell table:style-name="ce12" office:value-type="string" calcext:value-type="string">
            <text:p>boschi xerotermici di P. <text:span text:style-name="T2">sylvestris, </text:span>specie endemiche</text:p>
          </table:table-cell>
          <table:table-cell table:number-columns-repeated="1018"/>
        </table:table-row>
        <table:table-row table:style-name="ro3">
          <table:table-cell table:style-name="ce95" office:value-type="string" calcext:value-type="string">
            <text:p>556F8381-540D-4B16-88B6-935CBE9403B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 de rivière, fossés, W de la Suisse occupée par l'espèce en marge de son aire de distribution</text:p>
          </table:table-cell>
          <table:table-cell table:style-name="ce12" office:value-type="string" calcext:value-type="string">
            <text:p>Bachufer, Gräben, westen Schweiz von Art am rande ihres Verbreitungsgebiet bewohnt</text:p>
          </table:table-cell>
          <table:table-cell table:style-name="ce12" office:value-type="string" calcext:value-type="string">
            <text:p>bordi di corsi d'acqua, fossati, O della Svizzera occupate da specie al margine del loro areale di distribuzione</text:p>
          </table:table-cell>
          <table:table-cell table:number-columns-repeated="1018"/>
        </table:table-row>
        <table:table-row table:style-name="ro3">
          <table:table-cell table:style-name="ce95" office:value-type="string" calcext:value-type="string">
            <text:p>63A934ED-92CB-4B23-8DB3-164748C73C0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biotope inconnu, populations isolées, reliques</text:p>
          </table:table-cell>
          <table:table-cell table:style-name="ce12" office:value-type="string" calcext:value-type="string">
            <text:p>Biotop unbekannt, isolierte Restpopulationen</text:p>
          </table:table-cell>
          <table:table-cell table:style-name="ce12" office:value-type="string" calcext:value-type="string">
            <text:p>biotopo sconosciuto, popolazioni isolate relittuali</text:p>
          </table:table-cell>
          <table:table-cell table:number-columns-repeated="1018"/>
        </table:table-row>
        <table:table-row table:style-name="ro3">
          <table:table-cell table:style-name="ce95" office:value-type="string" calcext:value-type="string">
            <text:p>C4BD0A51-8B77-4E3A-889E-316AE7DEC01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teppe, populations isolées, reliques</text:p>
          </table:table-cell>
          <table:table-cell table:style-name="ce12" office:value-type="string" calcext:value-type="string">
            <text:p>Steppen, isolierte Restpopulationen</text:p>
          </table:table-cell>
          <table:table-cell table:style-name="ce12" office:value-type="string" calcext:value-type="string">
            <text:p>steppe, popolazioni isolate relittuali</text:p>
          </table:table-cell>
          <table:table-cell table:number-columns-repeated="1018"/>
        </table:table-row>
        <table:table-row table:style-name="ro3">
          <table:table-cell table:style-name="ce95" office:value-type="string" calcext:value-type="string">
            <text:p>6F464487-081C-4754-981D-2DCFDCF490A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ndémique au Sottoceneri</text:p>
          </table:table-cell>
          <table:table-cell table:style-name="ce12" office:value-type="string" calcext:value-type="string">
            <text:p>Endemit, Sottoceneri</text:p>
          </table:table-cell>
          <table:table-cell table:style-name="ce12" office:value-type="string" calcext:value-type="string">
            <text:p>endemita, Sottoceneri</text:p>
          </table:table-cell>
          <table:table-cell table:number-columns-repeated="1018"/>
        </table:table-row>
        <table:table-row table:style-name="ro3">
          <table:table-cell table:style-name="ce95" office:value-type="string" calcext:value-type="string">
            <text:p>F2BB9F31-B25D-4538-9A94-83486DFE8BB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ais, lieux humides</text:p>
          </table:table-cell>
          <table:table-cell table:style-name="ce12" office:value-type="string" calcext:value-type="string">
            <text:p>Moore, Feuchtgebiete</text:p>
          </table:table-cell>
          <table:table-cell table:style-name="ce12" office:value-type="string" calcext:value-type="string">
            <text:p>torbiere, luoghi umidi</text:p>
          </table:table-cell>
          <table:table-cell table:number-columns-repeated="1018"/>
        </table:table-row>
        <table:table-row table:style-name="ro3">
          <table:table-cell table:style-name="ce95" office:value-type="string" calcext:value-type="string">
            <text:p>F737A7B0-F5AA-4962-A330-D781277EA8F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errains marécageux</text:p>
          </table:table-cell>
          <table:table-cell table:style-name="ce12" office:value-type="string" calcext:value-type="string">
            <text:p>mooriges Gelände</text:p>
          </table:table-cell>
          <table:table-cell table:style-name="ce12" office:value-type="string" calcext:value-type="string">
            <text:p>aree torbose</text:p>
          </table:table-cell>
          <table:table-cell table:number-columns-repeated="1018"/>
        </table:table-row>
        <table:table-row table:style-name="ro3">
          <table:table-cell table:style-name="ce95" office:value-type="string" calcext:value-type="string">
            <text:p>0FDD1C63-2CCE-4427-9994-B0A2E1156CAD</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prairies tourbeuses, GE</text:p>
          </table:table-cell>
          <table:table-cell table:style-name="ce12" office:value-type="string" calcext:value-type="string">
            <text:p>torfige Wiesen, GE</text:p>
          </table:table-cell>
          <table:table-cell table:style-name="ce12" office:value-type="string" calcext:value-type="string">
            <text:p>prati torbosi, GE</text:p>
          </table:table-cell>
          <table:table-cell table:number-columns-repeated="1018"/>
        </table:table-row>
        <table:table-row table:style-name="ro3">
          <table:table-cell table:style-name="ce95" office:value-type="string" calcext:value-type="string">
            <text:p>9CEBFFAF-E71A-4155-8536-9AFD31412DE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xérothermophile, sable-argile</text:p>
          </table:table-cell>
          <table:table-cell table:style-name="ce12" office:value-type="string" calcext:value-type="string">
            <text:p>xerotherm , sandig-lehmig</text:p>
          </table:table-cell>
          <table:table-cell table:style-name="ce12" office:value-type="string" calcext:value-type="string">
            <text:p>luoghi xerotermici, sabbiosi-argillosi</text:p>
          </table:table-cell>
          <table:table-cell table:number-columns-repeated="1018"/>
        </table:table-row>
        <table:table-row table:style-name="ro3">
          <table:table-cell table:style-name="ce95" office:value-type="string" calcext:value-type="string">
            <text:p>BC70CF64-788D-4318-99C8-7CA7A311BFB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de marécage</text:p>
          </table:table-cell>
          <table:table-cell table:style-name="ce12" office:value-type="string" calcext:value-type="string">
            <text:p>Sumpfart</text:p>
          </table:table-cell>
          <table:table-cell table:style-name="ce12" office:value-type="string" calcext:value-type="string">
            <text:p>specie di palude</text:p>
          </table:table-cell>
          <table:table-cell table:number-columns-repeated="1018"/>
        </table:table-row>
        <table:table-row table:style-name="ro3">
          <table:table-cell table:style-name="ce95" office:value-type="string" calcext:value-type="string">
            <text:p>F303C3A7-9A2D-4950-8ADC-CD58B77374E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de marécage</text:p>
          </table:table-cell>
          <table:table-cell table:style-name="ce12" office:value-type="string" calcext:value-type="string">
            <text:p>Sumpfart</text:p>
          </table:table-cell>
          <table:table-cell table:style-name="ce12" office:value-type="string" calcext:value-type="string">
            <text:p>specie di palude</text:p>
          </table:table-cell>
          <table:table-cell table:number-columns-repeated="1018"/>
        </table:table-row>
        <table:table-row table:style-name="ro3">
          <table:table-cell table:style-name="ce95" office:value-type="string" calcext:value-type="string">
            <text:p>DFCB9576-549C-41F8-A03A-019B9B45B33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observation en 1950</text:p>
          </table:table-cell>
          <table:table-cell table:style-name="ce12" office:value-type="string" calcext:value-type="string">
            <text:p>letzter Fund 1950</text:p>
          </table:table-cell>
          <table:table-cell table:style-name="ce12" office:value-type="string" calcext:value-type="string">
            <text:p>ultimo ritrovamento 1950</text:p>
          </table:table-cell>
          <table:table-cell table:number-columns-repeated="1018"/>
        </table:table-row>
        <table:table-row table:style-name="ro3">
          <table:table-cell table:style-name="ce95" office:value-type="string" calcext:value-type="string">
            <text:p>442AD3B0-F592-4CA3-AAE5-CF6F6321129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vit dans les hauts-marais intacts</text:p>
          </table:table-cell>
          <table:table-cell table:style-name="ce12" office:value-type="string" calcext:value-type="string">
            <text:p>tyrphobiont, intakte Hochmoore</text:p>
          </table:table-cell>
          <table:table-cell table:style-name="ce12" office:value-type="string" calcext:value-type="string">
            <text:p>tirfobionte, torbiere alte intatte</text:p>
          </table:table-cell>
          <table:table-cell table:number-columns-repeated="1018"/>
        </table:table-row>
        <table:table-row table:style-name="ro3">
          <table:table-cell table:style-name="ce95" office:value-type="string" calcext:value-type="string">
            <text:p>5D018593-383E-4FFA-9B85-0F9CF3FD3F3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 tourbeux</text:p>
          </table:table-cell>
          <table:table-cell table:style-name="ce12" office:value-type="string" calcext:value-type="string">
            <text:p>Torfboden</text:p>
          </table:table-cell>
          <table:table-cell table:style-name="ce12" office:value-type="string" calcext:value-type="string">
            <text:p>terreni con torba</text:p>
          </table:table-cell>
          <table:table-cell table:number-columns-repeated="1018"/>
        </table:table-row>
        <table:table-row table:style-name="ro3">
          <table:table-cell table:style-name="ce95" office:value-type="string" calcext:value-type="string">
            <text:p>F943443C-068E-4C42-BE5F-B260E3C447C8</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captures sporadiques au piège lumineux</text:p>
          </table:table-cell>
          <table:table-cell table:style-name="ce12" office:value-type="string" calcext:value-type="string">
            <text:p>früher sporadisch Lichtfang</text:p>
          </table:table-cell>
          <table:table-cell table:style-name="ce12" office:value-type="string" calcext:value-type="string">
            <text:p>un tempo sporadiche catture con la luce</text:p>
          </table:table-cell>
          <table:table-cell table:number-columns-repeated="1018"/>
        </table:table-row>
        <table:table-row table:style-name="ro3">
          <table:table-cell table:style-name="ce95" office:value-type="string" calcext:value-type="string">
            <text:p>2D94935B-EACD-4361-A7C6-CB9CE0E6AE7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observation récente en VS</text:p>
          </table:table-cell>
          <table:table-cell table:style-name="ce12" office:value-type="string" calcext:value-type="string">
            <text:p>ein rezenter Fundort im VS</text:p>
          </table:table-cell>
          <table:table-cell table:style-name="ce12" office:value-type="string" calcext:value-type="string">
            <text:p>un ritrovamento recente in VS</text:p>
          </table:table-cell>
          <table:table-cell table:number-columns-repeated="1018"/>
        </table:table-row>
        <table:table-row table:style-name="ro3">
          <table:table-cell table:style-name="ce95" office:value-type="string" calcext:value-type="string">
            <text:p>C131F41B-7773-4F3F-8A75-40FDD678797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2BBC26F4-53D6-4DBB-B233-9F408985B10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F83371BA-EFFE-480B-AABD-1566DDF7A5D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spèce adventice d'origine atlantique</text:p>
          </table:table-cell>
          <table:table-cell table:style-name="ce12" office:value-type="string" calcext:value-type="string">
            <text:p>Adventivart atlant. Herkunft</text:p>
          </table:table-cell>
          <table:table-cell table:style-name="ce12" office:value-type="string" calcext:value-type="string">
            <text:p>specie avventizia di origine atlantica</text:p>
          </table:table-cell>
          <table:table-cell table:number-columns-repeated="1018"/>
        </table:table-row>
        <table:table-row table:style-name="ro3">
          <table:table-cell table:style-name="ce95" office:value-type="string" calcext:value-type="string">
            <text:p>DAA6C040-994E-4FB9-BD9E-2004AE53B95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EECA5258-7F7E-432D-AAE1-F213074BF40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ues marécageuses du Jura</text:p>
          </table:table-cell>
          <table:table-cell table:style-name="ce12" office:value-type="string" calcext:value-type="string">
            <text:p>Moorschlamm im Jura</text:p>
          </table:table-cell>
          <table:table-cell table:style-name="ce12" office:value-type="string" calcext:value-type="string">
            <text:p>fango di torbiera nel Giura</text:p>
          </table:table-cell>
          <table:table-cell table:number-columns-repeated="1018"/>
        </table:table-row>
        <table:table-row table:style-name="ro3">
          <table:table-cell table:style-name="ce95" office:value-type="string" calcext:value-type="string">
            <text:p>246E0E8B-D67B-4F24-AF33-0EDE10A6DFF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TI, disparu depuis plus de 100 ans</text:p>
          </table:table-cell>
          <table:table-cell table:style-name="ce12" office:value-type="string" calcext:value-type="string">
            <text:p>früher Tl, mehr als 100 Jahre verschollen</text:p>
          </table:table-cell>
          <table:table-cell table:style-name="ce12" office:value-type="string" calcext:value-type="string">
            <text:p>un tempo TI, scomparso da più di 100 anni</text:p>
          </table:table-cell>
          <table:table-cell table:number-columns-repeated="1018"/>
        </table:table-row>
        <table:table-row table:style-name="ro3">
          <table:table-cell table:style-name="ce95" office:value-type="string" calcext:value-type="string">
            <text:p>271E5E2F-12EB-4F6A-BAE9-693EC584A27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4900865E-8BE0-464F-A299-976018E9603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uvaises herbes près cultures, prés secs</text:p>
          </table:table-cell>
          <table:table-cell table:style-name="ce12" office:value-type="string" calcext:value-type="string">
            <text:p>Ackerunkrautfluren, Trockenrasen</text:p>
          </table:table-cell>
          <table:table-cell table:style-name="ce12" office:value-type="string" calcext:value-type="string">
            <text:p>superfici di malerbe, prati secchi</text:p>
          </table:table-cell>
          <table:table-cell table:number-columns-repeated="1018"/>
        </table:table-row>
        <table:table-row table:style-name="ro3">
          <table:table-cell table:style-name="ce95" office:value-type="string" calcext:value-type="string">
            <text:p>ADBE98D9-6CCD-4639-9DCF-316F6A80B09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sols des forêts de bouleaux</text:p>
          </table:table-cell>
          <table:table-cell table:style-name="ce12" office:value-type="string" calcext:value-type="string">
            <text:p>Bodenstreu von Birkenwäldern</text:p>
          </table:table-cell>
          <table:table-cell table:style-name="ce12" office:value-type="string" calcext:value-type="string">
            <text:p>fogliame sul terreno di boschi di betulla</text:p>
          </table:table-cell>
          <table:table-cell table:number-columns-repeated="1018"/>
        </table:table-row>
        <table:table-row table:style-name="ro3">
          <table:table-cell table:style-name="ce95" office:value-type="string" calcext:value-type="string">
            <text:p>0E8113B8-E347-445D-A416-0A77ECFD81D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sablonneuses de rivières</text:p>
          </table:table-cell>
          <table:table-cell table:style-name="ce12" office:value-type="string" calcext:value-type="string">
            <text:p>sandige Flussufer</text:p>
          </table:table-cell>
          <table:table-cell table:style-name="ce12" office:value-type="string" calcext:value-type="string">
            <text:p>rive sabbiose di fiumi</text:p>
          </table:table-cell>
          <table:table-cell table:number-columns-repeated="1018"/>
        </table:table-row>
        <table:table-row table:style-name="ro3">
          <table:table-cell table:style-name="ce95" office:value-type="string" calcext:value-type="string">
            <text:p>DD22F69F-EDA2-413D-BE8B-57EF0F967D0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A045E2E3-1AFD-4833-B2F4-D89CE675EEB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able recouvert de végétation, sable mouvant</text:p>
          </table:table-cell>
          <table:table-cell table:style-name="ce12" office:value-type="string" calcext:value-type="string">
            <text:p>bewachsener Sand, Flugsand</text:p>
          </table:table-cell>
          <table:table-cell table:style-name="ce12" office:value-type="string" calcext:value-type="string">
            <text:p>sabbia con vegetazione, sabbie eoliche</text:p>
          </table:table-cell>
          <table:table-cell table:number-columns-repeated="1018"/>
        </table:table-row>
        <table:table-row table:style-name="ro3">
          <table:table-cell table:style-name="ce95" office:value-type="string" calcext:value-type="string">
            <text:p>D4B11CCA-441B-4413-9E79-14C1B947CB8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xérothermophile, coins chauds</text:p>
          </table:table-cell>
          <table:table-cell table:style-name="ce12" office:value-type="string" calcext:value-type="string">
            <text:p>xerothermophil, Wärmeinseln</text:p>
          </table:table-cell>
          <table:table-cell table:style-name="ce12" office:value-type="string" calcext:value-type="string">
            <text:p>xerotermofilo, "isole" calde</text:p>
          </table:table-cell>
          <table:table-cell table:number-columns-repeated="1018"/>
        </table:table-row>
        <table:table-row table:style-name="ro3">
          <table:table-cell table:style-name="ce95" office:value-type="string" calcext:value-type="string">
            <text:p>62C6D0ED-237D-4AFF-9028-FA009D5455A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xérothermophile, gravier, sable</text:p>
          </table:table-cell>
          <table:table-cell table:style-name="ce12" office:value-type="string" calcext:value-type="string">
            <text:p>xerothermophil, Kies, Sand</text:p>
          </table:table-cell>
          <table:table-cell table:style-name="ce12" office:value-type="string" calcext:value-type="string">
            <text:p>xerotermofilo, ghiaia e sabbia</text:p>
          </table:table-cell>
          <table:table-cell table:number-columns-repeated="1018"/>
        </table:table-row>
        <table:table-row table:style-name="ro3">
          <table:table-cell table:style-name="ce95" office:value-type="string" calcext:value-type="string">
            <text:p>DA9B4DF0-08A9-49FB-8C23-9A777632A8D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à l'étage nival</text:p>
          </table:table-cell>
          <table:table-cell table:style-name="ce12" office:value-type="string" calcext:value-type="string">
            <text:p>Endemit nivaler Stufe</text:p>
          </table:table-cell>
          <table:table-cell table:style-name="ce12" office:value-type="string" calcext:value-type="string">
            <text:p>endemita della fascia nivale</text:p>
          </table:table-cell>
          <table:table-cell table:number-columns-repeated="1018"/>
        </table:table-row>
        <table:table-row table:style-name="ro3">
          <table:table-cell table:style-name="ce95" office:value-type="string" calcext:value-type="string">
            <text:p>C044140F-AA88-4609-A7C6-3A2077E6E4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BF70590D-B074-47E4-894D-5941040115B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1 observation en 1982, en VS</text:p>
          </table:table-cell>
          <table:table-cell table:style-name="ce12" office:value-type="string" calcext:value-type="string">
            <text:p>ein Fund 1982, Wallis</text:p>
          </table:table-cell>
          <table:table-cell table:style-name="ce12" office:value-type="string" calcext:value-type="string">
            <text:p>un ritrovamento nel 1982, VS</text:p>
          </table:table-cell>
          <table:table-cell table:number-columns-repeated="1018"/>
        </table:table-row>
        <table:table-row table:style-name="ro3">
          <table:table-cell table:style-name="ce95" office:value-type="string" calcext:value-type="string">
            <text:p>EEECD081-BA7D-4BF2-A065-4101E85D5758</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vallée de Davos</text:p>
          </table:table-cell>
          <table:table-cell table:style-name="ce12" office:value-type="string" calcext:value-type="string">
            <text:p>früher Davosertal</text:p>
          </table:table-cell>
          <table:table-cell table:style-name="ce12" office:value-type="string" calcext:value-type="string">
            <text:p>un tempo valle di Davos</text:p>
          </table:table-cell>
          <table:table-cell table:number-columns-repeated="1018"/>
        </table:table-row>
        <table:table-row table:style-name="ro3">
          <table:table-cell table:style-name="ce95" office:value-type="string" calcext:value-type="string">
            <text:p>85DAEC9D-DFE9-4DA2-B8BF-FEDD4AF6F1B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able, xérophile</text:p>
          </table:table-cell>
          <table:table-cell table:style-name="ce12" office:value-type="string" calcext:value-type="string">
            <text:p>Sand, xerophil</text:p>
          </table:table-cell>
          <table:table-cell table:style-name="ce12" office:value-type="string" calcext:value-type="string">
            <text:p>sabbia, xerofilo</text:p>
          </table:table-cell>
          <table:table-cell table:number-columns-repeated="1018"/>
        </table:table-row>
        <table:table-row table:style-name="ro3">
          <table:table-cell table:style-name="ce95" office:value-type="string" calcext:value-type="string">
            <text:p>EDE4E133-ADD9-410A-86D0-3F340F1DC4F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égions sablonneuses</text:p>
          </table:table-cell>
          <table:table-cell table:style-name="ce12" office:value-type="string" calcext:value-type="string">
            <text:p>Sandgebiete</text:p>
          </table:table-cell>
          <table:table-cell table:style-name="ce12" office:value-type="string" calcext:value-type="string">
            <text:p>zone sabbiose</text:p>
          </table:table-cell>
          <table:table-cell table:number-columns-repeated="1018"/>
        </table:table-row>
        <table:table-row table:style-name="ro3">
          <table:table-cell table:style-name="ce95" office:value-type="string" calcext:value-type="string">
            <text:p>B7C85A12-C8FE-4FF2-A607-9A4DB015247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sablonneuses avec végétation</text:p>
          </table:table-cell>
          <table:table-cell table:style-name="ce12" office:value-type="string" calcext:value-type="string">
            <text:p>bewachsene Sandufer</text:p>
          </table:table-cell>
          <table:table-cell table:style-name="ce12" office:value-type="string" calcext:value-type="string">
            <text:p>rive sabbiose con vegetazione</text:p>
          </table:table-cell>
          <table:table-cell table:number-columns-repeated="1018"/>
        </table:table-row>
        <table:table-row table:style-name="ro3">
          <table:table-cell table:style-name="ce95" office:value-type="string" calcext:value-type="string">
            <text:p>8D17D5F2-4209-49D3-9883-42D05D86659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autrefois GE, récemment 1 obs. à BS</text:p>
          </table:table-cell>
          <table:table-cell table:style-name="ce12" office:value-type="string" calcext:value-type="string">
            <text:p>früher GE, rezent ein Fund BS</text:p>
          </table:table-cell>
          <table:table-cell table:style-name="ce12" office:value-type="string" calcext:value-type="string">
            <text:p>un tempo GE, recentemente un ritrovamento BS</text:p>
          </table:table-cell>
          <table:table-cell table:number-columns-repeated="1018"/>
        </table:table-row>
        <table:table-row table:style-name="ro3">
          <table:table-cell table:style-name="ce95" office:value-type="string" calcext:value-type="string">
            <text:p>A6D76872-99D3-450F-8C32-DED0EAEDC16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098B4F8F-5D3D-4C30-9DE2-B2288ADA80C5</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marais, roseaux, GE</text:p>
          </table:table-cell>
          <table:table-cell table:style-name="ce12" office:value-type="string" calcext:value-type="string">
            <text:p>Sumpf, Schilf, GE</text:p>
          </table:table-cell>
          <table:table-cell table:style-name="ce12" office:value-type="string" calcext:value-type="string">
            <text:p>paludi, canneti, GE</text:p>
          </table:table-cell>
          <table:table-cell table:number-columns-repeated="1018"/>
        </table:table-row>
        <table:table-row table:style-name="ro3">
          <table:table-cell table:style-name="ce95" office:value-type="string" calcext:value-type="string">
            <text:p>82DBEC66-733E-43C4-A206-56552C45F60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BD3E16A6-F3C9-4242-8737-2A8DADA6567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3E93FDA2-2E23-42D9-9E93-AFF88AD0DFE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TI</text:p>
          </table:table-cell>
          <table:table-cell table:style-name="ce12" office:value-type="string" calcext:value-type="string">
            <text:p>früher TI</text:p>
          </table:table-cell>
          <table:table-cell table:style-name="ce12" office:value-type="string" calcext:value-type="string">
            <text:p>un tempo TI</text:p>
          </table:table-cell>
          <table:table-cell table:number-columns-repeated="1018"/>
        </table:table-row>
        <table:table-row table:style-name="ro3">
          <table:table-cell table:style-name="ce95" office:value-type="string" calcext:value-type="string">
            <text:p>52C1D35B-A8BA-4F20-977A-CF0969FD756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selières</text:p>
          </table:table-cell>
          <table:table-cell table:style-name="ce12" office:value-type="string" calcext:value-type="string">
            <text:p>Schilfgebiete</text:p>
          </table:table-cell>
          <table:table-cell table:style-name="ce12" office:value-type="string" calcext:value-type="string">
            <text:p>canneti</text:p>
          </table:table-cell>
          <table:table-cell table:number-columns-repeated="1018"/>
        </table:table-row>
        <table:table-row table:style-name="ro3">
          <table:table-cell table:style-name="ce95" office:value-type="string" calcext:value-type="string">
            <text:p>F2CCB1B9-B8D1-4F25-ABD1-93935F5441E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ures roseaux d'eaux dormantes</text:p>
          </table:table-cell>
          <table:table-cell table:style-name="ce12" office:value-type="string" calcext:value-type="string">
            <text:p>Schilfsäume stehender Gewässer</text:p>
          </table:table-cell>
          <table:table-cell table:style-name="ce12" office:value-type="string" calcext:value-type="string">
            <text:p>bordi di specchi d'acqua con canneti</text:p>
          </table:table-cell>
          <table:table-cell table:number-columns-repeated="1018"/>
        </table:table-row>
        <table:table-row table:style-name="ro3">
          <table:table-cell table:style-name="ce95" office:value-type="string" calcext:value-type="string">
            <text:p>E31C9975-8E43-4663-B496-01DE397E128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ls marécageux</text:p>
          </table:table-cell>
          <table:table-cell table:style-name="ce12" office:value-type="string" calcext:value-type="string">
            <text:p>anmoorige Böden</text:p>
          </table:table-cell>
          <table:table-cell table:style-name="ce12" office:value-type="string" calcext:value-type="string">
            <text:p>terreni con torba</text:p>
          </table:table-cell>
          <table:table-cell table:number-columns-repeated="1018"/>
        </table:table-row>
        <table:table-row table:style-name="ro3">
          <table:table-cell table:style-name="ce95" office:value-type="string" calcext:value-type="string">
            <text:p>AEA98DE9-FE62-4766-B097-48A13D73315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69D9BB2D-4045-4CB7-A7D8-1FD08092748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A1ECDCC9-85FD-4FE9-8B17-68142EC5427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spèce sur calcaire, hygrophile</text:p>
          </table:table-cell>
          <table:table-cell table:style-name="ce12" office:value-type="string" calcext:value-type="string">
            <text:p>Kalkart, hygrophil</text:p>
          </table:table-cell>
          <table:table-cell table:style-name="ce12" office:value-type="string" calcext:value-type="string">
            <text:p>specie calcifila, igrofila</text:p>
          </table:table-cell>
          <table:table-cell table:number-columns-repeated="1018"/>
        </table:table-row>
        <table:table-row table:style-name="ro3">
          <table:table-cell table:style-name="ce95" office:value-type="string" calcext:value-type="string">
            <text:p>EC859A32-517B-47B3-AAF6-EBA627D7755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bourbeuses ombragées</text:p>
          </table:table-cell>
          <table:table-cell table:style-name="ce12" office:value-type="string" calcext:value-type="string">
            <text:p>morastige Ufer mit Beschattung</text:p>
          </table:table-cell>
          <table:table-cell table:style-name="ce12" office:value-type="string" calcext:value-type="string">
            <text:p>rive melmose ombreggiate</text:p>
          </table:table-cell>
          <table:table-cell table:number-columns-repeated="1018"/>
        </table:table-row>
        <table:table-row table:style-name="ro3">
          <table:table-cell table:style-name="ce95" office:value-type="string" calcext:value-type="string">
            <text:p>989E9F89-C574-4FFE-8499-B55E20184A6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au TI</text:p>
          </table:table-cell>
          <table:table-cell table:style-name="ce12" office:value-type="string" calcext:value-type="string">
            <text:p>Endemit TI, Misox</text:p>
          </table:table-cell>
          <table:table-cell table:style-name="ce12" office:value-type="string" calcext:value-type="string">
            <text:p>endemita TI, Mesolcina</text:p>
          </table:table-cell>
          <table:table-cell table:number-columns-repeated="1018"/>
        </table:table-row>
        <table:table-row table:style-name="ro3">
          <table:table-cell table:style-name="ce95" office:value-type="string" calcext:value-type="string">
            <text:p>35FB873B-1305-47D2-AC9A-BF1C59077A4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étasites, rives sablonneuses</text:p>
          </table:table-cell>
          <table:table-cell table:style-name="ce12" office:value-type="string" calcext:value-type="string">
            <text:p>Pestwurzfluren, Sandufer</text:p>
          </table:table-cell>
          <table:table-cell table:style-name="ce103" office:value-type="string" calcext:value-type="string">
            <text:p>Petasites,<text:span text:style-name="T5"> rive sabbiose</text:span></text:p>
          </table:table-cell>
          <table:table-cell table:number-columns-repeated="1018"/>
        </table:table-row>
        <table:table-row table:style-name="ro3">
          <table:table-cell table:style-name="ce95" office:value-type="string" calcext:value-type="string">
            <text:p>9711CE5B-6145-4000-93C1-007DA0BBBD5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ravier de ruisseaux et de petits cours d'eau</text:p>
          </table:table-cell>
          <table:table-cell table:style-name="ce12" office:value-type="string" calcext:value-type="string">
            <text:p>Schotter von Bächen und kleinen Flüssen</text:p>
          </table:table-cell>
          <table:table-cell table:style-name="ce12" office:value-type="string" calcext:value-type="string">
            <text:p>ciottoli di ruscelli e piccoli fiumi</text:p>
          </table:table-cell>
          <table:table-cell table:number-columns-repeated="1018"/>
        </table:table-row>
        <table:table-row table:style-name="ro3">
          <table:table-cell table:style-name="ce95" office:value-type="string" calcext:value-type="string">
            <text:p>20DF87B7-4585-43BF-BFD1-C63D951C350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rges rives sablonneuses de grandes rivières</text:p>
          </table:table-cell>
          <table:table-cell table:style-name="ce12" office:value-type="string" calcext:value-type="string">
            <text:p>breite Sandufer grosser Flüsse</text:p>
          </table:table-cell>
          <table:table-cell table:style-name="ce12" office:value-type="string" calcext:value-type="string">
            <text:p>larghe rive sabbiose di grandi fiumi</text:p>
          </table:table-cell>
          <table:table-cell table:number-columns-repeated="1018"/>
        </table:table-row>
        <table:table-row table:style-name="ro3">
          <table:table-cell table:style-name="ce95" office:value-type="string" calcext:value-type="string">
            <text:p>CAFC049A-437B-42C0-B98D-61F946BCCE1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plus de 100 ans</text:p>
          </table:table-cell>
          <table:table-cell table:style-name="ce12" office:value-type="string" calcext:value-type="string">
            <text:p>mehr als 100 Jahre verschollen</text:p>
          </table:table-cell>
          <table:table-cell table:style-name="ce12" office:value-type="string" calcext:value-type="string">
            <text:p>scomparso da più di 100 anni</text:p>
          </table:table-cell>
          <table:table-cell table:number-columns-repeated="1018"/>
        </table:table-row>
        <table:table-row table:style-name="ro3">
          <table:table-cell table:style-name="ce95" office:value-type="string" calcext:value-type="string">
            <text:p>CC18A79B-1AB2-440A-8951-E372D50EF03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vier de ruisseaux et de petits cours d'eau</text:p>
          </table:table-cell>
          <table:table-cell table:style-name="ce12" office:value-type="string" calcext:value-type="string">
            <text:p>Schotter von Bächen und kleinen Flüssen</text:p>
          </table:table-cell>
          <table:table-cell table:style-name="ce12" office:value-type="string" calcext:value-type="string">
            <text:p>ciottoli di ruscelli e piccoli fiumi</text:p>
          </table:table-cell>
          <table:table-cell table:number-columns-repeated="1018"/>
        </table:table-row>
        <table:table-row table:style-name="ro3">
          <table:table-cell table:style-name="ce95" office:value-type="string" calcext:value-type="string">
            <text:p>64B658F8-3FA1-4826-BDD3-97A7B6E0EB0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ls tourbeux secs</text:p>
          </table:table-cell>
          <table:table-cell table:style-name="ce12" office:value-type="string" calcext:value-type="string">
            <text:p>trockene Torfböden</text:p>
          </table:table-cell>
          <table:table-cell table:style-name="ce12" office:value-type="string" calcext:value-type="string">
            <text:p>terreni asciutti con torba</text:p>
          </table:table-cell>
          <table:table-cell table:number-columns-repeated="1018"/>
        </table:table-row>
        <table:table-row table:style-name="ro3">
          <table:table-cell table:style-name="ce95" office:value-type="string" calcext:value-type="string">
            <text:p>B2C8FB96-8D41-4912-972E-3E0B09E05EB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erre entreposée, observation sporadique</text:p>
          </table:table-cell>
          <table:table-cell table:style-name="ce12" office:value-type="string" calcext:value-type="string">
            <text:p>Erddeponien, sporadisches Auftreten</text:p>
          </table:table-cell>
          <table:table-cell table:style-name="ce12" office:value-type="string" calcext:value-type="string">
            <text:p>deponie di terra, presenze sporadiche</text:p>
          </table:table-cell>
          <table:table-cell table:number-columns-repeated="1018"/>
        </table:table-row>
        <table:table-row table:style-name="ro3">
          <table:table-cell table:style-name="ce95" office:value-type="string" calcext:value-type="string">
            <text:p>CE538EB9-980F-4BDB-9D65-F84C6E08D65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des grandes rivières</text:p>
          </table:table-cell>
          <table:table-cell table:style-name="ce12" office:value-type="string" calcext:value-type="string">
            <text:p>Ufer grosser Flüsse</text:p>
          </table:table-cell>
          <table:table-cell table:style-name="ce12" office:value-type="string" calcext:value-type="string">
            <text:p>rive di grandi fiumi</text:p>
          </table:table-cell>
          <table:table-cell table:number-columns-repeated="1018"/>
        </table:table-row>
        <table:table-row table:style-name="ro3">
          <table:table-cell table:style-name="ce95" office:value-type="string" calcext:value-type="string">
            <text:p>0E2AC191-35DB-431C-A344-043C77D902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ls argileux</text:p>
          </table:table-cell>
          <table:table-cell table:style-name="ce12" office:value-type="string" calcext:value-type="string">
            <text:p>Lehmböden</text:p>
          </table:table-cell>
          <table:table-cell table:style-name="ce12" office:value-type="string" calcext:value-type="string">
            <text:p>terreni argillosi</text:p>
          </table:table-cell>
          <table:table-cell table:number-columns-repeated="1018"/>
        </table:table-row>
        <table:table-row table:style-name="ro3">
          <table:table-cell table:style-name="ce95" office:value-type="string" calcext:value-type="string">
            <text:p>70C6581E-A825-46BF-93BC-B1E7C55DCDD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oligotrophes des grandes rivières</text:p>
          </table:table-cell>
          <table:table-cell table:style-name="ce12" office:value-type="string" calcext:value-type="string">
            <text:p>oligotrophe Ufer grosser Flüsse</text:p>
          </table:table-cell>
          <table:table-cell table:style-name="ce12" office:value-type="string" calcext:value-type="string">
            <text:p>rive oligotrofiche di grandi fiumi</text:p>
          </table:table-cell>
          <table:table-cell table:number-columns-repeated="1018"/>
        </table:table-row>
        <table:table-row table:style-name="ro3">
          <table:table-cell table:style-name="ce95" office:value-type="string" calcext:value-type="string">
            <text:p>06F47F5F-CFC8-4493-85AC-3E12FCD914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humides sur rives</text:p>
          </table:table-cell>
          <table:table-cell table:style-name="ce12" office:value-type="string" calcext:value-type="string">
            <text:p>feuchte Uferwiesen</text:p>
          </table:table-cell>
          <table:table-cell table:style-name="ce12" office:value-type="string" calcext:value-type="string">
            <text:p>prati umidi sulle rive</text:p>
          </table:table-cell>
          <table:table-cell table:number-columns-repeated="1018"/>
        </table:table-row>
        <table:table-row table:style-name="ro3">
          <table:table-cell table:style-name="ce95" office:value-type="string" calcext:value-type="string">
            <text:p>F839F020-1AE7-4D67-832B-5E3F3063695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ancs de sable et de gravier des rivières</text:p>
          </table:table-cell>
          <table:table-cell table:style-name="ce12" office:value-type="string" calcext:value-type="string">
            <text:p>Sand- und Kiesbänke an Flüssen</text:p>
          </table:table-cell>
          <table:table-cell table:style-name="ce12" office:value-type="string" calcext:value-type="string">
            <text:p>banchi di sabbia e di ghiaia sui fiumi</text:p>
          </table:table-cell>
          <table:table-cell table:number-columns-repeated="1018"/>
        </table:table-row>
        <table:table-row table:style-name="ro3">
          <table:table-cell table:style-name="ce95" office:value-type="string" calcext:value-type="string">
            <text:p>08445170-6865-4101-936C-3D6C4A9C729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eux humides</text:p>
          </table:table-cell>
          <table:table-cell table:style-name="ce12" office:value-type="string" calcext:value-type="string">
            <text:p>Feuchtgebiete</text:p>
          </table:table-cell>
          <table:table-cell table:style-name="ce12" office:value-type="string" calcext:value-type="string">
            <text:p>luoghi umidi</text:p>
          </table:table-cell>
          <table:table-cell table:number-columns-repeated="1018"/>
        </table:table-row>
        <table:table-row table:style-name="ro3">
          <table:table-cell table:style-name="ce95" office:value-type="string" calcext:value-type="string">
            <text:p>6B50C6C9-665B-4309-A187-FA00588AB6B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végétation provoquant l'atterrissement</text:p>
          </table:table-cell>
          <table:table-cell table:style-name="ce12" office:value-type="string" calcext:value-type="string">
            <text:p>eutrophe Verlandungsvegetation</text:p>
          </table:table-cell>
          <table:table-cell table:style-name="ce12" office:value-type="string" calcext:value-type="string">
            <text:p>vegetazione eutrofica di interramento</text:p>
          </table:table-cell>
          <table:table-cell table:number-columns-repeated="1018"/>
        </table:table-row>
        <table:table-row table:style-name="ro3">
          <table:table-cell table:style-name="ce95" office:value-type="string" calcext:value-type="string">
            <text:p>B70BC952-A218-428E-B818-BC22E7F402E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F443A5D9-ABFE-40B0-A221-61146E8CCAD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de grandes rivières</text:p>
          </table:table-cell>
          <table:table-cell table:style-name="ce12" office:value-type="string" calcext:value-type="string">
            <text:p>Ufer grosser Flüsse</text:p>
          </table:table-cell>
          <table:table-cell table:style-name="ce12" office:value-type="string" calcext:value-type="string">
            <text:p>rive di grandi fiumi</text:p>
          </table:table-cell>
          <table:table-cell table:number-columns-repeated="1018"/>
        </table:table-row>
        <table:table-row table:style-name="ro3">
          <table:table-cell table:style-name="ce95" office:value-type="string" calcext:value-type="string">
            <text:p>3857C340-26E6-41E3-80A8-7F129601F7B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vières, sols boueux</text:p>
          </table:table-cell>
          <table:table-cell table:style-name="ce12" office:value-type="string" calcext:value-type="string">
            <text:p>Kiesgruben, schlammige Böden</text:p>
          </table:table-cell>
          <table:table-cell table:style-name="ce12" office:value-type="string" calcext:value-type="string">
            <text:p>cave di ghiaia, terreni fangosi</text:p>
          </table:table-cell>
          <table:table-cell table:number-columns-repeated="1018"/>
        </table:table-row>
        <table:table-row table:style-name="ro3">
          <table:table-cell table:style-name="ce95" office:value-type="string" calcext:value-type="string">
            <text:p>DFA28F2D-6C19-4560-9BF1-D648B053B43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s boueux</text:p>
          </table:table-cell>
          <table:table-cell table:style-name="ce12" office:value-type="string" calcext:value-type="string">
            <text:p>schlammige Böden</text:p>
          </table:table-cell>
          <table:table-cell table:style-name="ce12" office:value-type="string" calcext:value-type="string">
            <text:p>terreni fangosi</text:p>
          </table:table-cell>
          <table:table-cell table:number-columns-repeated="1018"/>
        </table:table-row>
        <table:table-row table:style-name="ro3">
          <table:table-cell table:style-name="ce95" office:value-type="string" calcext:value-type="string">
            <text:p>6F6AEDD7-4C2D-4D4A-890F-D681956A7DA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rges rives sablonneuses des grandes rivières</text:p>
          </table:table-cell>
          <table:table-cell table:style-name="ce12" office:value-type="string" calcext:value-type="string">
            <text:p>breite Sandufer grosser Flüsse</text:p>
          </table:table-cell>
          <table:table-cell table:style-name="ce12" office:value-type="string" calcext:value-type="string">
            <text:p>larghe rive sabbiose di grandi fiumi</text:p>
          </table:table-cell>
          <table:table-cell table:number-columns-repeated="1018"/>
        </table:table-row>
        <table:table-row table:style-name="ro3">
          <table:table-cell table:style-name="ce95" office:value-type="string" calcext:value-type="string">
            <text:p>A5C1E230-42A2-4A70-9089-E0E22D0A6E8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de sable fin le long des grandes rivières</text:p>
          </table:table-cell>
          <table:table-cell table:style-name="ce12" office:value-type="string" calcext:value-type="string">
            <text:p>feinsandige Ufer grosser Flüsse</text:p>
          </table:table-cell>
          <table:table-cell table:style-name="ce12" office:value-type="string" calcext:value-type="string">
            <text:p>rive con sabbia fine di grandi fiumi</text:p>
          </table:table-cell>
          <table:table-cell table:number-columns-repeated="1018"/>
        </table:table-row>
        <table:table-row table:style-name="ro3">
          <table:table-cell table:style-name="ce95" office:value-type="string" calcext:value-type="string">
            <text:p>5534BEB0-FA76-41B9-9B64-53574BDC797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s boueux, manque en VS et au TI</text:p>
          </table:table-cell>
          <table:table-cell table:style-name="ce12" office:value-type="string" calcext:value-type="string">
            <text:p>schlammige Böden, fehlt VS, TI</text:p>
          </table:table-cell>
          <table:table-cell table:style-name="ce12" office:value-type="string" calcext:value-type="string">
            <text:p>terreni fangosi, manca VS, TI</text:p>
          </table:table-cell>
          <table:table-cell table:number-columns-repeated="1018"/>
        </table:table-row>
        <table:table-row table:style-name="ro3">
          <table:table-cell table:style-name="ce95" office:value-type="string" calcext:value-type="string">
            <text:p>95115D23-B0EE-47B2-83EF-0AEC335888D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oligotrophes des grandes rivières</text:p>
          </table:table-cell>
          <table:table-cell table:style-name="ce12" office:value-type="string" calcext:value-type="string">
            <text:p>oligotrophe Ufer grosser Flüsse</text:p>
          </table:table-cell>
          <table:table-cell table:style-name="ce12" office:value-type="string" calcext:value-type="string">
            <text:p>rive oligotrofiche di grandi fiumi</text:p>
          </table:table-cell>
          <table:table-cell table:number-columns-repeated="1018"/>
        </table:table-row>
        <table:table-row table:style-name="ro3">
          <table:table-cell table:style-name="ce95" office:value-type="string" calcext:value-type="string">
            <text:p>87641DC4-AE63-4BDA-A970-5E327E3D92C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du lac Léman</text:p>
          </table:table-cell>
          <table:table-cell table:style-name="ce12" office:value-type="string" calcext:value-type="string">
            <text:p>Ufer Genfersee</text:p>
          </table:table-cell>
          <table:table-cell table:style-name="ce12" office:value-type="string" calcext:value-type="string">
            <text:p>rive del lago Lemano</text:p>
          </table:table-cell>
          <table:table-cell table:number-columns-repeated="1018"/>
        </table:table-row>
        <table:table-row table:style-name="ro3">
          <table:table-cell table:style-name="ce95" office:value-type="string" calcext:value-type="string">
            <text:p>31EF08C3-A1E2-4EC3-A194-BCCA4E324EE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32EC5F85-6AF6-4903-A8E6-676EC19ACD2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boueuses, restes glaciaires</text:p>
          </table:table-cell>
          <table:table-cell table:style-name="ce12" office:value-type="string" calcext:value-type="string">
            <text:p>schlammige Ufer, Glazialrelikt</text:p>
          </table:table-cell>
          <table:table-cell table:style-name="ce12" office:value-type="string" calcext:value-type="string">
            <text:p>rive fangose, relitto dell'era glaciale</text:p>
          </table:table-cell>
          <table:table-cell table:number-columns-repeated="1018"/>
        </table:table-row>
        <table:table-row table:style-name="ro3">
          <table:table-cell table:style-name="ce95" office:value-type="string" calcext:value-type="string">
            <text:p>5083708D-9D0B-46B2-8042-A06D693FAC9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447B71FD-F9F2-40DE-80AA-52189F09D3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eux à flore rudérale</text:p>
          </table:table-cell>
          <table:table-cell table:style-name="ce12" office:value-type="string" calcext:value-type="string">
            <text:p>Ruderalstellen</text:p>
          </table:table-cell>
          <table:table-cell table:style-name="ce12" office:value-type="string" calcext:value-type="string">
            <text:p>luoghi ruderali</text:p>
          </table:table-cell>
          <table:table-cell table:number-columns-repeated="1018"/>
        </table:table-row>
        <table:table-row table:style-name="ro3">
          <table:table-cell table:style-name="ce95" office:value-type="string" calcext:value-type="string">
            <text:p>D8BBCB6F-8C38-43A5-956B-E6528ECDEDB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élément de la faune méditerranéenne</text:p>
          </table:table-cell>
          <table:table-cell table:style-name="ce12" office:value-type="string" calcext:value-type="string">
            <text:p>mediterranes Faunenelement</text:p>
          </table:table-cell>
          <table:table-cell table:style-name="ce12" office:value-type="string" calcext:value-type="string">
            <text:p>elemento faunistico mediterraneo</text:p>
          </table:table-cell>
          <table:table-cell table:number-columns-repeated="1018"/>
        </table:table-row>
        <table:table-row table:style-name="ro3">
          <table:table-cell table:style-name="ce95" office:value-type="string" calcext:value-type="string">
            <text:p>E2CEFF94-8B19-47BD-9751-913B1CB60FD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airies naturelles, xérophiles</text:p>
          </table:table-cell>
          <table:table-cell table:style-name="ce12" office:value-type="string" calcext:value-type="string">
            <text:p>naturnahe Wiesen, xerophil</text:p>
          </table:table-cell>
          <table:table-cell table:style-name="ce12" office:value-type="string" calcext:value-type="string">
            <text:p>prati vicini allo stato naturale, xerofilo</text:p>
          </table:table-cell>
          <table:table-cell table:number-columns-repeated="1018"/>
        </table:table-row>
        <table:table-row table:style-name="ro3">
          <table:table-cell table:style-name="ce95" office:value-type="string" calcext:value-type="string">
            <text:p>2343FEA7-9531-4A5B-AB21-551BF78F698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vit dans les hauts-marais</text:p>
          </table:table-cell>
          <table:table-cell table:style-name="ce12" office:value-type="string" calcext:value-type="string">
            <text:p>tyrphobiont, Hochmoore</text:p>
          </table:table-cell>
          <table:table-cell table:style-name="ce12" office:value-type="string" calcext:value-type="string">
            <text:p>tirfobionte, torbiere alte</text:p>
          </table:table-cell>
          <table:table-cell table:number-columns-repeated="1018"/>
        </table:table-row>
        <table:table-row table:style-name="ro3">
          <table:table-cell table:style-name="ce95" office:value-type="string" calcext:value-type="string">
            <text:p>B8EAD148-7788-43E9-8003-98F3EE1DC37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s sablonneux et graveleux</text:p>
          </table:table-cell>
          <table:table-cell table:style-name="ce12" office:value-type="string" calcext:value-type="string">
            <text:p>Sand- und Schotterboden</text:p>
          </table:table-cell>
          <table:table-cell table:style-name="ce12" office:value-type="string" calcext:value-type="string">
            <text:p>terreni sabbiosi e con ciottoli</text:p>
          </table:table-cell>
          <table:table-cell table:number-columns-repeated="1018"/>
        </table:table-row>
        <table:table-row table:style-name="ro3">
          <table:table-cell table:style-name="ce95" office:value-type="string" calcext:value-type="string">
            <text:p>0E06C7DB-4A0E-4F85-8798-7B06667D6E37</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100 ans, autrefois GE</text:p>
          </table:table-cell>
          <table:table-cell table:style-name="ce12" office:value-type="string" calcext:value-type="string">
            <text:p>ca.100 Jahre verschollen, früher GE</text:p>
          </table:table-cell>
          <table:table-cell table:style-name="ce12" office:value-type="string" calcext:value-type="string">
            <text:p>scomparso da ca. 100 anni, un tempo GE</text:p>
          </table:table-cell>
          <table:table-cell table:number-columns-repeated="1018"/>
        </table:table-row>
        <table:table-row table:style-name="ro3">
          <table:table-cell table:style-name="ce95" office:value-type="string" calcext:value-type="string">
            <text:p>FDB4AC38-51A3-4E40-93BB-40DA63781C3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une observation, près de l 'Allondon GE</text:p>
          </table:table-cell>
          <table:table-cell table:style-name="ce12" office:value-type="string" calcext:value-type="string">
            <text:p>ein Fundort, Allondon GE</text:p>
          </table:table-cell>
          <table:table-cell table:style-name="ce12" office:value-type="string" calcext:value-type="string">
            <text:p>un ritrovamento, Allondon GE</text:p>
          </table:table-cell>
          <table:table-cell table:number-columns-repeated="1018"/>
        </table:table-row>
        <table:table-row table:style-name="ro3">
          <table:table-cell table:style-name="ce95" office:value-type="string" calcext:value-type="string">
            <text:p>85B29AA5-29EF-490C-8625-B7E7A46B199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alcaire, endémique au Sottoceneri</text:p>
          </table:table-cell>
          <table:table-cell table:style-name="ce12" office:value-type="string" calcext:value-type="string">
            <text:p>Kalk, Endemit Sottoceneri</text:p>
          </table:table-cell>
          <table:table-cell table:style-name="ce12" office:value-type="string" calcext:value-type="string">
            <text:p>su calcare, endemita Sottoceneri</text:p>
          </table:table-cell>
          <table:table-cell table:number-columns-repeated="1018"/>
        </table:table-row>
        <table:table-row table:style-name="ro3">
          <table:table-cell table:style-name="ce95" office:value-type="string" calcext:value-type="string">
            <text:p>2AF578F7-8A2C-4195-8D52-4DF185A71E2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ultures, prés secs</text:p>
          </table:table-cell>
          <table:table-cell table:style-name="ce12" office:value-type="string" calcext:value-type="string">
            <text:p>Äcker, Trockenrasen</text:p>
          </table:table-cell>
          <table:table-cell table:style-name="ce12" office:value-type="string" calcext:value-type="string">
            <text:p>campi, prati secchi</text:p>
          </table:table-cell>
          <table:table-cell table:number-columns-repeated="1018"/>
        </table:table-row>
        <table:table-row table:style-name="ro3">
          <table:table-cell table:style-name="ce95" office:value-type="string" calcext:value-type="string">
            <text:p>592BDB8B-C0FE-4ED2-AF74-877B7E20635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observation sporadique, forêts chaudes</text:p>
          </table:table-cell>
          <table:table-cell table:style-name="ce12" office:value-type="string" calcext:value-type="string">
            <text:p>sporadisches Auftreten, warme Wälder</text:p>
          </table:table-cell>
          <table:table-cell table:style-name="ce12" office:value-type="string" calcext:value-type="string">
            <text:p>presenze sporadiche, boschi caldi</text:p>
          </table:table-cell>
          <table:table-cell table:number-columns-repeated="1018"/>
        </table:table-row>
        <table:table-row table:style-name="ro3">
          <table:table-cell table:style-name="ce95" office:value-type="string" calcext:value-type="string">
            <text:p>4FF4023A-B472-4FB3-BD15-1D0038F5200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observation sporadique, forêts chaudes</text:p>
          </table:table-cell>
          <table:table-cell table:style-name="ce12" office:value-type="string" calcext:value-type="string">
            <text:p>sporadisches Auftreten, warme Wälder</text:p>
          </table:table-cell>
          <table:table-cell table:style-name="ce12" office:value-type="string" calcext:value-type="string">
            <text:p>presenze sporadiche, boschi caldi</text:p>
          </table:table-cell>
          <table:table-cell table:number-columns-repeated="1018"/>
        </table:table-row>
        <table:table-row table:style-name="ro3">
          <table:table-cell table:style-name="ce95" office:value-type="string" calcext:value-type="string">
            <text:p>A84024CD-973C-4B25-9C10-6C3A59DD48A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nque au TI</text:p>
          </table:table-cell>
          <table:table-cell table:style-name="ce12" office:value-type="string" calcext:value-type="string">
            <text:p>fehlt TI</text:p>
          </table:table-cell>
          <table:table-cell table:style-name="ce12" office:value-type="string" calcext:value-type="string">
            <text:p>manca nel TI</text:p>
          </table:table-cell>
          <table:table-cell table:number-columns-repeated="1018"/>
        </table:table-row>
        <table:table-row table:style-name="ro3">
          <table:table-cell table:style-name="ce95" office:value-type="string" calcext:value-type="string">
            <text:p>591F0DA6-9369-4953-8CB5-4C678974703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tites populations, régions frontalières</text:p>
          </table:table-cell>
          <table:table-cell table:style-name="ce12" office:value-type="string" calcext:value-type="string">
            <text:p>kleine Vorkommen, Grenzgebiet</text:p>
          </table:table-cell>
          <table:table-cell table:style-name="ce12" office:value-type="string" calcext:value-type="string">
            <text:p>piccole popolazioni, limite dell'area di diffusione</text:p>
          </table:table-cell>
          <table:table-cell table:number-columns-repeated="1018"/>
        </table:table-row>
        <table:table-row table:style-name="ro3">
          <table:table-cell table:style-name="ce95" office:value-type="string" calcext:value-type="string">
            <text:p>100DE015-57F6-4CB2-A5DF-5E0085913E5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42B7B88C-9E2E-4597-B796-0E7EE983D1B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1C86CD2B-7407-4DC7-9E0A-AD21CBA6A50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és séchards, zones d'extraction</text:p>
          </table:table-cell>
          <table:table-cell table:style-name="ce12" office:value-type="string" calcext:value-type="string">
            <text:p>Halbtrockenrasen, Abbaugebiete</text:p>
          </table:table-cell>
          <table:table-cell table:style-name="ce12" office:value-type="string" calcext:value-type="string">
            <text:p>prati semi-secchi, zone di estrazione</text:p>
          </table:table-cell>
          <table:table-cell table:number-columns-repeated="1018"/>
        </table:table-row>
        <table:table-row table:style-name="ro3">
          <table:table-cell table:style-name="ce95" office:value-type="string" calcext:value-type="string">
            <text:p>3878661C-4668-4A83-83BB-3339678A3A9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mmets calcaires du TI</text:p>
          </table:table-cell>
          <table:table-cell table:style-name="ce12" office:value-type="string" calcext:value-type="string">
            <text:p>Kalkgipfel TI</text:p>
          </table:table-cell>
          <table:table-cell table:style-name="ce12" office:value-type="string" calcext:value-type="string">
            <text:p>cime calcaree TI</text:p>
          </table:table-cell>
          <table:table-cell table:number-columns-repeated="1018"/>
        </table:table-row>
        <table:table-row table:style-name="ro3">
          <table:table-cell table:style-name="ce95" office:value-type="string" calcext:value-type="string">
            <text:p>794703E4-4ADE-40D2-AD75-75AF02A1667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riveraines en montagne</text:p>
          </table:table-cell>
          <table:table-cell table:style-name="ce12" office:value-type="string" calcext:value-type="string">
            <text:p>montane Auen</text:p>
          </table:table-cell>
          <table:table-cell table:style-name="ce12" office:value-type="string" calcext:value-type="string">
            <text:p>zone alluvionali di montagna</text:p>
          </table:table-cell>
          <table:table-cell table:number-columns-repeated="1018"/>
        </table:table-row>
        <table:table-row table:style-name="ro3">
          <table:table-cell table:style-name="ce95" office:value-type="string" calcext:value-type="string">
            <text:p>9AE4DBC9-9408-4C6A-8E05-07B39BEEB7F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au Sottoceneri</text:p>
          </table:table-cell>
          <table:table-cell table:style-name="ce12" office:value-type="string" calcext:value-type="string">
            <text:p>Endemit Sottoceneri</text:p>
          </table:table-cell>
          <table:table-cell table:style-name="ce12" office:value-type="string" calcext:value-type="string">
            <text:p>endemita Sottoceneri</text:p>
          </table:table-cell>
          <table:table-cell table:number-columns-repeated="1018"/>
        </table:table-row>
        <table:table-row table:style-name="ro3">
          <table:table-cell table:style-name="ce95" office:value-type="string" calcext:value-type="string">
            <text:p>4CC6ADE7-BC90-414F-AA93-28CB96339A4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plus de 100 ans</text:p>
          </table:table-cell>
          <table:table-cell table:style-name="ce12" office:value-type="string" calcext:value-type="string">
            <text:p>mehr als 100 Jahre verschollen</text:p>
          </table:table-cell>
          <table:table-cell table:style-name="ce12" office:value-type="string" calcext:value-type="string">
            <text:p>scomparso da più di 100 anni</text:p>
          </table:table-cell>
          <table:table-cell table:number-columns-repeated="1018"/>
        </table:table-row>
        <table:table-row table:style-name="ro3">
          <table:table-cell table:style-name="ce95" office:value-type="string" calcext:value-type="string">
            <text:p>90BC22F8-1831-44A7-8AF1-E6ECA12D2F19</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lieux humides</text:p>
          </table:table-cell>
          <table:table-cell table:style-name="ce12" office:value-type="string" calcext:value-type="string">
            <text:p>Feuchtgebiet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0601F257-FEB7-4696-8DA1-B60F8A8914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ures de roseaux des eaux dormantes</text:p>
          </table:table-cell>
          <table:table-cell table:style-name="ce12" office:value-type="string" calcext:value-type="string">
            <text:p>Schilfsäume stehender Gewässer</text:p>
          </table:table-cell>
          <table:table-cell table:style-name="ce12" office:value-type="string" calcext:value-type="string">
            <text:p>bordi di specchi d'acqua con canneti</text:p>
          </table:table-cell>
          <table:table-cell table:number-columns-repeated="1018"/>
        </table:table-row>
        <table:table-row table:style-name="ro3">
          <table:table-cell table:style-name="ce95" office:value-type="string" calcext:value-type="string">
            <text:p>045BD872-57A0-4B9A-8576-D8B3EE89111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ts asséchés de rivières, sud du TI</text:p>
          </table:table-cell>
          <table:table-cell table:style-name="ce12" office:value-type="string" calcext:value-type="string">
            <text:p>trockene Flussbette, Südtessin</text:p>
          </table:table-cell>
          <table:table-cell table:style-name="ce12" office:value-type="string" calcext:value-type="string">
            <text:p>greti asciutti dei fiumi, Ticino meridionale</text:p>
          </table:table-cell>
          <table:table-cell table:number-columns-repeated="1018"/>
        </table:table-row>
        <table:table-row table:style-name="ro3">
          <table:table-cell table:style-name="ce95" office:value-type="string" calcext:value-type="string">
            <text:p>26E239BA-176F-44CC-BCF0-DCBC0BF3F85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94151C61-4E08-4582-8040-FCEC961888A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23C39953-DDF5-4443-811C-673B647E1A1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sur sable, autrefois Domleschg GR</text:p>
          </table:table-cell>
          <table:table-cell table:style-name="ce12" office:value-type="string" calcext:value-type="string">
            <text:p>auf Sand, früher Domleschg GR</text:p>
          </table:table-cell>
          <table:table-cell table:style-name="ce12" office:value-type="string" calcext:value-type="string">
            <text:p>sulla sabbia, un tempo Domleschg GR</text:p>
          </table:table-cell>
          <table:table-cell table:number-columns-repeated="1018"/>
        </table:table-row>
        <table:table-row table:style-name="ro3">
          <table:table-cell table:style-name="ce95" office:value-type="string" calcext:value-type="string">
            <text:p>01B29F25-30CA-4496-A5F0-2E918317651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és secs, garides</text:p>
          </table:table-cell>
          <table:table-cell table:style-name="ce12" office:value-type="string" calcext:value-type="string">
            <text:p>Trockenrasen, Felsensteppe</text:p>
          </table:table-cell>
          <table:table-cell table:style-name="ce12" office:value-type="string" calcext:value-type="string">
            <text:p>prati secchi, steppe rocciose</text:p>
          </table:table-cell>
          <table:table-cell table:number-columns-repeated="1018"/>
        </table:table-row>
        <table:table-row table:style-name="ro3">
          <table:table-cell table:style-name="ce95" office:value-type="string" calcext:value-type="string">
            <text:p>2584834E-C894-4D9D-969E-86CF48B0FD5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prés secs</text:p>
          </table:table-cell>
          <table:table-cell table:style-name="ce12" office:value-type="string" calcext:value-type="string">
            <text:p>Trockenrasen</text:p>
          </table:table-cell>
          <table:table-cell table:style-name="ce12" office:value-type="string" calcext:value-type="string">
            <text:p>prati secchi</text:p>
          </table:table-cell>
          <table:table-cell table:number-columns-repeated="1018"/>
        </table:table-row>
        <table:table-row table:style-name="ro3">
          <table:table-cell table:style-name="ce95" office:value-type="string" calcext:value-type="string">
            <text:p>1A0462A1-3653-46B6-B3E3-72E7C07BD07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eutrophes, riches en roseaux</text:p>
          </table:table-cell>
          <table:table-cell table:style-name="ce12" office:value-type="string" calcext:value-type="string">
            <text:p>eutrophe,schilfreiche Gewässer</text:p>
          </table:table-cell>
          <table:table-cell table:style-name="ce12" office:value-type="string" calcext:value-type="string">
            <text:p>acque eutrofiche con molti canneti</text:p>
          </table:table-cell>
          <table:table-cell table:number-columns-repeated="1018"/>
        </table:table-row>
        <table:table-row table:style-name="ro3">
          <table:table-cell table:style-name="ce95" office:value-type="string" calcext:value-type="string">
            <text:p>516536CC-4E7E-4094-8F78-0F7A94F51DD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poradiquement</text:p>
          </table:table-cell>
          <table:table-cell table:style-name="ce12" office:value-type="string" calcext:value-type="string">
            <text:p>sporadisch</text:p>
          </table:table-cell>
          <table:table-cell table:style-name="ce12" office:value-type="string" calcext:value-type="string">
            <text:p>sporadico</text:p>
          </table:table-cell>
          <table:table-cell table:number-columns-repeated="1018"/>
        </table:table-row>
        <table:table-row table:style-name="ro3">
          <table:table-cell table:style-name="ce95" office:value-type="string" calcext:value-type="string">
            <text:p>5CF26AD6-54C3-478D-AC73-51A596CDF22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canton de BE</text:p>
          </table:table-cell>
          <table:table-cell table:style-name="ce12" office:value-type="string" calcext:value-type="string">
            <text:p>früher Kt. BE</text:p>
          </table:table-cell>
          <table:table-cell table:style-name="ce12" office:value-type="string" calcext:value-type="string">
            <text:p>un tempo canton BE</text:p>
          </table:table-cell>
          <table:table-cell table:number-columns-repeated="1018"/>
        </table:table-row>
        <table:table-row table:style-name="ro3">
          <table:table-cell table:style-name="ce95" office:value-type="string" calcext:value-type="string">
            <text:p>3047959A-AECA-4AD7-BCFC-D6CF2914CE3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écorce de vieux pins isolés</text:p>
          </table:table-cell>
          <table:table-cell table:style-name="ce12" office:value-type="string" calcext:value-type="string">
            <text:p>Rinde von freistehenden alten Kiefern</text:p>
          </table:table-cell>
          <table:table-cell table:style-name="ce12" office:value-type="string" calcext:value-type="string">
            <text:p>corteccia di vecchi pini isolati</text:p>
          </table:table-cell>
          <table:table-cell table:number-columns-repeated="1018"/>
        </table:table-row>
        <table:table-row table:style-name="ro3">
          <table:table-cell table:style-name="ce95" office:value-type="string" calcext:value-type="string">
            <text:p>5B196F8B-7AC6-4227-9382-258F3B2FED0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âturages extensifs, vergers</text:p>
          </table:table-cell>
          <table:table-cell table:style-name="ce12" office:value-type="string" calcext:value-type="string">
            <text:p>extensiv beweidetes Kulturland, Obstgärten</text:p>
          </table:table-cell>
          <table:table-cell table:style-name="ce12" office:value-type="string" calcext:value-type="string">
            <text:p>terreni agricoli pascolati estensivamente, frutteti</text:p>
          </table:table-cell>
          <table:table-cell table:number-columns-repeated="1018"/>
        </table:table-row>
        <table:table-row table:style-name="ro3">
          <table:table-cell table:style-name="ce95" office:value-type="string" calcext:value-type="string">
            <text:p>70796C0D-BCF2-4B16-ABD8-4C6055FE653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362F9E76-52A1-4E79-9DAD-2F8F771B864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onneuses, argileuses, petites pop.</text:p>
          </table:table-cell>
          <table:table-cell table:style-name="ce12" office:value-type="string" calcext:value-type="string">
            <text:p>lehmige, sandige Ufer, kleine Vorkommen</text:p>
          </table:table-cell>
          <table:table-cell table:style-name="ce12" office:value-type="string" calcext:value-type="string">
            <text:p>rive sabbiose, argillose, piccole popolazioni</text:p>
          </table:table-cell>
          <table:table-cell table:number-columns-repeated="1018"/>
        </table:table-row>
        <table:table-row table:style-name="ro3">
          <table:table-cell table:style-name="ce95" office:value-type="string" calcext:value-type="string">
            <text:p>5A7E6715-B499-4855-ADCA-F10BAAD6D0C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et sols argileux</text:p>
          </table:table-cell>
          <table:table-cell table:style-name="ce12" office:value-type="string" calcext:value-type="string">
            <text:p>Lehmufer, Lehmboden</text:p>
          </table:table-cell>
          <table:table-cell table:style-name="ce12" office:value-type="string" calcext:value-type="string">
            <text:p>rive e terreni argillosi</text:p>
          </table:table-cell>
          <table:table-cell table:number-columns-repeated="1018"/>
        </table:table-row>
        <table:table-row table:style-name="ro3">
          <table:table-cell table:style-name="ce95" office:value-type="string" calcext:value-type="string">
            <text:p>43A3D9F1-A365-4110-9C42-469031B800E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et sols argileux</text:p>
          </table:table-cell>
          <table:table-cell table:style-name="ce12" office:value-type="string" calcext:value-type="string">
            <text:p>Lehmufer, Lehmboden</text:p>
          </table:table-cell>
          <table:table-cell table:style-name="ce12" office:value-type="string" calcext:value-type="string">
            <text:p>rive e terreni argillosi</text:p>
          </table:table-cell>
          <table:table-cell table:number-columns-repeated="1018"/>
        </table:table-row>
        <table:table-row table:style-name="ro3">
          <table:table-cell table:style-name="ce95" office:value-type="string" calcext:value-type="string">
            <text:p>A42B87F8-4054-4EA6-9EE3-80B94729E37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ls sablonneux, Genève,</text:p>
          </table:table-cell>
          <table:table-cell table:style-name="ce12" office:value-type="string" calcext:value-type="string">
            <text:p>Sandboden, Genf, Relikt</text:p>
          </table:table-cell>
          <table:table-cell table:style-name="ce12" office:value-type="string" calcext:value-type="string">
            <text:p>terreni sabbiosi, relitto, Ginevra</text:p>
          </table:table-cell>
          <table:table-cell table:number-columns-repeated="1018"/>
        </table:table-row>
        <table:table-row table:style-name="ro3">
          <table:table-cell table:style-name="ce95" office:value-type="string" calcext:value-type="string">
            <text:p>F3209452-3EA6-4866-B428-2F14985ECF3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sablonneuses, graveleuses, argileuses</text:p>
          </table:table-cell>
          <table:table-cell table:style-name="ce12" office:value-type="string" calcext:value-type="string">
            <text:p>sandig, kiesig, lehmige Ufer</text:p>
          </table:table-cell>
          <table:table-cell table:style-name="ce12" office:value-type="string" calcext:value-type="string">
            <text:p>rive sabbiose, ghiaiose, argillose</text:p>
          </table:table-cell>
          <table:table-cell table:number-columns-repeated="1018"/>
        </table:table-row>
        <table:table-row table:style-name="ro3">
          <table:table-cell table:style-name="ce95" office:value-type="string" calcext:value-type="string">
            <text:p>EC587550-7748-4FA5-A3F2-33E348246FA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onneuses, graveleuses, argileuses</text:p>
          </table:table-cell>
          <table:table-cell table:style-name="ce12" office:value-type="string" calcext:value-type="string">
            <text:p>sandig, kiesig, lehmige Ufer</text:p>
          </table:table-cell>
          <table:table-cell table:style-name="ce12" office:value-type="string" calcext:value-type="string">
            <text:p>rive sabbiose, ghiaiose, argillose</text:p>
          </table:table-cell>
          <table:table-cell table:number-columns-repeated="1018"/>
        </table:table-row>
        <table:table-row table:style-name="ro3">
          <table:table-cell table:style-name="ce95" office:value-type="string" calcext:value-type="string">
            <text:p>4F24E077-6603-42F1-BAB9-5C9C93250E4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argileuses, sablonneuses</text:p>
          </table:table-cell>
          <table:table-cell table:style-name="ce12" office:value-type="string" calcext:value-type="string">
            <text:p>lehmige, sandige Ufer</text:p>
          </table:table-cell>
          <table:table-cell table:style-name="ce12" office:value-type="string" calcext:value-type="string">
            <text:p>rive argillose, sabbiose</text:p>
          </table:table-cell>
          <table:table-cell table:number-columns-repeated="1018"/>
        </table:table-row>
        <table:table-row table:style-name="ro3">
          <table:table-cell table:style-name="ce95" office:value-type="string" calcext:value-type="string">
            <text:p>EF57DCD6-281B-4FAC-B264-5ED411C5DD1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graveleuses de grandes rivières</text:p>
          </table:table-cell>
          <table:table-cell table:style-name="ce12" office:value-type="string" calcext:value-type="string">
            <text:p>Kiesufer grosser Flüsse</text:p>
          </table:table-cell>
          <table:table-cell table:style-name="ce12" office:value-type="string" calcext:value-type="string">
            <text:p>rive ghiaiose di grandi fiumi</text:p>
          </table:table-cell>
          <table:table-cell table:number-columns-repeated="1018"/>
        </table:table-row>
        <table:table-row table:style-name="ro3">
          <table:table-cell table:style-name="ce95" office:value-type="string" calcext:value-type="string">
            <text:p>E19A04E6-CF1D-447B-9A91-7FB5656389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des grandes rivières, manque au TI et en VS</text:p>
          </table:table-cell>
          <table:table-cell table:style-name="ce12" office:value-type="string" calcext:value-type="string">
            <text:p>Ufer grosser Flüsse, fehlt TI, VS</text:p>
          </table:table-cell>
          <table:table-cell table:style-name="ce12" office:value-type="string" calcext:value-type="string">
            <text:p>rive di grandi fiumi, manca TI, VS</text:p>
          </table:table-cell>
          <table:table-cell table:number-columns-repeated="1018"/>
        </table:table-row>
        <table:table-row table:style-name="ro3">
          <table:table-cell table:style-name="ce95" office:value-type="string" calcext:value-type="string">
            <text:p>06AD3580-FF7B-4694-88C3-362DF308DA8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sablonneuses couvertes de mousse</text:p>
          </table:table-cell>
          <table:table-cell table:style-name="ce12" office:value-type="string" calcext:value-type="string">
            <text:p>bemooste Sandufer</text:p>
          </table:table-cell>
          <table:table-cell table:style-name="ce12" office:value-type="string" calcext:value-type="string">
            <text:p>rive sabbiose con muschio</text:p>
          </table:table-cell>
          <table:table-cell table:number-columns-repeated="1018"/>
        </table:table-row>
        <table:table-row table:style-name="ro3">
          <table:table-cell table:style-name="ce95" office:value-type="string" calcext:value-type="string">
            <text:p>544B9F26-91E3-4FB7-8365-D465A90D049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boueuses</text:p>
          </table:table-cell>
          <table:table-cell table:style-name="ce12" office:value-type="string" calcext:value-type="string">
            <text:p>schlammige Ufer</text:p>
          </table:table-cell>
          <table:table-cell table:style-name="ce12" office:value-type="string" calcext:value-type="string">
            <text:p>rive fangose</text:p>
          </table:table-cell>
          <table:table-cell table:number-columns-repeated="1018"/>
        </table:table-row>
        <table:table-row table:style-name="ro3">
          <table:table-cell table:style-name="ce95" office:value-type="string" calcext:value-type="string">
            <text:p>B0004424-0AE3-4C66-95EA-7E24A1BC54B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 couv. mousse, lieux humides subalpins</text:p>
          </table:table-cell>
          <table:table-cell table:style-name="ce12" office:value-type="string" calcext:value-type="string">
            <text:p>bemooste Sandufer, subalpine Feuchtgebiete</text:p>
          </table:table-cell>
          <table:table-cell table:style-name="ce12" office:value-type="string" calcext:value-type="string">
            <text:p>rive sabbiose con muschio, zone umide subalpine</text:p>
          </table:table-cell>
          <table:table-cell table:number-columns-repeated="1018"/>
        </table:table-row>
        <table:table-row table:style-name="ro3">
          <table:table-cell table:style-name="ce95" office:value-type="string" calcext:value-type="string">
            <text:p>77D733A9-50C7-40C4-8B5E-E9BE7977518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1 seule observation en VS</text:p>
          </table:table-cell>
          <table:table-cell table:style-name="ce12" office:value-type="string" calcext:value-type="string">
            <text:p>nur ein Fundort im Wallis</text:p>
          </table:table-cell>
          <table:table-cell table:style-name="ce12" office:value-type="string" calcext:value-type="string">
            <text:p>un solo ritrovamento in Vallese</text:p>
          </table:table-cell>
          <table:table-cell table:number-columns-repeated="1018"/>
        </table:table-row>
        <table:table-row table:style-name="ro3">
          <table:table-cell table:style-name="ce95" office:value-type="string" calcext:value-type="string">
            <text:p>59FC8682-7EB3-43CF-8BE1-A0B8B1C89F6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eux xérothermophiles</text:p>
          </table:table-cell>
          <table:table-cell table:style-name="ce12" office:value-type="string" calcext:value-type="string">
            <text:p>xerotherme Stellen</text:p>
          </table:table-cell>
          <table:table-cell table:style-name="ce12" office:value-type="string" calcext:value-type="string">
            <text:p>luoghi xerotermici</text:p>
          </table:table-cell>
          <table:table-cell table:number-columns-repeated="1018"/>
        </table:table-row>
        <table:table-row table:style-name="ro3">
          <table:table-cell table:style-name="ce95" office:value-type="string" calcext:value-type="string">
            <text:p>FE636EE0-848C-49BC-AAA2-5B7FA8844751</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nimal xérophile</text:p>
          </table:table-cell>
          <table:table-cell table:style-name="ce12" office:value-type="string" calcext:value-type="string">
            <text:p>xerophiles Sandtier</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A25458EA-9BD1-4062-A419-474AC88880C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animal xérophile</text:p>
          </table:table-cell>
          <table:table-cell table:style-name="ce12" office:value-type="string" calcext:value-type="string">
            <text:p>xerophiles Sandtier</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50415D87-2052-42DD-92FE-86B814C1973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spèce xérophile des sables</text:p>
          </table:table-cell>
          <table:table-cell table:style-name="ce12" office:value-type="string" calcext:value-type="string">
            <text:p>xerophile Sandart</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C96F920B-BCE0-4C37-8D68-76E47A8EBB2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Suisse nord-est</text:p>
          </table:table-cell>
          <table:table-cell table:style-name="ce12" office:value-type="string" calcext:value-type="string">
            <text:p>vor 1900 Nordostschweiz</text:p>
          </table:table-cell>
          <table:table-cell table:style-name="ce12" office:value-type="string" calcext:value-type="string">
            <text:p>prima del 1900 Svizzera nordorientale</text:p>
          </table:table-cell>
          <table:table-cell table:number-columns-repeated="1018"/>
        </table:table-row>
        <table:table-row table:style-name="ro3">
          <table:table-cell table:style-name="ce95" office:value-type="string" calcext:value-type="string">
            <text:p>D39A01A8-1FC8-4AB7-9DBC-4DE20A06BB7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A6F88E37-6BC8-488E-814B-3A64C22E87C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spèce xérophile des sables</text:p>
          </table:table-cell>
          <table:table-cell table:style-name="ce12" office:value-type="string" calcext:value-type="string">
            <text:p>xerophile Sandart</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7AB67EA8-A883-4761-9421-5BD34B1AAE49</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espèce xérophile sur calcaire ou sables</text:p>
          </table:table-cell>
          <table:table-cell table:style-name="ce12" office:value-type="string" calcext:value-type="string">
            <text:p>xerophile Kalk- oder Sandart</text:p>
          </table:table-cell>
          <table:table-cell table:style-name="ce12" office:value-type="string" calcext:value-type="string">
            <text:p>xerofilo, vive nella sabbia o su calcare</text:p>
          </table:table-cell>
          <table:table-cell table:number-columns-repeated="1018"/>
        </table:table-row>
        <table:table-row table:style-name="ro3">
          <table:table-cell table:style-name="ce95" office:value-type="string" calcext:value-type="string">
            <text:p>BCA1F5F8-D3A0-43F7-B697-03AA8E11C88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eux à flore rudérale, xérophile</text:p>
          </table:table-cell>
          <table:table-cell table:style-name="ce12" office:value-type="string" calcext:value-type="string">
            <text:p>Ruderalstellen, xerophil</text:p>
          </table:table-cell>
          <table:table-cell table:style-name="ce12" office:value-type="string" calcext:value-type="string">
            <text:p>luoghi ruderali, xerofilo</text:p>
          </table:table-cell>
          <table:table-cell table:number-columns-repeated="1018"/>
        </table:table-row>
        <table:table-row table:style-name="ro3">
          <table:table-cell table:style-name="ce95" office:value-type="string" calcext:value-type="string">
            <text:p>E2C348D4-DAE1-4ADC-8512-917DAF75E67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teppe xérophile sur calcaire</text:p>
          </table:table-cell>
          <table:table-cell table:style-name="ce12" office:value-type="string" calcext:value-type="string">
            <text:p>xerotherme Kalksteppe</text:p>
          </table:table-cell>
          <table:table-cell table:style-name="ce12" office:value-type="string" calcext:value-type="string">
            <text:p>steppe calcaree xerotermiche</text:p>
          </table:table-cell>
          <table:table-cell table:number-columns-repeated="1018"/>
        </table:table-row>
        <table:table-row table:style-name="ro3">
          <table:table-cell table:style-name="ce95" office:value-type="string" calcext:value-type="string">
            <text:p>1D02DDEB-8F09-461A-9DFF-E53AF601AC1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égions marginales</text:p>
          </table:table-cell>
          <table:table-cell table:style-name="ce12" office:value-type="string" calcext:value-type="string">
            <text:p>Randgebiet</text:p>
          </table:table-cell>
          <table:table-cell table:style-name="ce12" office:value-type="string" calcext:value-type="string">
            <text:p>limite dell'area di distribuzione</text:p>
          </table:table-cell>
          <table:table-cell table:number-columns-repeated="1018"/>
        </table:table-row>
        <table:table-row table:style-name="ro3">
          <table:table-cell table:style-name="ce95" office:value-type="string" calcext:value-type="string">
            <text:p>48013274-48B1-493C-809B-A8DC3C1FD3B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alcaire, endémique au Sottoceneri</text:p>
          </table:table-cell>
          <table:table-cell table:style-name="ce12" office:value-type="string" calcext:value-type="string">
            <text:p>Kalk, Endemit Sottoceneri</text:p>
          </table:table-cell>
          <table:table-cell table:style-name="ce12" office:value-type="string" calcext:value-type="string">
            <text:p>su calcare, endemita Sottoceneri</text:p>
          </table:table-cell>
          <table:table-cell table:number-columns-repeated="1018"/>
        </table:table-row>
        <table:table-row table:style-name="ro3">
          <table:table-cell table:style-name="ce95" office:value-type="string" calcext:value-type="string">
            <text:p>82CF0689-4213-434E-974B-D2B6DA13076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ans les vieilles caves</text:p>
          </table:table-cell>
          <table:table-cell table:style-name="ce12" office:value-type="string" calcext:value-type="string">
            <text:p>in alten Kellern</text:p>
          </table:table-cell>
          <table:table-cell table:style-name="ce12" office:value-type="string" calcext:value-type="string">
            <text:p>nelle vecchie cantine</text:p>
          </table:table-cell>
          <table:table-cell table:number-columns-repeated="1018"/>
        </table:table-row>
        <table:table-row table:style-name="ro3">
          <table:table-cell table:style-name="ce95" office:value-type="string" calcext:value-type="string">
            <text:p>45AEB798-6602-4A2C-B9B1-C3C6CA0CBAF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sières de cordons forestiers</text:p>
          </table:table-cell>
          <table:table-cell table:style-name="ce12" office:value-type="string" calcext:value-type="string">
            <text:p>Saumwaldränder</text:p>
          </table:table-cell>
          <table:table-cell table:style-name="ce12" office:value-type="string" calcext:value-type="string">
            <text:p>margini di bosco</text:p>
          </table:table-cell>
          <table:table-cell table:number-columns-repeated="1018"/>
        </table:table-row>
        <table:table-row table:style-name="ro3">
          <table:table-cell table:style-name="ce95" office:value-type="string" calcext:value-type="string">
            <text:p>76C37C4A-0DA8-4DFB-822C-B397A285290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xérophile, sur buissons</text:p>
          </table:table-cell>
          <table:table-cell table:style-name="ce12" office:value-type="string" calcext:value-type="string">
            <text:p>xerotherm, auf Gebüsch</text:p>
          </table:table-cell>
          <table:table-cell table:style-name="ce12" office:value-type="string" calcext:value-type="string">
            <text:p>specie xerotermica, su cespugli</text:p>
          </table:table-cell>
          <table:table-cell table:number-columns-repeated="1018"/>
        </table:table-row>
        <table:table-row table:style-name="ro3">
          <table:table-cell table:style-name="ce95" office:value-type="string" calcext:value-type="string">
            <text:p>C308EDE0-97DA-4056-B551-153F7D4B4C8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xérophile, sur Ulmus minor</text:p>
          </table:table-cell>
          <table:table-cell table:style-name="ce12" office:value-type="string" calcext:value-type="string">
            <text:p>xerotherm, auf Ulmus minor</text:p>
          </table:table-cell>
          <table:table-cell table:style-name="ce12" office:value-type="string" calcext:value-type="string">
            <text:p>specie xerotermica, su Ulmus <text:span text:style-name="T2">minor</text:span></text:p>
          </table:table-cell>
          <table:table-cell table:number-columns-repeated="1018"/>
        </table:table-row>
        <table:table-row table:style-name="ro3">
          <table:table-cell table:style-name="ce95" office:value-type="string" calcext:value-type="string">
            <text:p>A83433A0-9129-4CB5-ABAC-81BF1363759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autrefois SO de la CH, 1 observation récente en VS</text:p>
          </table:table-cell>
          <table:table-cell table:style-name="ce12" office:value-type="string" calcext:value-type="string">
            <text:p>früher SW- CH, 1 rezenter Fund VS</text:p>
          </table:table-cell>
          <table:table-cell table:style-name="ce12" office:value-type="string" calcext:value-type="string">
            <text:p>un tempo CH sudoccidentale, 1 ritrovamento recente VS</text:p>
          </table:table-cell>
          <table:table-cell table:number-columns-repeated="1018"/>
        </table:table-row>
        <table:table-row table:style-name="ro3">
          <table:table-cell table:style-name="ce95" office:value-type="string" calcext:value-type="string">
            <text:p>69B8299D-D668-4859-8B0C-AFDD245B4E6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81C5F6EB-4752-4594-A12C-33C2A340F0A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urs de pierres sèches</text:p>
          </table:table-cell>
          <table:table-cell table:style-name="ce12" office:value-type="string" calcext:value-type="string">
            <text:p>Trockenmauern</text:p>
          </table:table-cell>
          <table:table-cell table:style-name="ce12" office:value-type="string" calcext:value-type="string">
            <text:p>muri a secco</text:p>
          </table:table-cell>
          <table:table-cell table:number-columns-repeated="1018"/>
        </table:table-row>
        <table:table-row table:style-name="ro3">
          <table:table-cell table:style-name="ce95" office:value-type="string" calcext:value-type="string">
            <text:p>A057D990-375B-46F3-BA17-DA961DE0284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ais, manque au TI</text:p>
          </table:table-cell>
          <table:table-cell table:style-name="ce12" office:value-type="string" calcext:value-type="string">
            <text:p>Moore, fehlt TI</text:p>
          </table:table-cell>
          <table:table-cell table:style-name="ce12" office:value-type="string" calcext:value-type="string">
            <text:p>torbiere, manca nel TI</text:p>
          </table:table-cell>
          <table:table-cell table:number-columns-repeated="1018"/>
        </table:table-row>
        <table:table-row table:style-name="ro3">
          <table:table-cell table:style-name="ce95" office:value-type="string" calcext:value-type="string">
            <text:p>50F85EFC-9316-4712-BAD6-7CE5DF84B8C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eux à flore rudérale, extrêmement xérophiles</text:p>
          </table:table-cell>
          <table:table-cell table:style-name="ce12" office:value-type="string" calcext:value-type="string">
            <text:p>extrem xerophil, Ruderalstellen</text:p>
          </table:table-cell>
          <table:table-cell table:style-name="ce12" office:value-type="string" calcext:value-type="string">
            <text:p>estremamente xerofilo, luoghi ruderali</text:p>
          </table:table-cell>
          <table:table-cell table:number-columns-repeated="1018"/>
        </table:table-row>
        <table:table-row table:style-name="ro3">
          <table:table-cell table:style-name="ce95" office:value-type="string" calcext:value-type="string">
            <text:p>92F8EFEA-00B0-4A39-9471-D2EB3FF7984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este glaciaire</text:p>
          </table:table-cell>
          <table:table-cell table:style-name="ce12" office:value-type="string" calcext:value-type="string">
            <text:p>Glazialrelikt</text:p>
          </table:table-cell>
          <table:table-cell table:style-name="ce12" office:value-type="string" calcext:value-type="string">
            <text:p>relitto dell'era glaciale</text:p>
          </table:table-cell>
          <table:table-cell table:number-columns-repeated="1018"/>
        </table:table-row>
        <table:table-row table:style-name="ro3">
          <table:table-cell table:style-name="ce95" office:value-type="string" calcext:value-type="string">
            <text:p>06BE55C9-7272-4821-868A-9B227DBE89B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rés maigres du Nord de la CH</text:p>
          </table:table-cell>
          <table:table-cell table:style-name="ce12" office:value-type="string" calcext:value-type="string">
            <text:p>Magerrasen Nordschweiz</text:p>
          </table:table-cell>
          <table:table-cell table:style-name="ce12" office:value-type="string" calcext:value-type="string">
            <text:p>prati magri Svizzera settentrionale</text:p>
          </table:table-cell>
          <table:table-cell table:number-columns-repeated="1018"/>
        </table:table-row>
        <table:table-row table:style-name="ro3">
          <table:table-cell table:style-name="ce95" office:value-type="string" calcext:value-type="string">
            <text:p>A6F6A0CB-0847-45FC-B937-F318F31B24F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ndémique localement</text:p>
          </table:table-cell>
          <table:table-cell table:style-name="ce12" office:value-type="string" calcext:value-type="string">
            <text:p>Lokalendemit</text:p>
          </table:table-cell>
          <table:table-cell table:style-name="ce12" office:value-type="string" calcext:value-type="string">
            <text:p>specie stenoendemica</text:p>
          </table:table-cell>
          <table:table-cell table:number-columns-repeated="1018"/>
        </table:table-row>
        <table:table-row table:style-name="ro3">
          <table:table-cell table:style-name="ce95" office:value-type="string" calcext:value-type="string">
            <text:p>3C2AAED7-862C-49EE-B47B-6C5FECF7775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du lac de Constance</text:p>
          </table:table-cell>
          <table:table-cell table:style-name="ce12" office:value-type="string" calcext:value-type="string">
            <text:p>Bodenseeufer</text:p>
          </table:table-cell>
          <table:table-cell table:style-name="ce12" office:value-type="string" calcext:value-type="string">
            <text:p>rive del lago di Costanza</text:p>
          </table:table-cell>
          <table:table-cell table:number-columns-repeated="1018"/>
        </table:table-row>
        <table:table-row table:style-name="ro3">
          <table:table-cell table:style-name="ce95" office:value-type="string" calcext:value-type="string">
            <text:p>20B72451-9750-40EA-9409-0402AC4B24C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des rivières du Sottoceneri</text:p>
          </table:table-cell>
          <table:table-cell table:style-name="ce12" office:value-type="string" calcext:value-type="string">
            <text:p>Bachufer Sottoceneri</text:p>
          </table:table-cell>
          <table:table-cell table:style-name="ce12" office:value-type="string" calcext:value-type="string">
            <text:p>rive di ruscelli Sottoceneri</text:p>
          </table:table-cell>
          <table:table-cell table:number-columns-repeated="1018"/>
        </table:table-row>
        <table:table-row table:style-name="ro3">
          <table:table-cell table:style-name="ce95" office:value-type="string" calcext:value-type="string">
            <text:p>12D8A476-1B14-4B27-B295-8156A729FD5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adventice d'origine atlantique</text:p>
          </table:table-cell>
          <table:table-cell table:style-name="ce12" office:value-type="string" calcext:value-type="string">
            <text:p>Adventivart atlant. Herkunft</text:p>
          </table:table-cell>
          <table:table-cell table:style-name="ce12" office:value-type="string" calcext:value-type="string">
            <text:p>specie avventizia di origine atlantica</text:p>
          </table:table-cell>
          <table:table-cell table:number-columns-repeated="1018"/>
        </table:table-row>
        <table:table-row table:style-name="ro3">
          <table:table-cell table:style-name="ce95" office:value-type="string" calcext:value-type="string">
            <text:p>19979592-EFF3-47E4-B0FE-2A6F8192AD0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7A5776DF-65A1-45C7-9B3B-F6D5A2AFC8F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ieux calcaires graveleux</text:p>
          </table:table-cell>
          <table:table-cell table:style-name="ce12" office:value-type="string" calcext:value-type="string">
            <text:p>kiesige Kalkstellen</text:p>
          </table:table-cell>
          <table:table-cell table:style-name="ce12" office:value-type="string" calcext:value-type="string">
            <text:p>luoghi calcarei con ghiaia</text:p>
          </table:table-cell>
          <table:table-cell table:number-columns-repeated="1018"/>
        </table:table-row>
        <table:table-row table:style-name="ro3">
          <table:table-cell table:style-name="ce95" office:value-type="string" calcext:value-type="string">
            <text:p>1AFC07D6-F2E9-4FE7-9819-63BDA3A9309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tière des forêts alluviales</text:p>
          </table:table-cell>
          <table:table-cell table:style-name="ce12" office:value-type="string" calcext:value-type="string">
            <text:p>Bodenstreu von Auenwäldern</text:p>
          </table:table-cell>
          <table:table-cell table:style-name="ce12" office:value-type="string" calcext:value-type="string">
            <text:p>fogliame sul terreno dei boschi alluvionali</text:p>
          </table:table-cell>
          <table:table-cell table:number-columns-repeated="1018"/>
        </table:table-row>
        <table:table-row table:style-name="ro3">
          <table:table-cell table:style-name="ce95" office:value-type="string" calcext:value-type="string">
            <text:p>D582BEBB-7EFE-4AC4-A08B-B8CCDB25B8C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onneuses, argileuses</text:p>
          </table:table-cell>
          <table:table-cell table:style-name="ce12" office:value-type="string" calcext:value-type="string">
            <text:p>sandige, lehmige Ufer</text:p>
          </table:table-cell>
          <table:table-cell table:style-name="ce12" office:value-type="string" calcext:value-type="string">
            <text:p>rive sabbiose, argillose</text:p>
          </table:table-cell>
          <table:table-cell table:number-columns-repeated="1018"/>
        </table:table-row>
        <table:table-row table:style-name="ro3">
          <table:table-cell table:style-name="ce95" office:value-type="string" calcext:value-type="string">
            <text:p>086A547C-EB12-4D41-B91C-D629464B92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eutrophes, avec roseaux</text:p>
          </table:table-cell>
          <table:table-cell table:style-name="ce12" office:value-type="string" calcext:value-type="string">
            <text:p>eutrophe, schilfreiche Gewässer</text:p>
          </table:table-cell>
          <table:table-cell table:style-name="ce12" office:value-type="string" calcext:value-type="string">
            <text:p>acque eutrofiche ricche di canneti</text:p>
          </table:table-cell>
          <table:table-cell table:number-columns-repeated="1018"/>
        </table:table-row>
        <table:table-row table:style-name="ro3">
          <table:table-cell table:style-name="ce95" office:value-type="string" calcext:value-type="string">
            <text:p>976A600D-132D-4AC1-928F-81A5E9961F8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calcaire, bordure des chemins</text:p>
          </table:table-cell>
          <table:table-cell table:style-name="ce12" office:value-type="string" calcext:value-type="string">
            <text:p>Kalkart, Wegränder</text:p>
          </table:table-cell>
          <table:table-cell table:style-name="ce12" office:value-type="string" calcext:value-type="string">
            <text:p>specie che vive su calcare, bordi di sentieri</text:p>
          </table:table-cell>
          <table:table-cell table:number-columns-repeated="1018"/>
        </table:table-row>
        <table:table-row table:style-name="ro3">
          <table:table-cell table:style-name="ce95" office:value-type="string" calcext:value-type="string">
            <text:p>820122FA-78BD-4FC9-9589-563E56060FB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sablonneuses, argileuses</text:p>
          </table:table-cell>
          <table:table-cell table:style-name="ce12" office:value-type="string" calcext:value-type="string">
            <text:p>sandige, lehmige Ufer</text:p>
          </table:table-cell>
          <table:table-cell table:style-name="ce12" office:value-type="string" calcext:value-type="string">
            <text:p>rive sabbiose, argillose</text:p>
          </table:table-cell>
          <table:table-cell table:number-columns-repeated="1018"/>
        </table:table-row>
        <table:table-row table:style-name="ro3">
          <table:table-cell table:style-name="ce95" office:value-type="string" calcext:value-type="string">
            <text:p>25712994-755F-407F-AC8E-7C1D575B4D9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GE</text:p>
          </table:table-cell>
          <table:table-cell table:style-name="ce12" office:value-type="string" calcext:value-type="string">
            <text:p>vor 1900 GE</text:p>
          </table:table-cell>
          <table:table-cell table:style-name="ce12" office:value-type="string" calcext:value-type="string">
            <text:p>prima del 1900 GE</text:p>
          </table:table-cell>
          <table:table-cell table:number-columns-repeated="1018"/>
        </table:table-row>
        <table:table-row table:style-name="ro3">
          <table:table-cell table:style-name="ce95" office:value-type="string" calcext:value-type="string">
            <text:p>D1290059-25C4-41E6-BB7C-729874F59B2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eu abondant</text:p>
          </table:table-cell>
          <table:table-cell table:style-name="ce12" office:value-type="string" calcext:value-type="string">
            <text:p>kleine Bestände</text:p>
          </table:table-cell>
          <table:table-cell table:style-name="ce12" office:value-type="string" calcext:value-type="string">
            <text:p>piccole popolazioni</text:p>
          </table:table-cell>
          <table:table-cell table:number-columns-repeated="1018"/>
        </table:table-row>
        <table:table-row table:style-name="ro3">
          <table:table-cell table:style-name="ce95" office:value-type="string" calcext:value-type="string">
            <text:p>E13913B0-3767-4413-A40B-9D8DF613E8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eu abondant</text:p>
          </table:table-cell>
          <table:table-cell table:style-name="ce12" office:value-type="string" calcext:value-type="string">
            <text:p>kleine Bestände</text:p>
          </table:table-cell>
          <table:table-cell table:style-name="ce12" office:value-type="string" calcext:value-type="string">
            <text:p>piccole popolazioni</text:p>
          </table:table-cell>
          <table:table-cell table:number-columns-repeated="1018"/>
        </table:table-row>
        <table:table-row table:style-name="ro3">
          <table:table-cell table:style-name="ce95" office:value-type="string" calcext:value-type="string">
            <text:p>023B1AA0-9C0F-4B4A-895B-D876B1B1B44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s calcaires, xérophiles</text:p>
          </table:table-cell>
          <table:table-cell table:style-name="ce12" office:value-type="string" calcext:value-type="string">
            <text:p>xerotherme Kalkböden</text:p>
          </table:table-cell>
          <table:table-cell table:style-name="ce12" office:value-type="string" calcext:value-type="string">
            <text:p>terreni calcarei xerotermici</text:p>
          </table:table-cell>
          <table:table-cell table:number-columns-repeated="1018"/>
        </table:table-row>
        <table:table-row table:style-name="ro3">
          <table:table-cell table:style-name="ce95" office:value-type="string" calcext:value-type="string">
            <text:p>9E8A1968-3A38-43E4-988B-F66368F9787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és secs ensoleillés</text:p>
          </table:table-cell>
          <table:table-cell table:style-name="ce12" office:value-type="string" calcext:value-type="string">
            <text:p>sonnenexponierte Trockenrasen</text:p>
          </table:table-cell>
          <table:table-cell table:style-name="ce12" office:value-type="string" calcext:value-type="string">
            <text:p>prati secchi soleggiati</text:p>
          </table:table-cell>
          <table:table-cell table:number-columns-repeated="1018"/>
        </table:table-row>
        <table:table-row table:style-name="ro3">
          <table:table-cell table:style-name="ce95" office:value-type="string" calcext:value-type="string">
            <text:p>41E6F55E-AA75-4C4C-8A98-0D44A51188E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de rivières et de lacs avec graviers</text:p>
          </table:table-cell>
          <table:table-cell table:style-name="ce12" office:value-type="string" calcext:value-type="string">
            <text:p>kiesige Ufer an Seen und Flüssen</text:p>
          </table:table-cell>
          <table:table-cell table:style-name="ce12" office:value-type="string" calcext:value-type="string">
            <text:p>rive ghiaiose di laghi e fiumi</text:p>
          </table:table-cell>
          <table:table-cell table:number-columns-repeated="1018"/>
        </table:table-row>
        <table:table-row table:style-name="ro3">
          <table:table-cell table:style-name="ce95" office:value-type="string" calcext:value-type="string">
            <text:p>3FD068A1-5577-472B-903F-15AF9ED64DF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corces de platane, manque au TI</text:p>
          </table:table-cell>
          <table:table-cell table:style-name="ce12" office:value-type="string" calcext:value-type="string">
            <text:p>Rinde von Platane, fehlt TI</text:p>
          </table:table-cell>
          <table:table-cell table:style-name="ce12" office:value-type="string" calcext:value-type="string">
            <text:p>corteccia di Platano, manca nel TI</text:p>
          </table:table-cell>
          <table:table-cell table:number-columns-repeated="1018"/>
        </table:table-row>
        <table:table-row table:style-name="ro3">
          <table:table-cell table:style-name="ce95" office:value-type="string" calcext:value-type="string">
            <text:p>945AAA7E-D93F-4BDE-A8DF-C8F01E44033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s alluviales, TI, VD</text:p>
          </table:table-cell>
          <table:table-cell table:style-name="ce12" office:value-type="string" calcext:value-type="string">
            <text:p>Auenwälder, TI, VD</text:p>
          </table:table-cell>
          <table:table-cell table:style-name="ce12" office:value-type="string" calcext:value-type="string">
            <text:p>boschi alluvionali, TI, VD</text:p>
          </table:table-cell>
          <table:table-cell table:number-columns-repeated="1018"/>
        </table:table-row>
        <table:table-row table:style-name="ro3">
          <table:table-cell table:style-name="ce95" office:value-type="string" calcext:value-type="string">
            <text:p>698CB9A5-F589-4161-9132-E4C2D4DF2C1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erritoires marginaux, endémique</text:p>
          </table:table-cell>
          <table:table-cell table:style-name="ce12" office:value-type="string" calcext:value-type="string">
            <text:p>Randgebiet, Endemit</text:p>
          </table:table-cell>
          <table:table-cell table:style-name="ce12" office:value-type="string" calcext:value-type="string">
            <text:p>al margine dell'areale di distribuzione, endemita</text:p>
          </table:table-cell>
          <table:table-cell table:number-columns-repeated="1018"/>
        </table:table-row>
        <table:table-row table:style-name="ro3">
          <table:table-cell table:style-name="ce95" office:value-type="string" calcext:value-type="string">
            <text:p>462E57C7-0D25-46E3-A1D9-E8E6382C8E1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eux à flore rudérale, extrêmement xérophiles</text:p>
          </table:table-cell>
          <table:table-cell table:style-name="ce12" office:value-type="string" calcext:value-type="string">
            <text:p>extrem xerotherme, ruderale Standorte</text:p>
          </table:table-cell>
          <table:table-cell table:style-name="ce12" office:value-type="string" calcext:value-type="string">
            <text:p>luoghi ruderali estremamente xerotermici</text:p>
          </table:table-cell>
          <table:table-cell table:number-columns-repeated="1018"/>
        </table:table-row>
        <table:table-row table:style-name="ro3">
          <table:table-cell table:style-name="ce95" office:value-type="string" calcext:value-type="string">
            <text:p>4C5C6265-C9AB-4ED7-A140-82B80F232589</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1900</text:p>
          </table:table-cell>
          <table:table-cell table:style-name="ce12" office:value-type="string" calcext:value-type="string">
            <text:p>seit 1900 verschollen</text:p>
          </table:table-cell>
          <table:table-cell table:style-name="ce12" office:value-type="string" calcext:value-type="string">
            <text:p>scomparso dal 1900</text:p>
          </table:table-cell>
          <table:table-cell table:number-columns-repeated="1018"/>
        </table:table-row>
        <table:table-row table:style-name="ro3">
          <table:table-cell table:style-name="ce95" office:value-type="string" calcext:value-type="string">
            <text:p>285734C9-738A-4F37-A189-3C441378D851</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forêts alluviales</text:p>
          </table:table-cell>
          <table:table-cell table:style-name="ce12" office:value-type="string" calcext:value-type="string">
            <text:p>Auenwald</text:p>
          </table:table-cell>
          <table:table-cell table:style-name="ce12" office:value-type="string" calcext:value-type="string">
            <text:p>boschi alluvionali</text:p>
          </table:table-cell>
          <table:table-cell table:number-columns-repeated="1018"/>
        </table:table-row>
        <table:table-row table:style-name="ro3">
          <table:table-cell table:style-name="ce95" office:value-type="string" calcext:value-type="string">
            <text:p>64B717C3-A752-45E4-9B78-D1945E51780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3BB5B463-0ED0-4E07-AE93-01C40FF05A1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bourbeuses de lacs</text:p>
          </table:table-cell>
          <table:table-cell table:style-name="ce12" office:value-type="string" calcext:value-type="string">
            <text:p>morastige Seeufer Bodensee, TI</text:p>
          </table:table-cell>
          <table:table-cell table:style-name="ce12" office:value-type="string" calcext:value-type="string">
            <text:p>rive melmose di laghi; lago di Costanza, TI</text:p>
          </table:table-cell>
          <table:table-cell table:number-columns-repeated="1018"/>
        </table:table-row>
        <table:table-row table:style-name="ro3">
          <table:table-cell table:style-name="ce95" office:value-type="string" calcext:value-type="string">
            <text:p>4F599F83-3E79-4C86-9E2F-5188912EB67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limite de distribution territoriale</text:p>
          </table:table-cell>
          <table:table-cell table:style-name="ce12" office:value-type="string" calcext:value-type="string">
            <text:p>Endemit, Randgebiet</text:p>
          </table:table-cell>
          <table:table-cell table:style-name="ce12" office:value-type="string" calcext:value-type="string">
            <text:p>endemita, al margine dell'areale di distribuzione</text:p>
          </table:table-cell>
          <table:table-cell table:number-columns-repeated="1018"/>
        </table:table-row>
        <table:table-row table:style-name="ro3">
          <table:table-cell table:style-name="ce95" office:value-type="string" calcext:value-type="string">
            <text:p>CE6A99EC-DDE8-4869-AFA2-54B5F229052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mite de la distribution territoriale</text:p>
          </table:table-cell>
          <table:table-cell table:style-name="ce12" office:value-type="string" calcext:value-type="string">
            <text:p>Randgebiet der Verbreitung</text:p>
          </table:table-cell>
          <table:table-cell table:style-name="ce12" office:value-type="string" calcext:value-type="string">
            <text:p>al margine dell'areale di distribuzione</text:p>
          </table:table-cell>
          <table:table-cell table:number-columns-repeated="1018"/>
        </table:table-row>
        <table:table-row table:style-name="ro3">
          <table:table-cell table:style-name="ce95" office:value-type="string" calcext:value-type="string">
            <text:p>0C242248-44D1-4ACF-BC0B-036BCCC2ECF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limite territoriale</text:p>
          </table:table-cell>
          <table:table-cell table:style-name="ce12" office:value-type="string" calcext:value-type="string">
            <text:p>Endemit, Randgebiet</text:p>
          </table:table-cell>
          <table:table-cell table:style-name="ce12" office:value-type="string" calcext:value-type="string">
            <text:p>endemita, limite dell'area di distribuzione</text:p>
          </table:table-cell>
          <table:table-cell table:number-columns-repeated="1018"/>
        </table:table-row>
        <table:table-row table:style-name="ro3">
          <table:table-cell table:style-name="ce95" office:value-type="string" calcext:value-type="string">
            <text:p>AF378115-2772-4D26-8BEF-BA6990D6CB1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habitent dans la terre, cultures</text:p>
          </table:table-cell>
          <table:table-cell table:style-name="ce12" office:value-type="string" calcext:value-type="string">
            <text:p>Erdbewohner, Äcker</text:p>
          </table:table-cell>
          <table:table-cell table:style-name="ce12" office:value-type="string" calcext:value-type="string">
            <text:p>specie del terreno, campi</text:p>
          </table:table-cell>
          <table:table-cell table:number-columns-repeated="1018"/>
        </table:table-row>
        <table:table-row table:style-name="ro3">
          <table:table-cell table:style-name="ce95" office:value-type="string" calcext:value-type="string">
            <text:p>52E54E33-5313-4C29-828E-8BF98D4B98F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mplacements de feux, sols de scories</text:p>
          </table:table-cell>
          <table:table-cell table:style-name="ce12" office:value-type="string" calcext:value-type="string">
            <text:p>Brandstellen, Schlackenböden</text:p>
          </table:table-cell>
          <table:table-cell table:style-name="ce12" office:value-type="string" calcext:value-type="string">
            <text:p>aree bruciate, terreni con scorie</text:p>
          </table:table-cell>
          <table:table-cell table:number-columns-repeated="1018"/>
        </table:table-row>
        <table:table-row table:style-name="ro3">
          <table:table-cell table:style-name="ce95" office:value-type="string" calcext:value-type="string">
            <text:p>6080FC53-C3FF-4BA0-BDA4-AC637262452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alets humides; Gondo, TI</text:p>
          </table:table-cell>
          <table:table-cell table:style-name="ce12" office:value-type="string" calcext:value-type="string">
            <text:p>Feuchte Schotter Gondo, TI</text:p>
          </table:table-cell>
          <table:table-cell table:style-name="ce12" office:value-type="string" calcext:value-type="string">
            <text:p>ciottoli umidi; Gondo, TI</text:p>
          </table:table-cell>
          <table:table-cell table:number-columns-repeated="1018"/>
        </table:table-row>
        <table:table-row table:style-name="ro3">
          <table:table-cell table:style-name="ce95" office:value-type="string" calcext:value-type="string">
            <text:p>54E12474-2319-44F9-AB15-C68C7A76DC6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ans vieilles caves</text:p>
          </table:table-cell>
          <table:table-cell table:style-name="ce12" office:value-type="string" calcext:value-type="string">
            <text:p>in alten Kellern</text:p>
          </table:table-cell>
          <table:table-cell table:style-name="ce12" office:value-type="string" calcext:value-type="string">
            <text:p>vecchie cantine</text:p>
          </table:table-cell>
          <table:table-cell table:number-columns-repeated="1018"/>
        </table:table-row>
        <table:table-row table:style-name="ro3">
          <table:table-cell table:style-name="ce95" office:value-type="string" calcext:value-type="string">
            <text:p>6BE6EAFA-BA81-40ED-BA82-C7BF3AA5AAB2</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GE, VD et VS</text:p>
          </table:table-cell>
          <table:table-cell table:style-name="ce12" office:value-type="string" calcext:value-type="string">
            <text:p>vor 1900 GE, VD und VS</text:p>
          </table:table-cell>
          <table:table-cell table:style-name="ce12" office:value-type="string" calcext:value-type="string">
            <text:p>prima del 1900 GE, VD e VS</text:p>
          </table:table-cell>
          <table:table-cell table:number-columns-repeated="1018"/>
        </table:table-row>
        <table:table-row table:style-name="ro3">
          <table:table-cell table:style-name="ce95" office:value-type="string" calcext:value-type="string">
            <text:p>A6CD1D7E-B565-4A73-91A2-B3896055759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VD</text:p>
          </table:table-cell>
          <table:table-cell table:style-name="ce12" office:value-type="string" calcext:value-type="string">
            <text:p>vor 1900 VD</text:p>
          </table:table-cell>
          <table:table-cell table:style-name="ce12" office:value-type="string" calcext:value-type="string">
            <text:p>prima del 1900 VD</text:p>
          </table:table-cell>
          <table:table-cell table:number-columns-repeated="1018"/>
        </table:table-row>
        <table:table-row table:style-name="ro3">
          <table:table-cell table:style-name="ce95" office:value-type="string" calcext:value-type="string">
            <text:p>BD3F33F1-FC05-4E8C-83B0-BA0F041F837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E dernière observation 1959, GE: 1924</text:p>
          </table:table-cell>
          <table:table-cell table:style-name="ce12" office:value-type="string" calcext:value-type="string">
            <text:p>BE letzer Fund 1959, GE 1924</text:p>
          </table:table-cell>
          <table:table-cell table:style-name="ce12" office:value-type="string" calcext:value-type="string">
            <text:p>BE ultimo ritrovamento 1959, GE 1924</text:p>
          </table:table-cell>
          <table:table-cell table:number-columns-repeated="1018"/>
        </table:table-row>
        <table:table-row table:style-name="ro3">
          <table:table-cell table:style-name="ce95" office:value-type="string" calcext:value-type="string">
            <text:p>5EC553F7-FF1D-4B52-8EC8-60BDA3AA8C6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D7DFB173-D458-4252-B873-384225B042F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92A59B84-5537-4539-BEDC-556A27C8478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un sommet Sottoceneri, endémique</text:p>
          </table:table-cell>
          <table:table-cell table:style-name="ce12" office:value-type="string" calcext:value-type="string">
            <text:p>ein Gipfel Sottoceneri, Endemit</text:p>
          </table:table-cell>
          <table:table-cell table:style-name="ce12" office:value-type="string" calcext:value-type="string">
            <text:p>una cima Sottoceneri, endemita</text:p>
          </table:table-cell>
          <table:table-cell table:number-columns-repeated="1018"/>
        </table:table-row>
        <table:table-row table:style-name="ro3">
          <table:table-cell table:style-name="ce95" office:value-type="string" calcext:value-type="string">
            <text:p>9F588876-783B-4A35-B360-EA76B34DF8D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AF6677EA-FEC7-4D9F-90DC-54EF860B7DF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88118751-54CB-4D81-8229-F4E247E2A07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s moussus, manque au TI</text:p>
          </table:table-cell>
          <table:table-cell table:style-name="ce12" office:value-type="string" calcext:value-type="string">
            <text:p>anmoorige Böden, fehlt TI</text:p>
          </table:table-cell>
          <table:table-cell table:style-name="ce12" office:value-type="string" calcext:value-type="string">
            <text:p>terreni con torba, manca nel TI</text:p>
          </table:table-cell>
          <table:table-cell table:number-columns-repeated="1018"/>
        </table:table-row>
        <table:table-row table:style-name="ro3">
          <table:table-cell table:style-name="ce95" office:value-type="string" calcext:value-type="string">
            <text:p>95C7B5E9-1EA8-491B-BBB3-A27101251A7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este glaciaire, endémique</text:p>
          </table:table-cell>
          <table:table-cell table:style-name="ce12" office:value-type="string" calcext:value-type="string">
            <text:p>endemisches Glazialrelikt</text:p>
          </table:table-cell>
          <table:table-cell table:style-name="ce12" office:value-type="string" calcext:value-type="string">
            <text:p>relitto glaciale endemico</text:p>
          </table:table-cell>
          <table:table-cell table:number-columns-repeated="1018"/>
        </table:table-row>
        <table:table-row table:style-name="ro3">
          <table:table-cell table:style-name="ce95" office:value-type="string" calcext:value-type="string">
            <text:p>C162A256-411B-4DBC-8D74-F3B102F52AD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este glaciaire, endémique</text:p>
          </table:table-cell>
          <table:table-cell table:style-name="ce12" office:value-type="string" calcext:value-type="string">
            <text:p>endemisches Glazialrelikt</text:p>
          </table:table-cell>
          <table:table-cell table:style-name="ce12" office:value-type="string" calcext:value-type="string">
            <text:p>relitto glaciale endemico</text:p>
          </table:table-cell>
          <table:table-cell table:number-columns-repeated="1018"/>
        </table:table-row>
        <table:table-row table:style-name="ro3">
          <table:table-cell table:style-name="ce95" office:value-type="string" calcext:value-type="string">
            <text:p>58A30CF6-7E20-44BC-80EA-035A4AB2189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cavités dans le Jura</text:p>
          </table:table-cell>
          <table:table-cell table:style-name="ce12" office:value-type="string" calcext:value-type="string">
            <text:p>Endemit, Höhlen im Jura</text:p>
          </table:table-cell>
          <table:table-cell table:style-name="ce12" office:value-type="string" calcext:value-type="string">
            <text:p>endemita, grotte del Giura</text:p>
          </table:table-cell>
          <table:table-cell table:number-columns-repeated="1018"/>
        </table:table-row>
        <table:table-row table:style-name="ro3">
          <table:table-cell table:style-name="ce95" office:value-type="string" calcext:value-type="string">
            <text:p>735620BD-5809-479E-B749-2997B0EEB1D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dormantes à fond vaseux</text:p>
          </table:table-cell>
          <table:table-cell table:style-name="ce12" office:value-type="string" calcext:value-type="string">
            <text:p>schlammige stehende Gewässer</text:p>
          </table:table-cell>
          <table:table-cell table:style-name="ce12" office:value-type="string" calcext:value-type="string">
            <text:p>acque paludose</text:p>
          </table:table-cell>
          <table:table-cell table:number-columns-repeated="1018"/>
        </table:table-row>
        <table:table-row table:style-name="ro3">
          <table:table-cell table:style-name="ce95" office:value-type="string" calcext:value-type="string">
            <text:p>2FEB4FBA-DDE3-49B2-977C-FC6C5846AE4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ourantes</text:p>
          </table:table-cell>
          <table:table-cell table:style-name="ce12" office:value-type="string" calcext:value-type="string">
            <text:p>langsam fliessende Gewässer</text:p>
          </table:table-cell>
          <table:table-cell table:style-name="ce12" office:value-type="string" calcext:value-type="string">
            <text:p>acque a scorrimento lento</text:p>
          </table:table-cell>
          <table:table-cell table:number-columns-repeated="1018"/>
        </table:table-row>
        <table:table-row table:style-name="ro3">
          <table:table-cell table:style-name="ce95" office:value-type="string" calcext:value-type="string">
            <text:p>E91320D6-9BCF-44BD-A819-8054F4D4BFD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almes et herbeuses</text:p>
          </table:table-cell>
          <table:table-cell table:style-name="ce12" office:value-type="string" calcext:value-type="string">
            <text:p>Kiesgruben</text:p>
          </table:table-cell>
          <table:table-cell table:style-name="ce12" office:value-type="string" calcext:value-type="string">
            <text:p>cave di ghiaia</text:p>
          </table:table-cell>
          <table:table-cell table:number-columns-repeated="1018"/>
        </table:table-row>
        <table:table-row table:style-name="ro3">
          <table:table-cell table:style-name="ce95" office:value-type="string" calcext:value-type="string">
            <text:p>2B0BAD3F-A095-4E2C-8C07-E234E997620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gravières, fossés</text:p>
          </table:table-cell>
          <table:table-cell table:style-name="ce12" office:value-type="string" calcext:value-type="string">
            <text:p>Kiesgruben, Wiesengräben</text:p>
          </table:table-cell>
          <table:table-cell table:style-name="ce12" office:value-type="string" calcext:value-type="string">
            <text:p>cave di ghiaia, fossati di prati</text:p>
          </table:table-cell>
          <table:table-cell table:number-columns-repeated="1018"/>
        </table:table-row>
        <table:table-row table:style-name="ro3">
          <table:table-cell table:style-name="ce95" office:value-type="string" calcext:value-type="string">
            <text:p>CB855D20-9A6B-49A3-A695-4E8EF413CFA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uisseaux avec végétation abondante</text:p>
          </table:table-cell>
          <table:table-cell table:style-name="ce12" office:value-type="string" calcext:value-type="string">
            <text:p>vegetationsreiche Bäche</text:p>
          </table:table-cell>
          <table:table-cell table:style-name="ce12" office:value-type="string" calcext:value-type="string">
            <text:p>ruscelli ricchi di vegetazione</text:p>
          </table:table-cell>
          <table:table-cell table:number-columns-repeated="1018"/>
        </table:table-row>
        <table:table-row table:style-name="ro3">
          <table:table-cell table:style-name="ce95" office:value-type="string" calcext:value-type="string">
            <text:p>F0D2A62F-47E6-4818-BD01-6E1094316CA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ombragées</text:p>
          </table:table-cell>
          <table:table-cell table:style-name="ce12" office:value-type="string" calcext:value-type="string">
            <text:p>schattige Tümpel</text:p>
          </table:table-cell>
          <table:table-cell table:style-name="ce12" office:value-type="string" calcext:value-type="string">
            <text:p>stagni ombreggiati</text:p>
          </table:table-cell>
          <table:table-cell table:number-columns-repeated="1018"/>
        </table:table-row>
        <table:table-row table:style-name="ro3">
          <table:table-cell table:style-name="ce95" office:value-type="string" calcext:value-type="string">
            <text:p>7E3B6A86-E610-47FE-8928-95605F01D1C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tranquilles avec végétation abondante</text:p>
          </table:table-cell>
          <table:table-cell table:style-name="ce12" office:value-type="string" calcext:value-type="string">
            <text:p>vegetationsreiche stehende Gewässer</text:p>
          </table:table-cell>
          <table:table-cell table:style-name="ce12" office:value-type="string" calcext:value-type="string">
            <text:p>specchi d'acqua ricchi di vegetazione</text:p>
          </table:table-cell>
          <table:table-cell table:number-columns-repeated="1018"/>
        </table:table-row>
        <table:table-row table:style-name="ro3">
          <table:table-cell table:style-name="ce95" office:value-type="string" calcext:value-type="string">
            <text:p>6CC02244-F9DC-495E-8ECC-C1F4D35EA62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es de forêts à fond de feuilles mortes</text:p>
          </table:table-cell>
          <table:table-cell table:style-name="ce12" office:value-type="string" calcext:value-type="string">
            <text:p>laubreiche Waldgewässer</text:p>
          </table:table-cell>
          <table:table-cell table:style-name="ce12" office:value-type="string" calcext:value-type="string">
            <text:p>acquitrini di boschi ricchi di fogliame</text:p>
          </table:table-cell>
          <table:table-cell table:number-columns-repeated="1018"/>
        </table:table-row>
        <table:table-row table:style-name="ro3">
          <table:table-cell table:style-name="ce95" office:value-type="string" calcext:value-type="string">
            <text:p>A5EDA4B8-8A40-4383-9CC1-28FD8183C4C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faiblement courantes</text:p>
          </table:table-cell>
          <table:table-cell table:style-name="ce12" office:value-type="string" calcext:value-type="string">
            <text:p>langsam fliessende Gewässer</text:p>
          </table:table-cell>
          <table:table-cell table:style-name="ce12" office:value-type="string" calcext:value-type="string">
            <text:p>acque a scorrimento lento</text:p>
          </table:table-cell>
          <table:table-cell table:number-columns-repeated="1018"/>
        </table:table-row>
        <table:table-row table:style-name="ro3">
          <table:table-cell table:style-name="ce95" office:value-type="string" calcext:value-type="string">
            <text:p>B9BEC248-AEB9-45FD-8E29-8432C22AA99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text:p>
          </table:table-cell>
          <table:table-cell table:style-name="ce12" office:value-type="string" calcext:value-type="string">
            <text:p>Tümpel</text:p>
          </table:table-cell>
          <table:table-cell table:style-name="ce12" office:value-type="string" calcext:value-type="string">
            <text:p>stagni</text:p>
          </table:table-cell>
          <table:table-cell table:number-columns-repeated="1018"/>
        </table:table-row>
        <table:table-row table:style-name="ro3">
          <table:table-cell table:style-name="ce95" office:value-type="string" calcext:value-type="string">
            <text:p>5AC8FF0B-38F6-4BF1-A24C-B981F3BF2FD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text:p>
          </table:table-cell>
          <table:table-cell table:style-name="ce12" office:value-type="string" calcext:value-type="string">
            <text:p>Tümpel</text:p>
          </table:table-cell>
          <table:table-cell table:style-name="ce12" office:value-type="string" calcext:value-type="string">
            <text:p>stagni</text:p>
          </table:table-cell>
          <table:table-cell table:number-columns-repeated="1018"/>
        </table:table-row>
        <table:table-row table:style-name="ro3">
          <table:table-cell table:style-name="ce95" office:value-type="string" calcext:value-type="string">
            <text:p>8DD4CDA8-7AF4-4D10-A899-39D1DEC7AEA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mares de forêts</text:p>
          </table:table-cell>
          <table:table-cell table:style-name="ce12" office:value-type="string" calcext:value-type="string">
            <text:p>Tümpel, laubreiche Waldgewässer</text:p>
          </table:table-cell>
          <table:table-cell table:style-name="ce12" office:value-type="string" calcext:value-type="string">
            <text:p>stagni, acquitrini dei boschi ricchi di fogliame</text:p>
          </table:table-cell>
          <table:table-cell table:number-columns-repeated="1018"/>
        </table:table-row>
        <table:table-row table:style-name="ro3">
          <table:table-cell table:style-name="ce95" office:value-type="string" calcext:value-type="string">
            <text:p>9C9CD69F-9DD4-41FE-B782-3C58E2BF0EB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légèrement courantes avec végétation</text:p>
          </table:table-cell>
          <table:table-cell table:style-name="ce12" office:value-type="string" calcext:value-type="string">
            <text:p>Tümpel mit Pflanzen, langsame Fliessgewässser</text:p>
          </table:table-cell>
          <table:table-cell table:style-name="ce12" office:value-type="string" calcext:value-type="string">
            <text:p>stagni con vegetazione, acque a scorrimento lento</text:p>
          </table:table-cell>
          <table:table-cell table:number-columns-repeated="1018"/>
        </table:table-row>
        <table:table-row table:style-name="ro3">
          <table:table-cell table:style-name="ce95" office:value-type="string" calcext:value-type="string">
            <text:p>9DD539DC-51ED-47A6-8C20-30875EAE8C2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tourbières</text:p>
          </table:table-cell>
          <table:table-cell table:style-name="ce12" office:value-type="string" calcext:value-type="string">
            <text:p>Moore, Torfstiche</text:p>
          </table:table-cell>
          <table:table-cell table:style-name="ce12" office:value-type="string" calcext:value-type="string">
            <text:p>torbiere, cave di torba</text:p>
          </table:table-cell>
          <table:table-cell table:number-columns-repeated="1018"/>
        </table:table-row>
        <table:table-row table:style-name="ro3">
          <table:table-cell table:style-name="ce95" office:value-type="string" calcext:value-type="string">
            <text:p>B16807AB-E884-46D2-AB39-49EF8D87F0D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eaux faiblement courantes</text:p>
          </table:table-cell>
          <table:table-cell table:style-name="ce12" office:value-type="string" calcext:value-type="string">
            <text:p>ruhige Fliessgewässer, Bäche</text:p>
          </table:table-cell>
          <table:table-cell table:style-name="ce12" office:value-type="string" calcext:value-type="string">
            <text:p>acque a scorrimento lento, ruscelli</text:p>
          </table:table-cell>
          <table:table-cell table:number-columns-repeated="1018"/>
        </table:table-row>
        <table:table-row table:style-name="ro3">
          <table:table-cell table:style-name="ce95" office:value-type="string" calcext:value-type="string">
            <text:p>E9AE7681-79FA-4D43-BBFB-3BA5D0BD4BA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laires, faiblement courantes</text:p>
          </table:table-cell>
          <table:table-cell table:style-name="ce12" office:value-type="string" calcext:value-type="string">
            <text:p>klare Gewässer, langsam fliessende Bäche</text:p>
          </table:table-cell>
          <table:table-cell table:style-name="ce12" office:value-type="string" calcext:value-type="string">
            <text:p>acque chiare, ruscelli a scorrimento lento</text:p>
          </table:table-cell>
          <table:table-cell table:number-columns-repeated="1018"/>
        </table:table-row>
        <table:table-row table:style-name="ro3">
          <table:table-cell table:style-name="ce95" office:value-type="string" calcext:value-type="string">
            <text:p>1FDDDD59-3CF4-4445-9D70-BDC75C3B2DF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temporaires</text:p>
          </table:table-cell>
          <table:table-cell table:style-name="ce12" office:value-type="string" calcext:value-type="string">
            <text:p>temporäre Tümpel</text:p>
          </table:table-cell>
          <table:table-cell table:style-name="ce12" office:value-type="string" calcext:value-type="string">
            <text:p>stagni temporanei</text:p>
          </table:table-cell>
          <table:table-cell table:number-columns-repeated="1018"/>
        </table:table-row>
        <table:table-row table:style-name="ro3">
          <table:table-cell table:style-name="ce95" office:value-type="string" calcext:value-type="string">
            <text:p>D72943F6-77BB-4C15-8B6E-5C1989EA804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froides de forêts, populations variables</text:p>
          </table:table-cell>
          <table:table-cell table:style-name="ce12" office:value-type="string" calcext:value-type="string">
            <text:p>Waldtümpel, Populationen meist schwankend</text:p>
          </table:table-cell>
          <table:table-cell table:style-name="ce12" office:value-type="string" calcext:value-type="string">
            <text:p>stagni di boschi, popolazioni con oscillazioni</text:p>
          </table:table-cell>
          <table:table-cell table:number-columns-repeated="1018"/>
        </table:table-row>
        <table:table-row table:style-name="ro3">
          <table:table-cell table:style-name="ce95" office:value-type="string" calcext:value-type="string">
            <text:p>428CC589-79F3-4B22-89D4-C8399AF5A92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fraîches, généralement petits ruisseaux</text:p>
          </table:table-cell>
          <table:table-cell table:style-name="ce12" office:value-type="string" calcext:value-type="string">
            <text:p>klare Gewässer, kleine Bäche</text:p>
          </table:table-cell>
          <table:table-cell table:style-name="ce12" office:value-type="string" calcext:value-type="string">
            <text:p>acque chiare, piccoli ruscelli</text:p>
          </table:table-cell>
          <table:table-cell table:number-columns-repeated="1018"/>
        </table:table-row>
        <table:table-row table:style-name="ro3">
          <table:table-cell table:style-name="ce95" office:value-type="string" calcext:value-type="string">
            <text:p>199DC1EA-1986-42D6-B9F5-3AEB3E96763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spèce boréoalpine, grandes mares et lacs alpins</text:p>
          </table:table-cell>
          <table:table-cell table:style-name="ce12" office:value-type="string" calcext:value-type="string">
            <text:p>grosse Tümpel, alpine Seen (boreoalpine Art)</text:p>
          </table:table-cell>
          <table:table-cell table:style-name="ce12" office:value-type="string" calcext:value-type="string">
            <text:p>grandi stagni, laghi alpini (specie boreoalpina)</text:p>
          </table:table-cell>
          <table:table-cell table:number-columns-repeated="1018"/>
        </table:table-row>
        <table:table-row table:style-name="ro3">
          <table:table-cell table:style-name="ce95" office:value-type="string" calcext:value-type="string">
            <text:p>08073752-3103-4C77-8D71-3111A486AF6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de forêts ombragées</text:p>
          </table:table-cell>
          <table:table-cell table:style-name="ce12" office:value-type="string" calcext:value-type="string">
            <text:p>schattige Waldtümpel mit Lehmgrund</text:p>
          </table:table-cell>
          <table:table-cell table:style-name="ce12" office:value-type="string" calcext:value-type="string">
            <text:p>stagni boschivi ombreggiati con fondo argilloso</text:p>
          </table:table-cell>
          <table:table-cell table:number-columns-repeated="1018"/>
        </table:table-row>
        <table:table-row table:style-name="ro3">
          <table:table-cell table:style-name="ce95" office:value-type="string" calcext:value-type="string">
            <text:p>8933EE6D-5562-4B4A-B403-BF0C0E43D10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ourantes</text:p>
          </table:table-cell>
          <table:table-cell table:style-name="ce12" office:value-type="string" calcext:value-type="string">
            <text:p>oft fliessende Gewässer</text:p>
          </table:table-cell>
          <table:table-cell table:style-name="ce12" office:value-type="string" calcext:value-type="string">
            <text:p>spesso in acque correnti</text:p>
          </table:table-cell>
          <table:table-cell table:number-columns-repeated="1018"/>
        </table:table-row>
        <table:table-row table:style-name="ro3">
          <table:table-cell table:style-name="ce95" office:value-type="string" calcext:value-type="string">
            <text:p>36A61F51-CEFC-47A7-B5D5-0DBDF8D94B4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tourbeux</text:p>
          </table:table-cell>
          <table:table-cell table:style-name="ce12" office:value-type="string" calcext:value-type="string">
            <text:p>meist tn Mooren</text:p>
          </table:table-cell>
          <table:table-cell table:style-name="ce12" office:value-type="string" calcext:value-type="string">
            <text:p>per lo più nelle torbiere</text:p>
          </table:table-cell>
          <table:table-cell table:number-columns-repeated="1018"/>
        </table:table-row>
        <table:table-row table:style-name="ro3">
          <table:table-cell table:style-name="ce95" office:value-type="string" calcext:value-type="string">
            <text:p>4497AF7E-F48A-48BD-9381-C1B4EF8B514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limpides, mares temporaires</text:p>
          </table:table-cell>
          <table:table-cell table:style-name="ce12" office:value-type="string" calcext:value-type="string">
            <text:p>klare Gewässer, Tümpel (v.a. temporäre)</text:p>
          </table:table-cell>
          <table:table-cell table:style-name="ce12" office:value-type="string" calcext:value-type="string">
            <text:p>acque chiare, stagni (soprattutto temporanei)</text:p>
          </table:table-cell>
          <table:table-cell table:number-columns-repeated="1018"/>
        </table:table-row>
        <table:table-row table:style-name="ro3">
          <table:table-cell table:style-name="ce95" office:value-type="string" calcext:value-type="string">
            <text:p>5D2E45FD-46BC-4BD2-AEA2-4EE9AF9B69D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stagnantes, marais</text:p>
          </table:table-cell>
          <table:table-cell table:style-name="ce12" office:value-type="string" calcext:value-type="string">
            <text:p>stehende Gewässer, Moore</text:p>
          </table:table-cell>
          <table:table-cell table:style-name="ce12" office:value-type="string" calcext:value-type="string">
            <text:p>acque ferme, torbiere</text:p>
          </table:table-cell>
          <table:table-cell table:number-columns-repeated="1018"/>
        </table:table-row>
        <table:table-row table:style-name="ro3">
          <table:table-cell table:style-name="ce95" office:value-type="string" calcext:value-type="string">
            <text:p>CD9865F2-28A5-4185-A09E-93349253CDD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uisseaux de montagne, dans les endroits calmes</text:p>
          </table:table-cell>
          <table:table-cell table:style-name="ce12" office:value-type="string" calcext:value-type="string">
            <text:p>Gebirgsbäche an ruhigen Stellen</text:p>
          </table:table-cell>
          <table:table-cell table:style-name="ce12" office:value-type="string" calcext:value-type="string">
            <text:p>ruscelli di montagna in punti con acque tranquille</text:p>
          </table:table-cell>
          <table:table-cell table:number-columns-repeated="1018"/>
        </table:table-row>
        <table:table-row table:style-name="ro3">
          <table:table-cell table:style-name="ce95" office:value-type="string" calcext:value-type="string">
            <text:p>41E04543-8CB5-402A-A506-71F342A577D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ières, ruisseaux</text:p>
          </table:table-cell>
          <table:table-cell table:style-name="ce12" office:value-type="string" calcext:value-type="string">
            <text:p>Bäche und Flüsse an ruhigen Stellen</text:p>
          </table:table-cell>
          <table:table-cell table:style-name="ce12" office:value-type="string" calcext:value-type="string">
            <text:p>ruscelli e fiumi in punti con acque tranquille</text:p>
          </table:table-cell>
          <table:table-cell table:number-columns-repeated="1018"/>
        </table:table-row>
        <table:table-row table:style-name="ro3">
          <table:table-cell table:style-name="ce95" office:value-type="string" calcext:value-type="string">
            <text:p>A9152064-C433-4114-8BE8-700AFA445A2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uisseaux, dans les endroits calmes</text:p>
          </table:table-cell>
          <table:table-cell table:style-name="ce12" office:value-type="string" calcext:value-type="string">
            <text:p>Bäche an ruhigen Stellen</text:p>
          </table:table-cell>
          <table:table-cell table:style-name="ce12" office:value-type="string" calcext:value-type="string">
            <text:p>ruscelli in punti con acque tranquille</text:p>
          </table:table-cell>
          <table:table-cell table:number-columns-repeated="1018"/>
        </table:table-row>
        <table:table-row table:style-name="ro3">
          <table:table-cell table:style-name="ce95" office:value-type="string" calcext:value-type="string">
            <text:p>55AC44A0-A32E-4EF7-837B-A2DA4A0E117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uisseaux de montagne</text:p>
          </table:table-cell>
          <table:table-cell table:style-name="ce12" office:value-type="string" calcext:value-type="string">
            <text:p>Gebirgsbäche</text:p>
          </table:table-cell>
          <table:table-cell table:style-name="ce12" office:value-type="string" calcext:value-type="string">
            <text:p>ruscelli di montagna</text:p>
          </table:table-cell>
          <table:table-cell table:number-columns-repeated="1018"/>
        </table:table-row>
        <table:table-row table:style-name="ro3">
          <table:table-cell table:style-name="ce95" office:value-type="string" calcext:value-type="string">
            <text:p>2B36B89E-E2A4-40F7-8A03-3609561718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marais, ruisseaux</text:p>
          </table:table-cell>
          <table:table-cell table:style-name="ce12" office:value-type="string" calcext:value-type="string">
            <text:p>Tümpel, Bäche, Moore</text:p>
          </table:table-cell>
          <table:table-cell table:style-name="ce12" office:value-type="string" calcext:value-type="string">
            <text:p>stagni, ruscelli, torbiere</text:p>
          </table:table-cell>
          <table:table-cell table:number-columns-repeated="1018"/>
        </table:table-row>
        <table:table-row table:style-name="ro3">
          <table:table-cell table:style-name="ce95" office:value-type="string" calcext:value-type="string">
            <text:p>7DE1F988-0DF3-4007-8B31-952D0469520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stagnantes, marais</text:p>
          </table:table-cell>
          <table:table-cell table:style-name="ce12" office:value-type="string" calcext:value-type="string">
            <text:p>stehende Gewässer, Moore</text:p>
          </table:table-cell>
          <table:table-cell table:style-name="ce12" office:value-type="string" calcext:value-type="string">
            <text:p>acque ferme, torbiere</text:p>
          </table:table-cell>
          <table:table-cell table:number-columns-repeated="1018"/>
        </table:table-row>
        <table:table-row table:style-name="ro3">
          <table:table-cell table:style-name="ce95" office:value-type="string" calcext:value-type="string">
            <text:p>5B32026C-08C7-4EA9-AB60-C627F788F26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ou faiblement courantes, marais</text:p>
          </table:table-cell>
          <table:table-cell table:style-name="ce12" office:value-type="string" calcext:value-type="string">
            <text:p>stehende oder leicht fliessende Gewässer, Moore</text:p>
          </table:table-cell>
          <table:table-cell table:style-name="ce12" office:value-type="string" calcext:value-type="string">
            <text:p>acque ferme o leggermente correnti, torbiere</text:p>
          </table:table-cell>
          <table:table-cell table:number-columns-repeated="1018"/>
        </table:table-row>
        <table:table-row table:style-name="ro3">
          <table:table-cell table:style-name="ce95" office:value-type="string" calcext:value-type="string">
            <text:p>6EE55BA0-CC2D-4E50-8B06-3DF129F473C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de montagne, marais</text:p>
          </table:table-cell>
          <table:table-cell table:style-name="ce12" office:value-type="string" calcext:value-type="string">
            <text:p>Tümpel, Moore</text:p>
          </table:table-cell>
          <table:table-cell table:style-name="ce12" office:value-type="string" calcext:value-type="string">
            <text:p>stagni, torbiere</text:p>
          </table:table-cell>
          <table:table-cell table:number-columns-repeated="1018"/>
        </table:table-row>
        <table:table-row table:style-name="ro3">
          <table:table-cell table:style-name="ce95" office:value-type="string" calcext:value-type="string">
            <text:p>88B80DC6-3091-4E2D-856E-86131965E49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rands étangs, aucune nouvelle capture signalée</text:p>
          </table:table-cell>
          <table:table-cell table:style-name="ce12" office:value-type="string" calcext:value-type="string">
            <text:p>Fischteiche, keine neueren Funde</text:p>
          </table:table-cell>
          <table:table-cell table:style-name="ce12" office:value-type="string" calcext:value-type="string">
            <text:p>stagni per i pesci, piccoli ritrovamenti recenti</text:p>
          </table:table-cell>
          <table:table-cell table:number-columns-repeated="1018"/>
        </table:table-row>
        <table:table-row table:style-name="ro3">
          <table:table-cell table:style-name="ce95" office:value-type="string" calcext:value-type="string">
            <text:p>0BAE3B85-2690-4CB9-B92A-E925A920E71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eaux froides et calmes</text:p>
          </table:table-cell>
          <table:table-cell table:style-name="ce12" office:value-type="string" calcext:value-type="string">
            <text:p>Moore, ruhige und kalte Gewässer</text:p>
          </table:table-cell>
          <table:table-cell table:style-name="ce12" office:value-type="string" calcext:value-type="string">
            <text:p>torbiere, acque tranquille e fredde</text:p>
          </table:table-cell>
          <table:table-cell table:number-columns-repeated="1018"/>
        </table:table-row>
        <table:table-row table:style-name="ro3">
          <table:table-cell table:style-name="ce95" office:value-type="string" calcext:value-type="string">
            <text:p>4FD730FF-0DAD-4E17-B3DB-534FBE32242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froides et ombragées avec végétation</text:p>
          </table:table-cell>
          <table:table-cell table:style-name="ce12" office:value-type="string" calcext:value-type="string">
            <text:p>Tümpel mit Pflanzen</text:p>
          </table:table-cell>
          <table:table-cell table:style-name="ce12" office:value-type="string" calcext:value-type="string">
            <text:p>stagni con vegetazione</text:p>
          </table:table-cell>
          <table:table-cell table:number-columns-repeated="1018"/>
        </table:table-row>
        <table:table-row table:style-name="ro3">
          <table:table-cell table:style-name="ce95" office:value-type="string" calcext:value-type="string">
            <text:p>471EA0BC-F2E3-4822-AF71-D84107C2AC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riches en végétation</text:p>
          </table:table-cell>
          <table:table-cell table:style-name="ce12" office:value-type="string" calcext:value-type="string">
            <text:p>temporäre Tümpel, vegetationsreiche Gewässer</text:p>
          </table:table-cell>
          <table:table-cell table:style-name="ce12" office:value-type="string" calcext:value-type="string">
            <text:p>stagni temporanei, acque ricche di vegetazione</text:p>
          </table:table-cell>
          <table:table-cell table:number-columns-repeated="1018"/>
        </table:table-row>
        <table:table-row table:style-name="ro3">
          <table:table-cell table:style-name="ce95" office:value-type="string" calcext:value-type="string">
            <text:p>87B8454D-8850-4490-AE49-17658323CC2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riches en végétation</text:p>
          </table:table-cell>
          <table:table-cell table:style-name="ce12" office:value-type="string" calcext:value-type="string">
            <text:p>kalte und schattige Tümpel mit Pflanzen</text:p>
          </table:table-cell>
          <table:table-cell table:style-name="ce12" office:value-type="string" calcext:value-type="string">
            <text:p>stagni freddi e ombreggiati con vegetazione</text:p>
          </table:table-cell>
          <table:table-cell table:number-columns-repeated="1018"/>
        </table:table-row>
        <table:table-row table:style-name="ro3">
          <table:table-cell table:style-name="ce95" office:value-type="string" calcext:value-type="string">
            <text:p>E85EC339-62E6-4A36-A29F-C129E0564B5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riches en végétation</text:p>
          </table:table-cell>
          <table:table-cell table:style-name="ce12" office:value-type="string" calcext:value-type="string">
            <text:p>Tümpel mit Pflanzen</text:p>
          </table:table-cell>
          <table:table-cell table:style-name="ce12" office:value-type="string" calcext:value-type="string">
            <text:p>stagni con vegetazione</text:p>
          </table:table-cell>
          <table:table-cell table:number-columns-repeated="1018"/>
        </table:table-row>
        <table:table-row table:style-name="ro3">
          <table:table-cell table:style-name="ce95" office:value-type="string" calcext:value-type="string">
            <text:p>D4BA6CAC-205A-44A2-986E-25CB0CDA5C5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et marais tourbeux</text:p>
          </table:table-cell>
          <table:table-cell table:style-name="ce12" office:value-type="string" calcext:value-type="string">
            <text:p>Moore, Tümpel an moorigen Stellen</text:p>
          </table:table-cell>
          <table:table-cell table:style-name="ce12" office:value-type="string" calcext:value-type="string">
            <text:p>torbiere, pozze torbose</text:p>
          </table:table-cell>
          <table:table-cell table:number-columns-repeated="1018"/>
        </table:table-row>
        <table:table-row table:style-name="ro3">
          <table:table-cell table:style-name="ce95" office:value-type="string" calcext:value-type="string">
            <text:p>616709F6-92DA-43DD-8823-7CD1BE9FC89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tits cours d'eau parmi la végétation</text:p>
          </table:table-cell>
          <table:table-cell table:style-name="ce12" office:value-type="string" calcext:value-type="string">
            <text:p>Kleingewässer, zwischen Wasserpflanzen</text:p>
          </table:table-cell>
          <table:table-cell table:style-name="ce12" office:value-type="string" calcext:value-type="string">
            <text:p>acquitrini, tra le piante acquatiche</text:p>
          </table:table-cell>
          <table:table-cell table:number-columns-repeated="1018"/>
        </table:table-row>
        <table:table-row table:style-name="ro3">
          <table:table-cell table:style-name="ce95" office:value-type="string" calcext:value-type="string">
            <text:p>BD126BAF-F24F-41D4-ADFF-CC2CA8D96A9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à eaux fraîches</text:p>
          </table:table-cell>
          <table:table-cell table:style-name="ce12" office:value-type="string" calcext:value-type="string">
            <text:p>Tümpel mit frischem Wasser</text:p>
          </table:table-cell>
          <table:table-cell table:style-name="ce12" office:value-type="string" calcext:value-type="string">
            <text:p>stagni con acqua fresca</text:p>
          </table:table-cell>
          <table:table-cell table:number-columns-repeated="1018"/>
        </table:table-row>
        <table:table-row table:style-name="ro3">
          <table:table-cell table:style-name="ce95" office:value-type="string" calcext:value-type="string">
            <text:p>AE16993C-6A6A-4BAF-9079-9564960F058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ou faiblement courantes</text:p>
          </table:table-cell>
          <table:table-cell table:style-name="ce12" office:value-type="string" calcext:value-type="string">
            <text:p>stehende und langsam fliessende Gewässer</text:p>
          </table:table-cell>
          <table:table-cell table:style-name="ce12" office:value-type="string" calcext:value-type="string">
            <text:p>acque ferme e a scorrimento lento</text:p>
          </table:table-cell>
          <table:table-cell table:number-columns-repeated="1018"/>
        </table:table-row>
        <table:table-row table:style-name="ro3">
          <table:table-cell table:style-name="ce95" office:value-type="string" calcext:value-type="string">
            <text:p>899F4FD5-46EA-4F95-93A2-1C8609BA418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souvent de forêt</text:p>
          </table:table-cell>
          <table:table-cell table:style-name="ce12" office:value-type="string" calcext:value-type="string">
            <text:p>Tümpel, oft Waldtümpel</text:p>
          </table:table-cell>
          <table:table-cell table:style-name="ce12" office:value-type="string" calcext:value-type="string">
            <text:p>stagni, spesso nei boschi</text:p>
          </table:table-cell>
          <table:table-cell table:number-columns-repeated="1018"/>
        </table:table-row>
        <table:table-row table:style-name="ro3">
          <table:table-cell table:style-name="ce95" office:value-type="string" calcext:value-type="string">
            <text:p>1C902FD0-1180-4C8D-84F7-1B29C07FD10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avec végétation, carrières</text:p>
          </table:table-cell>
          <table:table-cell table:style-name="ce12" office:value-type="string" calcext:value-type="string">
            <text:p>Tümpel mit Pflanzen, Kiesgruben</text:p>
          </table:table-cell>
          <table:table-cell table:style-name="ce12" office:value-type="string" calcext:value-type="string">
            <text:p>stagni con vegetazione, cave di ghiaia</text:p>
          </table:table-cell>
          <table:table-cell table:number-columns-repeated="1018"/>
        </table:table-row>
        <table:table-row table:style-name="ro3">
          <table:table-cell table:style-name="ce95" office:value-type="string" calcext:value-type="string">
            <text:p>09CE1C41-19A7-4CF5-A395-663963670FF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espece acidophile</text:p>
          </table:table-cell>
          <table:table-cell table:style-name="ce12" office:value-type="string" calcext:value-type="string">
            <text:p>stehende Gewässer, Hochmoore (acidophile Art)</text:p>
          </table:table-cell>
          <table:table-cell table:style-name="ce12" office:value-type="string" calcext:value-type="string">
            <text:p>acque ferme, torbiere alte (specie acidofila)</text:p>
          </table:table-cell>
          <table:table-cell table:number-columns-repeated="1018"/>
        </table:table-row>
        <table:table-row table:style-name="ro3">
          <table:table-cell table:style-name="ce95" office:value-type="string" calcext:value-type="string">
            <text:p>6B2548A5-7918-4751-9731-3C7143A84DA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mares de forêts</text:p>
          </table:table-cell>
          <table:table-cell table:style-name="ce12" office:value-type="string" calcext:value-type="string">
            <text:p>Moore, Waldtümpel</text:p>
          </table:table-cell>
          <table:table-cell table:style-name="ce12" office:value-type="string" calcext:value-type="string">
            <text:p>torbiere, stagni di boschi</text:p>
          </table:table-cell>
          <table:table-cell table:number-columns-repeated="1018"/>
        </table:table-row>
        <table:table-row table:style-name="ro3">
          <table:table-cell table:style-name="ce95" office:value-type="string" calcext:value-type="string">
            <text:p>5A703019-053D-4995-BE56-711C82B0126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urces</text:p>
          </table:table-cell>
          <table:table-cell table:style-name="ce12" office:value-type="string" calcext:value-type="string">
            <text:p>offene Quellen</text:p>
          </table:table-cell>
          <table:table-cell table:style-name="ce12" office:value-type="string" calcext:value-type="string">
            <text:p>sorgenti a cielo aperto</text:p>
          </table:table-cell>
          <table:table-cell table:number-columns-repeated="1018"/>
        </table:table-row>
        <table:table-row table:style-name="ro3">
          <table:table-cell table:style-name="ce95" office:value-type="string" calcext:value-type="string">
            <text:p>1BC42AC5-9268-402B-8215-6326E564A7E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tourbeux, mares de forêts avec végétation</text:p>
          </table:table-cell>
          <table:table-cell table:style-name="ce12" office:value-type="string" calcext:value-type="string">
            <text:p>Moore, laubreiche Waldgewässer an moorigen Stellen</text:p>
          </table:table-cell>
          <table:table-cell table:style-name="ce12" office:value-type="string" calcext:value-type="string">
            <text:p>torbiere, specchi d'acqua nei boschi, ricchi di fogliame, in punti paludosi</text:p>
          </table:table-cell>
          <table:table-cell table:number-columns-repeated="1018"/>
        </table:table-row>
        <table:table-row table:style-name="ro3">
          <table:table-cell table:style-name="ce95" office:value-type="string" calcext:value-type="string">
            <text:p>55FE2D60-CEF5-4235-BC8A-852BC6AE799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froides, ruisseaux de montagne</text:p>
          </table:table-cell>
          <table:table-cell table:style-name="ce12" office:value-type="string" calcext:value-type="string">
            <text:p>Gebirgsbäche (kaltstenotherme Art)</text:p>
          </table:table-cell>
          <table:table-cell table:style-name="ce12" office:value-type="string" calcext:value-type="string">
            <text:p>ruscelli alpini (specie criostenoterme)</text:p>
          </table:table-cell>
          <table:table-cell table:number-columns-repeated="1018"/>
        </table:table-row>
        <table:table-row table:style-name="ro3">
          <table:table-cell table:style-name="ce95" office:value-type="string" calcext:value-type="string">
            <text:p>CC5F018A-DAD5-4BAC-A9F9-E9E703A692C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uvent à proximité de sources</text:p>
          </table:table-cell>
          <table:table-cell table:style-name="ce12" office:value-type="string" calcext:value-type="string">
            <text:p>kalte Kleingewässer in Quellnähe</text:p>
          </table:table-cell>
          <table:table-cell table:style-name="ce12" office:value-type="string" calcext:value-type="string">
            <text:p>acque fredde, vicino alle sorgenti</text:p>
          </table:table-cell>
          <table:table-cell table:number-columns-repeated="1018"/>
        </table:table-row>
        <table:table-row table:style-name="ro3">
          <table:table-cell table:style-name="ce95" office:value-type="string" calcext:value-type="string">
            <text:p>9279C947-7E82-4A63-AF6C-5091FD02EF8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froides à proximité de sources</text:p>
          </table:table-cell>
          <table:table-cell table:style-name="ce12" office:value-type="string" calcext:value-type="string">
            <text:p>kalte Tümpel, oft in Quellnähe</text:p>
          </table:table-cell>
          <table:table-cell table:style-name="ce12" office:value-type="string" calcext:value-type="string">
            <text:p>stagni freddi, spesso vicino alle sorgenti</text:p>
          </table:table-cell>
          <table:table-cell table:number-columns-repeated="1018"/>
        </table:table-row>
        <table:table-row table:style-name="ro3">
          <table:table-cell table:style-name="ce95" office:value-type="string" calcext:value-type="string">
            <text:p>12FB6E49-1776-4861-942A-3A00F16E857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froides et claires</text:p>
          </table:table-cell>
          <table:table-cell table:style-name="ce12" office:value-type="string" calcext:value-type="string">
            <text:p>klare und kalte Gewässer, Bäche an ruhigen Stellen</text:p>
          </table:table-cell>
          <table:table-cell table:style-name="ce12" office:value-type="string" calcext:value-type="string">
            <text:p>acque chiare e fredde, ruscelli in punti con acque tranquille</text:p>
          </table:table-cell>
          <table:table-cell table:number-columns-repeated="1018"/>
        </table:table-row>
        <table:table-row table:style-name="ro3">
          <table:table-cell table:style-name="ce95" office:value-type="string" calcext:value-type="string">
            <text:p>E7138FC1-52A5-4DB2-AB33-A805DAB4A73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es de forêts à fond de feuilles mortes</text:p>
          </table:table-cell>
          <table:table-cell table:style-name="ce12" office:value-type="string" calcext:value-type="string">
            <text:p>Waldtümpel mit viel Laub</text:p>
          </table:table-cell>
          <table:table-cell table:style-name="ce12" office:value-type="string" calcext:value-type="string">
            <text:p>stagni dei boschi con molto fogliame</text:p>
          </table:table-cell>
          <table:table-cell table:number-columns-repeated="1018"/>
        </table:table-row>
        <table:table-row table:style-name="ro3">
          <table:table-cell table:style-name="ce95" office:value-type="string" calcext:value-type="string">
            <text:p>4508C3C3-F453-4610-AD91-C9A72B720CA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text:p>
          </table:table-cell>
          <table:table-cell table:style-name="ce12" office:value-type="string" calcext:value-type="string">
            <text:p>Moore, Gewässer</text:p>
          </table:table-cell>
          <table:table-cell table:style-name="ce12" office:value-type="string" calcext:value-type="string">
            <text:p>torbiere, corpi d'acqua</text:p>
          </table:table-cell>
          <table:table-cell table:number-columns-repeated="1018"/>
        </table:table-row>
        <table:table-row table:style-name="ro3">
          <table:table-cell table:style-name="ce95" office:value-type="string" calcext:value-type="string">
            <text:p>88D0C327-5CCF-4324-BAAD-0CC9C1141A1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de forêts à fond de feuilles mortes, espèce acidophile</text:p>
          </table:table-cell>
          <table:table-cell table:style-name="ce12" office:value-type="string" calcext:value-type="string">
            <text:p>Laubwaldtümpel (acidophile Art)</text:p>
          </table:table-cell>
          <table:table-cell table:style-name="ce12" office:value-type="string" calcext:value-type="string">
            <text:p>stagni in boschi di latifoglie (specie acidofila)</text:p>
          </table:table-cell>
          <table:table-cell table:number-columns-repeated="1018"/>
        </table:table-row>
        <table:table-row table:style-name="ro3">
          <table:table-cell table:style-name="ce95" office:value-type="string" calcext:value-type="string">
            <text:p>74E47D96-98F5-4BB9-BC10-2CF4DF03567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mares de montagne</text:p>
          </table:table-cell>
          <table:table-cell table:style-name="ce12" office:value-type="string" calcext:value-type="string">
            <text:p>kleine stehende Gewässer, alpine Tümpel</text:p>
          </table:table-cell>
          <table:table-cell table:style-name="ce12" office:value-type="string" calcext:value-type="string">
            <text:p>piccoli specchi d'acqua, pozze alpine</text:p>
          </table:table-cell>
          <table:table-cell table:number-columns-repeated="1018"/>
        </table:table-row>
        <table:table-row table:style-name="ro3">
          <table:table-cell table:style-name="ce95" office:value-type="string" calcext:value-type="string">
            <text:p>054E37B6-AF91-48DB-BC1D-1F890FD246C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élevées, alimentées par la fonte des neiges</text:p>
          </table:table-cell>
          <table:table-cell table:style-name="ce12" office:value-type="string" calcext:value-type="string">
            <text:p>alpine Gewässer, Schmelzwassertümpel</text:p>
          </table:table-cell>
          <table:table-cell table:style-name="ce12" office:value-type="string" calcext:value-type="string">
            <text:p>pozze alpine, pozze formate dallo scioglimento delle nevi</text:p>
          </table:table-cell>
          <table:table-cell table:number-columns-repeated="1018"/>
        </table:table-row>
        <table:table-row table:style-name="ro3">
          <table:table-cell table:style-name="ce95" office:value-type="string" calcext:value-type="string">
            <text:p>746C6FCE-2BBB-414E-8350-D07B4A58098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ourbières</text:p>
          </table:table-cell>
          <table:table-cell table:style-name="ce12" office:value-type="string" calcext:value-type="string">
            <text:p>Hochmoore, Torfstiche</text:p>
          </table:table-cell>
          <table:table-cell table:style-name="ce12" office:value-type="string" calcext:value-type="string">
            <text:p>torbiere alte, cave di torba</text:p>
          </table:table-cell>
          <table:table-cell table:number-columns-repeated="1018"/>
        </table:table-row>
        <table:table-row table:style-name="ro3">
          <table:table-cell table:style-name="ce95" office:value-type="string" calcext:value-type="string">
            <text:p>14B4CDAC-EBB4-4DBA-AF01-B60710B0E0C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urces</text:p>
          </table:table-cell>
          <table:table-cell table:style-name="ce12" office:value-type="string" calcext:value-type="string">
            <text:p>offene Quellen</text:p>
          </table:table-cell>
          <table:table-cell table:style-name="ce12" office:value-type="string" calcext:value-type="string">
            <text:p>sorgenti a cielo aperto</text:p>
          </table:table-cell>
          <table:table-cell table:number-columns-repeated="1018"/>
        </table:table-row>
        <table:table-row table:style-name="ro3">
          <table:table-cell table:style-name="ce95" office:value-type="string" calcext:value-type="string">
            <text:p>834E51C2-75A6-45CD-9AEF-224929702D2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marais, espèce de montagne</text:p>
          </table:table-cell>
          <table:table-cell table:style-name="ce12" office:value-type="string" calcext:value-type="string">
            <text:p>Tümpel, Moore (montane Art)</text:p>
          </table:table-cell>
          <table:table-cell table:style-name="ce12" office:value-type="string" calcext:value-type="string">
            <text:p>stagni, torbiere (specie montana)</text:p>
          </table:table-cell>
          <table:table-cell table:number-columns-repeated="1018"/>
        </table:table-row>
        <table:table-row table:style-name="ro3">
          <table:table-cell table:style-name="ce95" office:value-type="string" calcext:value-type="string">
            <text:p>07EC08CE-E387-4F28-A640-BCFAD8898AA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eaux stagnantes avec végétation</text:p>
          </table:table-cell>
          <table:table-cell table:style-name="ce12" office:value-type="string" calcext:value-type="string">
            <text:p>Tümpel, stehende Gewässer mit Vegetation</text:p>
          </table:table-cell>
          <table:table-cell table:style-name="ce12" office:value-type="string" calcext:value-type="string">
            <text:p>stagni, acque ferme con vegetazione</text:p>
          </table:table-cell>
          <table:table-cell table:number-columns-repeated="1018"/>
        </table:table-row>
        <table:table-row table:style-name="ro3">
          <table:table-cell table:style-name="ce95" office:value-type="string" calcext:value-type="string">
            <text:p>58BDCEF0-A8A1-490C-A65B-423577C0807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s, mares de forêts à fonds de feuilles mortes</text:p>
          </table:table-cell>
          <table:table-cell table:style-name="ce12" office:value-type="string" calcext:value-type="string">
            <text:p>Hochmoore, Waldtümpel mit Laub</text:p>
          </table:table-cell>
          <table:table-cell table:style-name="ce12" office:value-type="string" calcext:value-type="string">
            <text:p>torbiere alte, stagni dei boschi con fogliame</text:p>
          </table:table-cell>
          <table:table-cell table:number-columns-repeated="1018"/>
        </table:table-row>
        <table:table-row table:style-name="ro3">
          <table:table-cell table:style-name="ce95" office:value-type="string" calcext:value-type="string">
            <text:p>2FC955DB-065F-4BE1-BC94-8CCB32CE6BF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text:p>
          </table:table-cell>
          <table:table-cell table:style-name="ce12" office:value-type="string" calcext:value-type="string">
            <text:p>Hochmoore, Tümpel mit Vegetation</text:p>
          </table:table-cell>
          <table:table-cell table:style-name="ce12" office:value-type="string" calcext:value-type="string">
            <text:p>torbiere alte, stagni con vegetazione</text:p>
          </table:table-cell>
          <table:table-cell table:number-columns-repeated="1018"/>
        </table:table-row>
        <table:table-row table:style-name="ro3">
          <table:table-cell table:style-name="ce95" office:value-type="string" calcext:value-type="string">
            <text:p>121BD9A1-A72B-47B1-B892-7A1541C6F7C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ndes mares, lacs à fond sablonneux</text:p>
          </table:table-cell>
          <table:table-cell table:style-name="ce12" office:value-type="string" calcext:value-type="string">
            <text:p>stehende Gewässer</text:p>
          </table:table-cell>
          <table:table-cell table:style-name="ce12" office:value-type="string" calcext:value-type="string">
            <text:p>acque ferme</text:p>
          </table:table-cell>
          <table:table-cell table:number-columns-repeated="1018"/>
        </table:table-row>
        <table:table-row table:style-name="ro3">
          <table:table-cell table:style-name="ce95" office:value-type="string" calcext:value-type="string">
            <text:p>82039B80-DD60-489F-88B8-29CACBE9355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à végétation</text:p>
          </table:table-cell>
          <table:table-cell table:style-name="ce12" office:value-type="string" calcext:value-type="string">
            <text:p>grosse Tümpel, Seen mit sandigem Boden</text:p>
          </table:table-cell>
          <table:table-cell table:style-name="ce12" office:value-type="string" calcext:value-type="string">
            <text:p>grandi stagni, laghi con fondo sabbioso</text:p>
          </table:table-cell>
          <table:table-cell table:number-columns-repeated="1018"/>
        </table:table-row>
        <table:table-row table:style-name="ro3">
          <table:table-cell table:style-name="ce95" office:value-type="string" calcext:value-type="string">
            <text:p>6035E397-3CF3-44D9-B8DD-2231AD33E27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mares</text:p>
          </table:table-cell>
          <table:table-cell table:style-name="ce12" office:value-type="string" calcext:value-type="string">
            <text:p>Tümpel mit Vegetation</text:p>
          </table:table-cell>
          <table:table-cell table:style-name="ce12" office:value-type="string" calcext:value-type="string">
            <text:p>stagni con vegetazione</text:p>
          </table:table-cell>
          <table:table-cell table:number-columns-repeated="1018"/>
        </table:table-row>
        <table:table-row table:style-name="ro3">
          <table:table-cell table:style-name="ce95" office:value-type="string" calcext:value-type="string">
            <text:p>A4834B0A-AB40-4252-B5C6-D8B7F15AE00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s</text:p>
          </table:table-cell>
          <table:table-cell table:style-name="ce12" office:value-type="string" calcext:value-type="string">
            <text:p>Hochmoore, Torfstiche</text:p>
          </table:table-cell>
          <table:table-cell table:style-name="ce12" office:value-type="string" calcext:value-type="string">
            <text:p>torbiere alte, cave di torba</text:p>
          </table:table-cell>
          <table:table-cell table:number-columns-repeated="1018"/>
        </table:table-row>
        <table:table-row table:style-name="ro3">
          <table:table-cell table:style-name="ce95" office:value-type="string" calcext:value-type="string">
            <text:p>D67FBB1C-34C4-4C5B-9B93-684E5113554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s, espèce boréo-alpine</text:p>
          </table:table-cell>
          <table:table-cell table:style-name="ce12" office:value-type="string" calcext:value-type="string">
            <text:p>Hochmoore (boreoalpine Art)</text:p>
          </table:table-cell>
          <table:table-cell table:style-name="ce12" office:value-type="string" calcext:value-type="string">
            <text:p>torbiere alte (specie boreoalpina)</text:p>
          </table:table-cell>
          <table:table-cell table:number-columns-repeated="1018"/>
        </table:table-row>
        <table:table-row table:style-name="ro3">
          <table:table-cell table:style-name="ce95" office:value-type="string" calcext:value-type="string">
            <text:p>22171DBC-F5B4-4AD7-811C-6ABB9D2A22A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ords de lacs, mares à eaux claires et à végétation</text:p>
          </table:table-cell>
          <table:table-cell table:style-name="ce12" office:value-type="string" calcext:value-type="string">
            <text:p>Seeufer, klare und mit Pflanzen bewachsene Tümpel</text:p>
          </table:table-cell>
          <table:table-cell table:style-name="ce12" office:value-type="string" calcext:value-type="string">
            <text:p>rive di laghi, stagni chiari con vegetazione</text:p>
          </table:table-cell>
          <table:table-cell table:number-columns-repeated="1018"/>
        </table:table-row>
        <table:table-row table:style-name="ro3">
          <table:table-cell table:style-name="ce95" office:value-type="string" calcext:value-type="string">
            <text:p>2F71E6FF-D84C-4348-8316-DC7A00B031F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text:p>
          </table:table-cell>
          <table:table-cell table:style-name="ce12" office:value-type="string" calcext:value-type="string">
            <text:p>Moore</text:p>
          </table:table-cell>
          <table:table-cell table:style-name="ce12" office:value-type="string" calcext:value-type="string">
            <text:p>torbiere</text:p>
          </table:table-cell>
          <table:table-cell table:number-columns-repeated="1018"/>
        </table:table-row>
        <table:table-row table:style-name="ro3">
          <table:table-cell table:style-name="ce95" office:value-type="string" calcext:value-type="string">
            <text:p>7643D151-7F08-41E2-A8B6-126CA39FC06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stagnantes</text:p>
          </table:table-cell>
          <table:table-cell table:style-name="ce12" office:value-type="string" calcext:value-type="string">
            <text:p>ruhige Gewässer, Moore</text:p>
          </table:table-cell>
          <table:table-cell table:style-name="ce12" office:value-type="string" calcext:value-type="string">
            <text:p>acque tranquille, torbiere</text:p>
          </table:table-cell>
          <table:table-cell table:number-columns-repeated="1018"/>
        </table:table-row>
        <table:table-row table:style-name="ro3">
          <table:table-cell table:style-name="ce95" office:value-type="string" calcext:value-type="string">
            <text:p>E191ED3B-8731-46C8-B059-1CAC1A8580F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es, étangs</text:p>
          </table:table-cell>
          <table:table-cell table:style-name="ce12" office:value-type="string" calcext:value-type="string">
            <text:p>Moore, Tümpel</text:p>
          </table:table-cell>
          <table:table-cell table:style-name="ce12" office:value-type="string" calcext:value-type="string">
            <text:p>torbiere, stagni</text:p>
          </table:table-cell>
          <table:table-cell table:number-columns-repeated="1018"/>
        </table:table-row>
        <table:table-row table:style-name="ro3">
          <table:table-cell table:style-name="ce95" office:value-type="string" calcext:value-type="string">
            <text:p>42B795BA-0F5D-4427-BBF5-AAFB002B79D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acs de montagne et ruisseaux à fond sablonneux</text:p>
          </table:table-cell>
          <table:table-cell table:style-name="ce12" office:value-type="string" calcext:value-type="string">
            <text:p>Bergseen und Bäche mit sandigem Boden</text:p>
          </table:table-cell>
          <table:table-cell table:style-name="ce12" office:value-type="string" calcext:value-type="string">
            <text:p>laghi di montagna e ruscelli con fondo sabbioso</text:p>
          </table:table-cell>
          <table:table-cell table:number-columns-repeated="1018"/>
        </table:table-row>
        <table:table-row table:style-name="ro3">
          <table:table-cell table:style-name="ce95" office:value-type="string" calcext:value-type="string">
            <text:p>9C0CE31D-7033-46CB-AE68-AEECE4B905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ou à courant faible, fond de gravier</text:p>
          </table:table-cell>
          <table:table-cell table:style-name="ce12" office:value-type="string" calcext:value-type="string">
            <text:p>stehende Gewässer mit wenig Vegetation</text:p>
          </table:table-cell>
          <table:table-cell table:style-name="ce12" office:value-type="string" calcext:value-type="string">
            <text:p>acque ferme con poca vegetazione</text:p>
          </table:table-cell>
          <table:table-cell table:number-columns-repeated="1018"/>
        </table:table-row>
        <table:table-row table:style-name="ro3">
          <table:table-cell table:style-name="ce95" office:value-type="string" calcext:value-type="string">
            <text:p>BA97F139-8499-4D13-B8DC-6B2882720C8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grandes mares, lacs</text:p>
          </table:table-cell>
          <table:table-cell table:style-name="ce12" office:value-type="string" calcext:value-type="string">
            <text:p>grössere Tümpel, Seen mit wenig Vegetation</text:p>
          </table:table-cell>
          <table:table-cell table:style-name="ce12" office:value-type="string" calcext:value-type="string">
            <text:p>grandi stagni, laghi con poca vegetazione</text:p>
          </table:table-cell>
          <table:table-cell table:number-columns-repeated="1018"/>
        </table:table-row>
        <table:table-row table:style-name="ro3">
          <table:table-cell table:style-name="ce95" office:value-type="string" calcext:value-type="string">
            <text:p>3336BCEF-EF09-4D66-93AA-74328220654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cs et ruisseaux de montagne</text:p>
          </table:table-cell>
          <table:table-cell table:style-name="ce12" office:value-type="string" calcext:value-type="string">
            <text:p>oligotrophe Seen und Bäche</text:p>
          </table:table-cell>
          <table:table-cell table:style-name="ce12" office:value-type="string" calcext:value-type="string">
            <text:p>laghi e ruscelli oligotrofi</text:p>
          </table:table-cell>
          <table:table-cell table:number-columns-repeated="1018"/>
        </table:table-row>
        <table:table-row table:style-name="ro3">
          <table:table-cell table:style-name="ce95" office:value-type="string" calcext:value-type="string">
            <text:p>9A37DC6C-BB01-44AF-AC76-3A365EB758D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de montagne aux endroits tranquilles</text:p>
          </table:table-cell>
          <table:table-cell table:style-name="ce12" office:value-type="string" calcext:value-type="string">
            <text:p>Gebirgsbäche an ruhigen Stellen</text:p>
          </table:table-cell>
          <table:table-cell table:style-name="ce12" office:value-type="string" calcext:value-type="string">
            <text:p>ruscelli di montagna in punti con acque tranquille</text:p>
          </table:table-cell>
          <table:table-cell table:number-columns-repeated="1018"/>
        </table:table-row>
        <table:table-row table:style-name="ro3">
          <table:table-cell table:style-name="ce95" office:value-type="string" calcext:value-type="string">
            <text:p>59D3FF36-3007-4244-969C-34345D92DBF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de montagne</text:p>
          </table:table-cell>
          <table:table-cell table:style-name="ce12" office:value-type="string" calcext:value-type="string">
            <text:p>Gebirgsbäche</text:p>
          </table:table-cell>
          <table:table-cell table:style-name="ce12" office:value-type="string" calcext:value-type="string">
            <text:p>ruscelli di montagna</text:p>
          </table:table-cell>
          <table:table-cell table:number-columns-repeated="1018"/>
        </table:table-row>
        <table:table-row table:style-name="ro3">
          <table:table-cell table:style-name="ce95" office:value-type="string" calcext:value-type="string">
            <text:p>59C17F88-DBB9-4B13-9275-BDE4381DEFB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ombragées avec végétation</text:p>
          </table:table-cell>
          <table:table-cell table:style-name="ce12" office:value-type="string" calcext:value-type="string">
            <text:p>schattige Tümpel mit Pflanzen</text:p>
          </table:table-cell>
          <table:table-cell table:style-name="ce12" office:value-type="string" calcext:value-type="string">
            <text:p>stagni ombreggiati con vegetazione</text:p>
          </table:table-cell>
          <table:table-cell table:number-columns-repeated="1018"/>
        </table:table-row>
        <table:table-row table:style-name="ro3">
          <table:table-cell table:style-name="ce95" office:value-type="string" calcext:value-type="string">
            <text:p>A6C98ADD-A675-4C78-9990-D12FAE60E55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text:p>
          </table:table-cell>
          <table:table-cell table:style-name="ce12" office:value-type="string" calcext:value-type="string">
            <text:p>Tümpel</text:p>
          </table:table-cell>
          <table:table-cell table:style-name="ce12" office:value-type="string" calcext:value-type="string">
            <text:p>stagni</text:p>
          </table:table-cell>
          <table:table-cell table:number-columns-repeated="1018"/>
        </table:table-row>
        <table:table-row table:style-name="ro3">
          <table:table-cell table:style-name="ce95" office:value-type="string" calcext:value-type="string">
            <text:p>5709EC88-53F2-418B-8E74-C57FC4629D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avec végétation dense</text:p>
          </table:table-cell>
          <table:table-cell table:style-name="ce12" office:value-type="string" calcext:value-type="string">
            <text:p>Tümpel mit dichter Vegetation</text:p>
          </table:table-cell>
          <table:table-cell table:style-name="ce12" office:value-type="string" calcext:value-type="string">
            <text:p>stagni con vegetazione densa</text:p>
          </table:table-cell>
          <table:table-cell table:number-columns-repeated="1018"/>
        </table:table-row>
        <table:table-row table:style-name="ro3">
          <table:table-cell table:style-name="ce95" office:value-type="string" calcext:value-type="string">
            <text:p>24A7BA08-21B4-40E1-B58F-EDC866F0873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avec végétation très dense</text:p>
          </table:table-cell>
          <table:table-cell table:style-name="ce12" office:value-type="string" calcext:value-type="string">
            <text:p>Moore mit üppiger Vegetation</text:p>
          </table:table-cell>
          <table:table-cell table:style-name="ce12" office:value-type="string" calcext:value-type="string">
            <text:p>torbiere con ricca vegetazione</text:p>
          </table:table-cell>
          <table:table-cell table:number-columns-repeated="1018"/>
        </table:table-row>
        <table:table-row table:style-name="ro3">
          <table:table-cell table:style-name="ce95" office:value-type="string" calcext:value-type="string">
            <text:p>099F2E64-3F3C-456D-B649-A78CF4A0ECC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avec végétation et mares temporaires</text:p>
          </table:table-cell>
          <table:table-cell table:style-name="ce12" office:value-type="string" calcext:value-type="string">
            <text:p>Tümpel mit Pflanzen, Überschwemmungsflächen</text:p>
          </table:table-cell>
          <table:table-cell table:style-name="ce12" office:value-type="string" calcext:value-type="string">
            <text:p>stagni con vegetazione, superfici inondate</text:p>
          </table:table-cell>
          <table:table-cell table:number-columns-repeated="1018"/>
        </table:table-row>
        <table:table-row table:style-name="ro3">
          <table:table-cell table:style-name="ce95" office:value-type="string" calcext:value-type="string">
            <text:p>06C1E446-1543-4D55-9C8B-27A7DEB6C49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vières et eaux faiblement courantes à fond de sable</text:p>
          </table:table-cell>
          <table:table-cell table:style-name="ce12" office:value-type="string" calcext:value-type="string">
            <text:p>Kiesgruben, langsam fliessende Gewässer mit Kiesgrund</text:p>
          </table:table-cell>
          <table:table-cell table:style-name="ce12" office:value-type="string" calcext:value-type="string">
            <text:p>cave di ghiaia, corsi d'acqua a corrente lenta con fondo ghiaioso</text:p>
          </table:table-cell>
          <table:table-cell table:number-columns-repeated="1018"/>
        </table:table-row>
        <table:table-row table:style-name="ro3">
          <table:table-cell table:style-name="ce95" office:value-type="string" calcext:value-type="string">
            <text:p>F6C4D46F-FD01-4869-A4CE-58E68E394C8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s de ruisseaux</text:p>
          </table:table-cell>
          <table:table-cell table:style-name="ce12" office:value-type="string" calcext:value-type="string">
            <text:p>Rand von Bächen, oft im Strömungsbereich</text:p>
          </table:table-cell>
          <table:table-cell table:style-name="ce12" office:value-type="string" calcext:value-type="string">
            <text:p>bordi di ruscelli, spesso nella corrente</text:p>
          </table:table-cell>
          <table:table-cell table:number-columns-repeated="1018"/>
        </table:table-row>
        <table:table-row table:style-name="ro3">
          <table:table-cell table:style-name="ce95" office:value-type="string" calcext:value-type="string">
            <text:p>BC03B028-5B5F-4005-8DB9-D87F6028675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de forêts, étangs</text:p>
          </table:table-cell>
          <table:table-cell table:style-name="ce12" office:value-type="string" calcext:value-type="string">
            <text:p>Wald- und Moortümpel</text:p>
          </table:table-cell>
          <table:table-cell table:style-name="ce12" office:value-type="string" calcext:value-type="string">
            <text:p>stagni di boschi e di torbiere</text:p>
          </table:table-cell>
          <table:table-cell table:number-columns-repeated="1018"/>
        </table:table-row>
        <table:table-row table:style-name="ro3">
          <table:table-cell table:style-name="ce95" office:value-type="string" calcext:value-type="string">
            <text:p>A46B0FF6-C3BB-4CE4-8C58-1ADB2345CA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à fond de gravier</text:p>
          </table:table-cell>
          <table:table-cell table:style-name="ce12" office:value-type="string" calcext:value-type="string">
            <text:p>Gewässer mit Kiesgrund</text:p>
          </table:table-cell>
          <table:table-cell table:style-name="ce12" office:value-type="string" calcext:value-type="string">
            <text:p>acque con fondo ghiaioso</text:p>
          </table:table-cell>
          <table:table-cell table:number-columns-repeated="1018"/>
        </table:table-row>
        <table:table-row table:style-name="ro3">
          <table:table-cell table:style-name="ce95" office:value-type="string" calcext:value-type="string">
            <text:p>0A2CFFBD-DC09-47CB-A788-1421C753A59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s de ruisseaux et de fossés</text:p>
          </table:table-cell>
          <table:table-cell table:style-name="ce12" office:value-type="string" calcext:value-type="string">
            <text:p>Ufer von Bächen und Gräben</text:p>
          </table:table-cell>
          <table:table-cell table:style-name="ce12" office:value-type="string" calcext:value-type="string">
            <text:p>rive di ruscelli e fossati</text:p>
          </table:table-cell>
          <table:table-cell table:number-columns-repeated="1018"/>
        </table:table-row>
        <table:table-row table:style-name="ro3">
          <table:table-cell table:style-name="ce95" office:value-type="string" calcext:value-type="string">
            <text:p>9AB34F7B-AEC1-4FFF-842E-75BDA9DC842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faiblement courantes</text:p>
          </table:table-cell>
          <table:table-cell table:style-name="ce12" office:value-type="string" calcext:value-type="string">
            <text:p>langsame Fliessgewässer</text:p>
          </table:table-cell>
          <table:table-cell table:style-name="ce12" office:value-type="string" calcext:value-type="string">
            <text:p>corsi d'acqua a corrente lenta</text:p>
          </table:table-cell>
          <table:table-cell table:number-columns-repeated="1018"/>
        </table:table-row>
        <table:table-row table:style-name="ro3">
          <table:table-cell table:style-name="ce95" office:value-type="string" calcext:value-type="string">
            <text:p>BA7CC1DF-C758-478B-80F2-C3204AF1528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ngs à Phragmites</text:p>
          </table:table-cell>
          <table:table-cell table:style-name="ce12" office:value-type="string" calcext:value-type="string">
            <text:p>Teiche mit Schilf</text:p>
          </table:table-cell>
          <table:table-cell table:style-name="ce12" office:value-type="string" calcext:value-type="string">
            <text:p>stagni con canneti</text:p>
          </table:table-cell>
          <table:table-cell table:number-columns-repeated="1018"/>
        </table:table-row>
        <table:table-row table:style-name="ro3">
          <table:table-cell table:style-name="ce95" office:value-type="string" calcext:value-type="string">
            <text:p>B750AC86-BC68-4559-AE57-6867488B4F4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grosses mares, eaux courantes</text:p>
          </table:table-cell>
          <table:table-cell table:style-name="ce12" office:value-type="string" calcext:value-type="string">
            <text:p>grosse Tümpel, fliessende Gewässer</text:p>
          </table:table-cell>
          <table:table-cell table:style-name="ce12" office:value-type="string" calcext:value-type="string">
            <text:p>grandi stagni, corsi d'acqua</text:p>
          </table:table-cell>
          <table:table-cell table:number-columns-repeated="1018"/>
        </table:table-row>
        <table:table-row table:style-name="ro3">
          <table:table-cell table:style-name="ce95" office:value-type="string" calcext:value-type="string">
            <text:p>22C0FAF1-6875-44F3-B1EA-4B73F0E534C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étangs à roselière</text:p>
          </table:table-cell>
          <table:table-cell table:style-name="ce12" office:value-type="string" calcext:value-type="string">
            <text:p>Gewässer mit Schilf</text:p>
          </table:table-cell>
          <table:table-cell table:style-name="ce12" office:value-type="string" calcext:value-type="string">
            <text:p>specchi e corsi d'acqua con canneti</text:p>
          </table:table-cell>
          <table:table-cell table:number-columns-repeated="1018"/>
        </table:table-row>
        <table:table-row table:style-name="ro3">
          <table:table-cell table:style-name="ce95" office:value-type="string" calcext:value-type="string">
            <text:p>8F605414-E0CE-4121-955C-7D0848B9BEC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tangs, aux endroits tranquilles</text:p>
          </table:table-cell>
          <table:table-cell table:style-name="ce12" office:value-type="string" calcext:value-type="string">
            <text:p>stille Buchten von Weihern</text:p>
          </table:table-cell>
          <table:table-cell table:style-name="ce12" office:value-type="string" calcext:value-type="string">
            <text:p>insenature tranquille di stagni</text:p>
          </table:table-cell>
          <table:table-cell table:number-columns-repeated="1018"/>
        </table:table-row>
        <table:table-row table:style-name="ro3">
          <table:table-cell table:style-name="ce95" office:value-type="string" calcext:value-type="string">
            <text:p>83F7D910-C067-406A-A21B-71024DC5764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eaux stagnantes</text:p>
          </table:table-cell>
          <table:table-cell table:style-name="ce12" office:value-type="string" calcext:value-type="string">
            <text:p>stehende Gewässer, Tümpel</text:p>
          </table:table-cell>
          <table:table-cell table:style-name="ce12" office:value-type="string" calcext:value-type="string">
            <text:p>specchi d'acqua, stagni</text:p>
          </table:table-cell>
          <table:table-cell table:number-columns-repeated="1018"/>
        </table:table-row>
        <table:table-row table:style-name="ro3">
          <table:table-cell table:style-name="ce95" office:value-type="string" calcext:value-type="string">
            <text:p>77066D35-B1DB-4926-A98A-27E3FE7BB51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marais</text:p>
          </table:table-cell>
          <table:table-cell table:style-name="ce12" office:value-type="string" calcext:value-type="string">
            <text:p>v.a. Moorgewässer, Tümpel</text:p>
          </table:table-cell>
          <table:table-cell table:style-name="ce12" office:value-type="string" calcext:value-type="string">
            <text:p>soprattutto acque di torbiere, stagni</text:p>
          </table:table-cell>
          <table:table-cell table:number-columns-repeated="1018"/>
        </table:table-row>
        <table:table-row table:style-name="ro3">
          <table:table-cell table:style-name="ce95" office:value-type="string" calcext:value-type="string">
            <text:p>7EC14718-15A0-4BC9-BDE7-3856AF39F6F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ngs à Phragmites</text:p>
          </table:table-cell>
          <table:table-cell table:style-name="ce12" office:value-type="string" calcext:value-type="string">
            <text:p>Tümpel mit Schilf</text:p>
          </table:table-cell>
          <table:table-cell table:style-name="ce12" office:value-type="string" calcext:value-type="string">
            <text:p>stagni con canneti</text:p>
          </table:table-cell>
          <table:table-cell table:number-columns-repeated="1018"/>
        </table:table-row>
        <table:table-row table:style-name="ro3">
          <table:table-cell table:style-name="ce95" office:value-type="string" calcext:value-type="string">
            <text:p>C3CEA633-0A66-47FB-987A-580177CF92C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tangs à roselière</text:p>
          </table:table-cell>
          <table:table-cell table:style-name="ce12" office:value-type="string" calcext:value-type="string">
            <text:p>Gewässer mit Schilf</text:p>
          </table:table-cell>
          <table:table-cell table:style-name="ce12" office:value-type="string" calcext:value-type="string">
            <text:p>corsi e specchi d'acqua con canneti</text:p>
          </table:table-cell>
          <table:table-cell table:number-columns-repeated="1018"/>
        </table:table-row>
        <table:table-row table:style-name="ro3">
          <table:table-cell table:style-name="ce95" office:value-type="string" calcext:value-type="string">
            <text:p>C5A550A3-DFD3-421F-A2C7-73320A9AF04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à eaux claires</text:p>
          </table:table-cell>
          <table:table-cell table:style-name="ce12" table:number-columns-repeated="2"/>
          <table:table-cell table:number-columns-repeated="1018"/>
        </table:table-row>
        <table:table-row table:style-name="ro3">
          <table:table-cell table:style-name="ce95" office:value-type="string" calcext:value-type="string">
            <text:p>5BB33DA0-F557-4BCD-872F-6CF97F2B4CA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forêts de feuillus bénéficiant de chaleur</text:p>
          </table:table-cell>
          <table:table-cell table:style-name="ce99" office:value-type="string" calcext:value-type="string">
            <text:p>wärmebegunstigte Laubwälder</text:p>
          </table:table-cell>
          <table:table-cell table:style-name="ce99" office:value-type="string" calcext:value-type="string">
            <text:p>boschi di latifoglie termofili</text:p>
          </table:table-cell>
          <table:table-cell table:number-columns-repeated="1018"/>
        </table:table-row>
        <table:table-row table:style-name="ro3">
          <table:table-cell table:style-name="ce95" office:value-type="string" calcext:value-type="string">
            <text:p>E5F5F59B-8172-4769-A3BE-FA33B362C0D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984DEC30-BF84-49F5-9BF4-2171B8807A9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ives ombragées, naturelles de cours d'eau</text:p>
          </table:table-cell>
          <table:table-cell table:style-name="ce99" office:value-type="string" calcext:value-type="string">
            <text:p>naturnahe, schattige Bachufer</text:p>
          </table:table-cell>
          <table:table-cell table:style-name="ce99" office:value-type="string" calcext:value-type="string">
            <text:p>rive naturalie ombreggiate dei ruscelli</text:p>
          </table:table-cell>
          <table:table-cell table:number-columns-repeated="1018"/>
        </table:table-row>
        <table:table-row table:style-name="ro3">
          <table:table-cell table:style-name="ce95" office:value-type="string" calcext:value-type="string">
            <text:p>EF865285-B03D-4243-B409-59D2FC1B922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ours d'eau avec boues d'eau douce</text:p>
          </table:table-cell>
          <table:table-cell table:style-name="ce99" office:value-type="string" calcext:value-type="string">
            <text:p>Gewässer mit Süsswasserschwämmen</text:p>
          </table:table-cell>
          <table:table-cell table:style-name="ce99" office:value-type="string" calcext:value-type="string">
            <text:p>corpi d'acqua con spugne d'acqua dolce</text:p>
          </table:table-cell>
          <table:table-cell table:number-columns-repeated="1018"/>
        </table:table-row>
        <table:table-row table:style-name="ro3">
          <table:table-cell table:style-name="ce95" office:value-type="string" calcext:value-type="string">
            <text:p>3E278DD8-6A2B-49C7-9826-1610BD9DC9C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ours d'eau avec boues d'eau douce</text:p>
          </table:table-cell>
          <table:table-cell table:style-name="ce99" office:value-type="string" calcext:value-type="string">
            <text:p>Gewässer mit Süsswasserschwämmen</text:p>
          </table:table-cell>
          <table:table-cell table:style-name="ce99" office:value-type="string" calcext:value-type="string">
            <text:p>corpi d'acqua con spugne d'acqua dolce</text:p>
          </table:table-cell>
          <table:table-cell table:number-columns-repeated="1018"/>
        </table:table-row>
        <table:table-row table:style-name="ro3">
          <table:table-cell table:style-name="ce95" office:value-type="string" calcext:value-type="string">
            <text:p>70F13A98-59C1-49A2-8B2E-027FB052E18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vieilles haies, vergers</text:p>
          </table:table-cell>
          <table:table-cell table:style-name="ce99" office:value-type="string" calcext:value-type="string">
            <text:p>alte Hecken, Obstgärten</text:p>
          </table:table-cell>
          <table:table-cell table:style-name="ce99" office:value-type="string" calcext:value-type="string">
            <text:p>vecchie siepi, frutteti</text:p>
          </table:table-cell>
          <table:table-cell table:number-columns-repeated="1018"/>
        </table:table-row>
        <table:table-row table:style-name="ro3">
          <table:table-cell table:style-name="ce95" office:value-type="string" calcext:value-type="string">
            <text:p>5126EFBF-217F-44AC-9A95-CCB66559A31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BDF7AA72-2590-47B0-83ED-228012F49E8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forêts alluviales en-dessous de 300 m</text:p>
          </table:table-cell>
          <table:table-cell table:style-name="ce99" office:value-type="string" calcext:value-type="string">
            <text:p>Auenwald unter 300 m ü.M.</text:p>
          </table:table-cell>
          <table:table-cell table:style-name="ce99" office:value-type="string" calcext:value-type="string">
            <text:p>boschi alluvionali sotto i 300 m s.m.</text:p>
          </table:table-cell>
          <table:table-cell table:number-columns-repeated="1018"/>
        </table:table-row>
        <table:table-row table:style-name="ro3">
          <table:table-cell table:style-name="ce95" office:value-type="string" calcext:value-type="string">
            <text:p>196889F0-5560-46E2-9E16-6527C304DCD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FC0931F7-AC23-43FB-9785-431CD277381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63BD8A3D-BD08-4673-BC2E-715AFA8B4EC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4A5CC24-653A-4116-9F7E-FA2B27280AF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hênes pubescents TI, VS</text:p>
          </table:table-cell>
          <table:table-cell table:style-name="ce99" office:value-type="string" calcext:value-type="string">
            <text:p>Flaumeichen TI, VS</text:p>
          </table:table-cell>
          <table:table-cell table:style-name="ce99" office:value-type="string" calcext:value-type="string">
            <text:p>boschi di Roverella TI, VS</text:p>
          </table:table-cell>
          <table:table-cell table:number-columns-repeated="1018"/>
        </table:table-row>
        <table:table-row table:style-name="ro3">
          <table:table-cell table:style-name="ce95" office:value-type="string" calcext:value-type="string">
            <text:p>2F5F87FC-0D2B-4103-86B0-CEA9E9C5085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Bois de Finges VS</text:p>
          </table:table-cell>
          <table:table-cell table:number-columns-repeated="2" table:style-name="ce99" office:value-type="string" calcext:value-type="string">
            <text:p>Pfynwald VS</text:p>
          </table:table-cell>
          <table:table-cell table:number-columns-repeated="1018"/>
        </table:table-row>
        <table:table-row table:style-name="ro3">
          <table:table-cell table:style-name="ce95" office:value-type="string" calcext:value-type="string">
            <text:p>FC2B8C55-55D0-406D-BF1E-0A6E7894856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chênes pubescents VS</text:p>
          </table:table-cell>
          <table:table-cell table:style-name="ce99" office:value-type="string" calcext:value-type="string">
            <text:p>Flaumeichen VS</text:p>
          </table:table-cell>
          <table:table-cell table:style-name="ce99" office:value-type="string" calcext:value-type="string">
            <text:p>boschi di Roverella VS</text:p>
          </table:table-cell>
          <table:table-cell table:number-columns-repeated="1018"/>
        </table:table-row>
        <table:table-row table:style-name="ro3">
          <table:table-cell table:style-name="ce95" office:value-type="string" calcext:value-type="string">
            <text:p>A16E7FF7-093B-4ECA-A9FC-0816287F892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seulement au sud du TI</text:p>
          </table:table-cell>
          <table:table-cell table:style-name="ce99" office:value-type="string" calcext:value-type="string">
            <text:p>nur Südtessin</text:p>
          </table:table-cell>
          <table:table-cell table:style-name="ce99" office:value-type="string" calcext:value-type="string">
            <text:p>solo Ticino meridionale</text:p>
          </table:table-cell>
          <table:table-cell table:number-columns-repeated="1018"/>
        </table:table-row>
        <table:table-row table:style-name="ro3">
          <table:table-cell table:style-name="ce95" office:value-type="string" calcext:value-type="string">
            <text:p>382A1958-B612-4C09-B5CD-12CCD38B894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hênes pubescents TI</text:p>
          </table:table-cell>
          <table:table-cell table:style-name="ce99" office:value-type="string" calcext:value-type="string">
            <text:p>Flaumeichen Tl</text:p>
          </table:table-cell>
          <table:table-cell table:style-name="ce99" office:value-type="string" calcext:value-type="string">
            <text:p>boschi di Roverella TI</text:p>
          </table:table-cell>
          <table:table-cell table:number-columns-repeated="1018"/>
        </table:table-row>
        <table:table-row table:style-name="ro3">
          <table:table-cell table:style-name="ce95" office:value-type="string" calcext:value-type="string">
            <text:p>33994BB8-8CC1-44E6-892E-D778C6745DA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seulement au TI</text:p>
          </table:table-cell>
          <table:table-cell table:style-name="ce99" office:value-type="string" calcext:value-type="string">
            <text:p>nur TI</text:p>
          </table:table-cell>
          <table:table-cell table:style-name="ce99" office:value-type="string" calcext:value-type="string">
            <text:p>solo TI</text:p>
          </table:table-cell>
          <table:table-cell table:number-columns-repeated="1018"/>
        </table:table-row>
        <table:table-row table:style-name="ro3">
          <table:table-cell table:style-name="ce95" office:value-type="string" calcext:value-type="string">
            <text:p>D6FEA04B-4A50-453D-9D21-D189D1CB163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lisières de forêts ensoleillées</text:p>
          </table:table-cell>
          <table:table-cell table:style-name="ce99" office:value-type="string" calcext:value-type="string">
            <text:p>sonnige Waldränder</text:p>
          </table:table-cell>
          <table:table-cell table:style-name="ce99" office:value-type="string" calcext:value-type="string">
            <text:p>bordi soleggiati di boschi</text:p>
          </table:table-cell>
          <table:table-cell table:number-columns-repeated="1018"/>
        </table:table-row>
        <table:table-row table:style-name="ro3">
          <table:table-cell table:style-name="ce95" office:value-type="string" calcext:value-type="string">
            <text:p>09C4847A-AE2D-4A98-99A1-141A0161A4D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lande des rochers VS</text:p>
          </table:table-cell>
          <table:table-cell table:style-name="ce99" office:value-type="string" calcext:value-type="string">
            <text:p>Felsenheide VS</text:p>
          </table:table-cell>
          <table:table-cell table:style-name="ce99" office:value-type="string" calcext:value-type="string">
            <text:p>brughiere su roccia VS</text:p>
          </table:table-cell>
          <table:table-cell table:number-columns-repeated="1018"/>
        </table:table-row>
        <table:table-row table:style-name="ro3">
          <table:table-cell table:style-name="ce95" office:value-type="string" calcext:value-type="string">
            <text:p>BDCD6F62-B4C1-4875-AB88-320649DAFFB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bois pourri de châtaigner TI</text:p>
          </table:table-cell>
          <table:table-cell table:style-name="ce99" office:value-type="string" calcext:value-type="string">
            <text:p>Kastanienmulm TI</text:p>
          </table:table-cell>
          <table:table-cell table:style-name="ce99" office:value-type="string" calcext:value-type="string">
            <text:p>marciume del castagno TI</text:p>
          </table:table-cell>
          <table:table-cell table:number-columns-repeated="1018"/>
        </table:table-row>
        <table:table-row table:style-name="ro3">
          <table:table-cell table:style-name="ce95" office:value-type="string" calcext:value-type="string">
            <text:p>E23FD347-9BC1-40DD-A2A0-337002B29CA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880DDC2F-BF9E-491A-8D05-7F117625026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F9B73F63-7F99-4DBA-9EF0-C2CDCA043E6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s, manque au TI</text:p>
          </table:table-cell>
          <table:table-cell table:style-name="ce99" office:value-type="string" calcext:value-type="string">
            <text:p>Trockenrasen, fehlt TI</text:p>
          </table:table-cell>
          <table:table-cell table:style-name="ce99" office:value-type="string" calcext:value-type="string">
            <text:p>prati secchi, manca nel TI</text:p>
          </table:table-cell>
          <table:table-cell table:number-columns-repeated="1018"/>
        </table:table-row>
        <table:table-row table:style-name="ro3">
          <table:table-cell table:style-name="ce95" office:value-type="string" calcext:value-type="string">
            <text:p>BA3B8E2F-FA30-4AC4-953B-7E6D6A29A17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prés secs, manque au TI</text:p>
          </table:table-cell>
          <table:table-cell table:style-name="ce99" office:value-type="string" calcext:value-type="string">
            <text:p>Trockenrasen, fehlt TI</text:p>
          </table:table-cell>
          <table:table-cell table:style-name="ce99" office:value-type="string" calcext:value-type="string">
            <text:p>prati secchi, manca nel TI</text:p>
          </table:table-cell>
          <table:table-cell table:number-columns-repeated="1018"/>
        </table:table-row>
        <table:table-row table:style-name="ro3">
          <table:table-cell table:style-name="ce95" office:value-type="string" calcext:value-type="string">
            <text:p>A1FFA18E-A37E-4ED4-BF0C-7DEE59BE046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9D46BA6F-9FFB-44AF-8C2D-40CC701E98A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8A51C21-3204-4AB4-BDEF-4139FE178D8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911252D-B5EE-4ADC-9DDB-BF4069B03F3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C2292C64-74AD-4AD1-B8F2-775B6BC77DD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B2A3AC2-6C50-4A10-BDE3-2085DBA71BC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AA0F321D-16C7-4494-B8B5-4C1DFA4212F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696DA701-46C9-462E-B1ED-A61AA5E2EF8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3A113509-CB32-4AB3-BFC9-29283B41F3A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CA92DB8A-068D-49CA-9AD2-ECB5E600B69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0A37B2EB-A454-427D-897D-5B4E5B4FF9F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0C790DA1-537B-446F-AED5-068091A020A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eulement TI, milieux humides</text:p>
          </table:table-cell>
          <table:table-cell table:style-name="ce12" office:value-type="string" calcext:value-type="string">
            <text:p>nur TI, Feuchtbiotope</text:p>
          </table:table-cell>
          <table:table-cell table:style-name="ce12" office:value-type="string" calcext:value-type="string">
            <text:p>solo TI, zone umide</text:p>
          </table:table-cell>
          <table:table-cell table:number-columns-repeated="1018"/>
        </table:table-row>
        <table:table-row table:style-name="ro3">
          <table:table-cell table:style-name="ce95" office:value-type="string" calcext:value-type="string">
            <text:p>CB90A80D-525A-4642-B628-582C89144B9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eulement S du TI, milieux xérothermes</text:p>
          </table:table-cell>
          <table:table-cell table:style-name="ce12" office:value-type="string" calcext:value-type="string">
            <text:p>nur S-Tl, xerotherm</text:p>
          </table:table-cell>
          <table:table-cell table:style-name="ce12" office:value-type="string" calcext:value-type="string">
            <text:p>solo TI merid., siti xerotermi</text:p>
          </table:table-cell>
          <table:table-cell table:number-columns-repeated="1018"/>
        </table:table-row>
        <table:table-row table:style-name="ro3">
          <table:table-cell table:style-name="ce95" office:value-type="string" calcext:value-type="string">
            <text:p>1E3618EF-CFD1-4E3C-AA0D-0A9AD6FAC67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33F1651B-20DA-4F96-86EF-600A0D3DA07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0F148D63-0C1E-438F-A620-9EC64D895BD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eulement TI, milieux xérothermes</text:p>
          </table:table-cell>
          <table:table-cell table:style-name="ce12" office:value-type="string" calcext:value-type="string">
            <text:p>nur TI, xerotherm</text:p>
          </table:table-cell>
          <table:table-cell table:style-name="ce12" office:value-type="string" calcext:value-type="string">
            <text:p>solo TI, siti xerotermi</text:p>
          </table:table-cell>
          <table:table-cell table:number-columns-repeated="1018"/>
        </table:table-row>
        <table:table-row table:style-name="ro3">
          <table:table-cell table:style-name="ce95" office:value-type="string" calcext:value-type="string">
            <text:p>4480EFF7-4301-4D9E-B1AE-34789A7E58F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eulement TI, milieux humides</text:p>
          </table:table-cell>
          <table:table-cell table:style-name="ce12" office:value-type="string" calcext:value-type="string">
            <text:p>nur TI, Feuchtbiotope</text:p>
          </table:table-cell>
          <table:table-cell table:style-name="ce12" office:value-type="string" calcext:value-type="string">
            <text:p>solo TI, zone umide</text:p>
          </table:table-cell>
          <table:table-cell table:number-columns-repeated="1018"/>
        </table:table-row>
        <table:table-row table:style-name="ro3">
          <table:table-cell table:style-name="ce95" office:value-type="string" calcext:value-type="string">
            <text:p>80734767-358A-4784-ABB9-335A11F45AD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au S seulement en VS</text:p>
          </table:table-cell>
          <table:table-cell table:style-name="ce12" office:value-type="string" calcext:value-type="string">
            <text:p>im S nur im VS</text:p>
          </table:table-cell>
          <table:table-cell table:style-name="ce12" office:value-type="string" calcext:value-type="string">
            <text:p>al S solo in VS</text:p>
          </table:table-cell>
          <table:table-cell table:number-columns-repeated="1018"/>
        </table:table-row>
        <table:table-row table:style-name="ro3">
          <table:table-cell table:style-name="ce95" office:value-type="string" calcext:value-type="string">
            <text:p>823653C1-ED30-4CA8-B5FE-02E4BB074D0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908AB26-49B3-4F1F-AD61-3A2CDB6DF04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8B6E8E03-581A-4588-AB70-4CAA08CB989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arides en VS, Churer Rheintal</text:p>
          </table:table-cell>
          <table:table-cell table:style-name="ce12" office:value-type="string" calcext:value-type="string">
            <text:p>Felsenheide VS, Churer Rheint.</text:p>
          </table:table-cell>
          <table:table-cell table:style-name="ce12" office:value-type="string" calcext:value-type="string">
            <text:p>steppe rocciose VS, Churer Rheintal</text:p>
          </table:table-cell>
          <table:table-cell table:number-columns-repeated="1018"/>
        </table:table-row>
        <table:table-row table:style-name="ro3">
          <table:table-cell table:style-name="ce95" office:value-type="string" calcext:value-type="string">
            <text:p>CF10F9A4-9A28-4F6F-8E82-5DEA6241117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champs de céréales xérothermes, GR</text:p>
          </table:table-cell>
          <table:table-cell table:style-name="ce12" office:value-type="string" calcext:value-type="string">
            <text:p>xerotherme Getreidefelder GR</text:p>
          </table:table-cell>
          <table:table-cell table:style-name="ce12" office:value-type="string" calcext:value-type="string">
            <text:p>colture di cereali xeroterme GR</text:p>
          </table:table-cell>
          <table:table-cell table:number-columns-repeated="1018"/>
        </table:table-row>
        <table:table-row table:style-name="ro3">
          <table:table-cell table:style-name="ce95" office:value-type="string" calcext:value-type="string">
            <text:p>5EF3B1A5-16C4-4A41-9A71-A9A2140313E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8CAEAE76-230C-4C15-A29E-0ED6C7D568B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2BB6FA55-0B1E-41A0-8F61-564A58E9CF0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DD0853AB-D6B2-4CBE-AD0D-5BF768A67691</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champs cultivés, rives lacustres</text:p>
          </table:table-cell>
          <table:table-cell table:style-name="ce12" office:value-type="string" calcext:value-type="string">
            <text:p>Äcker, Seeufer</text:p>
          </table:table-cell>
          <table:table-cell table:style-name="ce12" office:value-type="string" calcext:value-type="string">
            <text:p>campi coltivati, rive di laghi</text:p>
          </table:table-cell>
          <table:table-cell table:number-columns-repeated="1018"/>
        </table:table-row>
        <table:table-row table:style-name="ro3">
          <table:table-cell table:style-name="ce95" office:value-type="string" calcext:value-type="string">
            <text:p>1D53A38D-DDD3-4484-B0D4-1B8A2FE4AF7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CB04D18C-F6B5-46A1-B179-E4EE8089C1B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A8B96ABC-340E-4111-B1D8-108FBBD6D5E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graveleuses de lac ou de ruisseau</text:p>
          </table:table-cell>
          <table:table-cell table:style-name="ce12" office:value-type="string" calcext:value-type="string">
            <text:p>steinige Bach- und Seeufer</text:p>
          </table:table-cell>
          <table:table-cell table:style-name="ce12" office:value-type="string" calcext:value-type="string">
            <text:p>rive sassose di ruscelli e laghi</text:p>
          </table:table-cell>
          <table:table-cell table:number-columns-repeated="1018"/>
        </table:table-row>
        <table:table-row table:style-name="ro3">
          <table:table-cell table:style-name="ce95" office:value-type="string" calcext:value-type="string">
            <text:p>D304881C-41B9-4A8A-941A-553B979161F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amps cultivés, jardins</text:p>
          </table:table-cell>
          <table:table-cell table:style-name="ce12" office:value-type="string" calcext:value-type="string">
            <text:p>Äcker, Gärten</text:p>
          </table:table-cell>
          <table:table-cell table:style-name="ce12" office:value-type="string" calcext:value-type="string">
            <text:p>campi coltivati, giardini</text:p>
          </table:table-cell>
          <table:table-cell table:number-columns-repeated="1018"/>
        </table:table-row>
        <table:table-row table:style-name="ro3">
          <table:table-cell table:style-name="ce95" office:value-type="string" calcext:value-type="string">
            <text:p>73503721-6DE2-4E4E-9325-031168B2888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3EDCAB6-BEC1-4943-A7E7-91DB69D3E2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sableuses de cours d'eau</text:p>
          </table:table-cell>
          <table:table-cell table:style-name="ce12" office:value-type="string" calcext:value-type="string">
            <text:p>Sandige Flussufer</text:p>
          </table:table-cell>
          <table:table-cell table:style-name="ce12" office:value-type="string" calcext:value-type="string">
            <text:p>rive sabbiose di fiumi</text:p>
          </table:table-cell>
          <table:table-cell table:number-columns-repeated="1018"/>
        </table:table-row>
        <table:table-row table:style-name="ro3">
          <table:table-cell table:style-name="ce95" office:value-type="string" calcext:value-type="string">
            <text:p>827D397C-EBCC-4FDE-BBE6-C865549CDCE2</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bancs de sable avec vase, GE</text:p>
          </table:table-cell>
          <table:table-cell table:style-name="ce12" office:value-type="string" calcext:value-type="string">
            <text:p>Schlammige Sandbänke, GE</text:p>
          </table:table-cell>
          <table:table-cell table:style-name="ce12" office:value-type="string" calcext:value-type="string">
            <text:p>banchi fangosi di sabbia GE</text:p>
          </table:table-cell>
          <table:table-cell table:number-columns-repeated="1018"/>
        </table:table-row>
        <table:table-row table:style-name="ro3">
          <table:table-cell table:style-name="ce95" office:value-type="string" calcext:value-type="string">
            <text:p>6E1D6640-E38B-458B-8998-7A3ECAD83CA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bancs de sable avec vase, GE</text:p>
          </table:table-cell>
          <table:table-cell table:style-name="ce12" office:value-type="string" calcext:value-type="string">
            <text:p>Schlammige Sandbänke, GE</text:p>
          </table:table-cell>
          <table:table-cell table:style-name="ce12" office:value-type="string" calcext:value-type="string">
            <text:p>banchi fangosi di sabbia GE</text:p>
          </table:table-cell>
          <table:table-cell table:number-columns-repeated="1018"/>
        </table:table-row>
        <table:table-row table:style-name="ro3">
          <table:table-cell table:style-name="ce95" office:value-type="string" calcext:value-type="string">
            <text:p>1301AD3C-DAD9-443E-91AB-3B44128962B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702C77A6-C244-4315-92CC-D60AFD0DDA7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A9577518-B9F4-4EB8-8AB1-2C507C79B1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dans les Alpes: non menacée</text:p>
          </table:table-cell>
          <table:table-cell table:style-name="ce12" office:value-type="string" calcext:value-type="string">
            <text:p>in den Alpen nicht gefährdet</text:p>
          </table:table-cell>
          <table:table-cell table:style-name="ce12" office:value-type="string" calcext:value-type="string">
            <text:p>area alpina: non minacciata</text:p>
          </table:table-cell>
          <table:table-cell table:number-columns-repeated="1018"/>
        </table:table-row>
        <table:table-row table:style-name="ro3">
          <table:table-cell table:style-name="ce95" office:value-type="string" calcext:value-type="string">
            <text:p>119C476A-3988-490F-A562-9BBA5BB2E0D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VS: disparu</text:p>
          </table:table-cell>
          <table:table-cell table:style-name="ce12" office:value-type="string" calcext:value-type="string">
            <text:p>im VS verschollen</text:p>
          </table:table-cell>
          <table:table-cell table:style-name="ce12" office:value-type="string" calcext:value-type="string">
            <text:p>non più reperibile in VS</text:p>
          </table:table-cell>
          <table:table-cell table:number-columns-repeated="1018"/>
        </table:table-row>
        <table:table-row table:style-name="ro3">
          <table:table-cell table:style-name="ce95" office:value-type="string" calcext:value-type="string">
            <text:p>18B2213E-28D2-4585-B545-167D9C7018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3A30FF6-3F37-402B-9B31-45A3409430D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A1FB5A20-1239-4E88-B0CE-67E656319A1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zones alluviales</text:p>
          </table:table-cell>
          <table:table-cell table:style-name="ce12" office:value-type="string" calcext:value-type="string">
            <text:p>Alluvionsflächen</text:p>
          </table:table-cell>
          <table:table-cell table:style-name="ce12" office:value-type="string" calcext:value-type="string">
            <text:p>zone alluvionali</text:p>
          </table:table-cell>
          <table:table-cell table:number-columns-repeated="1018"/>
        </table:table-row>
        <table:table-row table:style-name="ro3">
          <table:table-cell table:style-name="ce95" office:value-type="string" calcext:value-type="string">
            <text:p>AB93DCFC-3CF5-4A72-B09C-41A23116B08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30F7E5C-BA4C-41F3-AA1B-3FA890CC070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D01640C-52B4-489A-A29E-30F883B3EE0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5AC6DB23-20EF-4202-AA03-E2176688E88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s alluviales alpines</text:p>
          </table:table-cell>
          <table:table-cell table:style-name="ce12" office:value-type="string" calcext:value-type="string">
            <text:p>alpine Alluvionsflächen</text:p>
          </table:table-cell>
          <table:table-cell table:style-name="ce12" office:value-type="string" calcext:value-type="string">
            <text:p>zone alluvionali alpine</text:p>
          </table:table-cell>
          <table:table-cell table:number-columns-repeated="1018"/>
        </table:table-row>
        <table:table-row table:style-name="ro3">
          <table:table-cell table:style-name="ce95" office:value-type="string" calcext:value-type="string">
            <text:p>30F99911-B873-47ED-8707-BB2AC0519FB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B1F6AC7B-9B0A-4D68-8E99-1626BA54526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1EB35A6-D2F4-4B2A-B2A5-96A434EF3B0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ancs de sable avec gravier, Alpes</text:p>
          </table:table-cell>
          <table:table-cell table:style-name="ce12" office:value-type="string" calcext:value-type="string">
            <text:p>sandige Kiesbänke, Alpen</text:p>
          </table:table-cell>
          <table:table-cell table:style-name="ce12" office:value-type="string" calcext:value-type="string">
            <text:p>banchi sabbiosi di ghiaia, Alpi</text:p>
          </table:table-cell>
          <table:table-cell table:number-columns-repeated="1018"/>
        </table:table-row>
        <table:table-row table:style-name="ro3">
          <table:table-cell table:style-name="ce95" office:value-type="string" calcext:value-type="string">
            <text:p>508F68ED-C3D5-411A-9376-7F0A91473C4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number-columns-repeated="3" table:style-name="ce12" office:value-type="string" calcext:value-type="string">
            <text:p>Mendrisiotto, GE</text:p>
          </table:table-cell>
          <table:table-cell table:number-columns-repeated="1018"/>
        </table:table-row>
        <table:table-row table:style-name="ro3">
          <table:table-cell table:style-name="ce95" office:value-type="string" calcext:value-type="string">
            <text:p>9A5AFCF4-7D80-4367-BAA3-0783EAB206B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78B50E04-A43F-4D3B-AB37-4B81C09EE33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ilieux secs</text:p>
          </table:table-cell>
          <table:table-cell table:style-name="ce12" office:value-type="string" calcext:value-type="string">
            <text:p>trockene Biotope</text:p>
          </table:table-cell>
          <table:table-cell table:style-name="ce12" office:value-type="string" calcext:value-type="string">
            <text:p>siti asciutti</text:p>
          </table:table-cell>
          <table:table-cell table:number-columns-repeated="1018"/>
        </table:table-row>
        <table:table-row table:style-name="ro3">
          <table:table-cell table:style-name="ce95" office:value-type="string" calcext:value-type="string">
            <text:p>0682D8B1-4ED8-4DD4-8096-4B75FBFAEDE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arides en VS</text:p>
          </table:table-cell>
          <table:table-cell table:style-name="ce12" office:value-type="string" calcext:value-type="string">
            <text:p>Felsenheide VS</text:p>
          </table:table-cell>
          <table:table-cell table:style-name="ce12" office:value-type="string" calcext:value-type="string">
            <text:p>steppe rocciose VS</text:p>
          </table:table-cell>
          <table:table-cell table:number-columns-repeated="1018"/>
        </table:table-row>
        <table:table-row table:style-name="ro3">
          <table:table-cell table:style-name="ce95" office:value-type="string" calcext:value-type="string">
            <text:p>09E37D90-018B-40B5-97C6-96E07AFF2D8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FB759137-902D-4869-8E2C-A36F0D1B2E8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7BFDB54-EA95-4513-B93A-DBB74D9215D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EAFA2D4-E94C-43CE-983E-016307D5B5ED</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milieux humides, GE</text:p>
          </table:table-cell>
          <table:table-cell table:style-name="ce12" office:value-type="string" calcext:value-type="string">
            <text:p>Feuchtbiotope, GE</text:p>
          </table:table-cell>
          <table:table-cell table:style-name="ce12" office:value-type="string" calcext:value-type="string">
            <text:p>zone umide GE</text:p>
          </table:table-cell>
          <table:table-cell table:number-columns-repeated="1018"/>
        </table:table-row>
        <table:table-row table:style-name="ro3">
          <table:table-cell table:style-name="ce95" office:value-type="string" calcext:value-type="string">
            <text:p>18D0585C-06B5-4A41-B3EF-BAC32659499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59317B2-279B-4126-8B1C-D43F6D159EB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s sablonneuses et graveleuses</text:p>
          </table:table-cell>
          <table:table-cell table:style-name="ce12" office:value-type="string" calcext:value-type="string">
            <text:p>Sand- und Kiesflächen</text:p>
          </table:table-cell>
          <table:table-cell table:style-name="ce12" office:value-type="string" calcext:value-type="string">
            <text:p>siti ghiaiosi e sabbiosi</text:p>
          </table:table-cell>
          <table:table-cell table:number-columns-repeated="1018"/>
        </table:table-row>
        <table:table-row table:style-name="ro3">
          <table:table-cell table:style-name="ce95" office:value-type="string" calcext:value-type="string">
            <text:p>132C7490-ECBC-4EC2-9B9F-FE8DF6B1D6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Biotop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BC3FFB9C-9735-41C3-A44C-9EDFDB03AFE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zones lentiques, végétation (étage collinéen)</text:p>
          </table:table-cell>
          <table:table-cell table:style-name="ce12" office:value-type="string" calcext:value-type="string">
            <text:p>Stillwasser, Vegetation (kollin)</text:p>
          </table:table-cell>
          <table:table-cell table:style-name="ce12" office:value-type="string" calcext:value-type="string">
            <text:p>acque stagnanti, vegetazione (zona collinare)</text:p>
          </table:table-cell>
          <table:table-cell table:number-columns-repeated="1018"/>
        </table:table-row>
        <table:table-row table:style-name="ro3">
          <table:table-cell table:style-name="ce95" office:value-type="string" calcext:value-type="string">
            <text:p>C74C17CA-C03F-4FC4-B445-53AF0C1E0C2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zones lentiques</text:p>
          </table:table-cell>
          <table:table-cell table:style-name="ce12" office:value-type="string" calcext:value-type="string">
            <text:p>Stillwasser</text:p>
          </table:table-cell>
          <table:table-cell table:style-name="ce12" office:value-type="string" calcext:value-type="string">
            <text:p>acque stagnanti</text:p>
          </table:table-cell>
          <table:table-cell table:number-columns-repeated="1018"/>
        </table:table-row>
        <table:table-row table:style-name="ro3">
          <table:table-cell table:style-name="ce95" office:value-type="string" calcext:value-type="string">
            <text:p>D2AEDFDB-133D-45CD-9082-B904BF0DA59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donnée 1947, Thur près de Nesslau</text:p>
          </table:table-cell>
          <table:table-cell table:style-name="ce12" office:value-type="string" calcext:value-type="string">
            <text:p>letzter Nachweis 1947, Thur bei Nesslau</text:p>
          </table:table-cell>
          <table:table-cell table:style-name="ce12" office:value-type="string" calcext:value-type="string">
            <text:p>ultimo ritrovamento 1947, Thur presso Nesslau</text:p>
          </table:table-cell>
          <table:table-cell table:number-columns-repeated="1018"/>
        </table:table-row>
        <table:table-row table:style-name="ro3">
          <table:table-cell table:style-name="ce95" office:value-type="string" calcext:value-type="string">
            <text:p>B32AAFF4-2B0E-4BD9-98D9-E0B3F03DB5D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arine, Singine</text:p>
          </table:table-cell>
          <table:table-cell table:number-columns-repeated="2" table:style-name="ce12" office:value-type="string" calcext:value-type="string">
            <text:p>Saane, Sense</text:p>
          </table:table-cell>
          <table:table-cell table:number-columns-repeated="1018"/>
        </table:table-row>
        <table:table-row table:style-name="ro3">
          <table:table-cell table:style-name="ce95" office:value-type="string" calcext:value-type="string">
            <text:p>6E18C4ED-60C6-4F01-9689-DECB39C1BE4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Thur près de Kleinandelfingen</text:p>
          </table:table-cell>
          <table:table-cell table:style-name="ce12" office:value-type="string" calcext:value-type="string">
            <text:p>Thur bei Kleinandelfingen</text:p>
          </table:table-cell>
          <table:table-cell table:style-name="ce12" office:value-type="string" calcext:value-type="string">
            <text:p>Thur presso Kleinandelfingen</text:p>
          </table:table-cell>
          <table:table-cell table:number-columns-repeated="1018"/>
        </table:table-row>
        <table:table-row table:style-name="ro3">
          <table:table-cell table:style-name="ce95" office:value-type="string" calcext:value-type="string">
            <text:p>EBC159A4-2AD4-43D5-AA06-71BCF499F53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 ruisselets des Préalpes</text:p>
          </table:table-cell>
          <table:table-cell table:style-name="ce12" office:value-type="string" calcext:value-type="string">
            <text:p>nicht auf Urgestein, kleine Voralpenbäche</text:p>
          </table:table-cell>
          <table:table-cell table:style-name="ce12" office:value-type="string" calcext:value-type="string">
            <text:p>non su rocce cristalline; piccoli torrenti delle Prealpi</text:p>
          </table:table-cell>
          <table:table-cell table:number-columns-repeated="1018"/>
        </table:table-row>
        <table:table-row table:style-name="ro3">
          <table:table-cell table:style-name="ce95" office:value-type="string" calcext:value-type="string">
            <text:p>2603FB29-14C1-443E-BCEB-CE08112858F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urce de l'Orbe, Vallorbe</text:p>
          </table:table-cell>
          <table:table-cell table:style-name="ce12" office:value-type="string" calcext:value-type="string">
            <text:p>Quelle der Orbe, Vallorbe</text:p>
          </table:table-cell>
          <table:table-cell table:style-name="ce12" office:value-type="string" calcext:value-type="string">
            <text:p>sorgente del fiume Orbe, Vallorbe</text:p>
          </table:table-cell>
          <table:table-cell table:number-columns-repeated="1018"/>
        </table:table-row>
        <table:table-row table:style-name="ro3">
          <table:table-cell table:style-name="ce95" office:value-type="string" calcext:value-type="string">
            <text:p>8C11DFC2-D8A2-4CF9-AC0B-D1045EBCF79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ières du Plateau</text:p>
          </table:table-cell>
          <table:table-cell table:style-name="ce12" office:value-type="string" calcext:value-type="string">
            <text:p>Mittellandflüsse</text:p>
          </table:table-cell>
          <table:table-cell table:style-name="ce12" office:value-type="string" calcext:value-type="string">
            <text:p>fiumi dell'Altipiano</text:p>
          </table:table-cell>
          <table:table-cell table:number-columns-repeated="1018"/>
        </table:table-row>
        <table:table-row table:style-name="ro3">
          <table:table-cell table:style-name="ce95" office:value-type="string" calcext:value-type="string">
            <text:p>AE837439-0476-4ED4-81F3-AC6EF8CEDD8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zones lentiques</text:p>
          </table:table-cell>
          <table:table-cell table:style-name="ce12" office:value-type="string" calcext:value-type="string">
            <text:p>Stillwasser</text:p>
          </table:table-cell>
          <table:table-cell table:style-name="ce12" office:value-type="string" calcext:value-type="string">
            <text:p>acque stagnanti</text:p>
          </table:table-cell>
          <table:table-cell table:number-columns-repeated="1018"/>
        </table:table-row>
        <table:table-row table:style-name="ro3">
          <table:table-cell table:style-name="ce95" office:value-type="string" calcext:value-type="string">
            <text:p>3B75631F-B45D-4E02-8585-77BBC5839B8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hin</text:p>
          </table:table-cell>
          <table:table-cell table:style-name="ce12" office:value-type="string" calcext:value-type="string">
            <text:p>Rhein</text:p>
          </table:table-cell>
          <table:table-cell table:style-name="ce12" office:value-type="string" calcext:value-type="string">
            <text:p>Reno</text:p>
          </table:table-cell>
          <table:table-cell table:number-columns-repeated="1018"/>
        </table:table-row>
        <table:table-row table:style-name="ro3">
          <table:table-cell table:style-name="ce95" office:value-type="string" calcext:value-type="string">
            <text:p>5D044A74-4AAA-45AD-BD4A-55B51FE5462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arine, Singine</text:p>
          </table:table-cell>
          <table:table-cell table:number-columns-repeated="2" table:style-name="ce12" office:value-type="string" calcext:value-type="string">
            <text:p>Saane, Sense</text:p>
          </table:table-cell>
          <table:table-cell table:number-columns-repeated="1018"/>
        </table:table-row>
        <table:table-row table:style-name="ro3">
          <table:table-cell table:style-name="ce95" office:value-type="string" calcext:value-type="string">
            <text:p>68E4C344-0EA6-46FE-8CE8-A441E2812E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ur substrat cristallin; Suisse orientale</text:p>
          </table:table-cell>
          <table:table-cell table:style-name="ce12" office:value-type="string" calcext:value-type="string">
            <text:p>auf Urgestein, Ostschweiz</text:p>
          </table:table-cell>
          <table:table-cell table:style-name="ce12" office:value-type="string" calcext:value-type="string">
            <text:p>su rocce cristalline; Svizzera orientale</text:p>
          </table:table-cell>
          <table:table-cell table:number-columns-repeated="1018"/>
        </table:table-row>
        <table:table-row table:style-name="ro3">
          <table:table-cell table:style-name="ce95" office:value-type="string" calcext:value-type="string">
            <text:p>3A1EDC29-6924-4017-8FF8-FB851BDD98F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zones lentiques et eaux stagnantes; absent en Engadine</text:p>
          </table:table-cell>
          <table:table-cell table:style-name="ce12" office:value-type="string" calcext:value-type="string">
            <text:p>Stillwasser und stehende Gewässer, fehlt im Engadin</text:p>
          </table:table-cell>
          <table:table-cell table:style-name="ce12" office:value-type="string" calcext:value-type="string">
            <text:p>acque stagnanti e specchi d'acqua; manca in Engadina</text:p>
          </table:table-cell>
          <table:table-cell table:number-columns-repeated="1018"/>
        </table:table-row>
        <table:table-row table:style-name="ro3">
          <table:table-cell table:style-name="ce95" office:value-type="string" calcext:value-type="string">
            <text:p>A537679D-C57B-47C1-BC71-2F725439326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hin près de Rheinfelden</text:p>
          </table:table-cell>
          <table:table-cell table:style-name="ce12" office:value-type="string" calcext:value-type="string">
            <text:p>Rhein bei Rheinfelden</text:p>
          </table:table-cell>
          <table:table-cell table:style-name="ce12" office:value-type="string" calcext:value-type="string">
            <text:p>Reno presso Rheinfelden</text:p>
          </table:table-cell>
          <table:table-cell table:number-columns-repeated="1018"/>
        </table:table-row>
        <table:table-row table:style-name="ro3">
          <table:table-cell table:style-name="ce95" office:value-type="string" calcext:value-type="string">
            <text:p>859DD66E-C0FB-49B2-819F-AF30C0CDF01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 absent au TI et en Engadine</text:p>
          </table:table-cell>
          <table:table-cell table:style-name="ce12" office:value-type="string" calcext:value-type="string">
            <text:p>nicht auf Urgestein, fehlt im TI und im Engadin</text:p>
          </table:table-cell>
          <table:table-cell table:style-name="ce12" office:value-type="string" calcext:value-type="string">
            <text:p>non su rocce cristalline; manca nel TI e in Engadina</text:p>
          </table:table-cell>
          <table:table-cell table:number-columns-repeated="1018"/>
        </table:table-row>
        <table:table-row table:style-name="ro3">
          <table:table-cell table:style-name="ce95" office:value-type="string" calcext:value-type="string">
            <text:p>9BE40095-1B30-42B3-B424-AF12728C88F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lateau</text:p>
          </table:table-cell>
          <table:table-cell table:style-name="ce12" office:value-type="string" calcext:value-type="string">
            <text:p>Mittelland</text:p>
          </table:table-cell>
          <table:table-cell table:style-name="ce12" office:value-type="string" calcext:value-type="string">
            <text:p>Altipiano</text:p>
          </table:table-cell>
          <table:table-cell table:number-columns-repeated="1018"/>
        </table:table-row>
        <table:table-row table:style-name="ro3">
          <table:table-cell table:style-name="ce95" office:value-type="string" calcext:value-type="string">
            <text:p>C913C070-0004-40E9-B0D6-B7FF7AFD749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aufla dans le Val d'llliez</text:p>
          </table:table-cell>
          <table:table-cell table:style-name="ce12" office:value-type="string" calcext:value-type="string">
            <text:p>Saufla im Val d' Illiez</text:p>
          </table:table-cell>
          <table:table-cell table:style-name="ce12" office:value-type="string" calcext:value-type="string">
            <text:p>Saufla nella Val d'llliez</text:p>
          </table:table-cell>
          <table:table-cell table:number-columns-repeated="1018"/>
        </table:table-row>
        <table:table-row table:style-name="ro3">
          <table:table-cell table:style-name="ce95" office:value-type="string" calcext:value-type="string">
            <text:p>1C6AC7D0-0721-4B50-A157-9718FF89076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zones lentiques</text:p>
          </table:table-cell>
          <table:table-cell table:style-name="ce12" office:value-type="string" calcext:value-type="string">
            <text:p>Stillwasser</text:p>
          </table:table-cell>
          <table:table-cell table:style-name="ce12" office:value-type="string" calcext:value-type="string">
            <text:p>acque stagnanti</text:p>
          </table:table-cell>
          <table:table-cell table:number-columns-repeated="1018"/>
        </table:table-row>
        <table:table-row table:style-name="ro3">
          <table:table-cell table:style-name="ce95" office:value-type="string" calcext:value-type="string">
            <text:p>01211B14-AA06-4D80-8B9F-67D768281AF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mention 1910, Rhin</text:p>
          </table:table-cell>
          <table:table-cell table:style-name="ce12" office:value-type="string" calcext:value-type="string">
            <text:p>letzter Nachweis 1910, Rhein</text:p>
          </table:table-cell>
          <table:table-cell table:style-name="ce12" office:value-type="string" calcext:value-type="string">
            <text:p>ultimo ritrovamento 1910, Reno</text:p>
          </table:table-cell>
          <table:table-cell table:number-columns-repeated="1018"/>
        </table:table-row>
        <table:table-row table:style-name="ro3">
          <table:table-cell table:style-name="ce95" office:value-type="string" calcext:value-type="string">
            <text:p>990C67B3-8165-4287-A3B4-55D7AD0D40D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hône, Rhin</text:p>
          </table:table-cell>
          <table:table-cell table:style-name="ce12" office:value-type="string" calcext:value-type="string">
            <text:p>Rhone, Rhein</text:p>
          </table:table-cell>
          <table:table-cell table:style-name="ce12" office:value-type="string" calcext:value-type="string">
            <text:p>Rodano; Reno</text:p>
          </table:table-cell>
          <table:table-cell table:number-columns-repeated="1018"/>
        </table:table-row>
        <table:table-row table:style-name="ro3">
          <table:table-cell table:style-name="ce95" office:value-type="string" calcext:value-type="string">
            <text:p>73433F80-0B8A-42C5-A9B7-0293367EC8D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lateau et région lémanique</text:p>
          </table:table-cell>
          <table:table-cell table:style-name="ce12" office:value-type="string" calcext:value-type="string">
            <text:p>Mittelland und Genferseebecken</text:p>
          </table:table-cell>
          <table:table-cell table:style-name="ce12" office:value-type="string" calcext:value-type="string">
            <text:p>Altipiano e bacino del Lemano</text:p>
          </table:table-cell>
          <table:table-cell table:number-columns-repeated="1018"/>
        </table:table-row>
        <table:table-row table:style-name="ro3">
          <table:table-cell table:style-name="ce95" office:value-type="string" calcext:value-type="string">
            <text:p>17F38E96-0A9A-4C7B-9B26-E64246F392D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9B0D0165-547B-4BD0-970A-DCDA125E4CD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arine près de Château d' Oex</text:p>
          </table:table-cell>
          <table:table-cell table:style-name="ce12" office:value-type="string" calcext:value-type="string">
            <text:p>Saane bei Chateau d' Oex</text:p>
          </table:table-cell>
          <table:table-cell table:style-name="ce12" office:value-type="string" calcext:value-type="string">
            <text:p>Saane presso Chateau d'Oex</text:p>
          </table:table-cell>
          <table:table-cell table:number-columns-repeated="1018"/>
        </table:table-row>
        <table:table-row table:style-name="ro3">
          <table:table-cell table:style-name="ce95" office:value-type="string" calcext:value-type="string">
            <text:p>DE9393E4-8AB7-4EA6-93F3-1F58F95ACC7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9DE07169-9F4F-4366-ABFB-72A99A05B0E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des Préalpes</text:p>
          </table:table-cell>
          <table:table-cell table:style-name="ce12" office:value-type="string" calcext:value-type="string">
            <text:p>voralpine Bergbäche</text:p>
          </table:table-cell>
          <table:table-cell table:style-name="ce12" office:value-type="string" calcext:value-type="string">
            <text:p>ruscelli montani nelle Prealpi</text:p>
          </table:table-cell>
          <table:table-cell table:number-columns-repeated="1018"/>
        </table:table-row>
        <table:table-row table:style-name="ro3">
          <table:table-cell table:style-name="ce95" office:value-type="string" calcext:value-type="string">
            <text:p>4F82E404-A6EE-4938-9021-FDC468CC3FB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r substrat cristallin</text:p>
          </table:table-cell>
          <table:table-cell table:style-name="ce12" office:value-type="string" calcext:value-type="string">
            <text:p>auf Urgestein</text:p>
          </table:table-cell>
          <table:table-cell table:style-name="ce12" office:value-type="string" calcext:value-type="string">
            <text:p>su rocce cristalline</text:p>
          </table:table-cell>
          <table:table-cell table:number-columns-repeated="1018"/>
        </table:table-row>
        <table:table-row table:style-name="ro3">
          <table:table-cell table:style-name="ce95" office:value-type="string" calcext:value-type="string">
            <text:p>1F68581A-3DD5-47F0-A851-F41CD21281B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ières du Plateau (Thur, Rhin)</text:p>
          </table:table-cell>
          <table:table-cell table:style-name="ce12" office:value-type="string" calcext:value-type="string">
            <text:p>Mittellandflüsse (Thur, Rhein)</text:p>
          </table:table-cell>
          <table:table-cell table:style-name="ce12" office:value-type="string" calcext:value-type="string">
            <text:p>fiumi dell'Altipiano (Thur, Reno)</text:p>
          </table:table-cell>
          <table:table-cell table:number-columns-repeated="1018"/>
        </table:table-row>
        <table:table-row table:style-name="ro3">
          <table:table-cell table:style-name="ce95" office:value-type="string" calcext:value-type="string">
            <text:p>03450B08-CC29-48EB-8781-08B3DCE04D3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nds ruisseaux (étage collinéen)</text:p>
          </table:table-cell>
          <table:table-cell table:style-name="ce12" office:value-type="string" calcext:value-type="string">
            <text:p>grosse Bäche (kollin)</text:p>
          </table:table-cell>
          <table:table-cell table:style-name="ce12" office:value-type="string" calcext:value-type="string">
            <text:p>grossi torrenti (zona collinare)</text:p>
          </table:table-cell>
          <table:table-cell table:number-columns-repeated="1018"/>
        </table:table-row>
        <table:table-row table:style-name="ro3">
          <table:table-cell table:style-name="ce95" office:value-type="string" calcext:value-type="string">
            <text:p>8E1C1FDD-7A6C-435D-B260-E70754552A7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isse orientale</text:p>
          </table:table-cell>
          <table:table-cell table:style-name="ce12" office:value-type="string" calcext:value-type="string">
            <text:p>Ostschweiz</text:p>
          </table:table-cell>
          <table:table-cell table:style-name="ce12" office:value-type="string" calcext:value-type="string">
            <text:p>Svizzera orientale</text:p>
          </table:table-cell>
          <table:table-cell table:number-columns-repeated="1018"/>
        </table:table-row>
        <table:table-row table:style-name="ro3">
          <table:table-cell table:style-name="ce95" office:value-type="string" calcext:value-type="string">
            <text:p>A7451420-9C51-45A0-AB89-E094C6CBB4C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text:p>
          </table:table-cell>
          <table:table-cell table:style-name="ce12" office:value-type="string" calcext:value-type="string">
            <text:p>nicht auf Urgestein</text:p>
          </table:table-cell>
          <table:table-cell table:style-name="ce12" office:value-type="string" calcext:value-type="string">
            <text:p>non su rocce cristalline</text:p>
          </table:table-cell>
          <table:table-cell table:number-columns-repeated="1018"/>
        </table:table-row>
        <table:table-row table:style-name="ro3">
          <table:table-cell table:style-name="ce95" office:value-type="string" calcext:value-type="string">
            <text:p>2C3CDD2E-6AC8-44AE-88BC-ADA65F2C6C3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érine près de Marly</text:p>
          </table:table-cell>
          <table:table-cell table:style-name="ce12" office:value-type="string" calcext:value-type="string">
            <text:p>Gérine bei Marly</text:p>
          </table:table-cell>
          <table:table-cell table:style-name="ce12" office:value-type="string" calcext:value-type="string">
            <text:p>Gérine presso Marly</text:p>
          </table:table-cell>
          <table:table-cell table:number-columns-repeated="1018"/>
        </table:table-row>
        <table:table-row table:style-name="ro3">
          <table:table-cell table:style-name="ce95" office:value-type="string" calcext:value-type="string">
            <text:p>33A25850-72DC-4F1B-9EC0-23D27C91AB6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r substrat cristallin (étages subalpin et alpin)</text:p>
          </table:table-cell>
          <table:table-cell table:style-name="ce12" office:value-type="string" calcext:value-type="string">
            <text:p>auf Urgestein (subalpin, alpin)</text:p>
          </table:table-cell>
          <table:table-cell table:style-name="ce12" office:value-type="string" calcext:value-type="string">
            <text:p>su rocce cristalline (fascia subalpina, alpina)</text:p>
          </table:table-cell>
          <table:table-cell table:number-columns-repeated="1018"/>
        </table:table-row>
        <table:table-row table:style-name="ro3">
          <table:table-cell table:style-name="ce95" office:value-type="string" calcext:value-type="string">
            <text:p>454612E6-24FE-4F4B-BD5B-4D068FA0017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r substrat cristallin (étage alpin)</text:p>
          </table:table-cell>
          <table:table-cell table:style-name="ce12" office:value-type="string" calcext:value-type="string">
            <text:p>auf Urgestein (alpin)</text:p>
          </table:table-cell>
          <table:table-cell table:style-name="ce12" office:value-type="string" calcext:value-type="string">
            <text:p>su rocce cristalline (fascia alpina)</text:p>
          </table:table-cell>
          <table:table-cell table:number-columns-repeated="1018"/>
        </table:table-row>
        <table:table-row table:style-name="ro3">
          <table:table-cell table:style-name="ce95" office:value-type="string" calcext:value-type="string">
            <text:p>C1A3694D-E61F-4058-AF3F-04A2F58A61E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uisseaux des Préalpes</text:p>
          </table:table-cell>
          <table:table-cell table:style-name="ce12" office:value-type="string" calcext:value-type="string">
            <text:p>voralpine Bergbäche</text:p>
          </table:table-cell>
          <table:table-cell table:style-name="ce12" office:value-type="string" calcext:value-type="string">
            <text:p>ruscelli nelle Prealpi</text:p>
          </table:table-cell>
          <table:table-cell table:number-columns-repeated="1018"/>
        </table:table-row>
        <table:table-row table:style-name="ro3">
          <table:table-cell table:style-name="ce95" office:value-type="string" calcext:value-type="string">
            <text:p>4E5CFFD8-6968-4AC9-AAC7-02108808068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29BA601-4996-4167-B249-0355DFB030A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7AE215DE-1AAD-4979-A310-F57DC6B8A5C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hin</text:p>
          </table:table-cell>
          <table:table-cell table:style-name="ce12" office:value-type="string" calcext:value-type="string">
            <text:p>Rhein</text:p>
          </table:table-cell>
          <table:table-cell table:style-name="ce12" office:value-type="string" calcext:value-type="string">
            <text:p>Reno</text:p>
          </table:table-cell>
          <table:table-cell table:number-columns-repeated="1018"/>
        </table:table-row>
        <table:table-row table:style-name="ro3">
          <table:table-cell table:style-name="ce95" office:value-type="string" calcext:value-type="string">
            <text:p>F3BC9EB9-2E42-4C45-B1E1-B66C49F20A1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absent en VS, au TI et en Engadine</text:p>
          </table:table-cell>
          <table:table-cell table:style-name="ce12" office:value-type="string" calcext:value-type="string">
            <text:p>fehlt im VS, TI und im Engadin</text:p>
          </table:table-cell>
          <table:table-cell table:style-name="ce12" office:value-type="string" calcext:value-type="string">
            <text:p>manca nel VS, nel TI e in Engadina</text:p>
          </table:table-cell>
          <table:table-cell table:number-columns-repeated="1018"/>
        </table:table-row>
        <table:table-row table:style-name="ro3">
          <table:table-cell table:style-name="ce95" office:value-type="string" calcext:value-type="string">
            <text:p>BD4EFE03-2769-453A-B034-B1BAA19C43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D564142D-AD49-4D7F-8994-9F69EDD458A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cs de Neuchâtel et de Constance; bord des roselières</text:p>
          </table:table-cell>
          <table:table-cell table:style-name="ce12" office:value-type="string" calcext:value-type="string">
            <text:p>Neuenburger- und Bodensee, Schilffeldränder</text:p>
          </table:table-cell>
          <table:table-cell table:style-name="ce12" office:value-type="string" calcext:value-type="string">
            <text:p>laghi di Neuchâtel e di Costanza; bordi di campi con canneti</text:p>
          </table:table-cell>
          <table:table-cell table:number-columns-repeated="1018"/>
        </table:table-row>
        <table:table-row table:style-name="ro3">
          <table:table-cell table:style-name="ce95" office:value-type="string" calcext:value-type="string">
            <text:p>3D19BBBF-9C4B-4A19-B1AB-03F7FAFC6A9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hin, Thur</text:p>
          </table:table-cell>
          <table:table-cell table:style-name="ce12" office:value-type="string" calcext:value-type="string">
            <text:p>Rhein, Thur</text:p>
          </table:table-cell>
          <table:table-cell table:style-name="ce12" office:value-type="string" calcext:value-type="string">
            <text:p>Reno, Thur</text:p>
          </table:table-cell>
          <table:table-cell table:number-columns-repeated="1018"/>
        </table:table-row>
        <table:table-row table:style-name="ro3">
          <table:table-cell table:style-name="ce95" office:value-type="string" calcext:value-type="string">
            <text:p>A13A2C53-A9F1-43DC-982D-F245A5C0C6D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aux courantes (Thur, Landon)</text:p>
          </table:table-cell>
          <table:table-cell table:style-name="ce12" office:value-type="string" calcext:value-type="string">
            <text:p>Fliessgewässer (Thur, Landon)</text:p>
          </table:table-cell>
          <table:table-cell table:style-name="ce12" office:value-type="string" calcext:value-type="string">
            <text:p>corsi d'acqua (Thur, Landon)</text:p>
          </table:table-cell>
          <table:table-cell table:number-columns-repeated="1018"/>
        </table:table-row>
        <table:table-row table:style-name="ro3">
          <table:table-cell table:style-name="ce95" office:value-type="string" calcext:value-type="string">
            <text:p>480B76B9-E241-47E2-8595-179E576EC00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signalisation 1955, Lac Léman</text:p>
          </table:table-cell>
          <table:table-cell table:style-name="ce12" office:value-type="string" calcext:value-type="string">
            <text:p>letzter Nachweis 1955, Genfersee</text:p>
          </table:table-cell>
          <table:table-cell table:style-name="ce12" office:value-type="string" calcext:value-type="string">
            <text:p>ultimo ritrovamento 1955, lago Lemano</text:p>
          </table:table-cell>
          <table:table-cell table:number-columns-repeated="1018"/>
        </table:table-row>
        <table:table-row table:style-name="ro3">
          <table:table-cell table:style-name="ce95" office:value-type="string" calcext:value-type="string">
            <text:p>AA71FF36-4FF4-47C9-8DFB-AB9DDDB5C10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text:p>
          </table:table-cell>
          <table:table-cell table:style-name="ce12" office:value-type="string" calcext:value-type="string">
            <text:p>nicht auf Urgestein</text:p>
          </table:table-cell>
          <table:table-cell table:style-name="ce12" office:value-type="string" calcext:value-type="string">
            <text:p>non su rocce cristalline</text:p>
          </table:table-cell>
          <table:table-cell table:number-columns-repeated="1018"/>
        </table:table-row>
        <table:table-row table:style-name="ro3">
          <table:table-cell table:style-name="ce95" office:value-type="string" calcext:value-type="string">
            <text:p>BEE3A992-1A0B-4A66-AF26-531EA3A79CE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ac Noir, Lac des Quatre Cantons, Lac de Ritom</text:p>
          </table:table-cell>
          <table:table-cell table:style-name="ce12" office:value-type="string" calcext:value-type="string">
            <text:p>Schwarzsee, Vierwaldstättersee, Ritomsee</text:p>
          </table:table-cell>
          <table:table-cell table:style-name="ce12" office:value-type="string" calcext:value-type="string">
            <text:p>Schwarzsee; Lago dei Quattro Cantoni; Lago Ritom</text:p>
          </table:table-cell>
          <table:table-cell table:number-columns-repeated="1018"/>
        </table:table-row>
        <table:table-row table:style-name="ro3">
          <table:table-cell table:style-name="ce95" office:value-type="string" calcext:value-type="string">
            <text:p>CB688012-1376-4365-A8CB-AFB77D8DDA3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1E0755E9-FDEE-4CFE-89AC-7420FFA606E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égion lémanique, région de Bâle</text:p>
          </table:table-cell>
          <table:table-cell table:style-name="ce12" office:value-type="string" calcext:value-type="string">
            <text:p>Genferseebecken, Region Basel</text:p>
          </table:table-cell>
          <table:table-cell table:style-name="ce12" office:value-type="string" calcext:value-type="string">
            <text:p>bacino del Lago Lemano, regione di Basilea</text:p>
          </table:table-cell>
          <table:table-cell table:number-columns-repeated="1018"/>
        </table:table-row>
        <table:table-row table:style-name="ro3">
          <table:table-cell table:style-name="ce95" office:value-type="string" calcext:value-type="string">
            <text:p>E3CD5DC1-5192-4F3A-94FF-6F20EC9396C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c de Neuchâtel près de Forel, Lac Léman</text:p>
          </table:table-cell>
          <table:table-cell table:style-name="ce12" office:value-type="string" calcext:value-type="string">
            <text:p>Neuenburgersee bei Forel, Genfersee</text:p>
          </table:table-cell>
          <table:table-cell table:style-name="ce12" office:value-type="string" calcext:value-type="string">
            <text:p>Lago di Neuchâtel presso Forel, Lago Lemano</text:p>
          </table:table-cell>
          <table:table-cell table:number-columns-repeated="1018"/>
        </table:table-row>
        <table:table-row table:style-name="ro3">
          <table:table-cell table:style-name="ce95" office:value-type="string" calcext:value-type="string">
            <text:p>990C62E2-41B1-487A-82BC-55022700E6E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Orbe, Lac Léman</text:p>
          </table:table-cell>
          <table:table-cell table:style-name="ce12" office:value-type="string" calcext:value-type="string">
            <text:p>Orbe, Genfersee</text:p>
          </table:table-cell>
          <table:table-cell table:style-name="ce12" office:value-type="string" calcext:value-type="string">
            <text:p>Orbe, Lago Lemano</text:p>
          </table:table-cell>
          <table:table-cell table:number-columns-repeated="1018"/>
        </table:table-row>
        <table:table-row table:style-name="ro3">
          <table:table-cell table:style-name="ce95" office:value-type="string" calcext:value-type="string">
            <text:p>174A898F-07F6-46F4-9B72-464B4EDB7CA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ières du Plateau</text:p>
          </table:table-cell>
          <table:table-cell table:style-name="ce12" office:value-type="string" calcext:value-type="string">
            <text:p>Mittellandflüsse</text:p>
          </table:table-cell>
          <table:table-cell table:style-name="ce12" office:value-type="string" calcext:value-type="string">
            <text:p>fiumi dell'Altipiano</text:p>
          </table:table-cell>
          <table:table-cell table:number-columns-repeated="1018"/>
        </table:table-row>
        <table:table-row table:style-name="ro3">
          <table:table-cell table:style-name="ce95" office:value-type="string" calcext:value-type="string">
            <text:p>BCBFE18B-58F0-4B4C-B2BD-4D6014365F76</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ernière signalisation 1865, Zurich</text:p>
          </table:table-cell>
          <table:table-cell table:style-name="ce12" office:value-type="string" calcext:value-type="string">
            <text:p>letzter Nachweis 1865, Zürich</text:p>
          </table:table-cell>
          <table:table-cell table:style-name="ce12" office:value-type="string" calcext:value-type="string">
            <text:p>ultimo ritrovamento 1865, Zurigo</text:p>
          </table:table-cell>
          <table:table-cell table:number-columns-repeated="1018"/>
        </table:table-row>
        <table:table-row table:style-name="ro3">
          <table:table-cell table:style-name="ce95" office:value-type="string" calcext:value-type="string">
            <text:p>78BA48DB-DDB0-4704-A876-1973D979501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 littorale à fond pierreux</text:p>
          </table:table-cell>
          <table:table-cell table:style-name="ce12" office:value-type="string" calcext:value-type="string">
            <text:p>Uferzonen mit steinigem Grund</text:p>
          </table:table-cell>
          <table:table-cell table:style-name="ce12" office:value-type="string" calcext:value-type="string">
            <text:p>zona litorale con fondo sassoso</text:p>
          </table:table-cell>
          <table:table-cell table:number-columns-repeated="1018"/>
        </table:table-row>
        <table:table-row table:style-name="ro3">
          <table:table-cell table:style-name="ce95" office:value-type="string" calcext:value-type="string">
            <text:p>5B9D75D7-347E-4A22-9073-AB6EC896DD8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acs et rivières</text:p>
          </table:table-cell>
          <table:table-cell table:style-name="ce12" office:value-type="string" calcext:value-type="string">
            <text:p>Seen und Flüsse</text:p>
          </table:table-cell>
          <table:table-cell table:style-name="ce12" office:value-type="string" calcext:value-type="string">
            <text:p>laghi e fiumi</text:p>
          </table:table-cell>
          <table:table-cell table:number-columns-repeated="1018"/>
        </table:table-row>
        <table:table-row table:style-name="ro3">
          <table:table-cell table:style-name="ce95" office:value-type="string" calcext:value-type="string">
            <text:p>95545722-6AF5-43A6-865F-BD8AC166636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basses riches en végétation</text:p>
          </table:table-cell>
          <table:table-cell table:style-name="ce12" office:value-type="string" calcext:value-type="string">
            <text:p>seichte, pflanzenreiche Gewässer</text:p>
          </table:table-cell>
          <table:table-cell table:style-name="ce12" office:value-type="string" calcext:value-type="string">
            <text:p>acque basse ricche di vegetazione</text:p>
          </table:table-cell>
          <table:table-cell table:number-columns-repeated="1018"/>
        </table:table-row>
        <table:table-row table:style-name="ro3">
          <table:table-cell table:style-name="ce95" office:value-type="string" calcext:value-type="string">
            <text:p>3BBD0D73-4C91-490C-A27B-B20B372089B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isières forêts orientées au sud</text:p>
          </table:table-cell>
          <table:table-cell table:style-name="ce12" office:value-type="string" calcext:value-type="string">
            <text:p>südseitige Waldränder</text:p>
          </table:table-cell>
          <table:table-cell table:style-name="ce12" office:value-type="string" calcext:value-type="string">
            <text:p>margini boschivi esposti a sud</text:p>
          </table:table-cell>
          <table:table-cell table:number-columns-repeated="1018"/>
        </table:table-row>
        <table:table-row table:style-name="ro3">
          <table:table-cell table:style-name="ce95" office:value-type="string" calcext:value-type="string">
            <text:p>A1CF4251-551F-4D55-A6E7-0031FF2B63B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urces (BE, GE, VD)</text:p>
          </table:table-cell>
          <table:table-cell table:style-name="ce12" office:value-type="string" calcext:value-type="string">
            <text:p>Quellen (BE, GE, VD)</text:p>
          </table:table-cell>
          <table:table-cell table:style-name="ce12" office:value-type="string" calcext:value-type="string">
            <text:p>sorgenti (BE, GE, VD)</text:p>
          </table:table-cell>
          <table:table-cell table:number-columns-repeated="1018"/>
        </table:table-row>
        <table:table-row table:style-name="ro3">
          <table:table-cell table:style-name="ce95" office:value-type="string" calcext:value-type="string">
            <text:p>A333D066-C5A6-4BE4-A7CA-6A276DD9CA2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souterraines (Hohgant)</text:p>
          </table:table-cell>
          <table:table-cell table:style-name="ce12" office:value-type="string" calcext:value-type="string">
            <text:p>Grundwasser (Hohgant)</text:p>
          </table:table-cell>
          <table:table-cell table:style-name="ce12" office:value-type="string" calcext:value-type="string">
            <text:p>falde freatiche (Hohgant)</text:p>
          </table:table-cell>
          <table:table-cell table:number-columns-repeated="1018"/>
        </table:table-row>
        <table:table-row table:style-name="ro3">
          <table:table-cell table:style-name="ce95" office:value-type="string" calcext:value-type="string">
            <text:p>6BD567A1-2CD6-4BFC-A40C-95CF00DEDD8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souterraines du Jura</text:p>
          </table:table-cell>
          <table:table-cell table:style-name="ce12" office:value-type="string" calcext:value-type="string">
            <text:p>Grundwasser Jura bis Randen</text:p>
          </table:table-cell>
          <table:table-cell table:style-name="ce12" office:value-type="string" calcext:value-type="string">
            <text:p>falde freatiche nel calcare del Giura</text:p>
          </table:table-cell>
          <table:table-cell table:number-columns-repeated="1018"/>
        </table:table-row>
        <table:table-row table:style-name="ro3">
          <table:table-cell table:style-name="ce95" office:value-type="string" calcext:value-type="string">
            <text:p>17F692E6-2C44-4899-8EF8-13D44FD666C2</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eaux basses riches en végétation (TI), exterminée dans le lac de Muzzano</text:p>
          </table:table-cell>
          <table:table-cell table:style-name="ce12" office:value-type="string" calcext:value-type="string">
            <text:p>pflanzenreiches Seichtwasser (TI) (steiniges Sublitoral), im Muzzanersee ausgerottet</text:p>
          </table:table-cell>
          <table:table-cell table:style-name="ce12" office:value-type="string" calcext:value-type="string">
            <text:p>acque basse ricche di vegetazione (TI), sublitterale pietroso estinta nel lago di Muzzano</text:p>
          </table:table-cell>
          <table:table-cell table:number-columns-repeated="1018"/>
        </table:table-row>
        <table:table-row table:style-name="ro3">
          <table:table-cell table:style-name="ce95" office:value-type="string" calcext:value-type="string">
            <text:p>13DCEF9E-795D-4A9E-9CDC-792EAB358EE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lac de Zürich, Greifensee, Hochrhein)</text:p>
          </table:table-cell>
          <table:table-cell table:style-name="ce12" office:value-type="string" calcext:value-type="string">
            <text:p>Seichtwasser Zürich- und Greifensee, Hochrhein</text:p>
          </table:table-cell>
          <table:table-cell table:style-name="ce12" office:value-type="string" calcext:value-type="string">
            <text:p>acque basse (Lago di Zurigo, Greifensee, Hochrhein)</text:p>
          </table:table-cell>
          <table:table-cell table:number-columns-repeated="1018"/>
        </table:table-row>
        <table:table-row table:style-name="ro3">
          <table:table-cell table:style-name="ce95" office:value-type="string" calcext:value-type="string">
            <text:p>9CE95541-712B-48FF-853F-B417A390F10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rocailleuses</text:p>
          </table:table-cell>
          <table:table-cell table:style-name="ce12" office:value-type="string" calcext:value-type="string">
            <text:p>felsige Waldstandorte</text:p>
          </table:table-cell>
          <table:table-cell table:style-name="ce12" office:value-type="string" calcext:value-type="string">
            <text:p>stazioni boschive con rocce</text:p>
          </table:table-cell>
          <table:table-cell table:number-columns-repeated="1018"/>
        </table:table-row>
        <table:table-row table:style-name="ro3">
          <table:table-cell table:style-name="ce95" office:value-type="string" calcext:value-type="string">
            <text:p>4CA74B8C-8834-4321-B8DB-055B0C20295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thermophiles clairsemées</text:p>
          </table:table-cell>
          <table:table-cell table:style-name="ce12" office:value-type="string" calcext:value-type="string">
            <text:p>lichter, trockenwarmer Wald</text:p>
          </table:table-cell>
          <table:table-cell table:style-name="ce12" office:value-type="string" calcext:value-type="string">
            <text:p>boschi caldi, secci e radi</text:p>
          </table:table-cell>
          <table:table-cell table:number-columns-repeated="1018"/>
        </table:table-row>
        <table:table-row table:style-name="ro3">
          <table:table-cell table:style-name="ce95" office:value-type="string" calcext:value-type="string">
            <text:p>830EAD8F-E72A-448D-8DA3-09289E45E75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 forestier profond</text:p>
          </table:table-cell>
          <table:table-cell table:style-name="ce12" office:value-type="string" calcext:value-type="string">
            <text:p>tiefgründiger Waldboden</text:p>
          </table:table-cell>
          <table:table-cell table:style-name="ce12" office:value-type="string" calcext:value-type="string">
            <text:p>suoli forestali profondi</text:p>
          </table:table-cell>
          <table:table-cell table:number-columns-repeated="1018"/>
        </table:table-row>
        <table:table-row table:style-name="ro3">
          <table:table-cell table:style-name="ce95" office:value-type="string" calcext:value-type="string">
            <text:p>E76E1F03-3E66-4D9F-B13B-755638BC6D4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ières, étangs et lacs</text:p>
          </table:table-cell>
          <table:table-cell table:style-name="ce12" office:value-type="string" calcext:value-type="string">
            <text:p>Flüsse, Teiche und Seen</text:p>
          </table:table-cell>
          <table:table-cell table:style-name="ce12" office:value-type="string" calcext:value-type="string">
            <text:p>fiumi, stagni e laghi</text:p>
          </table:table-cell>
          <table:table-cell table:number-columns-repeated="1018"/>
        </table:table-row>
        <table:table-row table:style-name="ro3">
          <table:table-cell table:style-name="ce95" office:value-type="string" calcext:value-type="string">
            <text:p>B3781986-DD81-4BAC-8C24-185A42FBF58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és humides, marais</text:p>
          </table:table-cell>
          <table:table-cell table:style-name="ce12" office:value-type="string" calcext:value-type="string">
            <text:p>Auen, Sümpfe</text:p>
          </table:table-cell>
          <table:table-cell table:style-name="ce12" office:value-type="string" calcext:value-type="string">
            <text:p>golene, paludi</text:p>
          </table:table-cell>
          <table:table-cell table:number-columns-repeated="1018"/>
        </table:table-row>
        <table:table-row table:style-name="ro3">
          <table:table-cell table:style-name="ce95" office:value-type="string" calcext:value-type="string">
            <text:p>9869E234-37A2-493E-A9A3-DFCFE0B77DC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dormantes riches en végétation</text:p>
          </table:table-cell>
          <table:table-cell table:style-name="ce12" office:value-type="string" calcext:value-type="string">
            <text:p>pflanzenreiches Stillwasser</text:p>
          </table:table-cell>
          <table:table-cell table:style-name="ce12" office:value-type="string" calcext:value-type="string">
            <text:p>acque ferme ricche di vegetazione</text:p>
          </table:table-cell>
          <table:table-cell table:number-columns-repeated="1018"/>
        </table:table-row>
        <table:table-row table:style-name="ro3">
          <table:table-cell table:style-name="ce95" office:value-type="string" calcext:value-type="string">
            <text:p>0CFAF8B1-EACF-4F9D-A56C-B779ADFF36A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ngs, lacs</text:p>
          </table:table-cell>
          <table:table-cell table:style-name="ce12" office:value-type="string" calcext:value-type="string">
            <text:p>Teiche und Seen</text:p>
          </table:table-cell>
          <table:table-cell table:style-name="ce12" office:value-type="string" calcext:value-type="string">
            <text:p>stagni e laghi</text:p>
          </table:table-cell>
          <table:table-cell table:number-columns-repeated="1018"/>
        </table:table-row>
        <table:table-row table:style-name="ro3">
          <table:table-cell table:style-name="ce95" office:value-type="string" calcext:value-type="string">
            <text:p>6051E822-4875-481B-B38F-473F22C6761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étangs, lacs</text:p>
          </table:table-cell>
          <table:table-cell table:style-name="ce12" office:value-type="string" calcext:value-type="string">
            <text:p>Sümpfe, Teiche, Seen</text:p>
          </table:table-cell>
          <table:table-cell table:style-name="ce12" office:value-type="string" calcext:value-type="string">
            <text:p>paludi, stagni, laghi</text:p>
          </table:table-cell>
          <table:table-cell table:number-columns-repeated="1018"/>
        </table:table-row>
        <table:table-row table:style-name="ro3">
          <table:table-cell table:style-name="ce95" office:value-type="string" calcext:value-type="string">
            <text:p>F067C899-0F4D-448C-86EC-0B998A1FD58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ssés basses (VD)</text:p>
          </table:table-cell>
          <table:table-cell table:style-name="ce12" office:value-type="string" calcext:value-type="string">
            <text:p>seichte Wassergräben (VD)</text:p>
          </table:table-cell>
          <table:table-cell table:style-name="ce12" office:value-type="string" calcext:value-type="string">
            <text:p>fossi bassi (VD)</text:p>
          </table:table-cell>
          <table:table-cell table:number-columns-repeated="1018"/>
        </table:table-row>
        <table:table-row table:style-name="ro3">
          <table:table-cell table:style-name="ce95" office:value-type="string" calcext:value-type="string">
            <text:p>70E76DA9-B129-447E-A0BE-97D6DDB1CF6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221DB02F-7483-438B-AB2E-157D07B1162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laires riches en végétation</text:p>
          </table:table-cell>
          <table:table-cell table:style-name="ce12" office:value-type="string" calcext:value-type="string">
            <text:p>klare, pflanzenreiche Gewässer</text:p>
          </table:table-cell>
          <table:table-cell table:style-name="ce12" office:value-type="string" calcext:value-type="string">
            <text:p>acque limpide ricche di vegetazione</text:p>
          </table:table-cell>
          <table:table-cell table:number-columns-repeated="1018"/>
        </table:table-row>
        <table:table-row table:style-name="ro3">
          <table:table-cell table:style-name="ce95" office:value-type="string" calcext:value-type="string">
            <text:p>3CC4BBC4-8EE9-4824-83C0-3C5E2D4D01D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haudes</text:p>
          </table:table-cell>
          <table:table-cell table:style-name="ce12" office:value-type="string" calcext:value-type="string">
            <text:p>warme Gewässer</text:p>
          </table:table-cell>
          <table:table-cell table:style-name="ce12" office:value-type="string" calcext:value-type="string">
            <text:p>acque calde</text:p>
          </table:table-cell>
          <table:table-cell table:number-columns-repeated="1018"/>
        </table:table-row>
        <table:table-row table:style-name="ro3">
          <table:table-cell table:style-name="ce95" office:value-type="string" calcext:value-type="string">
            <text:p>0C16C1A4-6249-4D35-BDE5-9498171C92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ssés, rives lacustres</text:p>
          </table:table-cell>
          <table:table-cell table:style-name="ce12" office:value-type="string" calcext:value-type="string">
            <text:p>Wassergräben, flache Seeufer</text:p>
          </table:table-cell>
          <table:table-cell table:style-name="ce12" office:value-type="string" calcext:value-type="string">
            <text:p>fossi, rive lacustri dolci</text:p>
          </table:table-cell>
          <table:table-cell table:number-columns-repeated="1018"/>
        </table:table-row>
        <table:table-row table:style-name="ro3">
          <table:table-cell table:style-name="ce95" office:value-type="string" calcext:value-type="string">
            <text:p>294DB402-EEE9-41C8-A6F5-58B7EA7C6F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de faible étendue, marais</text:p>
          </table:table-cell>
          <table:table-cell table:style-name="ce12" office:value-type="string" calcext:value-type="string">
            <text:p>Kleingewässer, Sümpfe</text:p>
          </table:table-cell>
          <table:table-cell table:style-name="ce12" office:value-type="string" calcext:value-type="string">
            <text:p>paludi, piccoli specchi d'aqua</text:p>
          </table:table-cell>
          <table:table-cell table:number-columns-repeated="1018"/>
        </table:table-row>
        <table:table-row table:style-name="ro3">
          <table:table-cell table:style-name="ce95" office:value-type="string" calcext:value-type="string">
            <text:p>4D27C83C-AAEE-4751-B899-3FD48FA7A10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de faible étendue</text:p>
          </table:table-cell>
          <table:table-cell table:style-name="ce12" office:value-type="string" calcext:value-type="string">
            <text:p>kleine, stehende Gewässer</text:p>
          </table:table-cell>
          <table:table-cell table:style-name="ce12" office:value-type="string" calcext:value-type="string">
            <text:p>piccoli specchi d'acqua stagnante</text:p>
          </table:table-cell>
          <table:table-cell table:number-columns-repeated="1018"/>
        </table:table-row>
        <table:table-row table:style-name="ro3">
          <table:table-cell table:style-name="ce95" office:value-type="string" calcext:value-type="string">
            <text:p>48AF2F2D-FA2B-4F7A-9FE8-90023373CB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D2F05235-29B9-4EDA-B81F-0E45A609EC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stagnantes claires</text:p>
          </table:table-cell>
          <table:table-cell table:style-name="ce12" office:value-type="string" calcext:value-type="string">
            <text:p>klare, stehende Gewässer</text:p>
          </table:table-cell>
          <table:table-cell table:style-name="ce12" office:value-type="string" calcext:value-type="string">
            <text:p>acque stagnanti limpide</text:p>
          </table:table-cell>
          <table:table-cell table:number-columns-repeated="1018"/>
        </table:table-row>
        <table:table-row table:style-name="ro3">
          <table:table-cell table:style-name="ce95" office:value-type="string" calcext:value-type="string">
            <text:p>6F54955A-F00D-48E6-AC16-6A7D017F57C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1CB71477-C254-403D-BAC9-01BF79DB7DB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dormantes riches en végétation</text:p>
          </table:table-cell>
          <table:table-cell table:style-name="ce12" office:value-type="string" calcext:value-type="string">
            <text:p>pflanzenreiches Stillwasser</text:p>
          </table:table-cell>
          <table:table-cell table:style-name="ce12" office:value-type="string" calcext:value-type="string">
            <text:p>acque ferme ricche di vegetazione</text:p>
          </table:table-cell>
          <table:table-cell table:number-columns-repeated="1018"/>
        </table:table-row>
        <table:table-row table:style-name="ro3">
          <table:table-cell table:style-name="ce95" office:value-type="string" calcext:value-type="string">
            <text:p>AFC3F4B5-D03C-46D6-AFCE-35151416347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aux stagnantes claires</text:p>
          </table:table-cell>
          <table:table-cell table:style-name="ce12" office:value-type="string" calcext:value-type="string">
            <text:p>klare, stehende Gewässer</text:p>
          </table:table-cell>
          <table:table-cell table:style-name="ce12" office:value-type="string" calcext:value-type="string">
            <text:p>zone di interramento pulite</text:p>
          </table:table-cell>
          <table:table-cell table:number-columns-repeated="1018"/>
        </table:table-row>
        <table:table-row table:style-name="ro3">
          <table:table-cell table:style-name="ce95" office:value-type="string" calcext:value-type="string">
            <text:p>3E3EAA98-FD91-4EFE-8938-45875914337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stagnanti limpide</text:p>
          </table:table-cell>
          <table:table-cell table:number-columns-repeated="1018"/>
        </table:table-row>
        <table:table-row table:style-name="ro3">
          <table:table-cell table:style-name="ce95" office:value-type="string" calcext:value-type="string">
            <text:p>62C7E64E-993E-4C51-901B-7A01D84157B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s d'assèchement propres</text:p>
          </table:table-cell>
          <table:table-cell table:style-name="ce12" office:value-type="string" calcext:value-type="string">
            <text:p>saubere Verlandungszonen</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A6E96146-AA98-4709-A796-F13CF180F30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9C36B050-D12E-4FAC-9864-0010BD12F82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2F962AB8-7829-434C-AABC-5C8B9035B9B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alcaires claires</text:p>
          </table:table-cell>
          <table:table-cell table:style-name="ce12" office:value-type="string" calcext:value-type="string">
            <text:p>kalkreiche, klare Gewässer</text:p>
          </table:table-cell>
          <table:table-cell table:style-name="ce12" office:value-type="string" calcext:value-type="string">
            <text:p>acque limpide ricche di carbonati</text:p>
          </table:table-cell>
          <table:table-cell table:number-columns-repeated="1018"/>
        </table:table-row>
        <table:table-row table:style-name="ro3">
          <table:table-cell table:style-name="ce95" office:value-type="string" calcext:value-type="string">
            <text:p>FB89A9F0-9970-459A-8E77-203D61339D8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C44D5D6F-FD60-448F-949D-4BFCDA1EE77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laires riches en végétation</text:p>
          </table:table-cell>
          <table:table-cell table:style-name="ce12" office:value-type="string" calcext:value-type="string">
            <text:p>pflanzenreiche, klare Gewässer</text:p>
          </table:table-cell>
          <table:table-cell table:style-name="ce12" office:value-type="string" calcext:value-type="string">
            <text:p>acque stagnanti limpide</text:p>
          </table:table-cell>
          <table:table-cell table:number-columns-repeated="1018"/>
        </table:table-row>
        <table:table-row table:style-name="ro3">
          <table:table-cell table:style-name="ce95" office:value-type="string" calcext:value-type="string">
            <text:p>3E2DAFAC-5BBC-4ED0-BB98-67AD1724A11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iotopes humides calcaires</text:p>
          </table:table-cell>
          <table:table-cell table:style-name="ce12" office:value-type="string" calcext:value-type="string">
            <text:p>kalkreiche Nass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EF55A20B-5D23-408C-9E63-8C5E217FB16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A9B662B0-D6F5-4D38-9BC5-8B654E22F42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ubstrats durs moussus</text:p>
          </table:table-cell>
          <table:table-cell table:style-name="ce12" office:value-type="string" calcext:value-type="string">
            <text:p>moosbewachsene Hartsubstrate</text:p>
          </table:table-cell>
          <table:table-cell table:style-name="ce12" office:value-type="string" calcext:value-type="string">
            <text:p>substrati duri ricoperti di muschi</text:p>
          </table:table-cell>
          <table:table-cell table:number-columns-repeated="1018"/>
        </table:table-row>
        <table:table-row table:style-name="ro3">
          <table:table-cell table:style-name="ce95" office:value-type="string" calcext:value-type="string">
            <text:p>68B93D5B-6288-4B6D-B170-8A5E91B89DA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 forestier profond calcaire</text:p>
          </table:table-cell>
          <table:table-cell table:style-name="ce12" office:value-type="string" calcext:value-type="string">
            <text:p>tiefgründiger Waldboden, Kalk</text:p>
          </table:table-cell>
          <table:table-cell table:style-name="ce12" office:value-type="string" calcext:value-type="string">
            <text:p>suoli forestali profondi, con grosso detrito di calcare</text:p>
          </table:table-cell>
          <table:table-cell table:number-columns-repeated="1018"/>
        </table:table-row>
        <table:table-row table:style-name="ro3">
          <table:table-cell table:style-name="ce95" office:value-type="string" calcext:value-type="string">
            <text:p>FD895AB7-76A1-4335-8160-4458920C121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sières chaudes-humides calcaires</text:p>
          </table:table-cell>
          <table:table-cell table:style-name="ce12" office:value-type="string" calcext:value-type="string">
            <text:p>warmfeuchte Waldränder (Kalk)</text:p>
          </table:table-cell>
          <table:table-cell table:style-name="ce12" office:value-type="string" calcext:value-type="string">
            <text:p>margini boschivi caldo-umidi, calcare</text:p>
          </table:table-cell>
          <table:table-cell table:number-columns-repeated="1018"/>
        </table:table-row>
        <table:table-row table:style-name="ro3">
          <table:table-cell table:style-name="ce95" office:value-type="string" calcext:value-type="string">
            <text:p>5CF0FB80-B824-4F49-A99B-67DF05C4368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et murs calcaires (TI), endémique</text:p>
          </table:table-cell>
          <table:table-cell table:style-name="ce12" office:value-type="string" calcext:value-type="string">
            <text:p>Kalkfelsen und -mauern (TI), [e]</text:p>
          </table:table-cell>
          <table:table-cell table:style-name="ce12" office:value-type="string" calcext:value-type="string">
            <text:p>rocce e muri calcarei (TI), [e]</text:p>
          </table:table-cell>
          <table:table-cell table:number-columns-repeated="1018"/>
        </table:table-row>
        <table:table-row table:style-name="ro3">
          <table:table-cell table:style-name="ce95" office:value-type="string" calcext:value-type="string">
            <text:p>8EC3EA02-721D-4B0C-9B51-FD3AE660C57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gazons sec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1895CB6B-039A-4869-909A-CF6557F71DB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tations calcaires xérothermes</text:p>
          </table:table-cell>
          <table:table-cell table:style-name="ce12" office:value-type="string" calcext:value-type="string">
            <text:p>xerotherme Kalkstandorte</text:p>
          </table:table-cell>
          <table:table-cell table:style-name="ce12" office:value-type="string" calcext:value-type="string">
            <text:p>stazioni xeroterme su calcare</text:p>
          </table:table-cell>
          <table:table-cell table:number-columns-repeated="1018"/>
        </table:table-row>
        <table:table-row table:style-name="ro3">
          <table:table-cell table:style-name="ce95" office:value-type="string" calcext:value-type="string">
            <text:p>64924A52-4074-4F71-9E8C-6B1D4C91C9B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calcaires xérothermes</text:p>
          </table:table-cell>
          <table:table-cell table:style-name="ce12" office:value-type="string" calcext:value-type="string">
            <text:p>xerotherme Kalkfelsen</text:p>
          </table:table-cell>
          <table:table-cell table:style-name="ce12" office:value-type="string" calcext:value-type="string">
            <text:p>rocce calcaree xeroterme</text:p>
          </table:table-cell>
          <table:table-cell table:number-columns-repeated="1018"/>
        </table:table-row>
        <table:table-row table:style-name="ro3">
          <table:table-cell table:style-name="ce95" office:value-type="string" calcext:value-type="string">
            <text:p>467A2164-E728-4D04-B43F-0D3314121BE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gazons sec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8DC34594-5CEC-4C70-B3F6-A249603CC6F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ochers calcaires exposés au soleil</text:p>
          </table:table-cell>
          <table:table-cell table:style-name="ce12" office:value-type="string" calcext:value-type="string">
            <text:p>besonnte Kalkfelsen</text:p>
          </table:table-cell>
          <table:table-cell table:style-name="ce12" office:value-type="string" calcext:value-type="string">
            <text:p>rocce calcaree soleggiate</text:p>
          </table:table-cell>
          <table:table-cell table:number-columns-repeated="1018"/>
        </table:table-row>
        <table:table-row table:style-name="ro3">
          <table:table-cell table:style-name="ce95" office:value-type="string" calcext:value-type="string">
            <text:p>CBD73DAA-025F-4D75-858A-EC5552844D0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de montagne humides</text:p>
          </table:table-cell>
          <table:table-cell table:style-name="ce12" office:value-type="string" calcext:value-type="string">
            <text:p>nasse Bergwiesen</text:p>
          </table:table-cell>
          <table:table-cell table:style-name="ce12" office:value-type="string" calcext:value-type="string">
            <text:p>prati montani umidi</text:p>
          </table:table-cell>
          <table:table-cell table:number-columns-repeated="1018"/>
        </table:table-row>
        <table:table-row table:style-name="ro3">
          <table:table-cell table:style-name="ce95" office:value-type="string" calcext:value-type="string">
            <text:p>3E5A15BD-E5C9-432E-A817-57B9BC645D3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teppes rocheuses</text:p>
          </table:table-cell>
          <table:table-cell table:style-name="ce12" office:value-type="string" calcext:value-type="string">
            <text:p>Felsensteppe</text:p>
          </table:table-cell>
          <table:table-cell table:style-name="ce12" office:value-type="string" calcext:value-type="string">
            <text:p>steppe rocciose</text:p>
          </table:table-cell>
          <table:table-cell table:number-columns-repeated="1018"/>
        </table:table-row>
        <table:table-row table:style-name="ro3">
          <table:table-cell table:style-name="ce95" office:value-type="string" calcext:value-type="string">
            <text:p>F7856210-9DE7-4313-BD6A-ECA6E3F3245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éboulis calcaires secs-chauds</text:p>
          </table:table-cell>
          <table:table-cell table:style-name="ce12" office:value-type="string" calcext:value-type="string">
            <text:p>trockenwarmes Kalkgeröll</text:p>
          </table:table-cell>
          <table:table-cell table:style-name="ce12" office:value-type="string" calcext:value-type="string">
            <text:p>detrito calcareo caldo e secco</text:p>
          </table:table-cell>
          <table:table-cell table:number-columns-repeated="1018"/>
        </table:table-row>
        <table:table-row table:style-name="ro3">
          <table:table-cell table:style-name="ce95" office:value-type="string" calcext:value-type="string">
            <text:p>2985FDA9-7E38-49F0-A96F-51473AB6041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éboulis calcaires secs-chauds</text:p>
          </table:table-cell>
          <table:table-cell table:style-name="ce12" office:value-type="string" calcext:value-type="string">
            <text:p>trockenwarmes Kalkgeröll</text:p>
          </table:table-cell>
          <table:table-cell table:style-name="ce12" office:value-type="string" calcext:value-type="string">
            <text:p>detrito calcareo caldo e secco</text:p>
          </table:table-cell>
          <table:table-cell table:number-columns-repeated="1018"/>
        </table:table-row>
        <table:table-row table:style-name="ro3">
          <table:table-cell table:style-name="ce95" office:value-type="string" calcext:value-type="string">
            <text:p>791152FD-EFFC-4A12-AD19-6038FED5571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airies humides calcaires</text:p>
          </table:table-cell>
          <table:table-cell table:style-name="ce12" office:value-type="string" calcext:value-type="string">
            <text:p>feuchte Wiesen auf Kalk</text:p>
          </table:table-cell>
          <table:table-cell table:style-name="ce12" office:value-type="string" calcext:value-type="string">
            <text:p>prati umidi su calcare</text:p>
          </table:table-cell>
          <table:table-cell table:number-columns-repeated="1018"/>
        </table:table-row>
        <table:table-row table:style-name="ro3">
          <table:table-cell table:style-name="ce95" office:value-type="string" calcext:value-type="string">
            <text:p>8C190BD0-A621-45DD-87B0-BA475B84479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calcaires</text:p>
          </table:table-cell>
          <table:table-cell table:style-name="ce12" office:value-type="string" calcext:value-type="string">
            <text:p>kalkreiche Nass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9B631957-20F1-489F-A0E8-4B0CB3DFC0E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de mélèzes et arolles (Zermatt VS), relique glaciaire</text:p>
          </table:table-cell>
          <table:table-cell table:style-name="ce12" office:value-type="string" calcext:value-type="string">
            <text:p>Lärchen-Arven-Altbestände bei Zermatt, [g]</text:p>
          </table:table-cell>
          <table:table-cell table:style-name="ce12" office:value-type="string" calcext:value-type="string">
            <text:p>boschi vecchi di lanci e cembri (VS), [g]</text:p>
          </table:table-cell>
          <table:table-cell table:number-columns-repeated="1018"/>
        </table:table-row>
        <table:table-row table:style-name="ro3">
          <table:table-cell table:style-name="ce95" office:value-type="string" calcext:value-type="string">
            <text:p>0E78CB07-0215-48C5-A7D8-5B9F42C362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entes sèches calcaires</text:p>
          </table:table-cell>
          <table:table-cell table:style-name="ce12" office:value-type="string" calcext:value-type="string">
            <text:p>Trockenhänge auf Kalk</text:p>
          </table:table-cell>
          <table:table-cell table:style-name="ce12" office:value-type="string" calcext:value-type="string">
            <text:p>pendii asciutti su calcare</text:p>
          </table:table-cell>
          <table:table-cell table:number-columns-repeated="1018"/>
        </table:table-row>
        <table:table-row table:style-name="ro3">
          <table:table-cell table:style-name="ce95" office:value-type="string" calcext:value-type="string">
            <text:p>BD455DA3-033F-4482-A571-08CA0752652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ntes sèches calcaires</text:p>
          </table:table-cell>
          <table:table-cell table:style-name="ce12" office:value-type="string" calcext:value-type="string">
            <text:p>Trockenhänge auf Kalk</text:p>
          </table:table-cell>
          <table:table-cell table:style-name="ce12" office:value-type="string" calcext:value-type="string">
            <text:p>pendii asciutti su calcare</text:p>
          </table:table-cell>
          <table:table-cell table:number-columns-repeated="1018"/>
        </table:table-row>
        <table:table-row table:style-name="ro3">
          <table:table-cell table:style-name="ce95" office:value-type="string" calcext:value-type="string">
            <text:p>31FA0A1C-6DAD-4B30-AB42-7890F700DB1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ntes sèche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D6CB13C7-477D-450E-9798-54C24293D37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iotopes humides calcaires</text:p>
          </table:table-cell>
          <table:table-cell table:style-name="ce12" office:value-type="string" calcext:value-type="string">
            <text:p>kalkreiche Feucht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1474DBEF-5A12-4F59-B6B1-C0E412513B4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as-marais, roselières</text:p>
          </table:table-cell>
          <table:table-cell table:style-name="ce12" office:value-type="string" calcext:value-type="string">
            <text:p>Flachmoore, Röhricht</text:p>
          </table:table-cell>
          <table:table-cell table:style-name="ce12" office:value-type="string" calcext:value-type="string">
            <text:p>torbiere basse, canneti</text:p>
          </table:table-cell>
          <table:table-cell table:number-columns-repeated="1018"/>
        </table:table-row>
        <table:table-row table:style-name="ro3">
          <table:table-cell table:style-name="ce95" office:value-type="string" calcext:value-type="string">
            <text:p>BBFA53AD-A3B0-476D-B224-25543F6BC37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iotopes humides de montagne calcaires</text:p>
          </table:table-cell>
          <table:table-cell table:style-name="ce12" office:value-type="string" calcext:value-type="string">
            <text:p>Nassbiotope im Kalkgebirge</text:p>
          </table:table-cell>
          <table:table-cell table:style-name="ce12" office:value-type="string" calcext:value-type="string">
            <text:p>biotopi umidi su montagne calcaree</text:p>
          </table:table-cell>
          <table:table-cell table:number-columns-repeated="1018"/>
        </table:table-row>
        <table:table-row table:style-name="ro3">
          <table:table-cell table:style-name="ce95" office:value-type="string" calcext:value-type="string">
            <text:p>3E378315-6F4D-41C1-B10A-EAA0E0A30DC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de montagne calcaires</text:p>
          </table:table-cell>
          <table:table-cell table:style-name="ce12" office:value-type="string" calcext:value-type="string">
            <text:p>Nassbiotope im Kalkgebirge</text:p>
          </table:table-cell>
          <table:table-cell table:style-name="ce12" office:value-type="string" calcext:value-type="string">
            <text:p>biotopi umidi su montagne calcaree</text:p>
          </table:table-cell>
          <table:table-cell table:number-columns-repeated="1018"/>
        </table:table-row>
        <table:table-row table:style-name="ro3">
          <table:table-cell table:style-name="ce95" office:value-type="string" calcext:value-type="string">
            <text:p>AD1A2619-36E3-43B3-A4B9-DF8E334C286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calcaires</text:p>
          </table:table-cell>
          <table:table-cell table:style-name="ce12" office:value-type="string" calcext:value-type="string">
            <text:p>kalkreiche Feucht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BADA80BF-FEBA-4009-B47A-96D508DC566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calcaires (GR)</text:p>
          </table:table-cell>
          <table:table-cell table:style-name="ce12" office:value-type="string" calcext:value-type="string">
            <text:p>kalkreiche Feuchtbiotope (GR)</text:p>
          </table:table-cell>
          <table:table-cell table:style-name="ce12" office:value-type="string" calcext:value-type="string">
            <text:p>biotopi umidi ricchi di carbonati (GR)</text:p>
          </table:table-cell>
          <table:table-cell table:number-columns-repeated="1018"/>
        </table:table-row>
        <table:table-row table:style-name="ro3">
          <table:table-cell table:style-name="ce95" office:value-type="string" calcext:value-type="string">
            <text:p>532B5FD6-DA0F-41BA-B7FA-F9B1C6F42EA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iotopes humides calcaires</text:p>
          </table:table-cell>
          <table:table-cell table:style-name="ce12" office:value-type="string" calcext:value-type="string">
            <text:p>kalkreiche Feucht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869B0171-4900-4D75-B719-61DEA0A7BDB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lacustres, marais</text:p>
          </table:table-cell>
          <table:table-cell table:style-name="ce12" office:value-type="string" calcext:value-type="string">
            <text:p>Seeufer, Sümpfe</text:p>
          </table:table-cell>
          <table:table-cell table:style-name="ce12" office:value-type="string" calcext:value-type="string">
            <text:p>rive lacustri, paludi</text:p>
          </table:table-cell>
          <table:table-cell table:number-columns-repeated="1018"/>
        </table:table-row>
        <table:table-row table:style-name="ro3">
          <table:table-cell table:style-name="ce95" office:value-type="string" calcext:value-type="string">
            <text:p>9C2FD749-04D2-4389-A4D0-1B2E6AD9C5F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airies sèche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70AB1CBF-BE48-4BA2-9D57-DA589FBC546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boulis calcaires secs-chauds</text:p>
          </table:table-cell>
          <table:table-cell table:style-name="ce12" office:value-type="string" calcext:value-type="string">
            <text:p>trockenwarmer Kalkschutt</text:p>
          </table:table-cell>
          <table:table-cell table:style-name="ce12" office:value-type="string" calcext:value-type="string">
            <text:p>detrito calcareo caldo e secco</text:p>
          </table:table-cell>
          <table:table-cell table:number-columns-repeated="1018"/>
        </table:table-row>
        <table:table-row table:style-name="ro3">
          <table:table-cell table:style-name="ce95" office:value-type="string" calcext:value-type="string">
            <text:p>14CC703B-8F3B-4845-8C34-2A07ACD69AB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sèches-chaudes</text:p>
          </table:table-cell>
          <table:table-cell table:style-name="ce12" office:value-type="string" calcext:value-type="string">
            <text:p>trockenwarme Wiesen</text:p>
          </table:table-cell>
          <table:table-cell table:style-name="ce12" office:value-type="string" calcext:value-type="string">
            <text:p>prati caldi e secchi</text:p>
          </table:table-cell>
          <table:table-cell table:number-columns-repeated="1018"/>
        </table:table-row>
        <table:table-row table:style-name="ro3">
          <table:table-cell table:style-name="ce95" office:value-type="string" calcext:value-type="string">
            <text:p>D8E97958-1E58-45CD-B23C-62B58ACA6A5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hêtraies calcaires fraîches-humides</text:p>
          </table:table-cell>
          <table:table-cell table:style-name="ce12" office:value-type="string" calcext:value-type="string">
            <text:p>kühl-feuchte Kalkbuchenwälder</text:p>
          </table:table-cell>
          <table:table-cell table:style-name="ce12" office:value-type="string" calcext:value-type="string">
            <text:p>faggete fresche e umide, calcare</text:p>
          </table:table-cell>
          <table:table-cell table:number-columns-repeated="1018"/>
        </table:table-row>
        <table:table-row table:style-name="ro3">
          <table:table-cell table:style-name="ce95" office:value-type="string" calcext:value-type="string">
            <text:p>D28B020E-161E-42CC-AABE-E853FAB9C8D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bstrats durs moussus</text:p>
          </table:table-cell>
          <table:table-cell table:style-name="ce12" office:value-type="string" calcext:value-type="string">
            <text:p>moosbewachsene Hartsubstrate</text:p>
          </table:table-cell>
          <table:table-cell table:style-name="ce12" office:value-type="string" calcext:value-type="string">
            <text:p>substrati duri ricoperti di muschi</text:p>
          </table:table-cell>
          <table:table-cell table:number-columns-repeated="1018"/>
        </table:table-row>
        <table:table-row table:style-name="ro3">
          <table:table-cell table:style-name="ce95" office:value-type="string" calcext:value-type="string">
            <text:p>364C07F4-6DCE-490D-9880-C65CCCF5D39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tocks de vieux bois (SH)</text:p>
          </table:table-cell>
          <table:table-cell table:style-name="ce12" office:value-type="string" calcext:value-type="string">
            <text:p>Altholzbestand (SH)</text:p>
          </table:table-cell>
          <table:table-cell table:style-name="ce12" office:value-type="string" calcext:value-type="string">
            <text:p>boschi maturi (SH)</text:p>
          </table:table-cell>
          <table:table-cell table:number-columns-repeated="1018"/>
        </table:table-row>
        <table:table-row table:style-name="ro3">
          <table:table-cell table:style-name="ce95" office:value-type="string" calcext:value-type="string">
            <text:p>A732036E-7F75-4C7B-9AC8-7F4188EFAAC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vins rocheux S (VS), endémique localement</text:p>
          </table:table-cell>
          <table:table-cell table:style-name="ce12" office:value-type="string" calcext:value-type="string">
            <text:p>nur VS: Reliktstandort in der Gondoschlucht, [se]</text:p>
          </table:table-cell>
          <table:table-cell table:style-name="ce12" office:value-type="string" calcext:value-type="string">
            <text:p>gole in rocce silicee (VS) [se]</text:p>
          </table:table-cell>
          <table:table-cell table:number-columns-repeated="1018"/>
        </table:table-row>
        <table:table-row table:style-name="ro3">
          <table:table-cell table:style-name="ce95" office:value-type="string" calcext:value-type="string">
            <text:p>5350BD9F-4AF5-4B8C-B453-7EDF77C7660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hêtraies subalpines (TI), endémique localement</text:p>
          </table:table-cell>
          <table:table-cell table:style-name="ce12" office:value-type="string" calcext:value-type="string">
            <text:p>nur TI: Reliktstandort in subalpinem Buchenwald, [se]</text:p>
          </table:table-cell>
          <table:table-cell table:style-name="ce12" office:value-type="string" calcext:value-type="string">
            <text:p>faggete subalpine (TI) [se]</text:p>
          </table:table-cell>
          <table:table-cell table:number-columns-repeated="1018"/>
        </table:table-row>
        <table:table-row table:style-name="ro3">
          <table:table-cell table:style-name="ce95" office:value-type="string" calcext:value-type="string">
            <text:p>16C9CCB5-EC58-46B6-AFDF-DD017C07D3F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hêtraies calcaires (0-CH)</text:p>
          </table:table-cell>
          <table:table-cell table:style-name="ce12" office:value-type="string" calcext:value-type="string">
            <text:p>Kalkbuchenwälder (W-CH)</text:p>
          </table:table-cell>
          <table:table-cell table:style-name="ce12" office:value-type="string" calcext:value-type="string">
            <text:p>faggete su calcare (O-CH)</text:p>
          </table:table-cell>
          <table:table-cell table:number-columns-repeated="1018"/>
        </table:table-row>
        <table:table-row table:style-name="ro3">
          <table:table-cell table:style-name="ce95" office:value-type="string" calcext:value-type="string">
            <text:p>7ACA2B62-DFD2-4A37-9418-1B476EF8F07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calcaires chauds-humides (TI)</text:p>
          </table:table-cell>
          <table:table-cell table:style-name="ce12" office:value-type="string" calcext:value-type="string">
            <text:p>warmfeuchter Kalkfels (TI)</text:p>
          </table:table-cell>
          <table:table-cell table:style-name="ce12" office:value-type="string" calcext:value-type="string">
            <text:p>rocce calcaree caldo-umide (TI)</text:p>
          </table:table-cell>
          <table:table-cell table:number-columns-repeated="1018"/>
        </table:table-row>
        <table:table-row table:style-name="ro3">
          <table:table-cell table:style-name="ce95" office:value-type="string" calcext:value-type="string">
            <text:p>3D499305-EC51-49DF-8F5B-F6082F35580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humides (TG)</text:p>
          </table:table-cell>
          <table:table-cell table:style-name="ce12" office:value-type="string" calcext:value-type="string">
            <text:p>nur TG: Feuchtbiotope am Seerücken</text:p>
          </table:table-cell>
          <table:table-cell table:style-name="ce12" office:value-type="string" calcext:value-type="string">
            <text:p>biotopi umidi (TG)</text:p>
          </table:table-cell>
          <table:table-cell table:number-columns-repeated="1018"/>
        </table:table-row>
        <table:table-row table:style-name="ro3">
          <table:table-cell table:style-name="ce95" office:value-type="string" calcext:value-type="string">
            <text:p>FEE88A97-0519-4D16-85F3-0C2EDA708FB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ouverts rocheux</text:p>
          </table:table-cell>
          <table:table-cell table:style-name="ce12" office:value-type="string" calcext:value-type="string">
            <text:p>offene felsige Standorte</text:p>
          </table:table-cell>
          <table:table-cell table:style-name="ce12" office:value-type="string" calcext:value-type="string">
            <text:p>stazioni rocciose aperte</text:p>
          </table:table-cell>
          <table:table-cell table:number-columns-repeated="1018"/>
        </table:table-row>
        <table:table-row table:style-name="ro3">
          <table:table-cell table:style-name="ce95" office:value-type="string" calcext:value-type="string">
            <text:p>D7568C61-68FA-49F8-B08C-0A0102184B5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rcs</text:p>
          </table:table-cell>
          <table:table-cell table:style-name="ce12" office:value-type="string" calcext:value-type="string">
            <text:p>Parkanlagen</text:p>
          </table:table-cell>
          <table:table-cell table:style-name="ce12" office:value-type="string" calcext:value-type="string">
            <text:p>parchi</text:p>
          </table:table-cell>
          <table:table-cell table:number-columns-repeated="1018"/>
        </table:table-row>
        <table:table-row table:style-name="ro3">
          <table:table-cell table:style-name="ce95" office:value-type="string" calcext:value-type="string">
            <text:p>00E3295F-8E67-4F4C-9E3E-2417E713A7D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as-marais, rives marécageuses</text:p>
          </table:table-cell>
          <table:table-cell table:style-name="ce12" office:value-type="string" calcext:value-type="string">
            <text:p>Flachmoore und sumpfige Ufer</text:p>
          </table:table-cell>
          <table:table-cell table:style-name="ce12" office:value-type="string" calcext:value-type="string">
            <text:p>torbiere basse e rive paludose</text:p>
          </table:table-cell>
          <table:table-cell table:number-columns-repeated="1018"/>
        </table:table-row>
        <table:table-row table:style-name="ro3">
          <table:table-cell table:style-name="ce95" office:value-type="string" calcext:value-type="string">
            <text:p>33C652C3-DAC9-4C88-AA95-758008D940A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et forêts chaudes-humides</text:p>
          </table:table-cell>
          <table:table-cell table:style-name="ce12" office:value-type="string" calcext:value-type="string">
            <text:p>warmfeuchte Fels-/Waldbiotope</text:p>
          </table:table-cell>
          <table:table-cell table:style-name="ce12" office:value-type="string" calcext:value-type="string">
            <text:p>biotopi rupicoli / forestali caldo-umidi</text:p>
          </table:table-cell>
          <table:table-cell table:number-columns-repeated="1018"/>
        </table:table-row>
        <table:table-row table:style-name="ro3">
          <table:table-cell table:style-name="ce95" office:value-type="string" calcext:value-type="string">
            <text:p>13C75119-9764-442D-937E-21C41E585B0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fraîches-humides</text:p>
          </table:table-cell>
          <table:table-cell table:style-name="ce12" office:value-type="string" calcext:value-type="string">
            <text:p>kühlfeuchte Wälder</text:p>
          </table:table-cell>
          <table:table-cell table:style-name="ce12" office:value-type="string" calcext:value-type="string">
            <text:p>boschi freddi e umidi</text:p>
          </table:table-cell>
          <table:table-cell table:number-columns-repeated="1018"/>
        </table:table-row>
        <table:table-row table:style-name="ro3">
          <table:table-cell table:style-name="ce95" office:value-type="string" calcext:value-type="string">
            <text:p>F4C72526-D169-4670-8ECD-2C3E428196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de montagne humides</text:p>
          </table:table-cell>
          <table:table-cell table:style-name="ce12" office:value-type="string" calcext:value-type="string">
            <text:p>feuchte Montan-Wälder</text:p>
          </table:table-cell>
          <table:table-cell table:style-name="ce12" office:value-type="string" calcext:value-type="string">
            <text:p>boschi montani umidi</text:p>
          </table:table-cell>
          <table:table-cell table:number-columns-repeated="1018"/>
        </table:table-row>
        <table:table-row table:style-name="ro3">
          <table:table-cell table:style-name="ce95" office:value-type="string" calcext:value-type="string">
            <text:p>FA5373CF-D25E-40D0-B5F5-D41C8E0FA58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lluviales</text:p>
          </table:table-cell>
          <table:table-cell table:style-name="ce12" office:value-type="string" calcext:value-type="string">
            <text:p>Auenwälder</text:p>
          </table:table-cell>
          <table:table-cell table:style-name="ce12" office:value-type="string" calcext:value-type="string">
            <text:p>boschi golenali</text:p>
          </table:table-cell>
          <table:table-cell table:number-columns-repeated="1018"/>
        </table:table-row>
        <table:table-row table:style-name="ro3">
          <table:table-cell table:style-name="ce95" office:value-type="string" calcext:value-type="string">
            <text:p>38F27C6F-20ED-4056-9295-36A4C9B5782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de montagne chaudes-humides (Sottoceneri)</text:p>
          </table:table-cell>
          <table:table-cell table:style-name="ce12" office:value-type="string" calcext:value-type="string">
            <text:p>warmfeuchter Bergwald im Südtessin</text:p>
          </table:table-cell>
          <table:table-cell table:style-name="ce12" office:value-type="string" calcext:value-type="string">
            <text:p>boschi montani caldo-umidi (Sottoceneri)</text:p>
          </table:table-cell>
          <table:table-cell table:number-columns-repeated="1018"/>
        </table:table-row>
        <table:table-row table:style-name="ro3">
          <table:table-cell table:style-name="ce95" office:value-type="string" calcext:value-type="string">
            <text:p>2A4AD650-960B-40C3-BD84-0E7B4259794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sèches</text:p>
          </table:table-cell>
          <table:table-cell table:style-name="ce12" office:value-type="string" calcext:value-type="string">
            <text:p>Trockenwald</text:p>
          </table:table-cell>
          <table:table-cell table:style-name="ce12" office:value-type="string" calcext:value-type="string">
            <text:p>boschi asciutti</text:p>
          </table:table-cell>
          <table:table-cell table:number-columns-repeated="1018"/>
        </table:table-row>
        <table:table-row table:style-name="ro3">
          <table:table-cell table:style-name="ce95" office:value-type="string" calcext:value-type="string">
            <text:p>744C9E18-D56E-4389-9484-197278848C1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 profond humide (Engadine)</text:p>
          </table:table-cell>
          <table:table-cell table:style-name="ce12" office:value-type="string" calcext:value-type="string">
            <text:p>tiefgründige Feuchtstandorte im Engadin</text:p>
          </table:table-cell>
          <table:table-cell table:style-name="ce12" office:value-type="string" calcext:value-type="string">
            <text:p>prati paludosi (Engadina)</text:p>
          </table:table-cell>
          <table:table-cell table:number-columns-repeated="1018"/>
        </table:table-row>
        <table:table-row table:style-name="ro3">
          <table:table-cell table:style-name="ce95" office:value-type="string" calcext:value-type="string">
            <text:p>4DF20DC3-301B-4624-A318-16DF648B9C3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rocheuses humides</text:p>
          </table:table-cell>
          <table:table-cell table:style-name="ce12" office:value-type="string" calcext:value-type="string">
            <text:p>felsiger, feuchter Wald</text:p>
          </table:table-cell>
          <table:table-cell table:style-name="ce12" office:value-type="string" calcext:value-type="string">
            <text:p>boschi umidi rocciosi</text:p>
          </table:table-cell>
          <table:table-cell table:number-columns-repeated="1018"/>
        </table:table-row>
        <table:table-row table:style-name="ro3">
          <table:table-cell table:style-name="ce95" office:value-type="string" calcext:value-type="string">
            <text:p>E4A570ED-87BE-429F-B416-88147762DE3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E2671052-1108-4A72-A070-6DB556E72CB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marécageuses, alluviales</text:p>
          </table:table-cell>
          <table:table-cell table:style-name="ce12" office:value-type="string" calcext:value-type="string">
            <text:p>sumpfiger Wald, Auwald</text:p>
          </table:table-cell>
          <table:table-cell table:style-name="ce12" office:value-type="string" calcext:value-type="string">
            <text:p>boschi paludosi, bosci di golena</text:p>
          </table:table-cell>
          <table:table-cell table:number-columns-repeated="1018"/>
        </table:table-row>
        <table:table-row table:style-name="ro3">
          <table:table-cell table:style-name="ce95" office:value-type="string" calcext:value-type="string">
            <text:p>71319B1F-D12E-435E-9C1C-C0001F64656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marécageuses, alluviales</text:p>
          </table:table-cell>
          <table:table-cell table:style-name="ce12" office:value-type="string" calcext:value-type="string">
            <text:p>sumpfiger Wald, Auwald</text:p>
          </table:table-cell>
          <table:table-cell table:style-name="ce12" office:value-type="string" calcext:value-type="string">
            <text:p>boschi paludosi, bosci di golena</text:p>
          </table:table-cell>
          <table:table-cell table:number-columns-repeated="1018"/>
        </table:table-row>
        <table:table-row table:style-name="ro3">
          <table:table-cell table:style-name="ce95" office:value-type="string" calcext:value-type="string">
            <text:p>6FBA9324-F019-45B2-9D7A-A181A788B57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chaux silicifere frais-humide (TI), endémique localement</text:p>
          </table:table-cell>
          <table:table-cell table:style-name="ce12" office:value-type="string" calcext:value-type="string">
            <text:p>kühlfeuchter Kieselkalk (TI), [se]</text:p>
          </table:table-cell>
          <table:table-cell table:style-name="ce12" office:value-type="string" calcext:value-type="string">
            <text:p>calcari selciosi freddo-umidi (Sottoceneri), [se]</text:p>
          </table:table-cell>
          <table:table-cell table:number-columns-repeated="1018"/>
        </table:table-row>
        <table:table-row table:style-name="ro3">
          <table:table-cell table:style-name="ce95" office:value-type="string" calcext:value-type="string">
            <text:p>BAF66846-4F5B-4874-A9AE-C095BDFAC3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de conifères montagnardes et subalpines</text:p>
          </table:table-cell>
          <table:table-cell table:style-name="ce12" office:value-type="string" calcext:value-type="string">
            <text:p>montane und subalpine Nadelwälder</text:p>
          </table:table-cell>
          <table:table-cell table:style-name="ce12" office:value-type="string" calcext:value-type="string">
            <text:p>boschi di conifere montani e subalpini</text:p>
          </table:table-cell>
          <table:table-cell table:number-columns-repeated="1018"/>
        </table:table-row>
        <table:table-row table:style-name="ro3">
          <table:table-cell table:style-name="ce95" office:value-type="string" calcext:value-type="string">
            <text:p>D239E06E-FBAD-410D-9AC1-FD3F717307C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ottes humides, vieilles caves</text:p>
          </table:table-cell>
          <table:table-cell table:style-name="ce12" office:value-type="string" calcext:value-type="string">
            <text:p>feuchte Höhlen, alte Keller</text:p>
          </table:table-cell>
          <table:table-cell table:style-name="ce12" office:value-type="string" calcext:value-type="string">
            <text:p>grotte umide, vecchie cantine</text:p>
          </table:table-cell>
          <table:table-cell table:number-columns-repeated="1018"/>
        </table:table-row>
        <table:table-row table:style-name="ro3">
          <table:table-cell table:style-name="ce95" office:value-type="string" calcext:value-type="string">
            <text:p>EFFAD7BE-20DE-49A7-BA58-AD6049AE8AC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s de conifères montagnardes</text:p>
          </table:table-cell>
          <table:table-cell table:style-name="ce12" office:value-type="string" calcext:value-type="string">
            <text:p>montane Nadelwälder</text:p>
          </table:table-cell>
          <table:table-cell table:style-name="ce12" office:value-type="string" calcext:value-type="string">
            <text:p>boschi montani di conifere</text:p>
          </table:table-cell>
          <table:table-cell table:number-columns-repeated="1018"/>
        </table:table-row>
        <table:table-row table:style-name="ro3">
          <table:table-cell table:style-name="ce95" office:value-type="string" calcext:value-type="string">
            <text:p>C6DF0C4E-D994-4A08-A886-321B7E9F63D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humides, prairies (Tl)</text:p>
          </table:table-cell>
          <table:table-cell table:style-name="ce12" office:value-type="string" calcext:value-type="string">
            <text:p>feuchte Wälder, Wiesen (TI)</text:p>
          </table:table-cell>
          <table:table-cell table:style-name="ce12" office:value-type="string" calcext:value-type="string">
            <text:p>boschi umidi, prati (TI)</text:p>
          </table:table-cell>
          <table:table-cell table:number-columns-repeated="1018"/>
        </table:table-row>
        <table:table-row table:style-name="ro3">
          <table:table-cell table:style-name="ce95" office:value-type="string" calcext:value-type="string">
            <text:p>9C458061-DC69-42B2-BAAD-3BE1C4A7A4D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de montagne humides (Tl)</text:p>
          </table:table-cell>
          <table:table-cell table:style-name="ce12" office:value-type="string" calcext:value-type="string">
            <text:p>feuchte Bergwälder (TI)</text:p>
          </table:table-cell>
          <table:table-cell table:style-name="ce12" office:value-type="string" calcext:value-type="string">
            <text:p>boschi montani (TI)</text:p>
          </table:table-cell>
          <table:table-cell table:number-columns-repeated="1018"/>
        </table:table-row>
        <table:table-row table:style-name="ro3">
          <table:table-cell table:style-name="ce95" office:value-type="string" calcext:value-type="string">
            <text:p>8E5AF6AE-B3E6-4439-99A9-5E816EA218F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quasi naturelles biotopes rocheuses</text:p>
          </table:table-cell>
          <table:table-cell table:style-name="ce12" office:value-type="string" calcext:value-type="string">
            <text:p>naturnahe Wald- / Felsbiotope</text:p>
          </table:table-cell>
          <table:table-cell table:style-name="ce12" office:value-type="string" calcext:value-type="string">
            <text:p>biotopi forestali / rupicoli quasi naturali</text:p>
          </table:table-cell>
          <table:table-cell table:number-columns-repeated="1018"/>
        </table:table-row>
        <table:table-row table:style-name="ro3">
          <table:table-cell table:style-name="ce95" office:value-type="string" calcext:value-type="string">
            <text:p>ED43FEBF-073B-4CE4-AD2D-F357F401062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humides</text:p>
          </table:table-cell>
          <table:table-cell table:style-name="ce12" office:value-type="string" calcext:value-type="string">
            <text:p>feuchter Wald</text:p>
          </table:table-cell>
          <table:table-cell table:style-name="ce12" office:value-type="string" calcext:value-type="string">
            <text:p>boschi umidi</text:p>
          </table:table-cell>
          <table:table-cell table:number-columns-repeated="1018"/>
        </table:table-row>
        <table:table-row table:style-name="ro3">
          <table:table-cell table:style-name="ce95" office:value-type="string" calcext:value-type="string">
            <text:p>5A6B8C69-FC13-4AA4-8B2D-5E79028E8D3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l profond de forêts feuillus (TI)</text:p>
          </table:table-cell>
          <table:table-cell table:style-name="ce12" office:value-type="string" calcext:value-type="string">
            <text:p>tiefgründige Laubwaldböden (TI)</text:p>
          </table:table-cell>
          <table:table-cell table:style-name="ce12" office:value-type="string" calcext:value-type="string">
            <text:p>suoli profondi di boschi di latifoglie (TI)</text:p>
          </table:table-cell>
          <table:table-cell table:number-columns-repeated="1018"/>
        </table:table-row>
        <table:table-row table:style-name="ro3">
          <table:table-cell table:style-name="ce95" office:value-type="string" calcext:value-type="string">
            <text:p>3BD66F41-9B0F-4FC8-B333-1EC3A2F9B4F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secs et chauds</text:p>
          </table:table-cell>
          <table:table-cell table:style-name="ce12" office:value-type="string" calcext:value-type="string">
            <text:p>trockenwarme Standorte</text:p>
          </table:table-cell>
          <table:table-cell table:style-name="ce12" office:value-type="string" calcext:value-type="string">
            <text:p>stazioni calde e secche</text:p>
          </table:table-cell>
          <table:table-cell table:number-columns-repeated="1018"/>
        </table:table-row>
        <table:table-row table:style-name="ro3">
          <table:table-cell table:style-name="ce95" office:value-type="string" calcext:value-type="string">
            <text:p>16C3CC1E-66B7-4901-B108-B7BBCDBF399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rairies sèches</text:p>
          </table:table-cell>
          <table:table-cell table:style-name="ce12" office:value-type="string" calcext:value-type="string">
            <text:p>Trockenrasen</text:p>
          </table:table-cell>
          <table:table-cell table:style-name="ce12" office:value-type="string" calcext:value-type="string">
            <text:p>prati secchi</text:p>
          </table:table-cell>
          <table:table-cell table:number-columns-repeated="1018"/>
        </table:table-row>
        <table:table-row table:style-name="ro3">
          <table:table-cell table:style-name="ce95" office:value-type="string" calcext:value-type="string">
            <text:p>58D462EB-7EA8-4B2E-A383-B0D869FBBDC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secs et chauds</text:p>
          </table:table-cell>
          <table:table-cell table:style-name="ce12" office:value-type="string" calcext:value-type="string">
            <text:p>trockenwarme Standorte</text:p>
          </table:table-cell>
          <table:table-cell table:style-name="ce12" office:value-type="string" calcext:value-type="string">
            <text:p>stazioni calde e secche</text:p>
          </table:table-cell>
          <table:table-cell table:number-columns-repeated="1018"/>
        </table:table-row>
        <table:table-row table:style-name="ro3">
          <table:table-cell table:style-name="ce95" office:value-type="string" calcext:value-type="string">
            <text:p>EBEA71DF-BA7C-47A4-B2D8-49BA7E558C2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âturages alpins (NW), endémique localement</text:p>
          </table:table-cell>
          <table:table-cell table:style-name="ce12" office:value-type="string" calcext:value-type="string">
            <text:p>Alpweide (NW), [se]</text:p>
          </table:table-cell>
          <table:table-cell table:style-name="ce12" office:value-type="string" calcext:value-type="string">
            <text:p>pascoli alpini (NW), [se]</text:p>
          </table:table-cell>
          <table:table-cell table:number-columns-repeated="1018"/>
        </table:table-row>
        <table:table-row table:style-name="ro3">
          <table:table-cell table:style-name="ce95" office:value-type="string" calcext:value-type="string">
            <text:p>93A87161-55D8-4683-ACED-89CFD47FA23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vins forestiers (Birstal), endémique</text:p>
          </table:table-cell>
          <table:table-cell table:style-name="ce12" office:value-type="string" calcext:value-type="string">
            <text:p>Schluchtwälder (Birstal), [e]</text:p>
          </table:table-cell>
          <table:table-cell table:style-name="ce12" office:value-type="string" calcext:value-type="string">
            <text:p>boschi di gola (Birstal), [e]</text:p>
          </table:table-cell>
          <table:table-cell table:number-columns-repeated="1018"/>
        </table:table-row>
        <table:table-row table:style-name="ro3">
          <table:table-cell table:style-name="ce95" office:value-type="string" calcext:value-type="string">
            <text:p>E9EBD501-B35C-4E1B-B20B-BFBA02F3A6B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montagnards et subalpins</text:p>
          </table:table-cell>
          <table:table-cell table:style-name="ce12" office:value-type="string" calcext:value-type="string">
            <text:p>montane und subalp. Felsen</text:p>
          </table:table-cell>
          <table:table-cell table:style-name="ce12" office:value-type="string" calcext:value-type="string">
            <text:p>rocce montane e subalpine</text:p>
          </table:table-cell>
          <table:table-cell table:number-columns-repeated="1018"/>
        </table:table-row>
        <table:table-row table:style-name="ro3">
          <table:table-cell table:style-name="ce95" office:value-type="string" calcext:value-type="string">
            <text:p>C9FE864A-CCFE-47ED-A385-3C8D35BC0D1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ochers crevassés calcaires (GR)]</text:p>
          </table:table-cell>
          <table:table-cell table:style-name="ce12" office:value-type="string" calcext:value-type="string">
            <text:p>klüftiger Kalkfels (GR)]</text:p>
          </table:table-cell>
          <table:table-cell table:style-name="ce12" office:value-type="string" calcext:value-type="string">
            <text:p>rocce calcaree fessurate (GR)</text:p>
          </table:table-cell>
          <table:table-cell table:number-columns-repeated="1018"/>
        </table:table-row>
        <table:table-row table:style-name="ro3">
          <table:table-cell table:style-name="ce95" office:value-type="string" calcext:value-type="string">
            <text:p>AD03DDA3-5FED-46F6-A802-BD76727993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crevassés calcaires (TI)]</text:p>
          </table:table-cell>
          <table:table-cell table:style-name="ce12" office:value-type="string" calcext:value-type="string">
            <text:p>klüftiger Kalkfels (TI)]</text:p>
          </table:table-cell>
          <table:table-cell table:style-name="ce12" office:value-type="string" calcext:value-type="string">
            <text:p>rocce calcaree fessurate (TI)</text:p>
          </table:table-cell>
          <table:table-cell table:number-columns-repeated="1018"/>
        </table:table-row>
        <table:table-row table:style-name="ro3">
          <table:table-cell table:style-name="ce96" office:value-type="string" calcext:value-type="string">
            <text:p>8EB7CF3E-5F22-4521-9C21-29C25FBCB4C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crevassés calcaires (GR)]</text:p>
          </table:table-cell>
          <table:table-cell table:style-name="ce12" office:value-type="string" calcext:value-type="string">
            <text:p>klüftiger Kalkfels (GR)]</text:p>
          </table:table-cell>
          <table:table-cell table:style-name="ce12" office:value-type="string" calcext:value-type="string">
            <text:p>rocce calcaree fessurate (GR)</text:p>
          </table:table-cell>
          <table:table-cell table:number-columns-repeated="1018"/>
        </table:table-row>
        <table:table-row table:style-name="ro3">
          <table:table-cell table:style-name="ce95" office:value-type="string" calcext:value-type="string">
            <text:p>A4CBDF6F-7ED2-4AA1-9985-905336A8026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crevassés calcaires (TI)</text:p>
          </table:table-cell>
          <table:table-cell table:style-name="ce12" office:value-type="string" calcext:value-type="string">
            <text:p>klüftiger Kalkfels (TI)</text:p>
          </table:table-cell>
          <table:table-cell table:style-name="ce12" office:value-type="string" calcext:value-type="string">
            <text:p>rocce calcaree fessurate (TI)</text:p>
          </table:table-cell>
          <table:table-cell table:number-columns-repeated="1018"/>
        </table:table-row>
        <table:table-row table:style-name="ro3">
          <table:table-cell table:style-name="ce95" office:value-type="string" calcext:value-type="string">
            <text:p>0A393B40-086D-491A-9502-115B6BCE79C6</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landes alpines rocheuses (VS)</text:p>
          </table:table-cell>
          <table:table-cell table:style-name="ce12" office:value-type="string" calcext:value-type="string">
            <text:p>alpine Felsheide (VS)</text:p>
          </table:table-cell>
          <table:table-cell table:style-name="ce12" office:value-type="string" calcext:value-type="string">
            <text:p>brughiere rocciose alpine (VS)</text:p>
          </table:table-cell>
          <table:table-cell table:number-columns-repeated="1018"/>
        </table:table-row>
        <table:table-row table:style-name="ro3">
          <table:table-cell table:style-name="ce95" office:value-type="string" calcext:value-type="string">
            <text:p>DF21479B-7075-4312-B3E6-D42B2B0267B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claires</text:p>
          </table:table-cell>
          <table:table-cell table:style-name="ce12" office:value-type="string" calcext:value-type="string">
            <text:p>lichte Wälder auf kalkreicher Unterlage</text:p>
          </table:table-cell>
          <table:table-cell table:style-name="ce12" office:value-type="string" calcext:value-type="string">
            <text:p>boschi radi</text:p>
          </table:table-cell>
          <table:table-cell table:number-columns-repeated="1018"/>
        </table:table-row>
        <table:table-row table:style-name="ro3">
          <table:table-cell table:style-name="ce95" office:value-type="string" calcext:value-type="string">
            <text:p>E41087EC-52B5-4E52-9589-11F47490638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calmes</text:p>
          </table:table-cell>
          <table:table-cell table:style-name="ce12" office:value-type="string" calcext:value-type="string">
            <text:p>ruhige Seichtgewässer</text:p>
          </table:table-cell>
          <table:table-cell table:style-name="ce12" office:value-type="string" calcext:value-type="string">
            <text:p>acque basse tranquille</text:p>
          </table:table-cell>
          <table:table-cell table:number-columns-repeated="1018"/>
        </table:table-row>
        <table:table-row table:style-name="ro3">
          <table:table-cell table:style-name="ce95" office:value-type="string" calcext:value-type="string">
            <text:p>3B6937C8-6B4B-4985-A2C6-45C2D2CB31E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aux basses claires et agitées</text:p>
          </table:table-cell>
          <table:table-cell table:style-name="ce12" office:value-type="string" calcext:value-type="string">
            <text:p>klare bewegte Seichtgewässer</text:p>
          </table:table-cell>
          <table:table-cell table:style-name="ce12" office:value-type="string" calcext:value-type="string">
            <text:p>acque basse, limpide e mosse</text:p>
          </table:table-cell>
          <table:table-cell table:number-columns-repeated="1018"/>
        </table:table-row>
        <table:table-row table:style-name="ro3">
          <table:table-cell table:style-name="ce95" office:value-type="string" calcext:value-type="string">
            <text:p>92B5D2E4-4441-48E7-B669-384E469A2C4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basses oxygénées</text:p>
          </table:table-cell>
          <table:table-cell table:style-name="ce12" office:value-type="string" calcext:value-type="string">
            <text:p>sauerstoffreiche Seichtgewässer</text:p>
          </table:table-cell>
          <table:table-cell table:style-name="ce12" office:value-type="string" calcext:value-type="string">
            <text:p>acque basse ricche di ossigeno</text:p>
          </table:table-cell>
          <table:table-cell table:number-columns-repeated="1018"/>
        </table:table-row>
        <table:table-row table:style-name="ro3">
          <table:table-cell table:style-name="ce95" office:value-type="string" calcext:value-type="string">
            <text:p>708B6133-14F2-4A67-B56A-B8A74A104D6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calmes</text:p>
          </table:table-cell>
          <table:table-cell table:style-name="ce12" office:value-type="string" calcext:value-type="string">
            <text:p>ruhige Seichtgewässer</text:p>
          </table:table-cell>
          <table:table-cell table:style-name="ce12" office:value-type="string" calcext:value-type="string">
            <text:p>acque basse tranquille</text:p>
          </table:table-cell>
          <table:table-cell table:number-columns-repeated="1018"/>
        </table:table-row>
        <table:table-row table:style-name="ro3">
          <table:table-cell table:style-name="ce95" office:value-type="string" calcext:value-type="string">
            <text:p>6290C3AD-0435-4DEE-93FE-7E65B3A3DCA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calmes</text:p>
          </table:table-cell>
          <table:table-cell table:style-name="ce12" office:value-type="string" calcext:value-type="string">
            <text:p>ruhige Seichtgewässer</text:p>
          </table:table-cell>
          <table:table-cell table:style-name="ce12" office:value-type="string" calcext:value-type="string">
            <text:p>acque basse tranquille</text:p>
          </table:table-cell>
          <table:table-cell table:number-columns-repeated="1018"/>
        </table:table-row>
        <table:table-row table:style-name="ro3">
          <table:table-cell table:style-name="ce95" office:value-type="string" calcext:value-type="string">
            <text:p>87D8D508-F9D6-4434-A7C8-7BCB373E26B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et mares</text:p>
          </table:table-cell>
          <table:table-cell table:style-name="ce12" office:value-type="string" calcext:value-type="string">
            <text:p>Sümpfe und Tümpel</text:p>
          </table:table-cell>
          <table:table-cell table:style-name="ce12" office:value-type="string" calcext:value-type="string">
            <text:p>paludi e pozze</text:p>
          </table:table-cell>
          <table:table-cell table:number-columns-repeated="1018"/>
        </table:table-row>
        <table:table-row table:style-name="ro3">
          <table:table-cell table:style-name="ce95" office:value-type="string" calcext:value-type="string">
            <text:p>B0CAEC66-C250-40AA-9565-5FC275BF5FC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ourantes, rives lacustres agitées</text:p>
          </table:table-cell>
          <table:table-cell table:style-name="ce12" office:value-type="string" calcext:value-type="string">
            <text:p>Flüsse und bewegtes Seelitoral</text:p>
          </table:table-cell>
          <table:table-cell table:style-name="ce12" office:value-type="string" calcext:value-type="string">
            <text:p>acque correnti, rive lacustri mosse</text:p>
          </table:table-cell>
          <table:table-cell table:number-columns-repeated="1018"/>
        </table:table-row>
        <table:table-row table:style-name="ro3">
          <table:table-cell table:style-name="ce95" office:value-type="string" calcext:value-type="string">
            <text:p>7EE1B84C-2178-444F-B56A-BC11518676A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profondes de nombreux lacs</text:p>
          </table:table-cell>
          <table:table-cell table:style-name="ce12" office:value-type="string" calcext:value-type="string">
            <text:p>Tiefwasser mancher Seen</text:p>
          </table:table-cell>
          <table:table-cell table:style-name="ce12" office:value-type="string" calcext:value-type="string">
            <text:p>acque profonde di vari laghi</text:p>
          </table:table-cell>
          <table:table-cell table:number-columns-repeated="1018"/>
        </table:table-row>
        <table:table-row table:style-name="ro3">
          <table:table-cell table:style-name="ce95" office:value-type="string" calcext:value-type="string">
            <text:p>F7D1CD56-9B68-4DEE-8EAB-62B7704A2B9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ttoral de lacs préalpins et alpins</text:p>
          </table:table-cell>
          <table:table-cell table:style-name="ce12" office:value-type="string" calcext:value-type="string">
            <text:p>Litoral voralpiner und hochalpiner Seen</text:p>
          </table:table-cell>
          <table:table-cell table:style-name="ce12" office:value-type="string" calcext:value-type="string">
            <text:p>acque litorali di laghi alpini e prealpini</text:p>
          </table:table-cell>
          <table:table-cell table:number-columns-repeated="1018"/>
        </table:table-row>
        <table:table-row table:style-name="ro3">
          <table:table-cell table:style-name="ce95" office:value-type="string" calcext:value-type="string">
            <text:p>945994E1-6A86-4428-AD73-3998DDACD22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ttoral de lacs jusqu'à 2100 m</text:p>
          </table:table-cell>
          <table:table-cell table:style-name="ce12" office:value-type="string" calcext:value-type="string">
            <text:p>Litoral weniger Seen bis 2100 m ü.M.</text:p>
          </table:table-cell>
          <table:table-cell table:style-name="ce12" office:value-type="string" calcext:value-type="string">
            <text:p>acque litorali di lago fino 2100 m</text:p>
          </table:table-cell>
          <table:table-cell table:number-columns-repeated="1018"/>
        </table:table-row>
        <table:table-row table:style-name="ro3">
          <table:table-cell table:style-name="ce95" office:value-type="string" calcext:value-type="string">
            <text:p>B1F72E18-C4F7-477A-9ED9-1749DFEE14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vaseuses</text:p>
          </table:table-cell>
          <table:table-cell table:style-name="ce12" office:value-type="string" calcext:value-type="string">
            <text:p>schlammreiche Gewässer</text:p>
          </table:table-cell>
          <table:table-cell table:style-name="ce12" office:value-type="string" calcext:value-type="string">
            <text:p>acque fangose</text:p>
          </table:table-cell>
          <table:table-cell table:number-columns-repeated="1018"/>
        </table:table-row>
        <table:table-row table:style-name="ro3">
          <table:table-cell table:style-name="ce95" office:value-type="string" calcext:value-type="string">
            <text:p>8671BE39-2BF8-45F3-946E-A0ADA284B57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lacustres calmes</text:p>
          </table:table-cell>
          <table:table-cell table:style-name="ce12" office:value-type="string" calcext:value-type="string">
            <text:p>stilles Seelitoral</text:p>
          </table:table-cell>
          <table:table-cell table:style-name="ce12" office:value-type="string" calcext:value-type="string">
            <text:p>acque litorali tranquille di lago</text:p>
          </table:table-cell>
          <table:table-cell table:number-columns-repeated="1018"/>
        </table:table-row>
        <table:table-row table:style-name="ro3">
          <table:table-cell table:style-name="ce95" office:value-type="string" calcext:value-type="string">
            <text:p>0B6C926F-DCBE-4EEB-95FD-890AFEB0722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acs asséchés, bas-marais</text:p>
          </table:table-cell>
          <table:table-cell table:style-name="ce12" office:value-type="string" calcext:value-type="string">
            <text:p>verlandende Seen, Flachmoore</text:p>
          </table:table-cell>
          <table:table-cell table:style-name="ce12" office:value-type="string" calcext:value-type="string">
            <text:p>laghi in via d'interramento, torbiere basse</text:p>
          </table:table-cell>
          <table:table-cell table:number-columns-repeated="1018"/>
        </table:table-row>
        <table:table-row table:style-name="ro3">
          <table:table-cell table:style-name="ce95" office:value-type="string" calcext:value-type="string">
            <text:p>A783B3F7-A8A0-41BB-A735-3AA20CDCE86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anaux vaseux à immersion temporaire</text:p>
          </table:table-cell>
          <table:table-cell table:style-name="ce12" office:value-type="string" calcext:value-type="string">
            <text:p>temporär fliessende, schlammreiche Kanäle</text:p>
          </table:table-cell>
          <table:table-cell table:style-name="ce12" office:value-type="string" calcext:value-type="string">
            <text:p>canali temporanei e fangosi</text:p>
          </table:table-cell>
          <table:table-cell table:number-columns-repeated="1018"/>
        </table:table-row>
        <table:table-row table:style-name="ro3">
          <table:table-cell table:style-name="ce95" office:value-type="string" calcext:value-type="string">
            <text:p>39873F2B-2009-456B-A911-66CBAF18266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ières calcaires à fort courant</text:p>
          </table:table-cell>
          <table:table-cell table:style-name="ce12" office:value-type="string" calcext:value-type="string">
            <text:p>kalkreiche Flüsse mit starker Strömung</text:p>
          </table:table-cell>
          <table:table-cell table:style-name="ce12" office:value-type="string" calcext:value-type="string">
            <text:p>fiumi a forte corrente, ricchi di carbonati</text:p>
          </table:table-cell>
          <table:table-cell table:number-columns-repeated="1018"/>
        </table:table-row>
        <table:table-row table:style-name="ro3">
          <table:table-cell table:style-name="ce95" office:value-type="string" calcext:value-type="string">
            <text:p>89AAC047-A523-4CA7-ABE8-95C15483ACE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lacustres calmes</text:p>
          </table:table-cell>
          <table:table-cell table:style-name="ce12" office:value-type="string" calcext:value-type="string">
            <text:p>stilles Seelitoral</text:p>
          </table:table-cell>
          <table:table-cell table:style-name="ce12" office:value-type="string" calcext:value-type="string">
            <text:p>acque litorali tranquille di lago</text:p>
          </table:table-cell>
          <table:table-cell table:number-columns-repeated="1018"/>
        </table:table-row>
        <table:table-row table:style-name="ro3" table:number-rows-repeated="1047480">
          <table:table-cell table:number-columns-repeated="1024"/>
        </table:table-row>
        <table:table-row table:style-name="ro3">
          <table:table-cell table:number-columns-repeated="1024"/>
        </table:table-row>
        <calcext:conditional-formats>
          <calcext:conditional-format calcext:target-range-address="duelli_1994.A2:duelli_1994.A1075 duelli_1994.A1077:duelli_1994.A1095">
            <calcext:condition calcext:apply-style-name="cf1" calcext:value="formula-is(ISERROR([.A2]))" calcext:base-cell-address="duelli_1994.A2"/>
          </calcext:conditional-format>
          <calcext:conditional-format calcext:target-range-address="duelli_1994.A1076:duelli_1994.A1076">
            <calcext:condition calcext:apply-style-name="cf1" calcext:value="formula-is(ISERROR([.A1076]))" calcext:base-cell-address="duelli_1994.A1076"/>
          </calcext:conditional-format>
          <calcext:conditional-format calcext:target-range-address="duelli_1994.A2:duelli_1994.A1075 duelli_1994.A1077:duelli_1994.A1095">
            <calcext:condition calcext:apply-style-name="cf1" calcext:value="formula-is(ISERROR([.A2]))" calcext:base-cell-address="duelli_1994.A2"/>
          </calcext:conditional-format>
          <calcext:conditional-format calcext:target-range-address="duelli_1994.A1076:duelli_1994.A1076">
            <calcext:condition calcext:apply-style-name="cf1" calcext:value="formula-is(ISERROR([.A1076]))" calcext:base-cell-address="duelli_1994.A1076"/>
          </calcext:conditional-format>
        </calcext:conditional-formats>
      </table:table>
      <table:named-expressions>
        <table:named-expression table:name="areal_weltweit_einträge" table:base-cell-address="$ds_daten.$A$1" table:expression=""/>
        <table:named-expression table:name="bl_anwhäuf_codes" table:base-cell-address="$ds_daten.$A$1" table:expression=""/>
        <table:named-expression table:name="bl_aufwand_codes" table:base-cell-address="$ds_daten.$A$1" table:expression=""/>
        <table:named-expression table:name="bl_codes" table:base-cell-address="$ds_daten.$A$1" table:expression=""/>
        <table:named-expression table:name="bl_erfolg_nut_codes" table:base-cell-address="$ds_daten.$A$1" table:expression=""/>
        <table:named-expression table:name="gefährdung_status" table:base-cell-address="$ds_daten.$A$1" table:expression=""/>
      </table:named-expressions>
      <table:database-ranges>
        <table:database-range table:name="__Anonymous_Sheet_DB__0" table:target-range-address="ds_daten.A1:ds_daten.E14">
          <table:sort>
            <table:sort-by table:field-number="0" table:data-type="automatic"/>
          </table:sort>
        </table:database-range>
        <table:database-range table:name="__Anonymous_Sheet_DB__1" table:target-range-address="weichtiere.A1:weichtiere.G291" table:display-filter-buttons="true" table:orientation="column"/>
        <table:database-range table:name="__Anonymous_Sheet_DB__2" table:target-range-address="tagfalter.A1:tagfalter.G232" table:display-filter-buttons="true" table:orientation="column"/>
        <table:database-range table:name="__Anonymous_Sheet_DB__3" table:target-range-address="reptilien.A1:reptilien.G20" table:display-filter-buttons="true" table:orientation="column"/>
        <table:database-range table:name="__Anonymous_Sheet_DB__4" table:target-range-address="libellen.A1:libellen.G83" table:display-filter-buttons="true" table:orientation="column"/>
        <table:database-range table:name="__Anonymous_Sheet_DB__5" table:target-range-address="heuschrecken.A1:heuschrecken.G112" table:display-filter-buttons="true" table:orientation="column"/>
        <table:database-range table:name="__Anonymous_Sheet_DB__6" table:target-range-address="fische.A1:fische.I57" table:display-filter-buttons="true" table:orientation="column"/>
        <table:database-range table:name="__Anonymous_Sheet_DB__7" table:target-range-address="wasserfliegen.A1:wasserfliegen.G495" table:display-filter-buttons="true" table:orientation="column"/>
        <table:database-range table:name="__Anonymous_Sheet_DB__8" table:target-range-address="brutvögel.A1:brutvögel.G200" table:display-filter-buttons="true" table:orientation="column"/>
        <table:database-range table:name="__Anonymous_Sheet_DB__9" table:target-range-address="amphibien.A1:amphibien.G23" table:display-filter-buttons="true" table:orientation="column"/>
        <table:database-range table:name="__Anonymous_Sheet_DB__10" table:target-range-address="duelli_1994.A1:duelli_1994.F109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ut" style:family="table-cell" style:parent-style-name="Default" style:data-style-name="N0">
      <style:table-cell-properties fo:background-color="#c6efce"/>
      <style:text-properties fo:color="#0061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Standard_20_2" style:display-name="Standard 2" style:family="table-cell" style:parent-style-name="Default" style:data-style-name="N0">
      <style:table-cell-properties fo:background-color="transparent" style:vertical-align="automatic"/>
      <style:text-properties fo:color="#000000"/>
    </style:style>
    <style:style style:name="Standard_20_2_20_2" style:display-name="Standard 2 2" style:family="table-cell" style:parent-style-name="Default" style:data-style-name="N0">
      <style:table-cell-properties fo:background-color="transparent" style:vertical-align="automatic"/>
      <style:text-properties fo:color="#000000"/>
    </style:style>
    <style:style style:name="Standard_20_2_20_3" style:display-name="Standard 2 3" style:family="table-cell" style:parent-style-name="Default" style:data-style-name="N0">
      <style:table-cell-properties fo:background-color="transparent" style:vertical-align="automatic"/>
      <style:text-properties style:font-name="Geneva" fo:font-family="Geneva" fo:font-size="9pt" style:font-name-asian="Geneva" style:font-family-asian="Geneva" style:font-size-asian="9pt" style:font-name-complex="Geneva" style:font-family-complex="Geneva" style:font-size-complex="9pt"/>
    </style:style>
    <style:style style:name="Standard_20_3" style:display-name="Standard 3" style:family="table-cell" style:parent-style-name="Default" style:data-style-name="N0">
      <style:table-cell-properties fo:background-color="transparent" style:vertical-align="automatic"/>
      <style:text-properties fo:color="#000000"/>
    </style:style>
    <style:style style:name="Standard_20_4" style:display-name="Standard 4" style:family="table-cell" style:parent-style-name="Default" style:data-style-name="N0">
      <style:table-cell-properties fo:background-color="transparent" style:vertical-align="automatic"/>
    </style:style>
    <style:style style:name="cf1" style:family="table-cell" style:parent-style-name="Default">
      <style:table-cell-properties fo:background-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1.27cm" fo:margin-bottom="1.27cm" fo:margin-left="2cm" fo:margin-right="2cm" style:print-page-order="ttb" style:first-page-number="continue" style:scale-to="4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style:page-layout style:name="Mpm5">
      <style:page-layout-properties style:num-format="1" style:print-orientation="landscape" fo:margin-top="1.27cm" fo:margin-bottom="1.27cm" fo:margin-left="2cm" fo:margin-right="2cm" style:print-page-order="ttb" style:first-page-number="continue" style:scale-to="9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4">00.00.0000</text:date>, <text:time style:data-style-name="N2" text:time-value="23:07:55.567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Alexander Gabriel</meta:initial-creator>
    <dc:creator>Alexander Gabriel</dc:creator>
    <meta:creation-date>1996-10-14T23:33:28Z</meta:creation-date>
    <dc:date>2014-06-14T23:13:09.707000000</dc:date>
    <meta:print-date>2007-04-30T14:59:16Z</meta:print-date>
    <meta:editing-duration>PT3H49M50S</meta:editing-duration>
    <meta:editing-cycles>21</meta:editing-cycles>
    <meta:document-statistic meta:table-count="11" meta:cell-count="13343" meta:object-count="0"/>
    <meta:user-defined meta:name="FSC#COOELAK@1.1001:ApprovedAt"/>
    <meta:user-defined meta:name="FSC#COOELAK@1.1001:ApprovedBy"/>
    <meta:user-defined meta:name="FSC#COOELAK@1.1001:ApproverFirstName"/>
    <meta:user-defined meta:name="FSC#COOELAK@1.1001:ApproverSurName"/>
    <meta:user-defined meta:name="FSC#COOELAK@1.1001:ApproverTitle" meta:value-type="string"/>
    <meta:user-defined meta:name="FSC#COOELAK@1.1001:BaseNumber" meta:value-type="string">2005-00442/03</meta:user-defined>
    <meta:user-defined meta:name="FSC#COOELAK@1.1001:CreatedAt" meta:value-type="string">14.02.2007 14:28:36</meta:user-defined>
    <meta:user-defined meta:name="FSC#COOELAK@1.1001:Department" meta:value-type="string">Arten und Biotope (AMA)</meta:user-defined>
    <meta:user-defined meta:name="FSC#COOELAK@1.1001:DispatchedAt" meta:value-type="string"/>
    <meta:user-defined meta:name="FSC#COOELAK@1.1001:DispatchedBy" meta:value-type="string"/>
    <meta:user-defined meta:name="FSC#COOELAK@1.1001:ExternalDate" meta:value-type="string"/>
    <meta:user-defined meta:name="FSC#COOELAK@1.1001:ExternalRef" meta:value-type="string"/>
    <meta:user-defined meta:name="FSC#COOELAK@1.1001:FileRefBarCode" meta:value-type="string">*Rote Listen Infomaterial / 2005-00442/03*</meta:user-defined>
    <meta:user-defined meta:name="FSC#COOELAK@1.1001:FileRefOU" meta:value-type="string">Artenmanagement</meta:user-defined>
    <meta:user-defined meta:name="FSC#COOELAK@1.1001:FileRefOrdinal" meta:value-type="string">4716</meta:user-defined>
    <meta:user-defined meta:name="FSC#COOELAK@1.1001:FileRefYear" meta:value-type="string">2005</meta:user-defined>
    <meta:user-defined meta:name="FSC#COOELAK@1.1001:FileReference" meta:value-type="string">Rote Listen Infomaterial / 2005-00442/03</meta:user-defined>
    <meta:user-defined meta:name="FSC#COOELAK@1.1001:IncomingNumber" meta:value-type="string"/>
    <meta:user-defined meta:name="FSC#COOELAK@1.1001:IncomingSubject" meta:value-type="string"/>
    <meta:user-defined meta:name="FSC#COOELAK@1.1001:OU" meta:value-type="string">Arten und Biotope (AMA)</meta:user-defined>
    <meta:user-defined meta:name="FSC#COOELAK@1.1001:ObjBarCode" meta:value-type="string">*COO.2002.100.7.1894867*</meta:user-defined>
    <meta:user-defined meta:name="FSC#COOELAK@1.1001:Organization" meta:value-type="string"/>
    <meta:user-defined meta:name="FSC#COOELAK@1.1001:Owner" meta:value-type="string"> Torche</meta:user-defined>
    <meta:user-defined meta:name="FSC#COOELAK@1.1001:OwnerExtension" meta:value-type="string"/>
    <meta:user-defined meta:name="FSC#COOELAK@1.1001:OwnerFaxExtension" meta:value-type="string"/>
    <meta:user-defined meta:name="FSC#COOELAK@1.1001:Priority" meta:value-type="string"/>
    <meta:user-defined meta:name="FSC#COOELAK@1.1001:ProcessResponsible" meta:value-type="string">Cordillot, Francis</meta:user-defined>
    <meta:user-defined meta:name="FSC#COOELAK@1.1001:ProcessResponsibleFax" meta:value-type="string"/>
    <meta:user-defined meta:name="FSC#COOELAK@1.1001:ProcessResponsibleMail" meta:value-type="string"/>
    <meta:user-defined meta:name="FSC#COOELAK@1.1001:ProcessResponsiblePhone" meta:value-type="string"/>
    <meta:user-defined meta:name="FSC#COOELAK@1.1001:RefBarCode" meta:value-type="string">*RL Amphibia*</meta:user-defined>
    <meta:user-defined meta:name="FSC#COOELAK@1.1001:SettlementApprovedAt" meta:value-type="string"/>
    <meta:user-defined meta:name="FSC#COOELAK@1.1001:Subject" meta:value-type="string"/>
    <meta:user-defined meta:name="FSC#COOSYSTEM@1.1:Container" meta:value-type="string">COO.2002.100.7.1894867</meta:user-defined>
    <meta:user-defined meta:name="FSC#ELAKGOV@1.1001:PersonalSubjAddress" meta:value-type="string"/>
    <meta:user-defined meta:name="FSC#ELAKGOV@1.1001:PersonalSubjFirstName" meta:value-type="string"/>
    <meta:user-defined meta:name="FSC#ELAKGOV@1.1001:PersonalSubjGender" meta:value-type="string"/>
    <meta:user-defined meta:name="FSC#ELAKGOV@1.1001:PersonalSubjSalutation" meta:value-type="string"/>
    <meta:user-defined meta:name="FSC#ELAKGOV@1.1001:PersonalSubjSurName" meta:value-type="string"/>
  </office:meta>
</office:document-meta>
</file>